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55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3.3217in"/>
    </style:style>
    <style:style style:name="co5" style:family="table-column">
      <style:table-column-properties fo:break-before="auto" style:column-width="3.4417in"/>
    </style:style>
    <style:style style:name="co6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/>
    <style:style style:name="ce2" style:family="table-cell" style:parent-style-name="Default" style:data-style-name="N60"/>
    <style:style style:name="ce3" style:family="table-cell" style:parent-style-name="Default" style:data-style-name="N43"/>
    <style:style style:name="ce4" style:family="table-cell" style:parent-style-name="Default" style:data-style-name="N44"/>
    <style:style style:name="ce5" style:family="table-cell" style:parent-style-name="Default" style:data-style-name="N122"/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0.0094in">
            <draw:object draw:notify-on-update-of-ranges="Sheet1.E26:Sheet1.E31 Sheet1.G26:Sheet1.G31 Sheet1.E26:Sheet1.E31 Sheet1.H26:Sheet1.H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0.7563in" svg:y="0in">
            <draw:object draw:notify-on-update-of-ranges="Sheet1.E33:Sheet1.E39 Sheet1.G33:Sheet1.G39 Sheet1.E33:Sheet1.E39 Sheet1.H33:Sheet1.H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4.6681in" svg:y="0.0402in">
            <draw:object draw:notify-on-update-of-ranges="Sheet1.E41:Sheet1.E46 Sheet1.G41:Sheet1.G46 Sheet1.E41:Sheet1.E46 Sheet1.H41:Sheet1.H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office:value-type="float" office:value="-100" calcext:value-type="float">
            <text:p>-100</text:p>
          </table:table-cell>
          <table:table-cell/>
          <table:table-cell office:value-type="string" calcext:value-type="string">
            <text:p>Total counts</text:p>
          </table:table-cell>
          <table:table-cell office:value-type="string" calcext:value-type="string">
            <text:p>Number of zeros</text:p>
          </table:table-cell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L0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&lt;PE&gt;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1000" calcext:value-type="float">
            <text:p>1000</text:p>
          </table:table-cell>
          <table:table-cell office:value-type="float" office:value="516" calcext:value-type="float">
            <text:p>516</text:p>
          </table:table-cell>
          <table:table-cell table:formula="of:=[.I2]/[.H2]" office:value-type="float" office:value="0.516" calcext:value-type="float">
            <text:p>0.516</text:p>
          </table:table-cell>
          <table:table-cell table:number-columns-repeated="2" office:value-type="float" office:value="984" calcext:value-type="float">
            <text:p>984</text:p>
          </table:table-cell>
          <table:table-cell table:formula="of:=[.L2]/[.K2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.5" calcext:value-type="float">
            <text:p>57.5</text:p>
          </table:table-cell>
          <table:table-cell office:value-type="float" office:value="0.516" calcext:value-type="float">
            <text:p>0.516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3]/[.C3])" office:value-type="float" office:value="0.661648513500574" calcext:value-type="float">
            <text:p>0.6616485135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table:formula="of:=[.I3]/[.H3]" office:value-type="float" office:value="0.875" calcext:value-type="float">
            <text:p>0.875</text:p>
          </table:table-cell>
          <table:table-cell office:value-type="float" office:value="919" calcext:value-type="float">
            <text:p>919</text:p>
          </table:table-cell>
          <table:table-cell office:value-type="float" office:value="729" calcext:value-type="float">
            <text:p>729</text:p>
          </table:table-cell>
          <table:table-cell table:formula="of:=[.L3]/[.K3]" office:value-type="float" office:value="0.793253536452666" calcext:value-type="float">
            <text:p>0.7932535365</text:p>
          </table:table-cell>
        </table:table-row>
        <table:table-row table:style-name="ro1">
          <table:table-cell/>
          <table:table-cell office:value-type="float" office:value="58.5" calcext:value-type="float">
            <text:p>58.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793253536452666" calcext:value-type="float">
            <text:p>0.793</text:p>
          </table:table-cell>
          <table:table-cell table:formula="of:=LN([.D4]/[.C4])" office:value-type="float" office:value="-0.231612390347029" calcext:value-type="float">
            <text:p>-0.23161239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403" calcext:value-type="float">
            <text:p>403</text:p>
          </table:table-cell>
          <table:table-cell table:formula="of:=[.I4]/[.H4]" office:value-type="float" office:value="0.403" calcext:value-type="float">
            <text:p>0.403</text:p>
          </table:table-cell>
          <table:table-cell table:number-columns-repeated="2" office:value-type="float" office:value="991" calcext:value-type="float">
            <text:p>991</text:p>
          </table:table-cell>
          <table:table-cell table:formula="of:=[.L4]/[.K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5]/[.C5])"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1000" calcext:value-type="float">
            <text:p>1000</text:p>
          </table:table-cell>
          <table:table-cell office:value-type="float" office:value="836" calcext:value-type="float">
            <text:p>836</text:p>
          </table:table-cell>
          <table:table-cell table:formula="of:=[.I5]/[.H5]" office:value-type="float" office:value="0.836" calcext:value-type="float">
            <text:p>0.836</text:p>
          </table:table-cell>
          <table:table-cell office:value-type="float" office:value="993" calcext:value-type="float">
            <text:p>993</text:p>
          </table:table-cell>
          <table:table-cell office:value-type="float" office:value="466" calcext:value-type="float">
            <text:p>466</text:p>
          </table:table-cell>
          <table:table-cell table:formula="of:=[.L5]/[.K5]" office:value-type="float" office:value="0.469284994964753" calcext:value-type="float">
            <text:p>0.46928499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836" calcext:value-type="float">
            <text:p>0.836</text:p>
          </table:table-cell>
          <table:table-cell table:style-name="ce1" office:value-type="float" office:value="0.469284994964753" calcext:value-type="float">
            <text:p>0.469</text:p>
          </table:table-cell>
          <table:table-cell table:formula="of:=LN([.D6]/[.C6])" office:value-type="float" office:value="-0.577418364022092" calcext:value-type="float">
            <text:p>-0.57741836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865" calcext:value-type="float">
            <text:p>865</text:p>
          </table:table-cell>
          <table:table-cell table:formula="of:=[.I6]/[.H6]" office:value-type="float" office:value="0.865" calcext:value-type="float">
            <text:p>0.865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L6]/[.K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7]/[.C7]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843" calcext:value-type="float">
            <text:p>843</text:p>
          </table:table-cell>
          <table:table-cell table:formula="of:=[.I7]/[.H7]" office:value-type="float" office:value="0.843" calcext:value-type="float">
            <text:p>0.843</text:p>
          </table:table-cell>
          <table:table-cell office:value-type="float" office:value="995" calcext:value-type="float">
            <text:p>995</text:p>
          </table:table-cell>
          <table:table-cell office:value-type="float" office:value="983" calcext:value-type="float">
            <text:p>983</text:p>
          </table:table-cell>
          <table:table-cell table:formula="of:=[.L7]/[.K7]" office:value-type="float" office:value="0.987939698492462" calcext:value-type="float">
            <text:p>0.987939698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843" calcext:value-type="float">
            <text:p>0.843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8]/[.C8])" office:value-type="float" office:value="0.170788320980282" calcext:value-type="float">
            <text:p>0.170788321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float" office:value="61.5" calcext:value-type="float">
            <text:p>61.5</text:p>
          </table:table-cell>
          <table:table-cell office:value-type="float" office:value="998" calcext:value-type="float">
            <text:p>998</text:p>
          </table:table-cell>
          <table:table-cell office:value-type="float" office:value="988" calcext:value-type="float">
            <text:p>988</text:p>
          </table:table-cell>
          <table:table-cell table:formula="of:=[.I9]/[.H9]" office:value-type="float" office:value="0.98997995991984" calcext:value-type="float">
            <text:p>0.9899799599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table:formula="of:=[.L9]/[.K9]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5"/>
          <table:table-cell office:value-type="float" office:value="62.5" calcext:value-type="float">
            <text:p>62.5</text:p>
          </table:table-cell>
          <table:table-cell office:value-type="float" office:value="1000" calcext:value-type="float">
            <text:p>1000</text:p>
          </table:table-cell>
          <table:table-cell office:value-type="float" office:value="836" calcext:value-type="float">
            <text:p>836</text:p>
          </table:table-cell>
          <table:table-cell table:formula="of:=[.I10]/[.H10]" office:value-type="float" office:value="0.836" calcext:value-type="float">
            <text:p>0.836</text:p>
          </table:table-cell>
          <table:table-cell office:value-type="float" office:value="996" calcext:value-type="float">
            <text:p>996</text:p>
          </table:table-cell>
          <table:table-cell office:value-type="float" office:value="978" calcext:value-type="float">
            <text:p>978</text:p>
          </table:table-cell>
          <table:table-cell table:formula="of:=[.L10]/[.K10]" office:value-type="float" office:value="0.981927710843373" calcext:value-type="float">
            <text:p>0.9819277108</text:p>
          </table:table-cell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1]/[.C11])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399" calcext:value-type="float">
            <text:p>399</text:p>
          </table:table-cell>
          <table:table-cell table:formula="of:=[.I11]/[.H11]" office:value-type="float" office:value="0.399" calcext:value-type="float">
            <text:p>0.399</text:p>
          </table:table-cell>
          <table:table-cell office:value-type="float" office:value="997" calcext:value-type="float">
            <text:p>997</text:p>
          </table:table-cell>
          <table:table-cell office:value-type="float" office:value="986" calcext:value-type="float">
            <text:p>986</text:p>
          </table:table-cell>
          <table:table-cell table:formula="of:=[.L11]/[.K11]" office:value-type="float" office:value="0.988966900702106" calcext:value-type="float">
            <text:p>0.9889669007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0.836" calcext:value-type="float">
            <text:p>0.836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2]/[.C12])" office:value-type="float" office:value="0.179126665897435" calcext:value-type="float">
            <text:p>0.1791266659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000" calcext:value-type="float">
            <text:p>1000</text:p>
          </table:table-cell>
          <table:table-cell office:value-type="float" office:value="768" calcext:value-type="float">
            <text:p>768</text:p>
          </table:table-cell>
          <table:table-cell table:formula="of:=[.I12]/[.H12]" office:value-type="float" office:value="0.768" calcext:value-type="float">
            <text:p>0.768</text:p>
          </table:table-cell>
          <table:table-cell office:value-type="float" office:value="1000" calcext:value-type="float">
            <text:p>1000</text:p>
          </table:table-cell>
          <table:table-cell office:value-type="float" office:value="949" calcext:value-type="float">
            <text:p>949</text:p>
          </table:table-cell>
          <table:table-cell table:formula="of:=[.L12]/[.K12]" office:value-type="float" office:value="0.949" calcext:value-type="float">
            <text:p>0.94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99" calcext:value-type="float">
            <text:p>0.399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3]/[.C13])" office:value-type="float" office:value="0.918793862092273" calcext:value-type="float">
            <text:p>0.9187938621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1000" calcext:value-type="float">
            <text:p>1000</text:p>
          </table:table-cell>
          <table:table-cell office:value-type="float" office:value="828" calcext:value-type="float">
            <text:p>828</text:p>
          </table:table-cell>
          <table:table-cell table:formula="of:=[.I13]/[.H13]" office:value-type="float" office:value="0.828" calcext:value-type="float">
            <text:p>0.828</text:p>
          </table:table-cell>
          <table:table-cell office:value-type="float" office:value="996" calcext:value-type="float">
            <text:p>996</text:p>
          </table:table-cell>
          <table:table-cell office:value-type="float" office:value="969" calcext:value-type="float">
            <text:p>969</text:p>
          </table:table-cell>
          <table:table-cell table:formula="of:=[.L13]/[.K13]" office:value-type="float" office:value="0.97289156626506" calcext:value-type="float">
            <text:p>0.9728915663</text:p>
          </table:table-cell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.768" calcext:value-type="float">
            <text:p>0.768</text:p>
          </table:table-cell>
          <table:table-cell table:style-name="ce1" office:value-type="float" office:value="0.97289156626506" calcext:value-type="float">
            <text:p>0.973</text:p>
          </table:table-cell>
          <table:table-cell table:formula="of:=LN([.D14]/[.C14])" office:value-type="float" office:value="0.236482900140633" calcext:value-type="float">
            <text:p>0.236482900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815" calcext:value-type="float">
            <text:p>815</text:p>
          </table:table-cell>
          <table:table-cell table:formula="of:=[.I14]/[.H14]" office:value-type="float" office:value="0.815" calcext:value-type="float">
            <text:p>0.815</text:p>
          </table:table-cell>
          <table:table-cell office:value-type="float" office:value="1000" calcext:value-type="float">
            <text:p>1000</text:p>
          </table:table-cell>
          <table:table-cell office:value-type="float" office:value="974" calcext:value-type="float">
            <text:p>974</text:p>
          </table:table-cell>
          <table:table-cell table:formula="of:=[.L14]/[.K14]" office:value-type="float" office:value="0.974" calcext:value-type="float">
            <text:p>0.974</text:p>
          </table:table-cell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.828" calcext:value-type="float">
            <text:p>0.828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5]/[.C15])" office:value-type="float" office:value="0.188742124596877" calcext:value-type="float">
            <text:p>0.18874212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801" calcext:value-type="float">
            <text:p>801</text:p>
          </table:table-cell>
          <table:table-cell table:formula="of:=[.I15]/[.H15]" office:value-type="float" office:value="0.801" calcext:value-type="float">
            <text:p>0.801</text:p>
          </table:table-cell>
          <table:table-cell office:value-type="float" office:value="1000" calcext:value-type="float">
            <text:p>1000</text:p>
          </table:table-cell>
          <table:table-cell office:value-type="float" office:value="968" calcext:value-type="float">
            <text:p>968</text:p>
          </table:table-cell>
          <table:table-cell table:formula="of:=[.L15]/[.K15]" office:value-type="float" office:value="0.968" calcext:value-type="float">
            <text:p>0.96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815" calcext:value-type="float">
            <text:p>0.815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6]/[.C16])" office:value-type="float" office:value="0.204567165741274" calcext:value-type="float">
            <text:p>0.2045671657</text:p>
          </table:table-cell>
          <table:table-cell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801" calcext:value-type="float">
            <text:p>0.80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17]/[.C17])" office:value-type="float" office:value="0.221894331913778" calcext:value-type="float">
            <text:p>0.2218943319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1000" calcext:value-type="float">
            <text:p>1000</text:p>
          </table:table-cell>
          <table:table-cell office:value-type="float" office:value="863" calcext:value-type="float">
            <text:p>863</text:p>
          </table:table-cell>
          <table:table-cell table:formula="of:=[.I17]/[.H17]" office:value-type="float" office:value="0.863" calcext:value-type="float">
            <text:p>0.863</text:p>
          </table:table-cell>
          <table:table-cell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table:formula="of:=[.L17]/[.K17]" office:value-type="float" office:value="0.991983967935872" calcext:value-type="float">
            <text:p>0.9919839679</text:p>
          </table:table-cell>
        </table:table-row>
        <table:table-row table:style-name="ro1"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994" calcext:value-type="float">
            <text:p>994</text:p>
          </table:table-cell>
          <table:table-cell office:value-type="float" office:value="716" calcext:value-type="float">
            <text:p>716</text:p>
          </table:table-cell>
          <table:table-cell table:formula="of:=[.I18]/[.H18]" office:value-type="float" office:value="0.720321931589537" calcext:value-type="float">
            <text:p>0.7203219316</text:p>
          </table:table-cell>
          <table:table-cell office:value-type="float" office:value="998" calcext:value-type="float">
            <text:p>998</text:p>
          </table:table-cell>
          <table:table-cell office:value-type="float" office:value="984" calcext:value-type="float">
            <text:p>984</text:p>
          </table:table-cell>
          <table:table-cell table:formula="of:=[.L18]/[.K18]" office:value-type="float" office:value="0.985971943887776" calcext:value-type="float">
            <text:p>0.985971943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996" calcext:value-type="float">
            <text:p>996</text:p>
          </table:table-cell>
          <table:table-cell office:value-type="float" office:value="311" calcext:value-type="float">
            <text:p>311</text:p>
          </table:table-cell>
          <table:table-cell table:formula="of:=[.I19]/[.H19]" office:value-type="float" office:value="0.312248995983936" calcext:value-type="float">
            <text:p>0.312248996</text:p>
          </table:table-cell>
          <table:table-cell office:value-type="float" office:value="997" calcext:value-type="float">
            <text:p>997</text:p>
          </table:table-cell>
          <table:table-cell office:value-type="float" office:value="988" calcext:value-type="float">
            <text:p>988</text:p>
          </table:table-cell>
          <table:table-cell table:formula="of:=[.L19]/[.K19]" office:value-type="float" office:value="0.990972918756269" calcext:value-type="float">
            <text:p>0.9909729188</text:p>
          </table:table-cell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0.863" calcext:value-type="float">
            <text:p>0.863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0]/[.C20])" office:value-type="float" office:value="0.147340587898709" calcext:value-type="float">
            <text:p>0.1473405879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1000" calcext:value-type="float">
            <text:p>1000</text:p>
          </table:table-cell>
          <table:table-cell office:value-type="float" office:value="812" calcext:value-type="float">
            <text:p>812</text:p>
          </table:table-cell>
          <table:table-cell table:formula="of:=[.I20]/[.H20]" office:value-type="float" office:value="0.812" calcext:value-type="float">
            <text:p>0.812</text:p>
          </table:table-cell>
          <table:table-cell table:number-columns-repeated="2" office:value-type="float" office:value="894" calcext:value-type="float">
            <text:p>894</text:p>
          </table:table-cell>
          <table:table-cell table:formula="of:=[.L20]/[.K20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0.72" calcext:value-type="float">
            <text:p>0.72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1]/[.C21])" office:value-type="float" office:value="0.328504066972036" calcext:value-type="float">
            <text:p>0.32850406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698" calcext:value-type="float">
            <text:p>698</text:p>
          </table:table-cell>
          <table:table-cell table:formula="of:=[.I21]/[.H21]" office:value-type="float" office:value="0.698" calcext:value-type="float">
            <text:p>0.698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table:formula="of:=[.L21]/[.K21]" office:value-type="float" office:value="0.997" calcext:value-type="float">
            <text:p>0.99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312" calcext:value-type="float">
            <text:p>0.312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2]/[.C22])" office:value-type="float" office:value="1.16475209117265" calcext:value-type="float">
            <text:p>1.164752091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894" calcext:value-type="float">
            <text:p>894</text:p>
          </table:table-cell>
          <table:table-cell table:formula="of:=[.I22]/[.H22]" office:value-type="float" office:value="0.894" calcext:value-type="float">
            <text:p>0.894</text:p>
          </table:table-cell>
          <table:table-cell office:value-type="float" office:value="988" calcext:value-type="float">
            <text:p>988</text:p>
          </table:table-cell>
          <table:table-cell office:value-type="float" office:value="986" calcext:value-type="float">
            <text:p>986</text:p>
          </table:table-cell>
          <table:table-cell table:formula="of:=[.L22]/[.K22]" office:value-type="float" office:value="0.997975708502024" calcext:value-type="float">
            <text:p>0.9979757085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0.897" calcext:value-type="float">
            <text:p>0.897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3]/[.C23])" office:value-type="float" office:value="0.108699416923341" calcext:value-type="float">
            <text:p>0.1086994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861" calcext:value-type="float">
            <text:p>0.86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4]/[.C24])" office:value-type="float" office:value="0.149660774554406" calcext:value-type="float">
            <text:p>0.1496607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.000</text:p>
          </table:table-cell>
          <table:table-cell table:formula="of:=LN([.D25]/[.C25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  <table:table-cell table:formula="of:=[.E26]-[.$E$26]"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1" calcext:value-type="float">
            <text:p>1</text:p>
          </table:table-cell>
          <table:table-cell table:formula="of:=LN([.H26]/[.G26])" office:value-type="float" office:value="0.661648513500574" calcext:value-type="float">
            <text:p>0.66164851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8.8" calcext:value-type="float">
            <text:p>58.8</text:p>
          </table:table-cell>
          <table:table-cell table:formula="of:=[.E27]-[.$E$26]" office:value-type="float" office:value="1.3" calcext:value-type="float">
            <text:p>1.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253536452666" calcext:value-type="float">
            <text:p>0.7932535365</text:p>
          </table:table-cell>
          <table:table-cell table:formula="of:=LN([.H27]/[.G27])" office:value-type="float" office:value="-0.0980809977225062" calcext:value-type="float">
            <text:p>-0.09808099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E28]-[.$E$26]" office:value-type="float" office:value="0.5" calcext:value-type="float">
            <text:p>0.5</text:p>
          </table:table-cell>
          <table:table-cell office:value-type="float" office:value="0.403" calcext:value-type="float">
            <text:p>0.403</text:p>
          </table:table-cell>
          <table:table-cell office:value-type="float" office:value="1" calcext:value-type="float">
            <text:p>1</text:p>
          </table:table-cell>
          <table:table-cell table:formula="of:=LN([.H28]/[.G28])" office:value-type="float" office:value="0.908818717035454" calcext:value-type="float">
            <text:p>0.9088187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59.5" calcext:value-type="float">
            <text:p>59.5</text:p>
          </table:table-cell>
          <table:table-cell table:formula="of:=[.E29]-[.$E$26]" office:value-type="float" office:value="2" calcext:value-type="float">
            <text:p>2</text:p>
          </table:table-cell>
          <table:table-cell office:value-type="float" office:value="0.836" calcext:value-type="float">
            <text:p>0.836</text:p>
          </table:table-cell>
          <table:table-cell office:value-type="float" office:value="0.469284994964753" calcext:value-type="float">
            <text:p>0.469284995</text:p>
          </table:table-cell>
          <table:table-cell table:formula="of:=LN([.H29]/[.G29])" office:value-type="float" office:value="-0.577418364022092" calcext:value-type="float">
            <text:p>-0.5774183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59" calcext:value-type="float">
            <text:p>59</text:p>
          </table:table-cell>
          <table:table-cell table:formula="of:=[.E30]-[.$E$26]" office:value-type="float" office:value="1.5" calcext:value-type="float">
            <text:p>1.5</text:p>
          </table:table-cell>
          <table:table-cell office:value-type="float" office:value="0.865" calcext:value-type="float">
            <text:p>0.865</text:p>
          </table:table-cell>
          <table:table-cell office:value-type="float" office:value="1" calcext:value-type="float">
            <text:p>1</text:p>
          </table:table-cell>
          <table:table-cell table:formula="of:=LN([.H30]/[.G30])" office:value-type="float" office:value="0.145025772050258" calcext:value-type="float">
            <text:p>0.14502577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0" calcext:value-type="float">
            <text:p>60</text:p>
          </table:table-cell>
          <table:table-cell table:formula="of:=[.E31]-[.$E$26]" office:value-type="float" office:value="2.5" calcext:value-type="float">
            <text:p>2.5</text:p>
          </table:table-cell>
          <table:table-cell office:value-type="float" office:value="0.843" calcext:value-type="float">
            <text:p>0.843</text:p>
          </table:table-cell>
          <table:table-cell office:value-type="float" office:value="0.987939698492462" calcext:value-type="float">
            <text:p>0.9879396985</text:p>
          </table:table-cell>
          <table:table-cell table:formula="of:=LN([.H31]/[.G31])" office:value-type="float" office:value="0.158654703968855" calcext:value-type="float">
            <text:p>0.1586547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1.5" calcext:value-type="float">
            <text:p>61.5</text:p>
          </table:table-cell>
          <table:table-cell table:formula="of:=[.E33]-[.$E$33]" office:value-type="float" office:value="0" calcext:value-type="float">
            <text:p>0</text:p>
          </table:table-cell>
          <table:table-cell office:value-type="float" office:value="0.98997995991984" calcext:value-type="float">
            <text:p>0.9899799599</text:p>
          </table:table-cell>
          <table:table-cell office:value-type="float" office:value="0.993" calcext:value-type="float">
            <text:p>0.993</text:p>
          </table:table-cell>
          <table:table-cell table:formula="of:=LN([.H33]/[.G33])" office:value-type="float" office:value="0.0030459636266313" calcext:value-type="float">
            <text:p>0.00304596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2.5" calcext:value-type="float">
            <text:p>62.5</text:p>
          </table:table-cell>
          <table:table-cell table:formula="of:=[.E34]-[.$E$33]" office:value-type="float" office:value="1" calcext:value-type="float">
            <text:p>1</text:p>
          </table:table-cell>
          <table:table-cell office:value-type="float" office:value="0.836" calcext:value-type="float">
            <text:p>0.836</text:p>
          </table:table-cell>
          <table:table-cell office:value-type="float" office:value="0.981927710843373" calcext:value-type="float">
            <text:p>0.9819277108</text:p>
          </table:table-cell>
          <table:table-cell table:formula="of:=LN([.H34]/[.G34])" office:value-type="float" office:value="0.160889078347654" calcext:value-type="float">
            <text:p>0.160889078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2" calcext:value-type="float">
            <text:p>62</text:p>
          </table:table-cell>
          <table:table-cell table:formula="of:=[.E35]-[.$E$33]"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988966900702106" calcext:value-type="float">
            <text:p>0.9889669007</text:p>
          </table:table-cell>
          <table:table-cell table:formula="of:=LN([.H35]/[.G35])" office:value-type="float" office:value="0.90769944673307" calcext:value-type="float">
            <text:p>0.90769944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3.5" calcext:value-type="float">
            <text:p>63.5</text:p>
          </table:table-cell>
          <table:table-cell table:formula="of:=[.E36]-[.$E$33]" office:value-type="float" office:value="2" calcext:value-type="float">
            <text:p>2</text:p>
          </table:table-cell>
          <table:table-cell office:value-type="float" office:value="0.768" calcext:value-type="float">
            <text:p>0.768</text:p>
          </table:table-cell>
          <table:table-cell office:value-type="float" office:value="0.949" calcext:value-type="float">
            <text:p>0.949</text:p>
          </table:table-cell>
          <table:table-cell table:formula="of:=LN([.H36]/[.G36])" office:value-type="float" office:value="0.211619065462256" calcext:value-type="float">
            <text:p>0.21161906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3.5" calcext:value-type="float">
            <text:p>63.5</text:p>
          </table:table-cell>
          <table:table-cell table:formula="of:=[.E37]-[.$E$33]" office:value-type="float" office:value="2" calcext:value-type="float">
            <text:p>2</text:p>
          </table:table-cell>
          <table:table-cell office:value-type="float" office:value="0.828" calcext:value-type="float">
            <text:p>0.828</text:p>
          </table:table-cell>
          <table:table-cell office:value-type="float" office:value="0.97289156626506" calcext:value-type="float">
            <text:p>0.9728915663</text:p>
          </table:table-cell>
          <table:table-cell table:formula="of:=LN([.H37]/[.G37])" office:value-type="float" office:value="0.161259478903045" calcext:value-type="float">
            <text:p>0.161259478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3" calcext:value-type="float">
            <text:p>63</text:p>
          </table:table-cell>
          <table:table-cell table:formula="of:=[.E38]-[.$E$33]" office:value-type="float" office:value="1.5" calcext:value-type="float">
            <text:p>1.5</text:p>
          </table:table-cell>
          <table:table-cell office:value-type="float" office:value="0.815" calcext:value-type="float">
            <text:p>0.815</text:p>
          </table:table-cell>
          <table:table-cell office:value-type="float" office:value="0.974" calcext:value-type="float">
            <text:p>0.974</text:p>
          </table:table-cell>
          <table:table-cell table:formula="of:=LN([.H38]/[.G38])" office:value-type="float" office:value="0.178223190401672" calcext:value-type="float">
            <text:p>0.17822319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4" calcext:value-type="float">
            <text:p>64</text:p>
          </table:table-cell>
          <table:table-cell table:formula="of:=[.E39]-[.$E$33]" office:value-type="float" office:value="2.5" calcext:value-type="float">
            <text:p>2.5</text:p>
          </table:table-cell>
          <table:table-cell office:value-type="float" office:value="0.801" calcext:value-type="float">
            <text:p>0.801</text:p>
          </table:table-cell>
          <table:table-cell office:value-type="float" office:value="0.968" calcext:value-type="float">
            <text:p>0.968</text:p>
          </table:table-cell>
          <table:table-cell table:formula="of:=LN([.H39]/[.G39])" office:value-type="float" office:value="0.189371140208218" calcext:value-type="float">
            <text:p>0.18937114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0.5" calcext:value-type="float">
            <text:p>60.5</text:p>
          </table:table-cell>
          <table:table-cell table:formula="of:=[.E41]-[.$E$41]" office:value-type="float" office:value="0" calcext:value-type="float">
            <text:p>0</text:p>
          </table:table-cell>
          <table:table-cell office:value-type="float" office:value="0.863" calcext:value-type="float">
            <text:p>0.863</text:p>
          </table:table-cell>
          <table:table-cell office:value-type="float" office:value="0.991983967935872" calcext:value-type="float">
            <text:p>0.9919839679</text:p>
          </table:table-cell>
          <table:table-cell office:value-type="float" office:value="0.139292254715881" calcext:value-type="float">
            <text:p>0.13929225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1.5" calcext:value-type="float">
            <text:p>61.5</text:p>
          </table:table-cell>
          <table:table-cell table:formula="of:=[.E42]-[.$E$41]" office:value-type="float" office:value="1" calcext:value-type="float">
            <text:p>1</text:p>
          </table:table-cell>
          <table:table-cell office:value-type="float" office:value="0.720321931589537" calcext:value-type="float">
            <text:p>0.7203219316</text:p>
          </table:table-cell>
          <table:table-cell office:value-type="float" office:value="0.985971943887776" calcext:value-type="float">
            <text:p>0.9859719439</text:p>
          </table:table-cell>
          <table:table-cell office:value-type="float" office:value="0.313929660436718" calcext:value-type="float">
            <text:p>0.31392966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1" calcext:value-type="float">
            <text:p>61</text:p>
          </table:table-cell>
          <table:table-cell table:formula="of:=[.E43]-[.$E$41]" office:value-type="float" office:value="0.5" calcext:value-type="float">
            <text:p>0.5</text:p>
          </table:table-cell>
          <table:table-cell office:value-type="float" office:value="0.312248995983936" calcext:value-type="float">
            <text:p>0.312248996</text:p>
          </table:table-cell>
          <table:table-cell office:value-type="float" office:value="0.990972918756269" calcext:value-type="float">
            <text:p>0.9909729188</text:p>
          </table:table-cell>
          <table:table-cell office:value-type="float" office:value="1.15488627319139" calcext:value-type="float">
            <text:p>1.15488627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2.5" calcext:value-type="float">
            <text:p>62.5</text:p>
          </table:table-cell>
          <table:table-cell table:formula="of:=[.E44]-[.$E$41]" office:value-type="float" office:value="2" calcext:value-type="float">
            <text:p>2</text:p>
          </table:table-cell>
          <table:table-cell office:value-type="float" office:value="0.812" calcext:value-type="float">
            <text:p>0.812</text:p>
          </table:table-cell>
          <table:table-cell office:value-type="float" office:value="1" calcext:value-type="float">
            <text:p>1</text:p>
          </table:table-cell>
          <table:table-cell office:value-type="float" office:value="0.208254938820459" calcext:value-type="float">
            <text:p>0.20825493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2" calcext:value-type="float">
            <text:p>62</text:p>
          </table:table-cell>
          <table:table-cell table:formula="of:=[.E45]-[.$E$41]" office:value-type="float" office:value="1.5" calcext:value-type="float">
            <text:p>1.5</text:p>
          </table:table-cell>
          <table:table-cell office:value-type="float" office:value="0.698" calcext:value-type="float">
            <text:p>0.6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356531667199466" calcext:value-type="float">
            <text:p>0.35653166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63" calcext:value-type="float">
            <text:p>63</text:p>
          </table:table-cell>
          <table:table-cell table:formula="of:=[.E46]-[.$E$41]" office:value-type="float" office:value="2.5" calcext:value-type="float">
            <text:p>2.5</text:p>
          </table:table-cell>
          <table:table-cell office:value-type="float" office:value="0.894" calcext:value-type="float">
            <text:p>0.894</text:p>
          </table:table-cell>
          <table:table-cell office:value-type="float" office:value="0.997975708502024" calcext:value-type="float">
            <text:p>0.9979757085</text:p>
          </table:table-cell>
          <table:table-cell office:value-type="float" office:value="0.11002316066339" calcext:value-type="float">
            <text:p>0.1100231607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0" calcext:value-type="float">
            <text:p>0</text:p>
          </table:table-cell>
          <table:table-cell office:value-type="float" office:value="0.139292254715881" calcext:value-type="float">
            <text:p>0.13929225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1" calcext:value-type="float">
            <text:p>1</text:p>
          </table:table-cell>
          <table:table-cell office:value-type="float" office:value="0.313929660436718" calcext:value-type="float">
            <text:p>0.31392966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0.5" calcext:value-type="float">
            <text:p>0.5</text:p>
          </table:table-cell>
          <table:table-cell office:value-type="float" office:value="1.15488627319139" calcext:value-type="float">
            <text:p>1.15488627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office:value-type="float" office:value="2" calcext:value-type="float">
            <text:p>2</text:p>
          </table:table-cell>
          <table:table-cell office:value-type="float" office:value="0.208254938820459" calcext:value-type="float">
            <text:p>0.20825493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356531667199466" calcext:value-type="float">
            <text:p>0.356531667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11002316066339" calcext:value-type="float">
            <text:p>0.1100231607</text:p>
          </table:table-cell>
          <table:table-cell table:number-columns-repeated="7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6.2988in" svg:height="3.5429in" svg:x="10.0756in" svg:y="0.2071in">
            <draw:object draw:notify-on-update-of-ranges="Sheet2.F1:Sheet2.F6 Sheet2.G1:Sheet2.G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0.2177in" svg:y="3.0189in">
            <draw:object draw:notify-on-update-of-ranges="Sheet2.F14:Sheet2.F18 Sheet2.G14:Sheet2.G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0.1303in" svg:y="5.6in">
            <draw:object draw:notify-on-update-of-ranges="Sheet2.F27:Sheet2.F29 Sheet2.G27:Sheet2.G2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y_14-50/F1f1_28V_-50C_60.5V_minimum00000.txt</text:p>
          </table:table-cell>
          <table:table-cell office:value-type="float" office:value="19994" calcext:value-type="float">
            <text:p>19994</text:p>
          </table:table-cell>
          <table:table-cell office:value-type="float" office:value="12933" calcext:value-type="float">
            <text:p>12933</text:p>
          </table:table-cell>
          <table:table-cell table:formula="of:=[.C1]/20000" office:value-type="float" office:value="0.64665" calcext:value-type="float">
            <text:p>0.64665</text:p>
          </table:table-cell>
          <table:table-cell office:value-type="float" office:value="60.5" calcext:value-type="float">
            <text:p>60.5</text:p>
          </table:table-cell>
          <table:table-cell table:formula="of:=[.E1]-60" office:value-type="float" office:value="0.5" calcext:value-type="float">
            <text:p>0.5</text:p>
          </table:table-cell>
          <table:table-cell table:formula="of:=LN([.D7]/[.D1])/2" office:value-type="float" office:value="0.217049187878705" calcext:value-type="float">
            <text:p>0.2170491879</text:p>
          </table:table-cell>
        </table:table-row>
        <table:table-row table:style-name="ro1">
          <table:table-cell office:value-type="string" calcext:value-type="string">
            <text:p>may_14-50/F1f1_28V_-50C_60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6789" calcext:value-type="float">
            <text:p>16789</text:p>
          </table:table-cell>
          <table:table-cell table:formula="of:=[.C2]/20000" office:value-type="float" office:value="0.83945" calcext:value-type="float">
            <text:p>0.83945</text:p>
          </table:table-cell>
          <table:table-cell office:value-type="float" office:value="60" calcext:value-type="float">
            <text:p>60</text:p>
          </table:table-cell>
          <table:table-cell table:formula="of:=[.E2]-60" office:value-type="float" office:value="0" calcext:value-type="float">
            <text:p>0</text:p>
          </table:table-cell>
          <table:table-cell table:formula="of:=LN([.D8]/[.D2])/2" office:value-type="float" office:value="0.0872541192290238" calcext:value-type="float">
            <text:p>0.0872541192</text:p>
          </table:table-cell>
        </table:table-row>
        <table:table-row table:style-name="ro1">
          <table:table-cell office:value-type="string" calcext:value-type="string">
            <text:p>may_14-50/F1f1_28V_-50C_61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1662" calcext:value-type="float">
            <text:p>11662</text:p>
          </table:table-cell>
          <table:table-cell table:formula="of:=[.C3]/20000" office:value-type="float" office:value="0.5831" calcext:value-type="float">
            <text:p>0.5831</text:p>
          </table:table-cell>
          <table:table-cell office:value-type="float" office:value="61.5" calcext:value-type="float">
            <text:p>61.5</text:p>
          </table:table-cell>
          <table:table-cell table:formula="of:=[.E3]-60" office:value-type="float" office:value="1.5" calcext:value-type="float">
            <text:p>1.5</text:p>
          </table:table-cell>
          <table:table-cell table:formula="of:=LN([.D9]/[.D3])/2" office:value-type="float" office:value="0.267669178646586" calcext:value-type="float">
            <text:p>0.2676691786</text:p>
          </table:table-cell>
        </table:table-row>
        <table:table-row table:style-name="ro1">
          <table:table-cell office:value-type="string" calcext:value-type="string">
            <text:p>may_14-50/F1f1_28V_-50C_6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2411" calcext:value-type="float">
            <text:p>12411</text:p>
          </table:table-cell>
          <table:table-cell table:formula="of:=[.C4]/20000" office:value-type="float" office:value="0.62055" calcext:value-type="float">
            <text:p>0.62055</text:p>
          </table:table-cell>
          <table:table-cell office:value-type="float" office:value="61" calcext:value-type="float">
            <text:p>61</text:p>
          </table:table-cell>
          <table:table-cell table:formula="of:=[.E4]-60" office:value-type="float" office:value="1" calcext:value-type="float">
            <text:p>1</text:p>
          </table:table-cell>
          <table:table-cell table:formula="of:=LN([.D10]/[.D4])/2" office:value-type="float" office:value="0.236971983228829" calcext:value-type="float">
            <text:p>0.2369719832</text:p>
          </table:table-cell>
        </table:table-row>
        <table:table-row table:style-name="ro1">
          <table:table-cell office:value-type="string" calcext:value-type="string">
            <text:p>may_14-50/F1f1_28V_-50C_62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0403" calcext:value-type="float">
            <text:p>10403</text:p>
          </table:table-cell>
          <table:table-cell table:formula="of:=[.C5]/20000" office:value-type="float" office:value="0.52015" calcext:value-type="float">
            <text:p>0.52015</text:p>
          </table:table-cell>
          <table:table-cell office:value-type="float" office:value="62.5" calcext:value-type="float">
            <text:p>62.5</text:p>
          </table:table-cell>
          <table:table-cell table:formula="of:=[.E5]-60" office:value-type="float" office:value="2.5" calcext:value-type="float">
            <text:p>2.5</text:p>
          </table:table-cell>
          <table:table-cell table:formula="of:=LN([.D11]/[.D5])/2" office:value-type="float" office:value="0.324187108895067" calcext:value-type="float">
            <text:p>0.3241871089</text:p>
          </table:table-cell>
        </table:table-row>
        <table:table-row table:style-name="ro1">
          <table:table-cell office:value-type="string" calcext:value-type="string">
            <text:p>may_14-50/F1f1_28V_-50C_62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0971" calcext:value-type="float">
            <text:p>10971</text:p>
          </table:table-cell>
          <table:table-cell table:formula="of:=[.C6]/20000" office:value-type="float" office:value="0.54855" calcext:value-type="float">
            <text:p>0.54855</text:p>
          </table:table-cell>
          <table:table-cell office:value-type="float" office:value="62" calcext:value-type="float">
            <text:p>62</text:p>
          </table:table-cell>
          <table:table-cell table:formula="of:=[.E6]-60" office:value-type="float" office:value="2" calcext:value-type="float">
            <text:p>2</text:p>
          </table:table-cell>
          <table:table-cell table:formula="of:=LN([.D12]/[.D6])/2" office:value-type="float" office:value="0.298209311128891" calcext:value-type="float">
            <text:p>0.2982093111</text:p>
          </table:table-cell>
        </table:table-row>
        <table:table-row table:style-name="ro1">
          <table:table-cell office:value-type="string" calcext:value-type="string">
            <text:p>may_14-50/F2f2_28V_-50C_60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63" calcext:value-type="float">
            <text:p>19963</text:p>
          </table:table-cell>
          <table:table-cell table:formula="of:=[.C7]/20000" office:value-type="float" office:value="0.99815" calcext:value-type="float">
            <text:p>0.9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-50/F2f2_28V_-50C_60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0" calcext:value-type="float">
            <text:p>19990</text:p>
          </table:table-cell>
          <table:table-cell table:formula="of:=[.C8]/20000" office:value-type="float" office:value="0.9995" calcext:value-type="float">
            <text:p>0.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-50/F2f2_28V_-50C_61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19" calcext:value-type="float">
            <text:p>19919</text:p>
          </table:table-cell>
          <table:table-cell table:formula="of:=[.C9]/20000" office:value-type="float" office:value="0.99595" calcext:value-type="float">
            <text:p>0.99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-50/F2f2_28V_-50C_6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36" calcext:value-type="float">
            <text:p>19936</text:p>
          </table:table-cell>
          <table:table-cell table:formula="of:=[.C10]/20000" office:value-type="float" office:value="0.9968" calcext:value-type="float">
            <text:p>0.9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-50/F2f2_28V_-50C_62.5V_minimum00001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895" calcext:value-type="float">
            <text:p>19895</text:p>
          </table:table-cell>
          <table:table-cell table:formula="of:=[.C11]/20000" office:value-type="float" office:value="0.99475" calcext:value-type="float">
            <text:p>0.99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-50/F2f2_28V_-50C_62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19" calcext:value-type="float">
            <text:p>19919</text:p>
          </table:table-cell>
          <table:table-cell table:formula="of:=[.C12]/20000" office:value-type="float" office:value="0.99595" calcext:value-type="float">
            <text:p>0.9959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y_14/F1f1_26V_-25C_61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418" calcext:value-type="float">
            <text:p>19418</text:p>
          </table:table-cell>
          <table:table-cell table:formula="of:=[.C14]/20000" office:value-type="float" office:value="0.9709" calcext:value-type="float">
            <text:p>0.9709</text:p>
          </table:table-cell>
          <table:table-cell office:value-type="float" office:value="61.5" calcext:value-type="float">
            <text:p>61.5</text:p>
          </table:table-cell>
          <table:table-cell table:formula="of:=[.E14]-61.5" office:value-type="float" office:value="0" calcext:value-type="float">
            <text:p>0</text:p>
          </table:table-cell>
          <table:table-cell table:formula="of:=LN([.D20]/[.D14])/2" office:value-type="float" office:value="0.00953867235108944" calcext:value-type="float">
            <text:p>0.0095386724</text:p>
          </table:table-cell>
        </table:table-row>
        <table:table-row table:style-name="ro1">
          <table:table-cell office:value-type="string" calcext:value-type="string">
            <text:p>may_14/F1f1_26V_-25C_62.5V_minimum00000.txt</text:p>
          </table:table-cell>
          <table:table-cell office:value-type="float" office:value="19971" calcext:value-type="float">
            <text:p>19971</text:p>
          </table:table-cell>
          <table:table-cell office:value-type="float" office:value="18932" calcext:value-type="float">
            <text:p>18932</text:p>
          </table:table-cell>
          <table:table-cell table:formula="of:=[.C15]/20000" office:value-type="float" office:value="0.9466" calcext:value-type="float">
            <text:p>0.9466</text:p>
          </table:table-cell>
          <table:table-cell office:value-type="float" office:value="62.5" calcext:value-type="float">
            <text:p>62.5</text:p>
          </table:table-cell>
          <table:table-cell table:formula="of:=[.E15]-61.5" office:value-type="float" office:value="1" calcext:value-type="float">
            <text:p>1</text:p>
          </table:table-cell>
          <table:table-cell table:formula="of:=LN([.D21]/[.D15])/2" office:value-type="float" office:value="0.011384303795878" calcext:value-type="float">
            <text:p>0.0113843038</text:p>
          </table:table-cell>
        </table:table-row>
        <table:table-row table:style-name="ro1">
          <table:table-cell office:value-type="string" calcext:value-type="string">
            <text:p>may_14/F1f1_26V_-25C_62V_minimum00000.txt</text:p>
          </table:table-cell>
          <table:table-cell office:value-type="float" office:value="19999" calcext:value-type="float">
            <text:p>19999</text:p>
          </table:table-cell>
          <table:table-cell office:value-type="float" office:value="19195" calcext:value-type="float">
            <text:p>19195</text:p>
          </table:table-cell>
          <table:table-cell table:formula="of:=[.C16]/20000" office:value-type="float" office:value="0.95975" calcext:value-type="float">
            <text:p>0.95975</text:p>
          </table:table-cell>
          <table:table-cell office:value-type="float" office:value="62" calcext:value-type="float">
            <text:p>62</text:p>
          </table:table-cell>
          <table:table-cell table:formula="of:=[.E16]-61.5" office:value-type="float" office:value="0.5" calcext:value-type="float">
            <text:p>0.5</text:p>
          </table:table-cell>
          <table:table-cell table:formula="of:=LN([.D22]/[.D16])/2" office:value-type="float" office:value="0.0102357455985528" calcext:value-type="float">
            <text:p>0.0102357456</text:p>
          </table:table-cell>
        </table:table-row>
        <table:table-row table:style-name="ro1">
          <table:table-cell office:value-type="string" calcext:value-type="string">
            <text:p>may_14/F1f1_26V_-25C_63.5V_minimum00000.txt</text:p>
          </table:table-cell>
          <table:table-cell office:value-type="float" office:value="19972" calcext:value-type="float">
            <text:p>19972</text:p>
          </table:table-cell>
          <table:table-cell office:value-type="float" office:value="18457" calcext:value-type="float">
            <text:p>18457</text:p>
          </table:table-cell>
          <table:table-cell table:formula="of:=[.C17]/20000" office:value-type="float" office:value="0.92285" calcext:value-type="float">
            <text:p>0.92285</text:p>
          </table:table-cell>
          <table:table-cell office:value-type="float" office:value="63.5" calcext:value-type="float">
            <text:p>63.5</text:p>
          </table:table-cell>
          <table:table-cell table:formula="of:=[.E17]-61.5" office:value-type="float" office:value="2" calcext:value-type="float">
            <text:p>2</text:p>
          </table:table-cell>
          <table:table-cell table:formula="of:=LN([.D23]/[.D17])/2" office:value-type="float" office:value="0.0146028904997604" calcext:value-type="float">
            <text:p>0.0146028905</text:p>
          </table:table-cell>
        </table:table-row>
        <table:table-row table:style-name="ro1">
          <table:table-cell office:value-type="string" calcext:value-type="string">
            <text:p>may_14/F1f1_26V_-25C_63V_minimum00000.txt</text:p>
          </table:table-cell>
          <table:table-cell office:value-type="float" office:value="19962" calcext:value-type="float">
            <text:p>19962</text:p>
          </table:table-cell>
          <table:table-cell office:value-type="float" office:value="18694" calcext:value-type="float">
            <text:p>18694</text:p>
          </table:table-cell>
          <table:table-cell table:formula="of:=[.C18]/20000" office:value-type="float" office:value="0.9347" calcext:value-type="float">
            <text:p>0.9347</text:p>
          </table:table-cell>
          <table:table-cell office:value-type="float" office:value="63" calcext:value-type="float">
            <text:p>63</text:p>
          </table:table-cell>
          <table:table-cell table:formula="of:=[.E18]-61.5" office:value-type="float" office:value="1.5" calcext:value-type="float">
            <text:p>1.5</text:p>
          </table:table-cell>
          <table:table-cell table:formula="of:=LN([.D24]/[.D18])/2" office:value-type="float" office:value="0.0125458870478158" calcext:value-type="float">
            <text:p>0.01254588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y_14/F2f2_26V_-25C_61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792" calcext:value-type="float">
            <text:p>19792</text:p>
          </table:table-cell>
          <table:table-cell table:formula="of:=[.C20]/20000" office:value-type="float" office:value="0.9896" calcext:value-type="float">
            <text:p>0.9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/F2f2_26V_-25C_62.5V_minimum00000.txt</text:p>
          </table:table-cell>
          <table:table-cell office:value-type="float" office:value="19972" calcext:value-type="float">
            <text:p>19972</text:p>
          </table:table-cell>
          <table:table-cell office:value-type="float" office:value="19368" calcext:value-type="float">
            <text:p>19368</text:p>
          </table:table-cell>
          <table:table-cell table:formula="of:=[.C21]/20000" office:value-type="float" office:value="0.9684" calcext:value-type="float">
            <text:p>0.9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/F2f2_26V_-25C_62V_minimum00000.txt</text:p>
          </table:table-cell>
          <table:table-cell office:value-type="float" office:value="19997" calcext:value-type="float">
            <text:p>19997</text:p>
          </table:table-cell>
          <table:table-cell office:value-type="float" office:value="19592" calcext:value-type="float">
            <text:p>19592</text:p>
          </table:table-cell>
          <table:table-cell table:formula="of:=[.C22]/20000" office:value-type="float" office:value="0.9796" calcext:value-type="float">
            <text:p>0.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/F2f2_26V_-25C_63.5V_minimum00000.txt</text:p>
          </table:table-cell>
          <table:table-cell office:value-type="float" office:value="19954" calcext:value-type="float">
            <text:p>19954</text:p>
          </table:table-cell>
          <table:table-cell office:value-type="float" office:value="19004" calcext:value-type="float">
            <text:p>19004</text:p>
          </table:table-cell>
          <table:table-cell table:formula="of:=[.C23]/20000" office:value-type="float" office:value="0.9502" calcext:value-type="float">
            <text:p>0.9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4/F2f2_26V_-25C_63V_minimum00000.txt</text:p>
          </table:table-cell>
          <table:table-cell office:value-type="float" office:value="19961" calcext:value-type="float">
            <text:p>19961</text:p>
          </table:table-cell>
          <table:table-cell office:value-type="float" office:value="19169" calcext:value-type="float">
            <text:p>19169</text:p>
          </table:table-cell>
          <table:table-cell table:formula="of:=[.C24]/20000" office:value-type="float" office:value="0.95845" calcext:value-type="float">
            <text:p>0.9584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may_15/F1f1_28V_-100C_57.5V_minimum00000.txt</text:p>
          </table:table-cell>
          <table:table-cell office:value-type="float" office:value="19917" calcext:value-type="float">
            <text:p>19917</text:p>
          </table:table-cell>
          <table:table-cell office:value-type="float" office:value="13385" calcext:value-type="float">
            <text:p>13385</text:p>
          </table:table-cell>
          <table:table-cell table:formula="of:=[.C27]/20000" office:value-type="float" office:value="0.66925" calcext:value-type="float">
            <text:p>0.66925</text:p>
          </table:table-cell>
          <table:table-cell office:value-type="float" office:value="57.5" calcext:value-type="float">
            <text:p>57.5</text:p>
          </table:table-cell>
          <table:table-cell table:formula="of:=[.E27]-57" office:value-type="float" office:value="0.5" calcext:value-type="float">
            <text:p>0.5</text:p>
          </table:table-cell>
          <table:table-cell table:formula="of:=LN([.D33]/[.D27])/2" office:value-type="float" office:value="0.200573747650645" calcext:value-type="float">
            <text:p>0.2005737477</text:p>
          </table:table-cell>
        </table:table-row>
        <table:table-row table:style-name="ro1">
          <table:table-cell office:value-type="string" calcext:value-type="string">
            <text:p>may_15/F1f1_28V_-100C_57V_minimum00000.txt</text:p>
          </table:table-cell>
          <table:table-cell office:value-type="float" office:value="19978" calcext:value-type="float">
            <text:p>19978</text:p>
          </table:table-cell>
          <table:table-cell office:value-type="float" office:value="19233" calcext:value-type="float">
            <text:p>19233</text:p>
          </table:table-cell>
          <table:table-cell table:formula="of:=[.C28]/20000" office:value-type="float" office:value="0.96165" calcext:value-type="float">
            <text:p>0.96165</text:p>
          </table:table-cell>
          <table:table-cell office:value-type="float" office:value="57" calcext:value-type="float">
            <text:p>57</text:p>
          </table:table-cell>
          <table:table-cell table:formula="of:=[.E28]-57" office:value-type="float" office:value="0" calcext:value-type="float">
            <text:p>0</text:p>
          </table:table-cell>
          <table:table-cell table:formula="of:=LN([.D34]/[.D28])/2" office:value-type="float" office:value="0.019002057218364" calcext:value-type="float">
            <text:p>0.0190020572</text:p>
          </table:table-cell>
        </table:table-row>
        <table:table-row table:style-name="ro1">
          <table:table-cell office:value-type="string" calcext:value-type="string">
            <text:p>may_15/F1f1_28V_-100C_58V_minimum00000.txt</text:p>
          </table:table-cell>
          <table:table-cell office:value-type="float" office:value="19888" calcext:value-type="float">
            <text:p>19888</text:p>
          </table:table-cell>
          <table:table-cell office:value-type="float" office:value="11801" calcext:value-type="float">
            <text:p>11801</text:p>
          </table:table-cell>
          <table:table-cell table:formula="of:=[.C29]/20000" office:value-type="float" office:value="0.59005" calcext:value-type="float">
            <text:p>0.59005</text:p>
          </table:table-cell>
          <table:table-cell office:value-type="float" office:value="58" calcext:value-type="float">
            <text:p>58</text:p>
          </table:table-cell>
          <table:table-cell table:formula="of:=[.E29]-57" office:value-type="float" office:value="1" calcext:value-type="float">
            <text:p>1</text:p>
          </table:table-cell>
          <table:table-cell table:formula="of:=LN([.D35]/[.D29])/2" office:value-type="float" office:value="0.263723997455023" calcext:value-type="float">
            <text:p>0.2637239975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ay_15/F2f2_28V_-100C_57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1" calcext:value-type="float">
            <text:p>19991</text:p>
          </table:table-cell>
          <table:table-cell table:formula="of:=[.C33]/20000" office:value-type="float" office:value="0.99955" calcext:value-type="float">
            <text:p>0.9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5/F2f2_28V_-100C_57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78" calcext:value-type="float">
            <text:p>19978</text:p>
          </table:table-cell>
          <table:table-cell table:formula="of:=[.C34]/20000" office:value-type="float" office:value="0.9989" calcext:value-type="float">
            <text:p>0.9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5/F2f2_28V_-100C_5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8" calcext:value-type="float">
            <text:p>19998</text:p>
          </table:table-cell>
          <table:table-cell table:formula="of:=[.C35]/20000" office:value-type="float" office:value="0.9999" calcext:value-type="float">
            <text:p>0.999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_2" table:style-name="ta1">
        <table:shapes>
          <draw:frame draw:z-index="0" draw:style-name="gr1" draw:text-style-name="P1" svg:width="6.2988in" svg:height="3.5429in" svg:x="8.876in" svg:y="0in">
            <draw:object draw:notify-on-update-of-ranges="Sheet2_2.F1:Sheet2_2.F8 Sheet2_2.G1:Sheet2_2.G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4.2539in" svg:y="2.8756in">
            <draw:object draw:notify-on-update-of-ranges="Sheet2_2.F18:Sheet2_2.F23 Sheet2_2.G18:Sheet2_2.G2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y_19/F1f1_28V_-50C_59.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865" calcext:value-type="float">
            <text:p>19865</text:p>
          </table:table-cell>
          <table:table-cell table:formula="of:=[.C1]/20000" office:value-type="float" office:value="0.99325" calcext:value-type="float">
            <text:p>0.99325</text:p>
          </table:table-cell>
          <table:table-cell office:value-type="float" office:value="59.8" calcext:value-type="float">
            <text:p>59.8</text:p>
          </table:table-cell>
          <table:table-cell table:formula="of:=[.E1]-59.8" office:value-type="float" office:value="0" calcext:value-type="float">
            <text:p>0</text:p>
          </table:table-cell>
          <table:table-cell table:formula="of:=LN([.D9]/[.D1])/2" office:value-type="float" office:value="-0.454196739962508" calcext:value-type="float">
            <text:p>-0.45419674</text:p>
          </table:table-cell>
        </table:table-row>
        <table:table-row table:style-name="ro1">
          <table:table-cell office:value-type="string" calcext:value-type="string">
            <text:p>may_19/F1f1_28V_-50C_60.3V_minimum00000.txt</text:p>
          </table:table-cell>
          <table:table-cell office:value-type="float" office:value="19998" calcext:value-type="float">
            <text:p>19998</text:p>
          </table:table-cell>
          <table:table-cell office:value-type="float" office:value="12670" calcext:value-type="float">
            <text:p>12670</text:p>
          </table:table-cell>
          <table:table-cell table:formula="of:=[.C2]/20000" office:value-type="float" office:value="0.6335" calcext:value-type="float">
            <text:p>0.6335</text:p>
          </table:table-cell>
          <table:table-cell office:value-type="float" office:value="60.3" calcext:value-type="float">
            <text:p>60.3</text:p>
          </table:table-cell>
          <table:table-cell table:formula="of:=[.E2]-59.8" office:value-type="float" office:value="0.5" calcext:value-type="float">
            <text:p>0.5</text:p>
          </table:table-cell>
          <table:table-cell table:formula="of:=LN([.D10]/[.D2])/2" office:value-type="float" office:value="0.227822458883052" calcext:value-type="float">
            <text:p>0.2278224589</text:p>
          </table:table-cell>
        </table:table-row>
        <table:table-row table:style-name="ro1">
          <table:table-cell office:value-type="string" calcext:value-type="string">
            <text:p>may_19/F1f1_28V_-50C_60.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0986" calcext:value-type="float">
            <text:p>10986</text:p>
          </table:table-cell>
          <table:table-cell table:formula="of:=[.C3]/20000" office:value-type="float" office:value="0.5493" calcext:value-type="float">
            <text:p>0.5493</text:p>
          </table:table-cell>
          <table:table-cell office:value-type="float" office:value="60.8" calcext:value-type="float">
            <text:p>60.8</text:p>
          </table:table-cell>
          <table:table-cell table:formula="of:=[.E3]-59.8" office:value-type="float" office:value="1" calcext:value-type="float">
            <text:p>1</text:p>
          </table:table-cell>
          <table:table-cell table:formula="of:=LN([.D11]/[.D3])/2" office:value-type="float" office:value="0.298629412635044" calcext:value-type="float">
            <text:p>0.2986294126</text:p>
          </table:table-cell>
        </table:table-row>
        <table:table-row table:style-name="ro1">
          <table:table-cell office:value-type="string" calcext:value-type="string">
            <text:p>may_19/F1f1_28V_-50C_61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9977" calcext:value-type="float">
            <text:p>9977</text:p>
          </table:table-cell>
          <table:table-cell table:formula="of:=[.C4]/20000" office:value-type="float" office:value="0.49885" calcext:value-type="float">
            <text:p>0.49885</text:p>
          </table:table-cell>
          <table:table-cell office:value-type="float" office:value="61.3" calcext:value-type="float">
            <text:p>61.3</text:p>
          </table:table-cell>
          <table:table-cell table:formula="of:=[.E4]-59.8" office:value-type="float" office:value="1.5" calcext:value-type="float">
            <text:p>1.5</text:p>
          </table:table-cell>
          <table:table-cell table:formula="of:=LN([.D12]/[.D4])/2" office:value-type="float" office:value="0.345971845146667" calcext:value-type="float">
            <text:p>0.3459718451</text:p>
          </table:table-cell>
        </table:table-row>
        <table:table-row table:style-name="ro1">
          <table:table-cell office:value-type="string" calcext:value-type="string">
            <text:p>may_19/F1f1_28V_-50C_61.8V_minimum00000.txt</text:p>
          </table:table-cell>
          <table:table-cell office:value-type="float" office:value="19895" calcext:value-type="float">
            <text:p>19895</text:p>
          </table:table-cell>
          <table:table-cell office:value-type="float" office:value="9339" calcext:value-type="float">
            <text:p>9339</text:p>
          </table:table-cell>
          <table:table-cell table:formula="of:=[.C5]/20000" office:value-type="float" office:value="0.46695" calcext:value-type="float">
            <text:p>0.46695</text:p>
          </table:table-cell>
          <table:table-cell office:value-type="float" office:value="61.8" calcext:value-type="float">
            <text:p>61.8</text:p>
          </table:table-cell>
          <table:table-cell table:formula="of:=[.E5]-59.8" office:value-type="float" office:value="2" calcext:value-type="float">
            <text:p>2</text:p>
          </table:table-cell>
          <table:table-cell table:formula="of:=LN([.D13]/[.D5])/2" office:value-type="float" office:value="0.378235149541974" calcext:value-type="float">
            <text:p>0.3782351495</text:p>
          </table:table-cell>
        </table:table-row>
        <table:table-row table:style-name="ro1">
          <table:table-cell office:value-type="string" calcext:value-type="string">
            <text:p>may_19/F1f1_28V_-50C_62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797" calcext:value-type="float">
            <text:p>8797</text:p>
          </table:table-cell>
          <table:table-cell table:formula="of:=[.C6]/20000" office:value-type="float" office:value="0.43985" calcext:value-type="float">
            <text:p>0.43985</text:p>
          </table:table-cell>
          <table:table-cell office:value-type="float" office:value="62.3" calcext:value-type="float">
            <text:p>62.3</text:p>
          </table:table-cell>
          <table:table-cell table:formula="of:=[.E6]-59.8" office:value-type="float" office:value="2.5" calcext:value-type="float">
            <text:p>2.5</text:p>
          </table:table-cell>
          <table:table-cell table:formula="of:=LN([.D14]/[.D6])/2" office:value-type="float" office:value="0.408129362470496" calcext:value-type="float">
            <text:p>0.4081293625</text:p>
          </table:table-cell>
        </table:table-row>
        <table:table-row table:style-name="ro1">
          <table:table-cell office:value-type="string" calcext:value-type="string">
            <text:p>may_19/F1f1_28V_-50C_62.8V_minimum_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566" calcext:value-type="float">
            <text:p>8566</text:p>
          </table:table-cell>
          <table:table-cell table:formula="of:=[.C7]/20000" office:value-type="float" office:value="0.4283" calcext:value-type="float">
            <text:p>0.4283</text:p>
          </table:table-cell>
          <table:table-cell office:value-type="float" office:value="62.8" calcext:value-type="float">
            <text:p>62.8</text:p>
          </table:table-cell>
          <table:table-cell table:formula="of:=[.E7]-59.8" office:value-type="float" office:value="3" calcext:value-type="float">
            <text:p>3</text:p>
          </table:table-cell>
          <table:table-cell table:formula="of:=LN([.D15]/[.D7])/2" office:value-type="float" office:value="0.421484551265498" calcext:value-type="float">
            <text:p>0.4214845513</text:p>
          </table:table-cell>
        </table:table-row>
        <table:table-row table:style-name="ro1">
          <table:table-cell office:value-type="string" calcext:value-type="string">
            <text:p>may_19/F1f1_28V_-50C_63.3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493" calcext:value-type="float">
            <text:p>8493</text:p>
          </table:table-cell>
          <table:table-cell table:formula="of:=[.C8]/20000" office:value-type="float" office:value="0.42465" calcext:value-type="float">
            <text:p>0.42465</text:p>
          </table:table-cell>
          <table:table-cell office:value-type="float" office:value="63.38" calcext:value-type="float">
            <text:p>63.38</text:p>
          </table:table-cell>
          <table:table-cell table:formula="of:=[.E8]-59.8" office:value-type="float" office:value="3.58000000000001" calcext:value-type="float">
            <text:p>3.58</text:p>
          </table:table-cell>
          <table:table-cell table:formula="of:=LN([.D16]/[.D8])/2" office:value-type="float" office:value="0.424606784892671" calcext:value-type="float">
            <text:p>0.4246067849</text:p>
          </table:table-cell>
        </table:table-row>
        <table:table-row table:style-name="ro1">
          <table:table-cell office:value-type="string" calcext:value-type="string">
            <text:p>may_19/F2f2_28V_-50C_59.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009" calcext:value-type="float">
            <text:p>8009</text:p>
          </table:table-cell>
          <table:table-cell table:formula="of:=[.C9]/20000" office:value-type="float" office:value="0.40045" calcext:value-type="float">
            <text:p>0.40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0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83" calcext:value-type="float">
            <text:p>19983</text:p>
          </table:table-cell>
          <table:table-cell table:formula="of:=[.C10]/20000" office:value-type="float" office:value="0.99915" calcext:value-type="float">
            <text:p>0.99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0.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63" calcext:value-type="float">
            <text:p>19963</text:p>
          </table:table-cell>
          <table:table-cell table:formula="of:=[.C11]/20000" office:value-type="float" office:value="0.99815" calcext:value-type="float">
            <text:p>0.9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1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30" calcext:value-type="float">
            <text:p>19930</text:p>
          </table:table-cell>
          <table:table-cell table:formula="of:=[.C12]/20000" office:value-type="float" office:value="0.9965" calcext:value-type="float">
            <text:p>0.9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1.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899" calcext:value-type="float">
            <text:p>19899</text:p>
          </table:table-cell>
          <table:table-cell table:formula="of:=[.C13]/20000" office:value-type="float" office:value="0.99495" calcext:value-type="float">
            <text:p>0.9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2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899" calcext:value-type="float">
            <text:p>19899</text:p>
          </table:table-cell>
          <table:table-cell table:formula="of:=[.C14]/20000" office:value-type="float" office:value="0.99495" calcext:value-type="float">
            <text:p>0.9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2.8V_minimum_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01" calcext:value-type="float">
            <text:p>19901</text:p>
          </table:table-cell>
          <table:table-cell table:formula="of:=[.C15]/20000" office:value-type="float" office:value="0.99505" calcext:value-type="float">
            <text:p>0.99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50C_63.3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855" calcext:value-type="float">
            <text:p>19855</text:p>
          </table:table-cell>
          <table:table-cell table:formula="of:=[.C16]/20000" office:value-type="float" office:value="0.99275" calcext:value-type="float">
            <text:p>0.992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y_19/F1f1_28V_-100C_57.5V_minimum00000.txt</text:p>
          </table:table-cell>
          <table:table-cell office:value-type="float" office:value="19999" calcext:value-type="float">
            <text:p>19999</text:p>
          </table:table-cell>
          <table:table-cell office:value-type="float" office:value="12612" calcext:value-type="float">
            <text:p>12612</text:p>
          </table:table-cell>
          <table:table-cell table:formula="of:=[.C18]/20000" office:value-type="float" office:value="0.6306" calcext:value-type="float">
            <text:p>0.6306</text:p>
          </table:table-cell>
          <table:table-cell office:value-type="float" office:value="57.5" calcext:value-type="float">
            <text:p>57.5</text:p>
          </table:table-cell>
          <table:table-cell table:formula="of:=[.E18]-57" office:value-type="float" office:value="0.5" calcext:value-type="float">
            <text:p>0.5</text:p>
          </table:table-cell>
          <table:table-cell table:formula="of:=LN([.D26]/[.D18])/2" office:value-type="float" office:value="0.230466760310026" calcext:value-type="float">
            <text:p>0.2304667603</text:p>
          </table:table-cell>
        </table:table-row>
        <table:table-row table:style-name="ro1">
          <table:table-cell office:value-type="string" calcext:value-type="string">
            <text:p>may_19/F1f1_28V_-100C_57V_minimum00000.txt</text:p>
          </table:table-cell>
          <table:table-cell office:value-type="float" office:value="19953" calcext:value-type="float">
            <text:p>19953</text:p>
          </table:table-cell>
          <table:table-cell office:value-type="float" office:value="14367" calcext:value-type="float">
            <text:p>14367</text:p>
          </table:table-cell>
          <table:table-cell table:formula="of:=[.C19]/20000" office:value-type="float" office:value="0.71835" calcext:value-type="float">
            <text:p>0.71835</text:p>
          </table:table-cell>
          <table:table-cell office:value-type="float" office:value="57" calcext:value-type="float">
            <text:p>57</text:p>
          </table:table-cell>
          <table:table-cell table:formula="of:=[.E19]-57" office:value-type="float" office:value="0" calcext:value-type="float">
            <text:p>0</text:p>
          </table:table-cell>
          <table:table-cell table:formula="of:=LN([.D27]/[.D19])/2" office:value-type="float" office:value="0.16474875889618" calcext:value-type="float">
            <text:p>0.1647487589</text:p>
          </table:table-cell>
        </table:table-row>
        <table:table-row table:style-name="ro1">
          <table:table-cell office:value-type="string" calcext:value-type="string">
            <text:p>may_19/F1f1_28V_-100C_58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0274" calcext:value-type="float">
            <text:p>10274</text:p>
          </table:table-cell>
          <table:table-cell table:formula="of:=[.C20]/20000" office:value-type="float" office:value="0.5137" calcext:value-type="float">
            <text:p>0.5137</text:p>
          </table:table-cell>
          <table:table-cell office:value-type="float" office:value="58.5" calcext:value-type="float">
            <text:p>58.5</text:p>
          </table:table-cell>
          <table:table-cell table:formula="of:=[.E20]-57" office:value-type="float" office:value="1.5" calcext:value-type="float">
            <text:p>1.5</text:p>
          </table:table-cell>
          <table:table-cell table:formula="of:=LN([.D28]/[.D20])/2" office:value-type="float" office:value="0.333057920754457" calcext:value-type="float">
            <text:p>0.3330579208</text:p>
          </table:table-cell>
        </table:table-row>
        <table:table-row table:style-name="ro1">
          <table:table-cell office:value-type="string" calcext:value-type="string">
            <text:p>may_19/F1f1_28V_-100C_58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1222" calcext:value-type="float">
            <text:p>11222</text:p>
          </table:table-cell>
          <table:table-cell table:formula="of:=[.C21]/20000" office:value-type="float" office:value="0.5611" calcext:value-type="float">
            <text:p>0.5611</text:p>
          </table:table-cell>
          <table:table-cell office:value-type="float" office:value="58" calcext:value-type="float">
            <text:p>58</text:p>
          </table:table-cell>
          <table:table-cell table:formula="of:=[.E21]-57" office:value-type="float" office:value="1" calcext:value-type="float">
            <text:p>1</text:p>
          </table:table-cell>
          <table:table-cell table:formula="of:=LN([.D29]/[.D21])/2" office:value-type="float" office:value="0.288928068112605" calcext:value-type="float">
            <text:p>0.2889280681</text:p>
          </table:table-cell>
        </table:table-row>
        <table:table-row table:style-name="ro1">
          <table:table-cell office:value-type="string" calcext:value-type="string">
            <text:p>may_19/F1f1_28V_-100C_59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9262" calcext:value-type="float">
            <text:p>9262</text:p>
          </table:table-cell>
          <table:table-cell table:formula="of:=[.C22]/20000" office:value-type="float" office:value="0.4631" calcext:value-type="float">
            <text:p>0.4631</text:p>
          </table:table-cell>
          <table:table-cell office:value-type="float" office:value="59.5" calcext:value-type="float">
            <text:p>59.5</text:p>
          </table:table-cell>
          <table:table-cell table:formula="of:=[.E22]-57" office:value-type="float" office:value="2.5" calcext:value-type="float">
            <text:p>2.5</text:p>
          </table:table-cell>
          <table:table-cell table:formula="of:=LN([.D30]/[.D22])/2" office:value-type="float" office:value="0.384806122746382" calcext:value-type="float">
            <text:p>0.3848061227</text:p>
          </table:table-cell>
        </table:table-row>
        <table:table-row table:style-name="ro1">
          <table:table-cell office:value-type="string" calcext:value-type="string">
            <text:p>may_19/F1f1_28V_-100C_59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9471" calcext:value-type="float">
            <text:p>9471</text:p>
          </table:table-cell>
          <table:table-cell table:formula="of:=[.C23]/20000" office:value-type="float" office:value="0.47355" calcext:value-type="float">
            <text:p>0.47355</text:p>
          </table:table-cell>
          <table:table-cell office:value-type="float" office:value="59" calcext:value-type="float">
            <text:p>59</text:p>
          </table:table-cell>
          <table:table-cell table:formula="of:=[.E23]-57" office:value-type="float" office:value="2" calcext:value-type="float">
            <text:p>2</text:p>
          </table:table-cell>
          <table:table-cell table:formula="of:=LN([.D31]/[.D23])/2" office:value-type="float" office:value="0.373698885154847" calcext:value-type="float">
            <text:p>0.373698885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y_19/F2f2_28V_-100C_57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7" calcext:value-type="float">
            <text:p>19997</text:p>
          </table:table-cell>
          <table:table-cell table:formula="of:=[.C26]/20000" office:value-type="float" office:value="0.99985" calcext:value-type="float">
            <text:p>0.99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100C_57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74" calcext:value-type="float">
            <text:p>19974</text:p>
          </table:table-cell>
          <table:table-cell table:formula="of:=[.C27]/20000" office:value-type="float" office:value="0.9987" calcext:value-type="float">
            <text:p>0.9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100C_58.5V_minimum00000.txt</text:p>
          </table:table-cell>
          <table:table-cell table:number-columns-repeated="2" office:value-type="float" office:value="20000" calcext:value-type="float">
            <text:p>20000</text:p>
          </table:table-cell>
          <table:table-cell table:formula="of:=[.C28]/200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100C_58V_minimum00000.txt</text:p>
          </table:table-cell>
          <table:table-cell table:number-columns-repeated="2" office:value-type="float" office:value="20000" calcext:value-type="float">
            <text:p>20000</text:p>
          </table:table-cell>
          <table:table-cell table:formula="of:=[.C29]/200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100C_59.5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6" calcext:value-type="float">
            <text:p>19996</text:p>
          </table:table-cell>
          <table:table-cell table:formula="of:=[.C30]/20000" office:value-type="float" office:value="0.9998" calcext:value-type="float">
            <text:p>0.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19/F2f2_28V_-100C_59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98" calcext:value-type="float">
            <text:p>19998</text:p>
          </table:table-cell>
          <table:table-cell table:formula="of:=[.C31]/20000" office:value-type="float" office:value="0.9999" calcext:value-type="float">
            <text:p>0.999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shapes>
          <draw:frame draw:z-index="0" draw:style-name="gr1" draw:text-style-name="P1" svg:width="6.2988in" svg:height="3.5429in" svg:x="10.6614in" svg:y="2.376in">
            <draw:object draw:notify-on-update-of-ranges="Sheet4.H1:Sheet4.H8 Sheet4.I1:Sheet4.I8 Sheet4.G18:Sheet4.G24 Sheet4.H18:Sheet4.H2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y_20.1/F1f1_28V_-25C_61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794" calcext:value-type="float">
            <text:p>19794</text:p>
          </table:table-cell>
          <table:table-cell table:formula="of:=[.C1]/20000" office:value-type="float" office:value="0.9897" calcext:value-type="float">
            <text:p>0.9897</text:p>
          </table:table-cell>
          <table:table-cell table:formula="of:=SQRT([.D1]*(1-[.D1])/20000)" office:value-type="float" office:value="0.00071392961837985" calcext:value-type="float">
            <text:p>0.0007139296</text:p>
          </table:table-cell>
          <table:table-cell/>
          <table:table-cell office:value-type="float" office:value="61.1" calcext:value-type="float">
            <text:p>61.1</text:p>
          </table:table-cell>
          <table:table-cell table:formula="of:=[.G1]-61.1" office:value-type="float" office:value="0" calcext:value-type="float">
            <text:p>0</text:p>
          </table:table-cell>
          <table:table-cell table:formula="of:=LN([.D9]/[.D1])/2" office:value-type="float" office:value="0.00490163038700511" calcext:value-type="float">
            <text:p>0.0049016304</text:p>
          </table:table-cell>
          <table:table-cell office:value-type="float" office:value="0" calcext:value-type="float">
            <text:p>0</text:p>
          </table:table-cell>
          <table:table-cell table:formula="of:=SQRT(([.E1]/[.D1])^2+([.E9]/[.D9])^2)/2" office:value-type="float" office:value="0.00037009283912433" calcext:value-type="float">
            <text:p>0.0003700928</text:p>
          </table:table-cell>
        </table:table-row>
        <table:table-row table:style-name="ro1">
          <table:table-cell office:value-type="string" calcext:value-type="string">
            <text:p>may_20.1/F1f1_28V_-25C_61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3374" calcext:value-type="float">
            <text:p>13374</text:p>
          </table:table-cell>
          <table:table-cell table:formula="of:=[.C2]/20000" office:value-type="float" office:value="0.6687" calcext:value-type="float">
            <text:p>0.6687</text:p>
          </table:table-cell>
          <table:table-cell table:formula="of:=SQRT([.D2]*(1-[.D2])/20000)" office:value-type="float" office:value="0.0033282150621617" calcext:value-type="float">
            <text:p>0.0033282151</text:p>
          </table:table-cell>
          <table:table-cell/>
          <table:table-cell office:value-type="float" office:value="61.6" calcext:value-type="float">
            <text:p>61.6</text:p>
          </table:table-cell>
          <table:table-cell table:formula="of:=[.G2]-61.1" office:value-type="float" office:value="0.5" calcext:value-type="float">
            <text:p>0.5</text:p>
          </table:table-cell>
          <table:table-cell table:formula="of:=LN([.D10]/[.D2])/2" office:value-type="float" office:value="0.20083473426575" calcext:value-type="float">
            <text:p>0.2008347343</text:p>
          </table:table-cell>
          <table:table-cell office:value-type="float" office:value="0" calcext:value-type="float">
            <text:p>0</text:p>
          </table:table-cell>
          <table:table-cell table:formula="of:=SQRT(([.E2]/[.D2])^2+([.E10]/[.D10])^2)/2" office:value-type="float" office:value="0.00249045546598073" calcext:value-type="float">
            <text:p>0.0024904555</text:p>
          </table:table-cell>
        </table:table-row>
        <table:table-row table:style-name="ro1">
          <table:table-cell office:value-type="string" calcext:value-type="string">
            <text:p>may_20.1/F1f1_28V_-25C_62.1V_minimum00000.txt</text:p>
          </table:table-cell>
          <table:table-cell office:value-type="float" office:value="19978" calcext:value-type="float">
            <text:p>19978</text:p>
          </table:table-cell>
          <table:table-cell office:value-type="float" office:value="11119" calcext:value-type="float">
            <text:p>11119</text:p>
          </table:table-cell>
          <table:table-cell table:formula="of:=[.C3]/20000" office:value-type="float" office:value="0.55595" calcext:value-type="float">
            <text:p>0.55595</text:p>
          </table:table-cell>
          <table:table-cell table:formula="of:=SQRT([.D3]*(1-[.D3])/20000)" office:value-type="float" office:value="0.00351332888796366" calcext:value-type="float">
            <text:p>0.0035133289</text:p>
          </table:table-cell>
          <table:table-cell/>
          <table:table-cell office:value-type="float" office:value="62.1" calcext:value-type="float">
            <text:p>62.1</text:p>
          </table:table-cell>
          <table:table-cell table:formula="of:=[.G3]-61.1" office:value-type="float" office:value="1" calcext:value-type="float">
            <text:p>1</text:p>
          </table:table-cell>
          <table:table-cell table:formula="of:=LN([.D11]/[.D3])/2" office:value-type="float" office:value="0.283028774804402" calcext:value-type="float">
            <text:p>0.2830287748</text:p>
          </table:table-cell>
          <table:table-cell office:value-type="float" office:value="0" calcext:value-type="float">
            <text:p>0</text:p>
          </table:table-cell>
          <table:table-cell table:formula="of:=SQRT(([.E3]/[.D3])^2+([.E11]/[.D11])^2)/2" office:value-type="float" office:value="0.00320149327814689" calcext:value-type="float">
            <text:p>0.0032014933</text:p>
          </table:table-cell>
        </table:table-row>
        <table:table-row table:style-name="ro1">
          <table:table-cell office:value-type="string" calcext:value-type="string">
            <text:p>may_20.1/F1f1_28V_-25C_62.6V_minimum00000.txt</text:p>
          </table:table-cell>
          <table:table-cell office:value-type="float" office:value="19952" calcext:value-type="float">
            <text:p>19952</text:p>
          </table:table-cell>
          <table:table-cell office:value-type="float" office:value="9966" calcext:value-type="float">
            <text:p>9966</text:p>
          </table:table-cell>
          <table:table-cell table:formula="of:=[.C4]/20000" office:value-type="float" office:value="0.4983" calcext:value-type="float">
            <text:p>0.4983</text:p>
          </table:table-cell>
          <table:table-cell table:formula="of:=SQRT([.D4]*(1-[.D4])/20000)" office:value-type="float" office:value="0.0035355134704877" calcext:value-type="float">
            <text:p>0.0035355135</text:p>
          </table:table-cell>
          <table:table-cell/>
          <table:table-cell office:value-type="float" office:value="62.6" calcext:value-type="float">
            <text:p>62.6</text:p>
          </table:table-cell>
          <table:table-cell table:formula="of:=[.G4]-61.1" office:value-type="float" office:value="1.5" calcext:value-type="float">
            <text:p>1.5</text:p>
          </table:table-cell>
          <table:table-cell table:formula="of:=LN([.D12]/[.D4])/2" office:value-type="float" office:value="0.332402137690099" calcext:value-type="float">
            <text:p>0.3324021377</text:p>
          </table:table-cell>
          <table:table-cell office:value-type="float" office:value="0" calcext:value-type="float">
            <text:p>0</text:p>
          </table:table-cell>
          <table:table-cell table:formula="of:=SQRT(([.E4]/[.D4])^2+([.E12]/[.D12])^2)/2" office:value-type="float" office:value="0.00360395835053679" calcext:value-type="float">
            <text:p>0.0036039584</text:p>
          </table:table-cell>
        </table:table-row>
        <table:table-row table:style-name="ro1">
          <table:table-cell office:value-type="string" calcext:value-type="string">
            <text:p>may_20.1/F1f1_28V_-25C_63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9144" calcext:value-type="float">
            <text:p>9144</text:p>
          </table:table-cell>
          <table:table-cell table:formula="of:=[.C5]/20000" office:value-type="float" office:value="0.4572" calcext:value-type="float">
            <text:p>0.4572</text:p>
          </table:table-cell>
          <table:table-cell table:formula="of:=SQRT([.D5]*(1-[.D5])/20000)" office:value-type="float" office:value="0.00352255702579816" calcext:value-type="float">
            <text:p>0.003522557</text:p>
          </table:table-cell>
          <table:table-cell/>
          <table:table-cell office:value-type="float" office:value="63.1" calcext:value-type="float">
            <text:p>63.1</text:p>
          </table:table-cell>
          <table:table-cell table:formula="of:=[.G5]-61.1" office:value-type="float" office:value="2" calcext:value-type="float">
            <text:p>2</text:p>
          </table:table-cell>
          <table:table-cell table:formula="of:=LN([.D13]/[.D5])/2" office:value-type="float" office:value="0.370801998751745" calcext:value-type="float">
            <text:p>0.3708019988</text:p>
          </table:table-cell>
          <table:table-cell office:value-type="float" office:value="0" calcext:value-type="float">
            <text:p>0</text:p>
          </table:table-cell>
          <table:table-cell table:formula="of:=SQRT(([.E5]/[.D5])^2+([.E13]/[.D13])^2)/2" office:value-type="float" office:value="0.00391967843459706" calcext:value-type="float">
            <text:p>0.0039196784</text:p>
          </table:table-cell>
        </table:table-row>
        <table:table-row table:style-name="ro1">
          <table:table-cell office:value-type="string" calcext:value-type="string">
            <text:p>may_20.1/F1f1_28V_-25C_63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359" calcext:value-type="float">
            <text:p>8359</text:p>
          </table:table-cell>
          <table:table-cell table:formula="of:=[.C6]/20000" office:value-type="float" office:value="0.41795" calcext:value-type="float">
            <text:p>0.41795</text:p>
          </table:table-cell>
          <table:table-cell table:formula="of:=SQRT([.D6]*(1-[.D6])/20000)" office:value-type="float" office:value="0.00348760517762547" calcext:value-type="float">
            <text:p>0.0034876052</text:p>
          </table:table-cell>
          <table:table-cell/>
          <table:table-cell office:value-type="float" office:value="63.6" calcext:value-type="float">
            <text:p>63.6</text:p>
          </table:table-cell>
          <table:table-cell table:formula="of:=[.G6]-61.1" office:value-type="float" office:value="2.5" calcext:value-type="float">
            <text:p>2.5</text:p>
          </table:table-cell>
          <table:table-cell table:formula="of:=LN([.D14]/[.D6])/2" office:value-type="float" office:value="0.411890395458139" calcext:value-type="float">
            <text:p>0.4118903955</text:p>
          </table:table-cell>
          <table:table-cell office:value-type="float" office:value="0" calcext:value-type="float">
            <text:p>0</text:p>
          </table:table-cell>
          <table:table-cell table:formula="of:=SQRT(([.E6]/[.D6])^2+([.E14]/[.D14])^2)/2" office:value-type="float" office:value="0.00424624003609008" calcext:value-type="float">
            <text:p>0.00424624</text:p>
          </table:table-cell>
        </table:table-row>
        <table:table-row table:style-name="ro1">
          <table:table-cell office:value-type="string" calcext:value-type="string">
            <text:p>may_20.1/F1f1_28V_-25C_64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7927" calcext:value-type="float">
            <text:p>7927</text:p>
          </table:table-cell>
          <table:table-cell table:formula="of:=[.C7]/20000" office:value-type="float" office:value="0.39635" calcext:value-type="float">
            <text:p>0.39635</text:p>
          </table:table-cell>
          <table:table-cell table:formula="of:=SQRT([.D7]*(1-[.D7])/20000)" office:value-type="float" office:value="0.00345873298694768" calcext:value-type="float">
            <text:p>0.003458733</text:p>
          </table:table-cell>
          <table:table-cell/>
          <table:table-cell office:value-type="float" office:value="64.1" calcext:value-type="float">
            <text:p>64.1</text:p>
          </table:table-cell>
          <table:table-cell table:formula="of:=[.G7]-61.1" office:value-type="float" office:value="2.99999999999999" calcext:value-type="float">
            <text:p>3</text:p>
          </table:table-cell>
          <table:table-cell table:formula="of:=LN([.D15]/[.D7])/2" office:value-type="float" office:value="0.433119130019501" calcext:value-type="float">
            <text:p>0.43311913</text:p>
          </table:table-cell>
          <table:table-cell office:value-type="float" office:value="0" calcext:value-type="float">
            <text:p>0</text:p>
          </table:table-cell>
          <table:table-cell table:formula="of:=SQRT(([.E7]/[.D7])^2+([.E15]/[.D15])^2)/2" office:value-type="float" office:value="0.00444976198606704" calcext:value-type="float">
            <text:p>0.004449762</text:p>
          </table:table-cell>
        </table:table-row>
        <table:table-row table:style-name="ro1">
          <table:table-cell office:value-type="string" calcext:value-type="string">
            <text:p>may_20.1/F1f1_28V_-25C_64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7773" calcext:value-type="float">
            <text:p>7773</text:p>
          </table:table-cell>
          <table:table-cell table:formula="of:=[.C8]/20000" office:value-type="float" office:value="0.38865" calcext:value-type="float">
            <text:p>0.38865</text:p>
          </table:table-cell>
          <table:table-cell table:formula="of:=SQRT([.D8]*(1-[.D8])/20000)" office:value-type="float" office:value="0.00344674612859723" calcext:value-type="float">
            <text:p>0.0034467461</text:p>
          </table:table-cell>
          <table:table-cell/>
          <table:table-cell office:value-type="float" office:value="64.6" calcext:value-type="float">
            <text:p>64.6</text:p>
          </table:table-cell>
          <table:table-cell table:formula="of:=[.G8]-61.1" office:value-type="float" office:value="3.49999999999999" calcext:value-type="float">
            <text:p>3.5</text:p>
          </table:table-cell>
          <table:table-cell table:formula="of:=LN([.D16]/[.D8])/2" office:value-type="float" office:value="0.437219501853234" calcext:value-type="float">
            <text:p>0.4372195019</text:p>
          </table:table-cell>
          <table:table-cell office:value-type="float" office:value="0" calcext:value-type="float">
            <text:p>0</text:p>
          </table:table-cell>
          <table:table-cell table:formula="of:=SQRT(([.E8]/[.D8])^2+([.E16]/[.D16])^2)/2" office:value-type="float" office:value="0.00453624404961728" calcext:value-type="float">
            <text:p>0.004536244</text:p>
          </table:table-cell>
        </table:table-row>
        <table:table-row table:style-name="ro1">
          <table:table-cell office:value-type="string" calcext:value-type="string">
            <text:p>may_20.1/F2f2_28V_-25C_61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89" calcext:value-type="float">
            <text:p>19989</text:p>
          </table:table-cell>
          <table:table-cell table:formula="of:=[.C9]/20000" office:value-type="float" office:value="0.99945" calcext:value-type="float">
            <text:p>0.99945</text:p>
          </table:table-cell>
          <table:table-cell table:formula="of:=SQRT([.D9]*(1-[.D9])/20000)" office:value-type="float" office:value="0.000165785629654691" calcext:value-type="float">
            <text:p>0.0001657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1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85" calcext:value-type="float">
            <text:p>19985</text:p>
          </table:table-cell>
          <table:table-cell table:formula="of:=[.C10]/20000" office:value-type="float" office:value="0.99925" calcext:value-type="float">
            <text:p>0.99925</text:p>
          </table:table-cell>
          <table:table-cell table:formula="of:=SQRT([.D10]*(1-[.D10])/20000)" office:value-type="float" office:value="0.000193576535251568" calcext:value-type="float">
            <text:p>0.0001935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2.1V_minimum00000.txt</text:p>
          </table:table-cell>
          <table:table-cell office:value-type="float" office:value="19990" calcext:value-type="float">
            <text:p>19990</text:p>
          </table:table-cell>
          <table:table-cell office:value-type="float" office:value="19584" calcext:value-type="float">
            <text:p>19584</text:p>
          </table:table-cell>
          <table:table-cell table:formula="of:=[.C11]/20000" office:value-type="float" office:value="0.9792" calcext:value-type="float">
            <text:p>0.9792</text:p>
          </table:table-cell>
          <table:table-cell table:formula="of:=SQRT([.D11]*(1-[.D11])/20000)" office:value-type="float" office:value="0.00100914220999818" calcext:value-type="float">
            <text:p>0.00100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2.6V_minimum00000.txt</text:p>
          </table:table-cell>
          <table:table-cell office:value-type="float" office:value="19990" calcext:value-type="float">
            <text:p>19990</text:p>
          </table:table-cell>
          <table:table-cell office:value-type="float" office:value="19375" calcext:value-type="float">
            <text:p>19375</text:p>
          </table:table-cell>
          <table:table-cell table:formula="of:=[.C12]/20000" office:value-type="float" office:value="0.96875" calcext:value-type="float">
            <text:p>0.96875</text:p>
          </table:table-cell>
          <table:table-cell table:formula="of:=SQRT([.D12]*(1-[.D12])/20000)" office:value-type="float" office:value="0.00123031373031435" calcext:value-type="float">
            <text:p>0.0012303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3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196" calcext:value-type="float">
            <text:p>19196</text:p>
          </table:table-cell>
          <table:table-cell table:formula="of:=[.C13]/20000" office:value-type="float" office:value="0.9598" calcext:value-type="float">
            <text:p>0.9598</text:p>
          </table:table-cell>
          <table:table-cell table:formula="of:=SQRT([.D13]*(1-[.D13])/20000)" office:value-type="float" office:value="0.00138895572283641" calcext:value-type="float">
            <text:p>0.0013889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3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051" calcext:value-type="float">
            <text:p>19051</text:p>
          </table:table-cell>
          <table:table-cell table:formula="of:=[.C14]/20000" office:value-type="float" office:value="0.95255" calcext:value-type="float">
            <text:p>0.95255</text:p>
          </table:table-cell>
          <table:table-cell table:formula="of:=SQRT([.D14]*(1-[.D14])/20000)" office:value-type="float" office:value="0.00150330465142632" calcext:value-type="float">
            <text:p>0.0015033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4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8850" calcext:value-type="float">
            <text:p>18850</text:p>
          </table:table-cell>
          <table:table-cell table:formula="of:=[.C15]/20000" office:value-type="float" office:value="0.9425" calcext:value-type="float">
            <text:p>0.9425</text:p>
          </table:table-cell>
          <table:table-cell table:formula="of:=SQRT([.D15]*(1-[.D15])/20000)" office:value-type="float" office:value="0.00164611284546352" calcext:value-type="float">
            <text:p>0.0016461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1/F2f2_28V_-25C_64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8636" calcext:value-type="float">
            <text:p>18636</text:p>
          </table:table-cell>
          <table:table-cell table:formula="of:=[.C16]/20000" office:value-type="float" office:value="0.9318" calcext:value-type="float">
            <text:p>0.9318</text:p>
          </table:table-cell>
          <table:table-cell table:formula="of:=SQRT([.D16]*(1-[.D16])/20000)" office:value-type="float" office:value="0.00178253695613864" calcext:value-type="float">
            <text:p>0.00178253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y_20.2-25/F1f1_28V_-25C_61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3620" calcext:value-type="float">
            <text:p>13620</text:p>
          </table:table-cell>
          <table:table-cell table:formula="of:=[.C18]/20000" office:value-type="float" office:value="0.681" calcext:value-type="float">
            <text:p>0.681</text:p>
          </table:table-cell>
          <table:table-cell table:formula="of:=SQRT([.D18]*(1-[.D18]/[.B18]))" office:value-type="float" office:value="0.825213191817726" calcext:value-type="float">
            <text:p>0.8252131918</text:p>
          </table:table-cell>
          <table:table-cell office:value-type="float" office:value="61.6" calcext:value-type="float">
            <text:p>61.6</text:p>
          </table:table-cell>
          <table:table-cell table:formula="of:=[.F18]-61.1" office:value-type="float" office:value="0.5" calcext:value-type="float">
            <text:p>0.5</text:p>
          </table:table-cell>
          <table:table-cell table:formula="of:=LN([.D25]/[.D18])/2" office:value-type="string" office:string-value="Err:502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2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1437" calcext:value-type="float">
            <text:p>11437</text:p>
          </table:table-cell>
          <table:table-cell table:formula="of:=[.C19]/20000" office:value-type="float" office:value="0.57185" calcext:value-type="float">
            <text:p>0.57185</text:p>
          </table:table-cell>
          <table:table-cell table:formula="of:=SQRT([.D19]*(1-[.D19]/[.B19]))" office:value-type="float" office:value="0.75619683243113" calcext:value-type="float">
            <text:p>0.7561968324</text:p>
          </table:table-cell>
          <table:table-cell office:value-type="float" office:value="62.1" calcext:value-type="float">
            <text:p>62.1</text:p>
          </table:table-cell>
          <table:table-cell table:formula="of:=[.F19]-61.1" office:value-type="float" office:value="1" calcext:value-type="float">
            <text:p>1</text:p>
          </table:table-cell>
          <table:table-cell table:formula="of:=LN([.D26]/[.D19])/2" office:value-type="float" office:value="0.277861794030805" calcext:value-type="float">
            <text:p>0.277861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2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0158" calcext:value-type="float">
            <text:p>10158</text:p>
          </table:table-cell>
          <table:table-cell table:formula="of:=[.C20]/20000" office:value-type="float" office:value="0.5079" calcext:value-type="float">
            <text:p>0.5079</text:p>
          </table:table-cell>
          <table:table-cell table:formula="of:=SQRT([.D20]*(1-[.D20]/[.B20]))" office:value-type="float" office:value="0.712661982905992" calcext:value-type="float">
            <text:p>0.7126619829</text:p>
          </table:table-cell>
          <table:table-cell office:value-type="float" office:value="62.6" calcext:value-type="float">
            <text:p>62.6</text:p>
          </table:table-cell>
          <table:table-cell table:formula="of:=[.F20]-61.1" office:value-type="float" office:value="1.5" calcext:value-type="float">
            <text:p>1.5</text:p>
          </table:table-cell>
          <table:table-cell table:formula="of:=LN([.D27]/[.D20])/2" office:value-type="float" office:value="0.323325301917525" calcext:value-type="float">
            <text:p>0.3233253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3.1V_minimum00000.txt</text:p>
          </table:table-cell>
          <table:table-cell office:value-type="float" office:value="19952" calcext:value-type="float">
            <text:p>19952</text:p>
          </table:table-cell>
          <table:table-cell office:value-type="float" office:value="9209" calcext:value-type="float">
            <text:p>9209</text:p>
          </table:table-cell>
          <table:table-cell table:formula="of:=[.C21]/20000" office:value-type="float" office:value="0.46045" calcext:value-type="float">
            <text:p>0.46045</text:p>
          </table:table-cell>
          <table:table-cell table:formula="of:=SQRT([.D21]*(1-[.D21]/[.B21]))" office:value-type="float" office:value="0.678556831655952" calcext:value-type="float">
            <text:p>0.6785568317</text:p>
          </table:table-cell>
          <table:table-cell office:value-type="float" office:value="63.1" calcext:value-type="float">
            <text:p>63.1</text:p>
          </table:table-cell>
          <table:table-cell table:formula="of:=[.F21]-61.1" office:value-type="float" office:value="2" calcext:value-type="float">
            <text:p>2</text:p>
          </table:table-cell>
          <table:table-cell table:formula="of:=LN([.D28]/[.D21])/2" office:value-type="float" office:value="0.367025849818366" calcext:value-type="float">
            <text:p>0.3670258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3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452" calcext:value-type="float">
            <text:p>8452</text:p>
          </table:table-cell>
          <table:table-cell table:formula="of:=[.C22]/20000" office:value-type="float" office:value="0.4226" calcext:value-type="float">
            <text:p>0.4226</text:p>
          </table:table-cell>
          <table:table-cell table:formula="of:=SQRT([.D22]*(1-[.D22]/[.B22]))" office:value-type="float" office:value="0.650070050426875" calcext:value-type="float">
            <text:p>0.6500700504</text:p>
          </table:table-cell>
          <table:table-cell office:value-type="float" office:value="63.6" calcext:value-type="float">
            <text:p>63.6</text:p>
          </table:table-cell>
          <table:table-cell table:formula="of:=[.F22]-61.1" office:value-type="float" office:value="2.5" calcext:value-type="float">
            <text:p>2.5</text:p>
          </table:table-cell>
          <table:table-cell table:formula="of:=LN([.D29]/[.D22])/2" office:value-type="float" office:value="0.406148240111435" calcext:value-type="float">
            <text:p>0.4061482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4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8244" calcext:value-type="float">
            <text:p>8244</text:p>
          </table:table-cell>
          <table:table-cell table:formula="of:=[.C23]/20000" office:value-type="float" office:value="0.4122" calcext:value-type="float">
            <text:p>0.4122</text:p>
          </table:table-cell>
          <table:table-cell table:formula="of:=SQRT([.D23]*(1-[.D23]/[.B23]))" office:value-type="float" office:value="0.642021420637972" calcext:value-type="float">
            <text:p>0.6420214206</text:p>
          </table:table-cell>
          <table:table-cell office:value-type="float" office:value="64.1" calcext:value-type="float">
            <text:p>64.1</text:p>
          </table:table-cell>
          <table:table-cell table:formula="of:=[.F23]-61.1" office:value-type="float" office:value="2.99999999999999" calcext:value-type="float">
            <text:p>3</text:p>
          </table:table-cell>
          <table:table-cell table:formula="of:=LN([.D30]/[.D23])/2" office:value-type="float" office:value="0.413699267358286" calcext:value-type="float">
            <text:p>0.4136992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_20.2-25/F1f1_28V_-25C_64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7766" calcext:value-type="float">
            <text:p>7766</text:p>
          </table:table-cell>
          <table:table-cell table:formula="of:=[.C24]/20000" office:value-type="float" office:value="0.3883" calcext:value-type="float">
            <text:p>0.3883</text:p>
          </table:table-cell>
          <table:table-cell table:formula="of:=SQRT([.D24]*(1-[.D24]/[.B24]))" office:value-type="float" office:value="0.623131174918652" calcext:value-type="float">
            <text:p>0.6231311749</text:p>
          </table:table-cell>
          <table:table-cell office:value-type="float" office:value="64.6" calcext:value-type="float">
            <text:p>64.6</text:p>
          </table:table-cell>
          <table:table-cell table:formula="of:=[.F24]-61.1" office:value-type="float" office:value="3.49999999999999" calcext:value-type="float">
            <text:p>3.5</text:p>
          </table:table-cell>
          <table:table-cell table:formula="of:=LN([.D31]/[.D24])/2" office:value-type="float" office:value="0.438634922117362" calcext:value-type="float">
            <text:p>0.438634922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y_20.2-25/F2f2_28V_-25C_62.1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937" calcext:value-type="float">
            <text:p>19937</text:p>
          </table:table-cell>
          <table:table-cell table:formula="of:=[.C26]/20000" office:value-type="float" office:value="0.99685" calcext:value-type="float">
            <text:p>0.99685</text:p>
          </table:table-cell>
          <table:table-cell table:formula="of:=SQRT([.D26]*(1-[.D26]/[.B26]))" office:value-type="float" office:value="0.998398875452028" calcext:value-type="float">
            <text:p>0.9983988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2-25/F2f2_28V_-25C_62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9393" calcext:value-type="float">
            <text:p>19393</text:p>
          </table:table-cell>
          <table:table-cell table:formula="of:=[.C27]/20000" office:value-type="float" office:value="0.96965" calcext:value-type="float">
            <text:p>0.96965</text:p>
          </table:table-cell>
          <table:table-cell table:formula="of:=SQRT([.D27]*(1-[.D27]/[.B27]))" office:value-type="float" office:value="0.984684207725439" calcext:value-type="float">
            <text:p>0.9846842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2-25/F2f2_28V_-25C_63.1V_minimum00000.txt</text:p>
          </table:table-cell>
          <table:table-cell office:value-type="float" office:value="19990" calcext:value-type="float">
            <text:p>19990</text:p>
          </table:table-cell>
          <table:table-cell office:value-type="float" office:value="19187" calcext:value-type="float">
            <text:p>19187</text:p>
          </table:table-cell>
          <table:table-cell table:formula="of:=[.C28]/20000" office:value-type="float" office:value="0.95935" calcext:value-type="float">
            <text:p>0.95935</text:p>
          </table:table-cell>
          <table:table-cell table:formula="of:=SQRT([.D28]*(1-[.D28]/[.B28]))" office:value-type="float" office:value="0.979440635954295" calcext:value-type="float">
            <text:p>0.979440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2-25/F2f2_28V_-25C_63.6V_minimum00000.txt</text:p>
          </table:table-cell>
          <table:table-cell office:value-type="float" office:value="19997" calcext:value-type="float">
            <text:p>19997</text:p>
          </table:table-cell>
          <table:table-cell office:value-type="float" office:value="19043" calcext:value-type="float">
            <text:p>19043</text:p>
          </table:table-cell>
          <table:table-cell table:formula="of:=[.C29]/20000" office:value-type="float" office:value="0.95215" calcext:value-type="float">
            <text:p>0.95215</text:p>
          </table:table-cell>
          <table:table-cell table:formula="of:=SQRT([.D29]*(1-[.D29]/[.B29]))" office:value-type="float" office:value="0.975758506864497" calcext:value-type="float">
            <text:p>0.9757585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2-25/F2f2_28V_-25C_64.1V_minimum00000.txt</text:p>
          </table:table-cell>
          <table:table-cell office:value-type="float" office:value="19952" calcext:value-type="float">
            <text:p>19952</text:p>
          </table:table-cell>
          <table:table-cell office:value-type="float" office:value="18857" calcext:value-type="float">
            <text:p>18857</text:p>
          </table:table-cell>
          <table:table-cell table:formula="of:=[.C30]/20000" office:value-type="float" office:value="0.94285" calcext:value-type="float">
            <text:p>0.94285</text:p>
          </table:table-cell>
          <table:table-cell table:formula="of:=SQRT([.D30]*(1-[.D30]/[.B30]))" office:value-type="float" office:value="0.970981691259574" calcext:value-type="float">
            <text:p>0.9709816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_20.2-25/F2f2_28V_-25C_64.6V_minimum00000.txt</text:p>
          </table:table-cell>
          <table:table-cell office:value-type="float" office:value="20000" calcext:value-type="float">
            <text:p>20000</text:p>
          </table:table-cell>
          <table:table-cell office:value-type="float" office:value="18672" calcext:value-type="float">
            <text:p>18672</text:p>
          </table:table-cell>
          <table:table-cell table:formula="of:=[.C31]/20000" office:value-type="float" office:value="0.9336" calcext:value-type="float">
            <text:p>0.9336</text:p>
          </table:table-cell>
          <table:table-cell table:formula="of:=SQRT([.D31]*(1-[.D31]/[.B31]))" office:value-type="float" office:value="0.966207234268094" calcext:value-type="float">
            <text:p>0.966207234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5" table:style-name="ta1">
        <table:shapes>
          <draw:frame draw:z-index="0" draw:style-name="gr1" draw:text-style-name="P1" svg:width="6.2988in" svg:height="3.5429in" svg:x="6.7524in" svg:y="1.7587in">
            <draw:object draw:notify-on-update-of-ranges="Sheet5.A1:Sheet5.A8 Sheet5.B1:Sheet5.B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.2846in" svg:y="1.2134in">
            <draw:object draw:notify-on-update-of-ranges="Sheet5.A10:Sheet5.A17 Sheet5.B10:Sheet5.B1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7269" calcext:value-type="float">
            <text:p>0.012726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38453" calcext:value-type="float">
            <text:p>0.1384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8648" calcext:value-type="float">
            <text:p>0.19864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32116" calcext:value-type="float">
            <text:p>0.2321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896" calcext:value-type="float">
            <text:p>0.2389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68063" calcext:value-type="float">
            <text:p>0.2680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5771" calcext:value-type="float">
            <text:p>0.2757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09869" calcext:value-type="float">
            <text:p>0.30986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5034" calcext:value-type="float">
            <text:p>-0.145034</text:p>
          </table:table-cell>
          <table:table-cell office:value-type="float" office:value="543" calcext:value-type="float">
            <text:p>543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8634" calcext:value-type="float">
            <text:p>0.0448634</text:p>
          </table:table-cell>
          <table:table-cell office:value-type="float" office:value="675" calcext:value-type="float">
            <text:p>67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2065" calcext:value-type="float">
            <text:p>0.152065</text:p>
          </table:table-cell>
          <table:table-cell office:value-type="float" office:value="748" calcext:value-type="float">
            <text:p>7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755" calcext:value-type="float">
            <text:p>75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1805" calcext:value-type="float">
            <text:p>0.211805</text:p>
          </table:table-cell>
          <table:table-cell office:value-type="float" office:value="774" calcext:value-type="float">
            <text:p>7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250079" calcext:value-type="float">
            <text:p>0.250079</text:p>
          </table:table-cell>
          <table:table-cell office:value-type="float" office:value="847" calcext:value-type="float">
            <text:p>8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9734" calcext:value-type="float">
            <text:p>0.269734</text:p>
          </table:table-cell>
          <table:table-cell office:value-type="float" office:value="867" calcext:value-type="float">
            <text:p>8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02351" calcext:value-type="float">
            <text:p>0.302351</text:p>
          </table:table-cell>
          <table:table-cell office:value-type="float" office:value="862" calcext:value-type="float">
            <text:p>862</text:p>
          </table:table-cell>
          <table:table-cell office:value-type="float" office:value="348" calcext:value-type="float">
            <text:p>348</text:p>
          </table:table-cell>
        </table:table-row>
      </table:table>
      <table:table table:name="Sheet6" table:style-name="ta1">
        <table:shapes>
          <draw:frame draw:z-index="0" draw:style-name="gr1" draw:text-style-name="P1" svg:width="6.2988in" svg:height="3.5429in" svg:x="13.3287in" svg:y="2.3622in">
            <draw:object draw:notify-on-update-of-ranges="Sheet6.A1:Sheet6.A7 Sheet6.B1:Sheet6.B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7.426in" svg:y="4.4299in">
            <draw:object draw:notify-on-update-of-ranges="Sheet6.A9:Sheet6.A16 Sheet6.B9:Sheet6.B1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0.6165in" svg:y="5.361in">
            <draw:object draw:notify-on-update-of-ranges="Sheet6.A17:Sheet6.A24 Sheet6.B17:Sheet6.B24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29788" calcext:value-type="float">
            <text:p>0.129788</text:p>
          </table:table-cell>
          <table:table-cell office:value-type="float" office:value="955" calcext:value-type="float">
            <text:p>955</text:p>
          </table:table-cell>
          <table:table-cell office:value-type="float" office:value="647" calcext:value-type="float">
            <text:p>647</text:p>
          </table:table-cell>
          <table:table-cell table:formula="of:=[.C1]/1000" office:value-type="float" office:value="0.955" calcext:value-type="float">
            <text:p>0.955</text:p>
          </table:table-cell>
          <table:table-cell table:formula="of:=[.D1]/1000" office:value-type="float" office:value="0.647" calcext:value-type="float">
            <text:p>0.647</text:p>
          </table:table-cell>
          <table:table-cell table:formula="of:=SQRT([.E1]*(1-[.E1])/1000)" office:value-type="float" office:value="0.00655553201502365" calcext:value-type="float">
            <text:p>0.006555532</text:p>
          </table:table-cell>
          <table:table-cell table:formula="of:=SQRT([.F1]*(1-[.F1])/1000)" office:value-type="float" office:value="0.0151126106282138" calcext:value-type="float">
            <text:p>0.0151126106</text:p>
          </table:table-cell>
          <table:table-cell table:formula="of:=SQRT(([.G1]/[.E1])^2+([.H1]/[.F1])^2)" office:value-type="float" office:value="0.0243457485599436" calcext:value-type="float">
            <text:p>0.02434574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]" office:value-type="float" office:value="0.129788" calcext:value-type="float">
            <text:p>0.129788</text:p>
          </table:table-cell>
          <table:table-cell office:value-type="float" office:value="0.25" calcext:value-type="float">
            <text:p>0.25</text:p>
          </table:table-cell>
          <table:table-cell table:formula="of:=[.I1]" office:value-type="float" office:value="0.0243457485599436" calcext:value-type="float">
            <text:p>0.02434574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6973" calcext:value-type="float">
            <text:p>0.286973</text:p>
          </table:table-cell>
          <table:table-cell office:value-type="float" office:value="887" calcext:value-type="float">
            <text:p>887</text:p>
          </table:table-cell>
          <table:table-cell office:value-type="float" office:value="375" calcext:value-type="float">
            <text:p>375</text:p>
          </table:table-cell>
          <table:table-cell table:formula="of:=[.C2]/1000" office:value-type="float" office:value="0.887" calcext:value-type="float">
            <text:p>0.887</text:p>
          </table:table-cell>
          <table:table-cell table:formula="of:=[.D2]/1000" office:value-type="float" office:value="0.375" calcext:value-type="float">
            <text:p>0.375</text:p>
          </table:table-cell>
          <table:table-cell table:formula="of:=SQRT([.E2]*(1-[.E2])/1000)" office:value-type="float" office:value="0.0100115433375679" calcext:value-type="float">
            <text:p>0.0100115433</text:p>
          </table:table-cell>
          <table:table-cell table:formula="of:=SQRT([.F2]*(1-[.F2])/1000)" office:value-type="float" office:value="0.0153093108923949" calcext:value-type="float">
            <text:p>0.0153093109</text:p>
          </table:table-cell>
          <table:table-cell table:formula="of:=SQRT(([.G2]/[.E2])^2+([.H2]/[.F2])^2)" office:value-type="float" office:value="0.0423563735766289" calcext:value-type="float">
            <text:p>0.042356373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2]" office:value-type="float" office:value="0.286973" calcext:value-type="float">
            <text:p>0.286973</text:p>
          </table:table-cell>
          <table:table-cell office:value-type="float" office:value="0.25" calcext:value-type="float">
            <text:p>0.25</text:p>
          </table:table-cell>
          <table:table-cell table:formula="of:=[.I2]" office:value-type="float" office:value="0.0423563735766289" calcext:value-type="float">
            <text:p>0.0423563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6253" calcext:value-type="float">
            <text:p>0.136253</text:p>
          </table:table-cell>
          <table:table-cell office:value-type="float" office:value="608" calcext:value-type="float">
            <text:p>608</text:p>
          </table:table-cell>
          <table:table-cell office:value-type="float" office:value="404" calcext:value-type="float">
            <text:p>404</text:p>
          </table:table-cell>
          <table:table-cell table:formula="of:=[.C3]/1000" office:value-type="float" office:value="0.608" calcext:value-type="float">
            <text:p>0.608</text:p>
          </table:table-cell>
          <table:table-cell table:formula="of:=[.D3]/1000" office:value-type="float" office:value="0.404" calcext:value-type="float">
            <text:p>0.404</text:p>
          </table:table-cell>
          <table:table-cell table:formula="of:=SQRT([.E3]*(1-[.E3])/1000)" office:value-type="float" office:value="0.015438134602341" calcext:value-type="float">
            <text:p>0.0154381346</text:p>
          </table:table-cell>
          <table:table-cell table:formula="of:=SQRT([.F3]*(1-[.F3])/1000)" office:value-type="float" office:value="0.0155172162451904" calcext:value-type="float">
            <text:p>0.0155172162</text:p>
          </table:table-cell>
          <table:table-cell table:formula="of:=SQRT(([.G3]/[.E3])^2+([.H3]/[.F3])^2)" office:value-type="float" office:value="0.0460432879674957" calcext:value-type="float">
            <text:p>0.04604328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" office:value-type="float" office:value="0.136253" calcext:value-type="float">
            <text:p>0.136253</text:p>
          </table:table-cell>
          <table:table-cell office:value-type="float" office:value="0.25" calcext:value-type="float">
            <text:p>0.25</text:p>
          </table:table-cell>
          <table:table-cell table:formula="of:=[.I3]" office:value-type="float" office:value="0.0460432879674957" calcext:value-type="float">
            <text:p>0.0460432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435573" calcext:value-type="float">
            <text:p>0.0435573</text:p>
          </table:table-cell>
          <table:table-cell office:value-type="float" office:value="449" calcext:value-type="float">
            <text:p>449</text:p>
          </table:table-cell>
          <table:table-cell office:value-type="float" office:value="394" calcext:value-type="float">
            <text:p>394</text:p>
          </table:table-cell>
          <table:table-cell table:formula="of:=[.C4]/1000" office:value-type="float" office:value="0.449" calcext:value-type="float">
            <text:p>0.449</text:p>
          </table:table-cell>
          <table:table-cell table:formula="of:=[.D4]/1000" office:value-type="float" office:value="0.394" calcext:value-type="float">
            <text:p>0.394</text:p>
          </table:table-cell>
          <table:table-cell table:formula="of:=SQRT([.E4]*(1-[.E4])/1000)" office:value-type="float" office:value="0.0157289224042844" calcext:value-type="float">
            <text:p>0.0157289224</text:p>
          </table:table-cell>
          <table:table-cell table:formula="of:=SQRT([.F4]*(1-[.F4])/1000)" office:value-type="float" office:value="0.0154519901630826" calcext:value-type="float">
            <text:p>0.0154519902</text:p>
          </table:table-cell>
          <table:table-cell table:formula="of:=SQRT(([.G4]/[.E4])^2+([.H4]/[.F4])^2)" office:value-type="float" office:value="0.0525855736699216" calcext:value-type="float">
            <text:p>0.0525855737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4]" office:value-type="float" office:value="0.0435573" calcext:value-type="float">
            <text:p>0.0435573</text:p>
          </table:table-cell>
          <table:table-cell office:value-type="float" office:value="0.25" calcext:value-type="float">
            <text:p>0.25</text:p>
          </table:table-cell>
          <table:table-cell table:formula="of:=[.I4]" office:value-type="float" office:value="0.0525855736699216" calcext:value-type="float">
            <text:p>0.05258557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38716" calcext:value-type="float">
            <text:p>0.0138716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table:formula="of:=[.C5]/1000" office:value-type="float" office:value="0.368" calcext:value-type="float">
            <text:p>0.368</text:p>
          </table:table-cell>
          <table:table-cell table:formula="of:=[.D5]/1000" office:value-type="float" office:value="0.353" calcext:value-type="float">
            <text:p>0.353</text:p>
          </table:table-cell>
          <table:table-cell table:formula="of:=SQRT([.E5]*(1-[.E5])/1000)" office:value-type="float" office:value="0.0152504426165276" calcext:value-type="float">
            <text:p>0.0152504426</text:p>
          </table:table-cell>
          <table:table-cell table:formula="of:=SQRT([.F5]*(1-[.F5])/1000)" office:value-type="float" office:value="0.0151126106282138" calcext:value-type="float">
            <text:p>0.0151126106</text:p>
          </table:table-cell>
          <table:table-cell table:formula="of:=SQRT(([.G5]/[.E5])^2+([.H5]/[.F5])^2)" office:value-type="float" office:value="0.0595839952852234" calcext:value-type="float">
            <text:p>0.059583995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" office:value-type="float" office:value="0.0138716" calcext:value-type="float">
            <text:p>0.0138716</text:p>
          </table:table-cell>
          <table:table-cell office:value-type="float" office:value="0.25" calcext:value-type="float">
            <text:p>0.25</text:p>
          </table:table-cell>
          <table:table-cell table:formula="of:=[.I5]" office:value-type="float" office:value="0.0595839952852234" calcext:value-type="float">
            <text:p>0.05958399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0203" calcext:value-type="float">
            <text:p>0.0110203</text:p>
          </table:table-cell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formula="of:=[.C6]/1000" office:value-type="float" office:value="0.369" calcext:value-type="float">
            <text:p>0.369</text:p>
          </table:table-cell>
          <table:table-cell table:formula="of:=[.D6]/1000" office:value-type="float" office:value="0.357" calcext:value-type="float">
            <text:p>0.357</text:p>
          </table:table-cell>
          <table:table-cell table:formula="of:=SQRT([.E6]*(1-[.E6])/1000)" office:value-type="float" office:value="0.0152590628807932" calcext:value-type="float">
            <text:p>0.0152590629</text:p>
          </table:table-cell>
          <table:table-cell table:formula="of:=SQRT([.F6]*(1-[.F6])/1000)" office:value-type="float" office:value="0.0151509405648626" calcext:value-type="float">
            <text:p>0.0151509406</text:p>
          </table:table-cell>
          <table:table-cell table:formula="of:=SQRT(([.G6]/[.E6])^2+([.H6]/[.F6])^2)" office:value-type="float" office:value="0.0592549369120437" calcext:value-type="float">
            <text:p>0.0592549369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B6]" office:value-type="float" office:value="0.0110203" calcext:value-type="float">
            <text:p>0.0110203</text:p>
          </table:table-cell>
          <table:table-cell office:value-type="float" office:value="0.25" calcext:value-type="float">
            <text:p>0.25</text:p>
          </table:table-cell>
          <table:table-cell table:formula="of:=[.I6]" office:value-type="float" office:value="0.0592549369120437" calcext:value-type="float">
            <text:p>0.05925493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87728" calcext:value-type="float">
            <text:p>0.0187728</text:p>
          </table:table-cell>
          <table:table-cell office:value-type="float" office:value="420" calcext:value-type="float">
            <text:p>420</text:p>
          </table:table-cell>
          <table:table-cell office:value-type="float" office:value="397" calcext:value-type="float">
            <text:p>397</text:p>
          </table:table-cell>
          <table:table-cell table:formula="of:=[.C7]/1000" office:value-type="float" office:value="0.42" calcext:value-type="float">
            <text:p>0.42</text:p>
          </table:table-cell>
          <table:table-cell table:formula="of:=[.D7]/1000" office:value-type="float" office:value="0.397" calcext:value-type="float">
            <text:p>0.397</text:p>
          </table:table-cell>
          <table:table-cell table:formula="of:=SQRT([.E7]*(1-[.E7])/1000)" office:value-type="float" office:value="0.0156076904121013" calcext:value-type="float">
            <text:p>0.0156076904</text:p>
          </table:table-cell>
          <table:table-cell table:formula="of:=SQRT([.F7]*(1-[.F7])/1000)" office:value-type="float" office:value="0.0154722655096143" calcext:value-type="float">
            <text:p>0.0154722655</text:p>
          </table:table-cell>
          <table:table-cell table:formula="of:=SQRT(([.G7]/[.E7])^2+([.H7]/[.F7])^2)" office:value-type="float" office:value="0.0538502002652712" calcext:value-type="float">
            <text:p>0.053850200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7]" office:value-type="float" office:value="0.0187728" calcext:value-type="float">
            <text:p>0.0187728</text:p>
          </table:table-cell>
          <table:table-cell office:value-type="float" office:value="0.25" calcext:value-type="float">
            <text:p>0.25</text:p>
          </table:table-cell>
          <table:table-cell table:formula="of:=[.I7]" office:value-type="float" office:value="0.0538502002652712" calcext:value-type="float">
            <text:p>0.05385020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8578" calcext:value-type="float">
            <text:p>0.158578</text:p>
          </table:table-cell>
          <table:table-cell office:value-type="float" office:value="980" calcext:value-type="float">
            <text:p>980</text:p>
          </table:table-cell>
          <table:table-cell office:value-type="float" office:value="609" calcext:value-type="float">
            <text:p>609</text:p>
          </table:table-cell>
          <table:table-cell table:formula="of:=[.C9]/1000" office:value-type="float" office:value="0.98" calcext:value-type="float">
            <text:p>0.98</text:p>
          </table:table-cell>
          <table:table-cell table:formula="of:=[.D9]/1000" office:value-type="float" office:value="0.609" calcext:value-type="float">
            <text:p>0.609</text:p>
          </table:table-cell>
          <table:table-cell table:formula="of:=SQRT([.E9]*(1-[.E9])/1000)" office:value-type="float" office:value="0.00442718872423573" calcext:value-type="float">
            <text:p>0.0044271887</text:p>
          </table:table-cell>
          <table:table-cell table:formula="of:=SQRT([.F9]*(1-[.F9])/1000)" office:value-type="float" office:value="0.0154311049507156" calcext:value-type="float">
            <text:p>0.015431105</text:p>
          </table:table-cell>
          <table:table-cell table:formula="of:=SQRT(([.G9]/[.E9])^2+([.H9]/[.F9])^2)" office:value-type="float" office:value="0.0257379930853214" calcext:value-type="float">
            <text:p>0.02573799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]" office:value-type="float" office:value="0.158578" calcext:value-type="float">
            <text:p>0.158578</text:p>
          </table:table-cell>
          <table:table-cell office:value-type="float" office:value="0.25" calcext:value-type="float">
            <text:p>0.25</text:p>
          </table:table-cell>
          <table:table-cell table:formula="of:=[.I9]" office:value-type="float" office:value="0.0257379930853214" calcext:value-type="float">
            <text:p>0.02573799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51209" calcext:value-type="float">
            <text:p>0.351209</text:p>
          </table:table-cell>
          <table:table-cell office:value-type="float" office:value="978" calcext:value-type="float">
            <text:p>978</text:p>
          </table:table-cell>
          <table:table-cell office:value-type="float" office:value="341" calcext:value-type="float">
            <text:p>341</text:p>
          </table:table-cell>
          <table:table-cell table:formula="of:=[.C10]/1000" office:value-type="float" office:value="0.978" calcext:value-type="float">
            <text:p>0.978</text:p>
          </table:table-cell>
          <table:table-cell table:formula="of:=[.D10]/1000" office:value-type="float" office:value="0.341" calcext:value-type="float">
            <text:p>0.341</text:p>
          </table:table-cell>
          <table:table-cell table:formula="of:=SQRT([.E10]*(1-[.E10])/1000)" office:value-type="float" office:value="0.00463853425124791" calcext:value-type="float">
            <text:p>0.0046385343</text:p>
          </table:table-cell>
          <table:table-cell table:formula="of:=SQRT([.F10]*(1-[.F10])/1000)" office:value-type="float" office:value="0.0149906304070243" calcext:value-type="float">
            <text:p>0.0149906304</text:p>
          </table:table-cell>
          <table:table-cell table:formula="of:=SQRT(([.G10]/[.E10])^2+([.H10]/[.F10])^2)" office:value-type="float" office:value="0.0442159044595229" calcext:value-type="float">
            <text:p>0.044215904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10]" office:value-type="float" office:value="0.351209" calcext:value-type="float">
            <text:p>0.351209</text:p>
          </table:table-cell>
          <table:table-cell office:value-type="float" office:value="0.25" calcext:value-type="float">
            <text:p>0.25</text:p>
          </table:table-cell>
          <table:table-cell table:formula="of:=[.I10]" office:value-type="float" office:value="0.0442159044595229" calcext:value-type="float">
            <text:p>0.0442159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994" calcext:value-type="float">
            <text:p>994</text:p>
          </table:table-cell>
          <table:table-cell office:value-type="float" office:value="276" calcext:value-type="float">
            <text:p>276</text:p>
          </table:table-cell>
          <table:table-cell table:formula="of:=[.C11]/1000" office:value-type="float" office:value="0.994" calcext:value-type="float">
            <text:p>0.994</text:p>
          </table:table-cell>
          <table:table-cell table:formula="of:=[.D11]/1000" office:value-type="float" office:value="0.276" calcext:value-type="float">
            <text:p>0.276</text:p>
          </table:table-cell>
          <table:table-cell table:formula="of:=SQRT([.E11]*(1-[.E11])/1000)" office:value-type="float" office:value="0.00244213021765835" calcext:value-type="float">
            <text:p>0.0024421302</text:p>
          </table:table-cell>
          <table:table-cell table:formula="of:=SQRT([.F11]*(1-[.F11])/1000)" office:value-type="float" office:value="0.0141359117144951" calcext:value-type="float">
            <text:p>0.0141359117</text:p>
          </table:table-cell>
          <table:table-cell table:formula="of:=SQRT(([.G11]/[.E11])^2+([.H11]/[.F11])^2)" office:value-type="float" office:value="0.0512759653551342" calcext:value-type="float">
            <text:p>0.051275965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]" office:value-type="float" office:value="0.427112" calcext:value-type="float">
            <text:p>0.427112</text:p>
          </table:table-cell>
          <table:table-cell office:value-type="float" office:value="0.25" calcext:value-type="float">
            <text:p>0.25</text:p>
          </table:table-cell>
          <table:table-cell table:formula="of:=[.I11]" office:value-type="float" office:value="0.0512759653551342" calcext:value-type="float">
            <text:p>0.05127596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1581" calcext:value-type="float">
            <text:p>0.371581</text:p>
          </table:table-cell>
          <table:table-cell office:value-type="float" office:value="1000" calcext:value-type="float">
            <text:p>1000</text:p>
          </table:table-cell>
          <table:table-cell office:value-type="float" office:value="328" calcext:value-type="float">
            <text:p>328</text:p>
          </table:table-cell>
          <table:table-cell table:formula="of:=[.C12]/1000" office:value-type="float" office:value="1" calcext:value-type="float">
            <text:p>1</text:p>
          </table:table-cell>
          <table:table-cell table:formula="of:=[.D12]/1000" office:value-type="float" office:value="0.328" calcext:value-type="float">
            <text:p>0.328</text:p>
          </table:table-cell>
          <table:table-cell table:formula="of:=SQRT([.E12]*(1-[.E12])/1000)" office:value-type="float" office:value="0" calcext:value-type="float">
            <text:p>0</text:p>
          </table:table-cell>
          <table:table-cell table:formula="of:=SQRT([.F12]*(1-[.F12])/1000)" office:value-type="float" office:value="0.0148464137083674" calcext:value-type="float">
            <text:p>0.0148464137</text:p>
          </table:table-cell>
          <table:table-cell table:formula="of:=SQRT(([.G12]/[.E12])^2+([.H12]/[.F12])^2)" office:value-type="float" office:value="0.0452634564279494" calcext:value-type="float">
            <text:p>0.0452634564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12]" office:value-type="float" office:value="0.371581" calcext:value-type="float">
            <text:p>0.371581</text:p>
          </table:table-cell>
          <table:table-cell office:value-type="float" office:value="0.25" calcext:value-type="float">
            <text:p>0.25</text:p>
          </table:table-cell>
          <table:table-cell table:formula="of:=[.I12]" office:value-type="float" office:value="0.0452634564279494" calcext:value-type="float">
            <text:p>0.0452634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1084" calcext:value-type="float">
            <text:p>0.331084</text:p>
          </table:table-cell>
          <table:table-cell office:value-type="float" office:value="999" calcext:value-type="float">
            <text:p>999</text:p>
          </table:table-cell>
          <table:table-cell office:value-type="float" office:value="370" calcext:value-type="float">
            <text:p>370</text:p>
          </table:table-cell>
          <table:table-cell table:formula="of:=[.C13]/1000" office:value-type="float" office:value="0.999" calcext:value-type="float">
            <text:p>0.999</text:p>
          </table:table-cell>
          <table:table-cell table:formula="of:=[.D13]/1000" office:value-type="float" office:value="0.37" calcext:value-type="float">
            <text:p>0.37</text:p>
          </table:table-cell>
          <table:table-cell table:formula="of:=SQRT([.E13]*(1-[.E13])/1000)" office:value-type="float" office:value="0.000999499874937461" calcext:value-type="float">
            <text:p>0.0009994999</text:p>
          </table:table-cell>
          <table:table-cell table:formula="of:=SQRT([.F13]*(1-[.F13])/1000)" office:value-type="float" office:value="0.0152676127799994" calcext:value-type="float">
            <text:p>0.0152676128</text:p>
          </table:table-cell>
          <table:table-cell table:formula="of:=SQRT(([.G13]/[.E13])^2+([.H13]/[.F13])^2)" office:value-type="float" office:value="0.0412759458244594" calcext:value-type="float">
            <text:p>0.041275945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]" office:value-type="float" office:value="0.331084" calcext:value-type="float">
            <text:p>0.331084</text:p>
          </table:table-cell>
          <table:table-cell office:value-type="float" office:value="0.25" calcext:value-type="float">
            <text:p>0.25</text:p>
          </table:table-cell>
          <table:table-cell table:formula="of:=[.I13]" office:value-type="float" office:value="0.0412759458244594" calcext:value-type="float">
            <text:p>0.0412759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4674" calcext:value-type="float">
            <text:p>0.404674</text:p>
          </table:table-cell>
          <table:table-cell office:value-type="float" office:value="1000" calcext:value-type="float">
            <text:p>1000</text:p>
          </table:table-cell>
          <table:table-cell office:value-type="float" office:value="297" calcext:value-type="float">
            <text:p>297</text:p>
          </table:table-cell>
          <table:table-cell table:formula="of:=[.C14]/1000" office:value-type="float" office:value="1" calcext:value-type="float">
            <text:p>1</text:p>
          </table:table-cell>
          <table:table-cell table:formula="of:=[.D14]/1000" office:value-type="float" office:value="0.297" calcext:value-type="float">
            <text:p>0.297</text:p>
          </table:table-cell>
          <table:table-cell table:formula="of:=SQRT([.E14]*(1-[.E14])/1000)" office:value-type="float" office:value="0" calcext:value-type="float">
            <text:p>0</text:p>
          </table:table-cell>
          <table:table-cell table:formula="of:=SQRT([.F14]*(1-[.F14])/1000)" office:value-type="float" office:value="0.0144496020706454" calcext:value-type="float">
            <text:p>0.0144496021</text:p>
          </table:table-cell>
          <table:table-cell table:formula="of:=SQRT(([.G14]/[.E14])^2+([.H14]/[.F14])^2)" office:value-type="float" office:value="0.0486518588237219" calcext:value-type="float">
            <text:p>0.0486518588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B14]" office:value-type="float" office:value="0.404674" calcext:value-type="float">
            <text:p>0.404674</text:p>
          </table:table-cell>
          <table:table-cell office:value-type="float" office:value="0.25" calcext:value-type="float">
            <text:p>0.25</text:p>
          </table:table-cell>
          <table:table-cell table:formula="of:=[.I14]" office:value-type="float" office:value="0.0486518588237219" calcext:value-type="float">
            <text:p>0.0486518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4004" calcext:value-type="float">
            <text:p>0.384004</text:p>
          </table:table-cell>
          <table:table-cell office:value-type="float" office:value="1000" calcext:value-type="float">
            <text:p>1000</text:p>
          </table:table-cell>
          <table:table-cell office:value-type="float" office:value="316" calcext:value-type="float">
            <text:p>316</text:p>
          </table:table-cell>
          <table:table-cell table:formula="of:=[.C15]/1000" office:value-type="float" office:value="1" calcext:value-type="float">
            <text:p>1</text:p>
          </table:table-cell>
          <table:table-cell table:formula="of:=[.D15]/1000" office:value-type="float" office:value="0.316" calcext:value-type="float">
            <text:p>0.316</text:p>
          </table:table-cell>
          <table:table-cell table:formula="of:=SQRT([.E15]*(1-[.E15])/1000)" office:value-type="float" office:value="0" calcext:value-type="float">
            <text:p>0</text:p>
          </table:table-cell>
          <table:table-cell table:formula="of:=SQRT([.F15]*(1-[.F15])/1000)" office:value-type="float" office:value="0.0147018366199601" calcext:value-type="float">
            <text:p>0.0147018366</text:p>
          </table:table-cell>
          <table:table-cell table:formula="of:=SQRT(([.G15]/[.E15])^2+([.H15]/[.F15])^2)" office:value-type="float" office:value="0.0465247994302535" calcext:value-type="float">
            <text:p>0.046524799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5]" office:value-type="float" office:value="0.384004" calcext:value-type="float">
            <text:p>0.384004</text:p>
          </table:table-cell>
          <table:table-cell office:value-type="float" office:value="0.25" calcext:value-type="float">
            <text:p>0.25</text:p>
          </table:table-cell>
          <table:table-cell table:formula="of:=[.I15]" office:value-type="float" office:value="0.0465247994302535" calcext:value-type="float">
            <text:p>0.046524799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21983" calcext:value-type="float">
            <text:p>0.121983</text:p>
          </table:table-cell>
          <table:table-cell office:value-type="float" office:value="14997" calcext:value-type="float">
            <text:p>14997</text:p>
          </table:table-cell>
          <table:table-cell office:value-type="float" office:value="10401" calcext:value-type="float">
            <text:p>10401</text:p>
          </table:table-cell>
          <table:table-cell table:formula="of:=[.C17]/15000" office:value-type="float" office:value="0.9998" calcext:value-type="float">
            <text:p>0.9998</text:p>
          </table:table-cell>
          <table:table-cell table:formula="of:=[.D17]/15000" office:value-type="float" office:value="0.6934" calcext:value-type="float">
            <text:p>0.6934</text:p>
          </table:table-cell>
          <table:table-cell table:formula="of:=SQRT([.E17]*(1-[.E17])/15000)" office:value-type="float" office:value="0.000115458506255127" calcext:value-type="float">
            <text:p>0.0001154585</text:p>
          </table:table-cell>
          <table:table-cell table:formula="of:=SQRT([.F17]*(1-[.F17])/15000)" office:value-type="float" office:value="0.0037647172536593" calcext:value-type="float">
            <text:p>0.0037647173</text:p>
          </table:table-cell>
          <table:table-cell table:formula="of:=SQRT(([.G17]/[.E17])^2+([.H17]/[.F17])^2)/3" office:value-type="float" office:value="0.00181019553316129" calcext:value-type="float">
            <text:p>0.001810195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7]" office:value-type="float" office:value="0.121983" calcext:value-type="float">
            <text:p>0.121983</text:p>
          </table:table-cell>
          <table:table-cell office:value-type="float" office:value="0" calcext:value-type="float">
            <text:p>0</text:p>
          </table:table-cell>
          <table:table-cell table:formula="of:=[.I17]" office:value-type="float" office:value="0.00181019553316129" calcext:value-type="float">
            <text:p>0.00181019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45822" calcext:value-type="float">
            <text:p>0.245822</text:p>
          </table:table-cell>
          <table:table-cell office:value-type="float" office:value="14994" calcext:value-type="float">
            <text:p>14994</text:p>
          </table:table-cell>
          <table:table-cell office:value-type="float" office:value="7172" calcext:value-type="float">
            <text:p>7172</text:p>
          </table:table-cell>
          <table:table-cell table:formula="of:=[.C18]/15000" office:value-type="float" office:value="0.9996" calcext:value-type="float">
            <text:p>0.9996</text:p>
          </table:table-cell>
          <table:table-cell table:formula="of:=[.D18]/15000" office:value-type="float" office:value="0.478133333333333" calcext:value-type="float">
            <text:p>0.4781333333</text:p>
          </table:table-cell>
          <table:table-cell table:formula="of:=SQRT([.E18]*(1-[.E18])/15000)" office:value-type="float" office:value="0.000163266653055659" calcext:value-type="float">
            <text:p>0.0001632667</text:p>
          </table:table-cell>
          <table:table-cell table:formula="of:=SQRT([.F18]*(1-[.F18])/15000)" office:value-type="float" office:value="0.00407857694863367" calcext:value-type="float">
            <text:p>0.0040785769</text:p>
          </table:table-cell>
          <table:table-cell table:formula="of:=SQRT(([.G18]/[.E18])^2+([.H18]/[.F18])^2)/3" office:value-type="float" office:value="0.00284392396556331" calcext:value-type="float">
            <text:p>0.00284392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18]" office:value-type="float" office:value="0.245822" calcext:value-type="float">
            <text:p>0.245822</text:p>
          </table:table-cell>
          <table:table-cell office:value-type="float" office:value="0" calcext:value-type="float">
            <text:p>0</text:p>
          </table:table-cell>
          <table:table-cell table:formula="of:=[.I18]" office:value-type="float" office:value="0.00284392396556331" calcext:value-type="float">
            <text:p>0.0028439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0635" calcext:value-type="float">
            <text:p>0.330635</text:p>
          </table:table-cell>
          <table:table-cell office:value-type="float" office:value="14981" calcext:value-type="float">
            <text:p>14981</text:p>
          </table:table-cell>
          <table:table-cell office:value-type="float" office:value="5556" calcext:value-type="float">
            <text:p>5556</text:p>
          </table:table-cell>
          <table:table-cell table:formula="of:=[.C19]/15000" office:value-type="float" office:value="0.998733333333333" calcext:value-type="float">
            <text:p>0.9987333333</text:p>
          </table:table-cell>
          <table:table-cell table:formula="of:=[.D19]/15000" office:value-type="float" office:value="0.3704" calcext:value-type="float">
            <text:p>0.3704</text:p>
          </table:table-cell>
          <table:table-cell table:formula="of:=SQRT([.E19]*(1-[.E19])/15000)" office:value-type="float" office:value="0.000290409162185837" calcext:value-type="float">
            <text:p>0.0002904092</text:p>
          </table:table-cell>
          <table:table-cell table:formula="of:=SQRT([.F19]*(1-[.F19])/15000)" office:value-type="float" office:value="0.00394295861843193" calcext:value-type="float">
            <text:p>0.0039429586</text:p>
          </table:table-cell>
          <table:table-cell table:formula="of:=SQRT(([.G19]/[.E19])^2+([.H19]/[.F19])^2)/3" office:value-type="float" office:value="0.00354970242928594" calcext:value-type="float">
            <text:p>0.00354970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9]" office:value-type="float" office:value="0.330635" calcext:value-type="float">
            <text:p>0.330635</text:p>
          </table:table-cell>
          <table:table-cell office:value-type="float" office:value="0" calcext:value-type="float">
            <text:p>0</text:p>
          </table:table-cell>
          <table:table-cell table:formula="of:=[.I19]" office:value-type="float" office:value="0.00354970242928594" calcext:value-type="float">
            <text:p>0.00354970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7012" calcext:value-type="float">
            <text:p>0.377012</text:p>
          </table:table-cell>
          <table:table-cell office:value-type="float" office:value="14983" calcext:value-type="float">
            <text:p>14983</text:p>
          </table:table-cell>
          <table:table-cell office:value-type="float" office:value="4835" calcext:value-type="float">
            <text:p>4835</text:p>
          </table:table-cell>
          <table:table-cell table:formula="of:=[.C20]/15000" office:value-type="float" office:value="0.998866666666667" calcext:value-type="float">
            <text:p>0.9988666667</text:p>
          </table:table-cell>
          <table:table-cell table:formula="of:=[.D20]/15000" office:value-type="float" office:value="0.322333333333333" calcext:value-type="float">
            <text:p>0.3223333333</text:p>
          </table:table-cell>
          <table:table-cell table:formula="of:=SQRT([.E20]*(1-[.E20])/15000)" office:value-type="float" office:value="0.000274717902448903" calcext:value-type="float">
            <text:p>0.0002747179</text:p>
          </table:table-cell>
          <table:table-cell table:formula="of:=SQRT([.F20]*(1-[.F20])/15000)" office:value-type="float" office:value="0.00381605866093588" calcext:value-type="float">
            <text:p>0.0038160587</text:p>
          </table:table-cell>
          <table:table-cell table:formula="of:=SQRT(([.G20]/[.E20])^2+([.H20]/[.F20])^2)/3" office:value-type="float" office:value="0.00394735083166282" calcext:value-type="float">
            <text:p>0.0039473508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20]" office:value-type="float" office:value="0.377012" calcext:value-type="float">
            <text:p>0.377012</text:p>
          </table:table-cell>
          <table:table-cell office:value-type="float" office:value="0" calcext:value-type="float">
            <text:p>0</text:p>
          </table:table-cell>
          <table:table-cell table:formula="of:=[.I20]" office:value-type="float" office:value="0.00394735083166282" calcext:value-type="float">
            <text:p>0.00394735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17276" calcext:value-type="float">
            <text:p>0.417276</text:p>
          </table:table-cell>
          <table:table-cell office:value-type="float" office:value="14980" calcext:value-type="float">
            <text:p>14980</text:p>
          </table:table-cell>
          <table:table-cell office:value-type="float" office:value="4284" calcext:value-type="float">
            <text:p>4284</text:p>
          </table:table-cell>
          <table:table-cell table:formula="of:=[.C21]/15000" office:value-type="float" office:value="0.998666666666667" calcext:value-type="float">
            <text:p>0.9986666667</text:p>
          </table:table-cell>
          <table:table-cell table:formula="of:=[.D21]/15000" office:value-type="float" office:value="0.2856" calcext:value-type="float">
            <text:p>0.2856</text:p>
          </table:table-cell>
          <table:table-cell table:formula="of:=SQRT([.E21]*(1-[.E21])/15000)" office:value-type="float" office:value="0.000297943569103896" calcext:value-type="float">
            <text:p>0.0002979436</text:p>
          </table:table-cell>
          <table:table-cell table:formula="of:=SQRT([.F21]*(1-[.F21])/15000)" office:value-type="float" office:value="0.00368811279653971" calcext:value-type="float">
            <text:p>0.0036881128</text:p>
          </table:table-cell>
          <table:table-cell table:formula="of:=SQRT(([.G21]/[.E21])^2+([.H21]/[.F21])^2)/3" office:value-type="float" office:value="0.00430566867840674" calcext:value-type="float">
            <text:p>0.004305668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21]" office:value-type="float" office:value="0.417276" calcext:value-type="float">
            <text:p>0.417276</text:p>
          </table:table-cell>
          <table:table-cell office:value-type="float" office:value="0" calcext:value-type="float">
            <text:p>0</text:p>
          </table:table-cell>
          <table:table-cell table:formula="of:=[.I21]" office:value-type="float" office:value="0.00430566867840674" calcext:value-type="float">
            <text:p>0.00430566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45245" calcext:value-type="float">
            <text:p>0.445245</text:p>
          </table:table-cell>
          <table:table-cell office:value-type="float" office:value="14983" calcext:value-type="float">
            <text:p>14983</text:p>
          </table:table-cell>
          <table:table-cell office:value-type="float" office:value="3940" calcext:value-type="float">
            <text:p>3940</text:p>
          </table:table-cell>
          <table:table-cell table:formula="of:=[.C22]/15000" office:value-type="float" office:value="0.998866666666667" calcext:value-type="float">
            <text:p>0.9988666667</text:p>
          </table:table-cell>
          <table:table-cell table:formula="of:=[.D22]/15000" office:value-type="float" office:value="0.262666666666667" calcext:value-type="float">
            <text:p>0.2626666667</text:p>
          </table:table-cell>
          <table:table-cell table:formula="of:=SQRT([.E22]*(1-[.E22])/15000)" office:value-type="float" office:value="0.000274717902448903" calcext:value-type="float">
            <text:p>0.0002747179</text:p>
          </table:table-cell>
          <table:table-cell table:formula="of:=SQRT([.F22]*(1-[.F22])/15000)" office:value-type="float" office:value="0.00359326118253682" calcext:value-type="float">
            <text:p>0.0035932612</text:p>
          </table:table-cell>
          <table:table-cell table:formula="of:=SQRT(([.G22]/[.E22])^2+([.H22]/[.F22])^2)/3" office:value-type="float" office:value="0.00456089758727697" calcext:value-type="float">
            <text:p>0.0045608976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B22]" office:value-type="float" office:value="0.445245" calcext:value-type="float">
            <text:p>0.445245</text:p>
          </table:table-cell>
          <table:table-cell office:value-type="float" office:value="0" calcext:value-type="float">
            <text:p>0</text:p>
          </table:table-cell>
          <table:table-cell table:formula="of:=[.I22]" office:value-type="float" office:value="0.00456089758727697" calcext:value-type="float">
            <text:p>0.00456089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69203" calcext:value-type="float">
            <text:p>0.469203</text:p>
          </table:table-cell>
          <table:table-cell office:value-type="float" office:value="14984" calcext:value-type="float">
            <text:p>14984</text:p>
          </table:table-cell>
          <table:table-cell office:value-type="float" office:value="3667" calcext:value-type="float">
            <text:p>3667</text:p>
          </table:table-cell>
          <table:table-cell table:formula="of:=[.C23]/15000" office:value-type="float" office:value="0.998933333333333" calcext:value-type="float">
            <text:p>0.9989333333</text:p>
          </table:table-cell>
          <table:table-cell table:formula="of:=[.D23]/15000" office:value-type="float" office:value="0.244466666666667" calcext:value-type="float">
            <text:p>0.2444666667</text:p>
          </table:table-cell>
          <table:table-cell table:formula="of:=SQRT([.E23]*(1-[.E23])/15000)" office:value-type="float" office:value="0.000266524406498277" calcext:value-type="float">
            <text:p>0.0002665244</text:p>
          </table:table-cell>
          <table:table-cell table:formula="of:=SQRT([.F23]*(1-[.F23])/15000)" office:value-type="float" office:value="0.00350906175072061" calcext:value-type="float">
            <text:p>0.0035090618</text:p>
          </table:table-cell>
          <table:table-cell table:formula="of:=SQRT(([.G23]/[.E23])^2+([.H23]/[.F23])^2)/3" office:value-type="float" office:value="0.00478547573357682" calcext:value-type="float">
            <text:p>0.004785475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23]" office:value-type="float" office:value="0.469203" calcext:value-type="float">
            <text:p>0.469203</text:p>
          </table:table-cell>
          <table:table-cell office:value-type="float" office:value="0" calcext:value-type="float">
            <text:p>0</text:p>
          </table:table-cell>
          <table:table-cell table:formula="of:=[.I23]" office:value-type="float" office:value="0.00478547573357682" calcext:value-type="float">
            <text:p>0.00478547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77012" calcext:value-type="float">
            <text:p>0.477012</text:p>
          </table:table-cell>
          <table:table-cell office:value-type="float" office:value="14992" calcext:value-type="float">
            <text:p>14992</text:p>
          </table:table-cell>
          <table:table-cell office:value-type="float" office:value="3584" calcext:value-type="float">
            <text:p>3584</text:p>
          </table:table-cell>
          <table:table-cell table:formula="of:=[.C24]/15000" office:value-type="float" office:value="0.999466666666667" calcext:value-type="float">
            <text:p>0.9994666667</text:p>
          </table:table-cell>
          <table:table-cell table:formula="of:=[.D24]/15000" office:value-type="float" office:value="0.238933333333333" calcext:value-type="float">
            <text:p>0.2389333333</text:p>
          </table:table-cell>
          <table:table-cell table:formula="of:=SQRT([.E24]*(1-[.E24])/15000)" office:value-type="float" office:value="0.000188511518461329" calcext:value-type="float">
            <text:p>0.0001885115</text:p>
          </table:table-cell>
          <table:table-cell table:formula="of:=SQRT([.F24]*(1-[.F24])/15000)" office:value-type="float" office:value="0.00348180217277926" calcext:value-type="float">
            <text:p>0.0034818022</text:p>
          </table:table-cell>
          <table:table-cell table:formula="of:=SQRT(([.G24]/[.E24])^2+([.H24]/[.F24])^2)/3" office:value-type="float" office:value="0.00485783176375849" calcext:value-type="float">
            <text:p>0.0048578318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B24]" office:value-type="float" office:value="0.477012" calcext:value-type="float">
            <text:p>0.477012</text:p>
          </table:table-cell>
          <table:table-cell office:value-type="float" office:value="0" calcext:value-type="float">
            <text:p>0</text:p>
          </table:table-cell>
          <table:table-cell table:formula="of:=[.I24]" office:value-type="float" office:value="0.00485783176375849" calcext:value-type="float">
            <text:p>0.0048578318</text:p>
          </table:table-cell>
        </table:table-row>
        <table:table-row table:style-name="ro1">
          <table:table-cell table:number-columns-repeated="14"/>
        </table:table-row>
      </table:table>
      <table:table table:name="&lt;DN&gt;" table:style-name="ta1">
        <table:shapes>
          <draw:frame draw:z-index="0" draw:style-name="gr1" draw:text-style-name="P1" svg:width="6.2988in" svg:height="3.5429in" svg:x="1.9063in" svg:y="3.1146in">
            <draw:object draw:notify-on-update-of-ranges="'&lt;DN&gt;'.K10:'&lt;DN&gt;'.K16 '&lt;DN&gt;'.G10:'&lt;DN&gt;'.G1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9426" calcext:value-type="float">
            <text:p>0.109426</text:p>
          </table:table-cell>
          <table:table-cell office:value-type="float" office:value="14998" calcext:value-type="float">
            <text:p>14998</text:p>
          </table:table-cell>
          <table:table-cell office:value-type="float" office:value="10801" calcext:value-type="float">
            <text:p>10801</text:p>
          </table:table-cell>
          <table:table-cell table:formula="of:=[.C1]/15000" office:value-type="float" office:value="0.999866666666667" calcext:value-type="float">
            <text:p>0.9998666667</text:p>
          </table:table-cell>
          <table:table-cell table:formula="of:=[.D1]/15000" office:value-type="float" office:value="0.720066666666667" calcext:value-type="float">
            <text:p>0.7200666667</text:p>
          </table:table-cell>
          <table:table-cell table:formula="of:=SQRT([.E1]*(1-[.E1])/15000)" office:value-type="float" office:value="0.0000942746185550635" calcext:value-type="float">
            <text:p>9.42746185550635E-005</text:p>
          </table:table-cell>
          <table:table-cell table:formula="of:=SQRT([.F1]*(1-[.F1])/15000)" office:value-type="float" office:value="0.00366579379509379" calcext:value-type="float">
            <text:p>0.0036657938</text:p>
          </table:table-cell>
          <table:table-cell table:formula="of:=SQRT(([.G1]/[.E1])^2+([.H1]/[.F1])^2)/3" office:value-type="float" office:value="0.00169726064932466" calcext:value-type="float">
            <text:p>0.001697260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]" office:value-type="float" office:value="0.109426" calcext:value-type="float">
            <text:p>0.109426</text:p>
          </table:table-cell>
          <table:table-cell office:value-type="float" office:value="0" calcext:value-type="float">
            <text:p>0</text:p>
          </table:table-cell>
          <table:table-cell table:formula="of:=[.I1]" office:value-type="float" office:value="0.00169726064932466" calcext:value-type="float">
            <text:p>0.00169726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7469" calcext:value-type="float">
            <text:p>0.237469</text:p>
          </table:table-cell>
          <table:table-cell office:value-type="float" office:value="14994" calcext:value-type="float">
            <text:p>14994</text:p>
          </table:table-cell>
          <table:table-cell office:value-type="float" office:value="7354" calcext:value-type="float">
            <text:p>7354</text:p>
          </table:table-cell>
          <table:table-cell table:formula="of:=[.C2]/15000" office:value-type="float" office:value="0.9996" calcext:value-type="float">
            <text:p>0.9996</text:p>
          </table:table-cell>
          <table:table-cell table:formula="of:=[.D2]/15000" office:value-type="float" office:value="0.490266666666667" calcext:value-type="float">
            <text:p>0.4902666667</text:p>
          </table:table-cell>
          <table:table-cell table:formula="of:=SQRT([.E2]*(1-[.E2])/15000)" office:value-type="float" office:value="0.000163266653055659" calcext:value-type="float">
            <text:p>0.0001632667</text:p>
          </table:table-cell>
          <table:table-cell table:formula="of:=SQRT([.F2]*(1-[.F2])/15000)" office:value-type="float" office:value="0.00408170930062576" calcext:value-type="float">
            <text:p>0.0040817093</text:p>
          </table:table-cell>
          <table:table-cell table:formula="of:=SQRT(([.G2]/[.E2])^2+([.H2]/[.F2])^2)/3" office:value-type="float" office:value="0.0027756966991415" calcext:value-type="float">
            <text:p>0.002775696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2]" office:value-type="float" office:value="0.237469" calcext:value-type="float">
            <text:p>0.237469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.0027756966991415" calcext:value-type="float">
            <text:p>0.00277569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3419" calcext:value-type="float">
            <text:p>0.313419</text:p>
          </table:table-cell>
          <table:table-cell office:value-type="float" office:value="14990" calcext:value-type="float">
            <text:p>14990</text:p>
          </table:table-cell>
          <table:table-cell office:value-type="float" office:value="5854" calcext:value-type="float">
            <text:p>5854</text:p>
          </table:table-cell>
          <table:table-cell table:formula="of:=[.C3]/15000" office:value-type="float" office:value="0.999333333333333" calcext:value-type="float">
            <text:p>0.9993333333</text:p>
          </table:table-cell>
          <table:table-cell table:formula="of:=[.D3]/15000" office:value-type="float" office:value="0.390266666666667" calcext:value-type="float">
            <text:p>0.3902666667</text:p>
          </table:table-cell>
          <table:table-cell table:formula="of:=SQRT([.E3]*(1-[.E3])/15000)" office:value-type="float" office:value="0.00021074822612496" calcext:value-type="float">
            <text:p>0.0002107482</text:p>
          </table:table-cell>
          <table:table-cell table:formula="of:=SQRT([.F3]*(1-[.F3])/15000)" office:value-type="float" office:value="0.00398295196686708" calcext:value-type="float">
            <text:p>0.003982952</text:p>
          </table:table-cell>
          <table:table-cell table:formula="of:=SQRT(([.G3]/[.E3])^2+([.H3]/[.F3])^2)/3" office:value-type="float" office:value="0.00340263257663179" calcext:value-type="float">
            <text:p>0.003402632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" office:value-type="float" office:value="0.313419" calcext:value-type="float">
            <text:p>0.313419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0.00340263257663179" calcext:value-type="float">
            <text:p>0.0034026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66582" calcext:value-type="float">
            <text:p>0.366582</text:p>
          </table:table-cell>
          <table:table-cell office:value-type="float" office:value="14984" calcext:value-type="float">
            <text:p>14984</text:p>
          </table:table-cell>
          <table:table-cell office:value-type="float" office:value="4989" calcext:value-type="float">
            <text:p>4989</text:p>
          </table:table-cell>
          <table:table-cell table:formula="of:=[.C4]/15000" office:value-type="float" office:value="0.998933333333333" calcext:value-type="float">
            <text:p>0.9989333333</text:p>
          </table:table-cell>
          <table:table-cell table:formula="of:=[.D4]/15000" office:value-type="float" office:value="0.3326" calcext:value-type="float">
            <text:p>0.3326</text:p>
          </table:table-cell>
          <table:table-cell table:formula="of:=SQRT([.E4]*(1-[.E4])/15000)" office:value-type="float" office:value="0.000266524406498277" calcext:value-type="float">
            <text:p>0.0002665244</text:p>
          </table:table-cell>
          <table:table-cell table:formula="of:=SQRT([.F4]*(1-[.F4])/15000)" office:value-type="float" office:value="0.00384687960126993" calcext:value-type="float">
            <text:p>0.0038468796</text:p>
          </table:table-cell>
          <table:table-cell table:formula="of:=SQRT(([.G4]/[.E4])^2+([.H4]/[.F4])^2)/3" office:value-type="float" office:value="0.00385638706148048" calcext:value-type="float">
            <text:p>0.0038563871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4]" office:value-type="float" office:value="0.366582" calcext:value-type="float">
            <text:p>0.366582</text:p>
          </table:table-cell>
          <table:table-cell office:value-type="float" office:value="0" calcext:value-type="float">
            <text:p>0</text:p>
          </table:table-cell>
          <table:table-cell table:formula="of:=[.I4]" office:value-type="float" office:value="0.00385638706148048" calcext:value-type="float">
            <text:p>0.00385638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0.404871" calcext:value-type="float">
            <text:p>4.05E-001</text:p>
          </table:table-cell>
          <table:table-cell office:value-type="float" office:value="14992" calcext:value-type="float">
            <text:p>14992</text:p>
          </table:table-cell>
          <table:table-cell office:value-type="float" office:value="4450" calcext:value-type="float">
            <text:p>4450</text:p>
          </table:table-cell>
          <table:table-cell table:formula="of:=[.C5]/15000" office:value-type="float" office:value="0.999466666666667" calcext:value-type="float">
            <text:p>0.9994666667</text:p>
          </table:table-cell>
          <table:table-cell table:formula="of:=[.D5]/15000" office:value-type="float" office:value="0.296666666666667" calcext:value-type="float">
            <text:p>0.2966666667</text:p>
          </table:table-cell>
          <table:table-cell table:formula="of:=SQRT([.E5]*(1-[.E5])/15000)" office:value-type="float" office:value="0.000188511518461329" calcext:value-type="float">
            <text:p>0.0001885115</text:p>
          </table:table-cell>
          <table:table-cell table:formula="of:=SQRT([.F5]*(1-[.F5])/15000)" office:value-type="float" office:value="0.00372966089214159" calcext:value-type="float">
            <text:p>0.0037296609</text:p>
          </table:table-cell>
          <table:table-cell table:formula="of:=SQRT(([.G5]/[.E5])^2+([.H5]/[.F5])^2)/3" office:value-type="float" office:value="0.00419110180402834" calcext:value-type="float">
            <text:p>0.00419110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[.B5]" office:value-type="float" office:value="0.404871" calcext:value-type="float">
            <text:p>4.05E-001</text:p>
          </table:table-cell>
          <table:table-cell office:value-type="float" office:value="0" calcext:value-type="float">
            <text:p>0</text:p>
          </table:table-cell>
          <table:table-cell table:formula="of:=[.I5]" office:value-type="float" office:value="0.00419110180402834" calcext:value-type="float">
            <text:p>0.0041911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0.448327" calcext:value-type="float">
            <text:p>4.48E-001</text:p>
          </table:table-cell>
          <table:table-cell office:value-type="float" office:value="14984" calcext:value-type="float">
            <text:p>14984</text:p>
          </table:table-cell>
          <table:table-cell office:value-type="float" office:value="3904" calcext:value-type="float">
            <text:p>3904</text:p>
          </table:table-cell>
          <table:table-cell table:formula="of:=[.C6]/15000" office:value-type="float" office:value="0.998933333333333" calcext:value-type="float">
            <text:p>0.9989333333</text:p>
          </table:table-cell>
          <table:table-cell table:formula="of:=[.D6]/15000" office:value-type="float" office:value="0.260266666666667" calcext:value-type="float">
            <text:p>0.2602666667</text:p>
          </table:table-cell>
          <table:table-cell table:formula="of:=SQRT([.E6]*(1-[.E6])/15000)" office:value-type="float" office:value="0.000266524406498277" calcext:value-type="float">
            <text:p>0.0002665244</text:p>
          </table:table-cell>
          <table:table-cell table:formula="of:=SQRT([.F6]*(1-[.F6])/15000)" office:value-type="float" office:value="0.00358262407451009" calcext:value-type="float">
            <text:p>0.0035826241</text:p>
          </table:table-cell>
          <table:table-cell table:formula="of:=SQRT(([.G6]/[.E6])^2+([.H6]/[.F6])^2)/3" office:value-type="float" office:value="0.00458926357395289" calcext:value-type="float">
            <text:p>0.0045892636</text:p>
          </table:table-cell>
          <table:table-cell/>
          <table:table-cell office:value-type="float" office:value="2.5" calcext:value-type="float">
            <text:p>2.5</text:p>
          </table:table-cell>
          <table:table-cell table:style-name="ce2" table:formula="of:=[.B6]" office:value-type="float" office:value="0.448327" calcext:value-type="float">
            <text:p>4.48E-001</text:p>
          </table:table-cell>
          <table:table-cell office:value-type="float" office:value="0" calcext:value-type="float">
            <text:p>0</text:p>
          </table:table-cell>
          <table:table-cell table:formula="of:=[.I6]" office:value-type="float" office:value="0.00458926357395289" calcext:value-type="float">
            <text:p>0.00458926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0.461898" calcext:value-type="float">
            <text:p>4.62E-001</text:p>
          </table:table-cell>
          <table:table-cell office:value-type="float" office:value="14979" calcext:value-type="float">
            <text:p>14979</text:p>
          </table:table-cell>
          <table:table-cell office:value-type="float" office:value="3747" calcext:value-type="float">
            <text:p>3747</text:p>
          </table:table-cell>
          <table:table-cell table:formula="of:=[.C7]/15000" office:value-type="float" office:value="0.9986" calcext:value-type="float">
            <text:p>0.9986</text:p>
          </table:table-cell>
          <table:table-cell table:formula="of:=[.D7]/15000" office:value-type="float" office:value="0.2498" calcext:value-type="float">
            <text:p>0.2498</text:p>
          </table:table-cell>
          <table:table-cell table:formula="of:=SQRT([.E7]*(1-[.E7])/15000)" office:value-type="float" office:value="0.000305291117896777" calcext:value-type="float">
            <text:p>0.0003052911</text:p>
          </table:table-cell>
          <table:table-cell table:formula="of:=SQRT([.F7]*(1-[.F7])/15000)" office:value-type="float" office:value="0.00353459059392551" calcext:value-type="float">
            <text:p>0.0035345906</text:p>
          </table:table-cell>
          <table:table-cell table:formula="of:=SQRT(([.G7]/[.E7])^2+([.H7]/[.F7])^2)/3" office:value-type="float" office:value="0.00471766147718493" calcext:value-type="float">
            <text:p>0.004717661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B7]" office:value-type="float" office:value="0.461898" calcext:value-type="float">
            <text:p>4.62E-001</text:p>
          </table:table-cell>
          <table:table-cell office:value-type="float" office:value="0" calcext:value-type="float">
            <text:p>0</text:p>
          </table:table-cell>
          <table:table-cell table:formula="of:=[.I7]" office:value-type="float" office:value="0.00471766147718493" calcext:value-type="float">
            <text:p>0.00471766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85341" calcext:value-type="float">
            <text:p>0.485341</text:p>
          </table:table-cell>
          <table:table-cell office:value-type="float" office:value="14981" calcext:value-type="float">
            <text:p>14981</text:p>
          </table:table-cell>
          <table:table-cell office:value-type="float" office:value="3493" calcext:value-type="float">
            <text:p>3493</text:p>
          </table:table-cell>
          <table:table-cell table:formula="of:=[.C8]/15000" office:value-type="float" office:value="0.998733333333333" calcext:value-type="float">
            <text:p>0.9987333333</text:p>
          </table:table-cell>
          <table:table-cell table:formula="of:=[.D8]/15000" office:value-type="float" office:value="0.232866666666667" calcext:value-type="float">
            <text:p>0.2328666667</text:p>
          </table:table-cell>
          <table:table-cell table:formula="of:=SQRT([.E8]*(1-[.E8])/15000)" office:value-type="float" office:value="0.000290409162185837" calcext:value-type="float">
            <text:p>0.0002904092</text:p>
          </table:table-cell>
          <table:table-cell table:formula="of:=SQRT([.F8]*(1-[.F8])/15000)" office:value-type="float" office:value="0.00345098809253449" calcext:value-type="float">
            <text:p>0.0034509881</text:p>
          </table:table-cell>
          <table:table-cell table:formula="of:=SQRT(([.G8]/[.E8])^2+([.H8]/[.F8])^2)/3" office:value-type="float" office:value="0.00494081352174081" calcext:value-type="float">
            <text:p>0.0049408135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B8]" office:value-type="float" office:value="0.485341" calcext:value-type="float">
            <text:p>0.485341</text:p>
          </table:table-cell>
          <table:table-cell office:value-type="float" office:value="0" calcext:value-type="float">
            <text:p>0</text:p>
          </table:table-cell>
          <table:table-cell table:formula="of:=[.I8]" office:value-type="float" office:value="0.00494081352174081" calcext:value-type="float">
            <text:p>0.004940813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296942" calcext:value-type="float">
            <text:p>-0.0296942</text:p>
          </table:table-cell>
          <table:table-cell office:value-type="float" office:value="24361" calcext:value-type="float">
            <text:p>24361</text:p>
          </table:table-cell>
          <table:table-cell office:value-type="float" office:value="20415" calcext:value-type="float">
            <text:p>20415</text:p>
          </table:table-cell>
          <table:table-cell table:formula="of:=([.D10]+[.C10])/90000" office:value-type="float" office:value="0.497511111111111" calcext:value-type="float">
            <text:p>0.4975111111</text:p>
          </table:table-cell>
          <table:table-cell/>
          <table:table-cell table:formula="of:=-LN([.E10])" office:value-type="float" office:value="0.698137388741207" calcext:value-type="float">
            <text:p>0.6981373887</text:p>
          </table:table-cell>
          <table:table-cell table:formula="of:=SQRT([.E10]*(1-[.E10])/90000)" office:value-type="float" office:value="0.00166664601797909" calcext:value-type="float">
            <text:p>0.001666646</text:p>
          </table:table-cell>
          <table:table-cell table:formula="of:=[.H10]/[.E10]" office:value-type="float" office:value="0.00334996742938444" calcext:value-type="float">
            <text:p>0.003349967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10]*1000" office:value-type="float" office:value="698.137388741207" calcext:value-type="float">
            <text:p>698.1373887412</text:p>
          </table:table-cell>
          <table:table-cell office:value-type="float" office:value="0" calcext:value-type="float">
            <text:p>0</text:p>
          </table:table-cell>
          <table:table-cell table:formula="of:=[.I10]*1000" office:value-type="float" office:value="3.34996742938444" calcext:value-type="float">
            <text:p>3.34996742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563144" calcext:value-type="float">
            <text:p>-0.0563144</text:p>
          </table:table-cell>
          <table:table-cell office:value-type="float" office:value="10711" calcext:value-type="float">
            <text:p>10711</text:p>
          </table:table-cell>
          <table:table-cell office:value-type="float" office:value="12780" calcext:value-type="float">
            <text:p>12780</text:p>
          </table:table-cell>
          <table:table-cell table:formula="of:=([.D11]+[.C11])/30000" office:value-type="float" office:value="0.783033333333333" calcext:value-type="float">
            <text:p>0.7830333333</text:p>
          </table:table-cell>
          <table:table-cell/>
          <table:table-cell table:formula="of:=-LN([.E11])" office:value-type="float" office:value="0.244580012590527" calcext:value-type="float">
            <text:p>0.2445800126</text:p>
          </table:table-cell>
          <table:table-cell table:formula="of:=SQRT([.E11]*(1-[.E11])/30000)" office:value-type="float" office:value="0.00237972079750421" calcext:value-type="float">
            <text:p>0.0023797208</text:p>
          </table:table-cell>
          <table:table-cell table:formula="of:=[.H11]/[.E11]" office:value-type="float" office:value="0.00303910535631205" calcext:value-type="float">
            <text:p>0.00303910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1]/3*1000" office:value-type="float" office:value="81.5266708635091" calcext:value-type="float">
            <text:p>81.5266708635</text:p>
          </table:table-cell>
          <table:table-cell office:value-type="float" office:value="0" calcext:value-type="float">
            <text:p>0</text:p>
          </table:table-cell>
          <table:table-cell table:formula="of:=[.I11]/3*1000" office:value-type="float" office:value="1.01303511877068" calcext:value-type="float">
            <text:p>1.01303511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0020735" calcext:value-type="float">
            <text:p>-0.00020735</text:p>
          </table:table-cell>
          <table:table-cell office:value-type="float" office:value="14464" calcext:value-type="float">
            <text:p>14464</text:p>
          </table:table-cell>
          <table:table-cell office:value-type="float" office:value="14473" calcext:value-type="float">
            <text:p>14473</text:p>
          </table:table-cell>
          <table:table-cell table:formula="of:=([.D12]+[.C12])/30000" office:value-type="float" office:value="0.964566666666667" calcext:value-type="float">
            <text:p>0.9645666667</text:p>
          </table:table-cell>
          <table:table-cell/>
          <table:table-cell table:formula="of:=-LN([.E12])" office:value-type="float" office:value="0.0360763285826901" calcext:value-type="float">
            <text:p>0.0360763286</text:p>
          </table:table-cell>
          <table:table-cell table:formula="of:=SQRT([.E12]*(1-[.E12])/30000)" office:value-type="float" office:value="0.00106736142304629" calcext:value-type="float">
            <text:p>0.0010673614</text:p>
          </table:table-cell>
          <table:table-cell table:formula="of:=[.H12]/[.E12]" office:value-type="float" office:value="0.00110657091928634" calcext:value-type="float">
            <text:p>0.001106570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[.G12]/3*1000" office:value-type="float" office:value="12.0254428608967" calcext:value-type="float">
            <text:p>12.0254428609</text:p>
          </table:table-cell>
          <table:table-cell office:value-type="float" office:value="0" calcext:value-type="float">
            <text:p>0</text:p>
          </table:table-cell>
          <table:table-cell table:formula="of:=[.I12]/3*1000" office:value-type="float" office:value="0.368856973095446" calcext:value-type="float">
            <text:p>0.36885697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00246258" calcext:value-type="float">
            <text:p>-0.000246258</text:p>
          </table:table-cell>
          <table:table-cell office:value-type="float" office:value="14884" calcext:value-type="float">
            <text:p>14884</text:p>
          </table:table-cell>
          <table:table-cell office:value-type="float" office:value="14895" calcext:value-type="float">
            <text:p>14895</text:p>
          </table:table-cell>
          <table:table-cell table:formula="of:=([.D13]+[.C13])/30000" office:value-type="float" office:value="0.992633333333333" calcext:value-type="float">
            <text:p>0.9926333333</text:p>
          </table:table-cell>
          <table:table-cell/>
          <table:table-cell table:formula="of:=-LN([.E13])" office:value-type="float" office:value="0.00739393455371242" calcext:value-type="float">
            <text:p>0.0073939346</text:p>
          </table:table-cell>
          <table:table-cell table:formula="of:=SQRT([.E13]*(1-[.E13])/30000)" office:value-type="float" office:value="0.000493707028134731" calcext:value-type="float">
            <text:p>0.000493707</text:p>
          </table:table-cell>
          <table:table-cell table:formula="of:=[.H13]/[.E13]" office:value-type="float" office:value="0.000497370994460591" calcext:value-type="float">
            <text:p>0.00049737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[.G13]/3*1000" office:value-type="float" office:value="2.46464485123747" calcext:value-type="float">
            <text:p>2.4646448512</text:p>
          </table:table-cell>
          <table:table-cell office:value-type="float" office:value="0" calcext:value-type="float">
            <text:p>0</text:p>
          </table:table-cell>
          <table:table-cell table:formula="of:=[.I13]/3*1000" office:value-type="float" office:value="0.165790331486864" calcext:value-type="float">
            <text:p>0.1657903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-0.000066744" calcext:value-type="float">
            <text:p>-6.67E-005</text:p>
          </table:table-cell>
          <table:table-cell office:value-type="float" office:value="14980" calcext:value-type="float">
            <text:p>14980</text:p>
          </table:table-cell>
          <table:table-cell office:value-type="float" office:value="14983" calcext:value-type="float">
            <text:p>14983</text:p>
          </table:table-cell>
          <table:table-cell table:formula="of:=([.D14]+[.C14])/30000" office:value-type="float" office:value="0.998766666666667" calcext:value-type="float">
            <text:p>0.9987666667</text:p>
          </table:table-cell>
          <table:table-cell/>
          <table:table-cell table:formula="of:=-LN([.E14])" office:value-type="float" office:value="0.00123409451481356" calcext:value-type="float">
            <text:p>0.0012340945</text:p>
          </table:table-cell>
          <table:table-cell table:formula="of:=SQRT([.E14]*(1-[.E14])/30000)" office:value-type="float" office:value="0.0002026336778707" calcext:value-type="float">
            <text:p>0.0002026337</text:p>
          </table:table-cell>
          <table:table-cell table:formula="of:=[.H14]/[.E14]" office:value-type="float" office:value="0.00020288390134903" calcext:value-type="float">
            <text:p>0.0002028839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[.G14]/3*1000" office:value-type="float" office:value="0.411364838271186" calcext:value-type="float">
            <text:p>0.4113648383</text:p>
          </table:table-cell>
          <table:table-cell office:value-type="float" office:value="0" calcext:value-type="float">
            <text:p>0</text:p>
          </table:table-cell>
          <table:table-cell table:formula="of:=[.I14]/3*1000" office:value-type="float" office:value="0.0676279671163435" calcext:value-type="float">
            <text:p>0.06762796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-0.000044468" calcext:value-type="float">
            <text:p>-4.45E-005</text:p>
          </table:table-cell>
          <table:table-cell office:value-type="float" office:value="14989" calcext:value-type="float">
            <text:p>14989</text:p>
          </table:table-cell>
          <table:table-cell office:value-type="float" office:value="14991" calcext:value-type="float">
            <text:p>14991</text:p>
          </table:table-cell>
          <table:table-cell table:formula="of:=([.D15]+[.C15])/30000" office:value-type="float" office:value="0.999333333333333" calcext:value-type="float">
            <text:p>0.9993333333</text:p>
          </table:table-cell>
          <table:table-cell/>
          <table:table-cell table:formula="of:=-LN([.E15])" office:value-type="float" office:value="0.000666888987703768" calcext:value-type="float">
            <text:p>0.000666889</text:p>
          </table:table-cell>
          <table:table-cell table:formula="of:=SQRT([.E15]*(1-[.E15])/30000)" office:value-type="float" office:value="0.000149021499815995" calcext:value-type="float">
            <text:p>0.0001490215</text:p>
          </table:table-cell>
          <table:table-cell table:formula="of:=[.H15]/[.E15]" office:value-type="float" office:value="0.000149120913758501" calcext:value-type="float">
            <text:p>0.0001491209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[.G15]/3*1000" office:value-type="float" office:value="0.222296329234589" calcext:value-type="float">
            <text:p>0.2222963292</text:p>
          </table:table-cell>
          <table:table-cell office:value-type="float" office:value="0" calcext:value-type="float">
            <text:p>0</text:p>
          </table:table-cell>
          <table:table-cell table:formula="of:=[.I15]/3*1000" office:value-type="float" office:value="0.0497069712528336" calcext:value-type="float">
            <text:p>0.04970697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0.0000889183" calcext:value-type="float">
            <text:p>8.89E-005</text:p>
          </table:table-cell>
          <table:table-cell office:value-type="float" office:value="14997" calcext:value-type="float">
            <text:p>14997</text:p>
          </table:table-cell>
          <table:table-cell office:value-type="float" office:value="14993" calcext:value-type="float">
            <text:p>14993</text:p>
          </table:table-cell>
          <table:table-cell table:formula="of:=([.D16]+[.C16])/30000" office:value-type="float" office:value="0.999666666666667" calcext:value-type="float">
            <text:p>0.9996666667</text:p>
          </table:table-cell>
          <table:table-cell/>
          <table:table-cell table:formula="of:=-LN([.E16])" office:value-type="float" office:value="0.000333388901237618" calcext:value-type="float">
            <text:p>0.0003333889</text:p>
          </table:table-cell>
          <table:table-cell table:formula="of:=SQRT([.E16]*(1-[.E16])/30000)" office:value-type="float" office:value="0.000105391685665456" calcext:value-type="float">
            <text:p>0.0001053917</text:p>
          </table:table-cell>
          <table:table-cell table:formula="of:=[.H16]/[.E16]" office:value-type="float" office:value="0.000105426827941436" calcext:value-type="float">
            <text:p>0.000105426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[.G16]/3*1000" office:value-type="float" office:value="0.111129633745873" calcext:value-type="float">
            <text:p>0.1111296337</text:p>
          </table:table-cell>
          <table:table-cell office:value-type="float" office:value="0" calcext:value-type="float">
            <text:p>0</text:p>
          </table:table-cell>
          <table:table-cell table:formula="of:=[.I16]/3*1000" office:value-type="float" office:value="0.0351422759804787" calcext:value-type="float">
            <text:p>0.035142276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table:number-columns-repeated="10"/>
          <table:table-cell table:formula="of:=5.95*5.85" office:value-type="float" office:value="34.8075" calcext:value-type="float">
            <text:p>34.8075</text:p>
          </table:table-cell>
          <table:table-cell table:formula="of:=[.L16]/[.K18]*1000" office:value-type="float" office:value="3.19269219983833" calcext:value-type="float">
            <text:p>3.1926921998</text:p>
          </table:table-cell>
          <table:table-cell table:formula="of:=[.N16]/[.K18]*1000" office:value-type="float" office:value="1.00961792661003" calcext:value-type="float">
            <text:p>1.0096179266</text:p>
          </table:table-cell>
          <table:table-cell/>
        </table:table-row>
        <table:table-row table:style-name="ro2" table:number-rows-repeated="7">
          <table:table-cell table:number-columns-repeated="14"/>
        </table:table-row>
        <table:table-row table:style-name="ro1" table:number-rows-repeated="11">
          <table:table-cell table:number-columns-repeated="10"/>
          <table:table-cell table:style-name="ce3"/>
          <table:table-cell table:number-columns-repeated="3"/>
        </table:table-row>
        <table:table-row table:style-name="ro1" table:number-rows-repeated="6"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 table:number-columns-repeated="14"/>
        </table:table-row>
      </table:table>
      <table:table table:name="&lt;CT&gt;" table:style-name="ta1">
        <table:table-column table:style-name="co1" table:number-columns-repeated="11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799" calcext:value-type="float">
            <text:p>100799</text:p>
          </table:table-cell>
          <table:table-cell office:value-type="float" office:value="74939" calcext:value-type="float">
            <text:p>74939</text:p>
          </table:table-cell>
          <table:table-cell table:formula="of:=[.C1]/[.B1]" office:value-type="float" office:value="0.743449835811863" calcext:value-type="float">
            <text:p>0.74344983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574" calcext:value-type="float">
            <text:p>19574</text:p>
          </table:table-cell>
          <table:table-cell office:value-type="float" office:value="17175" calcext:value-type="float">
            <text:p>17175</text:p>
          </table:table-cell>
          <table:table-cell table:formula="of:=[.C2]/[.B2]" office:value-type="float" office:value="0.877439460508838" calcext:value-type="float">
            <text:p>0.877439460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58" calcext:value-type="float">
            <text:p>2958</text:p>
          </table:table-cell>
          <table:table-cell office:value-type="float" office:value="2542" calcext:value-type="float">
            <text:p>2542</text:p>
          </table:table-cell>
          <table:table-cell table:formula="of:=[.C3]/[.B3]" office:value-type="float" office:value="0.859364435429344" calcext:value-type="float">
            <text:p>0.859364435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5" calcext:value-type="float">
            <text:p>415</text:p>
          </table:table-cell>
          <table:table-cell office:value-type="float" office:value="363" calcext:value-type="float">
            <text:p>363</text:p>
          </table:table-cell>
          <table:table-cell table:formula="of:=[.C4]/[.B4]" office:value-type="float" office:value="0.874698795180723" calcext:value-type="float">
            <text:p>0.874698795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formula="of:=[.C5]/[.B5]" office:value-type="float" office:value="0.871794871794872" calcext:value-type="float">
            <text:p>0.8717948718</text:p>
          </table:table-cell>
          <table:table-cell table:number-columns-repeated="3"/>
          <table:table-cell office:value-type="string" calcext:value-type="string">
            <text:p>MEGCT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6]/[.B6]"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]/[.B7]" office:value-type="float" office:value="0.5" calcext:value-type="float">
            <text:p>0.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825" calcext:value-type="float">
            <text:p>14825</text:p>
          </table:table-cell>
          <table:table-cell office:value-type="float" office:value="14095" calcext:value-type="float">
            <text:p>14095</text:p>
          </table:table-cell>
          <table:table-cell table:formula="of:=[.C9]/[.B9]" office:value-type="float" office:value="0.950758853288364" calcext:value-type="float">
            <text:p>0.9507588533</text:p>
          </table:table-cell>
          <table:table-cell table:formula="of:=-LN([.D9])" office:value-type="float" office:value="0.0504948203177132" calcext:value-type="float">
            <text:p>0.0504948203</text:p>
          </table:table-cell>
          <table:table-cell table:formula="of:=SQRT([.D9]*(1-[.D9])/[.B9])/[.D9]" office:value-type="float" office:value="0.00186909570248852" calcext:value-type="float">
            <text:p>0.0018690957</text:p>
          </table:table-cell>
          <table:table-cell/>
          <table:table-cell table:formula="of:=[.A9]" office:value-type="float" office:value="0.5" calcext:value-type="float">
            <text:p>0.5</text:p>
          </table:table-cell>
          <table:table-cell table:formula="of:=[.E9]" office:value-type="float" office:value="0.0504948203177132" calcext:value-type="float">
            <text:p>0.0504948203</text:p>
          </table:table-cell>
          <table:table-cell office:value-type="float" office:value="0" calcext:value-type="float">
            <text:p>0</text:p>
          </table:table-cell>
          <table:table-cell table:formula="of:=[.F9]" office:value-type="float" office:value="0.00186909570248852" calcext:value-type="float">
            <text:p>0.0018690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49" calcext:value-type="float">
            <text:p>14849</text:p>
          </table:table-cell>
          <table:table-cell office:value-type="float" office:value="13143" calcext:value-type="float">
            <text:p>13143</text:p>
          </table:table-cell>
          <table:table-cell table:formula="of:=[.C10]/[.B10]" office:value-type="float" office:value="0.88511010842481" calcext:value-type="float">
            <text:p>0.8851101084</text:p>
          </table:table-cell>
          <table:table-cell table:formula="of:=-LN([.D10])" office:value-type="float" office:value="0.122043225414053" calcext:value-type="float">
            <text:p>0.1220432254</text:p>
          </table:table-cell>
          <table:table-cell table:formula="of:=SQRT([.D10]*(1-[.D10])/[.B10])/[.D10]" office:value-type="float" office:value="0.00295660737475729" calcext:value-type="float">
            <text:p>0.0029566074</text:p>
          </table:table-cell>
          <table:table-cell/>
          <table:table-cell table:formula="of:=[.A10]" office:value-type="float" office:value="1" calcext:value-type="float">
            <text:p>1</text:p>
          </table:table-cell>
          <table:table-cell table:formula="of:=[.E10]" office:value-type="float" office:value="0.122043225414053" calcext:value-type="float">
            <text:p>0.1220432254</text:p>
          </table:table-cell>
          <table:table-cell office:value-type="float" office:value="0" calcext:value-type="float">
            <text:p>0</text:p>
          </table:table-cell>
          <table:table-cell table:formula="of:=[.F10]" office:value-type="float" office:value="0.00295660737475729" calcext:value-type="float">
            <text:p>0.00295660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918" calcext:value-type="float">
            <text:p>14918</text:p>
          </table:table-cell>
          <table:table-cell office:value-type="float" office:value="11956" calcext:value-type="float">
            <text:p>11956</text:p>
          </table:table-cell>
          <table:table-cell table:formula="of:=[.C11]/[.B11]" office:value-type="float" office:value="0.801447915270143" calcext:value-type="float">
            <text:p>0.8014479153</text:p>
          </table:table-cell>
          <table:table-cell table:formula="of:=-LN([.D11])" office:value-type="float" office:value="0.22133529311128" calcext:value-type="float">
            <text:p>0.2213352931</text:p>
          </table:table-cell>
          <table:table-cell table:formula="of:=SQRT([.D11]*(1-[.D11])/[.B11])/[.D11]" office:value-type="float" office:value="0.0040751563189538" calcext:value-type="float">
            <text:p>0.0040751563</text:p>
          </table:table-cell>
          <table:table-cell/>
          <table:table-cell table:formula="of:=[.A11]" office:value-type="float" office:value="1.5" calcext:value-type="float">
            <text:p>1.5</text:p>
          </table:table-cell>
          <table:table-cell table:formula="of:=[.E11]" office:value-type="float" office:value="0.22133529311128" calcext:value-type="float">
            <text:p>0.2213352931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0.0040751563189538" calcext:value-type="float">
            <text:p>0.0040751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98" calcext:value-type="float">
            <text:p>14998</text:p>
          </table:table-cell>
          <table:table-cell office:value-type="float" office:value="10501" calcext:value-type="float">
            <text:p>10501</text:p>
          </table:table-cell>
          <table:table-cell table:formula="of:=[.C12]/[.B12]" office:value-type="float" office:value="0.700160021336178" calcext:value-type="float">
            <text:p>0.7001600213</text:p>
          </table:table-cell>
          <table:table-cell table:formula="of:=-LN([.D12])" office:value-type="float" office:value="0.356446368155341" calcext:value-type="float">
            <text:p>0.3564463682</text:p>
          </table:table-cell>
          <table:table-cell table:formula="of:=SQRT([.D12]*(1-[.D12])/[.B12])/[.D12]" office:value-type="float" office:value="0.00534354461627927" calcext:value-type="float">
            <text:p>0.0053435446</text:p>
          </table:table-cell>
          <table:table-cell/>
          <table:table-cell table:formula="of:=[.A12]" office:value-type="float" office:value="2" calcext:value-type="float">
            <text:p>2</text:p>
          </table:table-cell>
          <table:table-cell table:formula="of:=[.E12]" office:value-type="float" office:value="0.356446368155341" calcext:value-type="float">
            <text:p>0.3564463682</text:p>
          </table:table-cell>
          <table:table-cell office:value-type="float" office:value="0" calcext:value-type="float">
            <text:p>0</text:p>
          </table:table-cell>
          <table:table-cell table:formula="of:=[.F12]" office:value-type="float" office:value="0.00534354461627927" calcext:value-type="float">
            <text:p>0.00534354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000" calcext:value-type="float">
            <text:p>15000</text:p>
          </table:table-cell>
          <table:table-cell office:value-type="float" office:value="8989" calcext:value-type="float">
            <text:p>8989</text:p>
          </table:table-cell>
          <table:table-cell table:formula="of:=[.C13]/[.B13]" office:value-type="float" office:value="0.599266666666667" calcext:value-type="float">
            <text:p>0.5992666667</text:p>
          </table:table-cell>
          <table:table-cell table:formula="of:=-LN([.D13])" office:value-type="float" office:value="0.512048593510948" calcext:value-type="float">
            <text:p>0.5120485935</text:p>
          </table:table-cell>
          <table:table-cell table:formula="of:=SQRT([.D13]*(1-[.D13])/[.B13])/[.D13]" office:value-type="float" office:value="0.00667685652814927" calcext:value-type="float">
            <text:p>0.0066768565</text:p>
          </table:table-cell>
          <table:table-cell/>
          <table:table-cell table:formula="of:=[.A13]" office:value-type="float" office:value="2.5" calcext:value-type="float">
            <text:p>2.5</text:p>
          </table:table-cell>
          <table:table-cell table:formula="of:=[.E13]" office:value-type="float" office:value="0.512048593510948" calcext:value-type="float">
            <text:p>0.5120485935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0.00667685652814927" calcext:value-type="float">
            <text:p>0.0066768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float" office:value="7554" calcext:value-type="float">
            <text:p>7554</text:p>
          </table:table-cell>
          <table:table-cell table:formula="of:=[.C14]/[.B14]" office:value-type="float" office:value="0.5036" calcext:value-type="float">
            <text:p>0.5036</text:p>
          </table:table-cell>
          <table:table-cell table:formula="of:=-LN([.D14])" office:value-type="float" office:value="0.685972976811945" calcext:value-type="float">
            <text:p>0.6859729768</text:p>
          </table:table-cell>
          <table:table-cell table:formula="of:=SQRT([.D14]*(1-[.D14])/[.B14])/[.D14]" office:value-type="float" office:value="0.00810638817575517" calcext:value-type="float">
            <text:p>0.0081063882</text:p>
          </table:table-cell>
          <table:table-cell/>
          <table:table-cell table:formula="of:=[.A14]" office:value-type="float" office:value="3" calcext:value-type="float">
            <text:p>3</text:p>
          </table:table-cell>
          <table:table-cell table:formula="of:=[.E14]" office:value-type="float" office:value="0.685972976811945" calcext:value-type="float">
            <text:p>0.6859729768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0.00810638817575517" calcext:value-type="float">
            <text:p>0.008106388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5000-159" office:value-type="float" office:value="14841" calcext:value-type="float">
            <text:p>14841</text:p>
          </table:table-cell>
          <table:table-cell office:value-type="float" office:value="6119" calcext:value-type="float">
            <text:p>6119</text:p>
          </table:table-cell>
          <table:table-cell table:formula="of:=[.C15]/[.B15]" office:value-type="float" office:value="0.412303753116367" calcext:value-type="float">
            <text:p>0.4123037531</text:p>
          </table:table-cell>
          <table:table-cell table:formula="of:=-LN([.D15])" office:value-type="float" office:value="0.885994936433278" calcext:value-type="float">
            <text:p>0.8859949364</text:p>
          </table:table-cell>
          <table:table-cell table:formula="of:=SQRT([.D15]*(1-[.D15])/[.B15])/[.D15]" office:value-type="float" office:value="0.00980022918379213" calcext:value-type="float">
            <text:p>0.0098002292</text:p>
          </table:table-cell>
          <table:table-cell/>
          <table:table-cell table:formula="of:=[.A15]" office:value-type="float" office:value="3.5" calcext:value-type="float">
            <text:p>3.5</text:p>
          </table:table-cell>
          <table:table-cell table:formula="of:=[.E15]" office:value-type="float" office:value="0.885994936433278" calcext:value-type="float">
            <text:p>0.8859949364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0.00980022918379213" calcext:value-type="float">
            <text:p>0.0098002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" calcext:value-type="float">
            <text:p>15000</text:p>
          </table:table-cell>
          <table:table-cell office:value-type="float" office:value="7350" calcext:value-type="float">
            <text:p>7350</text:p>
          </table:table-cell>
          <table:table-cell table:formula="of:=[.C16]/[.B16]" office:value-type="float" office:value="0.49" calcext:value-type="float">
            <text:p>0.49</text:p>
          </table:table-cell>
          <table:table-cell table:formula="of:=-LN([.D16])" office:value-type="float" office:value="0.713349887877465" calcext:value-type="float">
            <text:p>0.7133498879</text:p>
          </table:table-cell>
          <table:table-cell table:formula="of:=SQRT([.D16]*(1-[.D16])/[.B16])/[.D16]" office:value-type="float" office:value="0.00832993127835043" calcext:value-type="float">
            <text:p>0.0083299313</text:p>
          </table:table-cell>
          <table:table-cell/>
          <table:table-cell table:formula="of:=[.A16]" office:value-type="float" office:value="4" calcext:value-type="float">
            <text:p>4</text:p>
          </table:table-cell>
          <table:table-cell table:formula="of:=[.E16]" office:value-type="float" office:value="0.713349887877465" calcext:value-type="float">
            <text:p>0.7133498879</text:p>
          </table:table-cell>
          <table:table-cell office:value-type="float" office:value="0" calcext:value-type="float">
            <text:p>0</text:p>
          </table:table-cell>
          <table:table-cell table:formula="of:=[.F16]" office:value-type="float" office:value="0.00832993127835043" calcext:value-type="float">
            <text:p>0.00832993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07" calcext:value-type="float">
            <text:p>14807</text:p>
          </table:table-cell>
          <table:table-cell table:formula="of:=[.C18]/[.B18]" office:value-type="float" office:value="0.987133333333333" calcext:value-type="float">
            <text:p>0.9871333333</text:p>
          </table:table-cell>
          <table:table-cell table:formula="of:=-LN([.D18])" office:value-type="float" office:value="0.0129501591756283" calcext:value-type="float">
            <text:p>0.0129501592</text:p>
          </table:table-cell>
          <table:table-cell table:formula="of:=SQRT([.D18]*(1-[.D18])/[.B18])/[.D18]" office:value-type="float" office:value="0.000932179368760702" calcext:value-type="float">
            <text:p>0.0009321794</text:p>
          </table:table-cell>
          <table:table-cell office:value-type="float" office:value="159" calcext:value-type="float">
            <text:p>159</text:p>
          </table:table-cell>
          <table:table-cell table:formula="of:=[.A18]" office:value-type="float" office:value="0.5" calcext:value-type="float">
            <text:p>0.5</text:p>
          </table:table-cell>
          <table:table-cell table:formula="of:=[.E18]" office:value-type="float" office:value="0.0129501591756283" calcext:value-type="float">
            <text:p>0.0129501592</text:p>
          </table:table-cell>
          <table:table-cell office:value-type="float" office:value="0" calcext:value-type="float">
            <text:p>0</text:p>
          </table:table-cell>
          <table:table-cell table:formula="of:=[.F18]" office:value-type="float" office:value="0.000932179368760702" calcext:value-type="float">
            <text:p>0.0009321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3878" calcext:value-type="float">
            <text:p>13878</text:p>
          </table:table-cell>
          <table:table-cell table:formula="of:=[.C19]/[.B19]" office:value-type="float" office:value="0.9252" calcext:value-type="float">
            <text:p>0.9252</text:p>
          </table:table-cell>
          <table:table-cell table:formula="of:=-LN([.D19])" office:value-type="float" office:value="0.0777453486248529" calcext:value-type="float">
            <text:p>0.0777453486</text:p>
          </table:table-cell>
          <table:table-cell table:formula="of:=SQRT([.D19]*(1-[.D19])/[.B19])/[.D19]" office:value-type="float" office:value="0.00232159979826168" calcext:value-type="float">
            <text:p>0.0023215998</text:p>
          </table:table-cell>
          <table:table-cell office:value-type="float" office:value="160" calcext:value-type="float">
            <text:p>160</text:p>
          </table:table-cell>
          <table:table-cell table:formula="of:=[.A19]" office:value-type="float" office:value="1" calcext:value-type="float">
            <text:p>1</text:p>
          </table:table-cell>
          <table:table-cell table:formula="of:=[.E19]" office:value-type="float" office:value="0.0777453486248529" calcext:value-type="float">
            <text:p>0.0777453486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0.00232159979826168" calcext:value-type="float">
            <text:p>0.002321599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2216" calcext:value-type="float">
            <text:p>12216</text:p>
          </table:table-cell>
          <table:table-cell table:formula="of:=[.C20]/[.B20]" office:value-type="float" office:value="0.8144" calcext:value-type="float">
            <text:p>0.8144</text:p>
          </table:table-cell>
          <table:table-cell table:formula="of:=-LN([.D20])" office:value-type="float" office:value="0.205303633185879" calcext:value-type="float">
            <text:p>0.2053036332</text:p>
          </table:table-cell>
          <table:table-cell table:formula="of:=SQRT([.D20]*(1-[.D20])/[.B20])/[.D20]" office:value-type="float" office:value="0.00389784418108099" calcext:value-type="float">
            <text:p>0.0038978442</text:p>
          </table:table-cell>
          <table:table-cell office:value-type="float" office:value="161" calcext:value-type="float">
            <text:p>161</text:p>
          </table:table-cell>
          <table:table-cell table:formula="of:=[.A20]" office:value-type="float" office:value="1.5" calcext:value-type="float">
            <text:p>1.5</text:p>
          </table:table-cell>
          <table:table-cell table:formula="of:=[.E20]" office:value-type="float" office:value="0.205303633185879" calcext:value-type="float">
            <text:p>0.2053036332</text:p>
          </table:table-cell>
          <table:table-cell office:value-type="float" office:value="0" calcext:value-type="float">
            <text:p>0</text:p>
          </table:table-cell>
          <table:table-cell table:formula="of:=[.F20]" office:value-type="float" office:value="0.00389784418108099" calcext:value-type="float">
            <text:p>0.0038978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0720" calcext:value-type="float">
            <text:p>10720</text:p>
          </table:table-cell>
          <table:table-cell table:formula="of:=[.C21]/[.B21]" office:value-type="float" office:value="0.714666666666667" calcext:value-type="float">
            <text:p>0.7146666667</text:p>
          </table:table-cell>
          <table:table-cell table:formula="of:=-LN([.D21])" office:value-type="float" office:value="0.335939045459554" calcext:value-type="float">
            <text:p>0.3359390455</text:p>
          </table:table-cell>
          <table:table-cell table:formula="of:=SQRT([.D21]*(1-[.D21])/[.B21])/[.D21]" office:value-type="float" office:value="0.00515915840257746" calcext:value-type="float">
            <text:p>0.0051591584</text:p>
          </table:table-cell>
          <table:table-cell office:value-type="float" office:value="162" calcext:value-type="float">
            <text:p>162</text:p>
          </table:table-cell>
          <table:table-cell table:formula="of:=[.A21]" office:value-type="float" office:value="2" calcext:value-type="float">
            <text:p>2</text:p>
          </table:table-cell>
          <table:table-cell table:formula="of:=[.E21]" office:value-type="float" office:value="0.335939045459554" calcext:value-type="float">
            <text:p>0.3359390455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0.00515915840257746" calcext:value-type="float">
            <text:p>0.00515915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000" calcext:value-type="float">
            <text:p>15000</text:p>
          </table:table-cell>
          <table:table-cell office:value-type="float" office:value="9027" calcext:value-type="float">
            <text:p>9027</text:p>
          </table:table-cell>
          <table:table-cell table:formula="of:=[.C22]/[.B22]" office:value-type="float" office:value="0.6018" calcext:value-type="float">
            <text:p>0.6018</text:p>
          </table:table-cell>
          <table:table-cell table:formula="of:=-LN([.D22])" office:value-type="float" office:value="0.507830114786192" calcext:value-type="float">
            <text:p>0.5078301148</text:p>
          </table:table-cell>
          <table:table-cell table:formula="of:=SQRT([.D22]*(1-[.D22])/[.B22])/[.D22]" office:value-type="float" office:value="0.00664169467230196" calcext:value-type="float">
            <text:p>0.0066416947</text:p>
          </table:table-cell>
          <table:table-cell office:value-type="float" office:value="163" calcext:value-type="float">
            <text:p>163</text:p>
          </table:table-cell>
          <table:table-cell table:formula="of:=[.A22]" office:value-type="float" office:value="2.5" calcext:value-type="float">
            <text:p>2.5</text:p>
          </table:table-cell>
          <table:table-cell table:formula="of:=[.E22]" office:value-type="float" office:value="0.507830114786192" calcext:value-type="float">
            <text:p>0.5078301148</text:p>
          </table:table-cell>
          <table:table-cell office:value-type="float" office:value="0" calcext:value-type="float">
            <text:p>0</text:p>
          </table:table-cell>
          <table:table-cell table:formula="of:=[.F22]" office:value-type="float" office:value="0.00664169467230196" calcext:value-type="float">
            <text:p>0.00664169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1C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4020" calcext:value-type="float">
            <text:p>14020</text:p>
          </table:table-cell>
          <table:table-cell table:formula="of:=[.C25]/[.B25]" office:value-type="float" office:value="0.934666666666667" calcext:value-type="float">
            <text:p>0.9346666667</text:p>
          </table:table-cell>
          <table:table-cell table:formula="of:=-LN([.D25])" office:value-type="float" office:value="0.0675653194957661" calcext:value-type="float">
            <text:p>0.0675653195</text:p>
          </table:table-cell>
          <table:table-cell table:formula="of:=SQRT([.D25]*(1-[.D25])/[.B25])/[.D25]" office:value-type="float" office:value="0.00215870551725415" calcext:value-type="float">
            <text:p>0.0021587055</text:p>
          </table:table-cell>
          <table:table-cell office:value-type="float" office:value="169" calcext:value-type="float">
            <text:p>169</text:p>
          </table:table-cell>
          <table:table-cell table:formula="of:=[.A25]" office:value-type="float" office:value="0.5" calcext:value-type="float">
            <text:p>0.5</text:p>
          </table:table-cell>
          <table:table-cell table:formula="of:=[.E25]" office:value-type="float" office:value="0.0675653194957661" calcext:value-type="float">
            <text:p>0.0675653195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.00215870551725415" calcext:value-type="float">
            <text:p>0.0021587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3086" calcext:value-type="float">
            <text:p>13086</text:p>
          </table:table-cell>
          <table:table-cell table:formula="of:=[.C26]/[.B26]" office:value-type="float" office:value="0.8724" calcext:value-type="float">
            <text:p>0.8724</text:p>
          </table:table-cell>
          <table:table-cell table:formula="of:=-LN([.D26])" office:value-type="float" office:value="0.136507244654663" calcext:value-type="float">
            <text:p>0.1365072447</text:p>
          </table:table-cell>
          <table:table-cell table:formula="of:=SQRT([.D26]*(1-[.D26])/[.B26])/[.D26]" office:value-type="float" office:value="0.00312263971693388" calcext:value-type="float">
            <text:p>0.0031226397</text:p>
          </table:table-cell>
          <table:table-cell office:value-type="float" office:value="170" calcext:value-type="float">
            <text:p>170</text:p>
          </table:table-cell>
          <table:table-cell table:formula="of:=[.A26]" office:value-type="float" office:value="1" calcext:value-type="float">
            <text:p>1</text:p>
          </table:table-cell>
          <table:table-cell table:formula="of:=[.E26]" office:value-type="float" office:value="0.136507244654663" calcext:value-type="float">
            <text:p>0.1365072447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.00312263971693388" calcext:value-type="float">
            <text:p>0.003122639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1493" calcext:value-type="float">
            <text:p>11493</text:p>
          </table:table-cell>
          <table:table-cell table:formula="of:=[.C27]/[.B27]" office:value-type="float" office:value="0.7662" calcext:value-type="float">
            <text:p>0.7662</text:p>
          </table:table-cell>
          <table:table-cell table:formula="of:=-LN([.D27])" office:value-type="float" office:value="0.266312046715588" calcext:value-type="float">
            <text:p>0.2663120467</text:p>
          </table:table-cell>
          <table:table-cell table:formula="of:=SQRT([.D27]*(1-[.D27])/[.B27])/[.D27]" office:value-type="float" office:value="0.00451030125014871" calcext:value-type="float">
            <text:p>0.0045103013</text:p>
          </table:table-cell>
          <table:table-cell office:value-type="float" office:value="171" calcext:value-type="float">
            <text:p>171</text:p>
          </table:table-cell>
          <table:table-cell table:formula="of:=[.A27]" office:value-type="float" office:value="1.5" calcext:value-type="float">
            <text:p>1.5</text:p>
          </table:table-cell>
          <table:table-cell table:formula="of:=[.E27]" office:value-type="float" office:value="0.266312046715588" calcext:value-type="float">
            <text:p>0.2663120467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00451030125014871" calcext:value-type="float">
            <text:p>0.0045103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9496" calcext:value-type="float">
            <text:p>9496</text:p>
          </table:table-cell>
          <table:table-cell table:formula="of:=[.C28]/[.B28]" office:value-type="float" office:value="0.633066666666667" calcext:value-type="float">
            <text:p>0.6330666667</text:p>
          </table:table-cell>
          <table:table-cell table:formula="of:=-LN([.D28])" office:value-type="float" office:value="0.457179543794843" calcext:value-type="float">
            <text:p>0.4571795438</text:p>
          </table:table-cell>
          <table:table-cell table:formula="of:=SQRT([.D28]*(1-[.D28])/[.B28])/[.D28]" office:value-type="float" office:value="0.00621617496754905" calcext:value-type="float">
            <text:p>0.006216175</text:p>
          </table:table-cell>
          <table:table-cell office:value-type="float" office:value="172" calcext:value-type="float">
            <text:p>172</text:p>
          </table:table-cell>
          <table:table-cell table:formula="of:=[.A28]" office:value-type="float" office:value="2" calcext:value-type="float">
            <text:p>2</text:p>
          </table:table-cell>
          <table:table-cell table:formula="of:=[.E28]" office:value-type="float" office:value="0.457179543794843" calcext:value-type="float">
            <text:p>0.4571795438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0.00621617496754905" calcext:value-type="float">
            <text:p>0.0062161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4C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4480" calcext:value-type="float">
            <text:p>14480</text:p>
          </table:table-cell>
          <table:table-cell table:formula="of:=[.C31]/[.B31]" office:value-type="float" office:value="0.965333333333333" calcext:value-type="float">
            <text:p>0.9653333333</text:p>
          </table:table-cell>
          <table:table-cell table:formula="of:=-LN([.D31])" office:value-type="float" office:value="0.0352818141446397" calcext:value-type="float">
            <text:p>0.0352818141</text:p>
          </table:table-cell>
          <table:table-cell table:formula="of:=SQRT([.D31]*(1-[.D31])/[.B31])/[.D31]" office:value-type="float" office:value="0.00154729015184493" calcext:value-type="float">
            <text:p>0.0015472902</text:p>
          </table:table-cell>
          <table:table-cell office:value-type="float" office:value="164" calcext:value-type="float">
            <text:p>164</text:p>
          </table:table-cell>
          <table:table-cell table:formula="of:=[.A31]" office:value-type="float" office:value="0.5" calcext:value-type="float">
            <text:p>0.5</text:p>
          </table:table-cell>
          <table:table-cell table:formula="of:=[.E31]" office:value-type="float" office:value="0.0352818141446397" calcext:value-type="float">
            <text:p>0.0352818141</text:p>
          </table:table-cell>
          <table:table-cell office:value-type="float" office:value="0" calcext:value-type="float">
            <text:p>0</text:p>
          </table:table-cell>
          <table:table-cell table:formula="of:=[.F31]" office:value-type="float" office:value="0.00154729015184493" calcext:value-type="float">
            <text:p>0.0015472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3666" calcext:value-type="float">
            <text:p>13666</text:p>
          </table:table-cell>
          <table:table-cell table:formula="of:=[.C32]/[.B32]" office:value-type="float" office:value="0.911066666666667" calcext:value-type="float">
            <text:p>0.9110666667</text:p>
          </table:table-cell>
          <table:table-cell table:formula="of:=-LN([.D32])" office:value-type="float" office:value="0.0931392047436235" calcext:value-type="float">
            <text:p>0.0931392047</text:p>
          </table:table-cell>
          <table:table-cell table:formula="of:=SQRT([.D32]*(1-[.D32])/[.B32])/[.D32]" office:value-type="float" office:value="0.00255100656972047" calcext:value-type="float">
            <text:p>0.0025510066</text:p>
          </table:table-cell>
          <table:table-cell office:value-type="float" office:value="165" calcext:value-type="float">
            <text:p>165</text:p>
          </table:table-cell>
          <table:table-cell table:formula="of:=[.A32]" office:value-type="float" office:value="1" calcext:value-type="float">
            <text:p>1</text:p>
          </table:table-cell>
          <table:table-cell table:formula="of:=[.E32]" office:value-type="float" office:value="0.0931392047436235" calcext:value-type="float">
            <text:p>0.0931392047</text:p>
          </table:table-cell>
          <table:table-cell office:value-type="float" office:value="0" calcext:value-type="float">
            <text:p>0</text:p>
          </table:table-cell>
          <table:table-cell table:formula="of:=[.F32]" office:value-type="float" office:value="0.00255100656972047" calcext:value-type="float">
            <text:p>0.00255100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2449" calcext:value-type="float">
            <text:p>12449</text:p>
          </table:table-cell>
          <table:table-cell table:formula="of:=[.C33]/[.B33]" office:value-type="float" office:value="0.829933333333333" calcext:value-type="float">
            <text:p>0.8299333333</text:p>
          </table:table-cell>
          <table:table-cell table:formula="of:=-LN([.D33])" office:value-type="float" office:value="0.186409902702561" calcext:value-type="float">
            <text:p>0.1864099027</text:p>
          </table:table-cell>
          <table:table-cell table:formula="of:=SQRT([.D33]*(1-[.D33])/[.B33])/[.D33]" office:value-type="float" office:value="0.00369608854073835" calcext:value-type="float">
            <text:p>0.0036960885</text:p>
          </table:table-cell>
          <table:table-cell office:value-type="float" office:value="166" calcext:value-type="float">
            <text:p>166</text:p>
          </table:table-cell>
          <table:table-cell table:formula="of:=[.A33]" office:value-type="float" office:value="1.5" calcext:value-type="float">
            <text:p>1.5</text:p>
          </table:table-cell>
          <table:table-cell table:formula="of:=[.E33]" office:value-type="float" office:value="0.186409902702561" calcext:value-type="float">
            <text:p>0.1864099027</text:p>
          </table:table-cell>
          <table:table-cell office:value-type="float" office:value="0" calcext:value-type="float">
            <text:p>0</text:p>
          </table:table-cell>
          <table:table-cell table:formula="of:=[.F33]" office:value-type="float" office:value="0.00369608854073835" calcext:value-type="float">
            <text:p>0.0036960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0994" calcext:value-type="float">
            <text:p>10994</text:p>
          </table:table-cell>
          <table:table-cell table:formula="of:=[.C34]/[.B34]" office:value-type="float" office:value="0.732933333333333" calcext:value-type="float">
            <text:p>0.7329333333</text:p>
          </table:table-cell>
          <table:table-cell table:formula="of:=-LN([.D34])" office:value-type="float" office:value="0.310700531663741" calcext:value-type="float">
            <text:p>0.3107005317</text:p>
          </table:table-cell>
          <table:table-cell table:formula="of:=SQRT([.D34]*(1-[.D34])/[.B34])/[.D34]" office:value-type="float" office:value="0.00492869537315685" calcext:value-type="float">
            <text:p>0.0049286954</text:p>
          </table:table-cell>
          <table:table-cell office:value-type="float" office:value="167" calcext:value-type="float">
            <text:p>167</text:p>
          </table:table-cell>
          <table:table-cell table:formula="of:=[.A34]" office:value-type="float" office:value="2" calcext:value-type="float">
            <text:p>2</text:p>
          </table:table-cell>
          <table:table-cell table:formula="of:=[.E34]" office:value-type="float" office:value="0.310700531663741" calcext:value-type="float">
            <text:p>0.3107005317</text:p>
          </table:table-cell>
          <table:table-cell office:value-type="float" office:value="0" calcext:value-type="float">
            <text:p>0</text:p>
          </table:table-cell>
          <table:table-cell table:formula="of:=[.F34]" office:value-type="float" office:value="0.00492869537315685" calcext:value-type="float">
            <text:p>0.00492869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000" calcext:value-type="float">
            <text:p>15000</text:p>
          </table:table-cell>
          <table:table-cell office:value-type="float" office:value="9297" calcext:value-type="float">
            <text:p>9297</text:p>
          </table:table-cell>
          <table:table-cell table:formula="of:=[.C35]/[.B35]" office:value-type="float" office:value="0.6198" calcext:value-type="float">
            <text:p>0.6198</text:p>
          </table:table-cell>
          <table:table-cell table:formula="of:=-LN([.D35])" office:value-type="float" office:value="0.478358433628489" calcext:value-type="float">
            <text:p>0.4783584336</text:p>
          </table:table-cell>
          <table:table-cell table:formula="of:=SQRT([.D35]*(1-[.D35])/[.B35])/[.D35]" office:value-type="float" office:value="0.00639491300467122" calcext:value-type="float">
            <text:p>0.006394913</text:p>
          </table:table-cell>
          <table:table-cell office:value-type="float" office:value="168" calcext:value-type="float">
            <text:p>168</text:p>
          </table:table-cell>
          <table:table-cell table:formula="of:=[.A35]" office:value-type="float" office:value="2.5" calcext:value-type="float">
            <text:p>2.5</text:p>
          </table:table-cell>
          <table:table-cell table:formula="of:=[.E35]" office:value-type="float" office:value="0.478358433628489" calcext:value-type="float">
            <text:p>0.4783584336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00639491300467122" calcext:value-type="float">
            <text:p>0.00639491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oated2C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3927" calcext:value-type="float">
            <text:p>13927</text:p>
          </table:table-cell>
          <table:table-cell table:formula="of:=[.C38]/[.B38]" office:value-type="float" office:value="0.928466666666667" calcext:value-type="float">
            <text:p>0.9284666667</text:p>
          </table:table-cell>
          <table:table-cell table:formula="of:=-LN([.D38])" office:value-type="float" office:value="0.0742207990312552" calcext:value-type="float">
            <text:p>0.074220799</text:p>
          </table:table-cell>
          <table:table-cell table:formula="of:=SQRT([.D38]*(1-[.D38])/[.B38])/[.D38]" office:value-type="float" office:value="0.00226634198134367" calcext:value-type="float">
            <text:p>0.002266342</text:p>
          </table:table-cell>
          <table:table-cell office:value-type="float" office:value="173" calcext:value-type="float">
            <text:p>173</text:p>
          </table:table-cell>
          <table:table-cell table:formula="of:=[.A38]" office:value-type="float" office:value="0.5" calcext:value-type="float">
            <text:p>0.5</text:p>
          </table:table-cell>
          <table:table-cell table:formula="of:=[.E38]" office:value-type="float" office:value="0.0742207990312552" calcext:value-type="float">
            <text:p>0.074220799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0.00226634198134367" calcext:value-type="float">
            <text:p>0.002266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3379" calcext:value-type="float">
            <text:p>13379</text:p>
          </table:table-cell>
          <table:table-cell table:formula="of:=[.C39]/[.B39]" office:value-type="float" office:value="0.891933333333333" calcext:value-type="float">
            <text:p>0.8919333333</text:p>
          </table:table-cell>
          <table:table-cell table:formula="of:=-LN([.D39])" office:value-type="float" office:value="0.114363887610728" calcext:value-type="float">
            <text:p>0.1143638876</text:p>
          </table:table-cell>
          <table:table-cell table:formula="of:=SQRT([.D39]*(1-[.D39])/[.B39])/[.D39]" office:value-type="float" office:value="0.00284206529256268" calcext:value-type="float">
            <text:p>0.0028420653</text:p>
          </table:table-cell>
          <table:table-cell office:value-type="float" office:value="174" calcext:value-type="float">
            <text:p>174</text:p>
          </table:table-cell>
          <table:table-cell table:formula="of:=[.A39]" office:value-type="float" office:value="1" calcext:value-type="float">
            <text:p>1</text:p>
          </table:table-cell>
          <table:table-cell table:formula="of:=[.E39]" office:value-type="float" office:value="0.114363887610728" calcext:value-type="float">
            <text:p>0.1143638876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0.00284206529256268" calcext:value-type="float">
            <text:p>0.002842065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2022" calcext:value-type="float">
            <text:p>12022</text:p>
          </table:table-cell>
          <table:table-cell table:formula="of:=[.C40]/[.B40]" office:value-type="float" office:value="0.801466666666667" calcext:value-type="float">
            <text:p>0.8014666667</text:p>
          </table:table-cell>
          <table:table-cell table:formula="of:=-LN([.D40])" office:value-type="float" office:value="0.22131189648524" calcext:value-type="float">
            <text:p>0.2213118965</text:p>
          </table:table-cell>
          <table:table-cell table:formula="of:=SQRT([.D40]*(1-[.D40])/[.B40])/[.D40]" office:value-type="float" office:value="0.00406376284604775" calcext:value-type="float">
            <text:p>0.0040637628</text:p>
          </table:table-cell>
          <table:table-cell office:value-type="float" office:value="175" calcext:value-type="float">
            <text:p>175</text:p>
          </table:table-cell>
          <table:table-cell table:formula="of:=[.A40]" office:value-type="float" office:value="1.5" calcext:value-type="float">
            <text:p>1.5</text:p>
          </table:table-cell>
          <table:table-cell table:formula="of:=[.E40]" office:value-type="float" office:value="0.22131189648524" calcext:value-type="float">
            <text:p>0.221311896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0.00406376284604775" calcext:value-type="float">
            <text:p>0.0040637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0294" calcext:value-type="float">
            <text:p>10294</text:p>
          </table:table-cell>
          <table:table-cell table:formula="of:=[.C41]/[.B41]" office:value-type="float" office:value="0.686266666666667" calcext:value-type="float">
            <text:p>0.6862666667</text:p>
          </table:table-cell>
          <table:table-cell table:formula="of:=-LN([.D41])" office:value-type="float" office:value="0.376488999871647" calcext:value-type="float">
            <text:p>0.3764889999</text:p>
          </table:table-cell>
          <table:table-cell table:formula="of:=SQRT([.D41]*(1-[.D41])/[.B41])/[.D41]" office:value-type="float" office:value="0.00552062502738234" calcext:value-type="float">
            <text:p>0.005520625</text:p>
          </table:table-cell>
          <table:table-cell office:value-type="float" office:value="176" calcext:value-type="float">
            <text:p>176</text:p>
          </table:table-cell>
          <table:table-cell table:formula="of:=[.A41]" office:value-type="float" office:value="2" calcext:value-type="float">
            <text:p>2</text:p>
          </table:table-cell>
          <table:table-cell table:formula="of:=[.E41]" office:value-type="float" office:value="0.376488999871647" calcext:value-type="float">
            <text:p>0.3764889999</text:p>
          </table:table-cell>
          <table:table-cell office:value-type="float" office:value="0" calcext:value-type="float">
            <text:p>0</text:p>
          </table:table-cell>
          <table:table-cell table:formula="of:=[.F41]" office:value-type="float" office:value="0.00552062502738234" calcext:value-type="float">
            <text:p>0.0055206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5C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4042" calcext:value-type="float">
            <text:p>14042</text:p>
          </table:table-cell>
          <table:table-cell table:formula="of:=[.C44]/[.B44]" office:value-type="float" office:value="0.936133333333333" calcext:value-type="float">
            <text:p>0.9361333333</text:p>
          </table:table-cell>
          <table:table-cell table:formula="of:=-LN([.D44])" office:value-type="float" office:value="0.0659973625071529" calcext:value-type="float">
            <text:p>0.0659973625</text:p>
          </table:table-cell>
          <table:table-cell table:formula="of:=SQRT([.D44]*(1-[.D44])/[.B44])/[.D44]" office:value-type="float" office:value="0.00213266499524864" calcext:value-type="float">
            <text:p>0.002132665</text:p>
          </table:table-cell>
          <table:table-cell office:value-type="float" office:value="177" calcext:value-type="float">
            <text:p>177</text:p>
          </table:table-cell>
          <table:table-cell table:formula="of:=[.A44]" office:value-type="float" office:value="0.5" calcext:value-type="float">
            <text:p>0.5</text:p>
          </table:table-cell>
          <table:table-cell table:formula="of:=[.E44]" office:value-type="float" office:value="0.0659973625071529" calcext:value-type="float">
            <text:p>0.065997362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0.00213266499524864" calcext:value-type="float">
            <text:p>0.002132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2949" calcext:value-type="float">
            <text:p>12949</text:p>
          </table:table-cell>
          <table:table-cell table:formula="of:=[.C45]/[.B45]" office:value-type="float" office:value="0.863266666666667" calcext:value-type="float">
            <text:p>0.8632666667</text:p>
          </table:table-cell>
          <table:table-cell table:formula="of:=-LN([.D45])" office:value-type="float" office:value="0.147031636015507" calcext:value-type="float">
            <text:p>0.147031636</text:p>
          </table:table-cell>
          <table:table-cell table:formula="of:=SQRT([.D45]*(1-[.D45])/[.B45])/[.D45]" office:value-type="float" office:value="0.00324951903429272" calcext:value-type="float">
            <text:p>0.003249519</text:p>
          </table:table-cell>
          <table:table-cell office:value-type="float" office:value="178" calcext:value-type="float">
            <text:p>178</text:p>
          </table:table-cell>
          <table:table-cell table:formula="of:=[.A45]" office:value-type="float" office:value="1" calcext:value-type="float">
            <text:p>1</text:p>
          </table:table-cell>
          <table:table-cell table:formula="of:=[.E45]" office:value-type="float" office:value="0.147031636015507" calcext:value-type="float">
            <text:p>0.147031636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00324951903429272" calcext:value-type="float">
            <text:p>0.0032495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1512" calcext:value-type="float">
            <text:p>11512</text:p>
          </table:table-cell>
          <table:table-cell table:formula="of:=[.C46]/[.B46]" office:value-type="float" office:value="0.767466666666667" calcext:value-type="float">
            <text:p>0.7674666667</text:p>
          </table:table-cell>
          <table:table-cell table:formula="of:=-LN([.D46])" office:value-type="float" office:value="0.264660231517143" calcext:value-type="float">
            <text:p>0.2646602315</text:p>
          </table:table-cell>
          <table:table-cell table:formula="of:=SQRT([.D46]*(1-[.D46])/[.B46])/[.D46]" office:value-type="float" office:value="0.00449435339242807" calcext:value-type="float">
            <text:p>0.0044943534</text:p>
          </table:table-cell>
          <table:table-cell office:value-type="float" office:value="179" calcext:value-type="float">
            <text:p>179</text:p>
          </table:table-cell>
          <table:table-cell table:formula="of:=[.A46]" office:value-type="float" office:value="1.5" calcext:value-type="float">
            <text:p>1.5</text:p>
          </table:table-cell>
          <table:table-cell table:formula="of:=[.E46]" office:value-type="float" office:value="0.264660231517143" calcext:value-type="float">
            <text:p>0.2646602315</text:p>
          </table:table-cell>
          <table:table-cell office:value-type="float" office:value="0" calcext:value-type="float">
            <text:p>0</text:p>
          </table:table-cell>
          <table:table-cell table:formula="of:=[.F46]" office:value-type="float" office:value="0.00449435339242807" calcext:value-type="float">
            <text:p>0.0044943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0034" calcext:value-type="float">
            <text:p>10034</text:p>
          </table:table-cell>
          <table:table-cell table:formula="of:=[.C47]/[.B47]" office:value-type="float" office:value="0.668933333333333" calcext:value-type="float">
            <text:p>0.6689333333</text:p>
          </table:table-cell>
          <table:table-cell table:formula="of:=-LN([.D47])" office:value-type="float" office:value="0.402070875040149" calcext:value-type="float">
            <text:p>0.402070875</text:p>
          </table:table-cell>
          <table:table-cell table:formula="of:=SQRT([.D47]*(1-[.D47])/[.B47])/[.D47]" office:value-type="float" office:value="0.00574408264357777" calcext:value-type="float">
            <text:p>0.0057440826</text:p>
          </table:table-cell>
          <table:table-cell office:value-type="float" office:value="180" calcext:value-type="float">
            <text:p>180</text:p>
          </table:table-cell>
          <table:table-cell table:formula="of:=[.A47]" office:value-type="float" office:value="2" calcext:value-type="float">
            <text:p>2</text:p>
          </table:table-cell>
          <table:table-cell table:formula="of:=[.E47]" office:value-type="float" office:value="0.402070875040149" calcext:value-type="float">
            <text:p>0.402070875</text:p>
          </table:table-cell>
          <table:table-cell office:value-type="float" office:value="0" calcext:value-type="float">
            <text:p>0</text:p>
          </table:table-cell>
          <table:table-cell table:formula="of:=[.F47]" office:value-type="float" office:value="0.00574408264357777" calcext:value-type="float">
            <text:p>0.00574408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6C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0" calcext:value-type="float">
            <text:p>15000</text:p>
          </table:table-cell>
          <table:table-cell office:value-type="float" office:value="14215" calcext:value-type="float">
            <text:p>14215</text:p>
          </table:table-cell>
          <table:table-cell table:formula="of:=[.C50]/[.B50]" office:value-type="float" office:value="0.947666666666667" calcext:value-type="float">
            <text:p>0.9476666667</text:p>
          </table:table-cell>
          <table:table-cell table:formula="of:=-LN([.D50])" office:value-type="float" office:value="0.053752455999247" calcext:value-type="float">
            <text:p>0.053752456</text:p>
          </table:table-cell>
          <table:table-cell table:formula="of:=SQRT([.D50]*(1-[.D50])/[.B50])/[.D50]" office:value-type="float" office:value="0.00191873839818896" calcext:value-type="float">
            <text:p>0.0019187384</text:p>
          </table:table-cell>
          <table:table-cell office:value-type="float" office:value="192" calcext:value-type="float">
            <text:p>192</text:p>
          </table:table-cell>
          <table:table-cell table:formula="of:=[.A50]" office:value-type="float" office:value="0.5" calcext:value-type="float">
            <text:p>0.5</text:p>
          </table:table-cell>
          <table:table-cell table:formula="of:=[.E50]" office:value-type="float" office:value="0.053752455999247" calcext:value-type="float">
            <text:p>0.053752456</text:p>
          </table:table-cell>
          <table:table-cell office:value-type="float" office:value="0" calcext:value-type="float">
            <text:p>0</text:p>
          </table:table-cell>
          <table:table-cell table:formula="of:=[.F50]" office:value-type="float" office:value="0.00191873839818896" calcext:value-type="float">
            <text:p>0.0019187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3875" calcext:value-type="float">
            <text:p>13875</text:p>
          </table:table-cell>
          <table:table-cell table:formula="of:=[.C51]/[.B51]" office:value-type="float" office:value="0.925" calcext:value-type="float">
            <text:p>0.925</text:p>
          </table:table-cell>
          <table:table-cell table:formula="of:=-LN([.D51])" office:value-type="float" office:value="0.0779615414697118" calcext:value-type="float">
            <text:p>0.0779615415</text:p>
          </table:table-cell>
          <table:table-cell table:formula="of:=SQRT([.D51]*(1-[.D51])/[.B51])/[.D51]" office:value-type="float" office:value="0.00232495277487638" calcext:value-type="float">
            <text:p>0.0023249528</text:p>
          </table:table-cell>
          <table:table-cell office:value-type="float" office:value="193" calcext:value-type="float">
            <text:p>193</text:p>
          </table:table-cell>
          <table:table-cell table:formula="of:=[.A51]" office:value-type="float" office:value="1" calcext:value-type="float">
            <text:p>1</text:p>
          </table:table-cell>
          <table:table-cell table:formula="of:=[.E51]" office:value-type="float" office:value="0.0779615414697118" calcext:value-type="float">
            <text:p>0.0779615415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.00232495277487638" calcext:value-type="float">
            <text:p>0.00232495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000" calcext:value-type="float">
            <text:p>15000</text:p>
          </table:table-cell>
          <table:table-cell office:value-type="float" office:value="12613" calcext:value-type="float">
            <text:p>12613</text:p>
          </table:table-cell>
          <table:table-cell table:formula="of:=[.C52]/[.B52]" office:value-type="float" office:value="0.840866666666667" calcext:value-type="float">
            <text:p>0.8408666667</text:p>
          </table:table-cell>
          <table:table-cell table:formula="of:=-LN([.D52])" office:value-type="float" office:value="0.173322172997154" calcext:value-type="float">
            <text:p>0.173322173</text:p>
          </table:table-cell>
          <table:table-cell table:formula="of:=SQRT([.D52]*(1-[.D52])/[.B52])/[.D52]" office:value-type="float" office:value="0.00355198711846753" calcext:value-type="float">
            <text:p>0.0035519871</text:p>
          </table:table-cell>
          <table:table-cell office:value-type="float" office:value="194" calcext:value-type="float">
            <text:p>194</text:p>
          </table:table-cell>
          <table:table-cell table:formula="of:=[.A52]" office:value-type="float" office:value="1.5" calcext:value-type="float">
            <text:p>1.5</text:p>
          </table:table-cell>
          <table:table-cell table:formula="of:=[.E52]" office:value-type="float" office:value="0.173322172997154" calcext:value-type="float">
            <text:p>0.173322173</text:p>
          </table:table-cell>
          <table:table-cell office:value-type="float" office:value="0" calcext:value-type="float">
            <text:p>0</text:p>
          </table:table-cell>
          <table:table-cell table:formula="of:=[.F52]" office:value-type="float" office:value="0.00355198711846753" calcext:value-type="float">
            <text:p>0.0035519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11084" calcext:value-type="float">
            <text:p>11084</text:p>
          </table:table-cell>
          <table:table-cell table:formula="of:=[.C53]/[.B53]" office:value-type="float" office:value="0.738933333333333" calcext:value-type="float">
            <text:p>0.7389333333</text:p>
          </table:table-cell>
          <table:table-cell table:formula="of:=-LN([.D53])" office:value-type="float" office:value="0.302547574101478" calcext:value-type="float">
            <text:p>0.3025475741</text:p>
          </table:table-cell>
          <table:table-cell table:formula="of:=SQRT([.D53]*(1-[.D53])/[.B53])/[.D53]" office:value-type="float" office:value="0.00485319178149203" calcext:value-type="float">
            <text:p>0.0048531918</text:p>
          </table:table-cell>
          <table:table-cell office:value-type="float" office:value="195" calcext:value-type="float">
            <text:p>195</text:p>
          </table:table-cell>
          <table:table-cell table:formula="of:=[.A53]" office:value-type="float" office:value="2" calcext:value-type="float">
            <text:p>2</text:p>
          </table:table-cell>
          <table:table-cell table:formula="of:=[.E53]" office:value-type="float" office:value="0.302547574101478" calcext:value-type="float">
            <text:p>0.3025475741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00485319178149203" calcext:value-type="float">
            <text:p>0.004853191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000" calcext:value-type="float">
            <text:p>15000</text:p>
          </table:table-cell>
          <table:table-cell office:value-type="float" office:value="9291" calcext:value-type="float">
            <text:p>9291</text:p>
          </table:table-cell>
          <table:table-cell table:formula="of:=[.C54]/[.B54]" office:value-type="float" office:value="0.6194" calcext:value-type="float">
            <text:p>0.6194</text:p>
          </table:table-cell>
          <table:table-cell table:formula="of:=-LN([.D54])" office:value-type="float" office:value="0.479004011443035" calcext:value-type="float">
            <text:p>0.4790040114</text:p>
          </table:table-cell>
          <table:table-cell table:formula="of:=SQRT([.D54]*(1-[.D54])/[.B54])/[.D54]" office:value-type="float" office:value="0.00640034171943169" calcext:value-type="float">
            <text:p>0.0064003417</text:p>
          </table:table-cell>
          <table:table-cell office:value-type="float" office:value="196" calcext:value-type="float">
            <text:p>196</text:p>
          </table:table-cell>
          <table:table-cell table:formula="of:=[.A54]" office:value-type="float" office:value="2.5" calcext:value-type="float">
            <text:p>2.5</text:p>
          </table:table-cell>
          <table:table-cell table:formula="of:=[.E54]" office:value-type="float" office:value="0.479004011443035" calcext:value-type="float">
            <text:p>0.4790040114</text:p>
          </table:table-cell>
          <table:table-cell office:value-type="float" office:value="0" calcext:value-type="float">
            <text:p>0</text:p>
          </table:table-cell>
          <table:table-cell table:formula="of:=[.F54]" office:value-type="float" office:value="0.00640034171943169" calcext:value-type="float">
            <text:p>0.0064003417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oated7CT</text:p>
          </table:table-cell>
          <table:table-cell table:number-columns-repeated="4"/>
        </table:table-row>
      </table:table>
      <table:table table:name="&lt;PE&gt;" table:style-name="ta1">
        <table:shapes>
          <draw:frame draw:z-index="0" draw:style-name="gr1" draw:text-style-name="P1" svg:width="6.2988in" svg:height="3.5429in" svg:x="10.7693in" svg:y="5.6587in">
            <draw:object draw:notify-on-update-of-ranges="'&lt;PE&gt;'.K32:'&lt;PE&gt;'.K34 '&lt;PE&gt;'.L32:'&lt;PE&gt;'.L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formula="of:=LN([.C1]/[.D1])/3" office:value-type="float" office:value="0.209277624633555" calcext:value-type="float">
            <text:p>0.2092776246</text:p>
          </table:table-cell>
          <table:table-cell office:value-type="float" office:value="14979" calcext:value-type="float">
            <text:p>14979</text:p>
          </table:table-cell>
          <table:table-cell office:value-type="float" office:value="7995" calcext:value-type="float">
            <text:p>7995</text:p>
          </table:table-cell>
          <table:table-cell table:formula="of:=[.C1]/15000" office:value-type="float" office:value="0.9986" calcext:value-type="float">
            <text:p>0.9986</text:p>
          </table:table-cell>
          <table:table-cell table:formula="of:=[.D1]/15000" office:value-type="float" office:value="0.533" calcext:value-type="float">
            <text:p>0.533</text:p>
          </table:table-cell>
          <table:table-cell table:formula="of:=SQRT([.E1]*(1-[.E1])/15000)" office:value-type="float" office:value="0.000305291117896777" calcext:value-type="float">
            <text:p>0.0003052911</text:p>
          </table:table-cell>
          <table:table-cell table:formula="of:=SQRT([.F1]*(1-[.F1])/15000)" office:value-type="float" office:value="0.00407358155272073" calcext:value-type="float">
            <text:p>0.0040735816</text:p>
          </table:table-cell>
          <table:table-cell table:formula="of:=SQRT(([.G1]/[.E1])^2+([.H1]/[.F1])^2)/3" office:value-type="float" office:value="0.00254961808414918" calcext:value-type="float">
            <text:p>0.002549618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1]" office:value-type="float" office:value="0.209277624633555" calcext:value-type="float">
            <text:p>0.2092776246</text:p>
          </table:table-cell>
          <table:table-cell office:value-type="float" office:value="0" calcext:value-type="float">
            <text:p>0</text:p>
          </table:table-cell>
          <table:table-cell table:formula="of:=[.I1]" office:value-type="float" office:value="0.00254961808414918" calcext:value-type="float">
            <text:p>0.0025496181</text:p>
          </table:table-cell>
          <table:table-cell/>
          <table:table-cell table:formula="of:=[.A1]" office:value-type="float" office:value="0.5" calcext:value-type="float">
            <text:p>0.5</text:p>
          </table:table-cell>
          <table:table-cell table:formula="of:=-LN([.E1])/3*1000000" office:value-type="float" office:value="466.9936385427" calcext:value-type="float">
            <text:p>466.9936385427</text:p>
          </table:table-cell>
          <table:table-cell office:value-type="float" office:value="0" calcext:value-type="float">
            <text:p>0</text:p>
          </table:table-cell>
          <table:table-cell table:formula="of:=[.G1]/[.E1]/3*1000000" office:value-type="float" office:value="101.906374890439" calcext:value-type="float">
            <text:p>101.9063748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2]/[.D2])/3" office:value-type="float" office:value="0.307952887124634" calcext:value-type="float">
            <text:p>0.3079528871</text:p>
          </table:table-cell>
          <table:table-cell office:value-type="float" office:value="14988" calcext:value-type="float">
            <text:p>14988</text:p>
          </table:table-cell>
          <table:table-cell office:value-type="float" office:value="5950" calcext:value-type="float">
            <text:p>5950</text:p>
          </table:table-cell>
          <table:table-cell table:formula="of:=[.C2]/15000" office:value-type="float" office:value="0.9992" calcext:value-type="float">
            <text:p>0.9992</text:p>
          </table:table-cell>
          <table:table-cell table:formula="of:=[.D2]/15000" office:value-type="float" office:value="0.396666666666667" calcext:value-type="float">
            <text:p>0.3966666667</text:p>
          </table:table-cell>
          <table:table-cell table:formula="of:=SQRT([.E2]*(1-[.E2])/15000)" office:value-type="float" office:value="0.000230847713150181" calcext:value-type="float">
            <text:p>0.0002308477</text:p>
          </table:table-cell>
          <table:table-cell table:formula="of:=SQRT([.F2]*(1-[.F2])/15000)" office:value-type="float" office:value="0.00399434785851393" calcext:value-type="float">
            <text:p>0.0039943479</text:p>
          </table:table-cell>
          <table:table-cell table:formula="of:=SQRT(([.G2]/[.E2])^2+([.H2]/[.F2])^2)/3" office:value-type="float" office:value="0.00335747815841742" calcext:value-type="float">
            <text:p>0.003357478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]" office:value-type="float" office:value="0.307952887124634" calcext:value-type="float">
            <text:p>0.3079528871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.00335747815841742" calcext:value-type="float">
            <text:p>0.0033574782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-LN([.E2])/3*1000000" office:value-type="float" office:value="266.773390256385" calcext:value-type="float">
            <text:p>266.7733902564</text:p>
          </table:table-cell>
          <table:table-cell office:value-type="float" office:value="0" calcext:value-type="float">
            <text:p>0</text:p>
          </table:table-cell>
          <table:table-cell table:formula="of:=[.G2]/[.E2]/3*1000000" office:value-type="float" office:value="77.010846393842" calcext:value-type="float">
            <text:p>77.01084639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3]/[.D3])/3" office:value-type="float" office:value="0.378000529906101" calcext:value-type="float">
            <text:p>0.3780005299</text:p>
          </table:table-cell>
          <table:table-cell office:value-type="float" office:value="14984" calcext:value-type="float">
            <text:p>14984</text:p>
          </table:table-cell>
          <table:table-cell office:value-type="float" office:value="4821" calcext:value-type="float">
            <text:p>4821</text:p>
          </table:table-cell>
          <table:table-cell table:formula="of:=[.C3]/15000" office:value-type="float" office:value="0.998933333333333" calcext:value-type="float">
            <text:p>0.9989333333</text:p>
          </table:table-cell>
          <table:table-cell table:formula="of:=[.D3]/15000" office:value-type="float" office:value="0.3214" calcext:value-type="float">
            <text:p>0.3214</text:p>
          </table:table-cell>
          <table:table-cell table:formula="of:=SQRT([.E3]*(1-[.E3])/15000)" office:value-type="float" office:value="0.000266524406498277" calcext:value-type="float">
            <text:p>0.0002665244</text:p>
          </table:table-cell>
          <table:table-cell table:formula="of:=SQRT([.F3]*(1-[.F3])/15000)" office:value-type="float" office:value="0.00381315302604026" calcext:value-type="float">
            <text:p>0.003813153</text:p>
          </table:table-cell>
          <table:table-cell table:formula="of:=SQRT(([.G3]/[.E3])^2+([.H3]/[.F3])^2)/3" office:value-type="float" office:value="0.00395573234738891" calcext:value-type="float">
            <text:p>0.003955732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B3]" office:value-type="float" office:value="0.378000529906101" calcext:value-type="float">
            <text:p>0.3780005299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0.00395573234738891" calcext:value-type="float">
            <text:p>0.0039557323</text:p>
          </table:table-cell>
          <table:table-cell/>
          <table:table-cell table:formula="of:=[.A3]" office:value-type="float" office:value="1.5" calcext:value-type="float">
            <text:p>1.5</text:p>
          </table:table-cell>
          <table:table-cell table:formula="of:=-LN([.E3])/3*1000000" office:value-type="float" office:value="355.74532014089" calcext:value-type="float">
            <text:p>355.7453201409</text:p>
          </table:table-cell>
          <table:table-cell office:value-type="float" office:value="0" calcext:value-type="float">
            <text:p>0</text:p>
          </table:table-cell>
          <table:table-cell table:formula="of:=[.G3]/[.E3]/3*1000000" office:value-type="float" office:value="88.9363342559654" calcext:value-type="float">
            <text:p>88.936334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4]/[.D4])/3" office:value-type="float" office:value="0.420627122972839" calcext:value-type="float">
            <text:p>0.420627123</text:p>
          </table:table-cell>
          <table:table-cell office:value-type="float" office:value="14983" calcext:value-type="float">
            <text:p>14983</text:p>
          </table:table-cell>
          <table:table-cell office:value-type="float" office:value="4242" calcext:value-type="float">
            <text:p>4242</text:p>
          </table:table-cell>
          <table:table-cell table:formula="of:=[.C4]/15000" office:value-type="float" office:value="0.998866666666667" calcext:value-type="float">
            <text:p>0.9988666667</text:p>
          </table:table-cell>
          <table:table-cell table:formula="of:=[.D4]/15000" office:value-type="float" office:value="0.2828" calcext:value-type="float">
            <text:p>0.2828</text:p>
          </table:table-cell>
          <table:table-cell table:formula="of:=SQRT([.E4]*(1-[.E4])/15000)" office:value-type="float" office:value="0.000274717902448903" calcext:value-type="float">
            <text:p>0.0002747179</text:p>
          </table:table-cell>
          <table:table-cell table:formula="of:=SQRT([.F4]*(1-[.F4])/15000)" office:value-type="float" office:value="0.00367717427744004" calcext:value-type="float">
            <text:p>0.0036771743</text:p>
          </table:table-cell>
          <table:table-cell table:formula="of:=SQRT(([.G4]/[.E4])^2+([.H4]/[.F4])^2)/3" office:value-type="float" office:value="0.0043352154132806" calcext:value-type="float">
            <text:p>0.00433521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]" office:value-type="float" office:value="0.420627122972839" calcext:value-type="float">
            <text:p>0.420627123</text:p>
          </table:table-cell>
          <table:table-cell office:value-type="float" office:value="0" calcext:value-type="float">
            <text:p>0</text:p>
          </table:table-cell>
          <table:table-cell table:formula="of:=[.I4]" office:value-type="float" office:value="0.0043352154132806" calcext:value-type="float">
            <text:p>0.0043352154</text:p>
          </table:table-cell>
          <table:table-cell/>
          <table:table-cell table:formula="of:=[.A4]" office:value-type="float" office:value="2" calcext:value-type="float">
            <text:p>2</text:p>
          </table:table-cell>
          <table:table-cell table:formula="of:=-LN([.E4])/3*1000000" office:value-type="float" office:value="377.992013734311" calcext:value-type="float">
            <text:p>377.9920137343</text:p>
          </table:table-cell>
          <table:table-cell office:value-type="float" office:value="0" calcext:value-type="float">
            <text:p>0</text:p>
          </table:table-cell>
          <table:table-cell table:formula="of:=[.G4]/[.E4]/3*1000000" office:value-type="float" office:value="91.6765342217523" calcext:value-type="float">
            <text:p>91.676534221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5]/[.D5])/3" office:value-type="float" office:value="0.439030757967275" calcext:value-type="float">
            <text:p>0.439030758</text:p>
          </table:table-cell>
          <table:table-cell office:value-type="float" office:value="14975" calcext:value-type="float">
            <text:p>14975</text:p>
          </table:table-cell>
          <table:table-cell office:value-type="float" office:value="4012" calcext:value-type="float">
            <text:p>4012</text:p>
          </table:table-cell>
          <table:table-cell table:formula="of:=[.C5]/15000" office:value-type="float" office:value="0.998333333333333" calcext:value-type="float">
            <text:p>0.9983333333</text:p>
          </table:table-cell>
          <table:table-cell table:formula="of:=[.D5]/15000" office:value-type="float" office:value="0.267466666666667" calcext:value-type="float">
            <text:p>0.2674666667</text:p>
          </table:table-cell>
          <table:table-cell table:formula="of:=SQRT([.E5]*(1-[.E5])/15000)" office:value-type="float" office:value="0.000333055439718267" calcext:value-type="float">
            <text:p>0.0003330554</text:p>
          </table:table-cell>
          <table:table-cell table:formula="of:=SQRT([.F5]*(1-[.F5])/15000)" office:value-type="float" office:value="0.00361412275099494" calcext:value-type="float">
            <text:p>0.0036141228</text:p>
          </table:table-cell>
          <table:table-cell table:formula="of:=SQRT(([.G5]/[.E5])^2+([.H5]/[.F5])^2)/3" office:value-type="float" office:value="0.0045055135754734" calcext:value-type="float">
            <text:p>0.0045055136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B5]" office:value-type="float" office:value="0.439030757967275" calcext:value-type="float">
            <text:p>0.439030758</text:p>
          </table:table-cell>
          <table:table-cell office:value-type="float" office:value="0" calcext:value-type="float">
            <text:p>0</text:p>
          </table:table-cell>
          <table:table-cell table:formula="of:=[.I5]" office:value-type="float" office:value="0.0045055135754734" calcext:value-type="float">
            <text:p>0.0045055136</text:p>
          </table:table-cell>
          <table:table-cell/>
          <table:table-cell table:formula="of:=[.A5]" office:value-type="float" office:value="2.5" calcext:value-type="float">
            <text:p>2.5</text:p>
          </table:table-cell>
          <table:table-cell table:formula="of:=-LN([.E5])/3*1000000" office:value-type="float" office:value="556.019033565686" calcext:value-type="float">
            <text:p>556.0190335657</text:p>
          </table:table-cell>
          <table:table-cell office:value-type="float" office:value="0" calcext:value-type="float">
            <text:p>0</text:p>
          </table:table-cell>
          <table:table-cell table:formula="of:=[.G5]/[.E5]/3*1000000" office:value-type="float" office:value="111.203819605432" calcext:value-type="float">
            <text:p>111.2038196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[.C6]/[.D6])/3" office:value-type="float" office:value="0.466828239984551" calcext:value-type="float">
            <text:p>0.46682824</text:p>
          </table:table-cell>
          <table:table-cell office:value-type="float" office:value="14975" calcext:value-type="float">
            <text:p>14975</text:p>
          </table:table-cell>
          <table:table-cell office:value-type="float" office:value="3691" calcext:value-type="float">
            <text:p>3691</text:p>
          </table:table-cell>
          <table:table-cell table:formula="of:=[.C6]/15000" office:value-type="float" office:value="0.998333333333333" calcext:value-type="float">
            <text:p>0.9983333333</text:p>
          </table:table-cell>
          <table:table-cell table:formula="of:=[.D6]/15000" office:value-type="float" office:value="0.246066666666667" calcext:value-type="float">
            <text:p>0.2460666667</text:p>
          </table:table-cell>
          <table:table-cell table:formula="of:=SQRT([.E6]*(1-[.E6])/15000)" office:value-type="float" office:value="0.000333055439718267" calcext:value-type="float">
            <text:p>0.0003330554</text:p>
          </table:table-cell>
          <table:table-cell table:formula="of:=SQRT([.F6]*(1-[.F6])/15000)" office:value-type="float" office:value="0.00351679647996319" calcext:value-type="float">
            <text:p>0.0035167965</text:p>
          </table:table-cell>
          <table:table-cell table:formula="of:=SQRT(([.G6]/[.E6])^2+([.H6]/[.F6])^2)/3" office:value-type="float" office:value="0.00476531353048908" calcext:value-type="float">
            <text:p>0.00476531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6]" office:value-type="float" office:value="0.466828239984551" calcext:value-type="float">
            <text:p>0.46682824</text:p>
          </table:table-cell>
          <table:table-cell office:value-type="float" office:value="0" calcext:value-type="float">
            <text:p>0</text:p>
          </table:table-cell>
          <table:table-cell table:formula="of:=[.I6]" office:value-type="float" office:value="0.00476531353048908" calcext:value-type="float">
            <text:p>0.0047653135</text:p>
          </table:table-cell>
          <table:table-cell/>
          <table:table-cell table:formula="of:=[.A6]" office:value-type="float" office:value="3" calcext:value-type="float">
            <text:p>3</text:p>
          </table:table-cell>
          <table:table-cell table:formula="of:=-LN([.E6])/3*1000000" office:value-type="float" office:value="556.019033565686" calcext:value-type="float">
            <text:p>556.0190335657</text:p>
          </table:table-cell>
          <table:table-cell office:value-type="float" office:value="0" calcext:value-type="float">
            <text:p>0</text:p>
          </table:table-cell>
          <table:table-cell table:formula="of:=[.G6]/[.E6]/3*1000000" office:value-type="float" office:value="111.203819605432" calcext:value-type="float">
            <text:p>111.203819605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LN([.C7]/[.D7])/3" office:value-type="float" office:value="0.48792718008061" calcext:value-type="float">
            <text:p>0.4879271801</text:p>
          </table:table-cell>
          <table:table-cell office:value-type="float" office:value="14981" calcext:value-type="float">
            <text:p>14981</text:p>
          </table:table-cell>
          <table:table-cell office:value-type="float" office:value="3466" calcext:value-type="float">
            <text:p>3466</text:p>
          </table:table-cell>
          <table:table-cell table:formula="of:=[.C7]/15000" office:value-type="float" office:value="0.998733333333333" calcext:value-type="float">
            <text:p>0.9987333333</text:p>
          </table:table-cell>
          <table:table-cell table:formula="of:=[.D7]/15000" office:value-type="float" office:value="0.231066666666667" calcext:value-type="float">
            <text:p>0.2310666667</text:p>
          </table:table-cell>
          <table:table-cell table:formula="of:=SQRT([.E7]*(1-[.E7])/15000)" office:value-type="float" office:value="0.000290409162185837" calcext:value-type="float">
            <text:p>0.0002904092</text:p>
          </table:table-cell>
          <table:table-cell table:formula="of:=SQRT([.F7]*(1-[.F7])/15000)" office:value-type="float" office:value="0.00344165524345696" calcext:value-type="float">
            <text:p>0.0034416552</text:p>
          </table:table-cell>
          <table:table-cell table:formula="of:=SQRT(([.G7]/[.E7])^2+([.H7]/[.F7])^2)/3" office:value-type="float" office:value="0.00496582663344323" calcext:value-type="float">
            <text:p>0.0049658266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B7]" office:value-type="float" office:value="0.48792718008061" calcext:value-type="float">
            <text:p>0.4879271801</text:p>
          </table:table-cell>
          <table:table-cell office:value-type="float" office:value="0" calcext:value-type="float">
            <text:p>0</text:p>
          </table:table-cell>
          <table:table-cell table:formula="of:=[.I7]" office:value-type="float" office:value="0.00496582663344323" calcext:value-type="float">
            <text:p>0.0049658266</text:p>
          </table:table-cell>
          <table:table-cell/>
          <table:table-cell table:formula="of:=[.A7]" office:value-type="float" office:value="3.5" calcext:value-type="float">
            <text:p>3.5</text:p>
          </table:table-cell>
          <table:table-cell table:formula="of:=-LN([.E7])/3*1000000" office:value-type="float" office:value="422.489855655058" calcext:value-type="float">
            <text:p>422.4898556551</text:p>
          </table:table-cell>
          <table:table-cell office:value-type="float" office:value="0" calcext:value-type="float">
            <text:p>0</text:p>
          </table:table-cell>
          <table:table-cell table:formula="of:=[.G7]/[.E7]/3*1000000" office:value-type="float" office:value="96.9258267758616" calcext:value-type="float">
            <text:p>96.925826775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LN([.C8]/[.D8])/3" office:value-type="float" office:value="0.500048063159697" calcext:value-type="float">
            <text:p>0.5000480632</text:p>
          </table:table-cell>
          <table:table-cell office:value-type="float" office:value="14971" calcext:value-type="float">
            <text:p>14971</text:p>
          </table:table-cell>
          <table:table-cell office:value-type="float" office:value="3340" calcext:value-type="float">
            <text:p>3340</text:p>
          </table:table-cell>
          <table:table-cell table:formula="of:=[.C8]/15000" office:value-type="float" office:value="0.998066666666667" calcext:value-type="float">
            <text:p>0.9980666667</text:p>
          </table:table-cell>
          <table:table-cell table:formula="of:=[.D8]/15000" office:value-type="float" office:value="0.222666666666667" calcext:value-type="float">
            <text:p>0.2226666667</text:p>
          </table:table-cell>
          <table:table-cell table:formula="of:=SQRT([.E8]*(1-[.E8])/15000)" office:value-type="float" office:value="0.000358663775287809" calcext:value-type="float">
            <text:p>0.0003586638</text:p>
          </table:table-cell>
          <table:table-cell table:formula="of:=SQRT([.F8]*(1-[.F8])/15000)" office:value-type="float" office:value="0.00339692235434981" calcext:value-type="float">
            <text:p>0.0033969224</text:p>
          </table:table-cell>
          <table:table-cell table:formula="of:=SQRT(([.G8]/[.E8])^2+([.H8]/[.F8])^2)/3" office:value-type="float" office:value="0.00508662373829514" calcext:value-type="float">
            <text:p>0.005086623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8]" office:value-type="float" office:value="0.500048063159697" calcext:value-type="float">
            <text:p>0.5000480632</text:p>
          </table:table-cell>
          <table:table-cell office:value-type="float" office:value="0" calcext:value-type="float">
            <text:p>0</text:p>
          </table:table-cell>
          <table:table-cell table:formula="of:=[.I8]" office:value-type="float" office:value="0.00508662373829514" calcext:value-type="float">
            <text:p>0.0050866237</text:p>
          </table:table-cell>
          <table:table-cell/>
          <table:table-cell table:formula="of:=[.A8]" office:value-type="float" office:value="3.5" calcext:value-type="float">
            <text:p>3.5</text:p>
          </table:table-cell>
          <table:table-cell table:formula="of:=-LN([.E8])/3*1000000" office:value-type="float" office:value="645.068211503504" calcext:value-type="float">
            <text:p>645.0682115035</text:p>
          </table:table-cell>
          <table:table-cell office:value-type="float" office:value="0" calcext:value-type="float">
            <text:p>0</text:p>
          </table:table-cell>
          <table:table-cell table:formula="of:=[.G8]/[.E8]/3*1000000" office:value-type="float" office:value="119.786178374126" calcext:value-type="float">
            <text:p>119.78617837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G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11]/[.D11])/3" office:value-type="float" office:value="0.0144643744210611" calcext:value-type="float">
            <text:p>0.0144643744</text:p>
          </table:table-cell>
          <table:table-cell office:value-type="float" office:value="14977" calcext:value-type="float">
            <text:p>14977</text:p>
          </table:table-cell>
          <table:table-cell office:value-type="float" office:value="14341" calcext:value-type="float">
            <text:p>14341</text:p>
          </table:table-cell>
          <table:table-cell table:formula="of:=[.C11]/15000" office:value-type="float" office:value="0.998466666666667" calcext:value-type="float">
            <text:p>0.9984666667</text:p>
          </table:table-cell>
          <table:table-cell table:formula="of:=[.D11]/15000" office:value-type="float" office:value="0.956066666666667" calcext:value-type="float">
            <text:p>0.9560666667</text:p>
          </table:table-cell>
          <table:table-cell table:formula="of:=SQRT([.E11]*(1-[.E11])/15000)" office:value-type="float" office:value="0.000319476887241448" calcext:value-type="float">
            <text:p>0.0003194769</text:p>
          </table:table-cell>
          <table:table-cell table:formula="of:=SQRT([.F11]*(1-[.F11])/15000)" office:value-type="float" office:value="0.00167338370884775" calcext:value-type="float">
            <text:p>0.0016733837</text:p>
          </table:table-cell>
          <table:table-cell table:formula="of:=SQRT(([.G11]/[.E11])^2+([.H11]/[.F11])^2)/3" office:value-type="float" office:value="0.00059309516553229" calcext:value-type="float">
            <text:p>0.0005930952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table-cell table:formula="of:=[.B11]" office:value-type="float" office:value="0.0144643744210611" calcext:value-type="float">
            <text:p>0.0144643744</text:p>
          </table:table-cell>
          <table:table-cell office:value-type="float" office:value="0" calcext:value-type="float">
            <text:p>0</text:p>
          </table:table-cell>
          <table:table-cell table:formula="of:=[.I11]" office:value-type="float" office:value="0.00059309516553229" calcext:value-type="float">
            <text:p>0.0005930952</text:p>
          </table:table-cell>
          <table:table-cell/>
          <table:table-cell table:formula="of:=[.A11]" office:value-type="float" office:value="0.5" calcext:value-type="float">
            <text:p>0.5</text:p>
          </table:table-cell>
          <table:table-cell table:formula="of:=-LN([.E11])/3*1000000" office:value-type="float" office:value="511.503363983861" calcext:value-type="float">
            <text:p>511.5033639839</text:p>
          </table:table-cell>
          <table:table-cell office:value-type="float" office:value="0" calcext:value-type="float">
            <text:p>0</text:p>
          </table:table-cell>
          <table:table-cell table:formula="of:=[.G11]/[.E11]/3*1000000" office:value-type="float" office:value="106.65583469368" calcext:value-type="float">
            <text:p>106.6558346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12]/[.D12])/3" office:value-type="float" office:value="0.0243898793545333" calcext:value-type="float">
            <text:p>0.0243898794</text:p>
          </table:table-cell>
          <table:table-cell office:value-type="float" office:value="14995" calcext:value-type="float">
            <text:p>14995</text:p>
          </table:table-cell>
          <table:table-cell office:value-type="float" office:value="13937" calcext:value-type="float">
            <text:p>13937</text:p>
          </table:table-cell>
          <table:table-cell table:formula="of:=[.C12]/15000" office:value-type="float" office:value="0.999666666666667" calcext:value-type="float">
            <text:p>0.9996666667</text:p>
          </table:table-cell>
          <table:table-cell table:formula="of:=[.D12]/15000" office:value-type="float" office:value="0.929133333333333" calcext:value-type="float">
            <text:p>0.9291333333</text:p>
          </table:table-cell>
          <table:table-cell table:formula="of:=SQRT([.E12]*(1-[.E12])/15000)" office:value-type="float" office:value="0.000149046351229449" calcext:value-type="float">
            <text:p>0.0001490464</text:p>
          </table:table-cell>
          <table:table-cell table:formula="of:=SQRT([.F12]*(1-[.F12])/15000)" office:value-type="float" office:value="0.00209514649006097" calcext:value-type="float">
            <text:p>0.0020951465</text:p>
          </table:table-cell>
          <table:table-cell table:formula="of:=SQRT(([.G12]/[.E12])^2+([.H12]/[.F12])^2)/3" office:value-type="float" office:value="0.000753290259266749" calcext:value-type="float">
            <text:p>0.00075329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0.0243898793545333" calcext:value-type="float">
            <text:p>0.0243898794</text:p>
          </table:table-cell>
          <table:table-cell office:value-type="float" office:value="0" calcext:value-type="float">
            <text:p>0</text:p>
          </table:table-cell>
          <table:table-cell table:formula="of:=[.I12]" office:value-type="float" office:value="0.000753290259266749" calcext:value-type="float">
            <text:p>0.0007532903</text:p>
          </table:table-cell>
          <table:table-cell/>
          <table:table-cell table:formula="of:=[.A12]" office:value-type="float" office:value="1" calcext:value-type="float">
            <text:p>1</text:p>
          </table:table-cell>
          <table:table-cell table:formula="of:=-LN([.E12])/3*1000000" office:value-type="float" office:value="111.129633745873" calcext:value-type="float">
            <text:p>111.1296337459</text:p>
          </table:table-cell>
          <table:table-cell office:value-type="float" office:value="0" calcext:value-type="float">
            <text:p>0</text:p>
          </table:table-cell>
          <table:table-cell table:formula="of:=[.G12]/[.E12]/3*1000000" office:value-type="float" office:value="49.6986833042512" calcext:value-type="float">
            <text:p>49.698683304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13]/[.D13])/3" office:value-type="float" office:value="0.0288966030640589" calcext:value-type="float">
            <text:p>0.0288966031</text:p>
          </table:table-cell>
          <table:table-cell office:value-type="float" office:value="14981" calcext:value-type="float">
            <text:p>14981</text:p>
          </table:table-cell>
          <table:table-cell office:value-type="float" office:value="13737" calcext:value-type="float">
            <text:p>13737</text:p>
          </table:table-cell>
          <table:table-cell table:formula="of:=[.C13]/15000" office:value-type="float" office:value="0.998733333333333" calcext:value-type="float">
            <text:p>0.9987333333</text:p>
          </table:table-cell>
          <table:table-cell table:formula="of:=[.D13]/15000" office:value-type="float" office:value="0.9158" calcext:value-type="float">
            <text:p>0.9158</text:p>
          </table:table-cell>
          <table:table-cell table:formula="of:=SQRT([.E13]*(1-[.E13])/15000)" office:value-type="float" office:value="0.000290409162185837" calcext:value-type="float">
            <text:p>0.0002904092</text:p>
          </table:table-cell>
          <table:table-cell table:formula="of:=SQRT([.F13]*(1-[.F13])/15000)" office:value-type="float" office:value="0.00226730912463799" calcext:value-type="float">
            <text:p>0.0022673091</text:p>
          </table:table-cell>
          <table:table-cell table:formula="of:=SQRT(([.G13]/[.E13])^2+([.H13]/[.F13])^2)/3" office:value-type="float" office:value="0.000830928731102151" calcext:value-type="float">
            <text:p>0.0008309287</text:p>
          </table:table-cell>
          <table:table-cell office:value-type="float" office:value="79" calcext:value-type="float">
            <text:p>79</text:p>
          </table:table-cell>
          <table:table-cell office:value-type="float" office:value="1.5" calcext:value-type="float">
            <text:p>1.5</text:p>
          </table:table-cell>
          <table:table-cell table:formula="of:=[.B13]" office:value-type="float" office:value="0.0288966030640589" calcext:value-type="float">
            <text:p>0.0288966031</text:p>
          </table:table-cell>
          <table:table-cell office:value-type="float" office:value="0" calcext:value-type="float">
            <text:p>0</text:p>
          </table:table-cell>
          <table:table-cell table:formula="of:=[.I13]" office:value-type="float" office:value="0.000830928731102151" calcext:value-type="float">
            <text:p>0.0008309287</text:p>
          </table:table-cell>
          <table:table-cell/>
          <table:table-cell table:formula="of:=[.A13]" office:value-type="float" office:value="1.5" calcext:value-type="float">
            <text:p>1.5</text:p>
          </table:table-cell>
          <table:table-cell table:formula="of:=-LN([.E13])/3*1000000" office:value-type="float" office:value="422.489855655058" calcext:value-type="float">
            <text:p>422.4898556551</text:p>
          </table:table-cell>
          <table:table-cell office:value-type="float" office:value="0" calcext:value-type="float">
            <text:p>0</text:p>
          </table:table-cell>
          <table:table-cell table:formula="of:=[.G13]/[.E13]/3*1000000" office:value-type="float" office:value="96.9258267758616" calcext:value-type="float">
            <text:p>96.92582677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14]/[.D14])/3" office:value-type="float" office:value="0.0324777601091411" calcext:value-type="float">
            <text:p>0.0324777601</text:p>
          </table:table-cell>
          <table:table-cell office:value-type="float" office:value="14994" calcext:value-type="float">
            <text:p>14994</text:p>
          </table:table-cell>
          <table:table-cell office:value-type="float" office:value="13602" calcext:value-type="float">
            <text:p>13602</text:p>
          </table:table-cell>
          <table:table-cell table:formula="of:=[.C14]/15000" office:value-type="float" office:value="0.9996" calcext:value-type="float">
            <text:p>0.9996</text:p>
          </table:table-cell>
          <table:table-cell table:formula="of:=[.D14]/15000" office:value-type="float" office:value="0.9068" calcext:value-type="float">
            <text:p>0.9068</text:p>
          </table:table-cell>
          <table:table-cell table:formula="of:=SQRT([.E14]*(1-[.E14])/15000)" office:value-type="float" office:value="0.000163266653055659" calcext:value-type="float">
            <text:p>0.0001632667</text:p>
          </table:table-cell>
          <table:table-cell table:formula="of:=SQRT([.F14]*(1-[.F14])/15000)" office:value-type="float" office:value="0.00237365765574285" calcext:value-type="float">
            <text:p>0.0023736577</text:p>
          </table:table-cell>
          <table:table-cell table:formula="of:=SQRT(([.G14]/[.E14])^2+([.H14]/[.F14])^2)/3" office:value-type="float" office:value="0.000874236865741082" calcext:value-type="float">
            <text:p>0.000874236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B14]" office:value-type="float" office:value="0.0324777601091411" calcext:value-type="float">
            <text:p>0.0324777601</text:p>
          </table:table-cell>
          <table:table-cell office:value-type="float" office:value="0" calcext:value-type="float">
            <text:p>0</text:p>
          </table:table-cell>
          <table:table-cell table:formula="of:=[.I14]" office:value-type="float" office:value="0.000874236865741082" calcext:value-type="float">
            <text:p>0.0008742369</text:p>
          </table:table-cell>
          <table:table-cell/>
          <table:table-cell table:formula="of:=[.A14]" office:value-type="float" office:value="2" calcext:value-type="float">
            <text:p>2</text:p>
          </table:table-cell>
          <table:table-cell table:formula="of:=-LN([.E14])/3*1000000" office:value-type="float" office:value="133.36000711323" calcext:value-type="float">
            <text:p>133.3600071132</text:p>
          </table:table-cell>
          <table:table-cell office:value-type="float" office:value="0" calcext:value-type="float">
            <text:p>0</text:p>
          </table:table-cell>
          <table:table-cell table:formula="of:=[.G14]/[.E14]/3*1000000" office:value-type="float" office:value="54.4439952833331" calcext:value-type="float">
            <text:p>54.44399528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15]/[.D15])/3" office:value-type="float" office:value="0.0352091082080634" calcext:value-type="float">
            <text:p>0.0352091082</text:p>
          </table:table-cell>
          <table:table-cell office:value-type="float" office:value="14994" calcext:value-type="float">
            <text:p>14994</text:p>
          </table:table-cell>
          <table:table-cell office:value-type="float" office:value="13491" calcext:value-type="float">
            <text:p>13491</text:p>
          </table:table-cell>
          <table:table-cell table:formula="of:=[.C15]/15000" office:value-type="float" office:value="0.9996" calcext:value-type="float">
            <text:p>0.9996</text:p>
          </table:table-cell>
          <table:table-cell table:formula="of:=[.D15]/15000" office:value-type="float" office:value="0.8994" calcext:value-type="float">
            <text:p>0.8994</text:p>
          </table:table-cell>
          <table:table-cell table:formula="of:=SQRT([.E15]*(1-[.E15])/15000)" office:value-type="float" office:value="0.000163266653055659" calcext:value-type="float">
            <text:p>0.0001632667</text:p>
          </table:table-cell>
          <table:table-cell table:formula="of:=SQRT([.F15]*(1-[.F15])/15000)" office:value-type="float" office:value="0.00245600814330897" calcext:value-type="float">
            <text:p>0.0024560081</text:p>
          </table:table-cell>
          <table:table-cell table:formula="of:=SQRT(([.G15]/[.E15])^2+([.H15]/[.F15])^2)/3" office:value-type="float" office:value="0.000911866242922338" calcext:value-type="float">
            <text:p>0.0009118662</text:p>
          </table:table-cell>
          <table:table-cell office:value-type="float" office:value="81" calcext:value-type="float">
            <text:p>81</text:p>
          </table:table-cell>
          <table:table-cell office:value-type="float" office:value="2.5" calcext:value-type="float">
            <text:p>2.5</text:p>
          </table:table-cell>
          <table:table-cell table:formula="of:=[.B15]" office:value-type="float" office:value="0.0352091082080634" calcext:value-type="float">
            <text:p>0.0352091082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.000911866242922338" calcext:value-type="float">
            <text:p>0.0009118662</text:p>
          </table:table-cell>
          <table:table-cell/>
          <table:table-cell table:formula="of:=[.A15]" office:value-type="float" office:value="2.5" calcext:value-type="float">
            <text:p>2.5</text:p>
          </table:table-cell>
          <table:table-cell table:formula="of:=-LN([.E15])/3*1000000" office:value-type="float" office:value="133.36000711323" calcext:value-type="float">
            <text:p>133.3600071132</text:p>
          </table:table-cell>
          <table:table-cell office:value-type="float" office:value="0" calcext:value-type="float">
            <text:p>0</text:p>
          </table:table-cell>
          <table:table-cell table:formula="of:=[.G15]/[.E15]/3*1000000" office:value-type="float" office:value="54.4439952833331" calcext:value-type="float">
            <text:p>54.44399528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1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18]/[.D18])/3" office:value-type="float" office:value="0.0453912852511418" calcext:value-type="float">
            <text:p>0.0453912853</text:p>
          </table:table-cell>
          <table:table-cell office:value-type="float" office:value="14995" calcext:value-type="float">
            <text:p>14995</text:p>
          </table:table-cell>
          <table:table-cell office:value-type="float" office:value="13086" calcext:value-type="float">
            <text:p>13086</text:p>
          </table:table-cell>
          <table:table-cell table:formula="of:=[.C18]/15000" office:value-type="float" office:value="0.999666666666667" calcext:value-type="float">
            <text:p>0.9996666667</text:p>
          </table:table-cell>
          <table:table-cell table:formula="of:=[.D18]/15000" office:value-type="float" office:value="0.8724" calcext:value-type="float">
            <text:p>0.8724</text:p>
          </table:table-cell>
          <table:table-cell table:formula="of:=SQRT([.E18]*(1-[.E18])/15000)" office:value-type="float" office:value="0.000149046351229449" calcext:value-type="float">
            <text:p>0.0001490464</text:p>
          </table:table-cell>
          <table:table-cell table:formula="of:=SQRT([.F18]*(1-[.F18])/15000)" office:value-type="float" office:value="0.00272419088905311" calcext:value-type="float">
            <text:p>0.0027241909</text:p>
          </table:table-cell>
          <table:table-cell table:formula="of:=SQRT(([.G18]/[.E18])^2+([.H18]/[.F18])^2)/3" office:value-type="float" office:value="0.00104206570670805" calcext:value-type="float">
            <text:p>0.0010420657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table:formula="of:=[.B18]" office:value-type="float" office:value="0.0453912852511418" calcext:value-type="float">
            <text:p>0.0453912853</text:p>
          </table:table-cell>
          <table:table-cell office:value-type="float" office:value="0" calcext:value-type="float">
            <text:p>0</text:p>
          </table:table-cell>
          <table:table-cell table:formula="of:=[.I18]" office:value-type="float" office:value="0.00104206570670805" calcext:value-type="float">
            <text:p>0.0010420657</text:p>
          </table:table-cell>
          <table:table-cell/>
          <table:table-cell table:formula="of:=[.A18]" office:value-type="float" office:value="0.5" calcext:value-type="float">
            <text:p>0.5</text:p>
          </table:table-cell>
          <table:table-cell table:formula="of:=-LN([.E18])/3*1000000" office:value-type="float" office:value="111.129633745873" calcext:value-type="float">
            <text:p>111.1296337459</text:p>
          </table:table-cell>
          <table:table-cell office:value-type="float" office:value="0" calcext:value-type="float">
            <text:p>0</text:p>
          </table:table-cell>
          <table:table-cell table:formula="of:=[.G18]/[.E18]/3*1000000" office:value-type="float" office:value="49.6986833042512" calcext:value-type="float">
            <text:p>49.6986833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19]/[.D19])/3" office:value-type="float" office:value="0.0766280763302913" calcext:value-type="float">
            <text:p>0.0766280763</text:p>
          </table:table-cell>
          <table:table-cell office:value-type="float" office:value="14997" calcext:value-type="float">
            <text:p>14997</text:p>
          </table:table-cell>
          <table:table-cell office:value-type="float" office:value="11917" calcext:value-type="float">
            <text:p>11917</text:p>
          </table:table-cell>
          <table:table-cell table:formula="of:=[.C19]/15000" office:value-type="float" office:value="0.9998" calcext:value-type="float">
            <text:p>0.9998</text:p>
          </table:table-cell>
          <table:table-cell table:formula="of:=[.D19]/15000" office:value-type="float" office:value="0.794466666666667" calcext:value-type="float">
            <text:p>0.7944666667</text:p>
          </table:table-cell>
          <table:table-cell table:formula="of:=SQRT([.E19]*(1-[.E19])/15000)" office:value-type="float" office:value="0.000115458506255127" calcext:value-type="float">
            <text:p>0.0001154585</text:p>
          </table:table-cell>
          <table:table-cell table:formula="of:=SQRT([.F19]*(1-[.F19])/15000)" office:value-type="float" office:value="0.00329938764239894" calcext:value-type="float">
            <text:p>0.0032993876</text:p>
          </table:table-cell>
          <table:table-cell table:formula="of:=SQRT(([.G19]/[.E19])^2+([.H19]/[.F19])^2)/3" office:value-type="float" office:value="0.00138485482642931" calcext:value-type="float">
            <text:p>0.001384854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19]" office:value-type="float" office:value="0.0766280763302913" calcext:value-type="float">
            <text:p>0.0766280763</text:p>
          </table:table-cell>
          <table:table-cell office:value-type="float" office:value="0" calcext:value-type="float">
            <text:p>0</text:p>
          </table:table-cell>
          <table:table-cell table:formula="of:=[.I19]" office:value-type="float" office:value="0.00138485482642931" calcext:value-type="float">
            <text:p>0.0013848548</text:p>
          </table:table-cell>
          <table:table-cell/>
          <table:table-cell table:formula="of:=[.A19]" office:value-type="float" office:value="1" calcext:value-type="float">
            <text:p>1</text:p>
          </table:table-cell>
          <table:table-cell table:formula="of:=-LN([.E19])/3*1000000" office:value-type="float" office:value="66.6733342223482" calcext:value-type="float">
            <text:p>66.6733342223</text:p>
          </table:table-cell>
          <table:table-cell office:value-type="float" office:value="0" calcext:value-type="float">
            <text:p>0</text:p>
          </table:table-cell>
          <table:table-cell table:formula="of:=[.G19]/[.E19]/3*1000000" office:value-type="float" office:value="38.493867525214" calcext:value-type="float">
            <text:p>38.493867525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20]/[.D20])/3" office:value-type="float" office:value="0.0937958154701886" calcext:value-type="float">
            <text:p>0.0937958155</text:p>
          </table:table-cell>
          <table:table-cell office:value-type="float" office:value="14992" calcext:value-type="float">
            <text:p>14992</text:p>
          </table:table-cell>
          <table:table-cell office:value-type="float" office:value="11315" calcext:value-type="float">
            <text:p>11315</text:p>
          </table:table-cell>
          <table:table-cell table:formula="of:=[.C20]/15000" office:value-type="float" office:value="0.999466666666667" calcext:value-type="float">
            <text:p>0.9994666667</text:p>
          </table:table-cell>
          <table:table-cell table:formula="of:=[.D20]/15000" office:value-type="float" office:value="0.754333333333333" calcext:value-type="float">
            <text:p>0.7543333333</text:p>
          </table:table-cell>
          <table:table-cell table:formula="of:=SQRT([.E20]*(1-[.E20])/15000)" office:value-type="float" office:value="0.000188511518461329" calcext:value-type="float">
            <text:p>0.0001885115</text:p>
          </table:table-cell>
          <table:table-cell table:formula="of:=SQRT([.F20]*(1-[.F20])/15000)" office:value-type="float" office:value="0.00351486894545212" calcext:value-type="float">
            <text:p>0.0035148689</text:p>
          </table:table-cell>
          <table:table-cell table:formula="of:=SQRT(([.G20]/[.E20])^2+([.H20]/[.F20])^2)/3" office:value-type="float" office:value="0.00155446192227656" calcext:value-type="float">
            <text:p>0.0015544619</text:p>
          </table:table-cell>
          <table:table-cell office:value-type="float" office:value="127" calcext:value-type="float">
            <text:p>127</text:p>
          </table:table-cell>
          <table:table-cell office:value-type="float" office:value="1.5" calcext:value-type="float">
            <text:p>1.5</text:p>
          </table:table-cell>
          <table:table-cell table:formula="of:=[.B20]" office:value-type="float" office:value="0.0937958154701886" calcext:value-type="float">
            <text:p>0.0937958155</text:p>
          </table:table-cell>
          <table:table-cell office:value-type="float" office:value="0" calcext:value-type="float">
            <text:p>0</text:p>
          </table:table-cell>
          <table:table-cell table:formula="of:=[.I20]" office:value-type="float" office:value="0.00155446192227656" calcext:value-type="float">
            <text:p>0.0015544619</text:p>
          </table:table-cell>
          <table:table-cell/>
          <table:table-cell table:formula="of:=[.A20]" office:value-type="float" office:value="1.5" calcext:value-type="float">
            <text:p>1.5</text:p>
          </table:table-cell>
          <table:table-cell table:formula="of:=-LN([.E20])/3*1000000" office:value-type="float" office:value="177.825202047915" calcext:value-type="float">
            <text:p>177.8252020479</text:p>
          </table:table-cell>
          <table:table-cell office:value-type="float" office:value="0" calcext:value-type="float">
            <text:p>0</text:p>
          </table:table-cell>
          <table:table-cell table:formula="of:=[.G20]/[.E20]/3*1000000" office:value-type="float" office:value="62.8707038625031" calcext:value-type="float">
            <text:p>62.8707038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21]/[.D21])/3" office:value-type="float" office:value="0.105967740627867" calcext:value-type="float">
            <text:p>0.1059677406</text:p>
          </table:table-cell>
          <table:table-cell office:value-type="float" office:value="14982" calcext:value-type="float">
            <text:p>14982</text:p>
          </table:table-cell>
          <table:table-cell office:value-type="float" office:value="10902" calcext:value-type="float">
            <text:p>10902</text:p>
          </table:table-cell>
          <table:table-cell table:formula="of:=[.C21]/15000" office:value-type="float" office:value="0.9988" calcext:value-type="float">
            <text:p>0.9988</text:p>
          </table:table-cell>
          <table:table-cell table:formula="of:=[.D21]/15000" office:value-type="float" office:value="0.7268" calcext:value-type="float">
            <text:p>0.7268</text:p>
          </table:table-cell>
          <table:table-cell table:formula="of:=SQRT([.E21]*(1-[.E21])/15000)" office:value-type="float" office:value="0.000282672955904874" calcext:value-type="float">
            <text:p>0.000282673</text:p>
          </table:table-cell>
          <table:table-cell table:formula="of:=SQRT([.F21]*(1-[.F21])/15000)" office:value-type="float" office:value="0.00363833075278577" calcext:value-type="float">
            <text:p>0.0036383308</text:p>
          </table:table-cell>
          <table:table-cell table:formula="of:=SQRT(([.G21]/[.E21])^2+([.H21]/[.F21])^2)/3" office:value-type="float" office:value="0.00167131745116203" calcext:value-type="float">
            <text:p>0.001671317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B21]" office:value-type="float" office:value="0.105967740627867" calcext:value-type="float">
            <text:p>0.1059677406</text:p>
          </table:table-cell>
          <table:table-cell office:value-type="float" office:value="0" calcext:value-type="float">
            <text:p>0</text:p>
          </table:table-cell>
          <table:table-cell table:formula="of:=[.I21]" office:value-type="float" office:value="0.00167131745116203" calcext:value-type="float">
            <text:p>0.0016713175</text:p>
          </table:table-cell>
          <table:table-cell/>
          <table:table-cell table:formula="of:=[.A21]" office:value-type="float" office:value="2" calcext:value-type="float">
            <text:p>2</text:p>
          </table:table-cell>
          <table:table-cell table:formula="of:=-LN([.E21])/3*1000000" office:value-type="float" office:value="400.240192172959" calcext:value-type="float">
            <text:p>400.240192173</text:p>
          </table:table-cell>
          <table:table-cell office:value-type="float" office:value="0" calcext:value-type="float">
            <text:p>0</text:p>
          </table:table-cell>
          <table:table-cell table:formula="of:=[.G21]/[.E21]/3*1000000" office:value-type="float" office:value="94.3375236633539" calcext:value-type="float">
            <text:p>94.337523663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22]/[.D22])/3" office:value-type="float" office:value="0.11905366770152" calcext:value-type="float">
            <text:p>0.1190536677</text:p>
          </table:table-cell>
          <table:table-cell office:value-type="float" office:value="14993" calcext:value-type="float">
            <text:p>14993</text:p>
          </table:table-cell>
          <table:table-cell office:value-type="float" office:value="10490" calcext:value-type="float">
            <text:p>10490</text:p>
          </table:table-cell>
          <table:table-cell table:formula="of:=[.C22]/15000" office:value-type="float" office:value="0.999533333333333" calcext:value-type="float">
            <text:p>0.9995333333</text:p>
          </table:table-cell>
          <table:table-cell table:formula="of:=[.D22]/15000" office:value-type="float" office:value="0.699333333333333" calcext:value-type="float">
            <text:p>0.6993333333</text:p>
          </table:table-cell>
          <table:table-cell table:formula="of:=SQRT([.E22]*(1-[.E22])/15000)" office:value-type="float" office:value="0.000176342259803455" calcext:value-type="float">
            <text:p>0.0001763423</text:p>
          </table:table-cell>
          <table:table-cell table:formula="of:=SQRT([.F22]*(1-[.F22])/15000)" office:value-type="float" office:value="0.00374402833164336" calcext:value-type="float">
            <text:p>0.0037440283</text:p>
          </table:table-cell>
          <table:table-cell table:formula="of:=SQRT(([.G22]/[.E22])^2+([.H22]/[.F22])^2)/3" office:value-type="float" office:value="0.00178553893581465" calcext:value-type="float">
            <text:p>0.0017855389</text:p>
          </table:table-cell>
          <table:table-cell office:value-type="float" office:value="129" calcext:value-type="float">
            <text:p>129</text:p>
          </table:table-cell>
          <table:table-cell office:value-type="float" office:value="2.5" calcext:value-type="float">
            <text:p>2.5</text:p>
          </table:table-cell>
          <table:table-cell table:formula="of:=[.B22]" office:value-type="float" office:value="0.11905366770152" calcext:value-type="float">
            <text:p>0.1190536677</text:p>
          </table:table-cell>
          <table:table-cell office:value-type="float" office:value="0" calcext:value-type="float">
            <text:p>0</text:p>
          </table:table-cell>
          <table:table-cell table:formula="of:=[.I22]" office:value-type="float" office:value="0.00178553893581465" calcext:value-type="float">
            <text:p>0.0017855389</text:p>
          </table:table-cell>
          <table:table-cell/>
          <table:table-cell table:formula="of:=[.A22]" office:value-type="float" office:value="2.5" calcext:value-type="float">
            <text:p>2.5</text:p>
          </table:table-cell>
          <table:table-cell table:formula="of:=-LN([.E22])/3*1000000" office:value-type="float" office:value="155.59186314797" calcext:value-type="float">
            <text:p>155.591863148</text:p>
          </table:table-cell>
          <table:table-cell office:value-type="float" office:value="0" calcext:value-type="float">
            <text:p>0</text:p>
          </table:table-cell>
          <table:table-cell table:formula="of:=[.G22]/[.E22]/3*1000000" office:value-type="float" office:value="58.8081970931284" calcext:value-type="float">
            <text:p>58.80819709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2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25]/[.D25])/3" office:value-type="float" office:value="0.0251361140104792" calcext:value-type="float">
            <text:p>0.025136114</text:p>
          </table:table-cell>
          <table:table-cell office:value-type="float" office:value="12253" calcext:value-type="float">
            <text:p>12253</text:p>
          </table:table-cell>
          <table:table-cell office:value-type="float" office:value="11363" calcext:value-type="float">
            <text:p>11363</text:p>
          </table:table-cell>
          <table:table-cell table:formula="of:=[.C25]/15000" office:value-type="float" office:value="0.816866666666667" calcext:value-type="float">
            <text:p>0.8168666667</text:p>
          </table:table-cell>
          <table:table-cell table:formula="of:=[.D25]/15000" office:value-type="float" office:value="0.757533333333333" calcext:value-type="float">
            <text:p>0.7575333333</text:p>
          </table:table-cell>
          <table:table-cell table:formula="of:=SQRT([.E25]*(1-[.E25])/15000)" office:value-type="float" office:value="0.00315801114158427" calcext:value-type="float">
            <text:p>0.0031580111</text:p>
          </table:table-cell>
          <table:table-cell table:formula="of:=SQRT([.F25]*(1-[.F25])/15000)" office:value-type="float" office:value="0.00349930071321135" calcext:value-type="float">
            <text:p>0.0034993007</text:p>
          </table:table-cell>
          <table:table-cell table:formula="of:=SQRT(([.G25]/[.E25])^2+([.H25]/[.F25])^2)/3" office:value-type="float" office:value="0.00200788061919521" calcext:value-type="float">
            <text:p>0.0020078806</text:p>
          </table:table-cell>
          <table:table-cell office:value-type="float" office:value="131" calcext:value-type="float">
            <text:p>131</text:p>
          </table:table-cell>
          <table:table-cell office:value-type="float" office:value="0.5" calcext:value-type="float">
            <text:p>0.5</text:p>
          </table:table-cell>
          <table:table-cell table:formula="of:=[.B25]" office:value-type="float" office:value="0.0251361140104792" calcext:value-type="float">
            <text:p>0.025136114</text:p>
          </table:table-cell>
          <table:table-cell office:value-type="float" office:value="0" calcext:value-type="float">
            <text:p>0</text:p>
          </table:table-cell>
          <table:table-cell table:formula="of:=[.I25]" office:value-type="float" office:value="0.00200788061919521" calcext:value-type="float">
            <text:p>0.0020078806</text:p>
          </table:table-cell>
          <table:table-cell/>
          <table:table-cell table:formula="of:=[.A25]" office:value-type="float" office:value="0.5" calcext:value-type="float">
            <text:p>0.5</text:p>
          </table:table-cell>
          <table:table-cell table:formula="of:=-LN([.E25])/3*1000000" office:value-type="float" office:value="67426.4653783002" calcext:value-type="float">
            <text:p>67426.4653783002</text:p>
          </table:table-cell>
          <table:table-cell office:value-type="float" office:value="0" calcext:value-type="float">
            <text:p>0</text:p>
          </table:table-cell>
          <table:table-cell table:formula="of:=[.G25]/[.E25]/3*1000000" office:value-type="float" office:value="1288.6685471249" calcext:value-type="float">
            <text:p>1288.6685471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26]/[.D26])/3" office:value-type="float" office:value="0.05429141622901" calcext:value-type="float">
            <text:p>0.0542914162</text:p>
          </table:table-cell>
          <table:table-cell office:value-type="float" office:value="10266" calcext:value-type="float">
            <text:p>10266</text:p>
          </table:table-cell>
          <table:table-cell office:value-type="float" office:value="8723" calcext:value-type="float">
            <text:p>8723</text:p>
          </table:table-cell>
          <table:table-cell table:formula="of:=[.C26]/15000" office:value-type="float" office:value="0.6844" calcext:value-type="float">
            <text:p>0.6844</text:p>
          </table:table-cell>
          <table:table-cell table:formula="of:=[.D26]/15000" office:value-type="float" office:value="0.581533333333333" calcext:value-type="float">
            <text:p>0.5815333333</text:p>
          </table:table-cell>
          <table:table-cell table:formula="of:=SQRT([.E26]*(1-[.E26])/15000)" office:value-type="float" office:value="0.00379470367749578" calcext:value-type="float">
            <text:p>0.0037947037</text:p>
          </table:table-cell>
          <table:table-cell table:formula="of:=SQRT([.F26]*(1-[.F26])/15000)" office:value-type="float" office:value="0.00402783908612344" calcext:value-type="float">
            <text:p>0.0040278391</text:p>
          </table:table-cell>
          <table:table-cell table:formula="of:=SQRT(([.G26]/[.E26])^2+([.H26]/[.F26])^2)/3" office:value-type="float" office:value="0.0029573833822361" calcext:value-type="float">
            <text:p>0.0029573834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26]" office:value-type="float" office:value="0.05429141622901" calcext:value-type="float">
            <text:p>0.0542914162</text:p>
          </table:table-cell>
          <table:table-cell office:value-type="float" office:value="0" calcext:value-type="float">
            <text:p>0</text:p>
          </table:table-cell>
          <table:table-cell table:formula="of:=[.I26]" office:value-type="float" office:value="0.0029573833822361" calcext:value-type="float">
            <text:p>0.0029573834</text:p>
          </table:table-cell>
          <table:table-cell/>
          <table:table-cell table:formula="of:=[.A26]" office:value-type="float" office:value="1" calcext:value-type="float">
            <text:p>1</text:p>
          </table:table-cell>
          <table:table-cell table:formula="of:=-LN([.E26])/3*1000000" office:value-type="float" office:value="126404.2456547" calcext:value-type="float">
            <text:p>126404.2456547</text:p>
          </table:table-cell>
          <table:table-cell office:value-type="float" office:value="0" calcext:value-type="float">
            <text:p>0</text:p>
          </table:table-cell>
          <table:table-cell table:formula="of:=[.G26]/[.E26]/3*1000000" office:value-type="float" office:value="1848.18998514308" calcext:value-type="float">
            <text:p>1848.18998514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27]/[.D27])/3" office:value-type="float" office:value="0.065487157236186" calcext:value-type="float">
            <text:p>0.0654871572</text:p>
          </table:table-cell>
          <table:table-cell office:value-type="float" office:value="8561" calcext:value-type="float">
            <text:p>8561</text:p>
          </table:table-cell>
          <table:table-cell office:value-type="float" office:value="7034" calcext:value-type="float">
            <text:p>7034</text:p>
          </table:table-cell>
          <table:table-cell table:formula="of:=[.C27]/15000" office:value-type="float" office:value="0.570733333333333" calcext:value-type="float">
            <text:p>0.5707333333</text:p>
          </table:table-cell>
          <table:table-cell table:formula="of:=[.D27]/15000" office:value-type="float" office:value="0.468933333333333" calcext:value-type="float">
            <text:p>0.4689333333</text:p>
          </table:table-cell>
          <table:table-cell table:formula="of:=SQRT([.E27]*(1-[.E27])/15000)" office:value-type="float" office:value="0.00404142545442864" calcext:value-type="float">
            <text:p>0.0040414255</text:p>
          </table:table-cell>
          <table:table-cell table:formula="of:=SQRT([.F27]*(1-[.F27])/15000)" office:value-type="float" office:value="0.00407459496737383" calcext:value-type="float">
            <text:p>0.004074595</text:p>
          </table:table-cell>
          <table:table-cell table:formula="of:=SQRT(([.G27]/[.E27])^2+([.H27]/[.F27])^2)/3" office:value-type="float" office:value="0.0037363391168513" calcext:value-type="float">
            <text:p>0.0037363391</text:p>
          </table:table-cell>
          <table:table-cell office:value-type="float" office:value="133" calcext:value-type="float">
            <text:p>133</text:p>
          </table:table-cell>
          <table:table-cell office:value-type="float" office:value="1.5" calcext:value-type="float">
            <text:p>1.5</text:p>
          </table:table-cell>
          <table:table-cell table:formula="of:=[.B27]" office:value-type="float" office:value="0.065487157236186" calcext:value-type="float">
            <text:p>0.0654871572</text:p>
          </table:table-cell>
          <table:table-cell office:value-type="float" office:value="0" calcext:value-type="float">
            <text:p>0</text:p>
          </table:table-cell>
          <table:table-cell table:formula="of:=[.I27]" office:value-type="float" office:value="0.0037363391168513" calcext:value-type="float">
            <text:p>0.0037363391</text:p>
          </table:table-cell>
          <table:table-cell/>
          <table:table-cell table:formula="of:=[.A27]" office:value-type="float" office:value="1.5" calcext:value-type="float">
            <text:p>1.5</text:p>
          </table:table-cell>
          <table:table-cell table:formula="of:=-LN([.E27])/3*1000000" office:value-type="float" office:value="186944.398447287" calcext:value-type="float">
            <text:p>186944.398447287</text:p>
          </table:table-cell>
          <table:table-cell office:value-type="float" office:value="0" calcext:value-type="float">
            <text:p>0</text:p>
          </table:table-cell>
          <table:table-cell table:formula="of:=[.G27]/[.E27]/3*1000000" office:value-type="float" office:value="2360.36996520771" calcext:value-type="float">
            <text:p>2360.3699652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28]/[.D28])/3" office:value-type="float" office:value="0.0805803118269309" calcext:value-type="float">
            <text:p>0.0805803118</text:p>
          </table:table-cell>
          <table:table-cell office:value-type="float" office:value="7069" calcext:value-type="float">
            <text:p>7069</text:p>
          </table:table-cell>
          <table:table-cell office:value-type="float" office:value="5551" calcext:value-type="float">
            <text:p>5551</text:p>
          </table:table-cell>
          <table:table-cell table:formula="of:=[.C28]/15000" office:value-type="float" office:value="0.471266666666667" calcext:value-type="float">
            <text:p>0.4712666667</text:p>
          </table:table-cell>
          <table:table-cell table:formula="of:=[.D28]/15000" office:value-type="float" office:value="0.370066666666667" calcext:value-type="float">
            <text:p>0.3700666667</text:p>
          </table:table-cell>
          <table:table-cell table:formula="of:=SQRT([.E28]*(1-[.E28])/15000)" office:value-type="float" office:value="0.00407573629794303" calcext:value-type="float">
            <text:p>0.0040757363</text:p>
          </table:table-cell>
          <table:table-cell table:formula="of:=SQRT([.F28]*(1-[.F28])/15000)" office:value-type="float" office:value="0.00394222719528685" calcext:value-type="float">
            <text:p>0.0039422272</text:p>
          </table:table-cell>
          <table:table-cell table:formula="of:=SQRT(([.G28]/[.E28])^2+([.H28]/[.F28])^2)/3" office:value-type="float" office:value="0.00457380357604368" calcext:value-type="float">
            <text:p>0.004573803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B28]" office:value-type="float" office:value="0.0805803118269309" calcext:value-type="float">
            <text:p>0.0805803118</text:p>
          </table:table-cell>
          <table:table-cell office:value-type="float" office:value="0" calcext:value-type="float">
            <text:p>0</text:p>
          </table:table-cell>
          <table:table-cell table:formula="of:=[.I28]" office:value-type="float" office:value="0.00457380357604368" calcext:value-type="float">
            <text:p>0.0045738036</text:p>
          </table:table-cell>
          <table:table-cell/>
          <table:table-cell table:formula="of:=[.A28]" office:value-type="float" office:value="2" calcext:value-type="float">
            <text:p>2</text:p>
          </table:table-cell>
          <table:table-cell table:formula="of:=-LN([.E28])/3*1000000" office:value-type="float" office:value="250777.057971131" calcext:value-type="float">
            <text:p>250777.057971131</text:p>
          </table:table-cell>
          <table:table-cell office:value-type="float" office:value="0" calcext:value-type="float">
            <text:p>0</text:p>
          </table:table-cell>
          <table:table-cell table:formula="of:=[.G28]/[.E28]/3*1000000" office:value-type="float" office:value="2882.82380672162" calcext:value-type="float">
            <text:p>2882.823806721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29]/[.D29])/3" office:value-type="float" office:value="0.0878384512563735" calcext:value-type="float">
            <text:p>0.0878384513</text:p>
          </table:table-cell>
          <table:table-cell office:value-type="float" office:value="5737" calcext:value-type="float">
            <text:p>5737</text:p>
          </table:table-cell>
          <table:table-cell office:value-type="float" office:value="4408" calcext:value-type="float">
            <text:p>4408</text:p>
          </table:table-cell>
          <table:table-cell table:formula="of:=[.C29]/15000" office:value-type="float" office:value="0.382466666666667" calcext:value-type="float">
            <text:p>0.3824666667</text:p>
          </table:table-cell>
          <table:table-cell table:formula="of:=[.D29]/15000" office:value-type="float" office:value="0.293866666666667" calcext:value-type="float">
            <text:p>0.2938666667</text:p>
          </table:table-cell>
          <table:table-cell table:formula="of:=SQRT([.E29]*(1-[.E29])/15000)" office:value-type="float" office:value="0.00396808867135094" calcext:value-type="float">
            <text:p>0.0039680887</text:p>
          </table:table-cell>
          <table:table-cell table:formula="of:=SQRT([.F29]*(1-[.F29])/15000)" office:value-type="float" office:value="0.00371940003126749" calcext:value-type="float">
            <text:p>0.0037194</text:p>
          </table:table-cell>
          <table:table-cell table:formula="of:=SQRT(([.G29]/[.E29])^2+([.H29]/[.F29])^2)/3" office:value-type="float" office:value="0.0054552120837857" calcext:value-type="float">
            <text:p>0.0054552121</text:p>
          </table:table-cell>
          <table:table-cell office:value-type="float" office:value="135" calcext:value-type="float">
            <text:p>135</text:p>
          </table:table-cell>
          <table:table-cell office:value-type="float" office:value="2.5" calcext:value-type="float">
            <text:p>2.5</text:p>
          </table:table-cell>
          <table:table-cell table:formula="of:=[.B29]" office:value-type="float" office:value="0.0878384512563735" calcext:value-type="float">
            <text:p>0.0878384513</text:p>
          </table:table-cell>
          <table:table-cell office:value-type="float" office:value="0" calcext:value-type="float">
            <text:p>0</text:p>
          </table:table-cell>
          <table:table-cell table:formula="of:=[.I29]" office:value-type="float" office:value="0.0054552120837857" calcext:value-type="float">
            <text:p>0.0054552121</text:p>
          </table:table-cell>
          <table:table-cell/>
          <table:table-cell table:formula="of:=[.A29]" office:value-type="float" office:value="2.5" calcext:value-type="float">
            <text:p>2.5</text:p>
          </table:table-cell>
          <table:table-cell table:formula="of:=-LN([.E29])/3*1000000" office:value-type="float" office:value="320371.258494159" calcext:value-type="float">
            <text:p>320371.258494159</text:p>
          </table:table-cell>
          <table:table-cell office:value-type="float" office:value="0" calcext:value-type="float">
            <text:p>0</text:p>
          </table:table-cell>
          <table:table-cell table:formula="of:=[.G29]/[.E29]/3*1000000" office:value-type="float" office:value="3458.33072280891" calcext:value-type="float">
            <text:p>3458.3307228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3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32]/[.D32])/3" office:value-type="float" office:value="0.00585397946897896" calcext:value-type="float">
            <text:p>0.0058539795</text:p>
          </table:table-cell>
          <table:table-cell office:value-type="float" office:value="11546" calcext:value-type="float">
            <text:p>11546</text:p>
          </table:table-cell>
          <table:table-cell office:value-type="float" office:value="11345" calcext:value-type="float">
            <text:p>11345</text:p>
          </table:table-cell>
          <table:table-cell table:formula="of:=[.C32]/15000" office:value-type="float" office:value="0.769733333333333" calcext:value-type="float">
            <text:p>0.7697333333</text:p>
          </table:table-cell>
          <table:table-cell table:formula="of:=[.D32]/15000" office:value-type="float" office:value="0.756333333333333" calcext:value-type="float">
            <text:p>0.7563333333</text:p>
          </table:table-cell>
          <table:table-cell table:formula="of:=SQRT([.E32]*(1-[.E32])/15000)" office:value-type="float" office:value="0.00343747900734331" calcext:value-type="float">
            <text:p>0.003437479</text:p>
          </table:table-cell>
          <table:table-cell table:formula="of:=SQRT([.F32]*(1-[.F32])/15000)" office:value-type="float" office:value="0.00350516972696256" calcext:value-type="float">
            <text:p>0.0035051697</text:p>
          </table:table-cell>
          <table:table-cell table:formula="of:=SQRT(([.G32]/[.E32])^2+([.H32]/[.F32])^2)/3" office:value-type="float" office:value="0.00214531285347962" calcext:value-type="float">
            <text:p>0.0021453129</text:p>
          </table:table-cell>
          <table:table-cell office:value-type="float" office:value="154" calcext:value-type="float">
            <text:p>154</text:p>
          </table:table-cell>
          <table:table-cell office:value-type="float" office:value="0.5" calcext:value-type="float">
            <text:p>0.5</text:p>
          </table:table-cell>
          <table:table-cell table:formula="of:=[.B32]" office:value-type="float" office:value="0.00585397946897896" calcext:value-type="float">
            <text:p>0.0058539795</text:p>
          </table:table-cell>
          <table:table-cell office:value-type="float" office:value="0" calcext:value-type="float">
            <text:p>0</text:p>
          </table:table-cell>
          <table:table-cell table:formula="of:=[.I32]" office:value-type="float" office:value="0.00214531285347962" calcext:value-type="float">
            <text:p>0.0021453129</text:p>
          </table:table-cell>
          <table:table-cell/>
          <table:table-cell table:formula="of:=[.A32]" office:value-type="float" office:value="0.5" calcext:value-type="float">
            <text:p>0.5</text:p>
          </table:table-cell>
          <table:table-cell table:formula="of:=-LN([.E32])/3*1000000" office:value-type="float" office:value="87237.0481544894" calcext:value-type="float">
            <text:p>87237.0481544894</text:p>
          </table:table-cell>
          <table:table-cell office:value-type="float" office:value="0" calcext:value-type="float">
            <text:p>0</text:p>
          </table:table-cell>
          <table:table-cell table:formula="of:=[.G32]/[.E32]/3*1000000" office:value-type="float" office:value="1488.6016834156" calcext:value-type="float">
            <text:p>1488.6016834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33]/[.D33])/3" office:value-type="float" office:value="0.0155154756639259" calcext:value-type="float">
            <text:p>0.0155154757</text:p>
          </table:table-cell>
          <table:table-cell office:value-type="float" office:value="9015" calcext:value-type="float">
            <text:p>9015</text:p>
          </table:table-cell>
          <table:table-cell office:value-type="float" office:value="8605" calcext:value-type="float">
            <text:p>8605</text:p>
          </table:table-cell>
          <table:table-cell table:formula="of:=[.C33]/15000" office:value-type="float" office:value="0.601" calcext:value-type="float">
            <text:p>0.601</text:p>
          </table:table-cell>
          <table:table-cell table:formula="of:=[.D33]/15000" office:value-type="float" office:value="0.573666666666667" calcext:value-type="float">
            <text:p>0.5736666667</text:p>
          </table:table-cell>
          <table:table-cell table:formula="of:=SQRT([.E33]*(1-[.E33])/15000)" office:value-type="float" office:value="0.00399832464914994" calcext:value-type="float">
            <text:p>0.0039983246</text:p>
          </table:table-cell>
          <table:table-cell table:formula="of:=SQRT([.F33]*(1-[.F33])/15000)" office:value-type="float" office:value="0.00403793034628898" calcext:value-type="float">
            <text:p>0.0040379303</text:p>
          </table:table-cell>
          <table:table-cell table:formula="of:=SQRT(([.G33]/[.E33])^2+([.H33]/[.F33])^2)/3" office:value-type="float" office:value="0.00322842248474407" calcext:value-type="float">
            <text:p>0.0032284225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[.B33]" office:value-type="float" office:value="0.0155154756639259" calcext:value-type="float">
            <text:p>0.0155154757</text:p>
          </table:table-cell>
          <table:table-cell office:value-type="float" office:value="0" calcext:value-type="float">
            <text:p>0</text:p>
          </table:table-cell>
          <table:table-cell table:formula="of:=[.I33]" office:value-type="float" office:value="0.00322842248474407" calcext:value-type="float">
            <text:p>0.0032284225</text:p>
          </table:table-cell>
          <table:table-cell/>
          <table:table-cell table:formula="of:=[.A33]" office:value-type="float" office:value="1" calcext:value-type="float">
            <text:p>1</text:p>
          </table:table-cell>
          <table:table-cell table:formula="of:=-LN([.E33])/3*1000000" office:value-type="float" office:value="169720.114815643" calcext:value-type="float">
            <text:p>169720.114815643</text:p>
          </table:table-cell>
          <table:table-cell office:value-type="float" office:value="0" calcext:value-type="float">
            <text:p>0</text:p>
          </table:table-cell>
          <table:table-cell table:formula="of:=[.G33]/[.E33]/3*1000000" office:value-type="float" office:value="2217.59547928449" calcext:value-type="float">
            <text:p>2217.59547928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34]/[.D34])/3" office:value-type="float" office:value="0.00997688874872957" calcext:value-type="float">
            <text:p>0.0099768887</text:p>
          </table:table-cell>
          <table:table-cell office:value-type="float" office:value="7020" calcext:value-type="float">
            <text:p>7020</text:p>
          </table:table-cell>
          <table:table-cell office:value-type="float" office:value="6813" calcext:value-type="float">
            <text:p>6813</text:p>
          </table:table-cell>
          <table:table-cell table:formula="of:=[.C34]/15000" office:value-type="float" office:value="0.468" calcext:value-type="float">
            <text:p>0.468</text:p>
          </table:table-cell>
          <table:table-cell table:formula="of:=[.D34]/15000" office:value-type="float" office:value="0.4542" calcext:value-type="float">
            <text:p>0.4542</text:p>
          </table:table-cell>
          <table:table-cell table:formula="of:=SQRT([.E34]*(1-[.E34])/15000)" office:value-type="float" office:value="0.0040741134004836" calcext:value-type="float">
            <text:p>0.0040741134</text:p>
          </table:table-cell>
          <table:table-cell table:formula="of:=SQRT([.F34]*(1-[.F34])/15000)" office:value-type="float" office:value="0.00406531966762763" calcext:value-type="float">
            <text:p>0.0040653197</text:p>
          </table:table-cell>
          <table:table-cell table:formula="of:=SQRT(([.G34]/[.E34])^2+([.H34]/[.F34])^2)/3" office:value-type="float" office:value="0.00416193100521115" calcext:value-type="float">
            <text:p>0.004161931</text:p>
          </table:table-cell>
          <table:table-cell office:value-type="float" office:value="156" calcext:value-type="float">
            <text:p>156</text:p>
          </table:table-cell>
          <table:table-cell office:value-type="float" office:value="1.5" calcext:value-type="float">
            <text:p>1.5</text:p>
          </table:table-cell>
          <table:table-cell table:formula="of:=[.B34]" office:value-type="float" office:value="0.00997688874872957" calcext:value-type="float">
            <text:p>0.0099768887</text:p>
          </table:table-cell>
          <table:table-cell office:value-type="float" office:value="0" calcext:value-type="float">
            <text:p>0</text:p>
          </table:table-cell>
          <table:table-cell table:formula="of:=[.I34]" office:value-type="float" office:value="0.00416193100521115" calcext:value-type="float">
            <text:p>0.004161931</text:p>
          </table:table-cell>
          <table:table-cell/>
          <table:table-cell table:formula="of:=[.A34]" office:value-type="float" office:value="1.5" calcext:value-type="float">
            <text:p>1.5</text:p>
          </table:table-cell>
          <table:table-cell table:formula="of:=-LN([.E34])/3*1000000" office:value-type="float" office:value="253095.661021497" calcext:value-type="float">
            <text:p>253095.661021497</text:p>
          </table:table-cell>
          <table:table-cell office:value-type="float" office:value="0" calcext:value-type="float">
            <text:p>0</text:p>
          </table:table-cell>
          <table:table-cell table:formula="of:=[.G34]/[.E34]/3*1000000" office:value-type="float" office:value="2901.79017128461" calcext:value-type="float">
            <text:p>2901.79017128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ference test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37]/[.D37])/3" office:value-type="float" office:value="0.0112750970840548" calcext:value-type="float">
            <text:p>0.0112750971</text:p>
          </table:table-cell>
          <table:table-cell office:value-type="float" office:value="11756" calcext:value-type="float">
            <text:p>11756</text:p>
          </table:table-cell>
          <table:table-cell office:value-type="float" office:value="11365" calcext:value-type="float">
            <text:p>11365</text:p>
          </table:table-cell>
          <table:table-cell table:formula="of:=[.C37]/15000" office:value-type="float" office:value="0.783733333333333" calcext:value-type="float">
            <text:p>0.7837333333</text:p>
          </table:table-cell>
          <table:table-cell table:formula="of:=[.D37]/15000" office:value-type="float" office:value="0.757666666666667" calcext:value-type="float">
            <text:p>0.7576666667</text:p>
          </table:table-cell>
          <table:table-cell table:formula="of:=SQRT([.E37]*(1-[.E37])/15000)" office:value-type="float" office:value="0.00336150160449717" calcext:value-type="float">
            <text:p>0.0033615016</text:p>
          </table:table-cell>
          <table:table-cell table:formula="of:=SQRT([.F37]*(1-[.F37])/15000)" office:value-type="float" office:value="0.00349864629905996" calcext:value-type="float">
            <text:p>0.0034986463</text:p>
          </table:table-cell>
          <table:table-cell table:formula="of:=SQRT(([.G37]/[.E37])^2+([.H37]/[.F37])^2)/3" office:value-type="float" office:value="0.00210076849732516" calcext:value-type="float">
            <text:p>0.0021007685</text:p>
          </table:table-cell>
          <table:table-cell office:value-type="float" office:value="136" calcext:value-type="float">
            <text:p>136</text:p>
          </table:table-cell>
          <table:table-cell office:value-type="float" office:value="0.5" calcext:value-type="float">
            <text:p>0.5</text:p>
          </table:table-cell>
          <table:table-cell table:formula="of:=[.B37]" office:value-type="float" office:value="0.0112750970840548" calcext:value-type="float">
            <text:p>0.0112750971</text:p>
          </table:table-cell>
          <table:table-cell office:value-type="float" office:value="0" calcext:value-type="float">
            <text:p>0</text:p>
          </table:table-cell>
          <table:table-cell table:formula="of:=[.I37]" office:value-type="float" office:value="0.00210076849732516" calcext:value-type="float">
            <text:p>0.0021007685</text:p>
          </table:table-cell>
          <table:table-cell/>
          <table:table-cell table:formula="of:=[.A37]" office:value-type="float" office:value="0.5" calcext:value-type="float">
            <text:p>0.5</text:p>
          </table:table-cell>
          <table:table-cell table:formula="of:=-LN([.E37])/3*1000000" office:value-type="float" office:value="81228.8175151797" calcext:value-type="float">
            <text:p>81228.8175151797</text:p>
          </table:table-cell>
          <table:table-cell office:value-type="float" office:value="0" calcext:value-type="float">
            <text:p>0</text:p>
          </table:table-cell>
          <table:table-cell table:formula="of:=[.G37]/[.E37]/3*1000000" office:value-type="float" office:value="1429.69615706753" calcext:value-type="float">
            <text:p>1429.6961570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38]/[.D38])/3" office:value-type="float" office:value="0.0662388479880095" calcext:value-type="float">
            <text:p>0.066238848</text:p>
          </table:table-cell>
          <table:table-cell office:value-type="float" office:value="9827" calcext:value-type="float">
            <text:p>9827</text:p>
          </table:table-cell>
          <table:table-cell office:value-type="float" office:value="8056" calcext:value-type="float">
            <text:p>8056</text:p>
          </table:table-cell>
          <table:table-cell table:formula="of:=[.C38]/15000" office:value-type="float" office:value="0.655133333333333" calcext:value-type="float">
            <text:p>0.6551333333</text:p>
          </table:table-cell>
          <table:table-cell table:formula="of:=[.D38]/15000" office:value-type="float" office:value="0.537066666666667" calcext:value-type="float">
            <text:p>0.5370666667</text:p>
          </table:table-cell>
          <table:table-cell table:formula="of:=SQRT([.E38]*(1-[.E38])/15000)" office:value-type="float" office:value="0.00388101059767417" calcext:value-type="float">
            <text:p>0.0038810106</text:p>
          </table:table-cell>
          <table:table-cell table:formula="of:=SQRT([.F38]*(1-[.F38])/15000)" office:value-type="float" office:value="0.0040712492941129" calcext:value-type="float">
            <text:p>0.0040712493</text:p>
          </table:table-cell>
          <table:table-cell table:formula="of:=SQRT(([.G38]/[.E38])^2+([.H38]/[.F38])^2)/3" office:value-type="float" office:value="0.00320690582920581" calcext:value-type="float">
            <text:p>0.003206905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[.B38]" office:value-type="float" office:value="0.0662388479880095" calcext:value-type="float">
            <text:p>0.066238848</text:p>
          </table:table-cell>
          <table:table-cell office:value-type="float" office:value="0" calcext:value-type="float">
            <text:p>0</text:p>
          </table:table-cell>
          <table:table-cell table:formula="of:=[.I38]" office:value-type="float" office:value="0.00320690582920581" calcext:value-type="float">
            <text:p>0.0032069058</text:p>
          </table:table-cell>
          <table:table-cell/>
          <table:table-cell table:formula="of:=[.A38]" office:value-type="float" office:value="1" calcext:value-type="float">
            <text:p>1</text:p>
          </table:table-cell>
          <table:table-cell table:formula="of:=-LN([.E38])/3*1000000" office:value-type="float" office:value="140972.16724064" calcext:value-type="float">
            <text:p>140972.16724064</text:p>
          </table:table-cell>
          <table:table-cell office:value-type="float" office:value="0" calcext:value-type="float">
            <text:p>0</text:p>
          </table:table-cell>
          <table:table-cell table:formula="of:=[.G38]/[.E38]/3*1000000" office:value-type="float" office:value="1974.66703860495" calcext:value-type="float">
            <text:p>1974.6670386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39]/[.D39])/3" office:value-type="float" office:value="0.0972018155244324" calcext:value-type="float">
            <text:p>0.0972018155</text:p>
          </table:table-cell>
          <table:table-cell office:value-type="float" office:value="8002" calcext:value-type="float">
            <text:p>8002</text:p>
          </table:table-cell>
          <table:table-cell office:value-type="float" office:value="5978" calcext:value-type="float">
            <text:p>5978</text:p>
          </table:table-cell>
          <table:table-cell table:formula="of:=[.C39]/15000" office:value-type="float" office:value="0.533466666666667" calcext:value-type="float">
            <text:p>0.5334666667</text:p>
          </table:table-cell>
          <table:table-cell table:formula="of:=[.D39]/15000" office:value-type="float" office:value="0.398533333333333" calcext:value-type="float">
            <text:p>0.3985333333</text:p>
          </table:table-cell>
          <table:table-cell table:formula="of:=SQRT([.E39]*(1-[.E39])/15000)" office:value-type="float" office:value="0.00407332773231112" calcext:value-type="float">
            <text:p>0.0040733277</text:p>
          </table:table-cell>
          <table:table-cell table:formula="of:=SQRT([.F39]*(1-[.F39])/15000)" office:value-type="float" office:value="0.00399753687125423" calcext:value-type="float">
            <text:p>0.0039975369</text:p>
          </table:table-cell>
          <table:table-cell table:formula="of:=SQRT(([.G39]/[.E39])^2+([.H39]/[.F39])^2)/3" office:value-type="float" office:value="0.00420205573026159" calcext:value-type="float">
            <text:p>0.0042020557</text:p>
          </table:table-cell>
          <table:table-cell office:value-type="float" office:value="138" calcext:value-type="float">
            <text:p>138</text:p>
          </table:table-cell>
          <table:table-cell office:value-type="float" office:value="1.5" calcext:value-type="float">
            <text:p>1.5</text:p>
          </table:table-cell>
          <table:table-cell table:formula="of:=[.B39]" office:value-type="float" office:value="0.0972018155244324" calcext:value-type="float">
            <text:p>0.0972018155</text:p>
          </table:table-cell>
          <table:table-cell office:value-type="float" office:value="0" calcext:value-type="float">
            <text:p>0</text:p>
          </table:table-cell>
          <table:table-cell table:formula="of:=[.I39]" office:value-type="float" office:value="0.00420205573026159" calcext:value-type="float">
            <text:p>0.0042020557</text:p>
          </table:table-cell>
          <table:table-cell/>
          <table:table-cell table:formula="of:=[.A39]" office:value-type="float" office:value="1.5" calcext:value-type="float">
            <text:p>1.5</text:p>
          </table:table-cell>
          <table:table-cell table:formula="of:=-LN([.E39])/3*1000000" office:value-type="float" office:value="209452.896889056" calcext:value-type="float">
            <text:p>209452.896889056</text:p>
          </table:table-cell>
          <table:table-cell office:value-type="float" office:value="0" calcext:value-type="float">
            <text:p>0</text:p>
          </table:table-cell>
          <table:table-cell table:formula="of:=[.G39]/[.E39]/3*1000000" office:value-type="float" office:value="2545.19353431087" calcext:value-type="float">
            <text:p>2545.1935343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40]/[.D40])/3" office:value-type="float" office:value="0.0991188155064379" calcext:value-type="float">
            <text:p>0.0991188155</text:p>
          </table:table-cell>
          <table:table-cell office:value-type="float" office:value="6232" calcext:value-type="float">
            <text:p>6232</text:p>
          </table:table-cell>
          <table:table-cell office:value-type="float" office:value="4629" calcext:value-type="float">
            <text:p>4629</text:p>
          </table:table-cell>
          <table:table-cell table:formula="of:=[.C40]/15000" office:value-type="float" office:value="0.415466666666667" calcext:value-type="float">
            <text:p>0.4154666667</text:p>
          </table:table-cell>
          <table:table-cell table:formula="of:=[.D40]/15000" office:value-type="float" office:value="0.3086" calcext:value-type="float">
            <text:p>0.3086</text:p>
          </table:table-cell>
          <table:table-cell table:formula="of:=SQRT([.E40]*(1-[.E40])/15000)" office:value-type="float" office:value="0.00402371400205959" calcext:value-type="float">
            <text:p>0.004023714</text:p>
          </table:table-cell>
          <table:table-cell table:formula="of:=SQRT([.F40]*(1-[.F40])/15000)" office:value-type="float" office:value="0.00377152524407125" calcext:value-type="float">
            <text:p>0.0037715252</text:p>
          </table:table-cell>
          <table:table-cell table:formula="of:=SQRT(([.G40]/[.E40])^2+([.H40]/[.F40])^2)/3" office:value-type="float" office:value="0.00519784333053885" calcext:value-type="float">
            <text:p>0.005197843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[.B40]" office:value-type="float" office:value="0.0991188155064379" calcext:value-type="float">
            <text:p>0.0991188155</text:p>
          </table:table-cell>
          <table:table-cell office:value-type="float" office:value="0" calcext:value-type="float">
            <text:p>0</text:p>
          </table:table-cell>
          <table:table-cell table:formula="of:=[.I40]" office:value-type="float" office:value="0.00519784333053885" calcext:value-type="float">
            <text:p>0.0051978433</text:p>
          </table:table-cell>
          <table:table-cell/>
          <table:table-cell table:formula="of:=[.A40]" office:value-type="float" office:value="2" calcext:value-type="float">
            <text:p>2</text:p>
          </table:table-cell>
          <table:table-cell table:formula="of:=-LN([.E40])/3*1000000" office:value-type="float" office:value="292784.297511254" calcext:value-type="float">
            <text:p>292784.297511254</text:p>
          </table:table-cell>
          <table:table-cell office:value-type="float" office:value="0" calcext:value-type="float">
            <text:p>0</text:p>
          </table:table-cell>
          <table:table-cell table:formula="of:=[.G40]/[.E40]/3*1000000" office:value-type="float" office:value="3228.26861525962" calcext:value-type="float">
            <text:p>3228.268615259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41]/[.D41])/3" office:value-type="float" office:value="0.101869429573311" calcext:value-type="float">
            <text:p>0.1018694296</text:p>
          </table:table-cell>
          <table:table-cell office:value-type="float" office:value="4728" calcext:value-type="float">
            <text:p>4728</text:p>
          </table:table-cell>
          <table:table-cell office:value-type="float" office:value="3483" calcext:value-type="float">
            <text:p>3483</text:p>
          </table:table-cell>
          <table:table-cell table:formula="of:=[.C41]/15000" office:value-type="float" office:value="0.3152" calcext:value-type="float">
            <text:p>0.3152</text:p>
          </table:table-cell>
          <table:table-cell table:formula="of:=[.D41]/15000" office:value-type="float" office:value="0.2322" calcext:value-type="float">
            <text:p>0.2322</text:p>
          </table:table-cell>
          <table:table-cell table:formula="of:=SQRT([.E41]*(1-[.E41])/15000)" office:value-type="float" office:value="0.00379340620902464" calcext:value-type="float">
            <text:p>0.0037934062</text:p>
          </table:table-cell>
          <table:table-cell table:formula="of:=SQRT([.F41]*(1-[.F41])/15000)" office:value-type="float" office:value="0.00344754173288736" calcext:value-type="float">
            <text:p>0.0034475417</text:p>
          </table:table-cell>
          <table:table-cell table:formula="of:=SQRT(([.G41]/[.E41])^2+([.H41]/[.F41])^2)/3" office:value-type="float" office:value="0.00637077880354326" calcext:value-type="float">
            <text:p>0.0063707788</text:p>
          </table:table-cell>
          <table:table-cell office:value-type="float" office:value="140" calcext:value-type="float">
            <text:p>140</text:p>
          </table:table-cell>
          <table:table-cell office:value-type="float" office:value="2.5" calcext:value-type="float">
            <text:p>2.5</text:p>
          </table:table-cell>
          <table:table-cell table:formula="of:=[.B41]" office:value-type="float" office:value="0.101869429573311" calcext:value-type="float">
            <text:p>0.1018694296</text:p>
          </table:table-cell>
          <table:table-cell office:value-type="float" office:value="0" calcext:value-type="float">
            <text:p>0</text:p>
          </table:table-cell>
          <table:table-cell table:formula="of:=[.I41]" office:value-type="float" office:value="0.00637077880354326" calcext:value-type="float">
            <text:p>0.0063707788</text:p>
          </table:table-cell>
          <table:table-cell/>
          <table:table-cell table:formula="of:=[.A41]" office:value-type="float" office:value="2.5" calcext:value-type="float">
            <text:p>2.5</text:p>
          </table:table-cell>
          <table:table-cell table:formula="of:=-LN([.E41])/3*1000000" office:value-type="float" office:value="384849.306999471" calcext:value-type="float">
            <text:p>384849.306999471</text:p>
          </table:table-cell>
          <table:table-cell office:value-type="float" office:value="0" calcext:value-type="float">
            <text:p>0</text:p>
          </table:table-cell>
          <table:table-cell table:formula="of:=[.G41]/[.E41]/3*1000000" office:value-type="float" office:value="4011.63939194653" calcext:value-type="float">
            <text:p>4011.63939194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4PE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45]/[.D45])/3" office:value-type="float" office:value="0.0508486801093877" calcext:value-type="float">
            <text:p>0.0508486801</text:p>
          </table:table-cell>
          <table:table-cell office:value-type="float" office:value="10482" calcext:value-type="float">
            <text:p>10482</text:p>
          </table:table-cell>
          <table:table-cell office:value-type="float" office:value="8999" calcext:value-type="float">
            <text:p>8999</text:p>
          </table:table-cell>
          <table:table-cell table:formula="of:=[.C45]/15000" office:value-type="float" office:value="0.6988" calcext:value-type="float">
            <text:p>0.6988</text:p>
          </table:table-cell>
          <table:table-cell table:formula="of:=[.D45]/15000" office:value-type="float" office:value="0.599933333333333" calcext:value-type="float">
            <text:p>0.5999333333</text:p>
          </table:table-cell>
          <table:table-cell table:formula="of:=SQRT([.E45]*(1-[.E45])/15000)" office:value-type="float" office:value="0.00374591831197638" calcext:value-type="float">
            <text:p>0.0037459183</text:p>
          </table:table-cell>
          <table:table-cell table:formula="of:=SQRT([.F45]*(1-[.F45])/15000)" office:value-type="float" office:value="0.00400011107253194" calcext:value-type="float">
            <text:p>0.0040001111</text:p>
          </table:table-cell>
          <table:table-cell table:formula="of:=SQRT(([.G45]/[.E45])^2+([.H45]/[.F45])^2)/3" office:value-type="float" office:value="0.00285173954196593" calcext:value-type="float">
            <text:p>0.002851739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0.0508486801093877" calcext:value-type="float">
            <text:p>0.0508486801</text:p>
          </table:table-cell>
          <table:table-cell office:value-type="float" office:value="0" calcext:value-type="float">
            <text:p>0</text:p>
          </table:table-cell>
          <table:table-cell table:formula="of:=[.I45]" office:value-type="float" office:value="0.00285173954196593" calcext:value-type="float">
            <text:p>0.0028517395</text:p>
          </table:table-cell>
          <table:table-cell/>
          <table:table-cell table:formula="of:=[.A45]" office:value-type="float" office:value="1" calcext:value-type="float">
            <text:p>1</text:p>
          </table:table-cell>
          <table:table-cell table:formula="of:=-LN([.E45])/3*1000000" office:value-type="float" office:value="119463.566907412" calcext:value-type="float">
            <text:p>119463.566907412</text:p>
          </table:table-cell>
          <table:table-cell office:value-type="float" office:value="0" calcext:value-type="float">
            <text:p>0</text:p>
          </table:table-cell>
          <table:table-cell table:formula="of:=[.G45]/[.E45]/3*1000000" office:value-type="float" office:value="1786.83376835355" calcext:value-type="float">
            <text:p>1786.833768353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46]/[.D46])/3" office:value-type="float" office:value="0.0724888465360955" calcext:value-type="float">
            <text:p>0.0724888465</text:p>
          </table:table-cell>
          <table:table-cell office:value-type="float" office:value="8519" calcext:value-type="float">
            <text:p>8519</text:p>
          </table:table-cell>
          <table:table-cell office:value-type="float" office:value="6854" calcext:value-type="float">
            <text:p>6854</text:p>
          </table:table-cell>
          <table:table-cell table:formula="of:=[.C46]/15000" office:value-type="float" office:value="0.567933333333333" calcext:value-type="float">
            <text:p>0.5679333333</text:p>
          </table:table-cell>
          <table:table-cell table:formula="of:=[.D46]/15000" office:value-type="float" office:value="0.456933333333333" calcext:value-type="float">
            <text:p>0.4569333333</text:p>
          </table:table-cell>
          <table:table-cell table:formula="of:=SQRT([.E46]*(1-[.E46])/15000)" office:value-type="float" office:value="0.00404462657709561" calcext:value-type="float">
            <text:p>0.0040446266</text:p>
          </table:table-cell>
          <table:table-cell table:formula="of:=SQRT([.F46]*(1-[.F46])/15000)" office:value-type="float" office:value="0.00406731084151205" calcext:value-type="float">
            <text:p>0.0040673108</text:p>
          </table:table-cell>
          <table:table-cell table:formula="of:=SQRT(([.G46]/[.E46])^2+([.H46]/[.F46])^2)/3" office:value-type="float" office:value="0.00379987632092747" calcext:value-type="float">
            <text:p>0.0037998763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.5</text:p>
          </table:table-cell>
          <table:table-cell table:formula="of:=[.B46]" office:value-type="float" office:value="0.0724888465360955" calcext:value-type="float">
            <text:p>0.0724888465</text:p>
          </table:table-cell>
          <table:table-cell office:value-type="float" office:value="0" calcext:value-type="float">
            <text:p>0</text:p>
          </table:table-cell>
          <table:table-cell table:formula="of:=[.I46]" office:value-type="float" office:value="0.00379987632092747" calcext:value-type="float">
            <text:p>0.0037998763</text:p>
          </table:table-cell>
          <table:table-cell/>
          <table:table-cell table:formula="of:=[.A46]" office:value-type="float" office:value="1.5" calcext:value-type="float">
            <text:p>1.5</text:p>
          </table:table-cell>
          <table:table-cell table:formula="of:=-LN([.E46])/3*1000000" office:value-type="float" office:value="188583.746013836" calcext:value-type="float">
            <text:p>188583.746013836</text:p>
          </table:table-cell>
          <table:table-cell office:value-type="float" office:value="0" calcext:value-type="float">
            <text:p>0</text:p>
          </table:table-cell>
          <table:table-cell table:formula="of:=[.G46]/[.E46]/3*1000000" office:value-type="float" office:value="2373.8857712734" calcext:value-type="float">
            <text:p>2373.8857712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47]/[.D47])/3" office:value-type="float" office:value="0.0950883842820807" calcext:value-type="float">
            <text:p>0.0950883843</text:p>
          </table:table-cell>
          <table:table-cell office:value-type="float" office:value="6612" calcext:value-type="float">
            <text:p>6612</text:p>
          </table:table-cell>
          <table:table-cell office:value-type="float" office:value="4971" calcext:value-type="float">
            <text:p>4971</text:p>
          </table:table-cell>
          <table:table-cell table:formula="of:=[.C47]/15000" office:value-type="float" office:value="0.4408" calcext:value-type="float">
            <text:p>0.4408</text:p>
          </table:table-cell>
          <table:table-cell table:formula="of:=[.D47]/15000" office:value-type="float" office:value="0.3314" calcext:value-type="float">
            <text:p>0.3314</text:p>
          </table:table-cell>
          <table:table-cell table:formula="of:=SQRT([.E47]*(1-[.E47])/15000)" office:value-type="float" office:value="0.00405376664350577" calcext:value-type="float">
            <text:p>0.0040537666</text:p>
          </table:table-cell>
          <table:table-cell table:formula="of:=SQRT([.F47]*(1-[.F47])/15000)" office:value-type="float" office:value="0.00384338427257367" calcext:value-type="float">
            <text:p>0.0038433843</text:p>
          </table:table-cell>
          <table:table-cell table:formula="of:=SQRT(([.G47]/[.E47])^2+([.H47]/[.F47])^2)/3" office:value-type="float" office:value="0.0049337117344259" calcext:value-type="float">
            <text:p>0.0049337117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[.B47]" office:value-type="float" office:value="0.0950883842820807" calcext:value-type="float">
            <text:p>0.0950883843</text:p>
          </table:table-cell>
          <table:table-cell office:value-type="float" office:value="0" calcext:value-type="float">
            <text:p>0</text:p>
          </table:table-cell>
          <table:table-cell table:formula="of:=[.I47]" office:value-type="float" office:value="0.0049337117344259" calcext:value-type="float">
            <text:p>0.0049337117</text:p>
          </table:table-cell>
          <table:table-cell/>
          <table:table-cell table:formula="of:=[.A47]" office:value-type="float" office:value="2" calcext:value-type="float">
            <text:p>2</text:p>
          </table:table-cell>
          <table:table-cell table:formula="of:=-LN([.E47])/3*1000000" office:value-type="float" office:value="273054.673714477" calcext:value-type="float">
            <text:p>273054.673714477</text:p>
          </table:table-cell>
          <table:table-cell office:value-type="float" office:value="0" calcext:value-type="float">
            <text:p>0</text:p>
          </table:table-cell>
          <table:table-cell table:formula="of:=[.G47]/[.E47]/3*1000000" office:value-type="float" office:value="3065.46176913624" calcext:value-type="float">
            <text:p>3065.46176913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48]/[.D48])/3" office:value-type="float" office:value="0.103432392781362" calcext:value-type="float">
            <text:p>0.1034323928</text:p>
          </table:table-cell>
          <table:table-cell office:value-type="float" office:value="5113" calcext:value-type="float">
            <text:p>5113</text:p>
          </table:table-cell>
          <table:table-cell office:value-type="float" office:value="3749" calcext:value-type="float">
            <text:p>3749</text:p>
          </table:table-cell>
          <table:table-cell table:formula="of:=[.C48]/15000" office:value-type="float" office:value="0.340866666666667" calcext:value-type="float">
            <text:p>0.3408666667</text:p>
          </table:table-cell>
          <table:table-cell table:formula="of:=[.D48]/15000" office:value-type="float" office:value="0.249933333333333" calcext:value-type="float">
            <text:p>0.2499333333</text:p>
          </table:table-cell>
          <table:table-cell table:formula="of:=SQRT([.E48]*(1-[.E48])/15000)" office:value-type="float" office:value="0.00387019880817702" calcext:value-type="float">
            <text:p>0.0038701988</text:p>
          </table:table-cell>
          <table:table-cell table:formula="of:=SQRT([.F48]*(1-[.F48])/15000)" office:value-type="float" office:value="0.00353521958037708" calcext:value-type="float">
            <text:p>0.0035352196</text:p>
          </table:table-cell>
          <table:table-cell table:formula="of:=SQRT(([.G48]/[.E48])^2+([.H48]/[.F48])^2)/3" office:value-type="float" office:value="0.00604597531695739" calcext:value-type="float">
            <text:p>0.0060459753</text:p>
          </table:table-cell>
          <table:table-cell office:value-type="float" office:value="145" calcext:value-type="float">
            <text:p>145</text:p>
          </table:table-cell>
          <table:table-cell office:value-type="float" office:value="2.5" calcext:value-type="float">
            <text:p>2.5</text:p>
          </table:table-cell>
          <table:table-cell table:formula="of:=[.B48]" office:value-type="float" office:value="0.103432392781362" calcext:value-type="float">
            <text:p>0.1034323928</text:p>
          </table:table-cell>
          <table:table-cell office:value-type="float" office:value="0" calcext:value-type="float">
            <text:p>0</text:p>
          </table:table-cell>
          <table:table-cell table:formula="of:=[.I48]" office:value-type="float" office:value="0.00604597531695739" calcext:value-type="float">
            <text:p>0.0060459753</text:p>
          </table:table-cell>
          <table:table-cell/>
          <table:table-cell table:formula="of:=[.A48]" office:value-type="float" office:value="2.5" calcext:value-type="float">
            <text:p>2.5</text:p>
          </table:table-cell>
          <table:table-cell table:formula="of:=-LN([.E48])/3*1000000" office:value-type="float" office:value="358754.628334783" calcext:value-type="float">
            <text:p>358754.628334783</text:p>
          </table:table-cell>
          <table:table-cell office:value-type="float" office:value="0" calcext:value-type="float">
            <text:p>0</text:p>
          </table:table-cell>
          <table:table-cell table:formula="of:=[.G48]/[.E48]/3*1000000" office:value-type="float" office:value="3784.66537079701" calcext:value-type="float">
            <text:p>3784.6653707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5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51]/[.D51])/3" office:value-type="float" office:value="0.00753671390361671" calcext:value-type="float">
            <text:p>0.0075367139</text:p>
          </table:table-cell>
          <table:table-cell office:value-type="float" office:value="12748" calcext:value-type="float">
            <text:p>12748</text:p>
          </table:table-cell>
          <table:table-cell office:value-type="float" office:value="12463" calcext:value-type="float">
            <text:p>12463</text:p>
          </table:table-cell>
          <table:table-cell table:formula="of:=[.C51]/15000" office:value-type="float" office:value="0.849866666666667" calcext:value-type="float">
            <text:p>0.8498666667</text:p>
          </table:table-cell>
          <table:table-cell table:formula="of:=[.D51]/15000" office:value-type="float" office:value="0.830866666666667" calcext:value-type="float">
            <text:p>0.8308666667</text:p>
          </table:table-cell>
          <table:table-cell table:formula="of:=SQRT([.E51]*(1-[.E51])/15000)" office:value-type="float" office:value="0.00291654265133172" calcext:value-type="float">
            <text:p>0.0029165427</text:p>
          </table:table-cell>
          <table:table-cell table:formula="of:=SQRT([.F51]*(1-[.F51])/15000)" office:value-type="float" office:value="0.00306079781417513" calcext:value-type="float">
            <text:p>0.0030607978</text:p>
          </table:table-cell>
          <table:table-cell table:formula="of:=SQRT(([.G51]/[.E51])^2+([.H51]/[.F51])^2)/3" office:value-type="float" office:value="0.0016782215161418" calcext:value-type="float">
            <text:p>0.0016782215</text:p>
          </table:table-cell>
          <table:table-cell office:value-type="float" office:value="146" calcext:value-type="float">
            <text:p>146</text:p>
          </table:table-cell>
          <table:table-cell office:value-type="float" office:value="0.5" calcext:value-type="float">
            <text:p>0.5</text:p>
          </table:table-cell>
          <table:table-cell table:formula="of:=[.B51]" office:value-type="float" office:value="0.00753671390361671" calcext:value-type="float">
            <text:p>0.0075367139</text:p>
          </table:table-cell>
          <table:table-cell office:value-type="float" office:value="0" calcext:value-type="float">
            <text:p>0</text:p>
          </table:table-cell>
          <table:table-cell table:formula="of:=[.I51]" office:value-type="float" office:value="0.0016782215161418" calcext:value-type="float">
            <text:p>0.0016782215</text:p>
          </table:table-cell>
          <table:table-cell/>
          <table:table-cell table:formula="of:=[.A51]" office:value-type="float" office:value="0.5" calcext:value-type="float">
            <text:p>0.5</text:p>
          </table:table-cell>
          <table:table-cell table:formula="of:=-LN([.E51])/3*1000000" office:value-type="float" office:value="54225.2681823734" calcext:value-type="float">
            <text:p>54225.2681823734</text:p>
          </table:table-cell>
          <table:table-cell office:value-type="float" office:value="0" calcext:value-type="float">
            <text:p>0</text:p>
          </table:table-cell>
          <table:table-cell table:formula="of:=[.G51]/[.E51]/3*1000000" office:value-type="float" office:value="1143.92165489948" calcext:value-type="float">
            <text:p>1143.9216548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52]/[.D52])/3" office:value-type="float" office:value="0.0391515727599911" calcext:value-type="float">
            <text:p>0.0391515728</text:p>
          </table:table-cell>
          <table:table-cell office:value-type="float" office:value="10278" calcext:value-type="float">
            <text:p>10278</text:p>
          </table:table-cell>
          <table:table-cell office:value-type="float" office:value="9139" calcext:value-type="float">
            <text:p>9139</text:p>
          </table:table-cell>
          <table:table-cell table:formula="of:=[.C52]/15000" office:value-type="float" office:value="0.6852" calcext:value-type="float">
            <text:p>0.6852</text:p>
          </table:table-cell>
          <table:table-cell table:formula="of:=[.D52]/15000" office:value-type="float" office:value="0.609266666666667" calcext:value-type="float">
            <text:p>0.6092666667</text:p>
          </table:table-cell>
          <table:table-cell table:formula="of:=SQRT([.E52]*(1-[.E52])/15000)" office:value-type="float" office:value="0.00379210548376492" calcext:value-type="float">
            <text:p>0.0037921055</text:p>
          </table:table-cell>
          <table:table-cell table:formula="of:=SQRT([.F52]*(1-[.F52])/15000)" office:value-type="float" office:value="0.00398380718706412" calcext:value-type="float">
            <text:p>0.0039838072</text:p>
          </table:table-cell>
          <table:table-cell table:formula="of:=SQRT(([.G52]/[.E52])^2+([.H52]/[.F52])^2)/3" office:value-type="float" office:value="0.00285546303575061" calcext:value-type="float">
            <text:p>0.00285546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B52]" office:value-type="float" office:value="0.0391515727599911" calcext:value-type="float">
            <text:p>0.0391515728</text:p>
          </table:table-cell>
          <table:table-cell office:value-type="float" office:value="0" calcext:value-type="float">
            <text:p>0</text:p>
          </table:table-cell>
          <table:table-cell table:formula="of:=[.I52]" office:value-type="float" office:value="0.00285546303575061" calcext:value-type="float">
            <text:p>0.002855463</text:p>
          </table:table-cell>
          <table:table-cell/>
          <table:table-cell table:formula="of:=[.A52]" office:value-type="float" office:value="1" calcext:value-type="float">
            <text:p>1</text:p>
          </table:table-cell>
          <table:table-cell table:formula="of:=-LN([.E52])/3*1000000" office:value-type="float" office:value="126014.837510724" calcext:value-type="float">
            <text:p>126014.837510724</text:p>
          </table:table-cell>
          <table:table-cell office:value-type="float" office:value="0" calcext:value-type="float">
            <text:p>0</text:p>
          </table:table-cell>
          <table:table-cell table:formula="of:=[.G52]/[.E52]/3*1000000" office:value-type="float" office:value="1844.76818630323" calcext:value-type="float">
            <text:p>1844.768186303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53]/[.D53])/3" office:value-type="float" office:value="0.0550479135686899" calcext:value-type="float">
            <text:p>0.0550479136</text:p>
          </table:table-cell>
          <table:table-cell office:value-type="float" office:value="8415" calcext:value-type="float">
            <text:p>8415</text:p>
          </table:table-cell>
          <table:table-cell office:value-type="float" office:value="7134" calcext:value-type="float">
            <text:p>7134</text:p>
          </table:table-cell>
          <table:table-cell table:formula="of:=[.C53]/15000" office:value-type="float" office:value="0.561" calcext:value-type="float">
            <text:p>0.561</text:p>
          </table:table-cell>
          <table:table-cell table:formula="of:=[.D53]/15000" office:value-type="float" office:value="0.4756" calcext:value-type="float">
            <text:p>0.4756</text:p>
          </table:table-cell>
          <table:table-cell table:formula="of:=SQRT([.E53]*(1-[.E53])/15000)" office:value-type="float" office:value="0.00405198716681087" calcext:value-type="float">
            <text:p>0.0040519872</text:p>
          </table:table-cell>
          <table:table-cell table:formula="of:=SQRT([.F53]*(1-[.F53])/15000)" office:value-type="float" office:value="0.00407761891304227" calcext:value-type="float">
            <text:p>0.0040776189</text:p>
          </table:table-cell>
          <table:table-cell table:formula="of:=SQRT(([.G53]/[.E53])^2+([.H53]/[.F53])^2)/3" office:value-type="float" office:value="0.00373684202905468" calcext:value-type="float">
            <text:p>0.003736842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table:formula="of:=[.B53]" office:value-type="float" office:value="0.0550479135686899" calcext:value-type="float">
            <text:p>0.0550479136</text:p>
          </table:table-cell>
          <table:table-cell office:value-type="float" office:value="0" calcext:value-type="float">
            <text:p>0</text:p>
          </table:table-cell>
          <table:table-cell table:formula="of:=[.I53]" office:value-type="float" office:value="0.00373684202905468" calcext:value-type="float">
            <text:p>0.003736842</text:p>
          </table:table-cell>
          <table:table-cell/>
          <table:table-cell table:formula="of:=[.A53]" office:value-type="float" office:value="1.5" calcext:value-type="float">
            <text:p>1.5</text:p>
          </table:table-cell>
          <table:table-cell table:formula="of:=-LN([.E53])/3*1000000" office:value-type="float" office:value="192678.12448648" calcext:value-type="float">
            <text:p>192678.12448648</text:p>
          </table:table-cell>
          <table:table-cell office:value-type="float" office:value="0" calcext:value-type="float">
            <text:p>0</text:p>
          </table:table-cell>
          <table:table-cell table:formula="of:=[.G53]/[.E53]/3*1000000" office:value-type="float" office:value="2407.59784124235" calcext:value-type="float">
            <text:p>2407.5978412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54]/[.D54])/3" office:value-type="float" office:value="0.0672925265584534" calcext:value-type="float">
            <text:p>0.0672925266</text:p>
          </table:table-cell>
          <table:table-cell office:value-type="float" office:value="6909" calcext:value-type="float">
            <text:p>6909</text:p>
          </table:table-cell>
          <table:table-cell office:value-type="float" office:value="5646" calcext:value-type="float">
            <text:p>5646</text:p>
          </table:table-cell>
          <table:table-cell table:formula="of:=[.C54]/15000" office:value-type="float" office:value="0.4606" calcext:value-type="float">
            <text:p>0.4606</text:p>
          </table:table-cell>
          <table:table-cell table:formula="of:=[.D54]/15000" office:value-type="float" office:value="0.3764" calcext:value-type="float">
            <text:p>0.3764</text:p>
          </table:table-cell>
          <table:table-cell table:formula="of:=SQRT([.E54]*(1-[.E54])/15000)" office:value-type="float" office:value="0.00406978820087729" calcext:value-type="float">
            <text:p>0.0040697882</text:p>
          </table:table-cell>
          <table:table-cell table:formula="of:=SQRT([.F54]*(1-[.F54])/15000)" office:value-type="float" office:value="0.00395578091742537" calcext:value-type="float">
            <text:p>0.0039557809</text:p>
          </table:table-cell>
          <table:table-cell table:formula="of:=SQRT(([.G54]/[.E54])^2+([.H54]/[.F54])^2)/3" office:value-type="float" office:value="0.00457677659389964" calcext:value-type="float">
            <text:p>0.0045767766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[.B54]" office:value-type="float" office:value="0.0672925265584534" calcext:value-type="float">
            <text:p>0.0672925266</text:p>
          </table:table-cell>
          <table:table-cell office:value-type="float" office:value="0" calcext:value-type="float">
            <text:p>0</text:p>
          </table:table-cell>
          <table:table-cell table:formula="of:=[.I54]" office:value-type="float" office:value="0.00457677659389964" calcext:value-type="float">
            <text:p>0.0045767766</text:p>
          </table:table-cell>
          <table:table-cell/>
          <table:table-cell table:formula="of:=[.A54]" office:value-type="float" office:value="2" calcext:value-type="float">
            <text:p>2</text:p>
          </table:table-cell>
          <table:table-cell table:formula="of:=-LN([.E54])/3*1000000" office:value-type="float" office:value="258408.430531851" calcext:value-type="float">
            <text:p>258408.430531851</text:p>
          </table:table-cell>
          <table:table-cell office:value-type="float" office:value="0" calcext:value-type="float">
            <text:p>0</text:p>
          </table:table-cell>
          <table:table-cell table:formula="of:=[.G54]/[.E54]/3*1000000" office:value-type="float" office:value="2945.28021484823" calcext:value-type="float">
            <text:p>2945.28021484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6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57]/[.D57])/3" office:value-type="float" office:value="0.0152837033408704" calcext:value-type="float">
            <text:p>0.0152837033</text:p>
          </table:table-cell>
          <table:table-cell office:value-type="float" office:value="12027" calcext:value-type="float">
            <text:p>12027</text:p>
          </table:table-cell>
          <table:table-cell office:value-type="float" office:value="11488" calcext:value-type="float">
            <text:p>11488</text:p>
          </table:table-cell>
          <table:table-cell table:formula="of:=[.C57]/15000" office:value-type="float" office:value="0.8018" calcext:value-type="float">
            <text:p>0.8018</text:p>
          </table:table-cell>
          <table:table-cell table:formula="of:=[.D57]/15000" office:value-type="float" office:value="0.765866666666667" calcext:value-type="float">
            <text:p>0.7658666667</text:p>
          </table:table-cell>
          <table:table-cell table:formula="of:=SQRT([.E57]*(1-[.E57])/15000)" office:value-type="float" office:value="0.00325491177555808" calcext:value-type="float">
            <text:p>0.0032549118</text:p>
          </table:table-cell>
          <table:table-cell table:formula="of:=SQRT([.F57]*(1-[.F57])/15000)" office:value-type="float" office:value="0.00345750310248649" calcext:value-type="float">
            <text:p>0.0034575031</text:p>
          </table:table-cell>
          <table:table-cell table:formula="of:=SQRT(([.G57]/[.E57])^2+([.H57]/[.F57])^2)/3" office:value-type="float" office:value="0.0020237554389017" calcext:value-type="float">
            <text:p>0.0020237554</text:p>
          </table:table-cell>
          <table:table-cell office:value-type="float" office:value="181" calcext:value-type="float">
            <text:p>181</text:p>
          </table:table-cell>
          <table:table-cell office:value-type="float" office:value="0.5" calcext:value-type="float">
            <text:p>0.5</text:p>
          </table:table-cell>
          <table:table-cell table:formula="of:=[.B57]" office:value-type="float" office:value="0.0152837033408704" calcext:value-type="float">
            <text:p>0.0152837033</text:p>
          </table:table-cell>
          <table:table-cell office:value-type="float" office:value="0" calcext:value-type="float">
            <text:p>0</text:p>
          </table:table-cell>
          <table:table-cell table:formula="of:=[.I57]" office:value-type="float" office:value="0.0020237554389017" calcext:value-type="float">
            <text:p>0.0020237554</text:p>
          </table:table-cell>
          <table:table-cell/>
          <table:table-cell table:formula="of:=[.A57]" office:value-type="float" office:value="0.5" calcext:value-type="float">
            <text:p>0.5</text:p>
          </table:table-cell>
          <table:table-cell table:formula="of:=-LN([.E57])/3*1000000" office:value-type="float" office:value="73632.0262579102" calcext:value-type="float">
            <text:p>73632.0262579102</text:p>
          </table:table-cell>
          <table:table-cell office:value-type="float" office:value="0" calcext:value-type="float">
            <text:p>0</text:p>
          </table:table-cell>
          <table:table-cell table:formula="of:=[.G57]/[.E57]/3*1000000" office:value-type="float" office:value="1353.16861044237" calcext:value-type="float">
            <text:p>1353.1686104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58]/[.D58])/3" office:value-type="float" office:value="0.0381398774646516" calcext:value-type="float">
            <text:p>0.0381398775</text:p>
          </table:table-cell>
          <table:table-cell office:value-type="float" office:value="9795" calcext:value-type="float">
            <text:p>9795</text:p>
          </table:table-cell>
          <table:table-cell office:value-type="float" office:value="8736" calcext:value-type="float">
            <text:p>8736</text:p>
          </table:table-cell>
          <table:table-cell table:formula="of:=[.C58]/15000" office:value-type="float" office:value="0.653" calcext:value-type="float">
            <text:p>0.653</text:p>
          </table:table-cell>
          <table:table-cell table:formula="of:=[.D58]/15000" office:value-type="float" office:value="0.5824" calcext:value-type="float">
            <text:p>0.5824</text:p>
          </table:table-cell>
          <table:table-cell table:formula="of:=SQRT([.E58]*(1-[.E58])/15000)" office:value-type="float" office:value="0.00388665237275816" calcext:value-type="float">
            <text:p>0.0038866524</text:p>
          </table:table-cell>
          <table:table-cell table:formula="of:=SQRT([.F58]*(1-[.F58])/15000)" office:value-type="float" office:value="0.00402666313465629" calcext:value-type="float">
            <text:p>0.0040266631</text:p>
          </table:table-cell>
          <table:table-cell table:formula="of:=SQRT(([.G58]/[.E58])^2+([.H58]/[.F58])^2)/3" office:value-type="float" office:value="0.0030409873337941" calcext:value-type="float">
            <text:p>0.003040987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[.B58]" office:value-type="float" office:value="0.0381398774646516" calcext:value-type="float">
            <text:p>0.0381398775</text:p>
          </table:table-cell>
          <table:table-cell office:value-type="float" office:value="0" calcext:value-type="float">
            <text:p>0</text:p>
          </table:table-cell>
          <table:table-cell table:formula="of:=[.I58]" office:value-type="float" office:value="0.0030409873337941" calcext:value-type="float">
            <text:p>0.0030409873</text:p>
          </table:table-cell>
          <table:table-cell/>
          <table:table-cell table:formula="of:=[.A58]" office:value-type="float" office:value="1" calcext:value-type="float">
            <text:p>1</text:p>
          </table:table-cell>
          <table:table-cell table:formula="of:=-LN([.E58])/3*1000000" office:value-type="float" office:value="142059.383235235" calcext:value-type="float">
            <text:p>142059.383235235</text:p>
          </table:table-cell>
          <table:table-cell office:value-type="float" office:value="0" calcext:value-type="float">
            <text:p>0</text:p>
          </table:table-cell>
          <table:table-cell table:formula="of:=[.G58]/[.E58]/3*1000000" office:value-type="float" office:value="1983.99814842173" calcext:value-type="float">
            <text:p>1983.998148421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59]/[.D59])/3" office:value-type="float" office:value="0.0481159372082124" calcext:value-type="float">
            <text:p>0.0481159372</text:p>
          </table:table-cell>
          <table:table-cell office:value-type="float" office:value="7901" calcext:value-type="float">
            <text:p>7901</text:p>
          </table:table-cell>
          <table:table-cell office:value-type="float" office:value="6839" calcext:value-type="float">
            <text:p>6839</text:p>
          </table:table-cell>
          <table:table-cell table:formula="of:=[.C59]/15000" office:value-type="float" office:value="0.526733333333333" calcext:value-type="float">
            <text:p>0.5267333333</text:p>
          </table:table-cell>
          <table:table-cell table:formula="of:=[.D59]/15000" office:value-type="float" office:value="0.455933333333333" calcext:value-type="float">
            <text:p>0.4559333333</text:p>
          </table:table-cell>
          <table:table-cell table:formula="of:=SQRT([.E59]*(1-[.E59])/15000)" office:value-type="float" office:value="0.00407664346318462" calcext:value-type="float">
            <text:p>0.0040766435</text:p>
          </table:table-cell>
          <table:table-cell table:formula="of:=SQRT([.F59]*(1-[.F59])/15000)" office:value-type="float" office:value="0.00406659668427945" calcext:value-type="float">
            <text:p>0.0040665967</text:p>
          </table:table-cell>
          <table:table-cell table:formula="of:=SQRT(([.G59]/[.E59])^2+([.H59]/[.F59])^2)/3" office:value-type="float" office:value="0.00393634251749188" calcext:value-type="float">
            <text:p>0.0039363425</text:p>
          </table:table-cell>
          <table:table-cell office:value-type="float" office:value="183" calcext:value-type="float">
            <text:p>183</text:p>
          </table:table-cell>
          <table:table-cell office:value-type="float" office:value="1.5" calcext:value-type="float">
            <text:p>1.5</text:p>
          </table:table-cell>
          <table:table-cell table:formula="of:=[.B59]" office:value-type="float" office:value="0.0481159372082124" calcext:value-type="float">
            <text:p>0.0481159372</text:p>
          </table:table-cell>
          <table:table-cell office:value-type="float" office:value="0" calcext:value-type="float">
            <text:p>0</text:p>
          </table:table-cell>
          <table:table-cell table:formula="of:=[.I59]" office:value-type="float" office:value="0.00393634251749188" calcext:value-type="float">
            <text:p>0.0039363425</text:p>
          </table:table-cell>
          <table:table-cell/>
          <table:table-cell table:formula="of:=[.A59]" office:value-type="float" office:value="1.5" calcext:value-type="float">
            <text:p>1.5</text:p>
          </table:table-cell>
          <table:table-cell table:formula="of:=-LN([.E59])/3*1000000" office:value-type="float" office:value="213686.955787205" calcext:value-type="float">
            <text:p>213686.955787205</text:p>
          </table:table-cell>
          <table:table-cell office:value-type="float" office:value="0" calcext:value-type="float">
            <text:p>0</text:p>
          </table:table-cell>
          <table:table-cell table:formula="of:=[.G59]/[.E59]/3*1000000" office:value-type="float" office:value="2579.82753017632" calcext:value-type="float">
            <text:p>2579.8275301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60]/[.D60])/3" office:value-type="float" office:value="0.0693278751408543" calcext:value-type="float">
            <text:p>0.0693278751</text:p>
          </table:table-cell>
          <table:table-cell office:value-type="float" office:value="6481" calcext:value-type="float">
            <text:p>6481</text:p>
          </table:table-cell>
          <table:table-cell office:value-type="float" office:value="5264" calcext:value-type="float">
            <text:p>5264</text:p>
          </table:table-cell>
          <table:table-cell table:formula="of:=[.C60]/15000" office:value-type="float" office:value="0.432066666666667" calcext:value-type="float">
            <text:p>0.4320666667</text:p>
          </table:table-cell>
          <table:table-cell table:formula="of:=[.D60]/15000" office:value-type="float" office:value="0.350933333333333" calcext:value-type="float">
            <text:p>0.3509333333</text:p>
          </table:table-cell>
          <table:table-cell table:formula="of:=SQRT([.E60]*(1-[.E60])/15000)" office:value-type="float" office:value="0.00404462657709561" calcext:value-type="float">
            <text:p>0.0040446266</text:p>
          </table:table-cell>
          <table:table-cell table:formula="of:=SQRT([.F60]*(1-[.F60])/15000)" office:value-type="float" office:value="0.00389682887220612" calcext:value-type="float">
            <text:p>0.0038968289</text:p>
          </table:table-cell>
          <table:table-cell table:formula="of:=SQRT(([.G60]/[.E60])^2+([.H60]/[.F60])^2)/3" office:value-type="float" office:value="0.0048411826825404" calcext:value-type="float">
            <text:p>0.0048411827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formula="of:=[.B60]" office:value-type="float" office:value="0.0693278751408543" calcext:value-type="float">
            <text:p>0.0693278751</text:p>
          </table:table-cell>
          <table:table-cell office:value-type="float" office:value="0" calcext:value-type="float">
            <text:p>0</text:p>
          </table:table-cell>
          <table:table-cell table:formula="of:=[.I60]" office:value-type="float" office:value="0.0048411826825404" calcext:value-type="float">
            <text:p>0.0048411827</text:p>
          </table:table-cell>
          <table:table-cell/>
          <table:table-cell table:formula="of:=[.A60]" office:value-type="float" office:value="2" calcext:value-type="float">
            <text:p>2</text:p>
          </table:table-cell>
          <table:table-cell table:formula="of:=-LN([.E60])/3*1000000" office:value-type="float" office:value="279725.127218877" calcext:value-type="float">
            <text:p>279725.127218877</text:p>
          </table:table-cell>
          <table:table-cell office:value-type="float" office:value="0" calcext:value-type="float">
            <text:p>0</text:p>
          </table:table-cell>
          <table:table-cell table:formula="of:=[.G60]/[.E60]/3*1000000" office:value-type="float" office:value="3120.37230141615" calcext:value-type="float">
            <text:p>3120.37230141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7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63]/[.D63])/3" office:value-type="float" office:value="0.00758666080374706" calcext:value-type="float">
            <text:p>0.0075866608</text:p>
          </table:table-cell>
          <table:table-cell office:value-type="float" office:value="11954" calcext:value-type="float">
            <text:p>11954</text:p>
          </table:table-cell>
          <table:table-cell office:value-type="float" office:value="11685" calcext:value-type="float">
            <text:p>11685</text:p>
          </table:table-cell>
          <table:table-cell table:formula="of:=[.C63]/15000" office:value-type="float" office:value="0.796933333333333" calcext:value-type="float">
            <text:p>0.7969333333</text:p>
          </table:table-cell>
          <table:table-cell table:formula="of:=[.D63]/15000" office:value-type="float" office:value="0.779" calcext:value-type="float">
            <text:p>0.779</text:p>
          </table:table-cell>
          <table:table-cell table:formula="of:=SQRT([.E63]*(1-[.E63])/15000)" office:value-type="float" office:value="0.00328461662456524" calcext:value-type="float">
            <text:p>0.0032846166</text:p>
          </table:table-cell>
          <table:table-cell table:formula="of:=SQRT([.F63]*(1-[.F63])/15000)" office:value-type="float" office:value="0.00338781148629416" calcext:value-type="float">
            <text:p>0.0033878115</text:p>
          </table:table-cell>
          <table:table-cell table:formula="of:=SQRT(([.G63]/[.E63])^2+([.H63]/[.F63])^2)/3" office:value-type="float" office:value="0.00199723355503045" calcext:value-type="float">
            <text:p>0.0019972336</text:p>
          </table:table-cell>
          <table:table-cell office:value-type="float" office:value="187" calcext:value-type="float">
            <text:p>187</text:p>
          </table:table-cell>
          <table:table-cell office:value-type="float" office:value="0.5" calcext:value-type="float">
            <text:p>0.5</text:p>
          </table:table-cell>
          <table:table-cell table:formula="of:=[.B63]" office:value-type="float" office:value="0.00758666080374706" calcext:value-type="float">
            <text:p>0.0075866608</text:p>
          </table:table-cell>
          <table:table-cell office:value-type="float" office:value="0" calcext:value-type="float">
            <text:p>0</text:p>
          </table:table-cell>
          <table:table-cell table:formula="of:=[.I63]" office:value-type="float" office:value="0.00199723355503045" calcext:value-type="float">
            <text:p>0.0019972336</text:p>
          </table:table-cell>
          <table:table-cell/>
          <table:table-cell table:formula="of:=[.A63]" office:value-type="float" office:value="0.5" calcext:value-type="float">
            <text:p>0.5</text:p>
          </table:table-cell>
          <table:table-cell table:formula="of:=-LN([.E63])/3*1000000" office:value-type="float" office:value="75661.4169000492" calcext:value-type="float">
            <text:p>75661.4169000492</text:p>
          </table:table-cell>
          <table:table-cell office:value-type="float" office:value="0" calcext:value-type="float">
            <text:p>0</text:p>
          </table:table-cell>
          <table:table-cell table:formula="of:=[.G63]/[.E63]/3*1000000" office:value-type="float" office:value="1373.85671096087" calcext:value-type="float">
            <text:p>1373.8567109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64]/[.D64])/3" office:value-type="float" office:value="0.0185427305530604" calcext:value-type="float">
            <text:p>0.0185427306</text:p>
          </table:table-cell>
          <table:table-cell office:value-type="float" office:value="9795" calcext:value-type="float">
            <text:p>9795</text:p>
          </table:table-cell>
          <table:table-cell office:value-type="float" office:value="9265" calcext:value-type="float">
            <text:p>9265</text:p>
          </table:table-cell>
          <table:table-cell table:formula="of:=[.C64]/15000" office:value-type="float" office:value="0.653" calcext:value-type="float">
            <text:p>0.653</text:p>
          </table:table-cell>
          <table:table-cell table:formula="of:=[.D64]/15000" office:value-type="float" office:value="0.617666666666667" calcext:value-type="float">
            <text:p>0.6176666667</text:p>
          </table:table-cell>
          <table:table-cell table:formula="of:=SQRT([.E64]*(1-[.E64])/15000)" office:value-type="float" office:value="0.00388665237275816" calcext:value-type="float">
            <text:p>0.0038866524</text:p>
          </table:table-cell>
          <table:table-cell table:formula="of:=SQRT([.F64]*(1-[.F64])/15000)" office:value-type="float" office:value="0.00396782522763252" calcext:value-type="float">
            <text:p>0.0039678252</text:p>
          </table:table-cell>
          <table:table-cell table:formula="of:=SQRT(([.G64]/[.E64])^2+([.H64]/[.F64])^2)/3" office:value-type="float" office:value="0.00291914471300675" calcext:value-type="float">
            <text:p>0.002919144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B64]" office:value-type="float" office:value="0.0185427305530604" calcext:value-type="float">
            <text:p>0.0185427306</text:p>
          </table:table-cell>
          <table:table-cell office:value-type="float" office:value="0" calcext:value-type="float">
            <text:p>0</text:p>
          </table:table-cell>
          <table:table-cell table:formula="of:=[.I64]" office:value-type="float" office:value="0.00291914471300675" calcext:value-type="float">
            <text:p>0.0029191447</text:p>
          </table:table-cell>
          <table:table-cell/>
          <table:table-cell table:formula="of:=[.A64]" office:value-type="float" office:value="1" calcext:value-type="float">
            <text:p>1</text:p>
          </table:table-cell>
          <table:table-cell table:formula="of:=-LN([.E64])/3*1000000" office:value-type="float" office:value="142059.383235235" calcext:value-type="float">
            <text:p>142059.383235235</text:p>
          </table:table-cell>
          <table:table-cell office:value-type="float" office:value="0" calcext:value-type="float">
            <text:p>0</text:p>
          </table:table-cell>
          <table:table-cell table:formula="of:=[.G64]/[.E64]/3*1000000" office:value-type="float" office:value="1983.99814842173" calcext:value-type="float">
            <text:p>1983.998148421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65]/[.D65])/3" office:value-type="float" office:value="0.0155787569389498" calcext:value-type="float">
            <text:p>0.0155787569</text:p>
          </table:table-cell>
          <table:table-cell office:value-type="float" office:value="7928" calcext:value-type="float">
            <text:p>7928</text:p>
          </table:table-cell>
          <table:table-cell office:value-type="float" office:value="7566" calcext:value-type="float">
            <text:p>7566</text:p>
          </table:table-cell>
          <table:table-cell table:formula="of:=[.C65]/15000" office:value-type="float" office:value="0.528533333333333" calcext:value-type="float">
            <text:p>0.5285333333</text:p>
          </table:table-cell>
          <table:table-cell table:formula="of:=[.D65]/15000" office:value-type="float" office:value="0.5044" calcext:value-type="float">
            <text:p>0.5044</text:p>
          </table:table-cell>
          <table:table-cell table:formula="of:=SQRT([.E65]*(1-[.E65])/15000)" office:value-type="float" office:value="0.00407582996773981" calcext:value-type="float">
            <text:p>0.00407583</text:p>
          </table:table-cell>
          <table:table-cell table:formula="of:=SQRT([.F65]*(1-[.F65])/15000)" office:value-type="float" office:value="0.00408232482784014" calcext:value-type="float">
            <text:p>0.0040823248</text:p>
          </table:table-cell>
          <table:table-cell table:formula="of:=SQRT(([.G65]/[.E65])^2+([.H65]/[.F65])^2)/3" office:value-type="float" office:value="0.00372636431215704" calcext:value-type="float">
            <text:p>0.0037263643</text:p>
          </table:table-cell>
          <table:table-cell office:value-type="float" office:value="189" calcext:value-type="float">
            <text:p>189</text:p>
          </table:table-cell>
          <table:table-cell office:value-type="float" office:value="1.5" calcext:value-type="float">
            <text:p>1.5</text:p>
          </table:table-cell>
          <table:table-cell table:formula="of:=[.B65]" office:value-type="float" office:value="0.0155787569389498" calcext:value-type="float">
            <text:p>0.0155787569</text:p>
          </table:table-cell>
          <table:table-cell office:value-type="float" office:value="0" calcext:value-type="float">
            <text:p>0</text:p>
          </table:table-cell>
          <table:table-cell table:formula="of:=[.I65]" office:value-type="float" office:value="0.00372636431215704" calcext:value-type="float">
            <text:p>0.0037263643</text:p>
          </table:table-cell>
          <table:table-cell/>
          <table:table-cell table:formula="of:=[.A65]" office:value-type="float" office:value="1.5" calcext:value-type="float">
            <text:p>1.5</text:p>
          </table:table-cell>
          <table:table-cell table:formula="of:=-LN([.E65])/3*1000000" office:value-type="float" office:value="212549.801358174" calcext:value-type="float">
            <text:p>212549.801358174</text:p>
          </table:table-cell>
          <table:table-cell office:value-type="float" office:value="0" calcext:value-type="float">
            <text:p>0</text:p>
          </table:table-cell>
          <table:table-cell table:formula="of:=[.G65]/[.E65]/3*1000000" office:value-type="float" office:value="2570.5284862133" calcext:value-type="float">
            <text:p>2570.5284862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66]/[.D66])/3" office:value-type="float" office:value="0.0218411710173816" calcext:value-type="float">
            <text:p>0.021841171</text:p>
          </table:table-cell>
          <table:table-cell office:value-type="float" office:value="6433" calcext:value-type="float">
            <text:p>6433</text:p>
          </table:table-cell>
          <table:table-cell office:value-type="float" office:value="6025" calcext:value-type="float">
            <text:p>6025</text:p>
          </table:table-cell>
          <table:table-cell table:formula="of:=[.C66]/15000" office:value-type="float" office:value="0.428866666666667" calcext:value-type="float">
            <text:p>0.4288666667</text:p>
          </table:table-cell>
          <table:table-cell table:formula="of:=[.D66]/15000" office:value-type="float" office:value="0.401666666666667" calcext:value-type="float">
            <text:p>0.4016666667</text:p>
          </table:table-cell>
          <table:table-cell table:formula="of:=SQRT([.E66]*(1-[.E66])/15000)" office:value-type="float" office:value="0.00404095738564422" calcext:value-type="float">
            <text:p>0.0040409574</text:p>
          </table:table-cell>
          <table:table-cell table:formula="of:=SQRT([.F66]*(1-[.F66])/15000)" office:value-type="float" office:value="0.00400275368178421" calcext:value-type="float">
            <text:p>0.0040027537</text:p>
          </table:table-cell>
          <table:table-cell table:formula="of:=SQRT(([.G66]/[.E66])^2+([.H66]/[.F66])^2)/3" office:value-type="float" office:value="0.00457153316409384" calcext:value-type="float">
            <text:p>0.004571533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[.B66]" office:value-type="float" office:value="0.0218411710173816" calcext:value-type="float">
            <text:p>0.021841171</text:p>
          </table:table-cell>
          <table:table-cell office:value-type="float" office:value="0" calcext:value-type="float">
            <text:p>0</text:p>
          </table:table-cell>
          <table:table-cell table:formula="of:=[.I66]" office:value-type="float" office:value="0.00457153316409384" calcext:value-type="float">
            <text:p>0.0045715332</text:p>
          </table:table-cell>
          <table:table-cell/>
          <table:table-cell table:formula="of:=[.A66]" office:value-type="float" office:value="2" calcext:value-type="float">
            <text:p>2</text:p>
          </table:table-cell>
          <table:table-cell table:formula="of:=-LN([.E66])/3*1000000" office:value-type="float" office:value="282203.069557782" calcext:value-type="float">
            <text:p>282203.069557782</text:p>
          </table:table-cell>
          <table:table-cell office:value-type="float" office:value="0" calcext:value-type="float">
            <text:p>0</text:p>
          </table:table-cell>
          <table:table-cell table:formula="of:=[.G66]/[.E66]/3*1000000" office:value-type="float" office:value="3140.80319108054" calcext:value-type="float">
            <text:p>3140.80319108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67]/[.D67])/3" office:value-type="float" office:value="0.0276589397323363" calcext:value-type="float">
            <text:p>0.0276589397</text:p>
          </table:table-cell>
          <table:table-cell office:value-type="float" office:value="5262" calcext:value-type="float">
            <text:p>5262</text:p>
          </table:table-cell>
          <table:table-cell office:value-type="float" office:value="4843" calcext:value-type="float">
            <text:p>4843</text:p>
          </table:table-cell>
          <table:table-cell table:formula="of:=[.C67]/15000" office:value-type="float" office:value="0.3508" calcext:value-type="float">
            <text:p>0.3508</text:p>
          </table:table-cell>
          <table:table-cell table:formula="of:=[.D67]/15000" office:value-type="float" office:value="0.322866666666667" calcext:value-type="float">
            <text:p>0.3228666667</text:p>
          </table:table-cell>
          <table:table-cell table:formula="of:=SQRT([.E67]*(1-[.E67])/15000)" office:value-type="float" office:value="0.00389648867571818" calcext:value-type="float">
            <text:p>0.0038964887</text:p>
          </table:table-cell>
          <table:table-cell table:formula="of:=SQRT([.F67]*(1-[.F67])/15000)" office:value-type="float" office:value="0.00381771120107517" calcext:value-type="float">
            <text:p>0.0038177112</text:p>
          </table:table-cell>
          <table:table-cell table:formula="of:=SQRT(([.G67]/[.E67])^2+([.H67]/[.F67])^2)/3" office:value-type="float" office:value="0.00540773171198956" calcext:value-type="float">
            <text:p>0.0054077317</text:p>
          </table:table-cell>
          <table:table-cell office:value-type="float" office:value="191" calcext:value-type="float">
            <text:p>191</text:p>
          </table:table-cell>
          <table:table-cell table:formula="of:=[.A67]" office:value-type="float" office:value="2.5" calcext:value-type="float">
            <text:p>2.5</text:p>
          </table:table-cell>
          <table:table-cell table:formula="of:=[.B67]" office:value-type="float" office:value="0.0276589397323363" calcext:value-type="float">
            <text:p>0.0276589397</text:p>
          </table:table-cell>
          <table:table-cell office:value-type="float" office:value="0" calcext:value-type="float">
            <text:p>0</text:p>
          </table:table-cell>
          <table:table-cell table:formula="of:=[.I67]" office:value-type="float" office:value="0.00540773171198956" calcext:value-type="float">
            <text:p>0.0054077317</text:p>
          </table:table-cell>
          <table:table-cell/>
          <table:table-cell table:formula="of:=[.A67]" office:value-type="float" office:value="2.5" calcext:value-type="float">
            <text:p>2.5</text:p>
          </table:table-cell>
          <table:table-cell table:formula="of:=-LN([.E67])/3*1000000" office:value-type="float" office:value="349179.672828036" calcext:value-type="float">
            <text:p>349179.672828036</text:p>
          </table:table-cell>
          <table:table-cell office:value-type="float" office:value="0" calcext:value-type="float">
            <text:p>0</text:p>
          </table:table-cell>
          <table:table-cell table:formula="of:=[.G67]/[.E67]/3*1000000" office:value-type="float" office:value="3702.47878726547" calcext:value-type="float">
            <text:p>3702.47878726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8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70]/[.D70])/3" office:value-type="float" office:value="0.061128833776183" calcext:value-type="float">
            <text:p>0.0611288338</text:p>
          </table:table-cell>
          <table:table-cell office:value-type="float" office:value="11650" calcext:value-type="float">
            <text:p>11650</text:p>
          </table:table-cell>
          <table:table-cell office:value-type="float" office:value="9698" calcext:value-type="float">
            <text:p>9698</text:p>
          </table:table-cell>
          <table:table-cell table:formula="of:=[.C70]/15000" office:value-type="float" office:value="0.776666666666667" calcext:value-type="float">
            <text:p>0.7766666667</text:p>
          </table:table-cell>
          <table:table-cell table:formula="of:=[.D70]/15000" office:value-type="float" office:value="0.646533333333333" calcext:value-type="float">
            <text:p>0.6465333333</text:p>
          </table:table-cell>
          <table:table-cell table:formula="of:=SQRT([.E70]*(1-[.E70])/15000)" office:value-type="float" office:value="0.00340054461869032" calcext:value-type="float">
            <text:p>0.0034005446</text:p>
          </table:table-cell>
          <table:table-cell table:formula="of:=SQRT([.F70]*(1-[.F70])/15000)" office:value-type="float" office:value="0.00390322928032864" calcext:value-type="float">
            <text:p>0.0039032293</text:p>
          </table:table-cell>
          <table:table-cell table:formula="of:=SQRT(([.G70]/[.E70])^2+([.H70]/[.F70])^2)/3" office:value-type="float" office:value="0.00248590740577364" calcext:value-type="float">
            <text:p>0.0024859074</text:p>
          </table:table-cell>
          <table:table-cell office:value-type="float" office:value="198" calcext:value-type="float">
            <text:p>198</text:p>
          </table:table-cell>
          <table:table-cell office:value-type="float" office:value="0.5" calcext:value-type="float">
            <text:p>0.5</text:p>
          </table:table-cell>
          <table:table-cell table:formula="of:=[.B70]" office:value-type="float" office:value="0.061128833776183" calcext:value-type="float">
            <text:p>0.0611288338</text:p>
          </table:table-cell>
          <table:table-cell office:value-type="float" office:value="0" calcext:value-type="float">
            <text:p>0</text:p>
          </table:table-cell>
          <table:table-cell table:formula="of:=[.I70]" office:value-type="float" office:value="0.00248590740577364" calcext:value-type="float">
            <text:p>0.0024859074</text:p>
          </table:table-cell>
          <table:table-cell/>
          <table:table-cell table:formula="of:=[.A70]" office:value-type="float" office:value="0.5" calcext:value-type="float">
            <text:p>0.5</text:p>
          </table:table-cell>
          <table:table-cell table:formula="of:=-LN([.E70])/3*1000000" office:value-type="float" office:value="84248.0070301668" calcext:value-type="float">
            <text:p>84248.0070301668</text:p>
          </table:table-cell>
          <table:table-cell office:value-type="float" office:value="0" calcext:value-type="float">
            <text:p>0</text:p>
          </table:table-cell>
          <table:table-cell table:formula="of:=[.G70]/[.E70]/3*1000000" office:value-type="float" office:value="1459.46120973834" calcext:value-type="float">
            <text:p>1459.4612097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71]/[.D71])/3" office:value-type="float" office:value="0.102973834102399" calcext:value-type="float">
            <text:p>0.1029738341</text:p>
          </table:table-cell>
          <table:table-cell office:value-type="float" office:value="9723" calcext:value-type="float">
            <text:p>9723</text:p>
          </table:table-cell>
          <table:table-cell office:value-type="float" office:value="7139" calcext:value-type="float">
            <text:p>7139</text:p>
          </table:table-cell>
          <table:table-cell table:formula="of:=[.C71]/15000" office:value-type="float" office:value="0.6482" calcext:value-type="float">
            <text:p>0.6482</text:p>
          </table:table-cell>
          <table:table-cell table:formula="of:=[.D71]/15000" office:value-type="float" office:value="0.475933333333333" calcext:value-type="float">
            <text:p>0.4759333333</text:p>
          </table:table-cell>
          <table:table-cell table:formula="of:=SQRT([.E71]*(1-[.E71])/15000)" office:value-type="float" office:value="0.00389903201662498" calcext:value-type="float">
            <text:p>0.003899032</text:p>
          </table:table-cell>
          <table:table-cell table:formula="of:=SQRT([.F71]*(1-[.F71])/15000)" office:value-type="float" office:value="0.00407775097781081" calcext:value-type="float">
            <text:p>0.004077751</text:p>
          </table:table-cell>
          <table:table-cell table:formula="of:=SQRT(([.G71]/[.E71])^2+([.H71]/[.F71])^2)/3" office:value-type="float" office:value="0.00348952754612794" calcext:value-type="float">
            <text:p>0.003489527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[.B71]" office:value-type="float" office:value="0.102973834102399" calcext:value-type="float">
            <text:p>0.1029738341</text:p>
          </table:table-cell>
          <table:table-cell office:value-type="float" office:value="0" calcext:value-type="float">
            <text:p>0</text:p>
          </table:table-cell>
          <table:table-cell table:formula="of:=[.I71]" office:value-type="float" office:value="0.00348952754612794" calcext:value-type="float">
            <text:p>0.0034895275</text:p>
          </table:table-cell>
          <table:table-cell/>
          <table:table-cell table:formula="of:=[.A71]" office:value-type="float" office:value="1" calcext:value-type="float">
            <text:p>1</text:p>
          </table:table-cell>
          <table:table-cell table:formula="of:=-LN([.E71])/3*1000000" office:value-type="float" office:value="144518.66275823" calcext:value-type="float">
            <text:p>144518.66275823</text:p>
          </table:table-cell>
          <table:table-cell office:value-type="float" office:value="0" calcext:value-type="float">
            <text:p>0</text:p>
          </table:table-cell>
          <table:table-cell table:formula="of:=[.G71]/[.E71]/3*1000000" office:value-type="float" office:value="2005.05606120795" calcext:value-type="float">
            <text:p>2005.0560612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72]/[.D72])/3" office:value-type="float" office:value="0.133996062490664" calcext:value-type="float">
            <text:p>0.1339960625</text:p>
          </table:table-cell>
          <table:table-cell office:value-type="float" office:value="7752" calcext:value-type="float">
            <text:p>7752</text:p>
          </table:table-cell>
          <table:table-cell office:value-type="float" office:value="5186" calcext:value-type="float">
            <text:p>5186</text:p>
          </table:table-cell>
          <table:table-cell table:formula="of:=[.C72]/15000" office:value-type="float" office:value="0.5168" calcext:value-type="float">
            <text:p>0.5168</text:p>
          </table:table-cell>
          <table:table-cell table:formula="of:=[.D72]/15000" office:value-type="float" office:value="0.345733333333333" calcext:value-type="float">
            <text:p>0.3457333333</text:p>
          </table:table-cell>
          <table:table-cell table:formula="of:=SQRT([.E72]*(1-[.E72])/15000)" office:value-type="float" office:value="0.00408017777390479" calcext:value-type="float">
            <text:p>0.0040801778</text:p>
          </table:table-cell>
          <table:table-cell table:formula="of:=SQRT([.F72]*(1-[.F72])/15000)" office:value-type="float" office:value="0.00388331298039492" calcext:value-type="float">
            <text:p>0.003883313</text:p>
          </table:table-cell>
          <table:table-cell table:formula="of:=SQRT(([.G72]/[.E72])^2+([.H72]/[.F72])^2)/3" office:value-type="float" office:value="0.00457641873777665" calcext:value-type="float">
            <text:p>0.0045764187</text:p>
          </table:table-cell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table:formula="of:=[.B72]" office:value-type="float" office:value="0.133996062490664" calcext:value-type="float">
            <text:p>0.1339960625</text:p>
          </table:table-cell>
          <table:table-cell office:value-type="float" office:value="0" calcext:value-type="float">
            <text:p>0</text:p>
          </table:table-cell>
          <table:table-cell table:formula="of:=[.I72]" office:value-type="float" office:value="0.00457641873777665" calcext:value-type="float">
            <text:p>0.0045764187</text:p>
          </table:table-cell>
          <table:table-cell/>
          <table:table-cell table:formula="of:=[.A72]" office:value-type="float" office:value="1.5" calcext:value-type="float">
            <text:p>1.5</text:p>
          </table:table-cell>
          <table:table-cell table:formula="of:=-LN([.E72])/3*1000000" office:value-type="float" office:value="220033.108837915" calcext:value-type="float">
            <text:p>220033.108837915</text:p>
          </table:table-cell>
          <table:table-cell office:value-type="float" office:value="0" calcext:value-type="float">
            <text:p>0</text:p>
          </table:table-cell>
          <table:table-cell table:formula="of:=[.G72]/[.E72]/3*1000000" office:value-type="float" office:value="2631.69361061971" calcext:value-type="float">
            <text:p>2631.6936106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73]/[.D73])/3" office:value-type="float" office:value="0.1596443214315" calcext:value-type="float">
            <text:p>0.1596443214</text:p>
          </table:table-cell>
          <table:table-cell office:value-type="float" office:value="6367" calcext:value-type="float">
            <text:p>6367</text:p>
          </table:table-cell>
          <table:table-cell office:value-type="float" office:value="3944" calcext:value-type="float">
            <text:p>3944</text:p>
          </table:table-cell>
          <table:table-cell table:formula="of:=[.C73]/15000" office:value-type="float" office:value="0.424466666666667" calcext:value-type="float">
            <text:p>0.4244666667</text:p>
          </table:table-cell>
          <table:table-cell table:formula="of:=[.D73]/15000" office:value-type="float" office:value="0.262933333333333" calcext:value-type="float">
            <text:p>0.2629333333</text:p>
          </table:table-cell>
          <table:table-cell table:formula="of:=SQRT([.E73]*(1-[.E73])/15000)" office:value-type="float" office:value="0.00403563060380535" calcext:value-type="float">
            <text:p>0.0040356306</text:p>
          </table:table-cell>
          <table:table-cell table:formula="of:=SQRT([.F73]*(1-[.F73])/15000)" office:value-type="float" office:value="0.00359443454575316" calcext:value-type="float">
            <text:p>0.0035944345</text:p>
          </table:table-cell>
          <table:table-cell table:formula="of:=SQRT(([.G73]/[.E73])^2+([.H73]/[.F73])^2)/3" office:value-type="float" office:value="0.00555053753358873" calcext:value-type="float">
            <text:p>0.005550537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[.B73]" office:value-type="float" office:value="0.1596443214315" calcext:value-type="float">
            <text:p>0.1596443214</text:p>
          </table:table-cell>
          <table:table-cell office:value-type="float" office:value="0" calcext:value-type="float">
            <text:p>0</text:p>
          </table:table-cell>
          <table:table-cell table:formula="of:=[.I73]" office:value-type="float" office:value="0.00555053753358873" calcext:value-type="float">
            <text:p>0.0055505375</text:p>
          </table:table-cell>
          <table:table-cell/>
          <table:table-cell table:formula="of:=[.A73]" office:value-type="float" office:value="2" calcext:value-type="float">
            <text:p>2</text:p>
          </table:table-cell>
          <table:table-cell table:formula="of:=-LN([.E73])/3*1000000" office:value-type="float" office:value="285640.600022441" calcext:value-type="float">
            <text:p>285640.600022441</text:p>
          </table:table-cell>
          <table:table-cell office:value-type="float" office:value="0" calcext:value-type="float">
            <text:p>0</text:p>
          </table:table-cell>
          <table:table-cell table:formula="of:=[.G73]/[.E73]/3*1000000" office:value-type="float" office:value="3169.17748060731" calcext:value-type="float">
            <text:p>3169.177480607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74]/[.D74])/3" office:value-type="float" office:value="0.156794030198211" calcext:value-type="float">
            <text:p>0.1567940302</text:p>
          </table:table-cell>
          <table:table-cell office:value-type="float" office:value="4757" calcext:value-type="float">
            <text:p>4757</text:p>
          </table:table-cell>
          <table:table-cell office:value-type="float" office:value="2972" calcext:value-type="float">
            <text:p>2972</text:p>
          </table:table-cell>
          <table:table-cell table:formula="of:=[.C74]/15000" office:value-type="float" office:value="0.317133333333333" calcext:value-type="float">
            <text:p>0.3171333333</text:p>
          </table:table-cell>
          <table:table-cell table:formula="of:=[.D74]/15000" office:value-type="float" office:value="0.198133333333333" calcext:value-type="float">
            <text:p>0.1981333333</text:p>
          </table:table-cell>
          <table:table-cell table:formula="of:=SQRT([.E74]*(1-[.E74])/15000)" office:value-type="float" office:value="0.00379964719609792" calcext:value-type="float">
            <text:p>0.0037996472</text:p>
          </table:table-cell>
          <table:table-cell table:formula="of:=SQRT([.F74]*(1-[.F74])/15000)" office:value-type="float" office:value="0.00325449960880374" calcext:value-type="float">
            <text:p>0.0032544996</text:p>
          </table:table-cell>
          <table:table-cell table:formula="of:=SQRT(([.G74]/[.E74])^2+([.H74]/[.F74])^2)/3" office:value-type="float" office:value="0.00677706052907308" calcext:value-type="float">
            <text:p>0.0067770605</text:p>
          </table:table-cell>
          <table:table-cell office:value-type="float" office:value="202" calcext:value-type="float">
            <text:p>202</text:p>
          </table:table-cell>
          <table:table-cell table:formula="of:=[.A74]" office:value-type="float" office:value="2.5" calcext:value-type="float">
            <text:p>2.5</text:p>
          </table:table-cell>
          <table:table-cell table:formula="of:=[.B74]" office:value-type="float" office:value="0.156794030198211" calcext:value-type="float">
            <text:p>0.1567940302</text:p>
          </table:table-cell>
          <table:table-cell office:value-type="float" office:value="0" calcext:value-type="float">
            <text:p>0</text:p>
          </table:table-cell>
          <table:table-cell table:formula="of:=[.I74]" office:value-type="float" office:value="0.00677706052907308" calcext:value-type="float">
            <text:p>0.0067770605</text:p>
          </table:table-cell>
          <table:table-cell/>
          <table:table-cell table:formula="of:=[.A74]" office:value-type="float" office:value="2.5" calcext:value-type="float">
            <text:p>2.5</text:p>
          </table:table-cell>
          <table:table-cell table:formula="of:=-LN([.E74])/3*1000000" office:value-type="float" office:value="382810.994550689" calcext:value-type="float">
            <text:p>382810.994550689</text:p>
          </table:table-cell>
          <table:table-cell office:value-type="float" office:value="0" calcext:value-type="float">
            <text:p>0</text:p>
          </table:table-cell>
          <table:table-cell table:formula="of:=[.G74]/[.E74]/3*1000000" office:value-type="float" office:value="3993.74311130747" calcext:value-type="float">
            <text:p>3993.74311130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ated9PE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N([.C77]/[.D77])/3" office:value-type="float" office:value="0.0755311058547615" calcext:value-type="float">
            <text:p>0.0755311059</text:p>
          </table:table-cell>
          <table:table-cell office:value-type="float" office:value="11615" calcext:value-type="float">
            <text:p>11615</text:p>
          </table:table-cell>
          <table:table-cell office:value-type="float" office:value="9260" calcext:value-type="float">
            <text:p>9260</text:p>
          </table:table-cell>
          <table:table-cell table:formula="of:=[.C77]/15000" office:value-type="float" office:value="0.774333333333333" calcext:value-type="float">
            <text:p>0.7743333333</text:p>
          </table:table-cell>
          <table:table-cell table:formula="of:=[.D77]/15000" office:value-type="float" office:value="0.617333333333333" calcext:value-type="float">
            <text:p>0.6173333333</text:p>
          </table:table-cell>
          <table:table-cell table:formula="of:=SQRT([.E77]*(1-[.E77])/15000)" office:value-type="float" office:value="0.00341312390850593" calcext:value-type="float">
            <text:p>0.0034131239</text:p>
          </table:table-cell>
          <table:table-cell table:formula="of:=SQRT([.F77]*(1-[.F77])/15000)" office:value-type="float" office:value="0.00396848324417015" calcext:value-type="float">
            <text:p>0.0039684832</text:p>
          </table:table-cell>
          <table:table-cell table:formula="of:=SQRT(([.G77]/[.E77])^2+([.H77]/[.F77])^2)/3" office:value-type="float" office:value="0.00259815304989607" calcext:value-type="float">
            <text:p>0.002598153</text:p>
          </table:table-cell>
          <table:table-cell/>
          <table:table-cell table:formula="of:=[.A77]" office:value-type="float" office:value="0.1" calcext:value-type="float">
            <text:p>0.1</text:p>
          </table:table-cell>
          <table:table-cell table:formula="of:=[.B77]" office:value-type="float" office:value="0.0755311058547615" calcext:value-type="float">
            <text:p>0.0755311059</text:p>
          </table:table-cell>
          <table:table-cell office:value-type="float" office:value="0" calcext:value-type="float">
            <text:p>0</text:p>
          </table:table-cell>
          <table:table-cell table:formula="of:=[.I77]" office:value-type="float" office:value="0.00259815304989607" calcext:value-type="float">
            <text:p>0.002598153</text:p>
          </table:table-cell>
          <table:table-cell/>
          <table:table-cell table:formula="of:=[.A77]" office:value-type="float" office:value="0.1" calcext:value-type="float">
            <text:p>0.1</text:p>
          </table:table-cell>
          <table:table-cell table:formula="of:=-LN([.E77])/3*1000000" office:value-type="float" office:value="85250.9449599459" calcext:value-type="float">
            <text:p>85250.9449599459</text:p>
          </table:table-cell>
          <table:table-cell office:value-type="float" office:value="0" calcext:value-type="float">
            <text:p>0</text:p>
          </table:table-cell>
          <table:table-cell table:formula="of:=[.G77]/[.E77]/3*1000000" office:value-type="float" office:value="1469.27417499179" calcext:value-type="float">
            <text:p>1469.274174991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LN([.C78]/[.D78])/3" office:value-type="float" office:value="0.211021128055601" calcext:value-type="float">
            <text:p>0.2110211281</text:p>
          </table:table-cell>
          <table:table-cell office:value-type="float" office:value="14905" calcext:value-type="float">
            <text:p>14905</text:p>
          </table:table-cell>
          <table:table-cell office:value-type="float" office:value="7914" calcext:value-type="float">
            <text:p>7914</text:p>
          </table:table-cell>
          <table:table-cell table:formula="of:=[.C78]/15000" office:value-type="float" office:value="0.993666666666667" calcext:value-type="float">
            <text:p>0.9936666667</text:p>
          </table:table-cell>
          <table:table-cell table:formula="of:=[.D78]/15000" office:value-type="float" office:value="0.5276" calcext:value-type="float">
            <text:p>0.5276</text:p>
          </table:table-cell>
          <table:table-cell table:formula="of:=SQRT([.E78]*(1-[.E78])/15000)" office:value-type="float" office:value="0.000647725364755886" calcext:value-type="float">
            <text:p>0.0006477254</text:p>
          </table:table-cell>
          <table:table-cell table:formula="of:=SQRT([.F78]*(1-[.F78])/15000)" office:value-type="float" office:value="0.00407625841509915" calcext:value-type="float">
            <text:p>0.0040762584</text:p>
          </table:table-cell>
          <table:table-cell table:formula="of:=SQRT(([.G78]/[.E78])^2+([.H78]/[.F78])^2)/3" office:value-type="float" office:value="0.00258449648997982" calcext:value-type="float">
            <text:p>0.0025844965</text:p>
          </table:table-cell>
          <table:table-cell/>
          <table:table-cell table:formula="of:=[.A78]" office:value-type="float" office:value="0.6" calcext:value-type="float">
            <text:p>0.6</text:p>
          </table:table-cell>
          <table:table-cell table:formula="of:=[.B78]" office:value-type="float" office:value="0.211021128055601" calcext:value-type="float">
            <text:p>0.2110211281</text:p>
          </table:table-cell>
          <table:table-cell office:value-type="float" office:value="0" calcext:value-type="float">
            <text:p>0</text:p>
          </table:table-cell>
          <table:table-cell table:formula="of:=[.I78]" office:value-type="float" office:value="0.00258449648997982" calcext:value-type="float">
            <text:p>0.0025844965</text:p>
          </table:table-cell>
          <table:table-cell/>
          <table:table-cell table:formula="of:=[.A78]" office:value-type="float" office:value="0.6" calcext:value-type="float">
            <text:p>0.6</text:p>
          </table:table-cell>
          <table:table-cell table:formula="of:=-LN([.E78])/3*1000000" office:value-type="float" office:value="2117.82465739176" calcext:value-type="float">
            <text:p>2117.8246573918</text:p>
          </table:table-cell>
          <table:table-cell office:value-type="float" office:value="0" calcext:value-type="float">
            <text:p>0</text:p>
          </table:table-cell>
          <table:table-cell table:formula="of:=[.G78]/[.E78]/3*1000000" office:value-type="float" office:value="217.284590659472" calcext:value-type="float">
            <text:p>217.28459065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LN([.C79]/[.D79])/3" office:value-type="float" office:value="0.320030453454499" calcext:value-type="float">
            <text:p>0.3200304535</text:p>
          </table:table-cell>
          <table:table-cell office:value-type="float" office:value="14969" calcext:value-type="float">
            <text:p>14969</text:p>
          </table:table-cell>
          <table:table-cell office:value-type="float" office:value="5731" calcext:value-type="float">
            <text:p>5731</text:p>
          </table:table-cell>
          <table:table-cell table:formula="of:=[.C79]/15000" office:value-type="float" office:value="0.997933333333333" calcext:value-type="float">
            <text:p>0.9979333333</text:p>
          </table:table-cell>
          <table:table-cell table:formula="of:=[.D79]/15000" office:value-type="float" office:value="0.382066666666667" calcext:value-type="float">
            <text:p>0.3820666667</text:p>
          </table:table-cell>
          <table:table-cell table:formula="of:=SQRT([.E79]*(1-[.E79])/15000)" office:value-type="float" office:value="0.000370800535378573" calcext:value-type="float">
            <text:p>0.0003708005</text:p>
          </table:table-cell>
          <table:table-cell table:formula="of:=SQRT([.F79]*(1-[.F79])/15000)" office:value-type="float" office:value="0.00396729739149873" calcext:value-type="float">
            <text:p>0.0039672974</text:p>
          </table:table-cell>
          <table:table-cell table:formula="of:=SQRT(([.G79]/[.E79])^2+([.H79]/[.F79])^2)/3" office:value-type="float" office:value="0.00346347632539703" calcext:value-type="float">
            <text:p>0.0034634763</text:p>
          </table:table-cell>
          <table:table-cell/>
          <table:table-cell table:formula="of:=[.A79]" office:value-type="float" office:value="1.1" calcext:value-type="float">
            <text:p>1.1</text:p>
          </table:table-cell>
          <table:table-cell table:formula="of:=[.B79]" office:value-type="float" office:value="0.320030453454499" calcext:value-type="float">
            <text:p>0.3200304535</text:p>
          </table:table-cell>
          <table:table-cell office:value-type="float" office:value="0" calcext:value-type="float">
            <text:p>0</text:p>
          </table:table-cell>
          <table:table-cell table:formula="of:=[.I79]" office:value-type="float" office:value="0.00346347632539703" calcext:value-type="float">
            <text:p>0.0034634763</text:p>
          </table:table-cell>
          <table:table-cell/>
          <table:table-cell table:formula="of:=[.A79]" office:value-type="float" office:value="1.1" calcext:value-type="float">
            <text:p>1.1</text:p>
          </table:table-cell>
          <table:table-cell table:formula="of:=-LN([.E79])/3*1000000" office:value-type="float" office:value="689.601723037118" calcext:value-type="float">
            <text:p>689.6017230371</text:p>
          </table:table-cell>
          <table:table-cell office:value-type="float" office:value="0" calcext:value-type="float">
            <text:p>0</text:p>
          </table:table-cell>
          <table:table-cell table:formula="of:=[.G79]/[.E79]/3*1000000" office:value-type="float" office:value="123.85614783171" calcext:value-type="float">
            <text:p>123.856147831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LN([.C80]/[.D80])/3" office:value-type="float" office:value="0.352539636956719" calcext:value-type="float">
            <text:p>0.352539637</text:p>
          </table:table-cell>
          <table:table-cell office:value-type="float" office:value="14936" calcext:value-type="float">
            <text:p>14936</text:p>
          </table:table-cell>
          <table:table-cell office:value-type="float" office:value="5187" calcext:value-type="float">
            <text:p>5187</text:p>
          </table:table-cell>
          <table:table-cell table:formula="of:=[.C80]/15000" office:value-type="float" office:value="0.995733333333333" calcext:value-type="float">
            <text:p>0.9957333333</text:p>
          </table:table-cell>
          <table:table-cell table:formula="of:=[.D80]/15000" office:value-type="float" office:value="0.3458" calcext:value-type="float">
            <text:p>0.3458</text:p>
          </table:table-cell>
          <table:table-cell table:formula="of:=SQRT([.E80]*(1-[.E80])/15000)" office:value-type="float" office:value="0.000532194339329923" calcext:value-type="float">
            <text:p>0.0005321943</text:p>
          </table:table-cell>
          <table:table-cell table:formula="of:=SQRT([.F80]*(1-[.F80])/15000)" office:value-type="float" office:value="0.00388348949614476" calcext:value-type="float">
            <text:p>0.0038834895</text:p>
          </table:table-cell>
          <table:table-cell table:formula="of:=SQRT(([.G80]/[.E80])^2+([.H80]/[.F80])^2)/3" office:value-type="float" office:value="0.00374772024156947" calcext:value-type="float">
            <text:p>0.0037477202</text:p>
          </table:table-cell>
          <table:table-cell/>
          <table:table-cell table:formula="of:=[.A80]" office:value-type="float" office:value="1.6" calcext:value-type="float">
            <text:p>1.6</text:p>
          </table:table-cell>
          <table:table-cell table:formula="of:=[.B80]" office:value-type="float" office:value="0.352539636956719" calcext:value-type="float">
            <text:p>0.352539637</text:p>
          </table:table-cell>
          <table:table-cell office:value-type="float" office:value="0" calcext:value-type="float">
            <text:p>0</text:p>
          </table:table-cell>
          <table:table-cell table:formula="of:=[.I80]" office:value-type="float" office:value="0.00374772024156947" calcext:value-type="float">
            <text:p>0.0037477202</text:p>
          </table:table-cell>
          <table:table-cell/>
          <table:table-cell table:formula="of:=[.A80]" office:value-type="float" office:value="1.6" calcext:value-type="float">
            <text:p>1.6</text:p>
          </table:table-cell>
          <table:table-cell table:formula="of:=-LN([.E80])/3*1000000" office:value-type="float" office:value="1425.26495426285" calcext:value-type="float">
            <text:p>1425.2649542629</text:p>
          </table:table-cell>
          <table:table-cell office:value-type="float" office:value="0" calcext:value-type="float">
            <text:p>0</text:p>
          </table:table-cell>
          <table:table-cell table:formula="of:=[.G80]/[.E80]/3*1000000" office:value-type="float" office:value="178.158254997966" calcext:value-type="float">
            <text:p>178.1582549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LN([.C81]/[.D81])/3" office:value-type="float" office:value="0.371925252987399" calcext:value-type="float">
            <text:p>0.371925253</text:p>
          </table:table-cell>
          <table:table-cell office:value-type="float" office:value="14985" calcext:value-type="float">
            <text:p>14985</text:p>
          </table:table-cell>
          <table:table-cell office:value-type="float" office:value="4910" calcext:value-type="float">
            <text:p>4910</text:p>
          </table:table-cell>
          <table:table-cell table:formula="of:=[.C81]/15000" office:value-type="float" office:value="0.999" calcext:value-type="float">
            <text:p>0.999</text:p>
          </table:table-cell>
          <table:table-cell table:formula="of:=[.D81]/15000" office:value-type="float" office:value="0.327333333333333" calcext:value-type="float">
            <text:p>0.3273333333</text:p>
          </table:table-cell>
          <table:table-cell table:formula="of:=SQRT([.E81]*(1-[.E81])/15000)" office:value-type="float" office:value="0.000258069758011279" calcext:value-type="float">
            <text:p>0.0002580698</text:p>
          </table:table-cell>
          <table:table-cell table:formula="of:=SQRT([.F81]*(1-[.F81])/15000)" office:value-type="float" office:value="0.0038313289445676" calcext:value-type="float">
            <text:p>0.0038313289</text:p>
          </table:table-cell>
          <table:table-cell table:formula="of:=SQRT(([.G81]/[.E81])^2+([.H81]/[.F81])^2)/3" office:value-type="float" office:value="0.00390250709321643" calcext:value-type="float">
            <text:p>0.0039025071</text:p>
          </table:table-cell>
          <table:table-cell/>
          <table:table-cell table:formula="of:=[.A81]" office:value-type="float" office:value="2.1" calcext:value-type="float">
            <text:p>2.1</text:p>
          </table:table-cell>
          <table:table-cell table:formula="of:=[.B81]" office:value-type="float" office:value="0.371925252987399" calcext:value-type="float">
            <text:p>0.371925253</text:p>
          </table:table-cell>
          <table:table-cell office:value-type="float" office:value="0" calcext:value-type="float">
            <text:p>0</text:p>
          </table:table-cell>
          <table:table-cell table:formula="of:=[.I81]" office:value-type="float" office:value="0.00390250709321643" calcext:value-type="float">
            <text:p>0.0039025071</text:p>
          </table:table-cell>
          <table:table-cell/>
          <table:table-cell table:formula="of:=[.A81]" office:value-type="float" office:value="2.1" calcext:value-type="float">
            <text:p>2.1</text:p>
          </table:table-cell>
          <table:table-cell table:formula="of:=-LN([.E81])/3*1000000" office:value-type="float" office:value="333.500111194511" calcext:value-type="float">
            <text:p>333.5001111945</text:p>
          </table:table-cell>
          <table:table-cell office:value-type="float" office:value="0" calcext:value-type="float">
            <text:p>0</text:p>
          </table:table-cell>
          <table:table-cell table:formula="of:=[.G81]/[.E81]/3*1000000" office:value-type="float" office:value="86.1093620324588" calcext:value-type="float">
            <text:p>86.10936203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LN([.C82]/[.D82])/3" office:value-type="float" office:value="0.308864451670002" calcext:value-type="float">
            <text:p>0.3088644517</text:p>
          </table:table-cell>
          <table:table-cell office:value-type="float" office:value="14976" calcext:value-type="float">
            <text:p>14976</text:p>
          </table:table-cell>
          <table:table-cell office:value-type="float" office:value="5929" calcext:value-type="float">
            <text:p>5929</text:p>
          </table:table-cell>
          <table:table-cell table:formula="of:=[.C82]/15000" office:value-type="float" office:value="0.9984" calcext:value-type="float">
            <text:p>0.9984</text:p>
          </table:table-cell>
          <table:table-cell table:formula="of:=[.D82]/15000" office:value-type="float" office:value="0.395266666666667" calcext:value-type="float">
            <text:p>0.3952666667</text:p>
          </table:table-cell>
          <table:table-cell table:formula="of:=SQRT([.E82]*(1-[.E82])/15000)" office:value-type="float" office:value="0.000326337248869943" calcext:value-type="float">
            <text:p>0.0003263372</text:p>
          </table:table-cell>
          <table:table-cell table:formula="of:=SQRT([.F82]*(1-[.F82])/15000)" office:value-type="float" office:value="0.00399191623900844" calcext:value-type="float">
            <text:p>0.0039919162</text:p>
          </table:table-cell>
          <table:table-cell table:formula="of:=SQRT(([.G82]/[.E82])^2+([.H82]/[.F82])^2)/3" office:value-type="float" office:value="0.00336819564727689" calcext:value-type="float">
            <text:p>0.0033681956</text:p>
          </table:table-cell>
          <table:table-cell/>
          <table:table-cell table:formula="of:=[.A82]" office:value-type="float" office:value="2.6" calcext:value-type="float">
            <text:p>2.6</text:p>
          </table:table-cell>
          <table:table-cell table:formula="of:=[.B82]" office:value-type="float" office:value="0.308864451670002" calcext:value-type="float">
            <text:p>0.3088644517</text:p>
          </table:table-cell>
          <table:table-cell office:value-type="float" office:value="0" calcext:value-type="float">
            <text:p>0</text:p>
          </table:table-cell>
          <table:table-cell table:formula="of:=[.I82]" office:value-type="float" office:value="0.00336819564727689" calcext:value-type="float">
            <text:p>0.0033681956</text:p>
          </table:table-cell>
          <table:table-cell/>
          <table:table-cell table:formula="of:=[.A82]" office:value-type="float" office:value="2.6" calcext:value-type="float">
            <text:p>2.6</text:p>
          </table:table-cell>
          <table:table-cell table:formula="of:=-LN([.E82])/3*1000000" office:value-type="float" office:value="533.76045565796" calcext:value-type="float">
            <text:p>533.760455658</text:p>
          </table:table-cell>
          <table:table-cell office:value-type="float" office:value="0" calcext:value-type="float">
            <text:p>0</text:p>
          </table:table-cell>
          <table:table-cell table:formula="of:=[.G82]/[.E82]/3*1000000" office:value-type="float" office:value="108.953408410104" calcext:value-type="float">
            <text:p>108.95340841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GPE2</text:p>
          </table:table-cell>
          <table:table-cell table:number-columns-repeated="12"/>
        </table:table-row>
        <table:table-row table:style-name="ro1" table:number-rows-repeated="6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VUV3" table:style-name="ta1">
        <table:shapes>
          <draw:frame draw:z-index="0" draw:style-name="gr1" draw:text-style-name="P1" svg:width="6.2988in" svg:height="3.5429in" svg:x="7.7728in" svg:y="0.3768in">
            <draw:object draw:notify-on-update-of-ranges="VUV3.A29:VUV3.A54 VUV3.B29:VUV3.B5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6.2988in" svg:height="3.5429in" svg:x="14.1492in" svg:y="12.1205in">
            <draw:object draw:notify-on-update-of-ranges="VUV3.A70:VUV3.A95 VUV3.B70:VUV3.B9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float" office:value="82" calcext:value-type="float">
            <text:p>82</text:p>
          </table:table-cell>
          <table:table-cell table:formula="of:=LN([.C1]/[.D1])/0.000003*0.000001" office:value-type="float" office:value="0.15604829755037" calcext:value-type="float">
            <text:p>0.1560482976</text:p>
          </table:table-cell>
          <table:table-cell office:value-type="float" office:value="13760" calcext:value-type="float">
            <text:p>13760</text:p>
          </table:table-cell>
          <table:table-cell office:value-type="float" office:value="8616" calcext:value-type="float">
            <text:p>8616</text:p>
          </table:table-cell>
          <table:table-cell table:formula="of:=LN([.C$27]/[.D1])/0.000003*0.000001" office:value-type="float" office:value="0.087571713125087" calcext:value-type="float">
            <text:p>0.0875717131</text:p>
          </table:table-cell>
          <table:table-cell table:number-columns-repeated="2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N([.C2]/[.D2])/0.000003*0.000001" office:value-type="float" office:value="0.209409211486877" calcext:value-type="float">
            <text:p>0.2094092115</text:p>
          </table:table-cell>
          <table:table-cell office:value-type="float" office:value="12464" calcext:value-type="float">
            <text:p>12464</text:p>
          </table:table-cell>
          <table:table-cell office:value-type="float" office:value="6650" calcext:value-type="float">
            <text:p>6650</text:p>
          </table:table-cell>
          <table:table-cell table:formula="of:=LN([.C$27]/[.D2])/0.000003*0.000001" office:value-type="float" office:value="0.173906408187195" calcext:value-type="float">
            <text:p>0.1739064082</text:p>
          </table:table-cell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N([.C3]/[.D3])/0.000003*0.000001" office:value-type="float" office:value="0.23383343231468" calcext:value-type="float">
            <text:p>0.2338334323</text:p>
          </table:table-cell>
          <table:table-cell office:value-type="float" office:value="11661" calcext:value-type="float">
            <text:p>11661</text:p>
          </table:table-cell>
          <table:table-cell office:value-type="float" office:value="5782" calcext:value-type="float">
            <text:p>5782</text:p>
          </table:table-cell>
          <table:table-cell table:formula="of:=LN([.C$27]/[.D3])/0.000003*0.000001" office:value-type="float" office:value="0.220528811878398" calcext:value-type="float">
            <text:p>0.2205288119</text:p>
          </table:table-cell>
          <table:table-cell/>
          <table:table-cell office:value-type="string" calcext:value-type="string">
            <text:p>VUV3 Run 1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N([.C4]/[.D4])/0.000003*0.000001" office:value-type="float" office:value="0.271080191783171" calcext:value-type="float">
            <text:p>0.2710801918</text:p>
          </table:table-cell>
          <table:table-cell office:value-type="float" office:value="11700" calcext:value-type="float">
            <text:p>11700</text:p>
          </table:table-cell>
          <table:table-cell office:value-type="float" office:value="5188" calcext:value-type="float">
            <text:p>5188</text:p>
          </table:table-cell>
          <table:table-cell table:formula="of:=LN([.C$27]/[.D4])/0.000003*0.000001" office:value-type="float" office:value="0.256662604258384" calcext:value-type="float">
            <text:p>0.2566626043</text:p>
          </table:table-cell>
          <table:table-cell table:number-columns-repeated="2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N([.C5]/[.D5])/0.000003*0.000001" office:value-type="float" office:value="0.311219613601101" calcext:value-type="float">
            <text:p>0.3112196136</text:p>
          </table:table-cell>
          <table:table-cell office:value-type="float" office:value="11877" calcext:value-type="float">
            <text:p>11877</text:p>
          </table:table-cell>
          <table:table-cell office:value-type="float" office:value="4669" calcext:value-type="float">
            <text:p>4669</text:p>
          </table:table-cell>
          <table:table-cell table:formula="of:=LN([.C$27]/[.D5])/0.000003*0.000001" office:value-type="float" office:value="0.291797054413516" calcext:value-type="float">
            <text:p>0.2917970544</text:p>
          </table:table-cell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N([.C6]/[.D6])/0.000003*0.000001" office:value-type="float" office:value="0.31051228285862" calcext:value-type="float">
            <text:p>0.3105122829</text:p>
          </table:table-cell>
          <table:table-cell office:value-type="float" office:value="10806" calcext:value-type="float">
            <text:p>10806</text:p>
          </table:table-cell>
          <table:table-cell office:value-type="float" office:value="4257" calcext:value-type="float">
            <text:p>4257</text:p>
          </table:table-cell>
          <table:table-cell table:formula="of:=LN([.C$27]/[.D6])/0.000003*0.000001" office:value-type="float" office:value="0.322590464127778" calcext:value-type="float">
            <text:p>0.3225904641</text:p>
          </table:table-cell>
          <table:table-cell table:number-columns-repeated="2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N([.C7]/[.D7])/0.000003*0.000001" office:value-type="float" office:value="0.340119074031074" calcext:value-type="float">
            <text:p>0.340119074</text:p>
          </table:table-cell>
          <table:table-cell office:value-type="float" office:value="11241" calcext:value-type="float">
            <text:p>11241</text:p>
          </table:table-cell>
          <table:table-cell office:value-type="float" office:value="4052" calcext:value-type="float">
            <text:p>4052</text:p>
          </table:table-cell>
          <table:table-cell table:formula="of:=LN([.C$27]/[.D7])/0.000003*0.000001" office:value-type="float" office:value="0.339041830947637" calcext:value-type="float">
            <text:p>0.3390418309</text:p>
          </table:table-cell>
          <table:table-cell table:number-columns-repeated="2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N([.C8]/[.D8])/0.000003*0.000001" office:value-type="float" office:value="0.393054763659865" calcext:value-type="float">
            <text:p>0.3930547637</text:p>
          </table:table-cell>
          <table:table-cell office:value-type="float" office:value="12275" calcext:value-type="float">
            <text:p>12275</text:p>
          </table:table-cell>
          <table:table-cell office:value-type="float" office:value="3775" calcext:value-type="float">
            <text:p>3775</text:p>
          </table:table-cell>
          <table:table-cell table:formula="of:=LN([.C$27]/[.D8])/0.000003*0.000001" office:value-type="float" office:value="0.36264523217612" calcext:value-type="float">
            <text:p>0.3626452322</text:p>
          </table:table-cell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N([.C9]/[.D9])/0.000003*0.000001" office:value-type="float" office:value="0.334430856218062" calcext:value-type="float">
            <text:p>0.3344308562</text:p>
          </table:table-cell>
          <table:table-cell office:value-type="float" office:value="9529" calcext:value-type="float">
            <text:p>9529</text:p>
          </table:table-cell>
          <table:table-cell office:value-type="float" office:value="3494" calcext:value-type="float">
            <text:p>3494</text:p>
          </table:table-cell>
          <table:table-cell table:formula="of:=LN([.C$27]/[.D9])/0.000003*0.000001" office:value-type="float" office:value="0.388429622505828" calcext:value-type="float">
            <text:p>0.3884296225</text:p>
          </table:table-cell>
          <table:table-cell table:number-columns-repeated="2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N([.C10]/[.D10])/0.000003*0.000001" office:value-type="float" office:value="0.396519556790311" calcext:value-type="float">
            <text:p>0.3965195568</text:p>
          </table:table-cell>
          <table:table-cell office:value-type="float" office:value="11250" calcext:value-type="float">
            <text:p>11250</text:p>
          </table:table-cell>
          <table:table-cell office:value-type="float" office:value="3424" calcext:value-type="float">
            <text:p>3424</text:p>
          </table:table-cell>
          <table:table-cell table:formula="of:=LN([.C$27]/[.D10])/0.000003*0.000001" office:value-type="float" office:value="0.395175540316618" calcext:value-type="float">
            <text:p>0.3951755403</text:p>
          </table:table-cell>
          <table:table-cell table:number-columns-repeated="2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N([.C11]/[.D11])/0.000003*0.000001" office:value-type="float" office:value="0.408120007992317" calcext:value-type="float">
            <text:p>0.408120008</text:p>
          </table:table-cell>
          <table:table-cell office:value-type="float" office:value="10951" calcext:value-type="float">
            <text:p>10951</text:p>
          </table:table-cell>
          <table:table-cell office:value-type="float" office:value="3219" calcext:value-type="float">
            <text:p>3219</text:p>
          </table:table-cell>
          <table:table-cell table:formula="of:=LN([.C$27]/[.D11])/0.000003*0.000001" office:value-type="float" office:value="0.415755108970892" calcext:value-type="float">
            <text:p>0.415755109</text:p>
          </table:table-cell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N([.C12]/[.D12])/0.000003*0.000001" office:value-type="float" office:value="0.390964698512354" calcext:value-type="float">
            <text:p>0.3909646985</text:p>
          </table:table-cell>
          <table:table-cell office:value-type="float" office:value="9736" calcext:value-type="float">
            <text:p>9736</text:p>
          </table:table-cell>
          <table:table-cell office:value-type="float" office:value="3013" calcext:value-type="float">
            <text:p>3013</text:p>
          </table:table-cell>
          <table:table-cell table:formula="of:=LN([.C$27]/[.D12])/0.000003*0.000001" office:value-type="float" office:value="0.437799939693728" calcext:value-type="float">
            <text:p>0.4377999397</text:p>
          </table:table-cell>
          <table:table-cell table:number-columns-repeated="2"/>
          <table:table-cell table:formula="of:=30000*0.00000001" office:value-type="float" office:value="0.0003" calcext:value-type="float">
            <text:p>0.0003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N([.C13]/[.D13])/0.000003*0.000001" office:value-type="float" office:value="0.43780152984989" calcext:value-type="float">
            <text:p>0.4378015298</text:p>
          </table:table-cell>
          <table:table-cell office:value-type="float" office:value="11030" calcext:value-type="float">
            <text:p>11030</text:p>
          </table:table-cell>
          <table:table-cell office:value-type="float" office:value="2966" calcext:value-type="float">
            <text:p>2966</text:p>
          </table:table-cell>
          <table:table-cell table:formula="of:=LN([.C$27]/[.D13])/0.000003*0.000001" office:value-type="float" office:value="0.443040611837869" calcext:value-type="float">
            <text:p>0.4430406118</text:p>
          </table:table-cell>
          <table:table-cell table:number-columns-repeated="2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N([.C14]/[.D14])/0.000003*0.000001" office:value-type="float" office:value="0.40326516261129" calcext:value-type="float">
            <text:p>0.4032651626</text:p>
          </table:table-cell>
          <table:table-cell office:value-type="float" office:value="9703" calcext:value-type="float">
            <text:p>9703</text:p>
          </table:table-cell>
          <table:table-cell office:value-type="float" office:value="2894" calcext:value-type="float">
            <text:p>2894</text:p>
          </table:table-cell>
          <table:table-cell table:formula="of:=LN([.C$27]/[.D14])/0.000003*0.000001" office:value-type="float" office:value="0.451232150340019" calcext:value-type="float">
            <text:p>0.4512321503</text:p>
          </table:table-cell>
          <table:table-cell table:number-columns-repeated="2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N([.C15]/[.D15])/0.000003*0.000001" office:value-type="float" office:value="0.398232038952698" calcext:value-type="float">
            <text:p>0.398232039</text:p>
          </table:table-cell>
          <table:table-cell office:value-type="float" office:value="10086" calcext:value-type="float">
            <text:p>10086</text:p>
          </table:table-cell>
          <table:table-cell office:value-type="float" office:value="3054" calcext:value-type="float">
            <text:p>3054</text:p>
          </table:table-cell>
          <table:table-cell table:formula="of:=LN([.C$27]/[.D15])/0.000003*0.000001" office:value-type="float" office:value="0.433294624144303" calcext:value-type="float">
            <text:p>0.4332946241</text:p>
          </table:table-cell>
          <table:table-cell table:number-columns-repeated="2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N([.C16]/[.D16])/0.000003*0.000001" office:value-type="float" office:value="0.410992808072776" calcext:value-type="float">
            <text:p>0.4109928081</text:p>
          </table:table-cell>
          <table:table-cell office:value-type="float" office:value="9759" calcext:value-type="float">
            <text:p>9759</text:p>
          </table:table-cell>
          <table:table-cell office:value-type="float" office:value="2844" calcext:value-type="float">
            <text:p>2844</text:p>
          </table:table-cell>
          <table:table-cell table:formula="of:=LN([.C$27]/[.D16])/0.000003*0.000001" office:value-type="float" office:value="0.457041522429451" calcext:value-type="float">
            <text:p>0.4570415224</text:p>
          </table:table-cell>
          <table:table-cell table:number-columns-repeated="2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N([.C17]/[.D17])/0.000003*0.000001" office:value-type="float" office:value="0.440144408861422" calcext:value-type="float">
            <text:p>0.4401444089</text:p>
          </table:table-cell>
          <table:table-cell office:value-type="float" office:value="10767" calcext:value-type="float">
            <text:p>10767</text:p>
          </table:table-cell>
          <table:table-cell office:value-type="float" office:value="2875" calcext:value-type="float">
            <text:p>2875</text:p>
          </table:table-cell>
          <table:table-cell table:formula="of:=LN([.C$27]/[.D17])/0.000003*0.000001" office:value-type="float" office:value="0.453427801660012" calcext:value-type="float">
            <text:p>0.4534278017</text:p>
          </table:table-cell>
          <table:table-cell table:number-columns-repeated="2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N([.C18]/[.D18])/0.000003*0.000001" office:value-type="float" office:value="0.374053249533204" calcext:value-type="float">
            <text:p>0.3740532495</text:p>
          </table:table-cell>
          <table:table-cell office:value-type="float" office:value="8422" calcext:value-type="float">
            <text:p>8422</text:p>
          </table:table-cell>
          <table:table-cell office:value-type="float" office:value="2742" calcext:value-type="float">
            <text:p>2742</text:p>
          </table:table-cell>
          <table:table-cell table:formula="of:=LN([.C$27]/[.D18])/0.000003*0.000001" office:value-type="float" office:value="0.469216166029742" calcext:value-type="float">
            <text:p>0.469216166</text:p>
          </table:table-cell>
          <table:table-cell table:number-columns-repeated="2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N([.C19]/[.D19])/0.000003*0.000001" office:value-type="float" office:value="0.382045977554042" calcext:value-type="float">
            <text:p>0.3820459776</text:p>
          </table:table-cell>
          <table:table-cell office:value-type="float" office:value="8812" calcext:value-type="float">
            <text:p>8812</text:p>
          </table:table-cell>
          <table:table-cell office:value-type="float" office:value="2801" calcext:value-type="float">
            <text:p>2801</text:p>
          </table:table-cell>
          <table:table-cell table:formula="of:=LN([.C$27]/[.D19])/0.000003*0.000001" office:value-type="float" office:value="0.462119860983792" calcext:value-type="float">
            <text:p>0.462119861</text:p>
          </table:table-cell>
          <table:table-cell table:number-columns-repeated="2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N([.C20]/[.D20])/0.000003*0.000001" office:value-type="float" office:value="0.457786216586559" calcext:value-type="float">
            <text:p>0.4577862166</text:p>
          </table:table-cell>
          <table:table-cell office:value-type="float" office:value="11905" calcext:value-type="float">
            <text:p>11905</text:p>
          </table:table-cell>
          <table:table-cell office:value-type="float" office:value="3015" calcext:value-type="float">
            <text:p>3015</text:p>
          </table:table-cell>
          <table:table-cell table:formula="of:=LN([.C$27]/[.D20])/0.000003*0.000001" office:value-type="float" office:value="0.4375787496834" calcext:value-type="float">
            <text:p>0.4375787497</text:p>
          </table:table-cell>
          <table:table-cell table:number-columns-repeated="2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N([.C21]/[.D21])/0.000003*0.000001" office:value-type="float" office:value="0.439677897231445" calcext:value-type="float">
            <text:p>0.4396778972</text:p>
          </table:table-cell>
          <table:table-cell office:value-type="float" office:value="11556" calcext:value-type="float">
            <text:p>11556</text:p>
          </table:table-cell>
          <table:table-cell office:value-type="float" office:value="3090" calcext:value-type="float">
            <text:p>3090</text:p>
          </table:table-cell>
          <table:table-cell table:formula="of:=LN([.C$27]/[.D21])/0.000003*0.000001" office:value-type="float" office:value="0.429388329439898" calcext:value-type="float">
            <text:p>0.4293883294</text:p>
          </table:table-cell>
          <table:table-cell table:number-columns-repeated="2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N([.C22]/[.D22])/0.000003*0.000001" office:value-type="float" office:value="0.467222692000213" calcext:value-type="float">
            <text:p>0.467222692</text:p>
          </table:table-cell>
          <table:table-cell office:value-type="float" office:value="12454" calcext:value-type="float">
            <text:p>12454</text:p>
          </table:table-cell>
          <table:table-cell office:value-type="float" office:value="3066" calcext:value-type="float">
            <text:p>3066</text:p>
          </table:table-cell>
          <table:table-cell table:formula="of:=LN([.C$27]/[.D22])/0.000003*0.000001" office:value-type="float" office:value="0.431987432926575" calcext:value-type="float">
            <text:p>0.4319874329</text:p>
          </table:table-cell>
          <table:table-cell table:number-columns-repeated="2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N([.C23]/[.D23])/0.000003*0.000001" office:value-type="float" office:value="0.46243627899868" calcext:value-type="float">
            <text:p>0.462436279</text:p>
          </table:table-cell>
          <table:table-cell office:value-type="float" office:value="12821" calcext:value-type="float">
            <text:p>12821</text:p>
          </table:table-cell>
          <table:table-cell office:value-type="float" office:value="3202" calcext:value-type="float">
            <text:p>3202</text:p>
          </table:table-cell>
          <table:table-cell table:formula="of:=LN([.C$27]/[.D23])/0.000003*0.000001" office:value-type="float" office:value="0.417520154884942" calcext:value-type="float">
            <text:p>0.4175201549</text:p>
          </table:table-cell>
          <table:table-cell table:number-columns-repeated="2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C24]/[.D24])/0.000003*0.000001" office:value-type="float" office:value="0.447916053895659" calcext:value-type="float">
            <text:p>0.4479160539</text:p>
          </table:table-cell>
          <table:table-cell office:value-type="float" office:value="12424" calcext:value-type="float">
            <text:p>12424</text:p>
          </table:table-cell>
          <table:table-cell office:value-type="float" office:value="3241" calcext:value-type="float">
            <text:p>3241</text:p>
          </table:table-cell>
          <table:table-cell table:formula="of:=LN([.C$27]/[.D24])/0.000003*0.000001" office:value-type="float" office:value="0.413484718356646" calcext:value-type="float">
            <text:p>0.4134847184</text:p>
          </table:table-cell>
          <table:table-cell table:number-columns-repeated="2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N([.C25]/[.D25])/0.000003*0.000001" office:value-type="float" office:value="0.439617693441453" calcext:value-type="float">
            <text:p>0.4396176934</text:p>
          </table:table-cell>
          <table:table-cell office:value-type="float" office:value="11610" calcext:value-type="float">
            <text:p>11610</text:p>
          </table:table-cell>
          <table:table-cell office:value-type="float" office:value="3105" calcext:value-type="float">
            <text:p>3105</text:p>
          </table:table-cell>
          <table:table-cell table:formula="of:=LN([.C$27]/[.D25])/0.000003*0.000001" office:value-type="float" office:value="0.427774121281302" calcext:value-type="float">
            <text:p>0.4277741213</text:p>
          </table:table-cell>
          <table:table-cell table:number-columns-repeated="2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N([.C26]/[.D26])/0.000003*0.000001" office:value-type="float" office:value="0.452390701599894" calcext:value-type="float">
            <text:p>0.4523907016</text:p>
          </table:table-cell>
          <table:table-cell office:value-type="float" office:value="12724" calcext:value-type="float">
            <text:p>12724</text:p>
          </table:table-cell>
          <table:table-cell office:value-type="float" office:value="3275" calcext:value-type="float">
            <text:p>3275</text:p>
          </table:table-cell>
          <table:table-cell table:formula="of:=LN([.C$27]/[.D26])/0.000003*0.000001" office:value-type="float" office:value="0.410006070047378" calcext:value-type="float">
            <text:p>0.4100060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AVERAGE([.C1:.C26])" office:value-type="float" office:value="11204.7307692308" calcext:value-type="float">
            <text:p>11204.7307692308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PE</text:p>
          </table:table-cell>
          <table:table-cell table:number-columns-repeated="25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LN([.C29]/[.D29])/3" office:value-type="float" office:value="0.180982911816737" calcext:value-type="float">
            <text:p>0.1809829118</text:p>
          </table:table-cell>
          <table:table-cell office:value-type="float" office:value="14994" calcext:value-type="float">
            <text:p>14994</text:p>
          </table:table-cell>
          <table:table-cell office:value-type="float" office:value="8712" calcext:value-type="float">
            <text:p>8712</text:p>
          </table:table-cell>
          <table:table-cell/>
          <table:table-cell table:formula="of:=[.C29]/15000" office:value-type="float" office:value="0.9996" calcext:value-type="float">
            <text:p>0.9996</text:p>
          </table:table-cell>
          <table:table-cell table:formula="of:=[.D29]/15000" office:value-type="float" office:value="0.5808" calcext:value-type="float">
            <text:p>0.5808</text:p>
          </table:table-cell>
          <table:table-cell table:formula="of:=SQRT([.F29]*(1-[.F29])/15000)" office:value-type="float" office:value="0.000163266653055659" calcext:value-type="float">
            <text:p>0.0001632667</text:p>
          </table:table-cell>
          <table:table-cell table:formula="of:=SQRT([.G29]*(1-[.G29])/15000)" office:value-type="float" office:value="0.00402882414607538" calcext:value-type="float">
            <text:p>0.0040288241</text:p>
          </table:table-cell>
          <table:table-cell table:formula="of:=SQRT(([.H29]/[.F29])^2+([.I29]/[.G29])^2)/3" office:value-type="float" office:value="0.00231286778130604" calcext:value-type="float">
            <text:p>0.0023128678</text:p>
          </table:table-cell>
          <table:table-cell/>
          <table:table-cell table:formula="of:=[.A29]" office:value-type="float" office:value="0.5" calcext:value-type="float">
            <text:p>0.5</text:p>
          </table:table-cell>
          <table:table-cell table:formula="of:=[.B29]" office:value-type="float" office:value="0.180982911816737" calcext:value-type="float">
            <text:p>0.1809829118</text:p>
          </table:table-cell>
          <table:table-cell office:value-type="float" office:value="0" calcext:value-type="float">
            <text:p>0</text:p>
          </table:table-cell>
          <table:table-cell table:formula="of:=[.J29]" office:value-type="float" office:value="0.00231286778130604" calcext:value-type="float">
            <text:p>0.002312867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N([.C30]/[.D30])/3" office:value-type="float" office:value="0.266381730442808" calcext:value-type="float">
            <text:p>0.2663817304</text:p>
          </table:table-cell>
          <table:table-cell office:value-type="float" office:value="14994" calcext:value-type="float">
            <text:p>14994</text:p>
          </table:table-cell>
          <table:table-cell office:value-type="float" office:value="6743" calcext:value-type="float">
            <text:p>6743</text:p>
          </table:table-cell>
          <table:table-cell/>
          <table:table-cell table:formula="of:=[.C30]/15000" office:value-type="float" office:value="0.9996" calcext:value-type="float">
            <text:p>0.9996</text:p>
          </table:table-cell>
          <table:table-cell table:formula="of:=[.D30]/15000" office:value-type="float" office:value="0.449533333333333" calcext:value-type="float">
            <text:p>0.4495333333</text:p>
          </table:table-cell>
          <table:table-cell table:formula="of:=SQRT([.F30]*(1-[.F30])/15000)" office:value-type="float" office:value="0.000163266653055659" calcext:value-type="float">
            <text:p>0.0001632667</text:p>
          </table:table-cell>
          <table:table-cell table:formula="of:=SQRT([.G30]*(1-[.G30])/15000)" office:value-type="float" office:value="0.00406163444568444" calcext:value-type="float">
            <text:p>0.0040616344</text:p>
          </table:table-cell>
          <table:table-cell table:formula="of:=SQRT(([.H30]/[.F30])^2+([.I30]/[.G30])^2)/3" office:value-type="float" office:value="0.00301223345388591" calcext:value-type="float">
            <text:p>0.0030122335</text:p>
          </table:table-cell>
          <table:table-cell/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0.266381730442808" calcext:value-type="float">
            <text:p>0.2663817304</text:p>
          </table:table-cell>
          <table:table-cell office:value-type="float" office:value="0" calcext:value-type="float">
            <text:p>0</text:p>
          </table:table-cell>
          <table:table-cell table:formula="of:=[.J30]" office:value-type="float" office:value="0.00301223345388591" calcext:value-type="float">
            <text:p>0.0030122335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LN([.C31]/[.D31])/3" office:value-type="float" office:value="0.311430349887141" calcext:value-type="float">
            <text:p>0.3114303499</text:p>
          </table:table-cell>
          <table:table-cell office:value-type="float" office:value="14995" calcext:value-type="float">
            <text:p>14995</text:p>
          </table:table-cell>
          <table:table-cell office:value-type="float" office:value="5891" calcext:value-type="float">
            <text:p>5891</text:p>
          </table:table-cell>
          <table:table-cell/>
          <table:table-cell table:formula="of:=[.C31]/15000" office:value-type="float" office:value="0.999666666666667" calcext:value-type="float">
            <text:p>0.9996666667</text:p>
          </table:table-cell>
          <table:table-cell table:formula="of:=[.D31]/15000" office:value-type="float" office:value="0.392733333333333" calcext:value-type="float">
            <text:p>0.3927333333</text:p>
          </table:table-cell>
          <table:table-cell table:formula="of:=SQRT([.F31]*(1-[.F31])/15000)" office:value-type="float" office:value="0.000149046351229449" calcext:value-type="float">
            <text:p>0.0001490464</text:p>
          </table:table-cell>
          <table:table-cell table:formula="of:=SQRT([.G31]*(1-[.G31])/15000)" office:value-type="float" office:value="0.00398742909840599" calcext:value-type="float">
            <text:p>0.0039874291</text:p>
          </table:table-cell>
          <table:table-cell table:formula="of:=SQRT(([.H31]/[.F31])^2+([.I31]/[.G31])^2)/3" office:value-type="float" office:value="0.00338470464457744" calcext:value-type="float">
            <text:p>0.0033847046</text:p>
          </table:table-cell>
          <table:table-cell/>
          <table:table-cell table:formula="of:=[.A31]" office:value-type="float" office:value="1.5" calcext:value-type="float">
            <text:p>1.5</text:p>
          </table:table-cell>
          <table:table-cell table:formula="of:=[.B31]" office:value-type="float" office:value="0.311430349887141" calcext:value-type="float">
            <text:p>0.3114303499</text:p>
          </table:table-cell>
          <table:table-cell office:value-type="float" office:value="0" calcext:value-type="float">
            <text:p>0</text:p>
          </table:table-cell>
          <table:table-cell table:formula="of:=[.J31]" office:value-type="float" office:value="0.00338470464457744" calcext:value-type="float">
            <text:p>0.003384704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C32]/[.D32])/3" office:value-type="float" office:value="0.346185573889003" calcext:value-type="float">
            <text:p>0.3461855739</text:p>
          </table:table-cell>
          <table:table-cell office:value-type="float" office:value="14993" calcext:value-type="float">
            <text:p>14993</text:p>
          </table:table-cell>
          <table:table-cell office:value-type="float" office:value="5307" calcext:value-type="float">
            <text:p>5307</text:p>
          </table:table-cell>
          <table:table-cell/>
          <table:table-cell table:formula="of:=[.C32]/15000" office:value-type="float" office:value="0.999533333333333" calcext:value-type="float">
            <text:p>0.9995333333</text:p>
          </table:table-cell>
          <table:table-cell table:formula="of:=[.D32]/15000" office:value-type="float" office:value="0.3538" calcext:value-type="float">
            <text:p>0.3538</text:p>
          </table:table-cell>
          <table:table-cell table:formula="of:=SQRT([.F32]*(1-[.F32])/15000)" office:value-type="float" office:value="0.000176342259803455" calcext:value-type="float">
            <text:p>0.0001763423</text:p>
          </table:table-cell>
          <table:table-cell table:formula="of:=SQRT([.G32]*(1-[.G32])/15000)" office:value-type="float" office:value="0.00390406249949972" calcext:value-type="float">
            <text:p>0.0039040625</text:p>
          </table:table-cell>
          <table:table-cell table:formula="of:=SQRT(([.H32]/[.F32])^2+([.I32]/[.G32])^2)/3" office:value-type="float" office:value="0.00367868989279528" calcext:value-type="float">
            <text:p>0.0036786899</text:p>
          </table:table-cell>
          <table:table-cell/>
          <table:table-cell table:formula="of:=[.A32]" office:value-type="float" office:value="2" calcext:value-type="float">
            <text:p>2</text:p>
          </table:table-cell>
          <table:table-cell table:formula="of:=[.B32]" office:value-type="float" office:value="0.346185573889003" calcext:value-type="float">
            <text:p>0.3461855739</text:p>
          </table:table-cell>
          <table:table-cell office:value-type="float" office:value="0" calcext:value-type="float">
            <text:p>0</text:p>
          </table:table-cell>
          <table:table-cell table:formula="of:=[.J32]" office:value-type="float" office:value="0.00367868989279528" calcext:value-type="float">
            <text:p>0.0036786899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LN([.C33]/[.D33])/3" office:value-type="float" office:value="0.380426416084162" calcext:value-type="float">
            <text:p>0.3804264161</text:p>
          </table:table-cell>
          <table:table-cell office:value-type="float" office:value="14987" calcext:value-type="float">
            <text:p>14987</text:p>
          </table:table-cell>
          <table:table-cell office:value-type="float" office:value="4787" calcext:value-type="float">
            <text:p>4787</text:p>
          </table:table-cell>
          <table:table-cell/>
          <table:table-cell table:formula="of:=[.C33]/15000" office:value-type="float" office:value="0.999133333333333" calcext:value-type="float">
            <text:p>0.9991333333</text:p>
          </table:table-cell>
          <table:table-cell table:formula="of:=[.D33]/15000" office:value-type="float" office:value="0.319133333333333" calcext:value-type="float">
            <text:p>0.3191333333</text:p>
          </table:table-cell>
          <table:table-cell table:formula="of:=SQRT([.F33]*(1-[.F33])/15000)" office:value-type="float" office:value="0.00024026590208289" calcext:value-type="float">
            <text:p>0.0002402659</text:p>
          </table:table-cell>
          <table:table-cell table:formula="of:=SQRT([.G33]*(1-[.G33])/15000)" office:value-type="float" office:value="0.0038060237246492" calcext:value-type="float">
            <text:p>0.0038060237</text:p>
          </table:table-cell>
          <table:table-cell table:formula="of:=SQRT(([.H33]/[.F33])^2+([.I33]/[.G33])^2)/3" office:value-type="float" office:value="0.00397618274454956" calcext:value-type="float">
            <text:p>0.0039761827</text:p>
          </table:table-cell>
          <table:table-cell/>
          <table:table-cell table:formula="of:=[.A33]" office:value-type="float" office:value="2.5" calcext:value-type="float">
            <text:p>2.5</text:p>
          </table:table-cell>
          <table:table-cell table:formula="of:=[.B33]" office:value-type="float" office:value="0.380426416084162" calcext:value-type="float">
            <text:p>0.3804264161</text:p>
          </table:table-cell>
          <table:table-cell office:value-type="float" office:value="0" calcext:value-type="float">
            <text:p>0</text:p>
          </table:table-cell>
          <table:table-cell table:formula="of:=[.J33]" office:value-type="float" office:value="0.00397618274454956" calcext:value-type="float">
            <text:p>0.003976182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[.C34]/[.D34])/3" office:value-type="float" office:value="0.411733072668828" calcext:value-type="float">
            <text:p>0.4117330727</text:p>
          </table:table-cell>
          <table:table-cell office:value-type="float" office:value="14984" calcext:value-type="float">
            <text:p>14984</text:p>
          </table:table-cell>
          <table:table-cell office:value-type="float" office:value="4357" calcext:value-type="float">
            <text:p>4357</text:p>
          </table:table-cell>
          <table:table-cell/>
          <table:table-cell table:formula="of:=[.C34]/15000" office:value-type="float" office:value="0.998933333333333" calcext:value-type="float">
            <text:p>0.9989333333</text:p>
          </table:table-cell>
          <table:table-cell table:formula="of:=[.D34]/15000" office:value-type="float" office:value="0.290466666666667" calcext:value-type="float">
            <text:p>0.2904666667</text:p>
          </table:table-cell>
          <table:table-cell table:formula="of:=SQRT([.F34]*(1-[.F34])/15000)" office:value-type="float" office:value="0.000266524406498277" calcext:value-type="float">
            <text:p>0.0002665244</text:p>
          </table:table-cell>
          <table:table-cell table:formula="of:=SQRT([.G34]*(1-[.G34])/15000)" office:value-type="float" office:value="0.00370671266957864" calcext:value-type="float">
            <text:p>0.0037067127</text:p>
          </table:table-cell>
          <table:table-cell table:formula="of:=SQRT(([.H34]/[.F34])^2+([.I34]/[.G34])^2)/3" office:value-type="float" office:value="0.00425467379875403" calcext:value-type="float">
            <text:p>0.0042546738</text:p>
          </table:table-cell>
          <table:table-cell/>
          <table:table-cell table:formula="of:=[.A34]" office:value-type="float" office:value="3" calcext:value-type="float">
            <text:p>3</text:p>
          </table:table-cell>
          <table:table-cell table:formula="of:=[.B34]" office:value-type="float" office:value="0.411733072668828" calcext:value-type="float">
            <text:p>0.4117330727</text:p>
          </table:table-cell>
          <table:table-cell office:value-type="float" office:value="0" calcext:value-type="float">
            <text:p>0</text:p>
          </table:table-cell>
          <table:table-cell table:formula="of:=[.J34]" office:value-type="float" office:value="0.00425467379875403" calcext:value-type="float">
            <text:p>0.0042546738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LN([.C35]/[.D35])/3" office:value-type="float" office:value="0.425646211464925" calcext:value-type="float">
            <text:p>0.4256462115</text:p>
          </table:table-cell>
          <table:table-cell office:value-type="float" office:value="14988" calcext:value-type="float">
            <text:p>14988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.C35]/15000" office:value-type="float" office:value="0.9992" calcext:value-type="float">
            <text:p>0.9992</text:p>
          </table:table-cell>
          <table:table-cell table:formula="of:=[.D35]/15000" office:value-type="float" office:value="0.278666666666667" calcext:value-type="float">
            <text:p>0.2786666667</text:p>
          </table:table-cell>
          <table:table-cell table:formula="of:=SQRT([.F35]*(1-[.F35])/15000)" office:value-type="float" office:value="0.000230847713150181" calcext:value-type="float">
            <text:p>0.0002308477</text:p>
          </table:table-cell>
          <table:table-cell table:formula="of:=SQRT([.G35]*(1-[.G35])/15000)" office:value-type="float" office:value="0.00366070626660626" calcext:value-type="float">
            <text:p>0.0036607063</text:p>
          </table:table-cell>
          <table:table-cell table:formula="of:=SQRT(([.H35]/[.F35])^2+([.I35]/[.G35])^2)/3" office:value-type="float" office:value="0.00437951239203965" calcext:value-type="float">
            <text:p>0.0043795124</text:p>
          </table:table-cell>
          <table:table-cell/>
          <table:table-cell table:formula="of:=[.A35]" office:value-type="float" office:value="3.5" calcext:value-type="float">
            <text:p>3.5</text:p>
          </table:table-cell>
          <table:table-cell table:formula="of:=[.B35]" office:value-type="float" office:value="0.425646211464925" calcext:value-type="float">
            <text:p>0.4256462115</text:p>
          </table:table-cell>
          <table:table-cell office:value-type="float" office:value="0" calcext:value-type="float">
            <text:p>0</text:p>
          </table:table-cell>
          <table:table-cell table:formula="of:=[.J35]" office:value-type="float" office:value="0.00437951239203965" calcext:value-type="float">
            <text:p>0.004379512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[.C36]/[.D36])/3" office:value-type="float" office:value="0.449086208572808" calcext:value-type="float">
            <text:p>0.4490862086</text:p>
          </table:table-cell>
          <table:table-cell office:value-type="float" office:value="14972" calcext:value-type="float">
            <text:p>14972</text:p>
          </table:table-cell>
          <table:table-cell office:value-type="float" office:value="3892" calcext:value-type="float">
            <text:p>3892</text:p>
          </table:table-cell>
          <table:table-cell/>
          <table:table-cell table:formula="of:=[.C36]/15000" office:value-type="float" office:value="0.998133333333333" calcext:value-type="float">
            <text:p>0.9981333333</text:p>
          </table:table-cell>
          <table:table-cell table:formula="of:=[.D36]/15000" office:value-type="float" office:value="0.259466666666667" calcext:value-type="float">
            <text:p>0.2594666667</text:p>
          </table:table-cell>
          <table:table-cell table:formula="of:=SQRT([.F36]*(1-[.F36])/15000)" office:value-type="float" office:value="0.000352437438630105" calcext:value-type="float">
            <text:p>0.0003524374</text:p>
          </table:table-cell>
          <table:table-cell table:formula="of:=SQRT([.G36]*(1-[.G36])/15000)" office:value-type="float" office:value="0.00357904750416043" calcext:value-type="float">
            <text:p>0.0035790475</text:p>
          </table:table-cell>
          <table:table-cell table:formula="of:=SQRT(([.H36]/[.F36])^2+([.I36]/[.G36])^2)/3" office:value-type="float" office:value="0.00459946032831298" calcext:value-type="float">
            <text:p>0.0045994603</text:p>
          </table:table-cell>
          <table:table-cell/>
          <table:table-cell table:formula="of:=[.A36]" office:value-type="float" office:value="4" calcext:value-type="float">
            <text:p>4</text:p>
          </table:table-cell>
          <table:table-cell table:formula="of:=[.B36]" office:value-type="float" office:value="0.449086208572808" calcext:value-type="float">
            <text:p>0.4490862086</text:p>
          </table:table-cell>
          <table:table-cell office:value-type="float" office:value="0" calcext:value-type="float">
            <text:p>0</text:p>
          </table:table-cell>
          <table:table-cell table:formula="of:=[.J36]" office:value-type="float" office:value="0.00459946032831298" calcext:value-type="float">
            <text:p>0.0045994603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LN([.C37]/[.D37])/3" office:value-type="float" office:value="0.473684045449945" calcext:value-type="float">
            <text:p>0.4736840454</text:p>
          </table:table-cell>
          <table:table-cell office:value-type="float" office:value="14988" calcext:value-type="float">
            <text:p>14988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***</text:p>
          </table:table-cell>
          <table:table-cell table:formula="of:=[.C37]/15000" office:value-type="float" office:value="0.9992" calcext:value-type="float">
            <text:p>0.9992</text:p>
          </table:table-cell>
          <table:table-cell table:formula="of:=[.D37]/15000" office:value-type="float" office:value="0.241266666666667" calcext:value-type="float">
            <text:p>0.2412666667</text:p>
          </table:table-cell>
          <table:table-cell table:formula="of:=SQRT([.F37]*(1-[.F37])/15000)" office:value-type="float" office:value="0.000230847713150181" calcext:value-type="float">
            <text:p>0.0002308477</text:p>
          </table:table-cell>
          <table:table-cell table:formula="of:=SQRT([.G37]*(1-[.G37])/15000)" office:value-type="float" office:value="0.00349339435909377" calcext:value-type="float">
            <text:p>0.0034933944</text:p>
          </table:table-cell>
          <table:table-cell table:formula="of:=SQRT(([.H37]/[.F37])^2+([.I37]/[.G37])^2)/3" office:value-type="float" office:value="0.00482707795926145" calcext:value-type="float">
            <text:p>0.004827078</text:p>
          </table:table-cell>
          <table:table-cell/>
          <table:table-cell table:formula="of:=[.A37]" office:value-type="float" office:value="4.5" calcext:value-type="float">
            <text:p>4.5</text:p>
          </table:table-cell>
          <table:table-cell table:formula="of:=[.B37]" office:value-type="float" office:value="0.473684045449945" calcext:value-type="float">
            <text:p>0.4736840454</text:p>
          </table:table-cell>
          <table:table-cell office:value-type="float" office:value="0" calcext:value-type="float">
            <text:p>0</text:p>
          </table:table-cell>
          <table:table-cell table:formula="of:=[.J37]" office:value-type="float" office:value="0.00482707795926145" calcext:value-type="float">
            <text:p>0.00482707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[.C38]/[.D38])/3" office:value-type="float" office:value="0.480315841659047" calcext:value-type="float">
            <text:p>0.4803158417</text:p>
          </table:table-cell>
          <table:table-cell office:value-type="float" office:value="14985" calcext:value-type="float">
            <text:p>14985</text:p>
          </table:table-cell>
          <table:table-cell office:value-type="float" office:value="3547" calcext:value-type="float">
            <text:p>3547</text:p>
          </table:table-cell>
          <table:table-cell/>
          <table:table-cell table:formula="of:=[.C38]/15000" office:value-type="float" office:value="0.999" calcext:value-type="float">
            <text:p>0.999</text:p>
          </table:table-cell>
          <table:table-cell table:formula="of:=[.D38]/15000" office:value-type="float" office:value="0.236466666666667" calcext:value-type="float">
            <text:p>0.2364666667</text:p>
          </table:table-cell>
          <table:table-cell table:formula="of:=SQRT([.F38]*(1-[.F38])/15000)" office:value-type="float" office:value="0.000258069758011279" calcext:value-type="float">
            <text:p>0.0002580698</text:p>
          </table:table-cell>
          <table:table-cell table:formula="of:=SQRT([.G38]*(1-[.G38])/15000)" office:value-type="float" office:value="0.00346939170674267" calcext:value-type="float">
            <text:p>0.0034693917</text:p>
          </table:table-cell>
          <table:table-cell table:formula="of:=SQRT(([.H38]/[.F38])^2+([.I38]/[.G38])^2)/3" office:value-type="float" office:value="0.00489135810409307" calcext:value-type="float">
            <text:p>0.0048913581</text:p>
          </table:table-cell>
          <table:table-cell/>
          <table:table-cell table:formula="of:=[.A38]" office:value-type="float" office:value="5" calcext:value-type="float">
            <text:p>5</text:p>
          </table:table-cell>
          <table:table-cell table:formula="of:=[.B38]" office:value-type="float" office:value="0.480315841659047" calcext:value-type="float">
            <text:p>0.4803158417</text:p>
          </table:table-cell>
          <table:table-cell office:value-type="float" office:value="0" calcext:value-type="float">
            <text:p>0</text:p>
          </table:table-cell>
          <table:table-cell table:formula="of:=[.J38]" office:value-type="float" office:value="0.00489135810409307" calcext:value-type="float">
            <text:p>0.0048913581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LN([.C39]/[.D39])/3" office:value-type="float" office:value="0.503232548136143" calcext:value-type="float">
            <text:p>0.5032325481</text:p>
          </table:table-cell>
          <table:table-cell office:value-type="float" office:value="14988" calcext:value-type="float">
            <text:p>14988</text:p>
          </table:table-cell>
          <table:table-cell office:value-type="float" office:value="3312" calcext:value-type="float">
            <text:p>3312</text:p>
          </table:table-cell>
          <table:table-cell/>
          <table:table-cell table:formula="of:=[.C39]/15000" office:value-type="float" office:value="0.9992" calcext:value-type="float">
            <text:p>0.9992</text:p>
          </table:table-cell>
          <table:table-cell table:formula="of:=[.D39]/15000" office:value-type="float" office:value="0.2208" calcext:value-type="float">
            <text:p>0.2208</text:p>
          </table:table-cell>
          <table:table-cell table:formula="of:=SQRT([.F39]*(1-[.F39])/15000)" office:value-type="float" office:value="0.000230847713150181" calcext:value-type="float">
            <text:p>0.0002308477</text:p>
          </table:table-cell>
          <table:table-cell table:formula="of:=SQRT([.G39]*(1-[.G39])/15000)" office:value-type="float" office:value="0.00338671286057735" calcext:value-type="float">
            <text:p>0.0033867129</text:p>
          </table:table-cell>
          <table:table-cell table:formula="of:=SQRT(([.H39]/[.F39])^2+([.I39]/[.G39])^2)/3" office:value-type="float" office:value="0.00511337110500231" calcext:value-type="float">
            <text:p>0.0051133711</text:p>
          </table:table-cell>
          <table:table-cell/>
          <table:table-cell table:formula="of:=[.A39]" office:value-type="float" office:value="5.5" calcext:value-type="float">
            <text:p>5.5</text:p>
          </table:table-cell>
          <table:table-cell table:formula="of:=[.B39]" office:value-type="float" office:value="0.503232548136143" calcext:value-type="float">
            <text:p>0.5032325481</text:p>
          </table:table-cell>
          <table:table-cell office:value-type="float" office:value="0" calcext:value-type="float">
            <text:p>0</text:p>
          </table:table-cell>
          <table:table-cell table:formula="of:=[.J39]" office:value-type="float" office:value="0.00511337110500231" calcext:value-type="float">
            <text:p>0.005113371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[.C40]/[.D40])/3" office:value-type="float" office:value="0.523816790590976" calcext:value-type="float">
            <text:p>0.5238167906</text:p>
          </table:table-cell>
          <table:table-cell office:value-type="float" office:value="14980" calcext:value-type="float">
            <text:p>14980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40]/15000" office:value-type="float" office:value="0.998666666666667" calcext:value-type="float">
            <text:p>0.9986666667</text:p>
          </table:table-cell>
          <table:table-cell table:formula="of:=[.D40]/15000" office:value-type="float" office:value="0.207466666666667" calcext:value-type="float">
            <text:p>0.2074666667</text:p>
          </table:table-cell>
          <table:table-cell table:formula="of:=SQRT([.F40]*(1-[.F40])/15000)" office:value-type="float" office:value="0.000297943569103896" calcext:value-type="float">
            <text:p>0.0002979436</text:p>
          </table:table-cell>
          <table:table-cell table:formula="of:=SQRT([.G40]*(1-[.G40])/15000)" office:value-type="float" office:value="0.00331083321727214" calcext:value-type="float">
            <text:p>0.0033108332</text:p>
          </table:table-cell>
          <table:table-cell table:formula="of:=SQRT(([.H40]/[.F40])^2+([.I40]/[.G40])^2)/3" office:value-type="float" office:value="0.00532039160864881" calcext:value-type="float">
            <text:p>0.0053203916</text:p>
          </table:table-cell>
          <table:table-cell/>
          <table:table-cell table:formula="of:=[.A40]" office:value-type="float" office:value="6" calcext:value-type="float">
            <text:p>6</text:p>
          </table:table-cell>
          <table:table-cell table:formula="of:=[.B40]" office:value-type="float" office:value="0.523816790590976" calcext:value-type="float">
            <text:p>0.5238167906</text:p>
          </table:table-cell>
          <table:table-cell office:value-type="float" office:value="0" calcext:value-type="float">
            <text:p>0</text:p>
          </table:table-cell>
          <table:table-cell table:formula="of:=[.J40]" office:value-type="float" office:value="0.00532039160864881" calcext:value-type="float">
            <text:p>0.0053203916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LN([.C41]/[.D41])/3" office:value-type="float" office:value="0.529891953410324" calcext:value-type="float">
            <text:p>0.5298919534</text:p>
          </table:table-cell>
          <table:table-cell office:value-type="float" office:value="14981" calcext:value-type="float">
            <text:p>14981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[.C41]/15000" office:value-type="float" office:value="0.998733333333333" calcext:value-type="float">
            <text:p>0.9987333333</text:p>
          </table:table-cell>
          <table:table-cell table:formula="of:=[.D41]/15000" office:value-type="float" office:value="0.203733333333333" calcext:value-type="float">
            <text:p>0.2037333333</text:p>
          </table:table-cell>
          <table:table-cell table:formula="of:=SQRT([.F41]*(1-[.F41])/15000)" office:value-type="float" office:value="0.000290409162185837" calcext:value-type="float">
            <text:p>0.0002904092</text:p>
          </table:table-cell>
          <table:table-cell table:formula="of:=SQRT([.G41]*(1-[.G41])/15000)" office:value-type="float" office:value="0.00328862749712016" calcext:value-type="float">
            <text:p>0.0032886275</text:p>
          </table:table-cell>
          <table:table-cell table:formula="of:=SQRT(([.H41]/[.F41])^2+([.I41]/[.G41])^2)/3" office:value-type="float" office:value="0.00538148075209428" calcext:value-type="float">
            <text:p>0.0053814808</text:p>
          </table:table-cell>
          <table:table-cell/>
          <table:table-cell table:formula="of:=[.A41]" office:value-type="float" office:value="6.5" calcext:value-type="float">
            <text:p>6.5</text:p>
          </table:table-cell>
          <table:table-cell table:formula="of:=[.B41]" office:value-type="float" office:value="0.529891953410324" calcext:value-type="float">
            <text:p>0.5298919534</text:p>
          </table:table-cell>
          <table:table-cell office:value-type="float" office:value="0" calcext:value-type="float">
            <text:p>0</text:p>
          </table:table-cell>
          <table:table-cell table:formula="of:=[.J41]" office:value-type="float" office:value="0.00538148075209428" calcext:value-type="float">
            <text:p>0.0053814808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[.C42]/[.D42])/3" office:value-type="float" office:value="0.534836827345216" calcext:value-type="float">
            <text:p>0.5348368273</text:p>
          </table:table-cell>
          <table:table-cell office:value-type="float" office:value="14981" calcext:value-type="float">
            <text:p>14981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42]/15000" office:value-type="float" office:value="0.998733333333333" calcext:value-type="float">
            <text:p>0.9987333333</text:p>
          </table:table-cell>
          <table:table-cell table:formula="of:=[.D42]/15000" office:value-type="float" office:value="0.200733333333333" calcext:value-type="float">
            <text:p>0.2007333333</text:p>
          </table:table-cell>
          <table:table-cell table:formula="of:=SQRT([.F42]*(1-[.F42])/15000)" office:value-type="float" office:value="0.000290409162185837" calcext:value-type="float">
            <text:p>0.0002904092</text:p>
          </table:table-cell>
          <table:table-cell table:formula="of:=SQRT([.G42]*(1-[.G42])/15000)" office:value-type="float" office:value="0.00327046849062151" calcext:value-type="float">
            <text:p>0.0032704685</text:p>
          </table:table-cell>
          <table:table-cell table:formula="of:=SQRT(([.H42]/[.F42])^2+([.I42]/[.G42])^2)/3" office:value-type="float" office:value="0.0054317324952227" calcext:value-type="float">
            <text:p>0.0054317325</text:p>
          </table:table-cell>
          <table:table-cell/>
          <table:table-cell table:formula="of:=[.A42]" office:value-type="float" office:value="7" calcext:value-type="float">
            <text:p>7</text:p>
          </table:table-cell>
          <table:table-cell table:formula="of:=[.B42]" office:value-type="float" office:value="0.534836827345216" calcext:value-type="float">
            <text:p>0.5348368273</text:p>
          </table:table-cell>
          <table:table-cell office:value-type="float" office:value="0" calcext:value-type="float">
            <text:p>0</text:p>
          </table:table-cell>
          <table:table-cell table:formula="of:=[.J42]" office:value-type="float" office:value="0.0054317324952227" calcext:value-type="float">
            <text:p>0.0054317325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LN([.C43]/[.D43])/3" office:value-type="float" office:value="0.517683714548685" calcext:value-type="float">
            <text:p>0.5176837145</text:p>
          </table:table-cell>
          <table:table-cell office:value-type="float" office:value="14981" calcext:value-type="float">
            <text:p>14981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[.C43]/15000" office:value-type="float" office:value="0.998733333333333" calcext:value-type="float">
            <text:p>0.9987333333</text:p>
          </table:table-cell>
          <table:table-cell table:formula="of:=[.D43]/15000" office:value-type="float" office:value="0.211333333333333" calcext:value-type="float">
            <text:p>0.2113333333</text:p>
          </table:table-cell>
          <table:table-cell table:formula="of:=SQRT([.F43]*(1-[.F43])/15000)" office:value-type="float" office:value="0.000290409162185837" calcext:value-type="float">
            <text:p>0.0002904092</text:p>
          </table:table-cell>
          <table:table-cell table:formula="of:=SQRT([.G43]*(1-[.G43])/15000)" office:value-type="float" office:value="0.00333338222186371" calcext:value-type="float">
            <text:p>0.0033333822</text:p>
          </table:table-cell>
          <table:table-cell table:formula="of:=SQRT(([.H43]/[.F43])^2+([.I43]/[.G43])^2)/3" office:value-type="float" office:value="0.0052585940043747" calcext:value-type="float">
            <text:p>0.005258594</text:p>
          </table:table-cell>
          <table:table-cell/>
          <table:table-cell table:formula="of:=[.A43]" office:value-type="float" office:value="7.5" calcext:value-type="float">
            <text:p>7.5</text:p>
          </table:table-cell>
          <table:table-cell table:formula="of:=[.B43]" office:value-type="float" office:value="0.517683714548685" calcext:value-type="float">
            <text:p>0.5176837145</text:p>
          </table:table-cell>
          <table:table-cell office:value-type="float" office:value="0" calcext:value-type="float">
            <text:p>0</text:p>
          </table:table-cell>
          <table:table-cell table:formula="of:=[.J43]" office:value-type="float" office:value="0.0052585940043747" calcext:value-type="float">
            <text:p>0.005258594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[.C44]/[.D44])/3" office:value-type="float" office:value="0.543062382436441" calcext:value-type="float">
            <text:p>0.5430623824</text:p>
          </table:table-cell>
          <table:table-cell office:value-type="float" office:value="14983" calcext:value-type="float">
            <text:p>14983</text:p>
          </table:table-cell>
          <table:table-cell office:value-type="float" office:value="2938" calcext:value-type="float">
            <text:p>2938</text:p>
          </table:table-cell>
          <table:table-cell/>
          <table:table-cell table:formula="of:=[.C44]/15000" office:value-type="float" office:value="0.998866666666667" calcext:value-type="float">
            <text:p>0.9988666667</text:p>
          </table:table-cell>
          <table:table-cell table:formula="of:=[.D44]/15000" office:value-type="float" office:value="0.195866666666667" calcext:value-type="float">
            <text:p>0.1958666667</text:p>
          </table:table-cell>
          <table:table-cell table:formula="of:=SQRT([.F44]*(1-[.F44])/15000)" office:value-type="float" office:value="0.000274717902448903" calcext:value-type="float">
            <text:p>0.0002747179</text:p>
          </table:table-cell>
          <table:table-cell table:formula="of:=SQRT([.G44]*(1-[.G44])/15000)" office:value-type="float" office:value="0.00324040034106441" calcext:value-type="float">
            <text:p>0.0032404003</text:p>
          </table:table-cell>
          <table:table-cell table:formula="of:=SQRT(([.H44]/[.F44])^2+([.I44]/[.G44])^2)/3" office:value-type="float" office:value="0.00551539835994988" calcext:value-type="float">
            <text:p>0.0055153984</text:p>
          </table:table-cell>
          <table:table-cell/>
          <table:table-cell table:formula="of:=[.A44]" office:value-type="float" office:value="8" calcext:value-type="float">
            <text:p>8</text:p>
          </table:table-cell>
          <table:table-cell table:formula="of:=[.B44]" office:value-type="float" office:value="0.543062382436441" calcext:value-type="float">
            <text:p>0.5430623824</text:p>
          </table:table-cell>
          <table:table-cell office:value-type="float" office:value="0" calcext:value-type="float">
            <text:p>0</text:p>
          </table:table-cell>
          <table:table-cell table:formula="of:=[.J44]" office:value-type="float" office:value="0.00551539835994988" calcext:value-type="float">
            <text:p>0.0055153984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LN([.C45]/[.D45])/3" office:value-type="float" office:value="0.5403505030718" calcext:value-type="float">
            <text:p>0.5403505031</text:p>
          </table:table-cell>
          <table:table-cell office:value-type="float" office:value="14983" calcext:value-type="float">
            <text:p>14983</text:p>
          </table:table-cell>
          <table:table-cell office:value-type="float" office:value="2962" calcext:value-type="float">
            <text:p>2962</text:p>
          </table:table-cell>
          <table:table-cell/>
          <table:table-cell table:formula="of:=[.C45]/15000" office:value-type="float" office:value="0.998866666666667" calcext:value-type="float">
            <text:p>0.9988666667</text:p>
          </table:table-cell>
          <table:table-cell table:formula="of:=[.D45]/15000" office:value-type="float" office:value="0.197466666666667" calcext:value-type="float">
            <text:p>0.1974666667</text:p>
          </table:table-cell>
          <table:table-cell table:formula="of:=SQRT([.F45]*(1-[.F45])/15000)" office:value-type="float" office:value="0.000274717902448903" calcext:value-type="float">
            <text:p>0.0002747179</text:p>
          </table:table-cell>
          <table:table-cell table:formula="of:=SQRT([.G45]*(1-[.G45])/15000)" office:value-type="float" office:value="0.0032503700530065" calcext:value-type="float">
            <text:p>0.0032503701</text:p>
          </table:table-cell>
          <table:table-cell table:formula="of:=SQRT(([.H45]/[.F45])^2+([.I45]/[.G45])^2)/3" office:value-type="float" office:value="0.00548754850928397" calcext:value-type="float">
            <text:p>0.0054875485</text:p>
          </table:table-cell>
          <table:table-cell/>
          <table:table-cell table:formula="of:=[.A45]" office:value-type="float" office:value="8.5" calcext:value-type="float">
            <text:p>8.5</text:p>
          </table:table-cell>
          <table:table-cell table:formula="of:=[.B45]" office:value-type="float" office:value="0.5403505030718" calcext:value-type="float">
            <text:p>0.5403505031</text:p>
          </table:table-cell>
          <table:table-cell office:value-type="float" office:value="0" calcext:value-type="float">
            <text:p>0</text:p>
          </table:table-cell>
          <table:table-cell table:formula="of:=[.J45]" office:value-type="float" office:value="0.00548754850928397" calcext:value-type="float">
            <text:p>0.0054875485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[.C46]/[.D46])/3" office:value-type="float" office:value="0.554247283752177" calcext:value-type="float">
            <text:p>0.5542472838</text:p>
          </table:table-cell>
          <table:table-cell office:value-type="float" office:value="14988" calcext:value-type="float">
            <text:p>14988</text:p>
          </table:table-cell>
          <table:table-cell office:value-type="float" office:value="2842" calcext:value-type="float">
            <text:p>2842</text:p>
          </table:table-cell>
          <table:table-cell/>
          <table:table-cell table:formula="of:=[.C46]/15000" office:value-type="float" office:value="0.9992" calcext:value-type="float">
            <text:p>0.9992</text:p>
          </table:table-cell>
          <table:table-cell table:formula="of:=[.D46]/15000" office:value-type="float" office:value="0.189466666666667" calcext:value-type="float">
            <text:p>0.1894666667</text:p>
          </table:table-cell>
          <table:table-cell table:formula="of:=SQRT([.F46]*(1-[.F46])/15000)" office:value-type="float" office:value="0.000230847713150181" calcext:value-type="float">
            <text:p>0.0002308477</text:p>
          </table:table-cell>
          <table:table-cell table:formula="of:=SQRT([.G46]*(1-[.G46])/15000)" office:value-type="float" office:value="0.00319967757634931" calcext:value-type="float">
            <text:p>0.0031996776</text:p>
          </table:table-cell>
          <table:table-cell table:formula="of:=SQRT(([.H46]/[.F46])^2+([.I46]/[.G46])^2)/3" office:value-type="float" office:value="0.0056297976404533" calcext:value-type="float">
            <text:p>0.0056297976</text:p>
          </table:table-cell>
          <table:table-cell/>
          <table:table-cell table:formula="of:=[.A46]" office:value-type="float" office:value="9" calcext:value-type="float">
            <text:p>9</text:p>
          </table:table-cell>
          <table:table-cell table:formula="of:=[.B46]" office:value-type="float" office:value="0.554247283752177" calcext:value-type="float">
            <text:p>0.5542472838</text:p>
          </table:table-cell>
          <table:table-cell office:value-type="float" office:value="0" calcext:value-type="float">
            <text:p>0</text:p>
          </table:table-cell>
          <table:table-cell table:formula="of:=[.J46]" office:value-type="float" office:value="0.0056297976404533" calcext:value-type="float">
            <text:p>0.0056297976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LN([.C47]/[.D47])/3" office:value-type="float" office:value="0.548296377556287" calcext:value-type="float">
            <text:p>0.5482963776</text:p>
          </table:table-cell>
          <table:table-cell office:value-type="float" office:value="14987" calcext:value-type="float">
            <text:p>14987</text:p>
          </table:table-cell>
          <table:table-cell office:value-type="float" office:value="2893" calcext:value-type="float">
            <text:p>2893</text:p>
          </table:table-cell>
          <table:table-cell/>
          <table:table-cell table:formula="of:=[.C47]/15000" office:value-type="float" office:value="0.999133333333333" calcext:value-type="float">
            <text:p>0.9991333333</text:p>
          </table:table-cell>
          <table:table-cell table:formula="of:=[.D47]/15000" office:value-type="float" office:value="0.192866666666667" calcext:value-type="float">
            <text:p>0.1928666667</text:p>
          </table:table-cell>
          <table:table-cell table:formula="of:=SQRT([.F47]*(1-[.F47])/15000)" office:value-type="float" office:value="0.00024026590208289" calcext:value-type="float">
            <text:p>0.0002402659</text:p>
          </table:table-cell>
          <table:table-cell table:formula="of:=SQRT([.G47]*(1-[.G47])/15000)" office:value-type="float" office:value="0.00322148118682029" calcext:value-type="float">
            <text:p>0.0032214812</text:p>
          </table:table-cell>
          <table:table-cell table:formula="of:=SQRT(([.H47]/[.F47])^2+([.I47]/[.G47])^2)/3" office:value-type="float" office:value="0.00556829421166281" calcext:value-type="float">
            <text:p>0.0055682942</text:p>
          </table:table-cell>
          <table:table-cell/>
          <table:table-cell table:formula="of:=[.A47]" office:value-type="float" office:value="9.5" calcext:value-type="float">
            <text:p>9.5</text:p>
          </table:table-cell>
          <table:table-cell table:formula="of:=[.B47]" office:value-type="float" office:value="0.548296377556287" calcext:value-type="float">
            <text:p>0.5482963776</text:p>
          </table:table-cell>
          <table:table-cell office:value-type="float" office:value="0" calcext:value-type="float">
            <text:p>0</text:p>
          </table:table-cell>
          <table:table-cell table:formula="of:=[.J47]" office:value-type="float" office:value="0.00556829421166281" calcext:value-type="float">
            <text:p>0.0055682942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[.C48]/[.D48])/3" office:value-type="float" office:value="0.526702403733606" calcext:value-type="float">
            <text:p>0.5267024037</text:p>
          </table:table-cell>
          <table:table-cell office:value-type="float" office:value="14984" calcext:value-type="float">
            <text:p>14984</text:p>
          </table:table-cell>
          <table:table-cell office:value-type="float" office:value="3086" calcext:value-type="float">
            <text:p>3086</text:p>
          </table:table-cell>
          <table:table-cell/>
          <table:table-cell table:formula="of:=[.C48]/15000" office:value-type="float" office:value="0.998933333333333" calcext:value-type="float">
            <text:p>0.9989333333</text:p>
          </table:table-cell>
          <table:table-cell table:formula="of:=[.D48]/15000" office:value-type="float" office:value="0.205733333333333" calcext:value-type="float">
            <text:p>0.2057333333</text:p>
          </table:table-cell>
          <table:table-cell table:formula="of:=SQRT([.F48]*(1-[.F48])/15000)" office:value-type="float" office:value="0.000266524406498277" calcext:value-type="float">
            <text:p>0.0002665244</text:p>
          </table:table-cell>
          <table:table-cell table:formula="of:=SQRT([.G48]*(1-[.G48])/15000)" office:value-type="float" office:value="0.00330057700903836" calcext:value-type="float">
            <text:p>0.003300577</text:p>
          </table:table-cell>
          <table:table-cell table:formula="of:=SQRT(([.H48]/[.F48])^2+([.I48]/[.G48])^2)/3" office:value-type="float" office:value="0.00534840153037242" calcext:value-type="float">
            <text:p>0.0053484015</text:p>
          </table:table-cell>
          <table:table-cell/>
          <table:table-cell table:formula="of:=[.A48]" office:value-type="float" office:value="10" calcext:value-type="float">
            <text:p>10</text:p>
          </table:table-cell>
          <table:table-cell table:formula="of:=[.B48]" office:value-type="float" office:value="0.526702403733606" calcext:value-type="float">
            <text:p>0.5267024037</text:p>
          </table:table-cell>
          <table:table-cell office:value-type="float" office:value="0" calcext:value-type="float">
            <text:p>0</text:p>
          </table:table-cell>
          <table:table-cell table:formula="of:=[.J48]" office:value-type="float" office:value="0.00534840153037242" calcext:value-type="float">
            <text:p>0.0053484015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LN([.C49]/[.D49])/3" office:value-type="float" office:value="0.515489584118186" calcext:value-type="float">
            <text:p>0.5154895841</text:p>
          </table:table-cell>
          <table:table-cell office:value-type="float" office:value="14986" calcext:value-type="float">
            <text:p>14986</text:p>
          </table:table-cell>
          <table:table-cell office:value-type="float" office:value="3192" calcext:value-type="float">
            <text:p>3192</text:p>
          </table:table-cell>
          <table:table-cell/>
          <table:table-cell table:formula="of:=[.C49]/15000" office:value-type="float" office:value="0.999066666666667" calcext:value-type="float">
            <text:p>0.9990666667</text:p>
          </table:table-cell>
          <table:table-cell table:formula="of:=[.D49]/15000" office:value-type="float" office:value="0.2128" calcext:value-type="float">
            <text:p>0.2128</text:p>
          </table:table-cell>
          <table:table-cell table:formula="of:=SQRT([.F49]*(1-[.F49])/15000)" office:value-type="float" office:value="0.000249327391491887" calcext:value-type="float">
            <text:p>0.0002493274</text:p>
          </table:table-cell>
          <table:table-cell table:formula="of:=SQRT([.G49]*(1-[.G49])/15000)" office:value-type="float" office:value="0.00334181746958148" calcext:value-type="float">
            <text:p>0.0033418175</text:p>
          </table:table-cell>
          <table:table-cell table:formula="of:=SQRT(([.H49]/[.F49])^2+([.I49]/[.G49])^2)/3" office:value-type="float" office:value="0.00523533742628913" calcext:value-type="float">
            <text:p>0.0052353374</text:p>
          </table:table-cell>
          <table:table-cell/>
          <table:table-cell table:formula="of:=[.A49]" office:value-type="float" office:value="10.5" calcext:value-type="float">
            <text:p>10.5</text:p>
          </table:table-cell>
          <table:table-cell table:formula="of:=[.B49]" office:value-type="float" office:value="0.515489584118186" calcext:value-type="float">
            <text:p>0.5154895841</text:p>
          </table:table-cell>
          <table:table-cell office:value-type="float" office:value="0" calcext:value-type="float">
            <text:p>0</text:p>
          </table:table-cell>
          <table:table-cell table:formula="of:=[.J49]" office:value-type="float" office:value="0.00523533742628913" calcext:value-type="float">
            <text:p>0.0052353374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[.C50]/[.D50])/3" office:value-type="float" office:value="0.515774072387035" calcext:value-type="float">
            <text:p>0.5157740724</text:p>
          </table:table-cell>
          <table:table-cell office:value-type="float" office:value="14980" calcext:value-type="float">
            <text:p>14980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*</text:p>
          </table:table-cell>
          <table:table-cell table:formula="of:=[.C50]/15000" office:value-type="float" office:value="0.998666666666667" calcext:value-type="float">
            <text:p>0.9986666667</text:p>
          </table:table-cell>
          <table:table-cell table:formula="of:=[.D50]/15000" office:value-type="float" office:value="0.212533333333333" calcext:value-type="float">
            <text:p>0.2125333333</text:p>
          </table:table-cell>
          <table:table-cell table:formula="of:=SQRT([.F50]*(1-[.F50])/15000)" office:value-type="float" office:value="0.000297943569103896" calcext:value-type="float">
            <text:p>0.0002979436</text:p>
          </table:table-cell>
          <table:table-cell table:formula="of:=SQRT([.G50]*(1-[.G50])/15000)" office:value-type="float" office:value="0.00334028856593314" calcext:value-type="float">
            <text:p>0.0033402886</text:p>
          </table:table-cell>
          <table:table-cell table:formula="of:=SQRT(([.H50]/[.F50])^2+([.I50]/[.G50])^2)/3" office:value-type="float" office:value="0.00523979035810222" calcext:value-type="float">
            <text:p>0.0052397904</text:p>
          </table:table-cell>
          <table:table-cell/>
          <table:table-cell table:formula="of:=[.A50]" office:value-type="float" office:value="11" calcext:value-type="float">
            <text:p>11</text:p>
          </table:table-cell>
          <table:table-cell table:formula="of:=[.B50]" office:value-type="float" office:value="0.515774072387035" calcext:value-type="float">
            <text:p>0.5157740724</text:p>
          </table:table-cell>
          <table:table-cell office:value-type="float" office:value="0" calcext:value-type="float">
            <text:p>0</text:p>
          </table:table-cell>
          <table:table-cell table:formula="of:=[.J50]" office:value-type="float" office:value="0.00523979035810222" calcext:value-type="float">
            <text:p>0.0052397904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LN([.C51]/[.D51])/3" office:value-type="float" office:value="0.499097432635285" calcext:value-type="float">
            <text:p>0.4990974326</text:p>
          </table:table-cell>
          <table:table-cell office:value-type="float" office:value="14982" calcext:value-type="float">
            <text:p>14982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C51]/15000" office:value-type="float" office:value="0.9988" calcext:value-type="float">
            <text:p>0.9988</text:p>
          </table:table-cell>
          <table:table-cell table:formula="of:=[.D51]/15000" office:value-type="float" office:value="0.223466666666667" calcext:value-type="float">
            <text:p>0.2234666667</text:p>
          </table:table-cell>
          <table:table-cell table:formula="of:=SQRT([.F51]*(1-[.F51])/15000)" office:value-type="float" office:value="0.000282672955904874" calcext:value-type="float">
            <text:p>0.000282673</text:p>
          </table:table-cell>
          <table:table-cell table:formula="of:=SQRT([.G51]*(1-[.G51])/15000)" office:value-type="float" office:value="0.00340126756328241" calcext:value-type="float">
            <text:p>0.0034012676</text:p>
          </table:table-cell>
          <table:table-cell table:formula="of:=SQRT(([.H51]/[.F51])^2+([.I51]/[.G51])^2)/3" office:value-type="float" office:value="0.00507436679199444" calcext:value-type="float">
            <text:p>0.0050743668</text:p>
          </table:table-cell>
          <table:table-cell/>
          <table:table-cell table:formula="of:=[.A51]" office:value-type="float" office:value="11.5" calcext:value-type="float">
            <text:p>11.5</text:p>
          </table:table-cell>
          <table:table-cell table:formula="of:=[.B51]" office:value-type="float" office:value="0.499097432635285" calcext:value-type="float">
            <text:p>0.4990974326</text:p>
          </table:table-cell>
          <table:table-cell office:value-type="float" office:value="0" calcext:value-type="float">
            <text:p>0</text:p>
          </table:table-cell>
          <table:table-cell table:formula="of:=[.J51]" office:value-type="float" office:value="0.00507436679199444" calcext:value-type="float">
            <text:p>0.0050743668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[.C52]/[.D52])/3" office:value-type="float" office:value="0.498799236700682" calcext:value-type="float">
            <text:p>0.4987992367</text:p>
          </table:table-cell>
          <table:table-cell office:value-type="float" office:value="14982" calcext:value-type="float">
            <text:p>14982</text:p>
          </table:table-cell>
          <table:table-cell office:value-type="float" office:value="3355" calcext:value-type="float">
            <text:p>3355</text:p>
          </table:table-cell>
          <table:table-cell/>
          <table:table-cell table:formula="of:=[.C52]/15000" office:value-type="float" office:value="0.9988" calcext:value-type="float">
            <text:p>0.9988</text:p>
          </table:table-cell>
          <table:table-cell table:formula="of:=[.D52]/15000" office:value-type="float" office:value="0.223666666666667" calcext:value-type="float">
            <text:p>0.2236666667</text:p>
          </table:table-cell>
          <table:table-cell table:formula="of:=SQRT([.F52]*(1-[.F52])/15000)" office:value-type="float" office:value="0.000282672955904874" calcext:value-type="float">
            <text:p>0.000282673</text:p>
          </table:table-cell>
          <table:table-cell table:formula="of:=SQRT([.G52]*(1-[.G52])/15000)" office:value-type="float" office:value="0.00340235103900121" calcext:value-type="float">
            <text:p>0.003402351</text:p>
          </table:table-cell>
          <table:table-cell table:formula="of:=SQRT(([.H52]/[.F52])^2+([.I52]/[.G52])^2)/3" office:value-type="float" office:value="0.00507144536260765" calcext:value-type="float">
            <text:p>0.0050714454</text:p>
          </table:table-cell>
          <table:table-cell/>
          <table:table-cell table:formula="of:=[.A52]" office:value-type="float" office:value="12" calcext:value-type="float">
            <text:p>12</text:p>
          </table:table-cell>
          <table:table-cell table:formula="of:=[.B52]" office:value-type="float" office:value="0.498799236700682" calcext:value-type="float">
            <text:p>0.4987992367</text:p>
          </table:table-cell>
          <table:table-cell office:value-type="float" office:value="0" calcext:value-type="float">
            <text:p>0</text:p>
          </table:table-cell>
          <table:table-cell table:formula="of:=[.J52]" office:value-type="float" office:value="0.00507144536260765" calcext:value-type="float">
            <text:p>0.005071445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LN([.C53]/[.D53])/3" office:value-type="float" office:value="0.512164535765912" calcext:value-type="float">
            <text:p>0.5121645358</text:p>
          </table:table-cell>
          <table:table-cell office:value-type="float" office:value="14986" calcext:value-type="float">
            <text:p>14986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[.C53]/15000" office:value-type="float" office:value="0.999066666666667" calcext:value-type="float">
            <text:p>0.9990666667</text:p>
          </table:table-cell>
          <table:table-cell table:formula="of:=[.D53]/15000" office:value-type="float" office:value="0.214933333333333" calcext:value-type="float">
            <text:p>0.2149333333</text:p>
          </table:table-cell>
          <table:table-cell table:formula="of:=SQRT([.F53]*(1-[.F53])/15000)" office:value-type="float" office:value="0.000249327391491887" calcext:value-type="float">
            <text:p>0.0002493274</text:p>
          </table:table-cell>
          <table:table-cell table:formula="of:=SQRT([.G53]*(1-[.G53])/15000)" office:value-type="float" office:value="0.00335397272455174" calcext:value-type="float">
            <text:p>0.0033539727</text:p>
          </table:table-cell>
          <table:table-cell table:formula="of:=SQRT(([.H53]/[.F53])^2+([.I53]/[.G53])^2)/3" office:value-type="float" office:value="0.00520223574751337" calcext:value-type="float">
            <text:p>0.0052022357</text:p>
          </table:table-cell>
          <table:table-cell/>
          <table:table-cell table:formula="of:=[.A53]" office:value-type="float" office:value="12.5" calcext:value-type="float">
            <text:p>12.5</text:p>
          </table:table-cell>
          <table:table-cell table:formula="of:=[.B53]" office:value-type="float" office:value="0.512164535765912" calcext:value-type="float">
            <text:p>0.5121645358</text:p>
          </table:table-cell>
          <table:table-cell office:value-type="float" office:value="0" calcext:value-type="float">
            <text:p>0</text:p>
          </table:table-cell>
          <table:table-cell table:formula="of:=[.J53]" office:value-type="float" office:value="0.00520223574751337" calcext:value-type="float">
            <text:p>0.0052022357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[.C54]/[.D54])/3" office:value-type="float" office:value="0.494785730584331" calcext:value-type="float">
            <text:p>0.4947857306</text:p>
          </table:table-cell>
          <table:table-cell office:value-type="float" office:value="14988" calcext:value-type="float">
            <text:p>14988</text:p>
          </table:table-cell>
          <table:table-cell office:value-type="float" office:value="3397" calcext:value-type="float">
            <text:p>3397</text:p>
          </table:table-cell>
          <table:table-cell/>
          <table:table-cell table:formula="of:=[.C54]/15000" office:value-type="float" office:value="0.9992" calcext:value-type="float">
            <text:p>0.9992</text:p>
          </table:table-cell>
          <table:table-cell table:formula="of:=[.D54]/15000" office:value-type="float" office:value="0.226466666666667" calcext:value-type="float">
            <text:p>0.2264666667</text:p>
          </table:table-cell>
          <table:table-cell table:formula="of:=SQRT([.F54]*(1-[.F54])/15000)" office:value-type="float" office:value="0.000230847713150181" calcext:value-type="float">
            <text:p>0.0002308477</text:p>
          </table:table-cell>
          <table:table-cell table:formula="of:=SQRT([.G54]*(1-[.G54])/15000)" office:value-type="float" office:value="0.00341740169871357" calcext:value-type="float">
            <text:p>0.0034174017</text:p>
          </table:table-cell>
          <table:table-cell table:formula="of:=SQRT(([.H54]/[.F54])^2+([.I54]/[.G54])^2)/3" office:value-type="float" office:value="0.00503061848620583" calcext:value-type="float">
            <text:p>0.0050306185</text:p>
          </table:table-cell>
          <table:table-cell/>
          <table:table-cell table:formula="of:=[.A54]" office:value-type="float" office:value="13" calcext:value-type="float">
            <text:p>13</text:p>
          </table:table-cell>
          <table:table-cell table:formula="of:=[.B54]" office:value-type="float" office:value="0.494785730584331" calcext:value-type="float">
            <text:p>0.4947857306</text:p>
          </table:table-cell>
          <table:table-cell office:value-type="float" office:value="0" calcext:value-type="float">
            <text:p>0</text:p>
          </table:table-cell>
          <table:table-cell table:formula="of:=[.J54]" office:value-type="float" office:value="0.00503061848620583" calcext:value-type="float">
            <text:p>0.0050306185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LN([.C56]/[.D56])" office:value-type="float" office:value="0.0222456089473197" calcext:value-type="float">
            <text:p>0.0222456089</text:p>
          </table:table-cell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D56]/[.C56]" office:value-type="float" office:value="0.978" calcext:value-type="float">
            <text:p>0.978</text:p>
          </table:table-cell>
          <table:table-cell table:formula="of:=SQRT([.F56]*(1-[.F56])/[.C56])" office:value-type="float" office:value="0.00655987804764693" calcext:value-type="float">
            <text:p>0.006559878</text:p>
          </table:table-cell>
          <table:table-cell table:formula="of:=[.G56]/[.F56]" office:value-type="float" office:value="0.00670744176651015" calcext:value-type="float">
            <text:p>0.00670744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6]" office:value-type="float" office:value="0.0222456089473197" calcext:value-type="float">
            <text:p>0.0222456089</text:p>
          </table:table-cell>
          <table:table-cell office:value-type="float" office:value="0" calcext:value-type="float">
            <text:p>0</text:p>
          </table:table-cell>
          <table:table-cell table:formula="of:=[.H56]" office:value-type="float" office:value="0.00670744176651015" calcext:value-type="float">
            <text:p>0.0067074418</text:p>
          </table:table-cell>
          <table:table-cell table:number-columns-repeated="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LN([.C57]/[.D57])" office:value-type="float" office:value="0.0470916075338506" calcext:value-type="float">
            <text:p>0.0470916075</text:p>
          </table:table-cell>
          <table:table-cell office:value-type="float" office:value="1000" calcext:value-type="float">
            <text:p>1000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[.D57]/[.C57]" office:value-type="float" office:value="0.954" calcext:value-type="float">
            <text:p>0.954</text:p>
          </table:table-cell>
          <table:table-cell table:formula="of:=SQRT([.F57]*(1-[.F57])/[.C57])" office:value-type="float" office:value="0.00662449998113065" calcext:value-type="float">
            <text:p>0.0066245</text:p>
          </table:table-cell>
          <table:table-cell table:formula="of:=[.G57]/[.F57]" office:value-type="float" office:value="0.00694392031565058" calcext:value-type="float">
            <text:p>0.006943920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7]" office:value-type="float" office:value="0.0470916075338506" calcext:value-type="float">
            <text:p>0.0470916075</text:p>
          </table:table-cell>
          <table:table-cell office:value-type="float" office:value="0" calcext:value-type="float">
            <text:p>0</text:p>
          </table:table-cell>
          <table:table-cell table:formula="of:=[.H57]" office:value-type="float" office:value="0.00694392031565058" calcext:value-type="float">
            <text:p>0.0069439203</text:p>
          </table:table-cell>
          <table:table-cell table:number-columns-repeated="1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LN([.C58]/[.D58])" office:value-type="float" office:value="0.0790432073404529" calcext:value-type="float">
            <text:p>0.0790432073</text:p>
          </table:table-cell>
          <table:table-cell office:value-type="float" office:value="2000" calcext:value-type="float">
            <text:p>2000</text:p>
          </table:table-cell>
          <table:table-cell office:value-type="float" office:value="1848" calcext:value-type="float">
            <text:p>1848</text:p>
          </table:table-cell>
          <table:table-cell/>
          <table:table-cell table:formula="of:=[.D58]/[.C58]" office:value-type="float" office:value="0.924" calcext:value-type="float">
            <text:p>0.924</text:p>
          </table:table-cell>
          <table:table-cell table:formula="of:=SQRT([.F58]*(1-[.F58])/[.C58])" office:value-type="float" office:value="0.00592553795026241" calcext:value-type="float">
            <text:p>0.005925538</text:p>
          </table:table-cell>
          <table:table-cell table:formula="of:=[.G58]/[.F58]" office:value-type="float" office:value="0.00641291985959135" calcext:value-type="float">
            <text:p>0.006412919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58]" office:value-type="float" office:value="0.0790432073404529" calcext:value-type="float">
            <text:p>0.0790432073</text:p>
          </table:table-cell>
          <table:table-cell office:value-type="float" office:value="0" calcext:value-type="float">
            <text:p>0</text:p>
          </table:table-cell>
          <table:table-cell table:formula="of:=[.H58]" office:value-type="float" office:value="0.00641291985959135" calcext:value-type="float">
            <text:p>0.0064129199</text:p>
          </table:table-cell>
          <table:table-cell table:number-columns-repeated="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LN([.C59]/[.D59])" office:value-type="float" office:value="0.125279816426758" calcext:value-type="float">
            <text:p>0.1252798164</text:p>
          </table:table-cell>
          <table:table-cell office:value-type="float" office:value="4000" calcext:value-type="float">
            <text:p>4000</text:p>
          </table:table-cell>
          <table:table-cell office:value-type="float" office:value="3529" calcext:value-type="float">
            <text:p>3529</text:p>
          </table:table-cell>
          <table:table-cell/>
          <table:table-cell table:formula="of:=[.D59]/[.C59]" office:value-type="float" office:value="0.88225" calcext:value-type="float">
            <text:p>0.88225</text:p>
          </table:table-cell>
          <table:table-cell table:formula="of:=SQRT([.F59]*(1-[.F59])/[.C59])" office:value-type="float" office:value="0.00509619803137594" calcext:value-type="float">
            <text:p>0.005096198</text:p>
          </table:table-cell>
          <table:table-cell table:formula="of:=[.G59]/[.F59]" office:value-type="float" office:value="0.0057763650114774" calcext:value-type="float">
            <text:p>0.0057763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59]" office:value-type="float" office:value="0.125279816426758" calcext:value-type="float">
            <text:p>0.1252798164</text:p>
          </table:table-cell>
          <table:table-cell office:value-type="float" office:value="0" calcext:value-type="float">
            <text:p>0</text:p>
          </table:table-cell>
          <table:table-cell table:formula="of:=[.H59]" office:value-type="float" office:value="0.0057763650114774" calcext:value-type="float">
            <text:p>0.005776365</text:p>
          </table:table-cell>
          <table:table-cell table:number-columns-repeated="1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LN([.C60]/[.D60])" office:value-type="float" office:value="0.187293898420513" calcext:value-type="float">
            <text:p>0.1872938984</text:p>
          </table:table-cell>
          <table:table-cell office:value-type="float" office:value="5000" calcext:value-type="float">
            <text:p>5000</text:p>
          </table:table-cell>
          <table:table-cell office:value-type="float" office:value="4146" calcext:value-type="float">
            <text:p>4146</text:p>
          </table:table-cell>
          <table:table-cell/>
          <table:table-cell table:formula="of:=[.D60]/[.C60]" office:value-type="float" office:value="0.8292" calcext:value-type="float">
            <text:p>0.8292</text:p>
          </table:table-cell>
          <table:table-cell table:formula="of:=SQRT([.F60]*(1-[.F60])/[.C60])" office:value-type="float" office:value="0.00532216797931069" calcext:value-type="float">
            <text:p>0.005322168</text:p>
          </table:table-cell>
          <table:table-cell table:formula="of:=[.G60]/[.F60]" office:value-type="float" office:value="0.00641843702280594" calcext:value-type="float">
            <text:p>0.0064184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60]" office:value-type="float" office:value="0.187293898420513" calcext:value-type="float">
            <text:p>0.1872938984</text:p>
          </table:table-cell>
          <table:table-cell office:value-type="float" office:value="0" calcext:value-type="float">
            <text:p>0</text:p>
          </table:table-cell>
          <table:table-cell table:formula="of:=[.H60]" office:value-type="float" office:value="0.00641843702280594" calcext:value-type="float">
            <text:p>0.006418437</text:p>
          </table:table-cell>
          <table:table-cell office:value-type="string" calcext:value-type="string">
            <text:p>CT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LN([.C61]/[.D61])" office:value-type="float" office:value="0.252154066392636" calcext:value-type="float">
            <text:p>0.2521540664</text:p>
          </table:table-cell>
          <table:table-cell office:value-type="float" office:value="8000" calcext:value-type="float">
            <text:p>8000</text:p>
          </table:table-cell>
          <table:table-cell office:value-type="float" office:value="6217" calcext:value-type="float">
            <text:p>6217</text:p>
          </table:table-cell>
          <table:table-cell/>
          <table:table-cell table:formula="of:=[.D61]/[.C61]" office:value-type="float" office:value="0.777125" calcext:value-type="float">
            <text:p>0.777125</text:p>
          </table:table-cell>
          <table:table-cell table:formula="of:=SQRT([.F61]*(1-[.F61])/[.C61])" office:value-type="float" office:value="0.00465297934627643" calcext:value-type="float">
            <text:p>0.0046529793</text:p>
          </table:table-cell>
          <table:table-cell table:formula="of:=[.G61]/[.F61]" office:value-type="float" office:value="0.00598742717873756" calcext:value-type="float">
            <text:p>0.005987427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61]" office:value-type="float" office:value="0.252154066392636" calcext:value-type="float">
            <text:p>0.2521540664</text:p>
          </table:table-cell>
          <table:table-cell office:value-type="float" office:value="0" calcext:value-type="float">
            <text:p>0</text:p>
          </table:table-cell>
          <table:table-cell table:formula="of:=[.H61]" office:value-type="float" office:value="0.00598742717873756" calcext:value-type="float">
            <text:p>0.0059874272</text:p>
          </table:table-cell>
          <table:table-cell table:number-columns-repeated="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LN([.C62]/[.D62])" office:value-type="float" office:value="0.311367784729049" calcext:value-type="float">
            <text:p>0.3113677847</text:p>
          </table:table-cell>
          <table:table-cell office:value-type="float" office:value="9000" calcext:value-type="float">
            <text:p>9000</text:p>
          </table:table-cell>
          <table:table-cell office:value-type="float" office:value="6592" calcext:value-type="float">
            <text:p>6592</text:p>
          </table:table-cell>
          <table:table-cell/>
          <table:table-cell table:formula="of:=[.D62]/[.C62]" office:value-type="float" office:value="0.732444444444444" calcext:value-type="float">
            <text:p>0.7324444444</text:p>
          </table:table-cell>
          <table:table-cell table:formula="of:=SQRT([.F62]*(1-[.F62])/[.C62])" office:value-type="float" office:value="0.0046663045126966" calcext:value-type="float">
            <text:p>0.0046663045</text:p>
          </table:table-cell>
          <table:table-cell table:formula="of:=[.G62]/[.F62]" office:value-type="float" office:value="0.00637086477765009" calcext:value-type="float">
            <text:p>0.006370864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62]" office:value-type="float" office:value="0.311367784729049" calcext:value-type="float">
            <text:p>0.3113677847</text:p>
          </table:table-cell>
          <table:table-cell office:value-type="float" office:value="0" calcext:value-type="float">
            <text:p>0</text:p>
          </table:table-cell>
          <table:table-cell table:formula="of:=[.H62]" office:value-type="float" office:value="0.00637086477765009" calcext:value-type="float">
            <text:p>0.0063708648</text:p>
          </table:table-cell>
          <table:table-cell table:number-columns-repeated="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LN([.C63]/[.D63])" office:value-type="float" office:value="0.398688123829141" calcext:value-type="float">
            <text:p>0.3986881238</text:p>
          </table:table-cell>
          <table:table-cell office:value-type="float" office:value="10000" calcext:value-type="float">
            <text:p>10000</text:p>
          </table:table-cell>
          <table:table-cell office:value-type="float" office:value="6712" calcext:value-type="float">
            <text:p>6712</text:p>
          </table:table-cell>
          <table:table-cell/>
          <table:table-cell table:formula="of:=[.D63]/[.C63]" office:value-type="float" office:value="0.6712" calcext:value-type="float">
            <text:p>0.6712</text:p>
          </table:table-cell>
          <table:table-cell table:formula="of:=SQRT([.F63]*(1-[.F63])/[.C63])" office:value-type="float" office:value="0.00469777138651936" calcext:value-type="float">
            <text:p>0.0046977714</text:p>
          </table:table-cell>
          <table:table-cell table:formula="of:=[.G63]/[.F63]" office:value-type="float" office:value="0.00699906344833039" calcext:value-type="float">
            <text:p>0.006999063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63]" office:value-type="float" office:value="0.398688123829141" calcext:value-type="float">
            <text:p>0.3986881238</text:p>
          </table:table-cell>
          <table:table-cell office:value-type="float" office:value="0" calcext:value-type="float">
            <text:p>0</text:p>
          </table:table-cell>
          <table:table-cell table:formula="of:=[.H63]" office:value-type="float" office:value="0.00699906344833039" calcext:value-type="float">
            <text:p>0.0069990634</text:p>
          </table:table-cell>
          <table:table-cell table:number-columns-repeated="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LN([.C64]/[.D64])" office:value-type="float" office:value="0.522560879984412" calcext:value-type="float">
            <text:p>0.52256088</text:p>
          </table:table-cell>
          <table:table-cell office:value-type="float" office:value="1000" calcext:value-type="float">
            <text:p>1000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D64]/[.C64]" office:value-type="float" office:value="0.593" calcext:value-type="float">
            <text:p>0.593</text:p>
          </table:table-cell>
          <table:table-cell table:formula="of:=SQRT([.F64]*(1-[.F64])/[.C64])" office:value-type="float" office:value="0.0155354755318271" calcext:value-type="float">
            <text:p>0.0155354755</text:p>
          </table:table-cell>
          <table:table-cell table:formula="of:=[.G64]/[.F64]" office:value-type="float" office:value="0.0261981037636208" calcext:value-type="float">
            <text:p>0.02619810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64]" office:value-type="float" office:value="0.522560879984412" calcext:value-type="float">
            <text:p>0.52256088</text:p>
          </table:table-cell>
          <table:table-cell office:value-type="float" office:value="0" calcext:value-type="float">
            <text:p>0</text:p>
          </table:table-cell>
          <table:table-cell table:formula="of:=[.H64]" office:value-type="float" office:value="0.0261981037636208" calcext:value-type="float">
            <text:p>0.0261981038</text:p>
          </table:table-cell>
          <table:table-cell table:number-columns-repeated="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LN([.C65]/[.D65])" office:value-type="float" office:value="0.643405088665131" calcext:value-type="float">
            <text:p>0.6434050887</text:p>
          </table:table-cell>
          <table:table-cell office:value-type="float" office:value="2000" calcext:value-type="float">
            <text:p>2000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D65]/[.C65]" office:value-type="float" office:value="0.5255" calcext:value-type="float">
            <text:p>0.5255</text:p>
          </table:table-cell>
          <table:table-cell table:formula="of:=SQRT([.F65]*(1-[.F65])/[.C65])" office:value-type="float" office:value="0.0111657903885036" calcext:value-type="float">
            <text:p>0.0111657904</text:p>
          </table:table-cell>
          <table:table-cell table:formula="of:=[.G65]/[.F65]" office:value-type="float" office:value="0.0212479360390174" calcext:value-type="float">
            <text:p>0.0212479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65]" office:value-type="float" office:value="0.643405088665131" calcext:value-type="float">
            <text:p>0.6434050887</text:p>
          </table:table-cell>
          <table:table-cell office:value-type="float" office:value="0" calcext:value-type="float">
            <text:p>0</text:p>
          </table:table-cell>
          <table:table-cell table:formula="of:=[.H65]" office:value-type="float" office:value="0.0212479360390174" calcext:value-type="float">
            <text:p>0.021247936</text:p>
          </table:table-cell>
          <table:table-cell table:number-columns-repeated="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LN([.C66]/[.D66])" office:value-type="float" office:value="0.943319404262074" calcext:value-type="float">
            <text:p>0.9433194043</text:p>
          </table:table-cell>
          <table:table-cell office:value-type="float" office:value="7500" calcext:value-type="float">
            <text:p>7500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D66]/[.C66]" office:value-type="float" office:value="0.389333333333333" calcext:value-type="float">
            <text:p>0.3893333333</text:p>
          </table:table-cell>
          <table:table-cell table:formula="of:=SQRT([.F66]*(1-[.F66])/[.C66])" office:value-type="float" office:value="0.00563030951060288" calcext:value-type="float">
            <text:p>0.0056303095</text:p>
          </table:table-cell>
          <table:table-cell table:formula="of:=[.G66]/[.F66]" office:value-type="float" office:value="0.0144614114142197" calcext:value-type="float">
            <text:p>0.01446141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66]" office:value-type="float" office:value="0.943319404262074" calcext:value-type="float">
            <text:p>0.9433194043</text:p>
          </table:table-cell>
          <table:table-cell office:value-type="float" office:value="0" calcext:value-type="float">
            <text:p>0</text:p>
          </table:table-cell>
          <table:table-cell table:formula="of:=[.H66]" office:value-type="float" office:value="0.0144614114142197" calcext:value-type="float">
            <text:p>0.0144614114</text:p>
          </table:table-cell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LN([.C67]/[.D67])" office:value-type="float" office:value="1.04034338054413" calcext:value-type="float">
            <text:p>1.0403433805</text:p>
          </table:table-cell>
          <table:table-cell office:value-type="float" office:value="15000" calcext:value-type="float">
            <text:p>15000</text:p>
          </table:table-cell>
          <table:table-cell office:value-type="float" office:value="5300" calcext:value-type="float">
            <text:p>5300</text:p>
          </table:table-cell>
          <table:table-cell/>
          <table:table-cell table:formula="of:=[.D67]/[.C67]" office:value-type="float" office:value="0.353333333333333" calcext:value-type="float">
            <text:p>0.3533333333</text:p>
          </table:table-cell>
          <table:table-cell table:formula="of:=SQRT([.F67]*(1-[.F67])/[.C67])" office:value-type="float" office:value="0.003902895411434" calcext:value-type="float">
            <text:p>0.0039028954</text:p>
          </table:table-cell>
          <table:table-cell table:formula="of:=[.G67]/[.F67]" office:value-type="float" office:value="0.0110459304097189" calcext:value-type="float">
            <text:p>0.011045930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67]" office:value-type="float" office:value="1.04034338054413" calcext:value-type="float">
            <text:p>1.0403433805</text:p>
          </table:table-cell>
          <table:table-cell office:value-type="float" office:value="0" calcext:value-type="float">
            <text:p>0</text:p>
          </table:table-cell>
          <table:table-cell table:formula="of:=[.H67]" office:value-type="float" office:value="0.0110459304097189" calcext:value-type="float">
            <text:p>0.0110459304</text:p>
          </table:table-cell>
          <table:table-cell table:number-columns-repeated="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LN([.C68]/[.D68])" office:value-type="float" office:value="1.02852668110142" calcext:value-type="float">
            <text:p>1.0285266811</text:p>
          </table:table-cell>
          <table:table-cell office:value-type="float" office:value="15000" calcext:value-type="float">
            <text:p>15000</text:p>
          </table:table-cell>
          <table:table-cell office:value-type="float" office:value="5363" calcext:value-type="float">
            <text:p>5363</text:p>
          </table:table-cell>
          <table:table-cell/>
          <table:table-cell table:formula="of:=[.D68]/[.C68]" office:value-type="float" office:value="0.357533333333333" calcext:value-type="float">
            <text:p>0.3575333333</text:p>
          </table:table-cell>
          <table:table-cell table:formula="of:=SQRT([.F68]*(1-[.F68])/[.C68])" office:value-type="float" office:value="0.00391325311293889" calcext:value-type="float">
            <text:p>0.0039132531</text:p>
          </table:table-cell>
          <table:table-cell table:formula="of:=[.G68]/[.F68]" office:value-type="float" office:value="0.010945142027612" calcext:value-type="float">
            <text:p>0.01094514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68]" office:value-type="float" office:value="1.02852668110142" calcext:value-type="float">
            <text:p>1.0285266811</text:p>
          </table:table-cell>
          <table:table-cell office:value-type="float" office:value="0" calcext:value-type="float">
            <text:p>0</text:p>
          </table:table-cell>
          <table:table-cell table:formula="of:=[.H68]" office:value-type="float" office:value="0.010945142027612" calcext:value-type="float">
            <text:p>0.010945142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N([.C70]/[.D70])" office:value-type="float" office:value="0.631638723139308" calcext:value-type="float">
            <text:p>0.6316387231</text:p>
          </table:table-cell>
          <table:table-cell office:value-type="float" office:value="11775" calcext:value-type="float">
            <text:p>11775</text:p>
          </table:table-cell>
          <table:table-cell office:value-type="float" office:value="6261" calcext:value-type="float">
            <text:p>6261</text:p>
          </table:table-cell>
          <table:table-cell/>
          <table:table-cell table:formula="of:=[.C70]/15000" office:value-type="float" office:value="0.785" calcext:value-type="float">
            <text:p>0.785</text:p>
          </table:table-cell>
          <table:table-cell table:formula="of:=[.D70]/15000" office:value-type="float" office:value="0.4174" calcext:value-type="float">
            <text:p>0.4174</text:p>
          </table:table-cell>
          <table:table-cell table:formula="of:=SQRT([.F70]*(1-[.F70])/15000)" office:value-type="float" office:value="0.00335435040904594" calcext:value-type="float">
            <text:p>0.0033543504</text:p>
          </table:table-cell>
          <table:table-cell table:formula="of:=SQRT([.G70]*(1-[.G70])/15000)" office:value-type="float" office:value="0.00402638994634151" calcext:value-type="float">
            <text:p>0.0040263899</text:p>
          </table:table-cell>
          <table:table-cell table:formula="of:=SQRT(([.H70]/[.F70])^2+([.I70]/[.G70])^2)*2/3" office:value-type="float" office:value="0.0070336098344748" calcext:value-type="float">
            <text:p>0.0070336098</text:p>
          </table:table-cell>
          <table:table-cell/>
          <table:table-cell table:formula="of:=[.A70]" office:value-type="float" office:value="82" calcext:value-type="float">
            <text:p>82</text:p>
          </table:table-cell>
          <table:table-cell table:formula="of:=[.B70]" office:value-type="float" office:value="0.631638723139308" calcext:value-type="float">
            <text:p>0.6316387231</text:p>
          </table:table-cell>
          <table:table-cell office:value-type="float" office:value="0" calcext:value-type="float">
            <text:p>0</text:p>
          </table:table-cell>
          <table:table-cell table:formula="of:=[.J70]" office:value-type="float" office:value="0.0070336098344748" calcext:value-type="float">
            <text:p>0.0070336098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N([.C71]/[.D71])" office:value-type="float" office:value="0.664702900524718" calcext:value-type="float">
            <text:p>0.6647029005</text:p>
          </table:table-cell>
          <table:table-cell office:value-type="float" office:value="11784" calcext:value-type="float">
            <text:p>11784</text:p>
          </table:table-cell>
          <table:table-cell office:value-type="float" office:value="6062" calcext:value-type="float">
            <text:p>6062</text:p>
          </table:table-cell>
          <table:table-cell/>
          <table:table-cell table:formula="of:=[.C71]/15000" office:value-type="float" office:value="0.7856" calcext:value-type="float">
            <text:p>0.7856</text:p>
          </table:table-cell>
          <table:table-cell table:formula="of:=[.D71]/15000" office:value-type="float" office:value="0.404133333333333" calcext:value-type="float">
            <text:p>0.4041333333</text:p>
          </table:table-cell>
          <table:table-cell table:formula="of:=SQRT([.F71]*(1-[.F71])/15000)" office:value-type="float" office:value="0.00335094653294657" calcext:value-type="float">
            <text:p>0.0033509465</text:p>
          </table:table-cell>
          <table:table-cell table:formula="of:=SQRT([.G71]*(1-[.G71])/15000)" office:value-type="float" office:value="0.0040067408386553" calcext:value-type="float">
            <text:p>0.0040067408</text:p>
          </table:table-cell>
          <table:table-cell table:formula="of:=SQRT(([.H71]/[.F71])^2+([.I71]/[.G71])^2)*2/3" office:value-type="float" office:value="0.00719535509539447" calcext:value-type="float">
            <text:p>0.0071953551</text:p>
          </table:table-cell>
          <table:table-cell/>
          <table:table-cell table:formula="of:=[.A71]" office:value-type="float" office:value="83" calcext:value-type="float">
            <text:p>83</text:p>
          </table:table-cell>
          <table:table-cell table:formula="of:=[.B71]" office:value-type="float" office:value="0.664702900524718" calcext:value-type="float">
            <text:p>0.6647029005</text:p>
          </table:table-cell>
          <table:table-cell office:value-type="float" office:value="0" calcext:value-type="float">
            <text:p>0</text:p>
          </table:table-cell>
          <table:table-cell table:formula="of:=[.J71]" office:value-type="float" office:value="0.00719535509539447" calcext:value-type="float">
            <text:p>0.007195355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N([.C72]/[.D72])" office:value-type="float" office:value="0.700930637790327" calcext:value-type="float">
            <text:p>0.7009306378</text:p>
          </table:table-cell>
          <table:table-cell office:value-type="float" office:value="11866" calcext:value-type="float">
            <text:p>11866</text:p>
          </table:table-cell>
          <table:table-cell office:value-type="float" office:value="5887" calcext:value-type="float">
            <text:p>5887</text:p>
          </table:table-cell>
          <table:table-cell/>
          <table:table-cell table:formula="of:=[.C72]/15000" office:value-type="float" office:value="0.791066666666667" calcext:value-type="float">
            <text:p>0.7910666667</text:p>
          </table:table-cell>
          <table:table-cell table:formula="of:=[.D72]/15000" office:value-type="float" office:value="0.392466666666667" calcext:value-type="float">
            <text:p>0.3924666667</text:p>
          </table:table-cell>
          <table:table-cell table:formula="of:=SQRT([.F72]*(1-[.F72])/15000)" office:value-type="float" office:value="0.00331943966712813" calcext:value-type="float">
            <text:p>0.0033194397</text:p>
          </table:table-cell>
          <table:table-cell table:formula="of:=SQRT([.G72]*(1-[.G72])/15000)" office:value-type="float" office:value="0.00398695023146115" calcext:value-type="float">
            <text:p>0.0039869502</text:p>
          </table:table-cell>
          <table:table-cell table:formula="of:=SQRT(([.H72]/[.F72])^2+([.I72]/[.G72])^2)*2/3" office:value-type="float" office:value="0.00732747857551664" calcext:value-type="float">
            <text:p>0.0073274786</text:p>
          </table:table-cell>
          <table:table-cell office:value-type="string" calcext:value-type="string">
            <text:p>Norm</text:p>
          </table:table-cell>
          <table:table-cell table:formula="of:=[.A72]" office:value-type="float" office:value="84" calcext:value-type="float">
            <text:p>84</text:p>
          </table:table-cell>
          <table:table-cell table:formula="of:=[.B72]" office:value-type="float" office:value="0.700930637790327" calcext:value-type="float">
            <text:p>0.7009306378</text:p>
          </table:table-cell>
          <table:table-cell office:value-type="float" office:value="0" calcext:value-type="float">
            <text:p>0</text:p>
          </table:table-cell>
          <table:table-cell table:formula="of:=[.J72]" office:value-type="float" office:value="0.00732747857551664" calcext:value-type="float">
            <text:p>0.0073274786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N([.C73]/[.D73])" office:value-type="float" office:value="0.660740582290846" calcext:value-type="float">
            <text:p>0.6607405823</text:p>
          </table:table-cell>
          <table:table-cell office:value-type="float" office:value="11871" calcext:value-type="float">
            <text:p>11871</text:p>
          </table:table-cell>
          <table:table-cell office:value-type="float" office:value="6131" calcext:value-type="float">
            <text:p>6131</text:p>
          </table:table-cell>
          <table:table-cell/>
          <table:table-cell table:formula="of:=[.C73]/15000" office:value-type="float" office:value="0.7914" calcext:value-type="float">
            <text:p>0.7914</text:p>
          </table:table-cell>
          <table:table-cell table:formula="of:=[.D73]/15000" office:value-type="float" office:value="0.408733333333333" calcext:value-type="float">
            <text:p>0.4087333333</text:p>
          </table:table-cell>
          <table:table-cell table:formula="of:=SQRT([.F73]*(1-[.F73])/15000)" office:value-type="float" office:value="0.00331748941219109" calcext:value-type="float">
            <text:p>0.0033174894</text:p>
          </table:table-cell>
          <table:table-cell table:formula="of:=SQRT([.G73]*(1-[.G73])/15000)" office:value-type="float" office:value="0.00401389582621469" calcext:value-type="float">
            <text:p>0.0040138958</text:p>
          </table:table-cell>
          <table:table-cell table:formula="of:=SQRT(([.H73]/[.F73])^2+([.I73]/[.G73])^2)*2/3" office:value-type="float" office:value="0.00711839861731815" calcext:value-type="float">
            <text:p>0.0071183986</text:p>
          </table:table-cell>
          <table:table-cell/>
          <table:table-cell table:formula="of:=[.A73]" office:value-type="float" office:value="85" calcext:value-type="float">
            <text:p>85</text:p>
          </table:table-cell>
          <table:table-cell table:formula="of:=[.B73]" office:value-type="float" office:value="0.660740582290846" calcext:value-type="float">
            <text:p>0.6607405823</text:p>
          </table:table-cell>
          <table:table-cell office:value-type="float" office:value="0" calcext:value-type="float">
            <text:p>0</text:p>
          </table:table-cell>
          <table:table-cell table:formula="of:=[.J73]" office:value-type="float" office:value="0.00711839861731815" calcext:value-type="float">
            <text:p>0.0071183986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N([.C74]/[.D74])" office:value-type="float" office:value="0.68353373139171" calcext:value-type="float">
            <text:p>0.6835337314</text:p>
          </table:table-cell>
          <table:table-cell office:value-type="float" office:value="11905" calcext:value-type="float">
            <text:p>11905</text:p>
          </table:table-cell>
          <table:table-cell office:value-type="float" office:value="6010" calcext:value-type="float">
            <text:p>6010</text:p>
          </table:table-cell>
          <table:table-cell/>
          <table:table-cell table:formula="of:=[.C74]/15000" office:value-type="float" office:value="0.793666666666667" calcext:value-type="float">
            <text:p>0.7936666667</text:p>
          </table:table-cell>
          <table:table-cell table:formula="of:=[.D74]/15000" office:value-type="float" office:value="0.400666666666667" calcext:value-type="float">
            <text:p>0.4006666667</text:p>
          </table:table-cell>
          <table:table-cell table:formula="of:=SQRT([.F74]*(1-[.F74])/15000)" office:value-type="float" office:value="0.0033041376977853" calcext:value-type="float">
            <text:p>0.0033041377</text:p>
          </table:table-cell>
          <table:table-cell table:formula="of:=SQRT([.G74]*(1-[.G74])/15000)" office:value-type="float" office:value="0.00400110725415594" calcext:value-type="float">
            <text:p>0.0040011073</text:p>
          </table:table-cell>
          <table:table-cell table:formula="of:=SQRT(([.H74]/[.F74])^2+([.I74]/[.G74])^2)*2/3" office:value-type="float" office:value="0.00721277686645324" calcext:value-type="float">
            <text:p>0.0072127769</text:p>
          </table:table-cell>
          <table:table-cell/>
          <table:table-cell table:formula="of:=[.A74]" office:value-type="float" office:value="86" calcext:value-type="float">
            <text:p>86</text:p>
          </table:table-cell>
          <table:table-cell table:formula="of:=[.B74]" office:value-type="float" office:value="0.68353373139171" calcext:value-type="float">
            <text:p>0.6835337314</text:p>
          </table:table-cell>
          <table:table-cell office:value-type="float" office:value="0" calcext:value-type="float">
            <text:p>0</text:p>
          </table:table-cell>
          <table:table-cell table:formula="of:=[.J74]" office:value-type="float" office:value="0.00721277686645324" calcext:value-type="float">
            <text:p>0.0072127769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N([.C75]/[.D75])" office:value-type="float" office:value="0.710586037801355" calcext:value-type="float">
            <text:p>0.7105860378</text:p>
          </table:table-cell>
          <table:table-cell office:value-type="float" office:value="11916" calcext:value-type="float">
            <text:p>11916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75]/15000" office:value-type="float" office:value="0.7944" calcext:value-type="float">
            <text:p>0.7944</text:p>
          </table:table-cell>
          <table:table-cell table:formula="of:=[.D75]/15000" office:value-type="float" office:value="0.390333333333333" calcext:value-type="float">
            <text:p>0.3903333333</text:p>
          </table:table-cell>
          <table:table-cell table:formula="of:=SQRT([.F75]*(1-[.F75])/15000)" office:value-type="float" office:value="0.00329978423537055" calcext:value-type="float">
            <text:p>0.0032997842</text:p>
          </table:table-cell>
          <table:table-cell table:formula="of:=SQRT([.G75]*(1-[.G75])/15000)" office:value-type="float" office:value="0.00398307437558998" calcext:value-type="float">
            <text:p>0.0039830744</text:p>
          </table:table-cell>
          <table:table-cell table:formula="of:=SQRT(([.H75]/[.F75])^2+([.I75]/[.G75])^2)*2/3" office:value-type="float" office:value="0.00734488903021631" calcext:value-type="float">
            <text:p>0.007344889</text:p>
          </table:table-cell>
          <table:table-cell/>
          <table:table-cell table:formula="of:=[.A75]" office:value-type="float" office:value="87" calcext:value-type="float">
            <text:p>87</text:p>
          </table:table-cell>
          <table:table-cell table:formula="of:=[.B75]" office:value-type="float" office:value="0.710586037801355" calcext:value-type="float">
            <text:p>0.7105860378</text:p>
          </table:table-cell>
          <table:table-cell office:value-type="float" office:value="0" calcext:value-type="float">
            <text:p>0</text:p>
          </table:table-cell>
          <table:table-cell table:formula="of:=[.J75]" office:value-type="float" office:value="0.00734488903021631" calcext:value-type="float">
            <text:p>0.007344889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N([.C76]/[.D76])" office:value-type="float" office:value="0.702647441176156" calcext:value-type="float">
            <text:p>0.7026474412</text:p>
          </table:table-cell>
          <table:table-cell office:value-type="float" office:value="11951" calcext:value-type="float">
            <text:p>11951</text:p>
          </table:table-cell>
          <table:table-cell office:value-type="float" office:value="5919" calcext:value-type="float">
            <text:p>5919</text:p>
          </table:table-cell>
          <table:table-cell/>
          <table:table-cell table:formula="of:=[.C76]/15000" office:value-type="float" office:value="0.796733333333333" calcext:value-type="float">
            <text:p>0.7967333333</text:p>
          </table:table-cell>
          <table:table-cell table:formula="of:=[.D76]/15000" office:value-type="float" office:value="0.3946" calcext:value-type="float">
            <text:p>0.3946</text:p>
          </table:table-cell>
          <table:table-cell table:formula="of:=SQRT([.F76]*(1-[.F76])/15000)" office:value-type="float" office:value="0.00328582134723206" calcext:value-type="float">
            <text:p>0.0032858213</text:p>
          </table:table-cell>
          <table:table-cell table:formula="of:=SQRT([.G76]*(1-[.G76])/15000)" office:value-type="float" office:value="0.00399074629612056" calcext:value-type="float">
            <text:p>0.0039907463</text:p>
          </table:table-cell>
          <table:table-cell table:formula="of:=SQRT(([.H76]/[.F76])^2+([.I76]/[.G76])^2)*2/3" office:value-type="float" office:value="0.00728130422636736" calcext:value-type="float">
            <text:p>0.0072813042</text:p>
          </table:table-cell>
          <table:table-cell/>
          <table:table-cell table:formula="of:=[.A76]" office:value-type="float" office:value="88" calcext:value-type="float">
            <text:p>88</text:p>
          </table:table-cell>
          <table:table-cell table:formula="of:=[.B76]" office:value-type="float" office:value="0.702647441176156" calcext:value-type="float">
            <text:p>0.7026474412</text:p>
          </table:table-cell>
          <table:table-cell office:value-type="float" office:value="0" calcext:value-type="float">
            <text:p>0</text:p>
          </table:table-cell>
          <table:table-cell table:formula="of:=[.J76]" office:value-type="float" office:value="0.00728130422636736" calcext:value-type="float">
            <text:p>0.0072813042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N([.C77]/[.D77])" office:value-type="float" office:value="0.706259071660802" calcext:value-type="float">
            <text:p>0.7062590717</text:p>
          </table:table-cell>
          <table:table-cell office:value-type="float" office:value="11899" calcext:value-type="float">
            <text:p>11899</text:p>
          </table:table-cell>
          <table:table-cell office:value-type="float" office:value="5872" calcext:value-type="float">
            <text:p>5872</text:p>
          </table:table-cell>
          <table:table-cell/>
          <table:table-cell table:formula="of:=[.C77]/15000" office:value-type="float" office:value="0.793266666666667" calcext:value-type="float">
            <text:p>0.7932666667</text:p>
          </table:table-cell>
          <table:table-cell table:formula="of:=[.D77]/15000" office:value-type="float" office:value="0.391466666666667" calcext:value-type="float">
            <text:p>0.3914666667</text:p>
          </table:table-cell>
          <table:table-cell table:formula="of:=SQRT([.F77]*(1-[.F77])/15000)" office:value-type="float" office:value="0.00330650532760519" calcext:value-type="float">
            <text:p>0.0033065053</text:p>
          </table:table-cell>
          <table:table-cell table:formula="of:=SQRT([.G77]*(1-[.G77])/15000)" office:value-type="float" office:value="0.00398514337304239" calcext:value-type="float">
            <text:p>0.0039851434</text:p>
          </table:table-cell>
          <table:table-cell table:formula="of:=SQRT(([.H77]/[.F77])^2+([.I77]/[.G77])^2)*2/3" office:value-type="float" office:value="0.00733354756881416" calcext:value-type="float">
            <text:p>0.0073335476</text:p>
          </table:table-cell>
          <table:table-cell/>
          <table:table-cell table:formula="of:=[.A77]" office:value-type="float" office:value="89" calcext:value-type="float">
            <text:p>89</text:p>
          </table:table-cell>
          <table:table-cell table:formula="of:=[.B77]" office:value-type="float" office:value="0.706259071660802" calcext:value-type="float">
            <text:p>0.7062590717</text:p>
          </table:table-cell>
          <table:table-cell office:value-type="float" office:value="0" calcext:value-type="float">
            <text:p>0</text:p>
          </table:table-cell>
          <table:table-cell table:formula="of:=[.J77]" office:value-type="float" office:value="0.00733354756881416" calcext:value-type="float">
            <text:p>0.0073335476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N([.C78]/[.D78])" office:value-type="float" office:value="0.729521035891655" calcext:value-type="float">
            <text:p>0.7295210359</text:p>
          </table:table-cell>
          <table:table-cell office:value-type="float" office:value="11926" calcext:value-type="float">
            <text:p>11926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C78]/15000" office:value-type="float" office:value="0.795066666666667" calcext:value-type="float">
            <text:p>0.7950666667</text:p>
          </table:table-cell>
          <table:table-cell table:formula="of:=[.D78]/15000" office:value-type="float" office:value="0.383333333333333" calcext:value-type="float">
            <text:p>0.3833333333</text:p>
          </table:table-cell>
          <table:table-cell table:formula="of:=SQRT([.F78]*(1-[.F78])/15000)" office:value-type="float" office:value="0.00329581211258795" calcext:value-type="float">
            <text:p>0.0032958121</text:p>
          </table:table-cell>
          <table:table-cell table:formula="of:=SQRT([.G78]*(1-[.G78])/15000)" office:value-type="float" office:value="0.00396979335221108" calcext:value-type="float">
            <text:p>0.0039697934</text:p>
          </table:table-cell>
          <table:table-cell table:formula="of:=SQRT(([.H78]/[.F78])^2+([.I78]/[.G78])^2)*2/3" office:value-type="float" office:value="0.00743655000691228" calcext:value-type="float">
            <text:p>0.00743655</text:p>
          </table:table-cell>
          <table:table-cell/>
          <table:table-cell table:formula="of:=[.A78]" office:value-type="float" office:value="90" calcext:value-type="float">
            <text:p>90</text:p>
          </table:table-cell>
          <table:table-cell table:formula="of:=[.B78]" office:value-type="float" office:value="0.729521035891655" calcext:value-type="float">
            <text:p>0.7295210359</text:p>
          </table:table-cell>
          <table:table-cell office:value-type="float" office:value="0" calcext:value-type="float">
            <text:p>0</text:p>
          </table:table-cell>
          <table:table-cell table:formula="of:=[.J78]" office:value-type="float" office:value="0.00743655000691228" calcext:value-type="float">
            <text:p>0.00743655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N([.C79]/[.D79])" office:value-type="float" office:value="0.732267815318401" calcext:value-type="float">
            <text:p>0.7322678153</text:p>
          </table:table-cell>
          <table:table-cell office:value-type="float" office:value="11990" calcext:value-type="float">
            <text:p>11990</text:p>
          </table:table-cell>
          <table:table-cell office:value-type="float" office:value="5765" calcext:value-type="float">
            <text:p>5765</text:p>
          </table:table-cell>
          <table:table-cell/>
          <table:table-cell table:formula="of:=[.C79]/15000" office:value-type="float" office:value="0.799333333333333" calcext:value-type="float">
            <text:p>0.7993333333</text:p>
          </table:table-cell>
          <table:table-cell table:formula="of:=[.D79]/15000" office:value-type="float" office:value="0.384333333333333" calcext:value-type="float">
            <text:p>0.3843333333</text:p>
          </table:table-cell>
          <table:table-cell table:formula="of:=SQRT([.F79]*(1-[.F79])/15000)" office:value-type="float" office:value="0.00327006172781244" calcext:value-type="float">
            <text:p>0.0032700617</text:p>
          </table:table-cell>
          <table:table-cell table:formula="of:=SQRT([.G79]*(1-[.G79])/15000)" office:value-type="float" office:value="0.00397174371632261" calcext:value-type="float">
            <text:p>0.0039717437</text:p>
          </table:table-cell>
          <table:table-cell table:formula="of:=SQRT(([.H79]/[.F79])^2+([.I79]/[.G79])^2)*2/3" office:value-type="float" office:value="0.00740960458056515" calcext:value-type="float">
            <text:p>0.0074096046</text:p>
          </table:table-cell>
          <table:table-cell/>
          <table:table-cell table:formula="of:=[.A79]" office:value-type="float" office:value="91" calcext:value-type="float">
            <text:p>91</text:p>
          </table:table-cell>
          <table:table-cell table:formula="of:=[.B79]" office:value-type="float" office:value="0.732267815318401" calcext:value-type="float">
            <text:p>0.7322678153</text:p>
          </table:table-cell>
          <table:table-cell office:value-type="float" office:value="0" calcext:value-type="float">
            <text:p>0</text:p>
          </table:table-cell>
          <table:table-cell table:formula="of:=[.J79]" office:value-type="float" office:value="0.00740960458056515" calcext:value-type="float">
            <text:p>0.0074096046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N([.C80]/[.D80])" office:value-type="float" office:value="0.727637740778913" calcext:value-type="float">
            <text:p>0.7276377408</text:p>
          </table:table-cell>
          <table:table-cell office:value-type="float" office:value="12005" calcext:value-type="float">
            <text:p>12005</text:p>
          </table:table-cell>
          <table:table-cell office:value-type="float" office:value="5799" calcext:value-type="float">
            <text:p>5799</text:p>
          </table:table-cell>
          <table:table-cell/>
          <table:table-cell table:formula="of:=[.C80]/15000" office:value-type="float" office:value="0.800333333333333" calcext:value-type="float">
            <text:p>0.8003333333</text:p>
          </table:table-cell>
          <table:table-cell table:formula="of:=[.D80]/15000" office:value-type="float" office:value="0.3866" calcext:value-type="float">
            <text:p>0.3866</text:p>
          </table:table-cell>
          <table:table-cell table:formula="of:=SQRT([.F80]*(1-[.F80])/15000)" office:value-type="float" office:value="0.00326394330923898" calcext:value-type="float">
            <text:p>0.0032639433</text:p>
          </table:table-cell>
          <table:table-cell table:formula="of:=SQRT([.G80]*(1-[.G80])/15000)" office:value-type="float" office:value="0.00397609892566403" calcext:value-type="float">
            <text:p>0.0039760989</text:p>
          </table:table-cell>
          <table:table-cell table:formula="of:=SQRT(([.H80]/[.F80])^2+([.I80]/[.G80])^2)*2/3" office:value-type="float" office:value="0.00737590121002144" calcext:value-type="float">
            <text:p>0.0073759012</text:p>
          </table:table-cell>
          <table:table-cell/>
          <table:table-cell table:formula="of:=[.A80]" office:value-type="float" office:value="92" calcext:value-type="float">
            <text:p>92</text:p>
          </table:table-cell>
          <table:table-cell table:formula="of:=[.B80]" office:value-type="float" office:value="0.727637740778913" calcext:value-type="float">
            <text:p>0.7276377408</text:p>
          </table:table-cell>
          <table:table-cell office:value-type="float" office:value="0" calcext:value-type="float">
            <text:p>0</text:p>
          </table:table-cell>
          <table:table-cell table:formula="of:=[.J80]" office:value-type="float" office:value="0.00737590121002144" calcext:value-type="float">
            <text:p>0.007375901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N([.C81]/[.D81])" office:value-type="float" office:value="0.757047176391609" calcext:value-type="float">
            <text:p>0.7570471764</text:p>
          </table:table-cell>
          <table:table-cell office:value-type="float" office:value="12003" calcext:value-type="float">
            <text:p>12003</text:p>
          </table:table-cell>
          <table:table-cell office:value-type="float" office:value="5630" calcext:value-type="float">
            <text:p>5630</text:p>
          </table:table-cell>
          <table:table-cell/>
          <table:table-cell table:formula="of:=[.C81]/15000" office:value-type="float" office:value="0.8002" calcext:value-type="float">
            <text:p>0.8002</text:p>
          </table:table-cell>
          <table:table-cell table:formula="of:=[.D81]/15000" office:value-type="float" office:value="0.375333333333333" calcext:value-type="float">
            <text:p>0.3753333333</text:p>
          </table:table-cell>
          <table:table-cell table:formula="of:=SQRT([.F81]*(1-[.F81])/15000)" office:value-type="float" office:value="0.0032647609407122" calcext:value-type="float">
            <text:p>0.0032647609</text:p>
          </table:table-cell>
          <table:table-cell table:formula="of:=SQRT([.G81]*(1-[.G81])/15000)" office:value-type="float" office:value="0.00395354880432102" calcext:value-type="float">
            <text:p>0.0039535488</text:p>
          </table:table-cell>
          <table:table-cell table:formula="of:=SQRT(([.H81]/[.F81])^2+([.I81]/[.G81])^2)*2/3" office:value-type="float" office:value="0.00753065041611095" calcext:value-type="float">
            <text:p>0.0075306504</text:p>
          </table:table-cell>
          <table:table-cell/>
          <table:table-cell table:formula="of:=[.A81]" office:value-type="float" office:value="93" calcext:value-type="float">
            <text:p>93</text:p>
          </table:table-cell>
          <table:table-cell table:formula="of:=[.B81]" office:value-type="float" office:value="0.757047176391609" calcext:value-type="float">
            <text:p>0.7570471764</text:p>
          </table:table-cell>
          <table:table-cell office:value-type="float" office:value="0" calcext:value-type="float">
            <text:p>0</text:p>
          </table:table-cell>
          <table:table-cell table:formula="of:=[.J81]" office:value-type="float" office:value="0.00753065041611095" calcext:value-type="float">
            <text:p>0.0075306504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N([.C82]/[.D82])" office:value-type="float" office:value="0.782473636093267" calcext:value-type="float">
            <text:p>0.7824736361</text:p>
          </table:table-cell>
          <table:table-cell office:value-type="float" office:value="12030" calcext:value-type="float">
            <text:p>12030</text:p>
          </table:table-cell>
          <table:table-cell office:value-type="float" office:value="5501" calcext:value-type="float">
            <text:p>5501</text:p>
          </table:table-cell>
          <table:table-cell/>
          <table:table-cell table:formula="of:=[.C82]/15000" office:value-type="float" office:value="0.802" calcext:value-type="float">
            <text:p>0.802</text:p>
          </table:table-cell>
          <table:table-cell table:formula="of:=[.D82]/15000" office:value-type="float" office:value="0.366733333333333" calcext:value-type="float">
            <text:p>0.3667333333</text:p>
          </table:table-cell>
          <table:table-cell table:formula="of:=SQRT([.F82]*(1-[.F82])/15000)" office:value-type="float" office:value="0.0032536748454632" calcext:value-type="float">
            <text:p>0.0032536748</text:p>
          </table:table-cell>
          <table:table-cell table:formula="of:=SQRT([.G82]*(1-[.G82])/15000)" office:value-type="float" office:value="0.00393480194804902" calcext:value-type="float">
            <text:p>0.0039348019</text:p>
          </table:table-cell>
          <table:table-cell table:formula="of:=SQRT(([.H82]/[.F82])^2+([.I82]/[.G82])^2)*2/3" office:value-type="float" office:value="0.00764714372756352" calcext:value-type="float">
            <text:p>0.0076471437</text:p>
          </table:table-cell>
          <table:table-cell/>
          <table:table-cell table:formula="of:=[.A82]" office:value-type="float" office:value="94" calcext:value-type="float">
            <text:p>94</text:p>
          </table:table-cell>
          <table:table-cell table:formula="of:=[.B82]" office:value-type="float" office:value="0.782473636093267" calcext:value-type="float">
            <text:p>0.7824736361</text:p>
          </table:table-cell>
          <table:table-cell office:value-type="float" office:value="0" calcext:value-type="float">
            <text:p>0</text:p>
          </table:table-cell>
          <table:table-cell table:formula="of:=[.J82]" office:value-type="float" office:value="0.00764714372756352" calcext:value-type="float">
            <text:p>0.0076471437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N([.C83]/[.D83])" office:value-type="float" office:value="0.793459001757792" calcext:value-type="float">
            <text:p>0.7934590018</text:p>
          </table:table-cell>
          <table:table-cell office:value-type="float" office:value="11986" calcext:value-type="float">
            <text:p>11986</text:p>
          </table:table-cell>
          <table:table-cell office:value-type="float" office:value="5421" calcext:value-type="float">
            <text:p>5421</text:p>
          </table:table-cell>
          <table:table-cell/>
          <table:table-cell table:formula="of:=[.C83]/15000" office:value-type="float" office:value="0.799066666666667" calcext:value-type="float">
            <text:p>0.7990666667</text:p>
          </table:table-cell>
          <table:table-cell table:formula="of:=[.D83]/15000" office:value-type="float" office:value="0.3614" calcext:value-type="float">
            <text:p>0.3614</text:p>
          </table:table-cell>
          <table:table-cell table:formula="of:=SQRT([.F83]*(1-[.F83])/15000)" office:value-type="float" office:value="0.00327168793223405" calcext:value-type="float">
            <text:p>0.0032716879</text:p>
          </table:table-cell>
          <table:table-cell table:formula="of:=SQRT([.G83]*(1-[.G83])/15000)" office:value-type="float" office:value="0.00392249954323346" calcext:value-type="float">
            <text:p>0.0039224995</text:p>
          </table:table-cell>
          <table:table-cell table:formula="of:=SQRT(([.H83]/[.F83])^2+([.I83]/[.G83])^2)*2/3" office:value-type="float" office:value="0.00773348120972765" calcext:value-type="float">
            <text:p>0.0077334812</text:p>
          </table:table-cell>
          <table:table-cell/>
          <table:table-cell table:formula="of:=[.A83]" office:value-type="float" office:value="95" calcext:value-type="float">
            <text:p>95</text:p>
          </table:table-cell>
          <table:table-cell table:formula="of:=[.B83]" office:value-type="float" office:value="0.793459001757792" calcext:value-type="float">
            <text:p>0.7934590018</text:p>
          </table:table-cell>
          <table:table-cell office:value-type="float" office:value="0" calcext:value-type="float">
            <text:p>0</text:p>
          </table:table-cell>
          <table:table-cell table:formula="of:=[.J83]" office:value-type="float" office:value="0.00773348120972765" calcext:value-type="float">
            <text:p>0.007733481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N([.C84]/[.D84])" office:value-type="float" office:value="0.781682154739791" calcext:value-type="float">
            <text:p>0.7816821547</text:p>
          </table:table-cell>
          <table:table-cell office:value-type="float" office:value="12062" calcext:value-type="float">
            <text:p>12062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C84]/15000" office:value-type="float" office:value="0.804133333333333" calcext:value-type="float">
            <text:p>0.8041333333</text:p>
          </table:table-cell>
          <table:table-cell table:formula="of:=[.D84]/15000" office:value-type="float" office:value="0.368" calcext:value-type="float">
            <text:p>0.368</text:p>
          </table:table-cell>
          <table:table-cell table:formula="of:=SQRT([.F84]*(1-[.F84])/15000)" office:value-type="float" office:value="0.00324040034106441" calcext:value-type="float">
            <text:p>0.0032404003</text:p>
          </table:table-cell>
          <table:table-cell table:formula="of:=SQRT([.G84]*(1-[.G84])/15000)" office:value-type="float" office:value="0.00393764735174021" calcext:value-type="float">
            <text:p>0.0039376474</text:p>
          </table:table-cell>
          <table:table-cell table:formula="of:=SQRT(([.H84]/[.F84])^2+([.I84]/[.G84])^2)*2/3" office:value-type="float" office:value="0.00762251279178177" calcext:value-type="float">
            <text:p>0.0076225128</text:p>
          </table:table-cell>
          <table:table-cell/>
          <table:table-cell table:formula="of:=[.A84]" office:value-type="float" office:value="96" calcext:value-type="float">
            <text:p>96</text:p>
          </table:table-cell>
          <table:table-cell table:formula="of:=[.B84]" office:value-type="float" office:value="0.781682154739791" calcext:value-type="float">
            <text:p>0.7816821547</text:p>
          </table:table-cell>
          <table:table-cell office:value-type="float" office:value="0" calcext:value-type="float">
            <text:p>0</text:p>
          </table:table-cell>
          <table:table-cell table:formula="of:=[.J84]" office:value-type="float" office:value="0.00762251279178177" calcext:value-type="float">
            <text:p>0.0076225128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N([.C85]/[.D85])" office:value-type="float" office:value="0.81059823845579" calcext:value-type="float">
            <text:p>0.8105982385</text:p>
          </table:table-cell>
          <table:table-cell office:value-type="float" office:value="12047" calcext:value-type="float">
            <text:p>12047</text:p>
          </table:table-cell>
          <table:table-cell office:value-type="float" office:value="5356" calcext:value-type="float">
            <text:p>5356</text:p>
          </table:table-cell>
          <table:table-cell/>
          <table:table-cell table:formula="of:=[.C85]/15000" office:value-type="float" office:value="0.803133333333333" calcext:value-type="float">
            <text:p>0.8031333333</text:p>
          </table:table-cell>
          <table:table-cell table:formula="of:=[.D85]/15000" office:value-type="float" office:value="0.357066666666667" calcext:value-type="float">
            <text:p>0.3570666667</text:p>
          </table:table-cell>
          <table:table-cell table:formula="of:=SQRT([.F85]*(1-[.F85])/15000)" office:value-type="float" office:value="0.0032466411589233" calcext:value-type="float">
            <text:p>0.0032466412</text:p>
          </table:table-cell>
          <table:table-cell table:formula="of:=SQRT([.G85]*(1-[.G85])/15000)" office:value-type="float" office:value="0.00391211845613279" calcext:value-type="float">
            <text:p>0.0039121185</text:p>
          </table:table-cell>
          <table:table-cell table:formula="of:=SQRT(([.H85]/[.F85])^2+([.I85]/[.G85])^2)*2/3" office:value-type="float" office:value="0.00778549596982432" calcext:value-type="float">
            <text:p>0.007785496</text:p>
          </table:table-cell>
          <table:table-cell/>
          <table:table-cell table:formula="of:=[.A85]" office:value-type="float" office:value="97" calcext:value-type="float">
            <text:p>97</text:p>
          </table:table-cell>
          <table:table-cell table:formula="of:=[.B85]" office:value-type="float" office:value="0.81059823845579" calcext:value-type="float">
            <text:p>0.8105982385</text:p>
          </table:table-cell>
          <table:table-cell office:value-type="float" office:value="0" calcext:value-type="float">
            <text:p>0</text:p>
          </table:table-cell>
          <table:table-cell table:formula="of:=[.J85]" office:value-type="float" office:value="0.00778549596982432" calcext:value-type="float">
            <text:p>0.007785496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N([.C86]/[.D86])" office:value-type="float" office:value="0.803279385901949" calcext:value-type="float">
            <text:p>0.8032793859</text:p>
          </table:table-cell>
          <table:table-cell office:value-type="float" office:value="12044" calcext:value-type="float">
            <text:p>12044</text:p>
          </table:table-cell>
          <table:table-cell office:value-type="float" office:value="5394" calcext:value-type="float">
            <text:p>5394</text:p>
          </table:table-cell>
          <table:table-cell/>
          <table:table-cell table:formula="of:=[.C86]/15000" office:value-type="float" office:value="0.802933333333333" calcext:value-type="float">
            <text:p>0.8029333333</text:p>
          </table:table-cell>
          <table:table-cell table:formula="of:=[.D86]/15000" office:value-type="float" office:value="0.3596" calcext:value-type="float">
            <text:p>0.3596</text:p>
          </table:table-cell>
          <table:table-cell table:formula="of:=SQRT([.F86]*(1-[.F86])/15000)" office:value-type="float" office:value="0.00324788542034717" calcext:value-type="float">
            <text:p>0.0032478854</text:p>
          </table:table-cell>
          <table:table-cell table:formula="of:=SQRT([.G86]*(1-[.G86])/15000)" office:value-type="float" office:value="0.00391822953215692" calcext:value-type="float">
            <text:p>0.0039182295</text:p>
          </table:table-cell>
          <table:table-cell table:formula="of:=SQRT(([.H86]/[.F86])^2+([.I86]/[.G86])^2)*2/3" office:value-type="float" office:value="0.00774845464454687" calcext:value-type="float">
            <text:p>0.0077484546</text:p>
          </table:table-cell>
          <table:table-cell/>
          <table:table-cell table:formula="of:=[.A86]" office:value-type="float" office:value="98" calcext:value-type="float">
            <text:p>98</text:p>
          </table:table-cell>
          <table:table-cell table:formula="of:=[.B86]" office:value-type="float" office:value="0.803279385901949" calcext:value-type="float">
            <text:p>0.8032793859</text:p>
          </table:table-cell>
          <table:table-cell office:value-type="float" office:value="0" calcext:value-type="float">
            <text:p>0</text:p>
          </table:table-cell>
          <table:table-cell table:formula="of:=[.J86]" office:value-type="float" office:value="0.00774845464454687" calcext:value-type="float">
            <text:p>0.007748454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N([.C87]/[.D87])" office:value-type="float" office:value="0.847049093853311" calcext:value-type="float">
            <text:p>0.8470490939</text:p>
          </table:table-cell>
          <table:table-cell office:value-type="float" office:value="12058" calcext:value-type="float">
            <text:p>12058</text:p>
          </table:table-cell>
          <table:table-cell office:value-type="float" office:value="5169" calcext:value-type="float">
            <text:p>5169</text:p>
          </table:table-cell>
          <table:table-cell/>
          <table:table-cell table:formula="of:=[.C87]/15000" office:value-type="float" office:value="0.803866666666667" calcext:value-type="float">
            <text:p>0.8038666667</text:p>
          </table:table-cell>
          <table:table-cell table:formula="of:=[.D87]/15000" office:value-type="float" office:value="0.3446" calcext:value-type="float">
            <text:p>0.3446</text:p>
          </table:table-cell>
          <table:table-cell table:formula="of:=SQRT([.F87]*(1-[.F87])/15000)" office:value-type="float" office:value="0.00324206774439697" calcext:value-type="float">
            <text:p>0.0032420677</text:p>
          </table:table-cell>
          <table:table-cell table:formula="of:=SQRT([.G87]*(1-[.G87])/15000)" office:value-type="float" office:value="0.00388029930117081" calcext:value-type="float">
            <text:p>0.0038802993</text:p>
          </table:table-cell>
          <table:table-cell table:formula="of:=SQRT(([.H87]/[.F87])^2+([.I87]/[.G87])^2)*2/3" office:value-type="float" office:value="0.00797385107634413" calcext:value-type="float">
            <text:p>0.0079738511</text:p>
          </table:table-cell>
          <table:table-cell/>
          <table:table-cell table:formula="of:=[.A87]" office:value-type="float" office:value="99" calcext:value-type="float">
            <text:p>99</text:p>
          </table:table-cell>
          <table:table-cell table:formula="of:=[.B87]" office:value-type="float" office:value="0.847049093853311" calcext:value-type="float">
            <text:p>0.8470490939</text:p>
          </table:table-cell>
          <table:table-cell office:value-type="float" office:value="0" calcext:value-type="float">
            <text:p>0</text:p>
          </table:table-cell>
          <table:table-cell table:formula="of:=[.J87]" office:value-type="float" office:value="0.00797385107634413" calcext:value-type="float">
            <text:p>0.0079738511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N([.C88]/[.D88])" office:value-type="float" office:value="0.845451239590974" calcext:value-type="float">
            <text:p>0.8454512396</text:p>
          </table:table-cell>
          <table:table-cell office:value-type="float" office:value="12083" calcext:value-type="float">
            <text:p>12083</text:p>
          </table:table-cell>
          <table:table-cell office:value-type="float" office:value="5188" calcext:value-type="float">
            <text:p>5188</text:p>
          </table:table-cell>
          <table:table-cell/>
          <table:table-cell table:formula="of:=[.C88]/15000" office:value-type="float" office:value="0.805533333333333" calcext:value-type="float">
            <text:p>0.8055333333</text:p>
          </table:table-cell>
          <table:table-cell table:formula="of:=[.D88]/15000" office:value-type="float" office:value="0.345866666666667" calcext:value-type="float">
            <text:p>0.3458666667</text:p>
          </table:table-cell>
          <table:table-cell table:formula="of:=SQRT([.F88]*(1-[.F88])/15000)" office:value-type="float" office:value="0.0032316082912612" calcext:value-type="float">
            <text:p>0.0032316083</text:p>
          </table:table-cell>
          <table:table-cell table:formula="of:=SQRT([.G88]*(1-[.G88])/15000)" office:value-type="float" office:value="0.00388366592757887" calcext:value-type="float">
            <text:p>0.0038836659</text:p>
          </table:table-cell>
          <table:table-cell table:formula="of:=SQRT(([.H88]/[.F88])^2+([.I88]/[.G88])^2)*2/3" office:value-type="float" office:value="0.00794928581553255" calcext:value-type="float">
            <text:p>0.0079492858</text:p>
          </table:table-cell>
          <table:table-cell/>
          <table:table-cell table:formula="of:=[.A88]" office:value-type="float" office:value="100" calcext:value-type="float">
            <text:p>100</text:p>
          </table:table-cell>
          <table:table-cell table:formula="of:=[.B88]" office:value-type="float" office:value="0.845451239590974" calcext:value-type="float">
            <text:p>0.8454512396</text:p>
          </table:table-cell>
          <table:table-cell office:value-type="float" office:value="0" calcext:value-type="float">
            <text:p>0</text:p>
          </table:table-cell>
          <table:table-cell table:formula="of:=[.J88]" office:value-type="float" office:value="0.00794928581553255" calcext:value-type="float">
            <text:p>0.0079492858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LN([.C89]/[.D89])" office:value-type="float" office:value="0.829382538086391" calcext:value-type="float">
            <text:p>0.8293825381</text:p>
          </table:table-cell>
          <table:table-cell office:value-type="float" office:value="12115" calcext:value-type="float">
            <text:p>12115</text:p>
          </table:table-cell>
          <table:table-cell office:value-type="float" office:value="5286" calcext:value-type="float">
            <text:p>5286</text:p>
          </table:table-cell>
          <table:table-cell/>
          <table:table-cell table:formula="of:=[.C89]/15000" office:value-type="float" office:value="0.807666666666667" calcext:value-type="float">
            <text:p>0.8076666667</text:p>
          </table:table-cell>
          <table:table-cell table:formula="of:=[.D89]/15000" office:value-type="float" office:value="0.3524" calcext:value-type="float">
            <text:p>0.3524</text:p>
          </table:table-cell>
          <table:table-cell table:formula="of:=SQRT([.F89]*(1-[.F89])/15000)" office:value-type="float" office:value="0.00321808661808247" calcext:value-type="float">
            <text:p>0.0032180866</text:p>
          </table:table-cell>
          <table:table-cell table:formula="of:=SQRT([.G89]*(1-[.G89])/15000)" office:value-type="float" office:value="0.00390054902118492" calcext:value-type="float">
            <text:p>0.003900549</text:p>
          </table:table-cell>
          <table:table-cell table:formula="of:=SQRT(([.H89]/[.F89])^2+([.I89]/[.G89])^2)*2/3" office:value-type="float" office:value="0.0078425600382698" calcext:value-type="float">
            <text:p>0.00784256</text:p>
          </table:table-cell>
          <table:table-cell/>
          <table:table-cell table:formula="of:=[.A89]" office:value-type="float" office:value="101" calcext:value-type="float">
            <text:p>101</text:p>
          </table:table-cell>
          <table:table-cell table:formula="of:=[.B89]" office:value-type="float" office:value="0.829382538086391" calcext:value-type="float">
            <text:p>0.8293825381</text:p>
          </table:table-cell>
          <table:table-cell office:value-type="float" office:value="0" calcext:value-type="float">
            <text:p>0</text:p>
          </table:table-cell>
          <table:table-cell table:formula="of:=[.J89]" office:value-type="float" office:value="0.0078425600382698" calcext:value-type="float">
            <text:p>0.00784256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LN([.C90]/[.D90])" office:value-type="float" office:value="0.846142458756648" calcext:value-type="float">
            <text:p>0.8461424588</text:p>
          </table:table-cell>
          <table:table-cell office:value-type="float" office:value="12110" calcext:value-type="float">
            <text:p>12110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90]/15000" office:value-type="float" office:value="0.807333333333333" calcext:value-type="float">
            <text:p>0.8073333333</text:p>
          </table:table-cell>
          <table:table-cell table:formula="of:=[.D90]/15000" office:value-type="float" office:value="0.3464" calcext:value-type="float">
            <text:p>0.3464</text:p>
          </table:table-cell>
          <table:table-cell table:formula="of:=SQRT([.F90]*(1-[.F90])/15000)" office:value-type="float" office:value="0.00322020933297016" calcext:value-type="float">
            <text:p>0.0032202093</text:p>
          </table:table-cell>
          <table:table-cell table:formula="of:=SQRT([.G90]*(1-[.G90])/15000)" office:value-type="float" office:value="0.003885074345063" calcext:value-type="float">
            <text:p>0.0038850743</text:p>
          </table:table-cell>
          <table:table-cell table:formula="of:=SQRT(([.H90]/[.F90])^2+([.I90]/[.G90])^2)*2/3" office:value-type="float" office:value="0.00793581991848753" calcext:value-type="float">
            <text:p>0.0079358199</text:p>
          </table:table-cell>
          <table:table-cell/>
          <table:table-cell table:formula="of:=[.A90]" office:value-type="float" office:value="102" calcext:value-type="float">
            <text:p>102</text:p>
          </table:table-cell>
          <table:table-cell table:formula="of:=[.B90]" office:value-type="float" office:value="0.846142458756648" calcext:value-type="float">
            <text:p>0.8461424588</text:p>
          </table:table-cell>
          <table:table-cell office:value-type="float" office:value="0" calcext:value-type="float">
            <text:p>0</text:p>
          </table:table-cell>
          <table:table-cell table:formula="of:=[.J90]" office:value-type="float" office:value="0.00793581991848753" calcext:value-type="float">
            <text:p>0.007935819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LN([.C91]/[.D91])" office:value-type="float" office:value="0.836547132922504" calcext:value-type="float">
            <text:p>0.8365471329</text:p>
          </table:table-cell>
          <table:table-cell office:value-type="float" office:value="12089" calcext:value-type="float">
            <text:p>12089</text:p>
          </table:table-cell>
          <table:table-cell office:value-type="float" office:value="5237" calcext:value-type="float">
            <text:p>5237</text:p>
          </table:table-cell>
          <table:table-cell/>
          <table:table-cell table:formula="of:=[.C91]/15000" office:value-type="float" office:value="0.805933333333333" calcext:value-type="float">
            <text:p>0.8059333333</text:p>
          </table:table-cell>
          <table:table-cell table:formula="of:=[.D91]/15000" office:value-type="float" office:value="0.349133333333333" calcext:value-type="float">
            <text:p>0.3491333333</text:p>
          </table:table-cell>
          <table:table-cell table:formula="of:=SQRT([.F91]*(1-[.F91])/15000)" office:value-type="float" office:value="0.00322908444769882" calcext:value-type="float">
            <text:p>0.0032290844</text:p>
          </table:table-cell>
          <table:table-cell table:formula="of:=SQRT([.G91]*(1-[.G91])/15000)" office:value-type="float" office:value="0.00389220801849789" calcext:value-type="float">
            <text:p>0.003892208</text:p>
          </table:table-cell>
          <table:table-cell table:formula="of:=SQRT(([.H91]/[.F91])^2+([.I91]/[.G91])^2)*2/3" office:value-type="float" office:value="0.00789755267920917" calcext:value-type="float">
            <text:p>0.0078975527</text:p>
          </table:table-cell>
          <table:table-cell/>
          <table:table-cell table:formula="of:=[.A91]" office:value-type="float" office:value="103" calcext:value-type="float">
            <text:p>103</text:p>
          </table:table-cell>
          <table:table-cell table:formula="of:=[.B91]" office:value-type="float" office:value="0.836547132922504" calcext:value-type="float">
            <text:p>0.8365471329</text:p>
          </table:table-cell>
          <table:table-cell office:value-type="float" office:value="0" calcext:value-type="float">
            <text:p>0</text:p>
          </table:table-cell>
          <table:table-cell table:formula="of:=[.J91]" office:value-type="float" office:value="0.00789755267920917" calcext:value-type="float">
            <text:p>0.0078975527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LN([.C92]/[.D92])" office:value-type="float" office:value="0.824112749006892" calcext:value-type="float">
            <text:p>0.824112749</text:p>
          </table:table-cell>
          <table:table-cell office:value-type="float" office:value="12122" calcext:value-type="float">
            <text:p>12122</text:p>
          </table:table-cell>
          <table:table-cell office:value-type="float" office:value="5317" calcext:value-type="float">
            <text:p>5317</text:p>
          </table:table-cell>
          <table:table-cell/>
          <table:table-cell table:formula="of:=[.C92]/15000" office:value-type="float" office:value="0.808133333333333" calcext:value-type="float">
            <text:p>0.8081333333</text:p>
          </table:table-cell>
          <table:table-cell table:formula="of:=[.D92]/15000" office:value-type="float" office:value="0.354466666666667" calcext:value-type="float">
            <text:p>0.3544666667</text:p>
          </table:table-cell>
          <table:table-cell table:formula="of:=SQRT([.F92]*(1-[.F92])/15000)" office:value-type="float" office:value="0.00321510859214106" calcext:value-type="float">
            <text:p>0.0032151086</text:p>
          </table:table-cell>
          <table:table-cell table:formula="of:=SQRT([.G92]*(1-[.G92])/15000)" office:value-type="float" office:value="0.00390572271493074" calcext:value-type="float">
            <text:p>0.0039057227</text:p>
          </table:table-cell>
          <table:table-cell table:formula="of:=SQRT(([.H92]/[.F92])^2+([.I92]/[.G92])^2)*2/3" office:value-type="float" office:value="0.00780988795515634" calcext:value-type="float">
            <text:p>0.007809888</text:p>
          </table:table-cell>
          <table:table-cell/>
          <table:table-cell table:formula="of:=[.A92]" office:value-type="float" office:value="104" calcext:value-type="float">
            <text:p>104</text:p>
          </table:table-cell>
          <table:table-cell table:formula="of:=[.B92]" office:value-type="float" office:value="0.824112749006892" calcext:value-type="float">
            <text:p>0.824112749</text:p>
          </table:table-cell>
          <table:table-cell office:value-type="float" office:value="0" calcext:value-type="float">
            <text:p>0</text:p>
          </table:table-cell>
          <table:table-cell table:formula="of:=[.J92]" office:value-type="float" office:value="0.00780988795515634" calcext:value-type="float">
            <text:p>0.007809888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C93]/[.D93])" office:value-type="float" office:value="0.839016126001548" calcext:value-type="float">
            <text:p>0.839016126</text:p>
          </table:table-cell>
          <table:table-cell office:value-type="float" office:value="12105" calcext:value-type="float">
            <text:p>12105</text:p>
          </table:table-cell>
          <table:table-cell office:value-type="float" office:value="5231" calcext:value-type="float">
            <text:p>5231</text:p>
          </table:table-cell>
          <table:table-cell/>
          <table:table-cell table:formula="of:=[.C93]/15000" office:value-type="float" office:value="0.807" calcext:value-type="float">
            <text:p>0.807</text:p>
          </table:table-cell>
          <table:table-cell table:formula="of:=[.D93]/15000" office:value-type="float" office:value="0.348733333333333" calcext:value-type="float">
            <text:p>0.3487333333</text:p>
          </table:table-cell>
          <table:table-cell table:formula="of:=SQRT([.F93]*(1-[.F93])/15000)" office:value-type="float" office:value="0.00322232835074267" calcext:value-type="float">
            <text:p>0.0032223284</text:p>
          </table:table-cell>
          <table:table-cell table:formula="of:=SQRT([.G93]*(1-[.G93])/15000)" office:value-type="float" office:value="0.00389117287849954" calcext:value-type="float">
            <text:p>0.0038911729</text:p>
          </table:table-cell>
          <table:table-cell table:formula="of:=SQRT(([.H93]/[.F93])^2+([.I93]/[.G93])^2)*2/3" office:value-type="float" office:value="0.00790063836811387" calcext:value-type="float">
            <text:p>0.0079006384</text:p>
          </table:table-cell>
          <table:table-cell/>
          <table:table-cell table:formula="of:=[.A93]" office:value-type="float" office:value="105" calcext:value-type="float">
            <text:p>105</text:p>
          </table:table-cell>
          <table:table-cell table:formula="of:=[.B93]" office:value-type="float" office:value="0.839016126001548" calcext:value-type="float">
            <text:p>0.839016126</text:p>
          </table:table-cell>
          <table:table-cell office:value-type="float" office:value="0" calcext:value-type="float">
            <text:p>0</text:p>
          </table:table-cell>
          <table:table-cell table:formula="of:=[.J93]" office:value-type="float" office:value="0.00790063836811387" calcext:value-type="float">
            <text:p>0.0079006384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LN([.C94]/[.D94])" office:value-type="float" office:value="0.85656849411993" calcext:value-type="float">
            <text:p>0.8565684941</text:p>
          </table:table-cell>
          <table:table-cell office:value-type="float" office:value="12065" calcext:value-type="float">
            <text:p>12065</text:p>
          </table:table-cell>
          <table:table-cell office:value-type="float" office:value="5123" calcext:value-type="float">
            <text:p>5123</text:p>
          </table:table-cell>
          <table:table-cell/>
          <table:table-cell table:formula="of:=[.C94]/15000" office:value-type="float" office:value="0.804333333333333" calcext:value-type="float">
            <text:p>0.8043333333</text:p>
          </table:table-cell>
          <table:table-cell table:formula="of:=[.D94]/15000" office:value-type="float" office:value="0.341533333333333" calcext:value-type="float">
            <text:p>0.3415333333</text:p>
          </table:table-cell>
          <table:table-cell table:formula="of:=SQRT([.F94]*(1-[.F94])/15000)" office:value-type="float" office:value="0.00323914826481924" calcext:value-type="float">
            <text:p>0.0032391483</text:p>
          </table:table-cell>
          <table:table-cell table:formula="of:=SQRT([.G94]*(1-[.G94])/15000)" office:value-type="float" office:value="0.00387202200024359" calcext:value-type="float">
            <text:p>0.003872022</text:p>
          </table:table-cell>
          <table:table-cell table:formula="of:=SQRT(([.H94]/[.F94])^2+([.I94]/[.G94])^2)*2/3" office:value-type="float" office:value="0.00802078325517803" calcext:value-type="float">
            <text:p>0.0080207833</text:p>
          </table:table-cell>
          <table:table-cell/>
          <table:table-cell table:formula="of:=[.A94]" office:value-type="float" office:value="106" calcext:value-type="float">
            <text:p>106</text:p>
          </table:table-cell>
          <table:table-cell table:formula="of:=[.B94]" office:value-type="float" office:value="0.85656849411993" calcext:value-type="float">
            <text:p>0.8565684941</text:p>
          </table:table-cell>
          <table:table-cell office:value-type="float" office:value="0" calcext:value-type="float">
            <text:p>0</text:p>
          </table:table-cell>
          <table:table-cell table:formula="of:=[.J94]" office:value-type="float" office:value="0.00802078325517803" calcext:value-type="float">
            <text:p>0.0080207833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LN([.C95]/[.D95])" office:value-type="float" office:value="0.858948907515099" calcext:value-type="float">
            <text:p>0.8589489075</text:p>
          </table:table-cell>
          <table:table-cell office:value-type="float" office:value="12115" calcext:value-type="float">
            <text:p>12115</text:p>
          </table:table-cell>
          <table:table-cell office:value-type="float" office:value="5132" calcext:value-type="float">
            <text:p>5132</text:p>
          </table:table-cell>
          <table:table-cell/>
          <table:table-cell table:formula="of:=[.C95]/15000" office:value-type="float" office:value="0.807666666666667" calcext:value-type="float">
            <text:p>0.8076666667</text:p>
          </table:table-cell>
          <table:table-cell table:formula="of:=[.D95]/15000" office:value-type="float" office:value="0.342133333333333" calcext:value-type="float">
            <text:p>0.3421333333</text:p>
          </table:table-cell>
          <table:table-cell table:formula="of:=SQRT([.F95]*(1-[.F95])/15000)" office:value-type="float" office:value="0.00321808661808247" calcext:value-type="float">
            <text:p>0.0032180866</text:p>
          </table:table-cell>
          <table:table-cell table:formula="of:=SQRT([.G95]*(1-[.G95])/15000)" office:value-type="float" office:value="0.00387365559952143" calcext:value-type="float">
            <text:p>0.0038736556</text:p>
          </table:table-cell>
          <table:table-cell table:formula="of:=SQRT(([.H95]/[.F95])^2+([.I95]/[.G95])^2)*2/3" office:value-type="float" office:value="0.0080017991393591" calcext:value-type="float">
            <text:p>0.0080017991</text:p>
          </table:table-cell>
          <table:table-cell/>
          <table:table-cell table:formula="of:=[.A95]" office:value-type="float" office:value="107" calcext:value-type="float">
            <text:p>107</text:p>
          </table:table-cell>
          <table:table-cell table:formula="of:=[.B95]" office:value-type="float" office:value="0.858948907515099" calcext:value-type="float">
            <text:p>0.8589489075</text:p>
          </table:table-cell>
          <table:table-cell office:value-type="float" office:value="0" calcext:value-type="float">
            <text:p>0</text:p>
          </table:table-cell>
          <table:table-cell table:formula="of:=[.J95]" office:value-type="float" office:value="0.0080017991393591" calcext:value-type="float">
            <text:p>0.0080017991</text:p>
          </table:table-cell>
          <table:table-cell table:number-columns-repeated="16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6"/>
          <table:table-cell office:value-type="string" calcext:value-type="string">
            <text:p>Run2</text:p>
          </table:table-cell>
          <table:table-cell table:number-columns-repeated="24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LN([.C98]/[.D98])/3" office:value-type="float" office:value="0.167405538060649" calcext:value-type="float">
            <text:p>0.1674055381</text:p>
          </table:table-cell>
          <table:table-cell office:value-type="float" office:value="14997" calcext:value-type="float">
            <text:p>14997</text:p>
          </table:table-cell>
          <table:table-cell office:value-type="float" office:value="9076" calcext:value-type="float">
            <text:p>9076</text:p>
          </table:table-cell>
          <table:table-cell/>
          <table:table-cell table:formula="of:=[.C98]/15000" office:value-type="float" office:value="0.9998" calcext:value-type="float">
            <text:p>0.9998</text:p>
          </table:table-cell>
          <table:table-cell table:formula="of:=[.D98]/15000" office:value-type="float" office:value="0.605066666666667" calcext:value-type="float">
            <text:p>0.6050666667</text:p>
          </table:table-cell>
          <table:table-cell table:formula="of:=SQRT([.F98]*(1-[.F98])/15000)" office:value-type="float" office:value="0.000115458506255127" calcext:value-type="float">
            <text:p>0.0001154585</text:p>
          </table:table-cell>
          <table:table-cell table:formula="of:=SQRT([.G98]*(1-[.G98])/15000)" office:value-type="float" office:value="0.00399133223836817" calcext:value-type="float">
            <text:p>0.0039913322</text:p>
          </table:table-cell>
          <table:table-cell table:formula="of:=SQRT(([.H98]/[.F98])^2+([.I98]/[.G98])^2)/3" office:value-type="float" office:value="0.00219917574649806" calcext:value-type="float">
            <text:p>0.0021991757</text:p>
          </table:table-cell>
          <table:table-cell office:value-type="float" office:value="204" calcext:value-type="float">
            <text:p>204</text:p>
          </table:table-cell>
          <table:table-cell table:formula="of:=[.A98]" office:value-type="float" office:value="0.32" calcext:value-type="float">
            <text:p>0.32</text:p>
          </table:table-cell>
          <table:table-cell table:formula="of:=[.B98]" office:value-type="float" office:value="0.167405538060649" calcext:value-type="float">
            <text:p>0.1674055381</text:p>
          </table:table-cell>
          <table:table-cell office:value-type="float" office:value="0" calcext:value-type="float">
            <text:p>0</text:p>
          </table:table-cell>
          <table:table-cell table:formula="of:=[.J98]" office:value-type="float" office:value="0.00219917574649806" calcext:value-type="float">
            <text:p>0.0021991757</text:p>
          </table:table-cell>
          <table:table-cell table:number-columns-repeated="16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LN([.C99]/[.D99])/3" office:value-type="float" office:value="0.244450858397439" calcext:value-type="float">
            <text:p>0.2444508584</text:p>
          </table:table-cell>
          <table:table-cell office:value-type="float" office:value="14997" calcext:value-type="float">
            <text:p>14997</text:p>
          </table:table-cell>
          <table:table-cell office:value-type="float" office:value="7203" calcext:value-type="float">
            <text:p>7203</text:p>
          </table:table-cell>
          <table:table-cell/>
          <table:table-cell table:formula="of:=[.C99]/15000" office:value-type="float" office:value="0.9998" calcext:value-type="float">
            <text:p>0.9998</text:p>
          </table:table-cell>
          <table:table-cell table:formula="of:=[.D99]/15000" office:value-type="float" office:value="0.4802" calcext:value-type="float">
            <text:p>0.4802</text:p>
          </table:table-cell>
          <table:table-cell table:formula="of:=SQRT([.F99]*(1-[.F99])/15000)" office:value-type="float" office:value="0.000115458506255127" calcext:value-type="float">
            <text:p>0.0001154585</text:p>
          </table:table-cell>
          <table:table-cell table:formula="of:=SQRT([.G99]*(1-[.G99])/15000)" office:value-type="float" office:value="0.00407928065554047" calcext:value-type="float">
            <text:p>0.0040792807</text:p>
          </table:table-cell>
          <table:table-cell table:formula="of:=SQRT(([.H99]/[.F99])^2+([.I99]/[.G99])^2)/3" office:value-type="float" office:value="0.00283191556596898" calcext:value-type="float">
            <text:p>0.0028319156</text:p>
          </table:table-cell>
          <table:table-cell office:value-type="float" office:value="205" calcext:value-type="float">
            <text:p>205</text:p>
          </table:table-cell>
          <table:table-cell table:formula="of:=[.A99]" office:value-type="float" office:value="0.82" calcext:value-type="float">
            <text:p>0.82</text:p>
          </table:table-cell>
          <table:table-cell table:formula="of:=[.B99]" office:value-type="float" office:value="0.244450858397439" calcext:value-type="float">
            <text:p>0.2444508584</text:p>
          </table:table-cell>
          <table:table-cell office:value-type="float" office:value="0" calcext:value-type="float">
            <text:p>0</text:p>
          </table:table-cell>
          <table:table-cell table:formula="of:=[.J99]" office:value-type="float" office:value="0.00283191556596898" calcext:value-type="float">
            <text:p>0.0028319156</text:p>
          </table:table-cell>
          <table:table-cell table:number-columns-repeated="16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LN([.C100]/[.D100])/3" office:value-type="float" office:value="0.293119540851577" calcext:value-type="float">
            <text:p>0.2931195409</text:p>
          </table:table-cell>
          <table:table-cell office:value-type="float" office:value="14991" calcext:value-type="float">
            <text:p>14991</text:p>
          </table:table-cell>
          <table:table-cell office:value-type="float" office:value="6222" calcext:value-type="float">
            <text:p>6222</text:p>
          </table:table-cell>
          <table:table-cell/>
          <table:table-cell table:formula="of:=[.C100]/15000" office:value-type="float" office:value="0.9994" calcext:value-type="float">
            <text:p>0.9994</text:p>
          </table:table-cell>
          <table:table-cell table:formula="of:=[.D100]/15000" office:value-type="float" office:value="0.4148" calcext:value-type="float">
            <text:p>0.4148</text:p>
          </table:table-cell>
          <table:table-cell table:formula="of:=SQRT([.F100]*(1-[.F100])/15000)" office:value-type="float" office:value="0.000199939990997306" calcext:value-type="float">
            <text:p>0.00019994</text:p>
          </table:table-cell>
          <table:table-cell table:formula="of:=SQRT([.G100]*(1-[.G100])/15000)" office:value-type="float" office:value="0.00402277648728669" calcext:value-type="float">
            <text:p>0.0040227765</text:p>
          </table:table-cell>
          <table:table-cell table:formula="of:=SQRT(([.H100]/[.F100])^2+([.I100]/[.G100])^2)/3" office:value-type="float" office:value="0.00323339146104015" calcext:value-type="float">
            <text:p>0.0032333915</text:p>
          </table:table-cell>
          <table:table-cell office:value-type="float" office:value="206" calcext:value-type="float">
            <text:p>206</text:p>
          </table:table-cell>
          <table:table-cell table:formula="of:=[.A100]" office:value-type="float" office:value="1.32" calcext:value-type="float">
            <text:p>1.32</text:p>
          </table:table-cell>
          <table:table-cell table:formula="of:=[.B100]" office:value-type="float" office:value="0.293119540851577" calcext:value-type="float">
            <text:p>0.2931195409</text:p>
          </table:table-cell>
          <table:table-cell office:value-type="float" office:value="0" calcext:value-type="float">
            <text:p>0</text:p>
          </table:table-cell>
          <table:table-cell table:formula="of:=[.J100]" office:value-type="float" office:value="0.00323339146104015" calcext:value-type="float">
            <text:p>0.0032333915</text:p>
          </table:table-cell>
          <table:table-cell table:number-columns-repeated="16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LN([.C101]/[.D101])/3" office:value-type="float" office:value="0.307224789987629" calcext:value-type="float">
            <text:p>0.30722479</text:p>
          </table:table-cell>
          <table:table-cell office:value-type="float" office:value="14993" calcext:value-type="float">
            <text:p>14993</text:p>
          </table:table-cell>
          <table:table-cell office:value-type="float" office:value="5965" calcext:value-type="float">
            <text:p>5965</text:p>
          </table:table-cell>
          <table:table-cell/>
          <table:table-cell table:formula="of:=[.C101]/15000" office:value-type="float" office:value="0.999533333333333" calcext:value-type="float">
            <text:p>0.9995333333</text:p>
          </table:table-cell>
          <table:table-cell table:formula="of:=[.D101]/15000" office:value-type="float" office:value="0.397666666666667" calcext:value-type="float">
            <text:p>0.3976666667</text:p>
          </table:table-cell>
          <table:table-cell table:formula="of:=SQRT([.F101]*(1-[.F101])/15000)" office:value-type="float" office:value="0.000176342259803455" calcext:value-type="float">
            <text:p>0.0001763423</text:p>
          </table:table-cell>
          <table:table-cell table:formula="of:=SQRT([.G101]*(1-[.G101])/15000)" office:value-type="float" office:value="0.00399606380403591" calcext:value-type="float">
            <text:p>0.0039960638</text:p>
          </table:table-cell>
          <table:table-cell table:formula="of:=SQRT(([.H101]/[.F101])^2+([.I101]/[.G101])^2)/3" office:value-type="float" office:value="0.00335010866211169" calcext:value-type="float">
            <text:p>0.0033501087</text:p>
          </table:table-cell>
          <table:table-cell office:value-type="float" office:value="207" calcext:value-type="float">
            <text:p>207</text:p>
          </table:table-cell>
          <table:table-cell table:formula="of:=[.A101]" office:value-type="float" office:value="1.82" calcext:value-type="float">
            <text:p>1.82</text:p>
          </table:table-cell>
          <table:table-cell table:formula="of:=[.B101]" office:value-type="float" office:value="0.307224789987629" calcext:value-type="float">
            <text:p>0.30722479</text:p>
          </table:table-cell>
          <table:table-cell office:value-type="float" office:value="0" calcext:value-type="float">
            <text:p>0</text:p>
          </table:table-cell>
          <table:table-cell table:formula="of:=[.J101]" office:value-type="float" office:value="0.00335010866211169" calcext:value-type="float">
            <text:p>0.0033501087</text:p>
          </table:table-cell>
          <table:table-cell table:number-columns-repeated="16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formula="of:=LN([.C102]/[.D102])/3" office:value-type="float" office:value="0.33205277159028" calcext:value-type="float">
            <text:p>0.3320527716</text:p>
          </table:table-cell>
          <table:table-cell office:value-type="float" office:value="14988" calcext:value-type="float">
            <text:p>14988</text:p>
          </table:table-cell>
          <table:table-cell office:value-type="float" office:value="5535" calcext:value-type="float">
            <text:p>5535</text:p>
          </table:table-cell>
          <table:table-cell/>
          <table:table-cell table:formula="of:=[.C102]/15000" office:value-type="float" office:value="0.9992" calcext:value-type="float">
            <text:p>0.9992</text:p>
          </table:table-cell>
          <table:table-cell table:formula="of:=[.D102]/15000" office:value-type="float" office:value="0.369" calcext:value-type="float">
            <text:p>0.369</text:p>
          </table:table-cell>
          <table:table-cell table:formula="of:=SQRT([.F102]*(1-[.F102])/15000)" office:value-type="float" office:value="0.000230847713150181" calcext:value-type="float">
            <text:p>0.0002308477</text:p>
          </table:table-cell>
          <table:table-cell table:formula="of:=SQRT([.G102]*(1-[.G102])/15000)" office:value-type="float" office:value="0.00393987309440292" calcext:value-type="float">
            <text:p>0.0039398731</text:p>
          </table:table-cell>
          <table:table-cell table:formula="of:=SQRT(([.H102]/[.F102])^2+([.I102]/[.G102])^2)/3" office:value-type="float" office:value="0.00355988736898755" calcext:value-type="float">
            <text:p>0.0035598874</text:p>
          </table:table-cell>
          <table:table-cell office:value-type="float" office:value="208" calcext:value-type="float">
            <text:p>208</text:p>
          </table:table-cell>
          <table:table-cell table:formula="of:=[.A102]" office:value-type="float" office:value="2.32" calcext:value-type="float">
            <text:p>2.32</text:p>
          </table:table-cell>
          <table:table-cell table:formula="of:=[.B102]" office:value-type="float" office:value="0.33205277159028" calcext:value-type="float">
            <text:p>0.3320527716</text:p>
          </table:table-cell>
          <table:table-cell office:value-type="float" office:value="0" calcext:value-type="float">
            <text:p>0</text:p>
          </table:table-cell>
          <table:table-cell table:formula="of:=[.J102]" office:value-type="float" office:value="0.00355988736898755" calcext:value-type="float">
            <text:p>0.0035598874</text:p>
          </table:table-cell>
          <table:table-cell table:number-columns-repeated="16"/>
        </table:table-row>
        <table:table-row table:style-name="ro1">
          <table:table-cell office:value-type="float" office:value="2.82" calcext:value-type="float">
            <text:p>2.82</text:p>
          </table:table-cell>
          <table:table-cell table:formula="of:=LN([.C103]/[.D103])/3" office:value-type="float" office:value="0.341954489728252" calcext:value-type="float">
            <text:p>0.3419544897</text:p>
          </table:table-cell>
          <table:table-cell office:value-type="float" office:value="14988" calcext:value-type="float">
            <text:p>14988</text:p>
          </table:table-cell>
          <table:table-cell office:value-type="float" office:value="5373" calcext:value-type="float">
            <text:p>5373</text:p>
          </table:table-cell>
          <table:table-cell/>
          <table:table-cell table:formula="of:=[.C103]/15000" office:value-type="float" office:value="0.9992" calcext:value-type="float">
            <text:p>0.9992</text:p>
          </table:table-cell>
          <table:table-cell table:formula="of:=[.D103]/15000" office:value-type="float" office:value="0.3582" calcext:value-type="float">
            <text:p>0.3582</text:p>
          </table:table-cell>
          <table:table-cell table:formula="of:=SQRT([.F103]*(1-[.F103])/15000)" office:value-type="float" office:value="0.000230847713150181" calcext:value-type="float">
            <text:p>0.0002308477</text:p>
          </table:table-cell>
          <table:table-cell table:formula="of:=SQRT([.G103]*(1-[.G103])/15000)" office:value-type="float" office:value="0.00391486704755091" calcext:value-type="float">
            <text:p>0.003914867</text:p>
          </table:table-cell>
          <table:table-cell table:formula="of:=SQRT(([.H103]/[.F103])^2+([.I103]/[.G103])^2)/3" office:value-type="float" office:value="0.00364390622779556" calcext:value-type="float">
            <text:p>0.0036439062</text:p>
          </table:table-cell>
          <table:table-cell office:value-type="float" office:value="209" calcext:value-type="float">
            <text:p>209</text:p>
          </table:table-cell>
          <table:table-cell table:formula="of:=[.A103]" office:value-type="float" office:value="2.82" calcext:value-type="float">
            <text:p>2.82</text:p>
          </table:table-cell>
          <table:table-cell table:formula="of:=[.B103]" office:value-type="float" office:value="0.341954489728252" calcext:value-type="float">
            <text:p>0.3419544897</text:p>
          </table:table-cell>
          <table:table-cell office:value-type="float" office:value="0" calcext:value-type="float">
            <text:p>0</text:p>
          </table:table-cell>
          <table:table-cell table:formula="of:=[.J103]" office:value-type="float" office:value="0.00364390622779556" calcext:value-type="float">
            <text:p>0.0036439062</text:p>
          </table:table-cell>
          <table:table-cell table:number-columns-repeated="16"/>
        </table:table-row>
        <table:table-row table:style-name="ro1">
          <table:table-cell office:value-type="float" office:value="3.32" calcext:value-type="float">
            <text:p>3.32</text:p>
          </table:table-cell>
          <table:table-cell table:formula="of:=LN([.C104]/[.D104])/3" office:value-type="float" office:value="0.349854308027502" calcext:value-type="float">
            <text:p>0.349854308</text:p>
          </table:table-cell>
          <table:table-cell office:value-type="float" office:value="14879" calcext:value-type="float">
            <text:p>14879</text:p>
          </table:table-cell>
          <table:table-cell office:value-type="float" office:value="5209" calcext:value-type="float">
            <text:p>5209</text:p>
          </table:table-cell>
          <table:table-cell/>
          <table:table-cell table:formula="of:=[.C104]/15000" office:value-type="float" office:value="0.991933333333333" calcext:value-type="float">
            <text:p>0.9919333333</text:p>
          </table:table-cell>
          <table:table-cell table:formula="of:=[.D104]/15000" office:value-type="float" office:value="0.347266666666667" calcext:value-type="float">
            <text:p>0.3472666667</text:p>
          </table:table-cell>
          <table:table-cell table:formula="of:=SQRT([.F104]*(1-[.F104])/15000)" office:value-type="float" office:value="0.000730369566523485" calcext:value-type="float">
            <text:p>0.0007303696</text:p>
          </table:table-cell>
          <table:table-cell table:formula="of:=SQRT([.G104]*(1-[.G104])/15000)" office:value-type="float" office:value="0.00388735153104603" calcext:value-type="float">
            <text:p>0.0038873515</text:p>
          </table:table-cell>
          <table:table-cell table:formula="of:=SQRT(([.H104]/[.F104])^2+([.I104]/[.G104])^2)/3" office:value-type="float" office:value="0.0037394430899814" calcext:value-type="float">
            <text:p>0.0037394431</text:p>
          </table:table-cell>
          <table:table-cell office:value-type="float" office:value="210" calcext:value-type="float">
            <text:p>210</text:p>
          </table:table-cell>
          <table:table-cell table:formula="of:=[.A104]" office:value-type="float" office:value="3.32" calcext:value-type="float">
            <text:p>3.32</text:p>
          </table:table-cell>
          <table:table-cell table:formula="of:=[.B104]" office:value-type="float" office:value="0.349854308027502" calcext:value-type="float">
            <text:p>0.349854308</text:p>
          </table:table-cell>
          <table:table-cell office:value-type="float" office:value="0" calcext:value-type="float">
            <text:p>0</text:p>
          </table:table-cell>
          <table:table-cell table:formula="of:=[.J104]" office:value-type="float" office:value="0.0037394430899814" calcext:value-type="float">
            <text:p>0.0037394431</text:p>
          </table:table-cell>
          <table:table-cell table:number-columns-repeated="16"/>
        </table:table-row>
        <table:table-row table:style-name="ro1">
          <table:table-cell office:value-type="float" office:value="3.82" calcext:value-type="float">
            <text:p>3.82</text:p>
          </table:table-cell>
          <table:table-cell table:formula="of:=LN([.C105]/[.D105])/3" office:value-type="float" office:value="0.359510342434985" calcext:value-type="float">
            <text:p>0.3595103424</text:p>
          </table:table-cell>
          <table:table-cell office:value-type="float" office:value="14987" calcext:value-type="float">
            <text:p>149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05]/15000" office:value-type="float" office:value="0.999133333333333" calcext:value-type="float">
            <text:p>0.9991333333</text:p>
          </table:table-cell>
          <table:table-cell table:formula="of:=[.D105]/15000" office:value-type="float" office:value="0.3398" calcext:value-type="float">
            <text:p>0.3398</text:p>
          </table:table-cell>
          <table:table-cell table:formula="of:=SQRT([.F105]*(1-[.F105])/15000)" office:value-type="float" office:value="0.00024026590208289" calcext:value-type="float">
            <text:p>0.0002402659</text:p>
          </table:table-cell>
          <table:table-cell table:formula="of:=SQRT([.G105]*(1-[.G105])/15000)" office:value-type="float" office:value="0.00386726397685323" calcext:value-type="float">
            <text:p>0.003867264</text:p>
          </table:table-cell>
          <table:table-cell table:formula="of:=SQRT(([.H105]/[.F105])^2+([.I105]/[.G105])^2)/3" office:value-type="float" office:value="0.00379451359409667" calcext:value-type="float">
            <text:p>0.0037945136</text:p>
          </table:table-cell>
          <table:table-cell office:value-type="float" office:value="211" calcext:value-type="float">
            <text:p>211</text:p>
          </table:table-cell>
          <table:table-cell table:formula="of:=[.A105]" office:value-type="float" office:value="3.82" calcext:value-type="float">
            <text:p>3.82</text:p>
          </table:table-cell>
          <table:table-cell table:formula="of:=[.B105]" office:value-type="float" office:value="0.359510342434985" calcext:value-type="float">
            <text:p>0.3595103424</text:p>
          </table:table-cell>
          <table:table-cell office:value-type="float" office:value="0" calcext:value-type="float">
            <text:p>0</text:p>
          </table:table-cell>
          <table:table-cell table:formula="of:=[.J105]" office:value-type="float" office:value="0.00379451359409667" calcext:value-type="float">
            <text:p>0.0037945136</text:p>
          </table:table-cell>
          <table:table-cell table:number-columns-repeated="16"/>
        </table:table-row>
        <table:table-row table:style-name="ro1">
          <table:table-cell office:value-type="float" office:value="4.32" calcext:value-type="float">
            <text:p>4.32</text:p>
          </table:table-cell>
          <table:table-cell table:formula="of:=LN([.C106]/[.D106])/3" office:value-type="float" office:value="0.362686559018221" calcext:value-type="float">
            <text:p>0.362686559</text:p>
          </table:table-cell>
          <table:table-cell office:value-type="float" office:value="14988" calcext:value-type="float">
            <text:p>14988</text:p>
          </table:table-cell>
          <table:table-cell office:value-type="float" office:value="5049" calcext:value-type="float">
            <text:p>5049</text:p>
          </table:table-cell>
          <table:table-cell/>
          <table:table-cell table:formula="of:=[.C106]/15000" office:value-type="float" office:value="0.9992" calcext:value-type="float">
            <text:p>0.9992</text:p>
          </table:table-cell>
          <table:table-cell table:formula="of:=[.D106]/15000" office:value-type="float" office:value="0.3366" calcext:value-type="float">
            <text:p>0.3366</text:p>
          </table:table-cell>
          <table:table-cell table:formula="of:=SQRT([.F106]*(1-[.F106])/15000)" office:value-type="float" office:value="0.000230847713150181" calcext:value-type="float">
            <text:p>0.0002308477</text:p>
          </table:table-cell>
          <table:table-cell table:formula="of:=SQRT([.G106]*(1-[.G106])/15000)" office:value-type="float" office:value="0.00385832813534567" calcext:value-type="float">
            <text:p>0.0038583281</text:p>
          </table:table-cell>
          <table:table-cell table:formula="of:=SQRT(([.H106]/[.F106])^2+([.I106]/[.G106])^2)/3" office:value-type="float" office:value="0.00382165948474289" calcext:value-type="float">
            <text:p>0.0038216595</text:p>
          </table:table-cell>
          <table:table-cell office:value-type="float" office:value="212" calcext:value-type="float">
            <text:p>212</text:p>
          </table:table-cell>
          <table:table-cell table:formula="of:=[.A106]" office:value-type="float" office:value="4.32" calcext:value-type="float">
            <text:p>4.32</text:p>
          </table:table-cell>
          <table:table-cell table:formula="of:=[.B106]" office:value-type="float" office:value="0.362686559018221" calcext:value-type="float">
            <text:p>0.362686559</text:p>
          </table:table-cell>
          <table:table-cell office:value-type="float" office:value="0" calcext:value-type="float">
            <text:p>0</text:p>
          </table:table-cell>
          <table:table-cell table:formula="of:=[.J106]" office:value-type="float" office:value="0.00382165948474289" calcext:value-type="float">
            <text:p>0.0038216595</text:p>
          </table:table-cell>
          <table:table-cell table:number-columns-repeated="16"/>
        </table:table-row>
        <table:table-row table:style-name="ro1">
          <table:table-cell office:value-type="float" office:value="4.82" calcext:value-type="float">
            <text:p>4.82</text:p>
          </table:table-cell>
          <table:table-cell table:formula="of:=LN([.C107]/[.D107])/3" office:value-type="float" office:value="0.367072761309546" calcext:value-type="float">
            <text:p>0.3670727613</text:p>
          </table:table-cell>
          <table:table-cell office:value-type="float" office:value="14985" calcext:value-type="float">
            <text:p>14985</text:p>
          </table:table-cell>
          <table:table-cell office:value-type="float" office:value="4982" calcext:value-type="float">
            <text:p>4982</text:p>
          </table:table-cell>
          <table:table-cell/>
          <table:table-cell table:formula="of:=[.C107]/15000" office:value-type="float" office:value="0.999" calcext:value-type="float">
            <text:p>0.999</text:p>
          </table:table-cell>
          <table:table-cell table:formula="of:=[.D107]/15000" office:value-type="float" office:value="0.332133333333333" calcext:value-type="float">
            <text:p>0.3321333333</text:p>
          </table:table-cell>
          <table:table-cell table:formula="of:=SQRT([.F107]*(1-[.F107])/15000)" office:value-type="float" office:value="0.000258069758011279" calcext:value-type="float">
            <text:p>0.0002580698</text:p>
          </table:table-cell>
          <table:table-cell table:formula="of:=SQRT([.G107]*(1-[.G107])/15000)" office:value-type="float" office:value="0.00384552365070716" calcext:value-type="float">
            <text:p>0.0038455237</text:p>
          </table:table-cell>
          <table:table-cell table:formula="of:=SQRT(([.H107]/[.F107])^2+([.I107]/[.G107])^2)/3" office:value-type="float" office:value="0.00386037804853235" calcext:value-type="float">
            <text:p>0.003860378</text:p>
          </table:table-cell>
          <table:table-cell office:value-type="float" office:value="213" calcext:value-type="float">
            <text:p>213</text:p>
          </table:table-cell>
          <table:table-cell table:formula="of:=[.A107]" office:value-type="float" office:value="4.82" calcext:value-type="float">
            <text:p>4.82</text:p>
          </table:table-cell>
          <table:table-cell table:formula="of:=[.B107]" office:value-type="float" office:value="0.367072761309546" calcext:value-type="float">
            <text:p>0.3670727613</text:p>
          </table:table-cell>
          <table:table-cell office:value-type="float" office:value="0" calcext:value-type="float">
            <text:p>0</text:p>
          </table:table-cell>
          <table:table-cell table:formula="of:=[.J107]" office:value-type="float" office:value="0.00386037804853235" calcext:value-type="float">
            <text:p>0.003860378</text:p>
          </table:table-cell>
          <table:table-cell table:number-columns-repeated="16"/>
        </table:table-row>
        <table:table-row table:style-name="ro1">
          <table:table-cell office:value-type="float" office:value="5.32" calcext:value-type="float">
            <text:p>5.32</text:p>
          </table:table-cell>
          <table:table-cell table:formula="of:=LN([.C108]/[.D108])/3" office:value-type="float" office:value="0.368863536206406" calcext:value-type="float">
            <text:p>0.3688635362</text:p>
          </table:table-cell>
          <table:table-cell office:value-type="float" office:value="14975" calcext:value-type="float">
            <text:p>14975</text:p>
          </table:table-cell>
          <table:table-cell office:value-type="float" office:value="4952" calcext:value-type="float">
            <text:p>4952</text:p>
          </table:table-cell>
          <table:table-cell/>
          <table:table-cell table:formula="of:=[.C108]/15000" office:value-type="float" office:value="0.998333333333333" calcext:value-type="float">
            <text:p>0.9983333333</text:p>
          </table:table-cell>
          <table:table-cell table:formula="of:=[.D108]/15000" office:value-type="float" office:value="0.330133333333333" calcext:value-type="float">
            <text:p>0.3301333333</text:p>
          </table:table-cell>
          <table:table-cell table:formula="of:=SQRT([.F108]*(1-[.F108])/15000)" office:value-type="float" office:value="0.000333055439718267" calcext:value-type="float">
            <text:p>0.0003330554</text:p>
          </table:table-cell>
          <table:table-cell table:formula="of:=SQRT([.G108]*(1-[.G108])/15000)" office:value-type="float" office:value="0.00383966418284686" calcext:value-type="float">
            <text:p>0.0038396642</text:p>
          </table:table-cell>
          <table:table-cell table:formula="of:=SQRT(([.H108]/[.F108])^2+([.I108]/[.G108])^2)/3" office:value-type="float" office:value="0.00387847680011318" calcext:value-type="float">
            <text:p>0.0038784768</text:p>
          </table:table-cell>
          <table:table-cell office:value-type="float" office:value="214" calcext:value-type="float">
            <text:p>214</text:p>
          </table:table-cell>
          <table:table-cell table:formula="of:=[.A108]" office:value-type="float" office:value="5.32" calcext:value-type="float">
            <text:p>5.32</text:p>
          </table:table-cell>
          <table:table-cell table:formula="of:=[.B108]" office:value-type="float" office:value="0.368863536206406" calcext:value-type="float">
            <text:p>0.3688635362</text:p>
          </table:table-cell>
          <table:table-cell office:value-type="float" office:value="0" calcext:value-type="float">
            <text:p>0</text:p>
          </table:table-cell>
          <table:table-cell table:formula="of:=[.J108]" office:value-type="float" office:value="0.00387847680011318" calcext:value-type="float">
            <text:p>0.0038784768</text:p>
          </table:table-cell>
          <table:table-cell table:number-columns-repeated="16"/>
        </table:table-row>
        <table:table-row table:style-name="ro1">
          <table:table-cell office:value-type="float" office:value="5.82" calcext:value-type="float">
            <text:p>5.82</text:p>
          </table:table-cell>
          <table:table-cell table:formula="of:=LN([.C109]/[.D109])/3" office:value-type="float" office:value="0.36881691233391" calcext:value-type="float">
            <text:p>0.3688169123</text:p>
          </table:table-cell>
          <table:table-cell office:value-type="float" office:value="14985" calcext:value-type="float">
            <text:p>14985</text:p>
          </table:table-cell>
          <table:table-cell office:value-type="float" office:value="4956" calcext:value-type="float">
            <text:p>4956</text:p>
          </table:table-cell>
          <table:table-cell/>
          <table:table-cell table:formula="of:=[.C109]/15000" office:value-type="float" office:value="0.999" calcext:value-type="float">
            <text:p>0.999</text:p>
          </table:table-cell>
          <table:table-cell table:formula="of:=[.D109]/15000" office:value-type="float" office:value="0.3304" calcext:value-type="float">
            <text:p>0.3304</text:p>
          </table:table-cell>
          <table:table-cell table:formula="of:=SQRT([.F109]*(1-[.F109])/15000)" office:value-type="float" office:value="0.000258069758011279" calcext:value-type="float">
            <text:p>0.0002580698</text:p>
          </table:table-cell>
          <table:table-cell table:formula="of:=SQRT([.G109]*(1-[.G109])/15000)" office:value-type="float" office:value="0.0038404499736359" calcext:value-type="float">
            <text:p>0.00384045</text:p>
          </table:table-cell>
          <table:table-cell table:formula="of:=SQRT(([.H109]/[.F109])^2+([.I109]/[.G109])^2)/3" office:value-type="float" office:value="0.00387550272348761" calcext:value-type="float">
            <text:p>0.0038755027</text:p>
          </table:table-cell>
          <table:table-cell office:value-type="float" office:value="215" calcext:value-type="float">
            <text:p>215</text:p>
          </table:table-cell>
          <table:table-cell table:formula="of:=[.A109]" office:value-type="float" office:value="5.82" calcext:value-type="float">
            <text:p>5.82</text:p>
          </table:table-cell>
          <table:table-cell table:formula="of:=[.B109]" office:value-type="float" office:value="0.36881691233391" calcext:value-type="float">
            <text:p>0.3688169123</text:p>
          </table:table-cell>
          <table:table-cell office:value-type="float" office:value="0" calcext:value-type="float">
            <text:p>0</text:p>
          </table:table-cell>
          <table:table-cell table:formula="of:=[.J109]" office:value-type="float" office:value="0.00387550272348761" calcext:value-type="float">
            <text:p>0.0038755027</text:p>
          </table:table-cell>
          <table:table-cell table:number-columns-repeated="16"/>
        </table:table-row>
        <table:table-row table:style-name="ro1">
          <table:table-cell office:value-type="float" office:value="6.32" calcext:value-type="float">
            <text:p>6.32</text:p>
          </table:table-cell>
          <table:table-cell table:formula="of:=LN([.C110]/[.D110])/3" office:value-type="float" office:value="0.375839787173013" calcext:value-type="float">
            <text:p>0.3758397872</text:p>
          </table:table-cell>
          <table:table-cell office:value-type="float" office:value="14986" calcext:value-type="float">
            <text:p>14986</text:p>
          </table:table-cell>
          <table:table-cell office:value-type="float" office:value="4853" calcext:value-type="float">
            <text:p>4853</text:p>
          </table:table-cell>
          <table:table-cell office:value-type="string" calcext:value-type="string">
            <text:p>*</text:p>
          </table:table-cell>
          <table:table-cell table:formula="of:=[.C110]/15000" office:value-type="float" office:value="0.999066666666667" calcext:value-type="float">
            <text:p>0.9990666667</text:p>
          </table:table-cell>
          <table:table-cell table:formula="of:=[.D110]/15000" office:value-type="float" office:value="0.323533333333333" calcext:value-type="float">
            <text:p>0.3235333333</text:p>
          </table:table-cell>
          <table:table-cell table:formula="of:=SQRT([.F110]*(1-[.F110])/15000)" office:value-type="float" office:value="0.000249327391491887" calcext:value-type="float">
            <text:p>0.0002493274</text:p>
          </table:table-cell>
          <table:table-cell table:formula="of:=SQRT([.G110]*(1-[.G110])/15000)" office:value-type="float" office:value="0.00381976888965424" calcext:value-type="float">
            <text:p>0.0038197689</text:p>
          </table:table-cell>
          <table:table-cell table:formula="of:=SQRT(([.H110]/[.F110])^2+([.I110]/[.G110])^2)/3" office:value-type="float" office:value="0.0039363508491784" calcext:value-type="float">
            <text:p>0.0039363508</text:p>
          </table:table-cell>
          <table:table-cell office:value-type="float" office:value="216" calcext:value-type="float">
            <text:p>216</text:p>
          </table:table-cell>
          <table:table-cell table:formula="of:=[.A110]" office:value-type="float" office:value="6.32" calcext:value-type="float">
            <text:p>6.32</text:p>
          </table:table-cell>
          <table:table-cell table:formula="of:=[.B110]" office:value-type="float" office:value="0.375839787173013" calcext:value-type="float">
            <text:p>0.3758397872</text:p>
          </table:table-cell>
          <table:table-cell office:value-type="float" office:value="0" calcext:value-type="float">
            <text:p>0</text:p>
          </table:table-cell>
          <table:table-cell table:formula="of:=[.J110]" office:value-type="float" office:value="0.0039363508491784" calcext:value-type="float">
            <text:p>0.0039363508</text:p>
          </table:table-cell>
          <table:table-cell table:number-columns-repeated="16"/>
        </table:table-row>
        <table:table-row table:style-name="ro1">
          <table:table-cell office:value-type="float" office:value="6.82" calcext:value-type="float">
            <text:p>6.82</text:p>
          </table:table-cell>
          <table:table-cell table:formula="of:=LN([.C111]/[.D111])/3" office:value-type="float" office:value="0.373334613179719" calcext:value-type="float">
            <text:p>0.3733346132</text:p>
          </table:table-cell>
          <table:table-cell office:value-type="float" office:value="14978" calcext:value-type="float">
            <text:p>14978</text:p>
          </table:table-cell>
          <table:table-cell office:value-type="float" office:value="4887" calcext:value-type="float">
            <text:p>4887</text:p>
          </table:table-cell>
          <table:table-cell/>
          <table:table-cell table:formula="of:=[.C111]/15000" office:value-type="float" office:value="0.998533333333333" calcext:value-type="float">
            <text:p>0.9985333333</text:p>
          </table:table-cell>
          <table:table-cell table:formula="of:=[.D111]/15000" office:value-type="float" office:value="0.3258" calcext:value-type="float">
            <text:p>0.3258</text:p>
          </table:table-cell>
          <table:table-cell table:formula="of:=SQRT([.F111]*(1-[.F111])/15000)" office:value-type="float" office:value="0.000312464990631538" calcext:value-type="float">
            <text:p>0.000312465</text:p>
          </table:table-cell>
          <table:table-cell table:formula="of:=SQRT([.G111]*(1-[.G111])/15000)" office:value-type="float" office:value="0.00382669883842458" calcext:value-type="float">
            <text:p>0.0038266988</text:p>
          </table:table-cell>
          <table:table-cell table:formula="of:=SQRT(([.H111]/[.F111])^2+([.I111]/[.G111])^2)/3" office:value-type="float" office:value="0.00391657118672184" calcext:value-type="float">
            <text:p>0.0039165712</text:p>
          </table:table-cell>
          <table:table-cell office:value-type="float" office:value="217" calcext:value-type="float">
            <text:p>217</text:p>
          </table:table-cell>
          <table:table-cell table:formula="of:=[.A111]" office:value-type="float" office:value="6.82" calcext:value-type="float">
            <text:p>6.82</text:p>
          </table:table-cell>
          <table:table-cell table:formula="of:=[.B111]" office:value-type="float" office:value="0.373334613179719" calcext:value-type="float">
            <text:p>0.3733346132</text:p>
          </table:table-cell>
          <table:table-cell office:value-type="float" office:value="0" calcext:value-type="float">
            <text:p>0</text:p>
          </table:table-cell>
          <table:table-cell table:formula="of:=[.J111]" office:value-type="float" office:value="0.00391657118672184" calcext:value-type="float">
            <text:p>0.0039165712</text:p>
          </table:table-cell>
          <table:table-cell table:number-columns-repeated="16"/>
        </table:table-row>
        <table:table-row table:style-name="ro1">
          <table:table-cell office:value-type="float" office:value="7.32" calcext:value-type="float">
            <text:p>7.32</text:p>
          </table:table-cell>
          <table:table-cell table:formula="of:=LN([.C112]/[.D112])/3" office:value-type="float" office:value="0.364473527905353" calcext:value-type="float">
            <text:p>0.3644735279</text:p>
          </table:table-cell>
          <table:table-cell office:value-type="float" office:value="14985" calcext:value-type="float">
            <text:p>14985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12]/15000" office:value-type="float" office:value="0.999" calcext:value-type="float">
            <text:p>0.999</text:p>
          </table:table-cell>
          <table:table-cell table:formula="of:=[.D112]/15000" office:value-type="float" office:value="0.334733333333333" calcext:value-type="float">
            <text:p>0.3347333333</text:p>
          </table:table-cell>
          <table:table-cell table:formula="of:=SQRT([.F112]*(1-[.F112])/15000)" office:value-type="float" office:value="0.000258069758011279" calcext:value-type="float">
            <text:p>0.0002580698</text:p>
          </table:table-cell>
          <table:table-cell table:formula="of:=SQRT([.G112]*(1-[.G112])/15000)" office:value-type="float" office:value="0.00385302417060408" calcext:value-type="float">
            <text:p>0.0038530242</text:p>
          </table:table-cell>
          <table:table-cell table:formula="of:=SQRT(([.H112]/[.F112])^2+([.I112]/[.G112])^2)/3" office:value-type="float" office:value="0.00383787527991688" calcext:value-type="float">
            <text:p>0.0038378753</text:p>
          </table:table-cell>
          <table:table-cell office:value-type="float" office:value="218" calcext:value-type="float">
            <text:p>218</text:p>
          </table:table-cell>
          <table:table-cell table:formula="of:=[.A112]" office:value-type="float" office:value="7.32" calcext:value-type="float">
            <text:p>7.32</text:p>
          </table:table-cell>
          <table:table-cell table:formula="of:=[.B112]" office:value-type="float" office:value="0.364473527905353" calcext:value-type="float">
            <text:p>0.3644735279</text:p>
          </table:table-cell>
          <table:table-cell office:value-type="float" office:value="0" calcext:value-type="float">
            <text:p>0</text:p>
          </table:table-cell>
          <table:table-cell table:formula="of:=[.J112]" office:value-type="float" office:value="0.00383787527991688" calcext:value-type="float">
            <text:p>0.0038378753</text:p>
          </table:table-cell>
          <table:table-cell table:number-columns-repeated="16"/>
        </table:table-row>
        <table:table-row table:style-name="ro1">
          <table:table-cell office:value-type="float" office:value="7.82" calcext:value-type="float">
            <text:p>7.82</text:p>
          </table:table-cell>
          <table:table-cell table:formula="of:=LN([.C113]/[.D113])/3" office:value-type="float" office:value="0.369175021122055" calcext:value-type="float">
            <text:p>0.3691750211</text:p>
          </table:table-cell>
          <table:table-cell office:value-type="float" office:value="14989" calcext:value-type="float">
            <text:p>14989</text:p>
          </table:table-cell>
          <table:table-cell office:value-type="float" office:value="4952" calcext:value-type="float">
            <text:p>4952</text:p>
          </table:table-cell>
          <table:table-cell/>
          <table:table-cell table:formula="of:=[.C113]/15000" office:value-type="float" office:value="0.999266666666667" calcext:value-type="float">
            <text:p>0.9992666667</text:p>
          </table:table-cell>
          <table:table-cell table:formula="of:=[.D113]/15000" office:value-type="float" office:value="0.330133333333333" calcext:value-type="float">
            <text:p>0.3301333333</text:p>
          </table:table-cell>
          <table:table-cell table:formula="of:=SQRT([.F113]*(1-[.F113])/15000)" office:value-type="float" office:value="0.000221027231437755" calcext:value-type="float">
            <text:p>0.0002210272</text:p>
          </table:table-cell>
          <table:table-cell table:formula="of:=SQRT([.G113]*(1-[.G113])/15000)" office:value-type="float" office:value="0.00383966418284686" calcext:value-type="float">
            <text:p>0.0038396642</text:p>
          </table:table-cell>
          <table:table-cell table:formula="of:=SQRT(([.H113]/[.F113])^2+([.I113]/[.G113])^2)/3" office:value-type="float" office:value="0.00387758327889283" calcext:value-type="float">
            <text:p>0.0038775833</text:p>
          </table:table-cell>
          <table:table-cell office:value-type="float" office:value="219" calcext:value-type="float">
            <text:p>219</text:p>
          </table:table-cell>
          <table:table-cell table:formula="of:=[.A113]" office:value-type="float" office:value="7.82" calcext:value-type="float">
            <text:p>7.82</text:p>
          </table:table-cell>
          <table:table-cell table:formula="of:=[.B113]" office:value-type="float" office:value="0.369175021122055" calcext:value-type="float">
            <text:p>0.3691750211</text:p>
          </table:table-cell>
          <table:table-cell office:value-type="float" office:value="0" calcext:value-type="float">
            <text:p>0</text:p>
          </table:table-cell>
          <table:table-cell table:formula="of:=[.J113]" office:value-type="float" office:value="0.00387758327889283" calcext:value-type="float">
            <text:p>0.0038775833</text:p>
          </table:table-cell>
          <table:table-cell table:number-columns-repeated="16"/>
        </table:table-row>
        <table:table-row table:style-name="ro1">
          <table:table-cell office:value-type="float" office:value="8.32" calcext:value-type="float">
            <text:p>8.32</text:p>
          </table:table-cell>
          <table:table-cell table:formula="of:=LN([.C114]/[.D114])/3" office:value-type="float" office:value="0.374446645635752" calcext:value-type="float">
            <text:p>0.3744466456</text:p>
          </table:table-cell>
          <table:table-cell office:value-type="float" office:value="14985" calcext:value-type="float">
            <text:p>14985</text:p>
          </table:table-cell>
          <table:table-cell office:value-type="float" office:value="4873" calcext:value-type="float">
            <text:p>4873</text:p>
          </table:table-cell>
          <table:table-cell/>
          <table:table-cell table:formula="of:=[.C114]/15000" office:value-type="float" office:value="0.999" calcext:value-type="float">
            <text:p>0.999</text:p>
          </table:table-cell>
          <table:table-cell table:formula="of:=[.D114]/15000" office:value-type="float" office:value="0.324866666666667" calcext:value-type="float">
            <text:p>0.3248666667</text:p>
          </table:table-cell>
          <table:table-cell table:formula="of:=SQRT([.F114]*(1-[.F114])/15000)" office:value-type="float" office:value="0.000258069758011279" calcext:value-type="float">
            <text:p>0.0002580698</text:p>
          </table:table-cell>
          <table:table-cell table:formula="of:=SQRT([.G114]*(1-[.G114])/15000)" office:value-type="float" office:value="0.00382385769919642" calcext:value-type="float">
            <text:p>0.0038238577</text:p>
          </table:table-cell>
          <table:table-cell table:formula="of:=SQRT(([.H114]/[.F114])^2+([.I114]/[.G114])^2)/3" office:value-type="float" office:value="0.00392445978677388" calcext:value-type="float">
            <text:p>0.0039244598</text:p>
          </table:table-cell>
          <table:table-cell office:value-type="float" office:value="220" calcext:value-type="float">
            <text:p>220</text:p>
          </table:table-cell>
          <table:table-cell table:formula="of:=[.A114]" office:value-type="float" office:value="8.32" calcext:value-type="float">
            <text:p>8.32</text:p>
          </table:table-cell>
          <table:table-cell table:formula="of:=[.B114]" office:value-type="float" office:value="0.374446645635752" calcext:value-type="float">
            <text:p>0.3744466456</text:p>
          </table:table-cell>
          <table:table-cell office:value-type="float" office:value="0" calcext:value-type="float">
            <text:p>0</text:p>
          </table:table-cell>
          <table:table-cell table:formula="of:=[.J114]" office:value-type="float" office:value="0.00392445978677388" calcext:value-type="float">
            <text:p>0.0039244598</text:p>
          </table:table-cell>
          <table:table-cell table:number-columns-repeated="16"/>
        </table:table-row>
        <table:table-row table:style-name="ro1">
          <table:table-cell office:value-type="float" office:value="8.82" calcext:value-type="float">
            <text:p>8.82</text:p>
          </table:table-cell>
          <table:table-cell table:formula="of:=LN([.C115]/[.D115])/3" office:value-type="float" office:value="0.372719986271688" calcext:value-type="float">
            <text:p>0.3727199863</text:p>
          </table:table-cell>
          <table:table-cell office:value-type="float" office:value="14981" calcext:value-type="float">
            <text:p>14981</text:p>
          </table:table-cell>
          <table:table-cell office:value-type="float" office:value="4897" calcext:value-type="float">
            <text:p>4897</text:p>
          </table:table-cell>
          <table:table-cell/>
          <table:table-cell table:formula="of:=[.C115]/15000" office:value-type="float" office:value="0.998733333333333" calcext:value-type="float">
            <text:p>0.9987333333</text:p>
          </table:table-cell>
          <table:table-cell table:formula="of:=[.D115]/15000" office:value-type="float" office:value="0.326466666666667" calcext:value-type="float">
            <text:p>0.3264666667</text:p>
          </table:table-cell>
          <table:table-cell table:formula="of:=SQRT([.F115]*(1-[.F115])/15000)" office:value-type="float" office:value="0.000290409162185837" calcext:value-type="float">
            <text:p>0.0002904092</text:p>
          </table:table-cell>
          <table:table-cell table:formula="of:=SQRT([.G115]*(1-[.G115])/15000)" office:value-type="float" office:value="0.00382871764626419" calcext:value-type="float">
            <text:p>0.0038287176</text:p>
          </table:table-cell>
          <table:table-cell table:formula="of:=SQRT(([.H115]/[.F115])^2+([.I115]/[.G115])^2)/3" office:value-type="float" office:value="0.00391044956229703" calcext:value-type="float">
            <text:p>0.0039104496</text:p>
          </table:table-cell>
          <table:table-cell office:value-type="float" office:value="221" calcext:value-type="float">
            <text:p>221</text:p>
          </table:table-cell>
          <table:table-cell table:formula="of:=[.A115]" office:value-type="float" office:value="8.82" calcext:value-type="float">
            <text:p>8.82</text:p>
          </table:table-cell>
          <table:table-cell table:formula="of:=[.B115]" office:value-type="float" office:value="0.372719986271688" calcext:value-type="float">
            <text:p>0.3727199863</text:p>
          </table:table-cell>
          <table:table-cell office:value-type="float" office:value="0" calcext:value-type="float">
            <text:p>0</text:p>
          </table:table-cell>
          <table:table-cell table:formula="of:=[.J115]" office:value-type="float" office:value="0.00391044956229703" calcext:value-type="float">
            <text:p>0.0039104496</text:p>
          </table:table-cell>
          <table:table-cell table:number-columns-repeated="16"/>
        </table:table-row>
        <table:table-row table:style-name="ro1">
          <table:table-cell office:value-type="float" office:value="9.32" calcext:value-type="float">
            <text:p>9.32</text:p>
          </table:table-cell>
          <table:table-cell table:formula="of:=LN([.C116]/[.D116])/3" office:value-type="float" office:value="0.371090323217135" calcext:value-type="float">
            <text:p>0.3710903232</text:p>
          </table:table-cell>
          <table:table-cell office:value-type="float" office:value="14981" calcext:value-type="float">
            <text:p>14981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*</text:p>
          </table:table-cell>
          <table:table-cell table:formula="of:=[.C116]/15000" office:value-type="float" office:value="0.998733333333333" calcext:value-type="float">
            <text:p>0.9987333333</text:p>
          </table:table-cell>
          <table:table-cell table:formula="of:=[.D116]/15000" office:value-type="float" office:value="0.328066666666667" calcext:value-type="float">
            <text:p>0.3280666667</text:p>
          </table:table-cell>
          <table:table-cell table:formula="of:=SQRT([.F116]*(1-[.F116])/15000)" office:value-type="float" office:value="0.000290409162185837" calcext:value-type="float">
            <text:p>0.0002904092</text:p>
          </table:table-cell>
          <table:table-cell table:formula="of:=SQRT([.G116]*(1-[.G116])/15000)" office:value-type="float" office:value="0.0038335269129866" calcext:value-type="float">
            <text:p>0.0038335269</text:p>
          </table:table-cell>
          <table:table-cell table:formula="of:=SQRT(([.H116]/[.F116])^2+([.I116]/[.G116])^2)/3" office:value-type="float" office:value="0.00389627477930905" calcext:value-type="float">
            <text:p>0.0038962748</text:p>
          </table:table-cell>
          <table:table-cell office:value-type="float" office:value="222" calcext:value-type="float">
            <text:p>222</text:p>
          </table:table-cell>
          <table:table-cell table:formula="of:=[.A116]" office:value-type="float" office:value="9.32" calcext:value-type="float">
            <text:p>9.32</text:p>
          </table:table-cell>
          <table:table-cell table:formula="of:=[.B116]" office:value-type="float" office:value="0.371090323217135" calcext:value-type="float">
            <text:p>0.3710903232</text:p>
          </table:table-cell>
          <table:table-cell office:value-type="float" office:value="0" calcext:value-type="float">
            <text:p>0</text:p>
          </table:table-cell>
          <table:table-cell table:formula="of:=[.J116]" office:value-type="float" office:value="0.00389627477930905" calcext:value-type="float">
            <text:p>0.0038962748</text:p>
          </table:table-cell>
          <table:table-cell table:number-columns-repeated="16"/>
        </table:table-row>
        <table:table-row table:style-name="ro1">
          <table:table-cell office:value-type="float" office:value="9.82" calcext:value-type="float">
            <text:p>9.82</text:p>
          </table:table-cell>
          <table:table-cell table:formula="of:=LN([.C117]/[.D117])/3" office:value-type="float" office:value="0.369896276421198" calcext:value-type="float">
            <text:p>0.3698962764</text:p>
          </table:table-cell>
          <table:table-cell office:value-type="float" office:value="14979" calcext:value-type="float">
            <text:p>14979</text:p>
          </table:table-cell>
          <table:table-cell office:value-type="float" office:value="4938" calcext:value-type="float">
            <text:p>4938</text:p>
          </table:table-cell>
          <table:table-cell/>
          <table:table-cell table:formula="of:=[.C117]/15000" office:value-type="float" office:value="0.9986" calcext:value-type="float">
            <text:p>0.9986</text:p>
          </table:table-cell>
          <table:table-cell table:formula="of:=[.D117]/15000" office:value-type="float" office:value="0.3292" calcext:value-type="float">
            <text:p>0.3292</text:p>
          </table:table-cell>
          <table:table-cell table:formula="of:=SQRT([.F117]*(1-[.F117])/15000)" office:value-type="float" office:value="0.000305291117896777" calcext:value-type="float">
            <text:p>0.0003052911</text:p>
          </table:table-cell>
          <table:table-cell table:formula="of:=SQRT([.G117]*(1-[.G117])/15000)" office:value-type="float" office:value="0.00383690291771893" calcext:value-type="float">
            <text:p>0.0038369029</text:p>
          </table:table-cell>
          <table:table-cell table:formula="of:=SQRT(([.H117]/[.F117])^2+([.I117]/[.G117])^2)/3" office:value-type="float" office:value="0.00388641416602788" calcext:value-type="float">
            <text:p>0.0038864142</text:p>
          </table:table-cell>
          <table:table-cell office:value-type="float" office:value="223" calcext:value-type="float">
            <text:p>223</text:p>
          </table:table-cell>
          <table:table-cell table:formula="of:=[.A117]" office:value-type="float" office:value="9.82" calcext:value-type="float">
            <text:p>9.82</text:p>
          </table:table-cell>
          <table:table-cell table:formula="of:=[.B117]" office:value-type="float" office:value="0.369896276421198" calcext:value-type="float">
            <text:p>0.3698962764</text:p>
          </table:table-cell>
          <table:table-cell office:value-type="float" office:value="0" calcext:value-type="float">
            <text:p>0</text:p>
          </table:table-cell>
          <table:table-cell table:formula="of:=[.J117]" office:value-type="float" office:value="0.00388641416602788" calcext:value-type="float">
            <text:p>0.0038864142</text:p>
          </table:table-cell>
          <table:table-cell table:number-columns-repeated="16"/>
        </table:table-row>
        <table:table-row table:style-name="ro1">
          <table:table-cell office:value-type="float" office:value="10.32" calcext:value-type="float">
            <text:p>10.32</text:p>
          </table:table-cell>
          <table:table-cell table:formula="of:=LN([.C118]/[.D118])/3" office:value-type="float" office:value="0.370502631175546" calcext:value-type="float">
            <text:p>0.3705026312</text:p>
          </table:table-cell>
          <table:table-cell office:value-type="float" office:value="14985" calcext:value-type="float">
            <text:p>14985</text:p>
          </table:table-cell>
          <table:table-cell office:value-type="float" office:value="4931" calcext:value-type="float">
            <text:p>4931</text:p>
          </table:table-cell>
          <table:table-cell/>
          <table:table-cell table:formula="of:=[.C118]/15000" office:value-type="float" office:value="0.999" calcext:value-type="float">
            <text:p>0.999</text:p>
          </table:table-cell>
          <table:table-cell table:formula="of:=[.D118]/15000" office:value-type="float" office:value="0.328733333333333" calcext:value-type="float">
            <text:p>0.3287333333</text:p>
          </table:table-cell>
          <table:table-cell table:formula="of:=SQRT([.F118]*(1-[.F118])/15000)" office:value-type="float" office:value="0.000258069758011279" calcext:value-type="float">
            <text:p>0.0002580698</text:p>
          </table:table-cell>
          <table:table-cell table:formula="of:=SQRT([.G118]*(1-[.G118])/15000)" office:value-type="float" office:value="0.00383551586177478" calcext:value-type="float">
            <text:p>0.0038355159</text:p>
          </table:table-cell>
          <table:table-cell table:formula="of:=SQRT(([.H118]/[.F118])^2+([.I118]/[.G118])^2)/3" office:value-type="float" office:value="0.00389013978187556" calcext:value-type="float">
            <text:p>0.0038901398</text:p>
          </table:table-cell>
          <table:table-cell office:value-type="float" office:value="224" calcext:value-type="float">
            <text:p>224</text:p>
          </table:table-cell>
          <table:table-cell table:formula="of:=[.A118]" office:value-type="float" office:value="10.32" calcext:value-type="float">
            <text:p>10.32</text:p>
          </table:table-cell>
          <table:table-cell table:formula="of:=[.B118]" office:value-type="float" office:value="0.370502631175546" calcext:value-type="float">
            <text:p>0.3705026312</text:p>
          </table:table-cell>
          <table:table-cell office:value-type="float" office:value="0" calcext:value-type="float">
            <text:p>0</text:p>
          </table:table-cell>
          <table:table-cell table:formula="of:=[.J118]" office:value-type="float" office:value="0.00389013978187556" calcext:value-type="float">
            <text:p>0.0038901398</text:p>
          </table:table-cell>
          <table:table-cell table:number-columns-repeated="16"/>
        </table:table-row>
        <table:table-row table:style-name="ro1">
          <table:table-cell office:value-type="float" office:value="10.82" calcext:value-type="float">
            <text:p>10.82</text:p>
          </table:table-cell>
          <table:table-cell table:formula="of:=LN([.C119]/[.D119])/3" office:value-type="float" office:value="0.375016572101384" calcext:value-type="float">
            <text:p>0.3750165721</text:p>
          </table:table-cell>
          <table:table-cell office:value-type="float" office:value="14986" calcext:value-type="float">
            <text:p>14986</text:p>
          </table:table-cell>
          <table:table-cell office:value-type="float" office:value="4865" calcext:value-type="float">
            <text:p>4865</text:p>
          </table:table-cell>
          <table:table-cell/>
          <table:table-cell table:formula="of:=[.C119]/15000" office:value-type="float" office:value="0.999066666666667" calcext:value-type="float">
            <text:p>0.9990666667</text:p>
          </table:table-cell>
          <table:table-cell table:formula="of:=[.D119]/15000" office:value-type="float" office:value="0.324333333333333" calcext:value-type="float">
            <text:p>0.3243333333</text:p>
          </table:table-cell>
          <table:table-cell table:formula="of:=SQRT([.F119]*(1-[.F119])/15000)" office:value-type="float" office:value="0.000249327391491887" calcext:value-type="float">
            <text:p>0.0002493274</text:p>
          </table:table-cell>
          <table:table-cell table:formula="of:=SQRT([.G119]*(1-[.G119])/15000)" office:value-type="float" office:value="0.00382222642118632" calcext:value-type="float">
            <text:p>0.0038222264</text:p>
          </table:table-cell>
          <table:table-cell table:formula="of:=SQRT(([.H119]/[.F119])^2+([.I119]/[.G119])^2)/3" office:value-type="float" office:value="0.00392917095470248" calcext:value-type="float">
            <text:p>0.003929171</text:p>
          </table:table-cell>
          <table:table-cell office:value-type="float" office:value="225" calcext:value-type="float">
            <text:p>225</text:p>
          </table:table-cell>
          <table:table-cell table:formula="of:=[.A119]" office:value-type="float" office:value="10.82" calcext:value-type="float">
            <text:p>10.82</text:p>
          </table:table-cell>
          <table:table-cell table:formula="of:=[.B119]" office:value-type="float" office:value="0.375016572101384" calcext:value-type="float">
            <text:p>0.3750165721</text:p>
          </table:table-cell>
          <table:table-cell office:value-type="float" office:value="0" calcext:value-type="float">
            <text:p>0</text:p>
          </table:table-cell>
          <table:table-cell table:formula="of:=[.J119]" office:value-type="float" office:value="0.00392917095470248" calcext:value-type="float">
            <text:p>0.003929171</text:p>
          </table:table-cell>
          <table:table-cell table:number-columns-repeated="16"/>
        </table:table-row>
        <table:table-row table:style-name="ro1">
          <table:table-cell office:value-type="float" office:value="11.32" calcext:value-type="float">
            <text:p>11.32</text:p>
          </table:table-cell>
          <table:table-cell table:formula="of:=LN([.C120]/[.D120])/3" office:value-type="float" office:value="0.374744349978575" calcext:value-type="float">
            <text:p>0.37474435</text:p>
          </table:table-cell>
          <table:table-cell office:value-type="float" office:value="14983" calcext:value-type="float">
            <text:p>14983</text:p>
          </table:table-cell>
          <table:table-cell office:value-type="float" office:value="4868" calcext:value-type="float">
            <text:p>4868</text:p>
          </table:table-cell>
          <table:table-cell/>
          <table:table-cell table:formula="of:=[.C120]/15000" office:value-type="float" office:value="0.998866666666667" calcext:value-type="float">
            <text:p>0.9988666667</text:p>
          </table:table-cell>
          <table:table-cell table:formula="of:=[.D120]/15000" office:value-type="float" office:value="0.324533333333333" calcext:value-type="float">
            <text:p>0.3245333333</text:p>
          </table:table-cell>
          <table:table-cell table:formula="of:=SQRT([.F120]*(1-[.F120])/15000)" office:value-type="float" office:value="0.000274717902448903" calcext:value-type="float">
            <text:p>0.0002747179</text:p>
          </table:table-cell>
          <table:table-cell table:formula="of:=SQRT([.G120]*(1-[.G120])/15000)" office:value-type="float" office:value="0.00382283881331565" calcext:value-type="float">
            <text:p>0.0038228388</text:p>
          </table:table-cell>
          <table:table-cell table:formula="of:=SQRT(([.H120]/[.F120])^2+([.I120]/[.G120])^2)/3" office:value-type="float" office:value="0.00392756846392618" calcext:value-type="float">
            <text:p>0.0039275685</text:p>
          </table:table-cell>
          <table:table-cell office:value-type="float" office:value="226" calcext:value-type="float">
            <text:p>226</text:p>
          </table:table-cell>
          <table:table-cell table:formula="of:=[.A120]" office:value-type="float" office:value="11.32" calcext:value-type="float">
            <text:p>11.32</text:p>
          </table:table-cell>
          <table:table-cell table:formula="of:=[.B120]" office:value-type="float" office:value="0.374744349978575" calcext:value-type="float">
            <text:p>0.37474435</text:p>
          </table:table-cell>
          <table:table-cell office:value-type="float" office:value="0" calcext:value-type="float">
            <text:p>0</text:p>
          </table:table-cell>
          <table:table-cell table:formula="of:=[.J120]" office:value-type="float" office:value="0.00392756846392618" calcext:value-type="float">
            <text:p>0.0039275685</text:p>
          </table:table-cell>
          <table:table-cell table:number-columns-repeated="16"/>
        </table:table-row>
        <table:table-row table:style-name="ro1">
          <table:table-cell office:value-type="float" office:value="11.82" calcext:value-type="float">
            <text:p>11.82</text:p>
          </table:table-cell>
          <table:table-cell table:formula="of:=LN([.C121]/[.D121])/3" office:value-type="float" office:value="0.368168036915571" calcext:value-type="float">
            <text:p>0.3681680369</text:p>
          </table:table-cell>
          <table:table-cell office:value-type="float" office:value="14980" calcext:value-type="float">
            <text:p>14980</text:p>
          </table:table-cell>
          <table:table-cell office:value-type="float" office:value="4964" calcext:value-type="float">
            <text:p>4964</text:p>
          </table:table-cell>
          <table:table-cell/>
          <table:table-cell table:formula="of:=[.C121]/15000" office:value-type="float" office:value="0.998666666666667" calcext:value-type="float">
            <text:p>0.9986666667</text:p>
          </table:table-cell>
          <table:table-cell table:formula="of:=[.D121]/15000" office:value-type="float" office:value="0.330933333333333" calcext:value-type="float">
            <text:p>0.3309333333</text:p>
          </table:table-cell>
          <table:table-cell table:formula="of:=SQRT([.F121]*(1-[.F121])/15000)" office:value-type="float" office:value="0.000297943569103896" calcext:value-type="float">
            <text:p>0.0002979436</text:p>
          </table:table-cell>
          <table:table-cell table:formula="of:=SQRT([.G121]*(1-[.G121])/15000)" office:value-type="float" office:value="0.00384201737131438" calcext:value-type="float">
            <text:p>0.0038420174</text:p>
          </table:table-cell>
          <table:table-cell table:formula="of:=SQRT(([.H121]/[.F121])^2+([.I121]/[.G121])^2)/3" office:value-type="float" office:value="0.00387115808239388" calcext:value-type="float">
            <text:p>0.0038711581</text:p>
          </table:table-cell>
          <table:table-cell office:value-type="float" office:value="227" calcext:value-type="float">
            <text:p>227</text:p>
          </table:table-cell>
          <table:table-cell table:formula="of:=[.A121]" office:value-type="float" office:value="11.82" calcext:value-type="float">
            <text:p>11.82</text:p>
          </table:table-cell>
          <table:table-cell table:formula="of:=[.B121]" office:value-type="float" office:value="0.368168036915571" calcext:value-type="float">
            <text:p>0.3681680369</text:p>
          </table:table-cell>
          <table:table-cell office:value-type="float" office:value="0" calcext:value-type="float">
            <text:p>0</text:p>
          </table:table-cell>
          <table:table-cell table:formula="of:=[.J121]" office:value-type="float" office:value="0.00387115808239388" calcext:value-type="float">
            <text:p>0.0038711581</text:p>
          </table:table-cell>
          <table:table-cell table:number-columns-repeated="16"/>
        </table:table-row>
        <table:table-row table:style-name="ro1">
          <table:table-cell office:value-type="float" office:value="12.32" calcext:value-type="float">
            <text:p>12.32</text:p>
          </table:table-cell>
          <table:table-cell table:formula="of:=LN([.C122]/[.D122])/3" office:value-type="float" office:value="0.370389703230173" calcext:value-type="float">
            <text:p>0.3703897032</text:p>
          </table:table-cell>
          <table:table-cell office:value-type="float" office:value="14986" calcext:value-type="float">
            <text:p>14986</text:p>
          </table:table-cell>
          <table:table-cell office:value-type="float" office:value="4933" calcext:value-type="float">
            <text:p>4933</text:p>
          </table:table-cell>
          <table:table-cell/>
          <table:table-cell table:formula="of:=[.C122]/15000" office:value-type="float" office:value="0.999066666666667" calcext:value-type="float">
            <text:p>0.9990666667</text:p>
          </table:table-cell>
          <table:table-cell table:formula="of:=[.D122]/15000" office:value-type="float" office:value="0.328866666666667" calcext:value-type="float">
            <text:p>0.3288666667</text:p>
          </table:table-cell>
          <table:table-cell table:formula="of:=SQRT([.F122]*(1-[.F122])/15000)" office:value-type="float" office:value="0.000249327391491887" calcext:value-type="float">
            <text:p>0.0002493274</text:p>
          </table:table-cell>
          <table:table-cell table:formula="of:=SQRT([.G122]*(1-[.G122])/15000)" office:value-type="float" office:value="0.00383591260086586" calcext:value-type="float">
            <text:p>0.0038359126</text:p>
          </table:table-cell>
          <table:table-cell table:formula="of:=SQRT(([.H122]/[.F122])^2+([.I122]/[.G122])^2)/3" office:value-type="float" office:value="0.00388890177928912" calcext:value-type="float">
            <text:p>0.0038889018</text:p>
          </table:table-cell>
          <table:table-cell office:value-type="float" office:value="228" calcext:value-type="float">
            <text:p>228</text:p>
          </table:table-cell>
          <table:table-cell table:formula="of:=[.A122]" office:value-type="float" office:value="12.32" calcext:value-type="float">
            <text:p>12.32</text:p>
          </table:table-cell>
          <table:table-cell table:formula="of:=[.B122]" office:value-type="float" office:value="0.370389703230173" calcext:value-type="float">
            <text:p>0.3703897032</text:p>
          </table:table-cell>
          <table:table-cell office:value-type="float" office:value="0" calcext:value-type="float">
            <text:p>0</text:p>
          </table:table-cell>
          <table:table-cell table:formula="of:=[.J122]" office:value-type="float" office:value="0.00388890177928912" calcext:value-type="float">
            <text:p>0.0038889018</text:p>
          </table:table-cell>
          <table:table-cell table:number-columns-repeated="16"/>
        </table:table-row>
        <table:table-row table:style-name="ro1">
          <table:table-cell office:value-type="float" office:value="12.82" calcext:value-type="float">
            <text:p>12.82</text:p>
          </table:table-cell>
          <table:table-cell table:formula="of:=LN([.C123]/[.D123])/3" office:value-type="float" office:value="0.374766596672169" calcext:value-type="float">
            <text:p>0.3747665967</text:p>
          </table:table-cell>
          <table:table-cell office:value-type="float" office:value="14984" calcext:value-type="float">
            <text:p>14984</text:p>
          </table:table-cell>
          <table:table-cell office:value-type="float" office:value="4868" calcext:value-type="float">
            <text:p>4868</text:p>
          </table:table-cell>
          <table:table-cell office:value-type="string" calcext:value-type="string">
            <text:p>*</text:p>
          </table:table-cell>
          <table:table-cell table:formula="of:=[.C123]/15000" office:value-type="float" office:value="0.998933333333333" calcext:value-type="float">
            <text:p>0.9989333333</text:p>
          </table:table-cell>
          <table:table-cell table:formula="of:=[.D123]/15000" office:value-type="float" office:value="0.324533333333333" calcext:value-type="float">
            <text:p>0.3245333333</text:p>
          </table:table-cell>
          <table:table-cell table:formula="of:=SQRT([.F123]*(1-[.F123])/15000)" office:value-type="float" office:value="0.000266524406498277" calcext:value-type="float">
            <text:p>0.0002665244</text:p>
          </table:table-cell>
          <table:table-cell table:formula="of:=SQRT([.G123]*(1-[.G123])/15000)" office:value-type="float" office:value="0.00382283881331565" calcext:value-type="float">
            <text:p>0.0038228388</text:p>
          </table:table-cell>
          <table:table-cell table:formula="of:=SQRT(([.H123]/[.F123])^2+([.I123]/[.G123])^2)/3" office:value-type="float" office:value="0.00392750545810587" calcext:value-type="float">
            <text:p>0.0039275055</text:p>
          </table:table-cell>
          <table:table-cell office:value-type="float" office:value="229" calcext:value-type="float">
            <text:p>229</text:p>
          </table:table-cell>
          <table:table-cell table:formula="of:=[.A123]" office:value-type="float" office:value="12.82" calcext:value-type="float">
            <text:p>12.82</text:p>
          </table:table-cell>
          <table:table-cell table:formula="of:=[.B123]" office:value-type="float" office:value="0.374766596672169" calcext:value-type="float">
            <text:p>0.3747665967</text:p>
          </table:table-cell>
          <table:table-cell office:value-type="float" office:value="0" calcext:value-type="float">
            <text:p>0</text:p>
          </table:table-cell>
          <table:table-cell table:formula="of:=[.J123]" office:value-type="float" office:value="0.00392750545810587" calcext:value-type="float">
            <text:p>0.0039275055</text:p>
          </table:table-cell>
          <table:table-cell table:number-columns-repeated="16"/>
        </table:table-row>
        <table:table-row table:style-name="ro1">
          <table:table-cell office:value-type="float" office:value="13.32" calcext:value-type="float">
            <text:p>13.32</text:p>
          </table:table-cell>
          <table:table-cell table:formula="of:=LN([.C124]/[.D124])/3" office:value-type="float" office:value="0.371110593385126" calcext:value-type="float">
            <text:p>0.3711105934</text:p>
          </table:table-cell>
          <table:table-cell office:value-type="float" office:value="14988" calcext:value-type="float">
            <text:p>14988</text:p>
          </table:table-cell>
          <table:table-cell office:value-type="float" office:value="4923" calcext:value-type="float">
            <text:p>4923</text:p>
          </table:table-cell>
          <table:table-cell/>
          <table:table-cell table:formula="of:=[.C124]/15000" office:value-type="float" office:value="0.9992" calcext:value-type="float">
            <text:p>0.9992</text:p>
          </table:table-cell>
          <table:table-cell table:formula="of:=[.D124]/15000" office:value-type="float" office:value="0.3282" calcext:value-type="float">
            <text:p>0.3282</text:p>
          </table:table-cell>
          <table:table-cell table:formula="of:=SQRT([.F124]*(1-[.F124])/15000)" office:value-type="float" office:value="0.000230847713150181" calcext:value-type="float">
            <text:p>0.0002308477</text:p>
          </table:table-cell>
          <table:table-cell table:formula="of:=SQRT([.G124]*(1-[.G124])/15000)" office:value-type="float" office:value="0.00383392540355182" calcext:value-type="float">
            <text:p>0.0038339254</text:p>
          </table:table-cell>
          <table:table-cell table:formula="of:=SQRT(([.H124]/[.F124])^2+([.I124]/[.G124])^2)/3" office:value-type="float" office:value="0.00389465279076056" calcext:value-type="float">
            <text:p>0.0038946528</text:p>
          </table:table-cell>
          <table:table-cell office:value-type="float" office:value="230" calcext:value-type="float">
            <text:p>230</text:p>
          </table:table-cell>
          <table:table-cell table:formula="of:=[.A124]" office:value-type="float" office:value="13.32" calcext:value-type="float">
            <text:p>13.32</text:p>
          </table:table-cell>
          <table:table-cell table:formula="of:=[.B124]" office:value-type="float" office:value="0.371110593385126" calcext:value-type="float">
            <text:p>0.3711105934</text:p>
          </table:table-cell>
          <table:table-cell office:value-type="float" office:value="0" calcext:value-type="float">
            <text:p>0</text:p>
          </table:table-cell>
          <table:table-cell table:formula="of:=[.J124]" office:value-type="float" office:value="0.00389465279076056" calcext:value-type="float">
            <text:p>0.0038946528</text:p>
          </table:table-cell>
          <table:table-cell table:number-columns-repeated="16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Run3</text:p>
          </table:table-cell>
          <table:table-cell table:number-columns-repeated="24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LN([.C127]/[.D127])/3" office:value-type="float" office:value="0.206740549139844" calcext:value-type="float">
            <text:p>0.2067405491</text:p>
          </table:table-cell>
          <table:table-cell office:value-type="float" office:value="14990" calcext:value-type="float">
            <text:p>14990</text:p>
          </table:table-cell>
          <table:table-cell office:value-type="float" office:value="8062" calcext:value-type="float">
            <text:p>8062</text:p>
          </table:table-cell>
          <table:table-cell/>
          <table:table-cell table:formula="of:=[.C127]/15000" office:value-type="float" office:value="0.999333333333333" calcext:value-type="float">
            <text:p>0.9993333333</text:p>
          </table:table-cell>
          <table:table-cell table:formula="of:=[.D127]/15000" office:value-type="float" office:value="0.537466666666667" calcext:value-type="float">
            <text:p>0.5374666667</text:p>
          </table:table-cell>
          <table:table-cell table:formula="of:=SQRT([.F127]*(1-[.F127])/15000)" office:value-type="float" office:value="0.00021074822612496" calcext:value-type="float">
            <text:p>0.0002107482</text:p>
          </table:table-cell>
          <table:table-cell table:formula="of:=SQRT([.G127]*(1-[.G127])/15000)" office:value-type="float" office:value="0.00407100519027663" calcext:value-type="float">
            <text:p>0.0040710052</text:p>
          </table:table-cell>
          <table:table-cell table:formula="of:=SQRT(([.H127]/[.F127])^2+([.I127]/[.G127])^2)/3" office:value-type="float" office:value="0.00252578937059722" calcext:value-type="float">
            <text:p>0.0025257894</text:p>
          </table:table-cell>
          <table:table-cell office:value-type="float" office:value="238" calcext:value-type="float">
            <text:p>238</text:p>
          </table:table-cell>
          <table:table-cell table:formula="of:=[.A127]" office:value-type="float" office:value="0.27" calcext:value-type="float">
            <text:p>0.27</text:p>
          </table:table-cell>
          <table:table-cell table:formula="of:=[.B127]" office:value-type="float" office:value="0.206740549139844" calcext:value-type="float">
            <text:p>0.2067405491</text:p>
          </table:table-cell>
          <table:table-cell office:value-type="float" office:value="0" calcext:value-type="float">
            <text:p>0</text:p>
          </table:table-cell>
          <table:table-cell table:formula="of:=[.J127]" office:value-type="float" office:value="0.00252578937059722" calcext:value-type="float">
            <text:p>0.0025257894</text:p>
          </table:table-cell>
          <table:table-cell table:number-columns-repeated="16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LN([.C128]/[.D128])/3" office:value-type="float" office:value="0.303213923736301" calcext:value-type="float">
            <text:p>0.3032139237</text:p>
          </table:table-cell>
          <table:table-cell office:value-type="float" office:value="14990" calcext:value-type="float">
            <text:p>14990</text:p>
          </table:table-cell>
          <table:table-cell office:value-type="float" office:value="6036" calcext:value-type="float">
            <text:p>6036</text:p>
          </table:table-cell>
          <table:table-cell/>
          <table:table-cell table:formula="of:=[.C128]/15000" office:value-type="float" office:value="0.999333333333333" calcext:value-type="float">
            <text:p>0.9993333333</text:p>
          </table:table-cell>
          <table:table-cell table:formula="of:=[.D128]/15000" office:value-type="float" office:value="0.4024" calcext:value-type="float">
            <text:p>0.4024</text:p>
          </table:table-cell>
          <table:table-cell table:formula="of:=SQRT([.F128]*(1-[.F128])/15000)" office:value-type="float" office:value="0.00021074822612496" calcext:value-type="float">
            <text:p>0.0002107482</text:p>
          </table:table-cell>
          <table:table-cell table:formula="of:=SQRT([.G128]*(1-[.G128])/15000)" office:value-type="float" office:value="0.00400395004963848" calcext:value-type="float">
            <text:p>0.00400395</text:p>
          </table:table-cell>
          <table:table-cell table:formula="of:=SQRT(([.H128]/[.F128])^2+([.I128]/[.G128])^2)/3" office:value-type="float" office:value="0.00331746955622893" calcext:value-type="float">
            <text:p>0.0033174696</text:p>
          </table:table-cell>
          <table:table-cell office:value-type="float" office:value="239" calcext:value-type="float">
            <text:p>239</text:p>
          </table:table-cell>
          <table:table-cell table:formula="of:=[.A128]" office:value-type="float" office:value="0.77" calcext:value-type="float">
            <text:p>0.77</text:p>
          </table:table-cell>
          <table:table-cell table:formula="of:=[.B128]" office:value-type="float" office:value="0.303213923736301" calcext:value-type="float">
            <text:p>0.3032139237</text:p>
          </table:table-cell>
          <table:table-cell office:value-type="float" office:value="0" calcext:value-type="float">
            <text:p>0</text:p>
          </table:table-cell>
          <table:table-cell table:formula="of:=[.J128]" office:value-type="float" office:value="0.00331746955622893" calcext:value-type="float">
            <text:p>0.0033174696</text:p>
          </table:table-cell>
          <table:table-cell table:number-columns-repeated="16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LN([.C129]/[.D129])/3" office:value-type="float" office:value="0.351836870771963" calcext:value-type="float">
            <text:p>0.3518368708</text:p>
          </table:table-cell>
          <table:table-cell office:value-type="float" office:value="14985" calcext:value-type="float">
            <text:p>14985</text:p>
          </table:table-cell>
          <table:table-cell office:value-type="float" office:value="5215" calcext:value-type="float">
            <text:p>5215</text:p>
          </table:table-cell>
          <table:table-cell/>
          <table:table-cell table:formula="of:=[.C129]/15000" office:value-type="float" office:value="0.999" calcext:value-type="float">
            <text:p>0.999</text:p>
          </table:table-cell>
          <table:table-cell table:formula="of:=[.D129]/15000" office:value-type="float" office:value="0.347666666666667" calcext:value-type="float">
            <text:p>0.3476666667</text:p>
          </table:table-cell>
          <table:table-cell table:formula="of:=SQRT([.F129]*(1-[.F129])/15000)" office:value-type="float" office:value="0.000258069758011279" calcext:value-type="float">
            <text:p>0.0002580698</text:p>
          </table:table-cell>
          <table:table-cell table:formula="of:=SQRT([.G129]*(1-[.G129])/15000)" office:value-type="float" office:value="0.0038883977467637" calcext:value-type="float">
            <text:p>0.0038883977</text:p>
          </table:table-cell>
          <table:table-cell table:formula="of:=SQRT(([.H129]/[.F129])^2+([.I129]/[.G129])^2)/3" office:value-type="float" office:value="0.00372908420250069" calcext:value-type="float">
            <text:p>0.0037290842</text:p>
          </table:table-cell>
          <table:table-cell office:value-type="float" office:value="240" calcext:value-type="float">
            <text:p>240</text:p>
          </table:table-cell>
          <table:table-cell table:formula="of:=[.A129]" office:value-type="float" office:value="1.27" calcext:value-type="float">
            <text:p>1.27</text:p>
          </table:table-cell>
          <table:table-cell table:formula="of:=[.B129]" office:value-type="float" office:value="0.351836870771963" calcext:value-type="float">
            <text:p>0.3518368708</text:p>
          </table:table-cell>
          <table:table-cell office:value-type="float" office:value="0" calcext:value-type="float">
            <text:p>0</text:p>
          </table:table-cell>
          <table:table-cell table:formula="of:=[.J129]" office:value-type="float" office:value="0.00372908420250069" calcext:value-type="float">
            <text:p>0.0037290842</text:p>
          </table:table-cell>
          <table:table-cell table:number-columns-repeated="16"/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LN([.C130]/[.D130])/3" office:value-type="float" office:value="0.396362785554498" calcext:value-type="float">
            <text:p>0.3963627856</text:p>
          </table:table-cell>
          <table:table-cell office:value-type="float" office:value="14982" calcext:value-type="float">
            <text:p>14982</text:p>
          </table:table-cell>
          <table:table-cell office:value-type="float" office:value="4562" calcext:value-type="float">
            <text:p>4562</text:p>
          </table:table-cell>
          <table:table-cell/>
          <table:table-cell table:formula="of:=[.C130]/15000" office:value-type="float" office:value="0.9988" calcext:value-type="float">
            <text:p>0.9988</text:p>
          </table:table-cell>
          <table:table-cell table:formula="of:=[.D130]/15000" office:value-type="float" office:value="0.304133333333333" calcext:value-type="float">
            <text:p>0.3041333333</text:p>
          </table:table-cell>
          <table:table-cell table:formula="of:=SQRT([.F130]*(1-[.F130])/15000)" office:value-type="float" office:value="0.000282672955904874" calcext:value-type="float">
            <text:p>0.000282673</text:p>
          </table:table-cell>
          <table:table-cell table:formula="of:=SQRT([.G130]*(1-[.G130])/15000)" office:value-type="float" office:value="0.00375620596603265" calcext:value-type="float">
            <text:p>0.003756206</text:p>
          </table:table-cell>
          <table:table-cell table:formula="of:=SQRT(([.H130]/[.F130])^2+([.I130]/[.G130])^2)/3" office:value-type="float" office:value="0.00411792199198783" calcext:value-type="float">
            <text:p>0.004117922</text:p>
          </table:table-cell>
          <table:table-cell office:value-type="float" office:value="241" calcext:value-type="float">
            <text:p>241</text:p>
          </table:table-cell>
          <table:table-cell table:formula="of:=[.A130]" office:value-type="float" office:value="1.77" calcext:value-type="float">
            <text:p>1.77</text:p>
          </table:table-cell>
          <table:table-cell table:formula="of:=[.B130]" office:value-type="float" office:value="0.396362785554498" calcext:value-type="float">
            <text:p>0.3963627856</text:p>
          </table:table-cell>
          <table:table-cell office:value-type="float" office:value="0" calcext:value-type="float">
            <text:p>0</text:p>
          </table:table-cell>
          <table:table-cell table:formula="of:=[.J130]" office:value-type="float" office:value="0.00411792199198783" calcext:value-type="float">
            <text:p>0.004117922</text:p>
          </table:table-cell>
          <table:table-cell table:number-columns-repeated="16"/>
        </table:table-row>
        <table:table-row table:style-name="ro1">
          <table:table-cell office:value-type="float" office:value="2.27" calcext:value-type="float">
            <text:p>2.27</text:p>
          </table:table-cell>
          <table:table-cell table:formula="of:=LN([.C131]/[.D131])/3" office:value-type="float" office:value="0.420324719441921" calcext:value-type="float">
            <text:p>0.4203247194</text:p>
          </table:table-cell>
          <table:table-cell office:value-type="float" office:value="14980" calcext:value-type="float">
            <text:p>14980</text:p>
          </table:table-cell>
          <table:table-cell office:value-type="float" office:value="4245" calcext:value-type="float">
            <text:p>4245</text:p>
          </table:table-cell>
          <table:table-cell/>
          <table:table-cell table:formula="of:=[.C131]/15000" office:value-type="float" office:value="0.998666666666667" calcext:value-type="float">
            <text:p>0.9986666667</text:p>
          </table:table-cell>
          <table:table-cell table:formula="of:=[.D131]/15000" office:value-type="float" office:value="0.283" calcext:value-type="float">
            <text:p>0.283</text:p>
          </table:table-cell>
          <table:table-cell table:formula="of:=SQRT([.F131]*(1-[.F131])/15000)" office:value-type="float" office:value="0.000297943569103896" calcext:value-type="float">
            <text:p>0.0002979436</text:p>
          </table:table-cell>
          <table:table-cell table:formula="of:=SQRT([.G131]*(1-[.G131])/15000)" office:value-type="float" office:value="0.00367796139185827" calcext:value-type="float">
            <text:p>0.0036779614</text:p>
          </table:table-cell>
          <table:table-cell table:formula="of:=SQRT(([.H131]/[.F131])^2+([.I131]/[.G131])^2)/3" office:value-type="float" office:value="0.00433325129672627" calcext:value-type="float">
            <text:p>0.0043332513</text:p>
          </table:table-cell>
          <table:table-cell office:value-type="float" office:value="242" calcext:value-type="float">
            <text:p>242</text:p>
          </table:table-cell>
          <table:table-cell table:formula="of:=[.A131]" office:value-type="float" office:value="2.27" calcext:value-type="float">
            <text:p>2.27</text:p>
          </table:table-cell>
          <table:table-cell table:formula="of:=[.B131]" office:value-type="float" office:value="0.420324719441921" calcext:value-type="float">
            <text:p>0.4203247194</text:p>
          </table:table-cell>
          <table:table-cell office:value-type="float" office:value="0" calcext:value-type="float">
            <text:p>0</text:p>
          </table:table-cell>
          <table:table-cell table:formula="of:=[.J131]" office:value-type="float" office:value="0.00433325129672627" calcext:value-type="float">
            <text:p>0.0043332513</text:p>
          </table:table-cell>
          <table:table-cell table:number-columns-repeated="16"/>
        </table:table-row>
        <table:table-row table:style-name="ro1">
          <table:table-cell office:value-type="float" office:value="2.77" calcext:value-type="float">
            <text:p>2.77</text:p>
          </table:table-cell>
          <table:table-cell table:formula="of:=LN([.C132]/[.D132])/3" office:value-type="float" office:value="0.4449692085434" calcext:value-type="float">
            <text:p>0.4449692085</text:p>
          </table:table-cell>
          <table:table-cell office:value-type="float" office:value="14982" calcext:value-type="float">
            <text:p>14982</text:p>
          </table:table-cell>
          <table:table-cell office:value-type="float" office:value="3943" calcext:value-type="float">
            <text:p>3943</text:p>
          </table:table-cell>
          <table:table-cell/>
          <table:table-cell table:formula="of:=[.C132]/15000" office:value-type="float" office:value="0.9988" calcext:value-type="float">
            <text:p>0.9988</text:p>
          </table:table-cell>
          <table:table-cell table:formula="of:=[.D132]/15000" office:value-type="float" office:value="0.262866666666667" calcext:value-type="float">
            <text:p>0.2628666667</text:p>
          </table:table-cell>
          <table:table-cell table:formula="of:=SQRT([.F132]*(1-[.F132])/15000)" office:value-type="float" office:value="0.000282672955904874" calcext:value-type="float">
            <text:p>0.000282673</text:p>
          </table:table-cell>
          <table:table-cell table:formula="of:=SQRT([.G132]*(1-[.G132])/15000)" office:value-type="float" office:value="0.00359414136451923" calcext:value-type="float">
            <text:p>0.0035941414</text:p>
          </table:table-cell>
          <table:table-cell table:formula="of:=SQRT(([.H132]/[.F132])^2+([.I132]/[.G132])^2)/3" office:value-type="float" office:value="0.00455859906527633" calcext:value-type="float">
            <text:p>0.0045585991</text:p>
          </table:table-cell>
          <table:table-cell office:value-type="float" office:value="243" calcext:value-type="float">
            <text:p>243</text:p>
          </table:table-cell>
          <table:table-cell table:formula="of:=[.A132]" office:value-type="float" office:value="2.77" calcext:value-type="float">
            <text:p>2.77</text:p>
          </table:table-cell>
          <table:table-cell table:formula="of:=[.B132]" office:value-type="float" office:value="0.4449692085434" calcext:value-type="float">
            <text:p>0.4449692085</text:p>
          </table:table-cell>
          <table:table-cell office:value-type="float" office:value="0" calcext:value-type="float">
            <text:p>0</text:p>
          </table:table-cell>
          <table:table-cell table:formula="of:=[.J132]" office:value-type="float" office:value="0.00455859906527633" calcext:value-type="float">
            <text:p>0.0045585991</text:p>
          </table:table-cell>
          <table:table-cell table:number-columns-repeated="16"/>
        </table:table-row>
        <table:table-row table:style-name="ro1">
          <table:table-cell office:value-type="float" office:value="3.27" calcext:value-type="float">
            <text:p>3.27</text:p>
          </table:table-cell>
          <table:table-cell table:formula="of:=LN([.C133]/[.D133])/3" office:value-type="float" office:value="0.455902851816721" calcext:value-type="float">
            <text:p>0.4559028518</text:p>
          </table:table-cell>
          <table:table-cell office:value-type="float" office:value="14979" calcext:value-type="float">
            <text:p>14979</text:p>
          </table:table-cell>
          <table:table-cell office:value-type="float" office:value="3815" calcext:value-type="float">
            <text:p>3815</text:p>
          </table:table-cell>
          <table:table-cell/>
          <table:table-cell table:formula="of:=[.C133]/15000" office:value-type="float" office:value="0.9986" calcext:value-type="float">
            <text:p>0.9986</text:p>
          </table:table-cell>
          <table:table-cell table:formula="of:=[.D133]/15000" office:value-type="float" office:value="0.254333333333333" calcext:value-type="float">
            <text:p>0.2543333333</text:p>
          </table:table-cell>
          <table:table-cell table:formula="of:=SQRT([.F133]*(1-[.F133])/15000)" office:value-type="float" office:value="0.000305291117896777" calcext:value-type="float">
            <text:p>0.0003052911</text:p>
          </table:table-cell>
          <table:table-cell table:formula="of:=SQRT([.G133]*(1-[.G133])/15000)" office:value-type="float" office:value="0.00355572673199061" calcext:value-type="float">
            <text:p>0.0035557267</text:p>
          </table:table-cell>
          <table:table-cell table:formula="of:=SQRT(([.H133]/[.F133])^2+([.I133]/[.G133])^2)/3" office:value-type="float" office:value="0.00466130639079191" calcext:value-type="float">
            <text:p>0.0046613064</text:p>
          </table:table-cell>
          <table:table-cell office:value-type="float" office:value="244" calcext:value-type="float">
            <text:p>244</text:p>
          </table:table-cell>
          <table:table-cell table:formula="of:=[.A133]" office:value-type="float" office:value="3.27" calcext:value-type="float">
            <text:p>3.27</text:p>
          </table:table-cell>
          <table:table-cell table:formula="of:=[.B133]" office:value-type="float" office:value="0.455902851816721" calcext:value-type="float">
            <text:p>0.4559028518</text:p>
          </table:table-cell>
          <table:table-cell office:value-type="float" office:value="0" calcext:value-type="float">
            <text:p>0</text:p>
          </table:table-cell>
          <table:table-cell table:formula="of:=[.J133]" office:value-type="float" office:value="0.00466130639079191" calcext:value-type="float">
            <text:p>0.0046613064</text:p>
          </table:table-cell>
          <table:table-cell table:number-columns-repeated="16"/>
        </table:table-row>
        <table:table-row table:style-name="ro1">
          <table:table-cell office:value-type="float" office:value="3.77" calcext:value-type="float">
            <text:p>3.77</text:p>
          </table:table-cell>
          <table:table-cell table:formula="of:=LN([.C134]/[.D134])/3" office:value-type="float" office:value="0.476347537631846" calcext:value-type="float">
            <text:p>0.4763475376</text:p>
          </table:table-cell>
          <table:table-cell office:value-type="float" office:value="14983" calcext:value-type="float">
            <text:p>14983</text:p>
          </table:table-cell>
          <table:table-cell office:value-type="float" office:value="3589" calcext:value-type="float">
            <text:p>3589</text:p>
          </table:table-cell>
          <table:table-cell/>
          <table:table-cell table:formula="of:=[.C134]/15000" office:value-type="float" office:value="0.998866666666667" calcext:value-type="float">
            <text:p>0.9988666667</text:p>
          </table:table-cell>
          <table:table-cell table:formula="of:=[.D134]/15000" office:value-type="float" office:value="0.239266666666667" calcext:value-type="float">
            <text:p>0.2392666667</text:p>
          </table:table-cell>
          <table:table-cell table:formula="of:=SQRT([.F134]*(1-[.F134])/15000)" office:value-type="float" office:value="0.000274717902448903" calcext:value-type="float">
            <text:p>0.0002747179</text:p>
          </table:table-cell>
          <table:table-cell table:formula="of:=SQRT([.G134]*(1-[.G134])/15000)" office:value-type="float" office:value="0.00348346694055304" calcext:value-type="float">
            <text:p>0.0034834669</text:p>
          </table:table-cell>
          <table:table-cell table:formula="of:=SQRT(([.H134]/[.F134])^2+([.I134]/[.G134])^2)/3" office:value-type="float" office:value="0.0048538429130856" calcext:value-type="float">
            <text:p>0.0048538429</text:p>
          </table:table-cell>
          <table:table-cell office:value-type="float" office:value="245" calcext:value-type="float">
            <text:p>245</text:p>
          </table:table-cell>
          <table:table-cell table:formula="of:=[.A134]" office:value-type="float" office:value="3.77" calcext:value-type="float">
            <text:p>3.77</text:p>
          </table:table-cell>
          <table:table-cell table:formula="of:=[.B134]" office:value-type="float" office:value="0.476347537631846" calcext:value-type="float">
            <text:p>0.4763475376</text:p>
          </table:table-cell>
          <table:table-cell office:value-type="float" office:value="0" calcext:value-type="float">
            <text:p>0</text:p>
          </table:table-cell>
          <table:table-cell table:formula="of:=[.J134]" office:value-type="float" office:value="0.0048538429130856" calcext:value-type="float">
            <text:p>0.0048538429</text:p>
          </table:table-cell>
          <table:table-cell table:number-columns-repeated="16"/>
        </table:table-row>
        <table:table-row table:style-name="ro1">
          <table:table-cell office:value-type="float" office:value="4.27" calcext:value-type="float">
            <text:p>4.27</text:p>
          </table:table-cell>
          <table:table-cell table:formula="of:=LN([.C135]/[.D135])/3" office:value-type="float" office:value="0.470798774357127" calcext:value-type="float">
            <text:p>0.4707987744</text:p>
          </table:table-cell>
          <table:table-cell office:value-type="float" office:value="14982" calcext:value-type="float">
            <text:p>14982</text:p>
          </table:table-cell>
          <table:table-cell office:value-type="float" office:value="3649" calcext:value-type="float">
            <text:p>3649</text:p>
          </table:table-cell>
          <table:table-cell/>
          <table:table-cell table:formula="of:=[.C135]/15000" office:value-type="float" office:value="0.9988" calcext:value-type="float">
            <text:p>0.9988</text:p>
          </table:table-cell>
          <table:table-cell table:formula="of:=[.D135]/15000" office:value-type="float" office:value="0.243266666666667" calcext:value-type="float">
            <text:p>0.2432666667</text:p>
          </table:table-cell>
          <table:table-cell table:formula="of:=SQRT([.F135]*(1-[.F135])/15000)" office:value-type="float" office:value="0.000282672955904874" calcext:value-type="float">
            <text:p>0.000282673</text:p>
          </table:table-cell>
          <table:table-cell table:formula="of:=SQRT([.G135]*(1-[.G135])/15000)" office:value-type="float" office:value="0.00350321752636587" calcext:value-type="float">
            <text:p>0.0035032175</text:p>
          </table:table-cell>
          <table:table-cell table:formula="of:=SQRT(([.H135]/[.F135])^2+([.I135]/[.G135])^2)/3" office:value-type="float" office:value="0.00480117015535148" calcext:value-type="float">
            <text:p>0.0048011702</text:p>
          </table:table-cell>
          <table:table-cell office:value-type="float" office:value="246" calcext:value-type="float">
            <text:p>246</text:p>
          </table:table-cell>
          <table:table-cell table:formula="of:=[.A135]" office:value-type="float" office:value="4.27" calcext:value-type="float">
            <text:p>4.27</text:p>
          </table:table-cell>
          <table:table-cell table:formula="of:=[.B135]" office:value-type="float" office:value="0.470798774357127" calcext:value-type="float">
            <text:p>0.4707987744</text:p>
          </table:table-cell>
          <table:table-cell office:value-type="float" office:value="0" calcext:value-type="float">
            <text:p>0</text:p>
          </table:table-cell>
          <table:table-cell table:formula="of:=[.J135]" office:value-type="float" office:value="0.00480117015535148" calcext:value-type="float">
            <text:p>0.0048011702</text:p>
          </table:table-cell>
          <table:table-cell table:number-columns-repeated="16"/>
        </table:table-row>
        <table:table-row table:style-name="ro1">
          <table:table-cell office:value-type="float" office:value="4.77" calcext:value-type="float">
            <text:p>4.77</text:p>
          </table:table-cell>
          <table:table-cell table:formula="of:=LN([.C136]/[.D136])/3" office:value-type="float" office:value="0.470342340856625" calcext:value-type="float">
            <text:p>0.4703423409</text:p>
          </table:table-cell>
          <table:table-cell office:value-type="float" office:value="14982" calcext:value-type="float">
            <text:p>14982</text:p>
          </table:table-cell>
          <table:table-cell office:value-type="float" office:value="3654" calcext:value-type="float">
            <text:p>3654</text:p>
          </table:table-cell>
          <table:table-cell/>
          <table:table-cell table:formula="of:=[.C136]/15000" office:value-type="float" office:value="0.9988" calcext:value-type="float">
            <text:p>0.9988</text:p>
          </table:table-cell>
          <table:table-cell table:formula="of:=[.D136]/15000" office:value-type="float" office:value="0.2436" calcext:value-type="float">
            <text:p>0.2436</text:p>
          </table:table-cell>
          <table:table-cell table:formula="of:=SQRT([.F136]*(1-[.F136])/15000)" office:value-type="float" office:value="0.000282672955904874" calcext:value-type="float">
            <text:p>0.000282673</text:p>
          </table:table-cell>
          <table:table-cell table:formula="of:=SQRT([.G136]*(1-[.G136])/15000)" office:value-type="float" office:value="0.00350484464705641" calcext:value-type="float">
            <text:p>0.0035048446</text:p>
          </table:table-cell>
          <table:table-cell table:formula="of:=SQRT(([.H136]/[.F136])^2+([.I136]/[.G136])^2)/3" office:value-type="float" office:value="0.00479682900946567" calcext:value-type="float">
            <text:p>0.004796829</text:p>
          </table:table-cell>
          <table:table-cell office:value-type="float" office:value="247" calcext:value-type="float">
            <text:p>247</text:p>
          </table:table-cell>
          <table:table-cell table:formula="of:=[.A136]" office:value-type="float" office:value="4.77" calcext:value-type="float">
            <text:p>4.77</text:p>
          </table:table-cell>
          <table:table-cell table:formula="of:=[.B136]" office:value-type="float" office:value="0.470342340856625" calcext:value-type="float">
            <text:p>0.4703423409</text:p>
          </table:table-cell>
          <table:table-cell office:value-type="float" office:value="0" calcext:value-type="float">
            <text:p>0</text:p>
          </table:table-cell>
          <table:table-cell table:formula="of:=[.J136]" office:value-type="float" office:value="0.00479682900946567" calcext:value-type="float">
            <text:p>0.004796829</text:p>
          </table:table-cell>
          <table:table-cell table:number-columns-repeated="16"/>
        </table:table-row>
        <table:table-row table:style-name="ro1">
          <table:table-cell office:value-type="float" office:value="5.27" calcext:value-type="float">
            <text:p>5.27</text:p>
          </table:table-cell>
          <table:table-cell table:formula="of:=LN([.C137]/[.D137])/3" office:value-type="float" office:value="0.484539725168715" calcext:value-type="float">
            <text:p>0.4845397252</text:p>
          </table:table-cell>
          <table:table-cell office:value-type="float" office:value="14975" calcext:value-type="float">
            <text:p>14975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[.C137]/15000" office:value-type="float" office:value="0.998333333333333" calcext:value-type="float">
            <text:p>0.9983333333</text:p>
          </table:table-cell>
          <table:table-cell table:formula="of:=[.D137]/15000" office:value-type="float" office:value="0.233333333333333" calcext:value-type="float">
            <text:p>0.2333333333</text:p>
          </table:table-cell>
          <table:table-cell table:formula="of:=SQRT([.F137]*(1-[.F137])/15000)" office:value-type="float" office:value="0.000333055439718267" calcext:value-type="float">
            <text:p>0.0003330554</text:p>
          </table:table-cell>
          <table:table-cell table:formula="of:=SQRT([.G137]*(1-[.G137])/15000)" office:value-type="float" office:value="0.00345339339287112" calcext:value-type="float">
            <text:p>0.0034533934</text:p>
          </table:table-cell>
          <table:table-cell table:formula="of:=SQRT(([.H137]/[.F137])^2+([.I137]/[.G137])^2)/3" office:value-type="float" office:value="0.00493467229186693" calcext:value-type="float">
            <text:p>0.0049346723</text:p>
          </table:table-cell>
          <table:table-cell office:value-type="float" office:value="248" calcext:value-type="float">
            <text:p>248</text:p>
          </table:table-cell>
          <table:table-cell table:formula="of:=[.A137]" office:value-type="float" office:value="5.27" calcext:value-type="float">
            <text:p>5.27</text:p>
          </table:table-cell>
          <table:table-cell table:formula="of:=[.B137]" office:value-type="float" office:value="0.484539725168715" calcext:value-type="float">
            <text:p>0.4845397252</text:p>
          </table:table-cell>
          <table:table-cell office:value-type="float" office:value="0" calcext:value-type="float">
            <text:p>0</text:p>
          </table:table-cell>
          <table:table-cell table:formula="of:=[.J137]" office:value-type="float" office:value="0.00493467229186693" calcext:value-type="float">
            <text:p>0.0049346723</text:p>
          </table:table-cell>
          <table:table-cell table:number-columns-repeated="16"/>
        </table:table-row>
        <table:table-row table:style-name="ro1">
          <table:table-cell office:value-type="float" office:value="5.77" calcext:value-type="float">
            <text:p>5.77</text:p>
          </table:table-cell>
          <table:table-cell table:formula="of:=LN([.C138]/[.D138])/3" office:value-type="float" office:value="0.483576849762712" calcext:value-type="float">
            <text:p>0.4835768498</text:p>
          </table:table-cell>
          <table:table-cell office:value-type="float" office:value="14983" calcext:value-type="float">
            <text:p>14983</text:p>
          </table:table-cell>
          <table:table-cell office:value-type="float" office:value="3512" calcext:value-type="float">
            <text:p>3512</text:p>
          </table:table-cell>
          <table:table-cell/>
          <table:table-cell table:formula="of:=[.C138]/15000" office:value-type="float" office:value="0.998866666666667" calcext:value-type="float">
            <text:p>0.9988666667</text:p>
          </table:table-cell>
          <table:table-cell table:formula="of:=[.D138]/15000" office:value-type="float" office:value="0.234133333333333" calcext:value-type="float">
            <text:p>0.2341333333</text:p>
          </table:table-cell>
          <table:table-cell table:formula="of:=SQRT([.F138]*(1-[.F138])/15000)" office:value-type="float" office:value="0.000274717902448903" calcext:value-type="float">
            <text:p>0.0002747179</text:p>
          </table:table-cell>
          <table:table-cell table:formula="of:=SQRT([.G138]*(1-[.G138])/15000)" office:value-type="float" office:value="0.00345750310248649" calcext:value-type="float">
            <text:p>0.0034575031</text:p>
          </table:table-cell>
          <table:table-cell table:formula="of:=SQRT(([.H138]/[.F138])^2+([.I138]/[.G138])^2)/3" office:value-type="float" office:value="0.00492326693272706" calcext:value-type="float">
            <text:p>0.0049232669</text:p>
          </table:table-cell>
          <table:table-cell office:value-type="float" office:value="249" calcext:value-type="float">
            <text:p>249</text:p>
          </table:table-cell>
          <table:table-cell table:formula="of:=[.A138]" office:value-type="float" office:value="5.77" calcext:value-type="float">
            <text:p>5.77</text:p>
          </table:table-cell>
          <table:table-cell table:formula="of:=[.B138]" office:value-type="float" office:value="0.483576849762712" calcext:value-type="float">
            <text:p>0.4835768498</text:p>
          </table:table-cell>
          <table:table-cell office:value-type="float" office:value="0" calcext:value-type="float">
            <text:p>0</text:p>
          </table:table-cell>
          <table:table-cell table:formula="of:=[.J138]" office:value-type="float" office:value="0.00492326693272706" calcext:value-type="float">
            <text:p>0.0049232669</text:p>
          </table:table-cell>
          <table:table-cell table:number-columns-repeated="16"/>
        </table:table-row>
        <table:table-row table:style-name="ro1">
          <table:table-cell office:value-type="float" office:value="6.27" calcext:value-type="float">
            <text:p>6.27</text:p>
          </table:table-cell>
          <table:table-cell table:formula="of:=LN([.C139]/[.D139])/3" office:value-type="float" office:value="0.489952942356541" calcext:value-type="float">
            <text:p>0.4899529424</text:p>
          </table:table-cell>
          <table:table-cell office:value-type="float" office:value="14981" calcext:value-type="float">
            <text:p>14981</text:p>
          </table:table-cell>
          <table:table-cell office:value-type="float" office:value="3445" calcext:value-type="float">
            <text:p>3445</text:p>
          </table:table-cell>
          <table:table-cell/>
          <table:table-cell table:formula="of:=[.C139]/15000" office:value-type="float" office:value="0.998733333333333" calcext:value-type="float">
            <text:p>0.9987333333</text:p>
          </table:table-cell>
          <table:table-cell table:formula="of:=[.D139]/15000" office:value-type="float" office:value="0.229666666666667" calcext:value-type="float">
            <text:p>0.2296666667</text:p>
          </table:table-cell>
          <table:table-cell table:formula="of:=SQRT([.F139]*(1-[.F139])/15000)" office:value-type="float" office:value="0.000290409162185837" calcext:value-type="float">
            <text:p>0.0002904092</text:p>
          </table:table-cell>
          <table:table-cell table:formula="of:=SQRT([.G139]*(1-[.G139])/15000)" office:value-type="float" office:value="0.00343433534461317" calcext:value-type="float">
            <text:p>0.0034343353</text:p>
          </table:table-cell>
          <table:table-cell table:formula="of:=SQRT(([.H139]/[.F139])^2+([.I139]/[.G139])^2)/3" office:value-type="float" office:value="0.00498546383499374" calcext:value-type="float">
            <text:p>0.0049854638</text:p>
          </table:table-cell>
          <table:table-cell office:value-type="float" office:value="250" calcext:value-type="float">
            <text:p>250</text:p>
          </table:table-cell>
          <table:table-cell table:formula="of:=[.A139]" office:value-type="float" office:value="6.27" calcext:value-type="float">
            <text:p>6.27</text:p>
          </table:table-cell>
          <table:table-cell table:formula="of:=[.B139]" office:value-type="float" office:value="0.489952942356541" calcext:value-type="float">
            <text:p>0.4899529424</text:p>
          </table:table-cell>
          <table:table-cell office:value-type="float" office:value="0" calcext:value-type="float">
            <text:p>0</text:p>
          </table:table-cell>
          <table:table-cell table:formula="of:=[.J139]" office:value-type="float" office:value="0.00498546383499374" calcext:value-type="float">
            <text:p>0.0049854638</text:p>
          </table:table-cell>
          <table:table-cell table:number-columns-repeated="16"/>
        </table:table-row>
        <table:table-row table:style-name="ro1">
          <table:table-cell office:value-type="float" office:value="6.77" calcext:value-type="float">
            <text:p>6.77</text:p>
          </table:table-cell>
          <table:table-cell table:formula="of:=LN([.C140]/[.D140])/3" office:value-type="float" office:value="0.488015508207299" calcext:value-type="float">
            <text:p>0.4880155082</text:p>
          </table:table-cell>
          <table:table-cell office:value-type="float" office:value="14972" calcext:value-type="float">
            <text:p>14972</text:p>
          </table:table-cell>
          <table:table-cell office:value-type="float" office:value="3463" calcext:value-type="float">
            <text:p>3463</text:p>
          </table:table-cell>
          <table:table-cell/>
          <table:table-cell table:formula="of:=[.C140]/15000" office:value-type="float" office:value="0.998133333333333" calcext:value-type="float">
            <text:p>0.9981333333</text:p>
          </table:table-cell>
          <table:table-cell table:formula="of:=[.D140]/15000" office:value-type="float" office:value="0.230866666666667" calcext:value-type="float">
            <text:p>0.2308666667</text:p>
          </table:table-cell>
          <table:table-cell table:formula="of:=SQRT([.F140]*(1-[.F140])/15000)" office:value-type="float" office:value="0.000352437438630105" calcext:value-type="float">
            <text:p>0.0003524374</text:p>
          </table:table-cell>
          <table:table-cell table:formula="of:=SQRT([.G140]*(1-[.G140])/15000)" office:value-type="float" office:value="0.0034406128222444" calcext:value-type="float">
            <text:p>0.0034406128</text:p>
          </table:table-cell>
          <table:table-cell table:formula="of:=SQRT(([.H140]/[.F140])^2+([.I140]/[.G140])^2)/3" office:value-type="float" office:value="0.00496907073324247" calcext:value-type="float">
            <text:p>0.0049690707</text:p>
          </table:table-cell>
          <table:table-cell office:value-type="float" office:value="251" calcext:value-type="float">
            <text:p>251</text:p>
          </table:table-cell>
          <table:table-cell table:formula="of:=[.A140]" office:value-type="float" office:value="6.77" calcext:value-type="float">
            <text:p>6.77</text:p>
          </table:table-cell>
          <table:table-cell table:formula="of:=[.B140]" office:value-type="float" office:value="0.488015508207299" calcext:value-type="float">
            <text:p>0.4880155082</text:p>
          </table:table-cell>
          <table:table-cell office:value-type="float" office:value="0" calcext:value-type="float">
            <text:p>0</text:p>
          </table:table-cell>
          <table:table-cell table:formula="of:=[.J140]" office:value-type="float" office:value="0.00496907073324247" calcext:value-type="float">
            <text:p>0.0049690707</text:p>
          </table:table-cell>
          <table:table-cell table:number-columns-repeated="16"/>
        </table:table-row>
        <table:table-row table:style-name="ro1">
          <table:table-cell office:value-type="float" office:value="7.27" calcext:value-type="float">
            <text:p>7.27</text:p>
          </table:table-cell>
          <table:table-cell table:formula="of:=LN([.C141]/[.D141])/3" office:value-type="float" office:value="0.492336223037356" calcext:value-type="float">
            <text:p>0.492336223</text:p>
          </table:table-cell>
          <table:table-cell office:value-type="float" office:value="14979" calcext:value-type="float">
            <text:p>14979</text:p>
          </table:table-cell>
          <table:table-cell office:value-type="float" office:value="3420" calcext:value-type="float">
            <text:p>3420</text:p>
          </table:table-cell>
          <table:table-cell/>
          <table:table-cell table:formula="of:=[.C141]/15000" office:value-type="float" office:value="0.9986" calcext:value-type="float">
            <text:p>0.9986</text:p>
          </table:table-cell>
          <table:table-cell table:formula="of:=[.D141]/15000" office:value-type="float" office:value="0.228" calcext:value-type="float">
            <text:p>0.228</text:p>
          </table:table-cell>
          <table:table-cell table:formula="of:=SQRT([.F141]*(1-[.F141])/15000)" office:value-type="float" office:value="0.000305291117896777" calcext:value-type="float">
            <text:p>0.0003052911</text:p>
          </table:table-cell>
          <table:table-cell table:formula="of:=SQRT([.G141]*(1-[.G141])/15000)" office:value-type="float" office:value="0.00342555105056106" calcext:value-type="float">
            <text:p>0.0034255511</text:p>
          </table:table-cell>
          <table:table-cell table:formula="of:=SQRT(([.H141]/[.F141])^2+([.I141]/[.G141])^2)/3" office:value-type="float" office:value="0.00500915227176146" calcext:value-type="float">
            <text:p>0.0050091523</text:p>
          </table:table-cell>
          <table:table-cell office:value-type="float" office:value="252" calcext:value-type="float">
            <text:p>252</text:p>
          </table:table-cell>
          <table:table-cell table:formula="of:=[.A141]" office:value-type="float" office:value="7.27" calcext:value-type="float">
            <text:p>7.27</text:p>
          </table:table-cell>
          <table:table-cell table:formula="of:=[.B141]" office:value-type="float" office:value="0.492336223037356" calcext:value-type="float">
            <text:p>0.492336223</text:p>
          </table:table-cell>
          <table:table-cell office:value-type="float" office:value="0" calcext:value-type="float">
            <text:p>0</text:p>
          </table:table-cell>
          <table:table-cell table:formula="of:=[.J141]" office:value-type="float" office:value="0.00500915227176146" calcext:value-type="float">
            <text:p>0.0050091523</text:p>
          </table:table-cell>
          <table:table-cell table:number-columns-repeated="16"/>
        </table:table-row>
        <table:table-row table:style-name="ro1">
          <table:table-cell office:value-type="float" office:value="7.77" calcext:value-type="float">
            <text:p>7.77</text:p>
          </table:table-cell>
          <table:table-cell table:formula="of:=LN([.C142]/[.D142])/3" office:value-type="float" office:value="0.483292233266126" calcext:value-type="float">
            <text:p>0.4832922333</text:p>
          </table:table-cell>
          <table:table-cell office:value-type="float" office:value="14983" calcext:value-type="float">
            <text:p>14983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*</text:p>
          </table:table-cell>
          <table:table-cell table:formula="of:=[.C142]/15000" office:value-type="float" office:value="0.998866666666667" calcext:value-type="float">
            <text:p>0.9988666667</text:p>
          </table:table-cell>
          <table:table-cell table:formula="of:=[.D142]/15000" office:value-type="float" office:value="0.234333333333333" calcext:value-type="float">
            <text:p>0.2343333333</text:p>
          </table:table-cell>
          <table:table-cell table:formula="of:=SQRT([.F142]*(1-[.F142])/15000)" office:value-type="float" office:value="0.000274717902448903" calcext:value-type="float">
            <text:p>0.0002747179</text:p>
          </table:table-cell>
          <table:table-cell table:formula="of:=SQRT([.G142]*(1-[.G142])/15000)" office:value-type="float" office:value="0.00345852783924242" calcext:value-type="float">
            <text:p>0.0034585278</text:p>
          </table:table-cell>
          <table:table-cell table:formula="of:=SQRT(([.H142]/[.F142])^2+([.I142]/[.G142])^2)/3" office:value-type="float" office:value="0.00492052386498297" calcext:value-type="float">
            <text:p>0.0049205239</text:p>
          </table:table-cell>
          <table:table-cell office:value-type="float" office:value="253" calcext:value-type="float">
            <text:p>253</text:p>
          </table:table-cell>
          <table:table-cell table:formula="of:=[.A142]" office:value-type="float" office:value="7.77" calcext:value-type="float">
            <text:p>7.77</text:p>
          </table:table-cell>
          <table:table-cell table:formula="of:=[.B142]" office:value-type="float" office:value="0.483292233266126" calcext:value-type="float">
            <text:p>0.4832922333</text:p>
          </table:table-cell>
          <table:table-cell office:value-type="float" office:value="0" calcext:value-type="float">
            <text:p>0</text:p>
          </table:table-cell>
          <table:table-cell table:formula="of:=[.J142]" office:value-type="float" office:value="0.00492052386498297" calcext:value-type="float">
            <text:p>0.0049205239</text:p>
          </table:table-cell>
          <table:table-cell table:number-columns-repeated="16"/>
        </table:table-row>
        <table:table-row table:style-name="ro1">
          <table:table-cell office:value-type="float" office:value="8.27" calcext:value-type="float">
            <text:p>8.27</text:p>
          </table:table-cell>
          <table:table-cell table:formula="of:=LN([.C143]/[.D143])/3" office:value-type="float" office:value="0.491454318513022" calcext:value-type="float">
            <text:p>0.4914543185</text:p>
          </table:table-cell>
          <table:table-cell office:value-type="float" office:value="14970" calcext:value-type="float">
            <text:p>14970</text:p>
          </table:table-cell>
          <table:table-cell office:value-type="float" office:value="3427" calcext:value-type="float">
            <text:p>3427</text:p>
          </table:table-cell>
          <table:table-cell/>
          <table:table-cell table:formula="of:=[.C143]/15000" office:value-type="float" office:value="0.998" calcext:value-type="float">
            <text:p>0.998</text:p>
          </table:table-cell>
          <table:table-cell table:formula="of:=[.D143]/15000" office:value-type="float" office:value="0.228466666666667" calcext:value-type="float">
            <text:p>0.2284666667</text:p>
          </table:table-cell>
          <table:table-cell table:formula="of:=SQRT([.F143]*(1-[.F143])/15000)" office:value-type="float" office:value="0.000364783040541452" calcext:value-type="float">
            <text:p>0.000364783</text:p>
          </table:table-cell>
          <table:table-cell table:formula="of:=SQRT([.G143]*(1-[.G143])/15000)" office:value-type="float" office:value="0.00342801836720953" calcext:value-type="float">
            <text:p>0.0034280184</text:p>
          </table:table-cell>
          <table:table-cell table:formula="of:=SQRT(([.H143]/[.F143])^2+([.I143]/[.G143])^2)/3" office:value-type="float" office:value="0.00500296958913523" calcext:value-type="float">
            <text:p>0.0050029696</text:p>
          </table:table-cell>
          <table:table-cell office:value-type="float" office:value="254" calcext:value-type="float">
            <text:p>254</text:p>
          </table:table-cell>
          <table:table-cell table:formula="of:=[.A143]" office:value-type="float" office:value="8.27" calcext:value-type="float">
            <text:p>8.27</text:p>
          </table:table-cell>
          <table:table-cell table:formula="of:=[.B143]" office:value-type="float" office:value="0.491454318513022" calcext:value-type="float">
            <text:p>0.4914543185</text:p>
          </table:table-cell>
          <table:table-cell office:value-type="float" office:value="0" calcext:value-type="float">
            <text:p>0</text:p>
          </table:table-cell>
          <table:table-cell table:formula="of:=[.J143]" office:value-type="float" office:value="0.00500296958913523" calcext:value-type="float">
            <text:p>0.0050029696</text:p>
          </table:table-cell>
          <table:table-cell table:number-columns-repeated="16"/>
        </table:table-row>
        <table:table-row table:style-name="ro1">
          <table:table-cell office:value-type="float" office:value="8.77" calcext:value-type="float">
            <text:p>8.77</text:p>
          </table:table-cell>
          <table:table-cell table:formula="of:=LN([.C144]/[.D144])/3" office:value-type="float" office:value="0.486507993333669" calcext:value-type="float">
            <text:p>0.4865079933</text:p>
          </table:table-cell>
          <table:table-cell office:value-type="float" office:value="14969" calcext:value-type="float">
            <text:p>1496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144]/15000" office:value-type="float" office:value="0.997933333333333" calcext:value-type="float">
            <text:p>0.9979333333</text:p>
          </table:table-cell>
          <table:table-cell table:formula="of:=[.D144]/15000" office:value-type="float" office:value="0.231866666666667" calcext:value-type="float">
            <text:p>0.2318666667</text:p>
          </table:table-cell>
          <table:table-cell table:formula="of:=SQRT([.F144]*(1-[.F144])/15000)" office:value-type="float" office:value="0.000370800535378573" calcext:value-type="float">
            <text:p>0.0003708005</text:p>
          </table:table-cell>
          <table:table-cell table:formula="of:=SQRT([.G144]*(1-[.G144])/15000)" office:value-type="float" office:value="0.00344581403595295" calcext:value-type="float">
            <text:p>0.003445814</text:p>
          </table:table-cell>
          <table:table-cell table:formula="of:=SQRT(([.H144]/[.F144])^2+([.I144]/[.G144])^2)/3" office:value-type="float" office:value="0.00495527732780185" calcext:value-type="float">
            <text:p>0.0049552773</text:p>
          </table:table-cell>
          <table:table-cell office:value-type="float" office:value="255" calcext:value-type="float">
            <text:p>255</text:p>
          </table:table-cell>
          <table:table-cell table:formula="of:=[.A144]" office:value-type="float" office:value="8.77" calcext:value-type="float">
            <text:p>8.77</text:p>
          </table:table-cell>
          <table:table-cell table:formula="of:=[.B144]" office:value-type="float" office:value="0.486507993333669" calcext:value-type="float">
            <text:p>0.4865079933</text:p>
          </table:table-cell>
          <table:table-cell office:value-type="float" office:value="0" calcext:value-type="float">
            <text:p>0</text:p>
          </table:table-cell>
          <table:table-cell table:formula="of:=[.J144]" office:value-type="float" office:value="0.00495527732780185" calcext:value-type="float">
            <text:p>0.0049552773</text:p>
          </table:table-cell>
          <table:table-cell table:number-columns-repeated="16"/>
        </table:table-row>
        <table:table-row table:style-name="ro1">
          <table:table-cell office:value-type="float" office:value="9.27" calcext:value-type="float">
            <text:p>9.27</text:p>
          </table:table-cell>
          <table:table-cell table:formula="of:=LN([.C145]/[.D145])/3" office:value-type="float" office:value="0.493108185045479" calcext:value-type="float">
            <text:p>0.493108185</text:p>
          </table:table-cell>
          <table:table-cell office:value-type="float" office:value="14983" calcext:value-type="float">
            <text:p>14983</text:p>
          </table:table-cell>
          <table:table-cell office:value-type="float" office:value="3413" calcext:value-type="float">
            <text:p>3413</text:p>
          </table:table-cell>
          <table:table-cell/>
          <table:table-cell table:formula="of:=[.C145]/15000" office:value-type="float" office:value="0.998866666666667" calcext:value-type="float">
            <text:p>0.9988666667</text:p>
          </table:table-cell>
          <table:table-cell table:formula="of:=[.D145]/15000" office:value-type="float" office:value="0.227533333333333" calcext:value-type="float">
            <text:p>0.2275333333</text:p>
          </table:table-cell>
          <table:table-cell table:formula="of:=SQRT([.F145]*(1-[.F145])/15000)" office:value-type="float" office:value="0.000274717902448903" calcext:value-type="float">
            <text:p>0.0002747179</text:p>
          </table:table-cell>
          <table:table-cell table:formula="of:=SQRT([.G145]*(1-[.G145])/15000)" office:value-type="float" office:value="0.00342307771413929" calcext:value-type="float">
            <text:p>0.0034230777</text:p>
          </table:table-cell>
          <table:table-cell table:formula="of:=SQRT(([.H145]/[.F145])^2+([.I145]/[.G145])^2)/3" office:value-type="float" office:value="0.00501560163267699" calcext:value-type="float">
            <text:p>0.0050156016</text:p>
          </table:table-cell>
          <table:table-cell office:value-type="float" office:value="256" calcext:value-type="float">
            <text:p>256</text:p>
          </table:table-cell>
          <table:table-cell table:formula="of:=[.A145]" office:value-type="float" office:value="9.27" calcext:value-type="float">
            <text:p>9.27</text:p>
          </table:table-cell>
          <table:table-cell table:formula="of:=[.B145]" office:value-type="float" office:value="0.493108185045479" calcext:value-type="float">
            <text:p>0.493108185</text:p>
          </table:table-cell>
          <table:table-cell office:value-type="float" office:value="0" calcext:value-type="float">
            <text:p>0</text:p>
          </table:table-cell>
          <table:table-cell table:formula="of:=[.J145]" office:value-type="float" office:value="0.00501560163267699" calcext:value-type="float">
            <text:p>0.0050156016</text:p>
          </table:table-cell>
          <table:table-cell table:number-columns-repeated="16"/>
        </table:table-row>
        <table:table-row table:style-name="ro1">
          <table:table-cell office:value-type="float" office:value="9.77" calcext:value-type="float">
            <text:p>9.77</text:p>
          </table:table-cell>
          <table:table-cell table:formula="of:=LN([.C146]/[.D146])/3" office:value-type="float" office:value="0.489090757534134" calcext:value-type="float">
            <text:p>0.4890907575</text:p>
          </table:table-cell>
          <table:table-cell office:value-type="float" office:value="14977" calcext:value-type="float">
            <text:p>14977</text:p>
          </table:table-cell>
          <table:table-cell office:value-type="float" office:value="3453" calcext:value-type="float">
            <text:p>3453</text:p>
          </table:table-cell>
          <table:table-cell/>
          <table:table-cell table:formula="of:=[.C146]/15000" office:value-type="float" office:value="0.998466666666667" calcext:value-type="float">
            <text:p>0.9984666667</text:p>
          </table:table-cell>
          <table:table-cell table:formula="of:=[.D146]/15000" office:value-type="float" office:value="0.2302" calcext:value-type="float">
            <text:p>0.2302</text:p>
          </table:table-cell>
          <table:table-cell table:formula="of:=SQRT([.F146]*(1-[.F146])/15000)" office:value-type="float" office:value="0.000319476887241448" calcext:value-type="float">
            <text:p>0.0003194769</text:p>
          </table:table-cell>
          <table:table-cell table:formula="of:=SQRT([.G146]*(1-[.G146])/15000)" office:value-type="float" office:value="0.00343713019829043" calcext:value-type="float">
            <text:p>0.0034371302</text:p>
          </table:table-cell>
          <table:table-cell table:formula="of:=SQRT(([.H146]/[.F146])^2+([.I146]/[.G146])^2)/3" office:value-type="float" office:value="0.00497816293752948" calcext:value-type="float">
            <text:p>0.0049781629</text:p>
          </table:table-cell>
          <table:table-cell office:value-type="float" office:value="257" calcext:value-type="float">
            <text:p>257</text:p>
          </table:table-cell>
          <table:table-cell table:formula="of:=[.A146]" office:value-type="float" office:value="9.77" calcext:value-type="float">
            <text:p>9.77</text:p>
          </table:table-cell>
          <table:table-cell table:formula="of:=[.B146]" office:value-type="float" office:value="0.489090757534134" calcext:value-type="float">
            <text:p>0.4890907575</text:p>
          </table:table-cell>
          <table:table-cell office:value-type="float" office:value="0" calcext:value-type="float">
            <text:p>0</text:p>
          </table:table-cell>
          <table:table-cell table:formula="of:=[.J146]" office:value-type="float" office:value="0.00497816293752948" calcext:value-type="float">
            <text:p>0.0049781629</text:p>
          </table:table-cell>
          <table:table-cell table:number-columns-repeated="16"/>
        </table:table-row>
        <table:table-row table:style-name="ro1">
          <table:table-cell office:value-type="float" office:value="10.27" calcext:value-type="float">
            <text:p>10.27</text:p>
          </table:table-cell>
          <table:table-cell table:formula="of:=LN([.C147]/[.D147])/3" office:value-type="float" office:value="0.483332038089771" calcext:value-type="float">
            <text:p>0.4833320381</text:p>
          </table:table-cell>
          <table:table-cell office:value-type="float" office:value="14972" calcext:value-type="float">
            <text:p>14972</text:p>
          </table:table-cell>
          <table:table-cell office:value-type="float" office:value="3512" calcext:value-type="float">
            <text:p>3512</text:p>
          </table:table-cell>
          <table:table-cell/>
          <table:table-cell table:formula="of:=[.C147]/15000" office:value-type="float" office:value="0.998133333333333" calcext:value-type="float">
            <text:p>0.9981333333</text:p>
          </table:table-cell>
          <table:table-cell table:formula="of:=[.D147]/15000" office:value-type="float" office:value="0.234133333333333" calcext:value-type="float">
            <text:p>0.2341333333</text:p>
          </table:table-cell>
          <table:table-cell table:formula="of:=SQRT([.F147]*(1-[.F147])/15000)" office:value-type="float" office:value="0.000352437438630105" calcext:value-type="float">
            <text:p>0.0003524374</text:p>
          </table:table-cell>
          <table:table-cell table:formula="of:=SQRT([.G147]*(1-[.G147])/15000)" office:value-type="float" office:value="0.00345750310248649" calcext:value-type="float">
            <text:p>0.0034575031</text:p>
          </table:table-cell>
          <table:table-cell table:formula="of:=SQRT(([.H147]/[.F147])^2+([.I147]/[.G147])^2)/3" office:value-type="float" office:value="0.00492382023670852" calcext:value-type="float">
            <text:p>0.0049238202</text:p>
          </table:table-cell>
          <table:table-cell office:value-type="float" office:value="258" calcext:value-type="float">
            <text:p>258</text:p>
          </table:table-cell>
          <table:table-cell table:formula="of:=[.A147]" office:value-type="float" office:value="10.27" calcext:value-type="float">
            <text:p>10.27</text:p>
          </table:table-cell>
          <table:table-cell table:formula="of:=[.B147]" office:value-type="float" office:value="0.483332038089771" calcext:value-type="float">
            <text:p>0.4833320381</text:p>
          </table:table-cell>
          <table:table-cell office:value-type="float" office:value="0" calcext:value-type="float">
            <text:p>0</text:p>
          </table:table-cell>
          <table:table-cell table:formula="of:=[.J147]" office:value-type="float" office:value="0.00492382023670852" calcext:value-type="float">
            <text:p>0.0049238202</text:p>
          </table:table-cell>
          <table:table-cell table:number-columns-repeated="16"/>
        </table:table-row>
        <table:table-row table:style-name="ro1">
          <table:table-cell office:value-type="float" office:value="10.77" calcext:value-type="float">
            <text:p>10.77</text:p>
          </table:table-cell>
          <table:table-cell table:formula="of:=LN([.C148]/[.D148])/3" office:value-type="float" office:value="0.495863592814202" calcext:value-type="float">
            <text:p>0.4958635928</text:p>
          </table:table-cell>
          <table:table-cell office:value-type="float" office:value="14979" calcext:value-type="float">
            <text:p>14979</text:p>
          </table:table-cell>
          <table:table-cell office:value-type="float" office:value="3384" calcext:value-type="float">
            <text:p>3384</text:p>
          </table:table-cell>
          <table:table-cell/>
          <table:table-cell table:formula="of:=[.C148]/15000" office:value-type="float" office:value="0.9986" calcext:value-type="float">
            <text:p>0.9986</text:p>
          </table:table-cell>
          <table:table-cell table:formula="of:=[.D148]/15000" office:value-type="float" office:value="0.2256" calcext:value-type="float">
            <text:p>0.2256</text:p>
          </table:table-cell>
          <table:table-cell table:formula="of:=SQRT([.F148]*(1-[.F148])/15000)" office:value-type="float" office:value="0.000305291117896777" calcext:value-type="float">
            <text:p>0.0003052911</text:p>
          </table:table-cell>
          <table:table-cell table:formula="of:=SQRT([.G148]*(1-[.G148])/15000)" office:value-type="float" office:value="0.0034127666196211" calcext:value-type="float">
            <text:p>0.0034127666</text:p>
          </table:table-cell>
          <table:table-cell table:formula="of:=SQRT(([.H148]/[.F148])^2+([.I148]/[.G148])^2)/3" office:value-type="float" office:value="0.00504353350283753" calcext:value-type="float">
            <text:p>0.0050435335</text:p>
          </table:table-cell>
          <table:table-cell office:value-type="float" office:value="259" calcext:value-type="float">
            <text:p>259</text:p>
          </table:table-cell>
          <table:table-cell table:formula="of:=[.A148]" office:value-type="float" office:value="10.77" calcext:value-type="float">
            <text:p>10.77</text:p>
          </table:table-cell>
          <table:table-cell table:formula="of:=[.B148]" office:value-type="float" office:value="0.495863592814202" calcext:value-type="float">
            <text:p>0.4958635928</text:p>
          </table:table-cell>
          <table:table-cell office:value-type="float" office:value="0" calcext:value-type="float">
            <text:p>0</text:p>
          </table:table-cell>
          <table:table-cell table:formula="of:=[.J148]" office:value-type="float" office:value="0.00504353350283753" calcext:value-type="float">
            <text:p>0.0050435335</text:p>
          </table:table-cell>
          <table:table-cell table:number-columns-repeated="16"/>
        </table:table-row>
        <table:table-row table:style-name="ro1">
          <table:table-cell office:value-type="float" office:value="11.27" calcext:value-type="float">
            <text:p>11.27</text:p>
          </table:table-cell>
          <table:table-cell table:formula="of:=LN([.C149]/[.D149])/3" office:value-type="float" office:value="0.498479057626632" calcext:value-type="float">
            <text:p>0.4984790576</text:p>
          </table:table-cell>
          <table:table-cell office:value-type="float" office:value="14981" calcext:value-type="float">
            <text:p>14981</text:p>
          </table:table-cell>
          <table:table-cell office:value-type="float" office:value="3358" calcext:value-type="float">
            <text:p>3358</text:p>
          </table:table-cell>
          <table:table-cell/>
          <table:table-cell table:formula="of:=[.C149]/15000" office:value-type="float" office:value="0.998733333333333" calcext:value-type="float">
            <text:p>0.9987333333</text:p>
          </table:table-cell>
          <table:table-cell table:formula="of:=[.D149]/15000" office:value-type="float" office:value="0.223866666666667" calcext:value-type="float">
            <text:p>0.2238666667</text:p>
          </table:table-cell>
          <table:table-cell table:formula="of:=SQRT([.F149]*(1-[.F149])/15000)" office:value-type="float" office:value="0.000290409162185837" calcext:value-type="float">
            <text:p>0.0002904092</text:p>
          </table:table-cell>
          <table:table-cell table:formula="of:=SQRT([.G149]*(1-[.G149])/15000)" office:value-type="float" office:value="0.00340343338627551" calcext:value-type="float">
            <text:p>0.0034034334</text:p>
          </table:table-cell>
          <table:table-cell table:formula="of:=SQRT(([.H149]/[.F149])^2+([.I149]/[.G149])^2)/3" office:value-type="float" office:value="0.00506857630900859" calcext:value-type="float">
            <text:p>0.0050685763</text:p>
          </table:table-cell>
          <table:table-cell office:value-type="float" office:value="260" calcext:value-type="float">
            <text:p>260</text:p>
          </table:table-cell>
          <table:table-cell table:formula="of:=[.A149]" office:value-type="float" office:value="11.27" calcext:value-type="float">
            <text:p>11.27</text:p>
          </table:table-cell>
          <table:table-cell table:formula="of:=[.B149]" office:value-type="float" office:value="0.498479057626632" calcext:value-type="float">
            <text:p>0.4984790576</text:p>
          </table:table-cell>
          <table:table-cell office:value-type="float" office:value="0" calcext:value-type="float">
            <text:p>0</text:p>
          </table:table-cell>
          <table:table-cell table:formula="of:=[.J149]" office:value-type="float" office:value="0.00506857630900859" calcext:value-type="float">
            <text:p>0.0050685763</text:p>
          </table:table-cell>
          <table:table-cell table:number-columns-repeated="16"/>
        </table:table-row>
        <table:table-row table:style-name="ro1">
          <table:table-cell office:value-type="float" office:value="11.77" calcext:value-type="float">
            <text:p>11.77</text:p>
          </table:table-cell>
          <table:table-cell table:formula="of:=LN([.C150]/[.D150])/3" office:value-type="float" office:value="0.494889219399807" calcext:value-type="float">
            <text:p>0.4948892194</text:p>
          </table:table-cell>
          <table:table-cell office:value-type="float" office:value="14975" calcext:value-type="float">
            <text:p>14975</text:p>
          </table:table-cell>
          <table:table-cell office:value-type="float" office:value="3393" calcext:value-type="float">
            <text:p>3393</text:p>
          </table:table-cell>
          <table:table-cell/>
          <table:table-cell table:formula="of:=[.C150]/15000" office:value-type="float" office:value="0.998333333333333" calcext:value-type="float">
            <text:p>0.9983333333</text:p>
          </table:table-cell>
          <table:table-cell table:formula="of:=[.D150]/15000" office:value-type="float" office:value="0.2262" calcext:value-type="float">
            <text:p>0.2262</text:p>
          </table:table-cell>
          <table:table-cell table:formula="of:=SQRT([.F150]*(1-[.F150])/15000)" office:value-type="float" office:value="0.000333055439718267" calcext:value-type="float">
            <text:p>0.0003330554</text:p>
          </table:table-cell>
          <table:table-cell table:formula="of:=SQRT([.G150]*(1-[.G150])/15000)" office:value-type="float" office:value="0.00341597775168399" calcext:value-type="float">
            <text:p>0.0034159778</text:p>
          </table:table-cell>
          <table:table-cell table:formula="of:=SQRT(([.H150]/[.F150])^2+([.I150]/[.G150])^2)/3" office:value-type="float" office:value="0.00503508868502117" calcext:value-type="float">
            <text:p>0.0050350887</text:p>
          </table:table-cell>
          <table:table-cell office:value-type="float" office:value="261" calcext:value-type="float">
            <text:p>261</text:p>
          </table:table-cell>
          <table:table-cell table:formula="of:=[.A150]" office:value-type="float" office:value="11.77" calcext:value-type="float">
            <text:p>11.77</text:p>
          </table:table-cell>
          <table:table-cell table:formula="of:=[.B150]" office:value-type="float" office:value="0.494889219399807" calcext:value-type="float">
            <text:p>0.4948892194</text:p>
          </table:table-cell>
          <table:table-cell office:value-type="float" office:value="0" calcext:value-type="float">
            <text:p>0</text:p>
          </table:table-cell>
          <table:table-cell table:formula="of:=[.J150]" office:value-type="float" office:value="0.00503508868502117" calcext:value-type="float">
            <text:p>0.0050350887</text:p>
          </table:table-cell>
          <table:table-cell table:number-columns-repeated="16"/>
        </table:table-row>
        <table:table-row table:style-name="ro1">
          <table:table-cell office:value-type="float" office:value="12.27" calcext:value-type="float">
            <text:p>12.27</text:p>
          </table:table-cell>
          <table:table-cell table:formula="of:=LN([.C151]/[.D151])/3" office:value-type="float" office:value="0.499219138768611" calcext:value-type="float">
            <text:p>0.4992191388</text:p>
          </table:table-cell>
          <table:table-cell office:value-type="float" office:value="14983" calcext:value-type="float">
            <text:p>14983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C151]/15000" office:value-type="float" office:value="0.998866666666667" calcext:value-type="float">
            <text:p>0.9988666667</text:p>
          </table:table-cell>
          <table:table-cell table:formula="of:=[.D151]/15000" office:value-type="float" office:value="0.2234" calcext:value-type="float">
            <text:p>0.2234</text:p>
          </table:table-cell>
          <table:table-cell table:formula="of:=SQRT([.F151]*(1-[.F151])/15000)" office:value-type="float" office:value="0.000274717902448903" calcext:value-type="float">
            <text:p>0.0002747179</text:p>
          </table:table-cell>
          <table:table-cell table:formula="of:=SQRT([.G151]*(1-[.G151])/15000)" office:value-type="float" office:value="0.00340090615375765" calcext:value-type="float">
            <text:p>0.0034009062</text:p>
          </table:table-cell>
          <table:table-cell table:formula="of:=SQRT(([.H151]/[.F151])^2+([.I151]/[.G151])^2)/3" office:value-type="float" office:value="0.00507529262635326" calcext:value-type="float">
            <text:p>0.0050752926</text:p>
          </table:table-cell>
          <table:table-cell office:value-type="float" office:value="262" calcext:value-type="float">
            <text:p>262</text:p>
          </table:table-cell>
          <table:table-cell table:formula="of:=[.A151]" office:value-type="float" office:value="12.27" calcext:value-type="float">
            <text:p>12.27</text:p>
          </table:table-cell>
          <table:table-cell table:formula="of:=[.B151]" office:value-type="float" office:value="0.499219138768611" calcext:value-type="float">
            <text:p>0.4992191388</text:p>
          </table:table-cell>
          <table:table-cell office:value-type="float" office:value="0" calcext:value-type="float">
            <text:p>0</text:p>
          </table:table-cell>
          <table:table-cell table:formula="of:=[.J151]" office:value-type="float" office:value="0.00507529262635326" calcext:value-type="float">
            <text:p>0.0050752926</text:p>
          </table:table-cell>
          <table:table-cell table:number-columns-repeated="16"/>
        </table:table-row>
        <table:table-row table:style-name="ro1">
          <table:table-cell office:value-type="float" office:value="12.77" calcext:value-type="float">
            <text:p>12.77</text:p>
          </table:table-cell>
          <table:table-cell table:formula="of:=LN([.C152]/[.D152])/3" office:value-type="float" office:value="0.508926002248658" calcext:value-type="float">
            <text:p>0.5089260022</text:p>
          </table:table-cell>
          <table:table-cell office:value-type="float" office:value="14970" calcext:value-type="float">
            <text:p>14970</text:p>
          </table:table-cell>
          <table:table-cell office:value-type="float" office:value="3252" calcext:value-type="float">
            <text:p>3252</text:p>
          </table:table-cell>
          <table:table-cell/>
          <table:table-cell table:formula="of:=[.C152]/15000" office:value-type="float" office:value="0.998" calcext:value-type="float">
            <text:p>0.998</text:p>
          </table:table-cell>
          <table:table-cell table:formula="of:=[.D152]/15000" office:value-type="float" office:value="0.2168" calcext:value-type="float">
            <text:p>0.2168</text:p>
          </table:table-cell>
          <table:table-cell table:formula="of:=SQRT([.F152]*(1-[.F152])/15000)" office:value-type="float" office:value="0.000364783040541452" calcext:value-type="float">
            <text:p>0.000364783</text:p>
          </table:table-cell>
          <table:table-cell table:formula="of:=SQRT([.G152]*(1-[.G152])/15000)" office:value-type="float" office:value="0.00336449857581582" calcext:value-type="float">
            <text:p>0.0033644986</text:p>
          </table:table-cell>
          <table:table-cell table:formula="of:=SQRT(([.H152]/[.F152])^2+([.I152]/[.G152])^2)/3" office:value-type="float" office:value="0.00517440290595592" calcext:value-type="float">
            <text:p>0.0051744029</text:p>
          </table:table-cell>
          <table:table-cell office:value-type="float" office:value="263" calcext:value-type="float">
            <text:p>263</text:p>
          </table:table-cell>
          <table:table-cell table:formula="of:=[.A152]" office:value-type="float" office:value="12.77" calcext:value-type="float">
            <text:p>12.77</text:p>
          </table:table-cell>
          <table:table-cell table:formula="of:=[.B152]" office:value-type="float" office:value="0.508926002248658" calcext:value-type="float">
            <text:p>0.5089260022</text:p>
          </table:table-cell>
          <table:table-cell office:value-type="float" office:value="0" calcext:value-type="float">
            <text:p>0</text:p>
          </table:table-cell>
          <table:table-cell table:formula="of:=[.J152]" office:value-type="float" office:value="0.00517440290595592" calcext:value-type="float">
            <text:p>0.0051744029</text:p>
          </table:table-cell>
          <table:table-cell table:number-columns-repeated="16"/>
        </table:table-row>
        <table:table-row table:style-name="ro1">
          <table:table-cell office:value-type="float" office:value="13.27" calcext:value-type="float">
            <text:p>13.27</text:p>
          </table:table-cell>
          <table:table-cell table:formula="of:=LN([.C153]/[.D153])/3" office:value-type="float" office:value="0.487579101630066" calcext:value-type="float">
            <text:p>0.4875791016</text:p>
          </table:table-cell>
          <table:table-cell office:value-type="float" office:value="14974" calcext:value-type="float">
            <text:p>14974</text:p>
          </table:table-cell>
          <table:table-cell office:value-type="float" office:value="3468" calcext:value-type="float">
            <text:p>3468</text:p>
          </table:table-cell>
          <table:table-cell/>
          <table:table-cell table:formula="of:=[.C153]/15000" office:value-type="float" office:value="0.998266666666667" calcext:value-type="float">
            <text:p>0.9982666667</text:p>
          </table:table-cell>
          <table:table-cell table:formula="of:=[.D153]/15000" office:value-type="float" office:value="0.2312" calcext:value-type="float">
            <text:p>0.2312</text:p>
          </table:table-cell>
          <table:table-cell table:formula="of:=SQRT([.F153]*(1-[.F153])/15000)" office:value-type="float" office:value="0.000339639896448078" calcext:value-type="float">
            <text:p>0.0003396399</text:p>
          </table:table-cell>
          <table:table-cell table:formula="of:=SQRT([.G153]*(1-[.G153])/15000)" office:value-type="float" office:value="0.00344234958519129" calcext:value-type="float">
            <text:p>0.0034423496</text:p>
          </table:table-cell>
          <table:table-cell table:formula="of:=SQRT(([.H153]/[.F153])^2+([.I153]/[.G153])^2)/3" office:value-type="float" office:value="0.00496431402785436" calcext:value-type="float">
            <text:p>0.004964314</text:p>
          </table:table-cell>
          <table:table-cell office:value-type="float" office:value="264" calcext:value-type="float">
            <text:p>264</text:p>
          </table:table-cell>
          <table:table-cell table:formula="of:=[.A153]" office:value-type="float" office:value="13.27" calcext:value-type="float">
            <text:p>13.27</text:p>
          </table:table-cell>
          <table:table-cell table:formula="of:=[.B153]" office:value-type="float" office:value="0.487579101630066" calcext:value-type="float">
            <text:p>0.4875791016</text:p>
          </table:table-cell>
          <table:table-cell office:value-type="float" office:value="0" calcext:value-type="float">
            <text:p>0</text:p>
          </table:table-cell>
          <table:table-cell table:formula="of:=[.J153]" office:value-type="float" office:value="0.00496431402785436" calcext:value-type="float">
            <text:p>0.004964314</text:p>
          </table:table-cell>
          <table:table-cell table:number-columns-repeated="16"/>
        </table:table-row>
        <table:table-row table:style-name="ro2">
          <table:table-cell table:number-columns-repeated="31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LN([.C155]/[.D155])/3" office:value-type="float" office:value="0.136927467266723" calcext:value-type="float">
            <text:p>0.1369274673</text:p>
          </table:table-cell>
          <table:table-cell office:value-type="float" office:value="14991" calcext:value-type="float">
            <text:p>14991</text:p>
          </table:table-cell>
          <table:table-cell office:value-type="float" office:value="9941" calcext:value-type="float">
            <text:p>9941</text:p>
          </table:table-cell>
          <table:table-cell/>
          <table:table-cell table:formula="of:=[.C155]/15000" office:value-type="float" office:value="0.9994" calcext:value-type="float">
            <text:p>0.9994</text:p>
          </table:table-cell>
          <table:table-cell table:formula="of:=[.D155]/15000" office:value-type="float" office:value="0.662733333333333" calcext:value-type="float">
            <text:p>0.6627333333</text:p>
          </table:table-cell>
          <table:table-cell table:formula="of:=SQRT([.F155]*(1-[.F155])/15000)" office:value-type="float" office:value="0.000199939990997306" calcext:value-type="float">
            <text:p>0.00019994</text:p>
          </table:table-cell>
          <table:table-cell table:formula="of:=SQRT([.G155]*(1-[.G155])/15000)" office:value-type="float" office:value="0.00386020605859516" calcext:value-type="float">
            <text:p>0.0038602061</text:p>
          </table:table-cell>
          <table:table-cell table:formula="of:=SQRT(([.H155]/[.F155])^2+([.I155]/[.G155])^2)/3" office:value-type="float" office:value="0.001942703128448" calcext:value-type="float">
            <text:p>0.0019427031</text:p>
          </table:table-cell>
          <table:table-cell/>
          <table:table-cell table:formula="of:=[.A155]" office:value-type="float" office:value="0.46" calcext:value-type="float">
            <text:p>0.46</text:p>
          </table:table-cell>
          <table:table-cell table:formula="of:=[.B155]" office:value-type="float" office:value="0.136927467266723" calcext:value-type="float">
            <text:p>0.1369274673</text:p>
          </table:table-cell>
          <table:table-cell office:value-type="float" office:value="0" calcext:value-type="float">
            <text:p>0</text:p>
          </table:table-cell>
          <table:table-cell table:formula="of:=[.J155]" office:value-type="float" office:value="0.001942703128448" calcext:value-type="float">
            <text:p>0.0019427031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LN([.S155]/[.T155])/3" office:value-type="float" office:value="0.262538273821342" calcext:value-type="float">
            <text:p>0.2625382738</text:p>
          </table:table-cell>
          <table:table-cell office:value-type="float" office:value="8542" calcext:value-type="float">
            <text:p>8542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S155]/15000" office:value-type="float" office:value="0.569466666666667" calcext:value-type="float">
            <text:p>0.5694666667</text:p>
          </table:table-cell>
          <table:table-cell table:formula="of:=[.T155]/15000" office:value-type="float" office:value="0.259066666666667" calcext:value-type="float">
            <text:p>0.2590666667</text:p>
          </table:table-cell>
          <table:table-cell table:formula="of:=SQRT([.V155]*(1-[.V155])/15000)" office:value-type="float" office:value="0.00404288990881706" calcext:value-type="float">
            <text:p>0.0040428899</text:p>
          </table:table-cell>
          <table:table-cell table:formula="of:=SQRT([.W155]*(1-[.W155])/15000)" office:value-type="float" office:value="0.00357725340532732" calcext:value-type="float">
            <text:p>0.0035772534</text:p>
          </table:table-cell>
          <table:table-cell table:formula="of:=SQRT(([.X155]/[.V155])^2+([.Y155]/[.W155])^2)/3" office:value-type="float" office:value="0.0051754687219285" calcext:value-type="float">
            <text:p>0.0051754687</text:p>
          </table:table-cell>
          <table:table-cell/>
          <table:table-cell table:formula="of:=[.Q155]" office:value-type="float" office:value="0.46" calcext:value-type="float">
            <text:p>0.46</text:p>
          </table:table-cell>
          <table:table-cell table:formula="of:=[.R155]" office:value-type="float" office:value="0.262538273821342" calcext:value-type="float">
            <text:p>0.2625382738</text:p>
          </table:table-cell>
          <table:table-cell office:value-type="float" office:value="0" calcext:value-type="float">
            <text:p>0</text:p>
          </table:table-cell>
          <table:table-cell table:formula="of:=[.Z155]" office:value-type="float" office:value="0.0051754687219285" calcext:value-type="float">
            <text:p>0.005175468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LN([.C156]/[.D156])/3" office:value-type="float" office:value="0.198461003931351" calcext:value-type="float">
            <text:p>0.1984610039</text:p>
          </table:table-cell>
          <table:table-cell office:value-type="float" office:value="14985" calcext:value-type="float">
            <text:p>14985</text:p>
          </table:table-cell>
          <table:table-cell office:value-type="float" office:value="8262" calcext:value-type="float">
            <text:p>8262</text:p>
          </table:table-cell>
          <table:table-cell/>
          <table:table-cell table:formula="of:=[.C156]/15000" office:value-type="float" office:value="0.999" calcext:value-type="float">
            <text:p>0.999</text:p>
          </table:table-cell>
          <table:table-cell table:formula="of:=[.D156]/15000" office:value-type="float" office:value="0.5508" calcext:value-type="float">
            <text:p>0.5508</text:p>
          </table:table-cell>
          <table:table-cell table:formula="of:=SQRT([.F156]*(1-[.F156])/15000)" office:value-type="float" office:value="0.000258069758011279" calcext:value-type="float">
            <text:p>0.0002580698</text:p>
          </table:table-cell>
          <table:table-cell table:formula="of:=SQRT([.G156]*(1-[.G156])/15000)" office:value-type="float" office:value="0.00406135740855197" calcext:value-type="float">
            <text:p>0.0040613574</text:p>
          </table:table-cell>
          <table:table-cell table:formula="of:=SQRT(([.H156]/[.F156])^2+([.I156]/[.G156])^2)/3" office:value-type="float" office:value="0.0024593616037475" calcext:value-type="float">
            <text:p>0.0024593616</text:p>
          </table:table-cell>
          <table:table-cell/>
          <table:table-cell table:formula="of:=[.A156]" office:value-type="float" office:value="0.96" calcext:value-type="float">
            <text:p>0.96</text:p>
          </table:table-cell>
          <table:table-cell table:formula="of:=[.B156]" office:value-type="float" office:value="0.198461003931351" calcext:value-type="float">
            <text:p>0.1984610039</text:p>
          </table:table-cell>
          <table:table-cell office:value-type="float" office:value="0" calcext:value-type="float">
            <text:p>0</text:p>
          </table:table-cell>
          <table:table-cell table:formula="of:=[.J156]" office:value-type="float" office:value="0.0024593616037475" calcext:value-type="float">
            <text:p>0.0024593616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LN([.S156]/[.T156])/3" office:value-type="float" office:value="0.269310627617498" calcext:value-type="float">
            <text:p>0.2693106276</text:p>
          </table:table-cell>
          <table:table-cell office:value-type="float" office:value="8825" calcext:value-type="float">
            <text:p>8825</text:p>
          </table:table-cell>
          <table:table-cell office:value-type="float" office:value="3934" calcext:value-type="float">
            <text:p>3934</text:p>
          </table:table-cell>
          <table:table-cell/>
          <table:table-cell table:formula="of:=[.S156]/15000" office:value-type="float" office:value="0.588333333333333" calcext:value-type="float">
            <text:p>0.5883333333</text:p>
          </table:table-cell>
          <table:table-cell table:formula="of:=[.T156]/15000" office:value-type="float" office:value="0.262266666666667" calcext:value-type="float">
            <text:p>0.2622666667</text:p>
          </table:table-cell>
          <table:table-cell table:formula="of:=SQRT([.V156]*(1-[.V156])/15000)" office:value-type="float" office:value="0.00401826846806948" calcext:value-type="float">
            <text:p>0.0040182685</text:p>
          </table:table-cell>
          <table:table-cell table:formula="of:=SQRT([.W156]*(1-[.W156])/15000)" office:value-type="float" office:value="0.00359149794396175" calcext:value-type="float">
            <text:p>0.0035914979</text:p>
          </table:table-cell>
          <table:table-cell table:formula="of:=SQRT(([.X156]/[.V156])^2+([.Y156]/[.W156])^2)/3" office:value-type="float" office:value="0.00510092931218175" calcext:value-type="float">
            <text:p>0.0051009293</text:p>
          </table:table-cell>
          <table:table-cell/>
          <table:table-cell table:formula="of:=[.Q156]" office:value-type="float" office:value="0.96" calcext:value-type="float">
            <text:p>0.96</text:p>
          </table:table-cell>
          <table:table-cell table:formula="of:=[.R156]" office:value-type="float" office:value="0.269310627617498" calcext:value-type="float">
            <text:p>0.2693106276</text:p>
          </table:table-cell>
          <table:table-cell office:value-type="float" office:value="0" calcext:value-type="float">
            <text:p>0</text:p>
          </table:table-cell>
          <table:table-cell table:formula="of:=[.Z156]" office:value-type="float" office:value="0.00510092931218175" calcext:value-type="float">
            <text:p>0.005100929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LN([.C157]/[.D157])/3" office:value-type="float" office:value="0.228214425334715" calcext:value-type="float">
            <text:p>0.2282144253</text:p>
          </table:table-cell>
          <table:table-cell office:value-type="float" office:value="14988" calcext:value-type="float">
            <text:p>14988</text:p>
          </table:table-cell>
          <table:table-cell office:value-type="float" office:value="7558" calcext:value-type="float">
            <text:p>7558</text:p>
          </table:table-cell>
          <table:table-cell/>
          <table:table-cell table:formula="of:=[.C157]/15000" office:value-type="float" office:value="0.9992" calcext:value-type="float">
            <text:p>0.9992</text:p>
          </table:table-cell>
          <table:table-cell table:formula="of:=[.D157]/15000" office:value-type="float" office:value="0.503866666666667" calcext:value-type="float">
            <text:p>0.5038666667</text:p>
          </table:table-cell>
          <table:table-cell table:formula="of:=SQRT([.F157]*(1-[.F157])/15000)" office:value-type="float" office:value="0.000230847713150181" calcext:value-type="float">
            <text:p>0.0002308477</text:p>
          </table:table-cell>
          <table:table-cell table:formula="of:=SQRT([.G157]*(1-[.G157])/15000)" office:value-type="float" office:value="0.00408236082750238" calcext:value-type="float">
            <text:p>0.0040823608</text:p>
          </table:table-cell>
          <table:table-cell table:formula="of:=SQRT(([.H157]/[.F157])^2+([.I157]/[.G157])^2)/3" office:value-type="float" office:value="0.00270178632932263" calcext:value-type="float">
            <text:p>0.0027017863</text:p>
          </table:table-cell>
          <table:table-cell/>
          <table:table-cell table:formula="of:=[.A157]" office:value-type="float" office:value="1.46" calcext:value-type="float">
            <text:p>1.46</text:p>
          </table:table-cell>
          <table:table-cell table:formula="of:=[.B157]" office:value-type="float" office:value="0.228214425334715" calcext:value-type="float">
            <text:p>0.2282144253</text:p>
          </table:table-cell>
          <table:table-cell office:value-type="float" office:value="0" calcext:value-type="float">
            <text:p>0</text:p>
          </table:table-cell>
          <table:table-cell table:formula="of:=[.J157]" office:value-type="float" office:value="0.00270178632932263" calcext:value-type="float">
            <text:p>0.0027017863</text:p>
          </table:table-cell>
          <table:table-cell/>
          <table:table-cell office:value-type="float" office:value="1.46" calcext:value-type="float">
            <text:p>1.46</text:p>
          </table:table-cell>
          <table:table-cell table:formula="of:=LN([.S157]/[.T157])/3" office:value-type="float" office:value="0.26856564950754" calcext:value-type="float">
            <text:p>0.2685656495</text:p>
          </table:table-cell>
          <table:table-cell office:value-type="float" office:value="8624" calcext:value-type="float">
            <text:p>8624</text:p>
          </table:table-cell>
          <table:table-cell office:value-type="float" office:value="3853" calcext:value-type="float">
            <text:p>3853</text:p>
          </table:table-cell>
          <table:table-cell/>
          <table:table-cell table:formula="of:=[.S157]/15000" office:value-type="float" office:value="0.574933333333333" calcext:value-type="float">
            <text:p>0.5749333333</text:p>
          </table:table-cell>
          <table:table-cell table:formula="of:=[.T157]/15000" office:value-type="float" office:value="0.256866666666667" calcext:value-type="float">
            <text:p>0.2568666667</text:p>
          </table:table-cell>
          <table:table-cell table:formula="of:=SQRT([.V157]*(1-[.V157])/15000)" office:value-type="float" office:value="0.00403637622590326" calcext:value-type="float">
            <text:p>0.0040363762</text:p>
          </table:table-cell>
          <table:table-cell table:formula="of:=SQRT([.W157]*(1-[.W157])/15000)" office:value-type="float" office:value="0.00356731628559643" calcext:value-type="float">
            <text:p>0.0035673163</text:p>
          </table:table-cell>
          <table:table-cell table:formula="of:=SQRT(([.X157]/[.V157])^2+([.Y157]/[.W157])^2)/3" office:value-type="float" office:value="0.00518716537967904" calcext:value-type="float">
            <text:p>0.0051871654</text:p>
          </table:table-cell>
          <table:table-cell/>
          <table:table-cell table:formula="of:=[.Q157]" office:value-type="float" office:value="1.46" calcext:value-type="float">
            <text:p>1.46</text:p>
          </table:table-cell>
          <table:table-cell table:formula="of:=[.R157]" office:value-type="float" office:value="0.26856564950754" calcext:value-type="float">
            <text:p>0.2685656495</text:p>
          </table:table-cell>
          <table:table-cell office:value-type="float" office:value="0" calcext:value-type="float">
            <text:p>0</text:p>
          </table:table-cell>
          <table:table-cell table:formula="of:=[.Z157]" office:value-type="float" office:value="0.00518716537967904" calcext:value-type="float">
            <text:p>0.005187165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LN([.C158]/[.D158])/3" office:value-type="float" office:value="0.263460120278892" calcext:value-type="float">
            <text:p>0.2634601203</text:p>
          </table:table-cell>
          <table:table-cell office:value-type="float" office:value="14991" calcext:value-type="float">
            <text:p>14991</text:p>
          </table:table-cell>
          <table:table-cell office:value-type="float" office:value="6801" calcext:value-type="float">
            <text:p>6801</text:p>
          </table:table-cell>
          <table:table-cell/>
          <table:table-cell table:formula="of:=[.C158]/15000" office:value-type="float" office:value="0.9994" calcext:value-type="float">
            <text:p>0.9994</text:p>
          </table:table-cell>
          <table:table-cell table:formula="of:=[.D158]/15000" office:value-type="float" office:value="0.4534" calcext:value-type="float">
            <text:p>0.4534</text:p>
          </table:table-cell>
          <table:table-cell table:formula="of:=SQRT([.F158]*(1-[.F158])/15000)" office:value-type="float" office:value="0.000199939990997306" calcext:value-type="float">
            <text:p>0.00019994</text:p>
          </table:table-cell>
          <table:table-cell table:formula="of:=SQRT([.G158]*(1-[.G158])/15000)" office:value-type="float" office:value="0.0040647135200405" calcext:value-type="float">
            <text:p>0.0040647135</text:p>
          </table:table-cell>
          <table:table-cell table:formula="of:=SQRT(([.H158]/[.F158])^2+([.I158]/[.G158])^2)/3" office:value-type="float" office:value="0.00298906447199057" calcext:value-type="float">
            <text:p>0.0029890645</text:p>
          </table:table-cell>
          <table:table-cell/>
          <table:table-cell table:formula="of:=[.A158]" office:value-type="float" office:value="1.96" calcext:value-type="float">
            <text:p>1.96</text:p>
          </table:table-cell>
          <table:table-cell table:formula="of:=[.B158]" office:value-type="float" office:value="0.263460120278892" calcext:value-type="float">
            <text:p>0.2634601203</text:p>
          </table:table-cell>
          <table:table-cell office:value-type="float" office:value="0" calcext:value-type="float">
            <text:p>0</text:p>
          </table:table-cell>
          <table:table-cell table:formula="of:=[.J158]" office:value-type="float" office:value="0.00298906447199057" calcext:value-type="float">
            <text:p>0.0029890645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LN([.S158]/[.T158])/3" office:value-type="float" office:value="0.270446281369316" calcext:value-type="float">
            <text:p>0.2704462814</text:p>
          </table:table-cell>
          <table:table-cell office:value-type="float" office:value="8567" calcext:value-type="float">
            <text:p>8567</text:p>
          </table:table-cell>
          <table:table-cell office:value-type="float" office:value="3806" calcext:value-type="float">
            <text:p>3806</text:p>
          </table:table-cell>
          <table:table-cell/>
          <table:table-cell table:formula="of:=[.S158]/15000" office:value-type="float" office:value="0.571133333333333" calcext:value-type="float">
            <text:p>0.5711333333</text:p>
          </table:table-cell>
          <table:table-cell table:formula="of:=[.T158]/15000" office:value-type="float" office:value="0.253733333333333" calcext:value-type="float">
            <text:p>0.2537333333</text:p>
          </table:table-cell>
          <table:table-cell table:formula="of:=SQRT([.V158]*(1-[.V158])/15000)" office:value-type="float" office:value="0.00404095738564422" calcext:value-type="float">
            <text:p>0.0040409574</text:p>
          </table:table-cell>
          <table:table-cell table:formula="of:=SQRT([.W158]*(1-[.W158])/15000)" office:value-type="float" office:value="0.00355295866275689" calcext:value-type="float">
            <text:p>0.0035529587</text:p>
          </table:table-cell>
          <table:table-cell table:formula="of:=SQRT(([.X158]/[.V158])^2+([.Y158]/[.W158])^2)/3" office:value-type="float" office:value="0.00522958124072664" calcext:value-type="float">
            <text:p>0.0052295812</text:p>
          </table:table-cell>
          <table:table-cell/>
          <table:table-cell table:formula="of:=[.Q158]" office:value-type="float" office:value="1.96" calcext:value-type="float">
            <text:p>1.96</text:p>
          </table:table-cell>
          <table:table-cell table:formula="of:=[.R158]" office:value-type="float" office:value="0.270446281369316" calcext:value-type="float">
            <text:p>0.2704462814</text:p>
          </table:table-cell>
          <table:table-cell office:value-type="float" office:value="0" calcext:value-type="float">
            <text:p>0</text:p>
          </table:table-cell>
          <table:table-cell table:formula="of:=[.Z158]" office:value-type="float" office:value="0.00522958124072664" calcext:value-type="float">
            <text:p>0.005229581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formula="of:=LN([.C159]/[.D159])/3" office:value-type="float" office:value="0.279582148236767" calcext:value-type="float">
            <text:p>0.2795821482</text:p>
          </table:table-cell>
          <table:table-cell office:value-type="float" office:value="14982" calcext:value-type="float">
            <text:p>14982</text:p>
          </table:table-cell>
          <table:table-cell office:value-type="float" office:value="6476" calcext:value-type="float">
            <text:p>6476</text:p>
          </table:table-cell>
          <table:table-cell/>
          <table:table-cell table:formula="of:=[.C159]/15000" office:value-type="float" office:value="0.9988" calcext:value-type="float">
            <text:p>0.9988</text:p>
          </table:table-cell>
          <table:table-cell table:formula="of:=[.D159]/15000" office:value-type="float" office:value="0.431733333333333" calcext:value-type="float">
            <text:p>0.4317333333</text:p>
          </table:table-cell>
          <table:table-cell table:formula="of:=SQRT([.F159]*(1-[.F159])/15000)" office:value-type="float" office:value="0.000282672955904874" calcext:value-type="float">
            <text:p>0.000282673</text:p>
          </table:table-cell>
          <table:table-cell table:formula="of:=SQRT([.G159]*(1-[.G159])/15000)" office:value-type="float" office:value="0.00404425240081297" calcext:value-type="float">
            <text:p>0.0040442524</text:p>
          </table:table-cell>
          <table:table-cell table:formula="of:=SQRT(([.H159]/[.F159])^2+([.I159]/[.G159])^2)/3" office:value-type="float" office:value="0.00312391733797707" calcext:value-type="float">
            <text:p>0.0031239173</text:p>
          </table:table-cell>
          <table:table-cell/>
          <table:table-cell table:formula="of:=[.A159]" office:value-type="float" office:value="2.46" calcext:value-type="float">
            <text:p>2.46</text:p>
          </table:table-cell>
          <table:table-cell table:formula="of:=[.B159]" office:value-type="float" office:value="0.279582148236767" calcext:value-type="float">
            <text:p>0.2795821482</text:p>
          </table:table-cell>
          <table:table-cell office:value-type="float" office:value="0" calcext:value-type="float">
            <text:p>0</text:p>
          </table:table-cell>
          <table:table-cell table:formula="of:=[.J159]" office:value-type="float" office:value="0.00312391733797707" calcext:value-type="float">
            <text:p>0.0031239173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LN([.S159]/[.T159])/3" office:value-type="float" office:value="0.29638386018666" calcext:value-type="float">
            <text:p>0.2963838602</text:p>
          </table:table-cell>
          <table:table-cell office:value-type="float" office:value="9051" calcext:value-type="float">
            <text:p>9051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S159]/15000" office:value-type="float" office:value="0.6034" calcext:value-type="float">
            <text:p>0.6034</text:p>
          </table:table-cell>
          <table:table-cell table:formula="of:=[.T159]/15000" office:value-type="float" office:value="0.248" calcext:value-type="float">
            <text:p>0.248</text:p>
          </table:table-cell>
          <table:table-cell table:formula="of:=SQRT([.V159]*(1-[.V159])/15000)" office:value-type="float" office:value="0.00399423284248678" calcext:value-type="float">
            <text:p>0.0039942328</text:p>
          </table:table-cell>
          <table:table-cell table:formula="of:=SQRT([.W159]*(1-[.W159])/15000)" office:value-type="float" office:value="0.00352605539756066" calcext:value-type="float">
            <text:p>0.0035260554</text:p>
          </table:table-cell>
          <table:table-cell table:formula="of:=SQRT(([.X159]/[.V159])^2+([.Y159]/[.W159])^2)/3" office:value-type="float" office:value="0.00522779856202796" calcext:value-type="float">
            <text:p>0.0052277986</text:p>
          </table:table-cell>
          <table:table-cell/>
          <table:table-cell table:formula="of:=[.Q159]" office:value-type="float" office:value="2.46" calcext:value-type="float">
            <text:p>2.46</text:p>
          </table:table-cell>
          <table:table-cell table:formula="of:=[.R159]" office:value-type="float" office:value="0.29638386018666" calcext:value-type="float">
            <text:p>0.2963838602</text:p>
          </table:table-cell>
          <table:table-cell office:value-type="float" office:value="0" calcext:value-type="float">
            <text:p>0</text:p>
          </table:table-cell>
          <table:table-cell table:formula="of:=[.Z159]" office:value-type="float" office:value="0.00522779856202796" calcext:value-type="float">
            <text:p>0.005227798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table:formula="of:=LN([.C160]/[.D160])/3" office:value-type="float" office:value="0.2919075086053" calcext:value-type="float">
            <text:p>0.2919075086</text:p>
          </table:table-cell>
          <table:table-cell office:value-type="float" office:value="14975" calcext:value-type="float">
            <text:p>14975</text:p>
          </table:table-cell>
          <table:table-cell office:value-type="float" office:value="6238" calcext:value-type="float">
            <text:p>6238</text:p>
          </table:table-cell>
          <table:table-cell/>
          <table:table-cell table:formula="of:=[.C160]/15000" office:value-type="float" office:value="0.998333333333333" calcext:value-type="float">
            <text:p>0.9983333333</text:p>
          </table:table-cell>
          <table:table-cell table:formula="of:=[.D160]/15000" office:value-type="float" office:value="0.415866666666667" calcext:value-type="float">
            <text:p>0.4158666667</text:p>
          </table:table-cell>
          <table:table-cell table:formula="of:=SQRT([.F160]*(1-[.F160])/15000)" office:value-type="float" office:value="0.000333055439718267" calcext:value-type="float">
            <text:p>0.0003330554</text:p>
          </table:table-cell>
          <table:table-cell table:formula="of:=SQRT([.G160]*(1-[.G160])/15000)" office:value-type="float" office:value="0.00402427287197925" calcext:value-type="float">
            <text:p>0.0040242729</text:p>
          </table:table-cell>
          <table:table-cell table:formula="of:=SQRT(([.H160]/[.F160])^2+([.I160]/[.G160])^2)/3" office:value-type="float" office:value="0.00322752779310569" calcext:value-type="float">
            <text:p>0.0032275278</text:p>
          </table:table-cell>
          <table:table-cell/>
          <table:table-cell table:formula="of:=[.A160]" office:value-type="float" office:value="2.96" calcext:value-type="float">
            <text:p>2.96</text:p>
          </table:table-cell>
          <table:table-cell table:formula="of:=[.B160]" office:value-type="float" office:value="0.2919075086053" calcext:value-type="float">
            <text:p>0.2919075086</text:p>
          </table:table-cell>
          <table:table-cell office:value-type="float" office:value="0" calcext:value-type="float">
            <text:p>0</text:p>
          </table:table-cell>
          <table:table-cell table:formula="of:=[.J160]" office:value-type="float" office:value="0.00322752779310569" calcext:value-type="float">
            <text:p>0.0032275278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LN([.S160]/[.T160])/3" office:value-type="float" office:value="0.312224910738097" calcext:value-type="float">
            <text:p>0.3122249107</text:p>
          </table:table-cell>
          <table:table-cell office:value-type="float" office:value="9119" calcext:value-type="float">
            <text:p>9119</text:p>
          </table:table-cell>
          <table:table-cell office:value-type="float" office:value="3574" calcext:value-type="float">
            <text:p>3574</text:p>
          </table:table-cell>
          <table:table-cell/>
          <table:table-cell table:formula="of:=[.S160]/15000" office:value-type="float" office:value="0.607933333333333" calcext:value-type="float">
            <text:p>0.6079333333</text:p>
          </table:table-cell>
          <table:table-cell table:formula="of:=[.T160]/15000" office:value-type="float" office:value="0.238266666666667" calcext:value-type="float">
            <text:p>0.2382666667</text:p>
          </table:table-cell>
          <table:table-cell table:formula="of:=SQRT([.V160]*(1-[.V160])/15000)" office:value-type="float" office:value="0.00398622959328365" calcext:value-type="float">
            <text:p>0.0039862296</text:p>
          </table:table-cell>
          <table:table-cell table:formula="of:=SQRT([.W160]*(1-[.W160])/15000)" office:value-type="float" office:value="0.00347846385848909" calcext:value-type="float">
            <text:p>0.0034784639</text:p>
          </table:table-cell>
          <table:table-cell table:formula="of:=SQRT(([.X160]/[.V160])^2+([.Y160]/[.W160])^2)/3" office:value-type="float" office:value="0.00533464940813911" calcext:value-type="float">
            <text:p>0.0053346494</text:p>
          </table:table-cell>
          <table:table-cell/>
          <table:table-cell table:formula="of:=[.Q160]" office:value-type="float" office:value="2.96" calcext:value-type="float">
            <text:p>2.96</text:p>
          </table:table-cell>
          <table:table-cell table:formula="of:=[.R160]" office:value-type="float" office:value="0.312224910738097" calcext:value-type="float">
            <text:p>0.3122249107</text:p>
          </table:table-cell>
          <table:table-cell office:value-type="float" office:value="0" calcext:value-type="float">
            <text:p>0</text:p>
          </table:table-cell>
          <table:table-cell table:formula="of:=[.Z160]" office:value-type="float" office:value="0.00533464940813911" calcext:value-type="float">
            <text:p>0.005334649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LN([.C161]/[.D161])/3" office:value-type="float" office:value="0.304530678201945" calcext:value-type="float">
            <text:p>0.3045306782</text:p>
          </table:table-cell>
          <table:table-cell office:value-type="float" office:value="14987" calcext:value-type="float">
            <text:p>14987</text:p>
          </table:table-cell>
          <table:table-cell office:value-type="float" office:value="6011" calcext:value-type="float">
            <text:p>6011</text:p>
          </table:table-cell>
          <table:table-cell/>
          <table:table-cell table:formula="of:=[.C161]/15000" office:value-type="float" office:value="0.999133333333333" calcext:value-type="float">
            <text:p>0.9991333333</text:p>
          </table:table-cell>
          <table:table-cell table:formula="of:=[.D161]/15000" office:value-type="float" office:value="0.400733333333333" calcext:value-type="float">
            <text:p>0.4007333333</text:p>
          </table:table-cell>
          <table:table-cell table:formula="of:=SQRT([.F161]*(1-[.F161])/15000)" office:value-type="float" office:value="0.00024026590208289" calcext:value-type="float">
            <text:p>0.0002402659</text:p>
          </table:table-cell>
          <table:table-cell table:formula="of:=SQRT([.G161]*(1-[.G161])/15000)" office:value-type="float" office:value="0.00400121755543559" calcext:value-type="float">
            <text:p>0.0040012176</text:p>
          </table:table-cell>
          <table:table-cell table:formula="of:=SQRT(([.H161]/[.F161])^2+([.I161]/[.G161])^2)/3" office:value-type="float" office:value="0.00332921130966797" calcext:value-type="float">
            <text:p>0.0033292113</text:p>
          </table:table-cell>
          <table:table-cell/>
          <table:table-cell table:formula="of:=[.A161]" office:value-type="float" office:value="3.46" calcext:value-type="float">
            <text:p>3.46</text:p>
          </table:table-cell>
          <table:table-cell table:formula="of:=[.B161]" office:value-type="float" office:value="0.304530678201945" calcext:value-type="float">
            <text:p>0.3045306782</text:p>
          </table:table-cell>
          <table:table-cell office:value-type="float" office:value="0" calcext:value-type="float">
            <text:p>0</text:p>
          </table:table-cell>
          <table:table-cell table:formula="of:=[.J161]" office:value-type="float" office:value="0.00332921130966797" calcext:value-type="float">
            <text:p>0.0033292113</text:p>
          </table:table-cell>
          <table:table-cell/>
          <table:table-cell office:value-type="float" office:value="3.46" calcext:value-type="float">
            <text:p>3.46</text:p>
          </table:table-cell>
          <table:table-cell table:formula="of:=LN([.S161]/[.T161])/3" office:value-type="float" office:value="0.336193724737294" calcext:value-type="float">
            <text:p>0.3361937247</text:p>
          </table:table-cell>
          <table:table-cell office:value-type="float" office:value="9341" calcext:value-type="float">
            <text:p>9341</text:p>
          </table:table-cell>
          <table:table-cell office:value-type="float" office:value="3407" calcext:value-type="float">
            <text:p>3407</text:p>
          </table:table-cell>
          <table:table-cell/>
          <table:table-cell table:formula="of:=[.S161]/15000" office:value-type="float" office:value="0.622733333333333" calcext:value-type="float">
            <text:p>0.6227333333</text:p>
          </table:table-cell>
          <table:table-cell table:formula="of:=[.T161]/15000" office:value-type="float" office:value="0.227133333333333" calcext:value-type="float">
            <text:p>0.2271333333</text:p>
          </table:table-cell>
          <table:table-cell table:formula="of:=SQRT([.V161]*(1-[.V161])/15000)" office:value-type="float" office:value="0.0039575794697339" calcext:value-type="float">
            <text:p>0.0039575795</text:p>
          </table:table-cell>
          <table:table-cell table:formula="of:=SQRT([.W161]*(1-[.W161])/15000)" office:value-type="float" office:value="0.00342095291034747" calcext:value-type="float">
            <text:p>0.0034209529</text:p>
          </table:table-cell>
          <table:table-cell table:formula="of:=SQRT(([.X161]/[.V161])^2+([.Y161]/[.W161])^2)/3" office:value-type="float" office:value="0.00544910737540103" calcext:value-type="float">
            <text:p>0.0054491074</text:p>
          </table:table-cell>
          <table:table-cell/>
          <table:table-cell table:formula="of:=[.Q161]" office:value-type="float" office:value="3.46" calcext:value-type="float">
            <text:p>3.46</text:p>
          </table:table-cell>
          <table:table-cell table:formula="of:=[.R161]" office:value-type="float" office:value="0.336193724737294" calcext:value-type="float">
            <text:p>0.3361937247</text:p>
          </table:table-cell>
          <table:table-cell office:value-type="float" office:value="0" calcext:value-type="float">
            <text:p>0</text:p>
          </table:table-cell>
          <table:table-cell table:formula="of:=[.Z161]" office:value-type="float" office:value="0.00544910737540103" calcext:value-type="float">
            <text:p>0.005449107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formula="of:=LN([.C162]/[.D162])/3" office:value-type="float" office:value="0.304475228924044" calcext:value-type="float">
            <text:p>0.3044752289</text:p>
          </table:table-cell>
          <table:table-cell office:value-type="float" office:value="14987" calcext:value-type="float">
            <text:p>14987</text:p>
          </table:table-cell>
          <table:table-cell office:value-type="float" office:value="6012" calcext:value-type="float">
            <text:p>6012</text:p>
          </table:table-cell>
          <table:table-cell/>
          <table:table-cell table:formula="of:=[.C162]/15000" office:value-type="float" office:value="0.999133333333333" calcext:value-type="float">
            <text:p>0.9991333333</text:p>
          </table:table-cell>
          <table:table-cell table:formula="of:=[.D162]/15000" office:value-type="float" office:value="0.4008" calcext:value-type="float">
            <text:p>0.4008</text:p>
          </table:table-cell>
          <table:table-cell table:formula="of:=SQRT([.F162]*(1-[.F162])/15000)" office:value-type="float" office:value="0.00024026590208289" calcext:value-type="float">
            <text:p>0.0002402659</text:p>
          </table:table-cell>
          <table:table-cell table:formula="of:=SQRT([.G162]*(1-[.G162])/15000)" office:value-type="float" office:value="0.00400132777962516" calcext:value-type="float">
            <text:p>0.0040013278</text:p>
          </table:table-cell>
          <table:table-cell table:formula="of:=SQRT(([.H162]/[.F162])^2+([.I162]/[.G162])^2)/3" office:value-type="float" office:value="0.00332874951325483" calcext:value-type="float">
            <text:p>0.0033287495</text:p>
          </table:table-cell>
          <table:table-cell/>
          <table:table-cell table:formula="of:=[.A162]" office:value-type="float" office:value="3.96" calcext:value-type="float">
            <text:p>3.96</text:p>
          </table:table-cell>
          <table:table-cell table:formula="of:=[.B162]" office:value-type="float" office:value="0.304475228924044" calcext:value-type="float">
            <text:p>0.3044752289</text:p>
          </table:table-cell>
          <table:table-cell office:value-type="float" office:value="0" calcext:value-type="float">
            <text:p>0</text:p>
          </table:table-cell>
          <table:table-cell table:formula="of:=[.J162]" office:value-type="float" office:value="0.00332874951325483" calcext:value-type="float">
            <text:p>0.0033287495</text:p>
          </table:table-cell>
          <table:table-cell/>
          <table:table-cell office:value-type="float" office:value="3.96" calcext:value-type="float">
            <text:p>3.96</text:p>
          </table:table-cell>
          <table:table-cell table:formula="of:=LN([.S162]/[.T162])/3" office:value-type="float" office:value="0.325005196808024" calcext:value-type="float">
            <text:p>0.3250051968</text:p>
          </table:table-cell>
          <table:table-cell office:value-type="float" office:value="9433" calcext:value-type="float">
            <text:p>9433</text:p>
          </table:table-cell>
          <table:table-cell office:value-type="float" office:value="3558" calcext:value-type="float">
            <text:p>3558</text:p>
          </table:table-cell>
          <table:table-cell/>
          <table:table-cell table:formula="of:=[.S162]/15000" office:value-type="float" office:value="0.628866666666667" calcext:value-type="float">
            <text:p>0.6288666667</text:p>
          </table:table-cell>
          <table:table-cell table:formula="of:=[.T162]/15000" office:value-type="float" office:value="0.2372" calcext:value-type="float">
            <text:p>0.2372</text:p>
          </table:table-cell>
          <table:table-cell table:formula="of:=SQRT([.V162]*(1-[.V162])/15000)" office:value-type="float" office:value="0.00394456066182469" calcext:value-type="float">
            <text:p>0.0039445607</text:p>
          </table:table-cell>
          <table:table-cell table:formula="of:=SQRT([.W162]*(1-[.W162])/15000)" office:value-type="float" office:value="0.00347309813663056" calcext:value-type="float">
            <text:p>0.0034730981</text:p>
          </table:table-cell>
          <table:table-cell table:formula="of:=SQRT(([.X162]/[.V162])^2+([.Y162]/[.W162])^2)/3" office:value-type="float" office:value="0.00530967935041325" calcext:value-type="float">
            <text:p>0.0053096794</text:p>
          </table:table-cell>
          <table:table-cell/>
          <table:table-cell table:formula="of:=[.Q162]" office:value-type="float" office:value="3.96" calcext:value-type="float">
            <text:p>3.96</text:p>
          </table:table-cell>
          <table:table-cell table:formula="of:=[.R162]" office:value-type="float" office:value="0.325005196808024" calcext:value-type="float">
            <text:p>0.3250051968</text:p>
          </table:table-cell>
          <table:table-cell office:value-type="float" office:value="0" calcext:value-type="float">
            <text:p>0</text:p>
          </table:table-cell>
          <table:table-cell table:formula="of:=[.Z162]" office:value-type="float" office:value="0.00530967935041325" calcext:value-type="float">
            <text:p>0.005309679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table:formula="of:=LN([.C163]/[.D163])/3" office:value-type="float" office:value="0.309300143926689" calcext:value-type="float">
            <text:p>0.3093001439</text:p>
          </table:table-cell>
          <table:table-cell office:value-type="float" office:value="14988" calcext:value-type="float">
            <text:p>14988</text:p>
          </table:table-cell>
          <table:table-cell office:value-type="float" office:value="5926" calcext:value-type="float">
            <text:p>5926</text:p>
          </table:table-cell>
          <table:table-cell/>
          <table:table-cell table:formula="of:=[.C163]/15000" office:value-type="float" office:value="0.9992" calcext:value-type="float">
            <text:p>0.9992</text:p>
          </table:table-cell>
          <table:table-cell table:formula="of:=[.D163]/15000" office:value-type="float" office:value="0.395066666666667" calcext:value-type="float">
            <text:p>0.3950666667</text:p>
          </table:table-cell>
          <table:table-cell table:formula="of:=SQRT([.F163]*(1-[.F163])/15000)" office:value-type="float" office:value="0.000230847713150181" calcext:value-type="float">
            <text:p>0.0002308477</text:p>
          </table:table-cell>
          <table:table-cell table:formula="of:=SQRT([.G163]*(1-[.G163])/15000)" office:value-type="float" office:value="0.00399156607156937" calcext:value-type="float">
            <text:p>0.0039915661</text:p>
          </table:table-cell>
          <table:table-cell table:formula="of:=SQRT(([.H163]/[.F163])^2+([.I163]/[.G163])^2)/3" office:value-type="float" office:value="0.00336872214511445" calcext:value-type="float">
            <text:p>0.0033687221</text:p>
          </table:table-cell>
          <table:table-cell/>
          <table:table-cell table:formula="of:=[.A163]" office:value-type="float" office:value="4.46" calcext:value-type="float">
            <text:p>4.46</text:p>
          </table:table-cell>
          <table:table-cell table:formula="of:=[.B163]" office:value-type="float" office:value="0.309300143926689" calcext:value-type="float">
            <text:p>0.3093001439</text:p>
          </table:table-cell>
          <table:table-cell office:value-type="float" office:value="0" calcext:value-type="float">
            <text:p>0</text:p>
          </table:table-cell>
          <table:table-cell table:formula="of:=[.J163]" office:value-type="float" office:value="0.00336872214511445" calcext:value-type="float">
            <text:p>0.0033687221</text:p>
          </table:table-cell>
          <table:table-cell/>
          <table:table-cell office:value-type="float" office:value="4.46" calcext:value-type="float">
            <text:p>4.46</text:p>
          </table:table-cell>
          <table:table-cell table:formula="of:=LN([.S163]/[.T163])/3" office:value-type="float" office:value="0.320730374916018" calcext:value-type="float">
            <text:p>0.3207303749</text:p>
          </table:table-cell>
          <table:table-cell office:value-type="float" office:value="9373" calcext:value-type="float">
            <text:p>9373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S163]/15000" office:value-type="float" office:value="0.624866666666667" calcext:value-type="float">
            <text:p>0.6248666667</text:p>
          </table:table-cell>
          <table:table-cell table:formula="of:=[.T163]/15000" office:value-type="float" office:value="0.238733333333333" calcext:value-type="float">
            <text:p>0.2387333333</text:p>
          </table:table-cell>
          <table:table-cell table:formula="of:=SQRT([.V163]*(1-[.V163])/15000)" office:value-type="float" office:value="0.00395312800665967" calcext:value-type="float">
            <text:p>0.003953128</text:p>
          </table:table-cell>
          <table:table-cell table:formula="of:=SQRT([.W163]*(1-[.W163])/15000)" office:value-type="float" office:value="0.00348080190845815" calcext:value-type="float">
            <text:p>0.0034808019</text:p>
          </table:table-cell>
          <table:table-cell table:formula="of:=SQRT(([.X163]/[.V163])^2+([.Y163]/[.W163])^2)/3" office:value-type="float" office:value="0.00529787902467871" calcext:value-type="float">
            <text:p>0.005297879</text:p>
          </table:table-cell>
          <table:table-cell/>
          <table:table-cell table:formula="of:=[.Q163]" office:value-type="float" office:value="4.46" calcext:value-type="float">
            <text:p>4.46</text:p>
          </table:table-cell>
          <table:table-cell table:formula="of:=[.R163]" office:value-type="float" office:value="0.320730374916018" calcext:value-type="float">
            <text:p>0.3207303749</text:p>
          </table:table-cell>
          <table:table-cell office:value-type="float" office:value="0" calcext:value-type="float">
            <text:p>0</text:p>
          </table:table-cell>
          <table:table-cell table:formula="of:=[.Z163]" office:value-type="float" office:value="0.00529787902467871" calcext:value-type="float">
            <text:p>0.005297879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table:formula="of:=LN([.C164]/[.D164])/3" office:value-type="float" office:value="0.31745968295032" calcext:value-type="float">
            <text:p>0.317459683</text:p>
          </table:table-cell>
          <table:table-cell office:value-type="float" office:value="14981" calcext:value-type="float">
            <text:p>14981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C164]/15000" office:value-type="float" office:value="0.998733333333333" calcext:value-type="float">
            <text:p>0.9987333333</text:p>
          </table:table-cell>
          <table:table-cell table:formula="of:=[.D164]/15000" office:value-type="float" office:value="0.385333333333333" calcext:value-type="float">
            <text:p>0.3853333333</text:p>
          </table:table-cell>
          <table:table-cell table:formula="of:=SQRT([.F164]*(1-[.F164])/15000)" office:value-type="float" office:value="0.000290409162185837" calcext:value-type="float">
            <text:p>0.0002904092</text:p>
          </table:table-cell>
          <table:table-cell table:formula="of:=SQRT([.G164]*(1-[.G164])/15000)" office:value-type="float" office:value="0.00397367634611876" calcext:value-type="float">
            <text:p>0.0039736763</text:p>
          </table:table-cell>
          <table:table-cell table:formula="of:=SQRT(([.H164]/[.F164])^2+([.I164]/[.G164])^2)/3" office:value-type="float" office:value="0.00343880252896971" calcext:value-type="float">
            <text:p>0.0034388025</text:p>
          </table:table-cell>
          <table:table-cell/>
          <table:table-cell table:formula="of:=[.A164]" office:value-type="float" office:value="4.96" calcext:value-type="float">
            <text:p>4.96</text:p>
          </table:table-cell>
          <table:table-cell table:formula="of:=[.B164]" office:value-type="float" office:value="0.31745968295032" calcext:value-type="float">
            <text:p>0.317459683</text:p>
          </table:table-cell>
          <table:table-cell office:value-type="float" office:value="0" calcext:value-type="float">
            <text:p>0</text:p>
          </table:table-cell>
          <table:table-cell table:formula="of:=[.J164]" office:value-type="float" office:value="0.00343880252896971" calcext:value-type="float">
            <text:p>0.0034388025</text:p>
          </table:table-cell>
          <table:table-cell/>
          <table:table-cell office:value-type="float" office:value="4.96" calcext:value-type="float">
            <text:p>4.96</text:p>
          </table:table-cell>
          <table:table-cell table:formula="of:=LN([.S164]/[.T164])/3" office:value-type="float" office:value="0.343989262463592" calcext:value-type="float">
            <text:p>0.3439892625</text:p>
          </table:table-cell>
          <table:table-cell office:value-type="float" office:value="9635" calcext:value-type="float">
            <text:p>9635</text:p>
          </table:table-cell>
          <table:table-cell office:value-type="float" office:value="3433" calcext:value-type="float">
            <text:p>3433</text:p>
          </table:table-cell>
          <table:table-cell/>
          <table:table-cell table:formula="of:=[.S164]/15000" office:value-type="float" office:value="0.642333333333333" calcext:value-type="float">
            <text:p>0.6423333333</text:p>
          </table:table-cell>
          <table:table-cell table:formula="of:=[.T164]/15000" office:value-type="float" office:value="0.228866666666667" calcext:value-type="float">
            <text:p>0.2288666667</text:p>
          </table:table-cell>
          <table:table-cell table:formula="of:=SQRT([.V164]*(1-[.V164])/15000)" office:value-type="float" office:value="0.00391357655878628" calcext:value-type="float">
            <text:p>0.0039135766</text:p>
          </table:table-cell>
          <table:table-cell table:formula="of:=SQRT([.W164]*(1-[.W164])/15000)" office:value-type="float" office:value="0.0034301284286506" calcext:value-type="float">
            <text:p>0.0034301284</text:p>
          </table:table-cell>
          <table:table-cell table:formula="of:=SQRT(([.X164]/[.V164])^2+([.Y164]/[.W164])^2)/3" office:value-type="float" office:value="0.00539284871264442" calcext:value-type="float">
            <text:p>0.0053928487</text:p>
          </table:table-cell>
          <table:table-cell/>
          <table:table-cell table:formula="of:=[.Q164]" office:value-type="float" office:value="4.96" calcext:value-type="float">
            <text:p>4.96</text:p>
          </table:table-cell>
          <table:table-cell table:formula="of:=[.R164]" office:value-type="float" office:value="0.343989262463592" calcext:value-type="float">
            <text:p>0.3439892625</text:p>
          </table:table-cell>
          <table:table-cell office:value-type="float" office:value="0" calcext:value-type="float">
            <text:p>0</text:p>
          </table:table-cell>
          <table:table-cell table:formula="of:=[.Z164]" office:value-type="float" office:value="0.00539284871264442" calcext:value-type="float">
            <text:p>0.005392848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table:formula="of:=LN([.C165]/[.D165])/3" office:value-type="float" office:value="0.316358331940569" calcext:value-type="float">
            <text:p>0.3163583319</text:p>
          </table:table-cell>
          <table:table-cell office:value-type="float" office:value="14991" calcext:value-type="float">
            <text:p>14991</text:p>
          </table:table-cell>
          <table:table-cell office:value-type="float" office:value="5803" calcext:value-type="float">
            <text:p>5803</text:p>
          </table:table-cell>
          <table:table-cell/>
          <table:table-cell table:formula="of:=[.C165]/15000" office:value-type="float" office:value="0.9994" calcext:value-type="float">
            <text:p>0.9994</text:p>
          </table:table-cell>
          <table:table-cell table:formula="of:=[.D165]/15000" office:value-type="float" office:value="0.386866666666667" calcext:value-type="float">
            <text:p>0.3868666667</text:p>
          </table:table-cell>
          <table:table-cell table:formula="of:=SQRT([.F165]*(1-[.F165])/15000)" office:value-type="float" office:value="0.000199939990997306" calcext:value-type="float">
            <text:p>0.00019994</text:p>
          </table:table-cell>
          <table:table-cell table:formula="of:=SQRT([.G165]*(1-[.G165])/15000)" office:value-type="float" office:value="0.00397660532689956" calcext:value-type="float">
            <text:p>0.0039766053</text:p>
          </table:table-cell>
          <table:table-cell table:formula="of:=SQRT(([.H165]/[.F165])^2+([.I165]/[.G165])^2)/3" office:value-type="float" office:value="0.00342698469676152" calcext:value-type="float">
            <text:p>0.0034269847</text:p>
          </table:table-cell>
          <table:table-cell/>
          <table:table-cell table:formula="of:=[.A165]" office:value-type="float" office:value="5.46" calcext:value-type="float">
            <text:p>5.46</text:p>
          </table:table-cell>
          <table:table-cell table:formula="of:=[.B165]" office:value-type="float" office:value="0.316358331940569" calcext:value-type="float">
            <text:p>0.3163583319</text:p>
          </table:table-cell>
          <table:table-cell office:value-type="float" office:value="0" calcext:value-type="float">
            <text:p>0</text:p>
          </table:table-cell>
          <table:table-cell table:formula="of:=[.J165]" office:value-type="float" office:value="0.00342698469676152" calcext:value-type="float">
            <text:p>0.0034269847</text:p>
          </table:table-cell>
          <table:table-cell/>
          <table:table-cell office:value-type="float" office:value="5.46" calcext:value-type="float">
            <text:p>5.46</text:p>
          </table:table-cell>
          <table:table-cell table:formula="of:=LN([.S165]/[.T165])/3" office:value-type="float" office:value="0.339859387319708" calcext:value-type="float">
            <text:p>0.3398593873</text:p>
          </table:table-cell>
          <table:table-cell office:value-type="float" office:value="9691" calcext:value-type="float">
            <text:p>9691</text:p>
          </table:table-cell>
          <table:table-cell office:value-type="float" office:value="3496" calcext:value-type="float">
            <text:p>3496</text:p>
          </table:table-cell>
          <table:table-cell/>
          <table:table-cell table:formula="of:=[.S165]/15000" office:value-type="float" office:value="0.646066666666667" calcext:value-type="float">
            <text:p>0.6460666667</text:p>
          </table:table-cell>
          <table:table-cell table:formula="of:=[.T165]/15000" office:value-type="float" office:value="0.233066666666667" calcext:value-type="float">
            <text:p>0.2330666667</text:p>
          </table:table-cell>
          <table:table-cell table:formula="of:=SQRT([.V165]*(1-[.V165])/15000)" office:value-type="float" office:value="0.00390439520616522" calcext:value-type="float">
            <text:p>0.0039043952</text:p>
          </table:table-cell>
          <table:table-cell table:formula="of:=SQRT([.W165]*(1-[.W165])/15000)" office:value-type="float" office:value="0.0034520196557528" calcext:value-type="float">
            <text:p>0.0034520197</text:p>
          </table:table-cell>
          <table:table-cell table:formula="of:=SQRT(([.X165]/[.V165])^2+([.Y165]/[.W165])^2)/3" office:value-type="float" office:value="0.00533225387027942" calcext:value-type="float">
            <text:p>0.0053322539</text:p>
          </table:table-cell>
          <table:table-cell/>
          <table:table-cell table:formula="of:=[.Q165]" office:value-type="float" office:value="5.46" calcext:value-type="float">
            <text:p>5.46</text:p>
          </table:table-cell>
          <table:table-cell table:formula="of:=[.R165]" office:value-type="float" office:value="0.339859387319708" calcext:value-type="float">
            <text:p>0.3398593873</text:p>
          </table:table-cell>
          <table:table-cell office:value-type="float" office:value="0" calcext:value-type="float">
            <text:p>0</text:p>
          </table:table-cell>
          <table:table-cell table:formula="of:=[.Z165]" office:value-type="float" office:value="0.00533225387027942" calcext:value-type="float">
            <text:p>0.0053322539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table:formula="of:=LN([.C166]/[.D166])/3" office:value-type="float" office:value="0.326668848753421" calcext:value-type="float">
            <text:p>0.3266688488</text:p>
          </table:table-cell>
          <table:table-cell office:value-type="float" office:value="14985" calcext:value-type="float">
            <text:p>14985</text:p>
          </table:table-cell>
          <table:table-cell office:value-type="float" office:value="5624" calcext:value-type="float">
            <text:p>5624</text:p>
          </table:table-cell>
          <table:table-cell/>
          <table:table-cell table:formula="of:=[.C166]/15000" office:value-type="float" office:value="0.999" calcext:value-type="float">
            <text:p>0.999</text:p>
          </table:table-cell>
          <table:table-cell table:formula="of:=[.D166]/15000" office:value-type="float" office:value="0.374933333333333" calcext:value-type="float">
            <text:p>0.3749333333</text:p>
          </table:table-cell>
          <table:table-cell table:formula="of:=SQRT([.F166]*(1-[.F166])/15000)" office:value-type="float" office:value="0.000258069758011279" calcext:value-type="float">
            <text:p>0.0002580698</text:p>
          </table:table-cell>
          <table:table-cell table:formula="of:=SQRT([.G166]*(1-[.G166])/15000)" office:value-type="float" office:value="0.00395270648955783" calcext:value-type="float">
            <text:p>0.0039527065</text:p>
          </table:table-cell>
          <table:table-cell table:formula="of:=SQRT(([.H166]/[.F166])^2+([.I166]/[.G166])^2)/3" office:value-type="float" office:value="0.00351519645521973" calcext:value-type="float">
            <text:p>0.0035151965</text:p>
          </table:table-cell>
          <table:table-cell/>
          <table:table-cell table:formula="of:=[.A166]" office:value-type="float" office:value="5.96" calcext:value-type="float">
            <text:p>5.96</text:p>
          </table:table-cell>
          <table:table-cell table:formula="of:=[.B166]" office:value-type="float" office:value="0.326668848753421" calcext:value-type="float">
            <text:p>0.3266688488</text:p>
          </table:table-cell>
          <table:table-cell office:value-type="float" office:value="0" calcext:value-type="float">
            <text:p>0</text:p>
          </table:table-cell>
          <table:table-cell table:formula="of:=[.J166]" office:value-type="float" office:value="0.00351519645521973" calcext:value-type="float">
            <text:p>0.0035151965</text:p>
          </table:table-cell>
          <table:table-cell/>
          <table:table-cell office:value-type="float" office:value="5.96" calcext:value-type="float">
            <text:p>5.96</text:p>
          </table:table-cell>
          <table:table-cell table:formula="of:=LN([.S166]/[.T166])/3" office:value-type="float" office:value="0.345947237803521" calcext:value-type="float">
            <text:p>0.3459472378</text:p>
          </table:table-cell>
          <table:table-cell office:value-type="float" office:value="9672" calcext:value-type="float">
            <text:p>9672</text:p>
          </table:table-cell>
          <table:table-cell office:value-type="float" office:value="3426" calcext:value-type="float">
            <text:p>3426</text:p>
          </table:table-cell>
          <table:table-cell/>
          <table:table-cell table:formula="of:=[.S166]/15000" office:value-type="float" office:value="0.6448" calcext:value-type="float">
            <text:p>0.6448</text:p>
          </table:table-cell>
          <table:table-cell table:formula="of:=[.T166]/15000" office:value-type="float" office:value="0.2284" calcext:value-type="float">
            <text:p>0.2284</text:p>
          </table:table-cell>
          <table:table-cell table:formula="of:=SQRT([.V166]*(1-[.V166])/15000)" office:value-type="float" office:value="0.00390753937920016" calcext:value-type="float">
            <text:p>0.0039075394</text:p>
          </table:table-cell>
          <table:table-cell table:formula="of:=SQRT([.W166]*(1-[.W166])/15000)" office:value-type="float" office:value="0.00342766626146712" calcext:value-type="float">
            <text:p>0.0034276663</text:p>
          </table:table-cell>
          <table:table-cell table:formula="of:=SQRT(([.X166]/[.V166])^2+([.Y166]/[.W166])^2)/3" office:value-type="float" office:value="0.00539488935055374" calcext:value-type="float">
            <text:p>0.0053948894</text:p>
          </table:table-cell>
          <table:table-cell/>
          <table:table-cell table:formula="of:=[.Q166]" office:value-type="float" office:value="5.96" calcext:value-type="float">
            <text:p>5.96</text:p>
          </table:table-cell>
          <table:table-cell table:formula="of:=[.R166]" office:value-type="float" office:value="0.345947237803521" calcext:value-type="float">
            <text:p>0.3459472378</text:p>
          </table:table-cell>
          <table:table-cell office:value-type="float" office:value="0" calcext:value-type="float">
            <text:p>0</text:p>
          </table:table-cell>
          <table:table-cell table:formula="of:=[.Z166]" office:value-type="float" office:value="0.00539488935055374" calcext:value-type="float">
            <text:p>0.0053948894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table:formula="of:=LN([.C167]/[.D167])/3" office:value-type="float" office:value="0.314702947734095" calcext:value-type="float">
            <text:p>0.3147029477</text:p>
          </table:table-cell>
          <table:table-cell office:value-type="float" office:value="14981" calcext:value-type="float">
            <text:p>14981</text:p>
          </table:table-cell>
          <table:table-cell office:value-type="float" office:value="5828" calcext:value-type="float">
            <text:p>5828</text:p>
          </table:table-cell>
          <table:table-cell/>
          <table:table-cell table:formula="of:=[.C167]/15000" office:value-type="float" office:value="0.998733333333333" calcext:value-type="float">
            <text:p>0.9987333333</text:p>
          </table:table-cell>
          <table:table-cell table:formula="of:=[.D167]/15000" office:value-type="float" office:value="0.388533333333333" calcext:value-type="float">
            <text:p>0.3885333333</text:p>
          </table:table-cell>
          <table:table-cell table:formula="of:=SQRT([.F167]*(1-[.F167])/15000)" office:value-type="float" office:value="0.000290409162185837" calcext:value-type="float">
            <text:p>0.0002904092</text:p>
          </table:table-cell>
          <table:table-cell table:formula="of:=SQRT([.G167]*(1-[.G167])/15000)" office:value-type="float" office:value="0.00397974188628879" calcext:value-type="float">
            <text:p>0.0039797419</text:p>
          </table:table-cell>
          <table:table-cell table:formula="of:=SQRT(([.H167]/[.F167])^2+([.I167]/[.G167])^2)/3" office:value-type="float" office:value="0.0034157044894018" calcext:value-type="float">
            <text:p>0.0034157045</text:p>
          </table:table-cell>
          <table:table-cell/>
          <table:table-cell table:formula="of:=[.A167]" office:value-type="float" office:value="6.46" calcext:value-type="float">
            <text:p>6.46</text:p>
          </table:table-cell>
          <table:table-cell table:formula="of:=[.B167]" office:value-type="float" office:value="0.314702947734095" calcext:value-type="float">
            <text:p>0.3147029477</text:p>
          </table:table-cell>
          <table:table-cell office:value-type="float" office:value="0" calcext:value-type="float">
            <text:p>0</text:p>
          </table:table-cell>
          <table:table-cell table:formula="of:=[.J167]" office:value-type="float" office:value="0.0034157044894018" calcext:value-type="float">
            <text:p>0.0034157045</text:p>
          </table:table-cell>
          <table:table-cell/>
          <table:table-cell office:value-type="float" office:value="6.46" calcext:value-type="float">
            <text:p>6.46</text:p>
          </table:table-cell>
          <table:table-cell table:formula="of:=LN([.S167]/[.T167])/3" office:value-type="float" office:value="0.355851297216046" calcext:value-type="float">
            <text:p>0.3558512972</text:p>
          </table:table-cell>
          <table:table-cell office:value-type="float" office:value="9827" calcext:value-type="float">
            <text:p>9827</text:p>
          </table:table-cell>
          <table:table-cell office:value-type="float" office:value="3379" calcext:value-type="float">
            <text:p>3379</text:p>
          </table:table-cell>
          <table:table-cell/>
          <table:table-cell table:formula="of:=[.S167]/15000" office:value-type="float" office:value="0.655133333333333" calcext:value-type="float">
            <text:p>0.6551333333</text:p>
          </table:table-cell>
          <table:table-cell table:formula="of:=[.T167]/15000" office:value-type="float" office:value="0.225266666666667" calcext:value-type="float">
            <text:p>0.2252666667</text:p>
          </table:table-cell>
          <table:table-cell table:formula="of:=SQRT([.V167]*(1-[.V167])/15000)" office:value-type="float" office:value="0.00388101059767417" calcext:value-type="float">
            <text:p>0.0038810106</text:p>
          </table:table-cell>
          <table:table-cell table:formula="of:=SQRT([.W167]*(1-[.W167])/15000)" office:value-type="float" office:value="0.00341097831084237" calcext:value-type="float">
            <text:p>0.0034109783</text:p>
          </table:table-cell>
          <table:table-cell table:formula="of:=SQRT(([.X167]/[.V167])^2+([.Y167]/[.W167])^2)/3" office:value-type="float" office:value="0.00541984694918225" calcext:value-type="float">
            <text:p>0.0054198469</text:p>
          </table:table-cell>
          <table:table-cell/>
          <table:table-cell table:formula="of:=[.Q167]" office:value-type="float" office:value="6.46" calcext:value-type="float">
            <text:p>6.46</text:p>
          </table:table-cell>
          <table:table-cell table:formula="of:=[.R167]" office:value-type="float" office:value="0.355851297216046" calcext:value-type="float">
            <text:p>0.3558512972</text:p>
          </table:table-cell>
          <table:table-cell office:value-type="float" office:value="0" calcext:value-type="float">
            <text:p>0</text:p>
          </table:table-cell>
          <table:table-cell table:formula="of:=[.Z167]" office:value-type="float" office:value="0.00541984694918225" calcext:value-type="float">
            <text:p>0.0054198469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table:formula="of:=LN([.C168]/[.D168])/3" office:value-type="float" office:value="0.32011450130031" calcext:value-type="float">
            <text:p>0.3201145013</text:p>
          </table:table-cell>
          <table:table-cell office:value-type="float" office:value="14978" calcext:value-type="float">
            <text:p>14978</text:p>
          </table:table-cell>
          <table:table-cell office:value-type="float" office:value="5733" calcext:value-type="float">
            <text:p>5733</text:p>
          </table:table-cell>
          <table:table-cell/>
          <table:table-cell table:formula="of:=[.C168]/15000" office:value-type="float" office:value="0.998533333333333" calcext:value-type="float">
            <text:p>0.9985333333</text:p>
          </table:table-cell>
          <table:table-cell table:formula="of:=[.D168]/15000" office:value-type="float" office:value="0.3822" calcext:value-type="float">
            <text:p>0.3822</text:p>
          </table:table-cell>
          <table:table-cell table:formula="of:=SQRT([.F168]*(1-[.F168])/15000)" office:value-type="float" office:value="0.000312464990631538" calcext:value-type="float">
            <text:p>0.000312465</text:p>
          </table:table-cell>
          <table:table-cell table:formula="of:=SQRT([.G168]*(1-[.G168])/15000)" office:value-type="float" office:value="0.0039675614677028" calcext:value-type="float">
            <text:p>0.0039675615</text:p>
          </table:table-cell>
          <table:table-cell table:formula="of:=SQRT(([.H168]/[.F168])^2+([.I168]/[.G168])^2)/3" office:value-type="float" office:value="0.00346185564540297" calcext:value-type="float">
            <text:p>0.0034618556</text:p>
          </table:table-cell>
          <table:table-cell/>
          <table:table-cell table:formula="of:=[.A168]" office:value-type="float" office:value="6.96" calcext:value-type="float">
            <text:p>6.96</text:p>
          </table:table-cell>
          <table:table-cell table:formula="of:=[.B168]" office:value-type="float" office:value="0.32011450130031" calcext:value-type="float">
            <text:p>0.3201145013</text:p>
          </table:table-cell>
          <table:table-cell office:value-type="float" office:value="0" calcext:value-type="float">
            <text:p>0</text:p>
          </table:table-cell>
          <table:table-cell table:formula="of:=[.J168]" office:value-type="float" office:value="0.00346185564540297" calcext:value-type="float">
            <text:p>0.0034618556</text:p>
          </table:table-cell>
          <table:table-cell/>
          <table:table-cell office:value-type="float" office:value="6.96" calcext:value-type="float">
            <text:p>6.96</text:p>
          </table:table-cell>
          <table:table-cell table:formula="of:=LN([.S168]/[.T168])/3" office:value-type="float" office:value="0.356257121596845" calcext:value-type="float">
            <text:p>0.3562571216</text:p>
          </table:table-cell>
          <table:table-cell office:value-type="float" office:value="9772" calcext:value-type="float">
            <text:p>9772</text:p>
          </table:table-cell>
          <table:table-cell office:value-type="float" office:value="3356" calcext:value-type="float">
            <text:p>3356</text:p>
          </table:table-cell>
          <table:table-cell/>
          <table:table-cell table:formula="of:=[.S168]/15000" office:value-type="float" office:value="0.651466666666667" calcext:value-type="float">
            <text:p>0.6514666667</text:p>
          </table:table-cell>
          <table:table-cell table:formula="of:=[.T168]/15000" office:value-type="float" office:value="0.223733333333333" calcext:value-type="float">
            <text:p>0.2237333333</text:p>
          </table:table-cell>
          <table:table-cell table:formula="of:=SQRT([.V168]*(1-[.V168])/15000)" office:value-type="float" office:value="0.00389065417711802" calcext:value-type="float">
            <text:p>0.0038906542</text:p>
          </table:table-cell>
          <table:table-cell table:formula="of:=SQRT([.W168]*(1-[.W168])/15000)" office:value-type="float" office:value="0.0034027119467555" calcext:value-type="float">
            <text:p>0.0034027119</text:p>
          </table:table-cell>
          <table:table-cell table:formula="of:=SQRT(([.X168]/[.V168])^2+([.Y168]/[.W168])^2)/3" office:value-type="float" office:value="0.00544644269085842" calcext:value-type="float">
            <text:p>0.0054464427</text:p>
          </table:table-cell>
          <table:table-cell/>
          <table:table-cell table:formula="of:=[.Q168]" office:value-type="float" office:value="6.96" calcext:value-type="float">
            <text:p>6.96</text:p>
          </table:table-cell>
          <table:table-cell table:formula="of:=[.R168]" office:value-type="float" office:value="0.356257121596845" calcext:value-type="float">
            <text:p>0.3562571216</text:p>
          </table:table-cell>
          <table:table-cell office:value-type="float" office:value="0" calcext:value-type="float">
            <text:p>0</text:p>
          </table:table-cell>
          <table:table-cell table:formula="of:=[.Z168]" office:value-type="float" office:value="0.00544644269085842" calcext:value-type="float">
            <text:p>0.0054464427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LN([.C169]/[.D169])/3" office:value-type="float" office:value="0.321471246701501" calcext:value-type="float">
            <text:p>0.3214712467</text:p>
          </table:table-cell>
          <table:table-cell office:value-type="float" office:value="14984" calcext:value-type="float">
            <text:p>14984</text:p>
          </table:table-cell>
          <table:table-cell office:value-type="float" office:value="5712" calcext:value-type="float">
            <text:p>5712</text:p>
          </table:table-cell>
          <table:table-cell/>
          <table:table-cell table:formula="of:=[.C169]/15000" office:value-type="float" office:value="0.998933333333333" calcext:value-type="float">
            <text:p>0.9989333333</text:p>
          </table:table-cell>
          <table:table-cell table:formula="of:=[.D169]/15000" office:value-type="float" office:value="0.3808" calcext:value-type="float">
            <text:p>0.3808</text:p>
          </table:table-cell>
          <table:table-cell table:formula="of:=SQRT([.F169]*(1-[.F169])/15000)" office:value-type="float" office:value="0.000266524406498277" calcext:value-type="float">
            <text:p>0.0002665244</text:p>
          </table:table-cell>
          <table:table-cell table:formula="of:=SQRT([.G169]*(1-[.G169])/15000)" office:value-type="float" office:value="0.00396477288126319" calcext:value-type="float">
            <text:p>0.0039647729</text:p>
          </table:table-cell>
          <table:table-cell table:formula="of:=SQRT(([.H169]/[.F169])^2+([.I169]/[.G169])^2)/3" office:value-type="float" office:value="0.00347170384663233" calcext:value-type="float">
            <text:p>0.0034717038</text:p>
          </table:table-cell>
          <table:table-cell/>
          <table:table-cell table:formula="of:=[.A169]" office:value-type="float" office:value="7.46" calcext:value-type="float">
            <text:p>7.46</text:p>
          </table:table-cell>
          <table:table-cell table:formula="of:=[.B169]" office:value-type="float" office:value="0.321471246701501" calcext:value-type="float">
            <text:p>0.3214712467</text:p>
          </table:table-cell>
          <table:table-cell office:value-type="float" office:value="0" calcext:value-type="float">
            <text:p>0</text:p>
          </table:table-cell>
          <table:table-cell table:formula="of:=[.J169]" office:value-type="float" office:value="0.00347170384663233" calcext:value-type="float">
            <text:p>0.0034717038</text:p>
          </table:table-cell>
          <table:table-cell/>
          <table:table-cell office:value-type="float" office:value="7.46" calcext:value-type="float">
            <text:p>7.46</text:p>
          </table:table-cell>
          <table:table-cell table:formula="of:=LN([.S169]/[.T169])/3" office:value-type="float" office:value="0.355078468024116" calcext:value-type="float">
            <text:p>0.355078468</text:p>
          </table:table-cell>
          <table:table-cell office:value-type="float" office:value="9723" calcext:value-type="float">
            <text:p>9723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S169]/15000" office:value-type="float" office:value="0.6482" calcext:value-type="float">
            <text:p>0.6482</text:p>
          </table:table-cell>
          <table:table-cell table:formula="of:=[.T169]/15000" office:value-type="float" office:value="0.2234" calcext:value-type="float">
            <text:p>0.2234</text:p>
          </table:table-cell>
          <table:table-cell table:formula="of:=SQRT([.V169]*(1-[.V169])/15000)" office:value-type="float" office:value="0.00389903201662498" calcext:value-type="float">
            <text:p>0.003899032</text:p>
          </table:table-cell>
          <table:table-cell table:formula="of:=SQRT([.W169]*(1-[.W169])/15000)" office:value-type="float" office:value="0.00340090615375765" calcext:value-type="float">
            <text:p>0.0034009062</text:p>
          </table:table-cell>
          <table:table-cell table:formula="of:=SQRT(([.X169]/[.V169])^2+([.Y169]/[.W169])^2)/3" office:value-type="float" office:value="0.0054562295099066" calcext:value-type="float">
            <text:p>0.0054562295</text:p>
          </table:table-cell>
          <table:table-cell/>
          <table:table-cell table:formula="of:=[.Q169]" office:value-type="float" office:value="7.46" calcext:value-type="float">
            <text:p>7.46</text:p>
          </table:table-cell>
          <table:table-cell table:formula="of:=[.R169]" office:value-type="float" office:value="0.355078468024116" calcext:value-type="float">
            <text:p>0.355078468</text:p>
          </table:table-cell>
          <table:table-cell office:value-type="float" office:value="0" calcext:value-type="float">
            <text:p>0</text:p>
          </table:table-cell>
          <table:table-cell table:formula="of:=[.Z169]" office:value-type="float" office:value="0.0054562295099066" calcext:value-type="float">
            <text:p>0.0054562295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table:formula="of:=LN([.C170]/[.D170])/3" office:value-type="float" office:value="0.314394843439191" calcext:value-type="float">
            <text:p>0.3143948434</text:p>
          </table:table-cell>
          <table:table-cell office:value-type="float" office:value="14980" calcext:value-type="float">
            <text:p>14980</text:p>
          </table:table-cell>
          <table:table-cell office:value-type="float" office:value="5833" calcext:value-type="float">
            <text:p>5833</text:p>
          </table:table-cell>
          <table:table-cell/>
          <table:table-cell table:formula="of:=[.C170]/15000" office:value-type="float" office:value="0.998666666666667" calcext:value-type="float">
            <text:p>0.9986666667</text:p>
          </table:table-cell>
          <table:table-cell table:formula="of:=[.D170]/15000" office:value-type="float" office:value="0.388866666666667" calcext:value-type="float">
            <text:p>0.3888666667</text:p>
          </table:table-cell>
          <table:table-cell table:formula="of:=SQRT([.F170]*(1-[.F170])/15000)" office:value-type="float" office:value="0.000297943569103896" calcext:value-type="float">
            <text:p>0.0002979436</text:p>
          </table:table-cell>
          <table:table-cell table:formula="of:=SQRT([.G170]*(1-[.G170])/15000)" office:value-type="float" office:value="0.00398036331861152" calcext:value-type="float">
            <text:p>0.0039803633</text:p>
          </table:table-cell>
          <table:table-cell table:formula="of:=SQRT(([.H170]/[.F170])^2+([.I170]/[.G170])^2)/3" office:value-type="float" office:value="0.00341338393200963" calcext:value-type="float">
            <text:p>0.0034133839</text:p>
          </table:table-cell>
          <table:table-cell/>
          <table:table-cell table:formula="of:=[.A170]" office:value-type="float" office:value="7.96" calcext:value-type="float">
            <text:p>7.96</text:p>
          </table:table-cell>
          <table:table-cell table:formula="of:=[.B170]" office:value-type="float" office:value="0.314394843439191" calcext:value-type="float">
            <text:p>0.3143948434</text:p>
          </table:table-cell>
          <table:table-cell office:value-type="float" office:value="0" calcext:value-type="float">
            <text:p>0</text:p>
          </table:table-cell>
          <table:table-cell table:formula="of:=[.J170]" office:value-type="float" office:value="0.00341338393200963" calcext:value-type="float">
            <text:p>0.0034133839</text:p>
          </table:table-cell>
          <table:table-cell/>
          <table:table-cell office:value-type="float" office:value="7.96" calcext:value-type="float">
            <text:p>7.96</text:p>
          </table:table-cell>
          <table:table-cell table:formula="of:=LN([.S170]/[.T170])/3" office:value-type="float" office:value="0.337861438128387" calcext:value-type="float">
            <text:p>0.3378614381</text:p>
          </table:table-cell>
          <table:table-cell office:value-type="float" office:value="9589" calcext:value-type="float">
            <text:p>9589</text:p>
          </table:table-cell>
          <table:table-cell office:value-type="float" office:value="3480" calcext:value-type="float">
            <text:p>3480</text:p>
          </table:table-cell>
          <table:table-cell/>
          <table:table-cell table:formula="of:=[.S170]/15000" office:value-type="float" office:value="0.639266666666667" calcext:value-type="float">
            <text:p>0.6392666667</text:p>
          </table:table-cell>
          <table:table-cell table:formula="of:=[.T170]/15000" office:value-type="float" office:value="0.232" calcext:value-type="float">
            <text:p>0.232</text:p>
          </table:table-cell>
          <table:table-cell table:formula="of:=SQRT([.V170]*(1-[.V170])/15000)" office:value-type="float" office:value="0.00392092502313383" calcext:value-type="float">
            <text:p>0.003920925</text:p>
          </table:table-cell>
          <table:table-cell table:formula="of:=SQRT([.W170]*(1-[.W170])/15000)" office:value-type="float" office:value="0.00344650547656608" calcext:value-type="float">
            <text:p>0.0034465055</text:p>
          </table:table-cell>
          <table:table-cell table:formula="of:=SQRT(([.X170]/[.V170])^2+([.Y170]/[.W170])^2)/3" office:value-type="float" office:value="0.00535733297797569" calcext:value-type="float">
            <text:p>0.005357333</text:p>
          </table:table-cell>
          <table:table-cell/>
          <table:table-cell table:formula="of:=[.Q170]" office:value-type="float" office:value="7.96" calcext:value-type="float">
            <text:p>7.96</text:p>
          </table:table-cell>
          <table:table-cell table:formula="of:=[.R170]" office:value-type="float" office:value="0.337861438128387" calcext:value-type="float">
            <text:p>0.3378614381</text:p>
          </table:table-cell>
          <table:table-cell office:value-type="float" office:value="0" calcext:value-type="float">
            <text:p>0</text:p>
          </table:table-cell>
          <table:table-cell table:formula="of:=[.Z170]" office:value-type="float" office:value="0.00535733297797569" calcext:value-type="float">
            <text:p>0.005357333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table:formula="of:=LN([.C171]/[.D171])/3" office:value-type="float" office:value="0.314585479078587" calcext:value-type="float">
            <text:p>0.3145854791</text:p>
          </table:table-cell>
          <table:table-cell office:value-type="float" office:value="14986" calcext:value-type="float">
            <text:p>14986</text:p>
          </table:table-cell>
          <table:table-cell office:value-type="float" office:value="5832" calcext:value-type="float">
            <text:p>5832</text:p>
          </table:table-cell>
          <table:table-cell/>
          <table:table-cell table:formula="of:=[.C171]/15000" office:value-type="float" office:value="0.999066666666667" calcext:value-type="float">
            <text:p>0.9990666667</text:p>
          </table:table-cell>
          <table:table-cell table:formula="of:=[.D171]/15000" office:value-type="float" office:value="0.3888" calcext:value-type="float">
            <text:p>0.3888</text:p>
          </table:table-cell>
          <table:table-cell table:formula="of:=SQRT([.F171]*(1-[.F171])/15000)" office:value-type="float" office:value="0.000249327391491887" calcext:value-type="float">
            <text:p>0.0002493274</text:p>
          </table:table-cell>
          <table:table-cell table:formula="of:=SQRT([.G171]*(1-[.G171])/15000)" office:value-type="float" office:value="0.00398023918879255" calcext:value-type="float">
            <text:p>0.0039802392</text:p>
          </table:table-cell>
          <table:table-cell table:formula="of:=SQRT(([.H171]/[.F171])^2+([.I171]/[.G171])^2)/3" office:value-type="float" office:value="0.00341342737084394" calcext:value-type="float">
            <text:p>0.0034134274</text:p>
          </table:table-cell>
          <table:table-cell/>
          <table:table-cell table:formula="of:=[.A171]" office:value-type="float" office:value="8.46" calcext:value-type="float">
            <text:p>8.46</text:p>
          </table:table-cell>
          <table:table-cell table:formula="of:=[.B171]" office:value-type="float" office:value="0.314585479078587" calcext:value-type="float">
            <text:p>0.3145854791</text:p>
          </table:table-cell>
          <table:table-cell office:value-type="float" office:value="0" calcext:value-type="float">
            <text:p>0</text:p>
          </table:table-cell>
          <table:table-cell table:formula="of:=[.J171]" office:value-type="float" office:value="0.00341342737084394" calcext:value-type="float">
            <text:p>0.0034134274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LN([.S171]/[.T171])/3" office:value-type="float" office:value="0.353354969532656" calcext:value-type="float">
            <text:p>0.3533549695</text:p>
          </table:table-cell>
          <table:table-cell office:value-type="float" office:value="9771" calcext:value-type="float">
            <text:p>9771</text:p>
          </table:table-cell>
          <table:table-cell office:value-type="float" office:value="3385" calcext:value-type="float">
            <text:p>3385</text:p>
          </table:table-cell>
          <table:table-cell/>
          <table:table-cell table:formula="of:=[.S171]/15000" office:value-type="float" office:value="0.6514" calcext:value-type="float">
            <text:p>0.6514</text:p>
          </table:table-cell>
          <table:table-cell table:formula="of:=[.T171]/15000" office:value-type="float" office:value="0.225666666666667" calcext:value-type="float">
            <text:p>0.2256666667</text:p>
          </table:table-cell>
          <table:table-cell table:formula="of:=SQRT([.V171]*(1-[.V171])/15000)" office:value-type="float" office:value="0.00389082716141439" calcext:value-type="float">
            <text:p>0.0038908272</text:p>
          </table:table-cell>
          <table:table-cell table:formula="of:=SQRT([.W171]*(1-[.W171])/15000)" office:value-type="float" office:value="0.00341312390850593" calcext:value-type="float">
            <text:p>0.0034131239</text:p>
          </table:table-cell>
          <table:table-cell table:formula="of:=SQRT(([.X171]/[.V171])^2+([.Y171]/[.W171])^2)/3" office:value-type="float" office:value="0.00542044802986178" calcext:value-type="float">
            <text:p>0.005420448</text:p>
          </table:table-cell>
          <table:table-cell/>
          <table:table-cell table:formula="of:=[.Q171]" office:value-type="float" office:value="8.46" calcext:value-type="float">
            <text:p>8.46</text:p>
          </table:table-cell>
          <table:table-cell table:formula="of:=[.R171]" office:value-type="float" office:value="0.353354969532656" calcext:value-type="float">
            <text:p>0.3533549695</text:p>
          </table:table-cell>
          <table:table-cell office:value-type="float" office:value="0" calcext:value-type="float">
            <text:p>0</text:p>
          </table:table-cell>
          <table:table-cell table:formula="of:=[.Z171]" office:value-type="float" office:value="0.00542044802986178" calcext:value-type="float">
            <text:p>0.00542044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table:formula="of:=LN([.C172]/[.D172])/3" office:value-type="float" office:value="0.316565941073401" calcext:value-type="float">
            <text:p>0.3165659411</text:p>
          </table:table-cell>
          <table:table-cell office:value-type="float" office:value="14990" calcext:value-type="float">
            <text:p>14990</text:p>
          </table:table-cell>
          <table:table-cell office:value-type="float" office:value="5799" calcext:value-type="float">
            <text:p>5799</text:p>
          </table:table-cell>
          <table:table-cell/>
          <table:table-cell table:formula="of:=[.C172]/15000" office:value-type="float" office:value="0.999333333333333" calcext:value-type="float">
            <text:p>0.9993333333</text:p>
          </table:table-cell>
          <table:table-cell table:formula="of:=[.D172]/15000" office:value-type="float" office:value="0.3866" calcext:value-type="float">
            <text:p>0.3866</text:p>
          </table:table-cell>
          <table:table-cell table:formula="of:=SQRT([.F172]*(1-[.F172])/15000)" office:value-type="float" office:value="0.00021074822612496" calcext:value-type="float">
            <text:p>0.0002107482</text:p>
          </table:table-cell>
          <table:table-cell table:formula="of:=SQRT([.G172]*(1-[.G172])/15000)" office:value-type="float" office:value="0.00397609892566403" calcext:value-type="float">
            <text:p>0.0039760989</text:p>
          </table:table-cell>
          <table:table-cell table:formula="of:=SQRT(([.H172]/[.F172])^2+([.I172]/[.G172])^2)/3" office:value-type="float" office:value="0.00342898320161822" calcext:value-type="float">
            <text:p>0.0034289832</text:p>
          </table:table-cell>
          <table:table-cell/>
          <table:table-cell table:formula="of:=[.A172]" office:value-type="float" office:value="8.96" calcext:value-type="float">
            <text:p>8.96</text:p>
          </table:table-cell>
          <table:table-cell table:formula="of:=[.B172]" office:value-type="float" office:value="0.316565941073401" calcext:value-type="float">
            <text:p>0.3165659411</text:p>
          </table:table-cell>
          <table:table-cell office:value-type="float" office:value="0" calcext:value-type="float">
            <text:p>0</text:p>
          </table:table-cell>
          <table:table-cell table:formula="of:=[.J172]" office:value-type="float" office:value="0.00342898320161822" calcext:value-type="float">
            <text:p>0.0034289832</text:p>
          </table:table-cell>
          <table:table-cell/>
          <table:table-cell office:value-type="float" office:value="8.96" calcext:value-type="float">
            <text:p>8.96</text:p>
          </table:table-cell>
          <table:table-cell table:formula="of:=LN([.S172]/[.T172])/3" office:value-type="float" office:value="0.340225619975683" calcext:value-type="float">
            <text:p>0.34022562</text:p>
          </table:table-cell>
          <table:table-cell office:value-type="float" office:value="9574" calcext:value-type="float">
            <text:p>9574</text:p>
          </table:table-cell>
          <table:table-cell office:value-type="float" office:value="3450" calcext:value-type="float">
            <text:p>3450</text:p>
          </table:table-cell>
          <table:table-cell/>
          <table:table-cell table:formula="of:=[.S172]/15000" office:value-type="float" office:value="0.638266666666667" calcext:value-type="float">
            <text:p>0.6382666667</text:p>
          </table:table-cell>
          <table:table-cell table:formula="of:=[.T172]/15000" office:value-type="float" office:value="0.23" calcext:value-type="float">
            <text:p>0.23</text:p>
          </table:table-cell>
          <table:table-cell table:formula="of:=SQRT([.V172]*(1-[.V172])/15000)" office:value-type="float" office:value="0.00392328373422816" calcext:value-type="float">
            <text:p>0.0039232837</text:p>
          </table:table-cell>
          <table:table-cell table:formula="of:=SQRT([.W172]*(1-[.W172])/15000)" office:value-type="float" office:value="0.00343608304129377" calcext:value-type="float">
            <text:p>0.003436083</text:p>
          </table:table-cell>
          <table:table-cell table:formula="of:=SQRT(([.X172]/[.V172])^2+([.Y172]/[.W172])^2)/3" office:value-type="float" office:value="0.00538486861489743" calcext:value-type="float">
            <text:p>0.0053848686</text:p>
          </table:table-cell>
          <table:table-cell/>
          <table:table-cell table:formula="of:=[.Q172]" office:value-type="float" office:value="8.96" calcext:value-type="float">
            <text:p>8.96</text:p>
          </table:table-cell>
          <table:table-cell table:formula="of:=[.R172]" office:value-type="float" office:value="0.340225619975683" calcext:value-type="float">
            <text:p>0.34022562</text:p>
          </table:table-cell>
          <table:table-cell office:value-type="float" office:value="0" calcext:value-type="float">
            <text:p>0</text:p>
          </table:table-cell>
          <table:table-cell table:formula="of:=[.Z172]" office:value-type="float" office:value="0.00538486861489743" calcext:value-type="float">
            <text:p>0.0053848686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table:formula="of:=LN([.C173]/[.D173])/3" office:value-type="float" office:value="0.318739705539084" calcext:value-type="float">
            <text:p>0.3187397055</text:p>
          </table:table-cell>
          <table:table-cell office:value-type="float" office:value="14984" calcext:value-type="float">
            <text:p>14984</text:p>
          </table:table-cell>
          <table:table-cell office:value-type="float" office:value="5759" calcext:value-type="float">
            <text:p>5759</text:p>
          </table:table-cell>
          <table:table-cell/>
          <table:table-cell table:formula="of:=[.C173]/15000" office:value-type="float" office:value="0.998933333333333" calcext:value-type="float">
            <text:p>0.9989333333</text:p>
          </table:table-cell>
          <table:table-cell table:formula="of:=[.D173]/15000" office:value-type="float" office:value="0.383933333333333" calcext:value-type="float">
            <text:p>0.3839333333</text:p>
          </table:table-cell>
          <table:table-cell table:formula="of:=SQRT([.F173]*(1-[.F173])/15000)" office:value-type="float" office:value="0.000266524406498277" calcext:value-type="float">
            <text:p>0.0002665244</text:p>
          </table:table-cell>
          <table:table-cell table:formula="of:=SQRT([.G173]*(1-[.G173])/15000)" office:value-type="float" office:value="0.00397096570025386" calcext:value-type="float">
            <text:p>0.0039709657</text:p>
          </table:table-cell>
          <table:table-cell table:formula="of:=SQRT(([.H173]/[.F173])^2+([.I173]/[.G173])^2)/3" office:value-type="float" office:value="0.00344876431236196" calcext:value-type="float">
            <text:p>0.0034487643</text:p>
          </table:table-cell>
          <table:table-cell/>
          <table:table-cell table:formula="of:=[.A173]" office:value-type="float" office:value="9.46" calcext:value-type="float">
            <text:p>9.46</text:p>
          </table:table-cell>
          <table:table-cell table:formula="of:=[.B173]" office:value-type="float" office:value="0.318739705539084" calcext:value-type="float">
            <text:p>0.3187397055</text:p>
          </table:table-cell>
          <table:table-cell office:value-type="float" office:value="0" calcext:value-type="float">
            <text:p>0</text:p>
          </table:table-cell>
          <table:table-cell table:formula="of:=[.J173]" office:value-type="float" office:value="0.00344876431236196" calcext:value-type="float">
            <text:p>0.0034487643</text:p>
          </table:table-cell>
          <table:table-cell/>
          <table:table-cell office:value-type="float" office:value="9.46" calcext:value-type="float">
            <text:p>9.46</text:p>
          </table:table-cell>
          <table:table-cell table:formula="of:=LN([.S173]/[.T173])/3" office:value-type="float" office:value="0.359744399784007" calcext:value-type="float">
            <text:p>0.3597443998</text:p>
          </table:table-cell>
          <table:table-cell office:value-type="float" office:value="9863" calcext:value-type="float">
            <text:p>9863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S173]/15000" office:value-type="float" office:value="0.657533333333333" calcext:value-type="float">
            <text:p>0.6575333333</text:p>
          </table:table-cell>
          <table:table-cell table:formula="of:=[.T173]/15000" office:value-type="float" office:value="0.223466666666667" calcext:value-type="float">
            <text:p>0.2234666667</text:p>
          </table:table-cell>
          <table:table-cell table:formula="of:=SQRT([.V173]*(1-[.V173])/15000)" office:value-type="float" office:value="0.00387456018053567" calcext:value-type="float">
            <text:p>0.0038745602</text:p>
          </table:table-cell>
          <table:table-cell table:formula="of:=SQRT([.W173]*(1-[.W173])/15000)" office:value-type="float" office:value="0.00340126756328241" calcext:value-type="float">
            <text:p>0.0034012676</text:p>
          </table:table-cell>
          <table:table-cell table:formula="of:=SQRT(([.X173]/[.V173])^2+([.Y173]/[.W173])^2)/3" office:value-type="float" office:value="0.00544043556244702" calcext:value-type="float">
            <text:p>0.0054404356</text:p>
          </table:table-cell>
          <table:table-cell/>
          <table:table-cell table:formula="of:=[.Q173]" office:value-type="float" office:value="9.46" calcext:value-type="float">
            <text:p>9.46</text:p>
          </table:table-cell>
          <table:table-cell table:formula="of:=[.R173]" office:value-type="float" office:value="0.359744399784007" calcext:value-type="float">
            <text:p>0.3597443998</text:p>
          </table:table-cell>
          <table:table-cell office:value-type="float" office:value="0" calcext:value-type="float">
            <text:p>0</text:p>
          </table:table-cell>
          <table:table-cell table:formula="of:=[.Z173]" office:value-type="float" office:value="0.00544043556244702" calcext:value-type="float">
            <text:p>0.005440435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table:formula="of:=LN([.C174]/[.D174])/3" office:value-type="float" office:value="0.319698016395173" calcext:value-type="float">
            <text:p>0.3196980164</text:p>
          </table:table-cell>
          <table:table-cell office:value-type="float" office:value="14988" calcext:value-type="float">
            <text:p>14988</text:p>
          </table:table-cell>
          <table:table-cell office:value-type="float" office:value="5744" calcext:value-type="float">
            <text:p>5744</text:p>
          </table:table-cell>
          <table:table-cell/>
          <table:table-cell table:formula="of:=[.C174]/15000" office:value-type="float" office:value="0.9992" calcext:value-type="float">
            <text:p>0.9992</text:p>
          </table:table-cell>
          <table:table-cell table:formula="of:=[.D174]/15000" office:value-type="float" office:value="0.382933333333333" calcext:value-type="float">
            <text:p>0.3829333333</text:p>
          </table:table-cell>
          <table:table-cell table:formula="of:=SQRT([.F174]*(1-[.F174])/15000)" office:value-type="float" office:value="0.000230847713150181" calcext:value-type="float">
            <text:p>0.0002308477</text:p>
          </table:table-cell>
          <table:table-cell table:formula="of:=SQRT([.G174]*(1-[.G174])/15000)" office:value-type="float" office:value="0.00396900823510992" calcext:value-type="float">
            <text:p>0.0039690082</text:p>
          </table:table-cell>
          <table:table-cell table:formula="of:=SQRT(([.H174]/[.F174])^2+([.I174]/[.G174])^2)/3" office:value-type="float" office:value="0.00345577482690424" calcext:value-type="float">
            <text:p>0.0034557748</text:p>
          </table:table-cell>
          <table:table-cell/>
          <table:table-cell table:formula="of:=[.A174]" office:value-type="float" office:value="9.96" calcext:value-type="float">
            <text:p>9.96</text:p>
          </table:table-cell>
          <table:table-cell table:formula="of:=[.B174]" office:value-type="float" office:value="0.319698016395173" calcext:value-type="float">
            <text:p>0.3196980164</text:p>
          </table:table-cell>
          <table:table-cell office:value-type="float" office:value="0" calcext:value-type="float">
            <text:p>0</text:p>
          </table:table-cell>
          <table:table-cell table:formula="of:=[.J174]" office:value-type="float" office:value="0.00345577482690424" calcext:value-type="float">
            <text:p>0.0034557748</text:p>
          </table:table-cell>
          <table:table-cell/>
          <table:table-cell office:value-type="float" office:value="9.96" calcext:value-type="float">
            <text:p>9.96</text:p>
          </table:table-cell>
          <table:table-cell table:formula="of:=LN([.S174]/[.T174])/3" office:value-type="float" office:value="0.34287878802708" calcext:value-type="float">
            <text:p>0.342878788</text:p>
          </table:table-cell>
          <table:table-cell office:value-type="float" office:value="9354" calcext:value-type="float">
            <text:p>9354</text:p>
          </table:table-cell>
          <table:table-cell office:value-type="float" office:value="3344" calcext:value-type="float">
            <text:p>3344</text:p>
          </table:table-cell>
          <table:table-cell/>
          <table:table-cell table:formula="of:=[.S174]/15000" office:value-type="float" office:value="0.6236" calcext:value-type="float">
            <text:p>0.6236</text:p>
          </table:table-cell>
          <table:table-cell table:formula="of:=[.T174]/15000" office:value-type="float" office:value="0.222933333333333" calcext:value-type="float">
            <text:p>0.2229333333</text:p>
          </table:table-cell>
          <table:table-cell table:formula="of:=SQRT([.V174]*(1-[.V174])/15000)" office:value-type="float" office:value="0.00395578091742537" calcext:value-type="float">
            <text:p>0.0039557809</text:p>
          </table:table-cell>
          <table:table-cell table:formula="of:=SQRT([.W174]*(1-[.W174])/15000)" office:value-type="float" office:value="0.00339837276964748" calcext:value-type="float">
            <text:p>0.0033983728</text:p>
          </table:table-cell>
          <table:table-cell table:formula="of:=SQRT(([.X174]/[.V174])^2+([.Y174]/[.W174])^2)/3" office:value-type="float" office:value="0.00550369436812779" calcext:value-type="float">
            <text:p>0.0055036944</text:p>
          </table:table-cell>
          <table:table-cell/>
          <table:table-cell table:formula="of:=[.Q174]" office:value-type="float" office:value="9.96" calcext:value-type="float">
            <text:p>9.96</text:p>
          </table:table-cell>
          <table:table-cell table:formula="of:=[.R174]" office:value-type="float" office:value="0.34287878802708" calcext:value-type="float">
            <text:p>0.342878788</text:p>
          </table:table-cell>
          <table:table-cell office:value-type="float" office:value="0" calcext:value-type="float">
            <text:p>0</text:p>
          </table:table-cell>
          <table:table-cell table:formula="of:=[.Z174]" office:value-type="float" office:value="0.00550369436812779" calcext:value-type="float">
            <text:p>0.0055036944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table:formula="of:=LN([.C175]/[.D175])/3" office:value-type="float" office:value="0.317695313804273" calcext:value-type="float">
            <text:p>0.3176953138</text:p>
          </table:table-cell>
          <table:table-cell office:value-type="float" office:value="14989" calcext:value-type="float">
            <text:p>14989</text:p>
          </table:table-cell>
          <table:table-cell office:value-type="float" office:value="5779" calcext:value-type="float">
            <text:p>5779</text:p>
          </table:table-cell>
          <table:table-cell/>
          <table:table-cell table:formula="of:=[.C175]/15000" office:value-type="float" office:value="0.999266666666667" calcext:value-type="float">
            <text:p>0.9992666667</text:p>
          </table:table-cell>
          <table:table-cell table:formula="of:=[.D175]/15000" office:value-type="float" office:value="0.385266666666667" calcext:value-type="float">
            <text:p>0.3852666667</text:p>
          </table:table-cell>
          <table:table-cell table:formula="of:=SQRT([.F175]*(1-[.F175])/15000)" office:value-type="float" office:value="0.000221027231437755" calcext:value-type="float">
            <text:p>0.0002210272</text:p>
          </table:table-cell>
          <table:table-cell table:formula="of:=SQRT([.G175]*(1-[.G175])/15000)" office:value-type="float" office:value="0.00397354805534652" calcext:value-type="float">
            <text:p>0.0039735481</text:p>
          </table:table-cell>
          <table:table-cell table:formula="of:=SQRT(([.H175]/[.F175])^2+([.I175]/[.G175])^2)/3" office:value-type="float" office:value="0.00343871061905752" calcext:value-type="float">
            <text:p>0.0034387106</text:p>
          </table:table-cell>
          <table:table-cell/>
          <table:table-cell table:formula="of:=[.A175]" office:value-type="float" office:value="10.46" calcext:value-type="float">
            <text:p>10.46</text:p>
          </table:table-cell>
          <table:table-cell table:formula="of:=[.B175]" office:value-type="float" office:value="0.317695313804273" calcext:value-type="float">
            <text:p>0.3176953138</text:p>
          </table:table-cell>
          <table:table-cell office:value-type="float" office:value="0" calcext:value-type="float">
            <text:p>0</text:p>
          </table:table-cell>
          <table:table-cell table:formula="of:=[.J175]" office:value-type="float" office:value="0.00343871061905752" calcext:value-type="float">
            <text:p>0.0034387106</text:p>
          </table:table-cell>
          <table:table-cell/>
          <table:table-cell office:value-type="float" office:value="10.46" calcext:value-type="float">
            <text:p>10.46</text:p>
          </table:table-cell>
          <table:table-cell table:formula="of:=LN([.S175]/[.T175])/3" office:value-type="float" office:value="0.358921316391866" calcext:value-type="float">
            <text:p>0.3589213164</text:p>
          </table:table-cell>
          <table:table-cell office:value-type="float" office:value="9824" calcext:value-type="float">
            <text:p>9824</text:p>
          </table:table-cell>
          <table:table-cell office:value-type="float" office:value="3347" calcext:value-type="float">
            <text:p>3347</text:p>
          </table:table-cell>
          <table:table-cell/>
          <table:table-cell table:formula="of:=[.S175]/15000" office:value-type="float" office:value="0.654933333333333" calcext:value-type="float">
            <text:p>0.6549333333</text:p>
          </table:table-cell>
          <table:table-cell table:formula="of:=[.T175]/15000" office:value-type="float" office:value="0.223133333333333" calcext:value-type="float">
            <text:p>0.2231333333</text:p>
          </table:table-cell>
          <table:table-cell table:formula="of:=SQRT([.V175]*(1-[.V175])/15000)" office:value-type="float" office:value="0.00388154318299842" calcext:value-type="float">
            <text:p>0.0038815432</text:p>
          </table:table-cell>
          <table:table-cell table:formula="of:=SQRT([.W175]*(1-[.W175])/15000)" office:value-type="float" office:value="0.00339945925983225" calcext:value-type="float">
            <text:p>0.0033994593</text:p>
          </table:table-cell>
          <table:table-cell table:formula="of:=SQRT(([.X175]/[.V175])^2+([.Y175]/[.W175])^2)/3" office:value-type="float" office:value="0.00544908983245437" calcext:value-type="float">
            <text:p>0.0054490898</text:p>
          </table:table-cell>
          <table:table-cell/>
          <table:table-cell table:formula="of:=[.Q175]" office:value-type="float" office:value="10.46" calcext:value-type="float">
            <text:p>10.46</text:p>
          </table:table-cell>
          <table:table-cell table:formula="of:=[.R175]" office:value-type="float" office:value="0.358921316391866" calcext:value-type="float">
            <text:p>0.3589213164</text:p>
          </table:table-cell>
          <table:table-cell office:value-type="float" office:value="0" calcext:value-type="float">
            <text:p>0</text:p>
          </table:table-cell>
          <table:table-cell table:formula="of:=[.Z175]" office:value-type="float" office:value="0.00544908983245437" calcext:value-type="float">
            <text:p>0.0054490898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table:formula="of:=LN([.C176]/[.D176])/3" office:value-type="float" office:value="0.319422285757807" calcext:value-type="float">
            <text:p>0.3194222858</text:p>
          </table:table-cell>
          <table:table-cell office:value-type="float" office:value="14973" calcext:value-type="float">
            <text:p>14973</text:p>
          </table:table-cell>
          <table:table-cell office:value-type="float" office:value="5743" calcext:value-type="float">
            <text:p>5743</text:p>
          </table:table-cell>
          <table:table-cell/>
          <table:table-cell table:formula="of:=[.C176]/15000" office:value-type="float" office:value="0.9982" calcext:value-type="float">
            <text:p>0.9982</text:p>
          </table:table-cell>
          <table:table-cell table:formula="of:=[.D176]/15000" office:value-type="float" office:value="0.382866666666667" calcext:value-type="float">
            <text:p>0.3828666667</text:p>
          </table:table-cell>
          <table:table-cell table:formula="of:=SQRT([.F176]*(1-[.F176])/15000)" office:value-type="float" office:value="0.000346098251945891" calcext:value-type="float">
            <text:p>0.0003460983</text:p>
          </table:table-cell>
          <table:table-cell table:formula="of:=SQRT([.G176]*(1-[.G176])/15000)" office:value-type="float" office:value="0.00396887710586779" calcext:value-type="float">
            <text:p>0.0039688771</text:p>
          </table:table-cell>
          <table:table-cell table:formula="of:=SQRT(([.H176]/[.F176])^2+([.I176]/[.G176])^2)/3" office:value-type="float" office:value="0.00345733634606602" calcext:value-type="float">
            <text:p>0.0034573363</text:p>
          </table:table-cell>
          <table:table-cell/>
          <table:table-cell table:formula="of:=[.A176]" office:value-type="float" office:value="10.96" calcext:value-type="float">
            <text:p>10.96</text:p>
          </table:table-cell>
          <table:table-cell table:formula="of:=[.B176]" office:value-type="float" office:value="0.319422285757807" calcext:value-type="float">
            <text:p>0.3194222858</text:p>
          </table:table-cell>
          <table:table-cell office:value-type="float" office:value="0" calcext:value-type="float">
            <text:p>0</text:p>
          </table:table-cell>
          <table:table-cell table:formula="of:=[.J176]" office:value-type="float" office:value="0.00345733634606602" calcext:value-type="float">
            <text:p>0.0034573363</text:p>
          </table:table-cell>
          <table:table-cell/>
          <table:table-cell office:value-type="float" office:value="10.96" calcext:value-type="float">
            <text:p>10.96</text:p>
          </table:table-cell>
          <table:table-cell table:formula="of:=LN([.S176]/[.T176])/3" office:value-type="float" office:value="0.357886614741534" calcext:value-type="float">
            <text:p>0.3578866147</text:p>
          </table:table-cell>
          <table:table-cell office:value-type="float" office:value="9855" calcext:value-type="float">
            <text:p>9855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S176]/15000" office:value-type="float" office:value="0.657" calcext:value-type="float">
            <text:p>0.657</text:p>
          </table:table-cell>
          <table:table-cell table:formula="of:=[.T176]/15000" office:value-type="float" office:value="0.224533333333333" calcext:value-type="float">
            <text:p>0.2245333333</text:p>
          </table:table-cell>
          <table:table-cell table:formula="of:=SQRT([.V176]*(1-[.V176])/15000)" office:value-type="float" office:value="0.003876003095974" calcext:value-type="float">
            <text:p>0.0038760031</text:p>
          </table:table-cell>
          <table:table-cell table:formula="of:=SQRT([.W176]*(1-[.W176])/15000)" office:value-type="float" office:value="0.00340703307444621" calcext:value-type="float">
            <text:p>0.0034070331</text:p>
          </table:table-cell>
          <table:table-cell table:formula="of:=SQRT(([.X176]/[.V176])^2+([.Y176]/[.W176])^2)/3" office:value-type="float" office:value="0.00542678659807037" calcext:value-type="float">
            <text:p>0.0054267866</text:p>
          </table:table-cell>
          <table:table-cell/>
          <table:table-cell table:formula="of:=[.Q176]" office:value-type="float" office:value="10.96" calcext:value-type="float">
            <text:p>10.96</text:p>
          </table:table-cell>
          <table:table-cell table:formula="of:=[.R176]" office:value-type="float" office:value="0.357886614741534" calcext:value-type="float">
            <text:p>0.3578866147</text:p>
          </table:table-cell>
          <table:table-cell office:value-type="float" office:value="0" calcext:value-type="float">
            <text:p>0</text:p>
          </table:table-cell>
          <table:table-cell table:formula="of:=[.Z176]" office:value-type="float" office:value="0.00542678659807037" calcext:value-type="float">
            <text:p>0.0054267866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table:formula="of:=LN([.C177]/[.D177])/3" office:value-type="float" office:value="0.323770916249013" calcext:value-type="float">
            <text:p>0.3237709162</text:p>
          </table:table-cell>
          <table:table-cell office:value-type="float" office:value="14990" calcext:value-type="float">
            <text:p>14990</text:p>
          </table:table-cell>
          <table:table-cell office:value-type="float" office:value="5675" calcext:value-type="float">
            <text:p>5675</text:p>
          </table:table-cell>
          <table:table-cell/>
          <table:table-cell table:formula="of:=[.C177]/15000" office:value-type="float" office:value="0.999333333333333" calcext:value-type="float">
            <text:p>0.9993333333</text:p>
          </table:table-cell>
          <table:table-cell table:formula="of:=[.D177]/15000" office:value-type="float" office:value="0.378333333333333" calcext:value-type="float">
            <text:p>0.3783333333</text:p>
          </table:table-cell>
          <table:table-cell table:formula="of:=SQRT([.F177]*(1-[.F177])/15000)" office:value-type="float" office:value="0.00021074822612496" calcext:value-type="float">
            <text:p>0.0002107482</text:p>
          </table:table-cell>
          <table:table-cell table:formula="of:=SQRT([.G177]*(1-[.G177])/15000)" office:value-type="float" office:value="0.00395977459141487" calcext:value-type="float">
            <text:p>0.0039597746</text:p>
          </table:table-cell>
          <table:table-cell table:formula="of:=SQRT(([.H177]/[.F177])^2+([.I177]/[.G177])^2)/3" office:value-type="float" office:value="0.00348949632105117" calcext:value-type="float">
            <text:p>0.0034894963</text:p>
          </table:table-cell>
          <table:table-cell/>
          <table:table-cell table:formula="of:=[.A177]" office:value-type="float" office:value="11.46" calcext:value-type="float">
            <text:p>11.46</text:p>
          </table:table-cell>
          <table:table-cell table:formula="of:=[.B177]" office:value-type="float" office:value="0.323770916249013" calcext:value-type="float">
            <text:p>0.3237709162</text:p>
          </table:table-cell>
          <table:table-cell office:value-type="float" office:value="0" calcext:value-type="float">
            <text:p>0</text:p>
          </table:table-cell>
          <table:table-cell table:formula="of:=[.J177]" office:value-type="float" office:value="0.00348949632105117" calcext:value-type="float">
            <text:p>0.0034894963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LN([.S177]/[.T177])/3" office:value-type="float" office:value="0.359661030436055" calcext:value-type="float">
            <text:p>0.3596610304</text:p>
          </table:table-cell>
          <table:table-cell office:value-type="float" office:value="9837" calcext:value-type="float">
            <text:p>9837</text:p>
          </table:table-cell>
          <table:table-cell office:value-type="float" office:value="3344" calcext:value-type="float">
            <text:p>3344</text:p>
          </table:table-cell>
          <table:table-cell/>
          <table:table-cell table:formula="of:=[.S177]/15000" office:value-type="float" office:value="0.6558" calcext:value-type="float">
            <text:p>0.6558</text:p>
          </table:table-cell>
          <table:table-cell table:formula="of:=[.T177]/15000" office:value-type="float" office:value="0.222933333333333" calcext:value-type="float">
            <text:p>0.2229333333</text:p>
          </table:table-cell>
          <table:table-cell table:formula="of:=SQRT([.V177]*(1-[.V177])/15000)" office:value-type="float" office:value="0.00387922982046694" calcext:value-type="float">
            <text:p>0.0038792298</text:p>
          </table:table-cell>
          <table:table-cell table:formula="of:=SQRT([.W177]*(1-[.W177])/15000)" office:value-type="float" office:value="0.00339837276964748" calcext:value-type="float">
            <text:p>0.0033983728</text:p>
          </table:table-cell>
          <table:table-cell table:formula="of:=SQRT(([.X177]/[.V177])^2+([.Y177]/[.W177])^2)/3" office:value-type="float" office:value="0.00545045093056438" calcext:value-type="float">
            <text:p>0.0054504509</text:p>
          </table:table-cell>
          <table:table-cell/>
          <table:table-cell table:formula="of:=[.Q177]" office:value-type="float" office:value="11.46" calcext:value-type="float">
            <text:p>11.46</text:p>
          </table:table-cell>
          <table:table-cell table:formula="of:=[.R177]" office:value-type="float" office:value="0.359661030436055" calcext:value-type="float">
            <text:p>0.3596610304</text:p>
          </table:table-cell>
          <table:table-cell office:value-type="float" office:value="0" calcext:value-type="float">
            <text:p>0</text:p>
          </table:table-cell>
          <table:table-cell table:formula="of:=[.Z177]" office:value-type="float" office:value="0.00545045093056438" calcext:value-type="float">
            <text:p>0.005450450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formula="of:=LN([.C178]/[.D178])/3" office:value-type="float" office:value="0.32294148872064" calcext:value-type="float">
            <text:p>0.3229414887</text:p>
          </table:table-cell>
          <table:table-cell office:value-type="float" office:value="14987" calcext:value-type="float">
            <text:p>14987</text:p>
          </table:table-cell>
          <table:table-cell office:value-type="float" office:value="5688" calcext:value-type="float">
            <text:p>5688</text:p>
          </table:table-cell>
          <table:table-cell/>
          <table:table-cell table:formula="of:=[.C178]/15000" office:value-type="float" office:value="0.999133333333333" calcext:value-type="float">
            <text:p>0.9991333333</text:p>
          </table:table-cell>
          <table:table-cell table:formula="of:=[.D178]/15000" office:value-type="float" office:value="0.3792" calcext:value-type="float">
            <text:p>0.3792</text:p>
          </table:table-cell>
          <table:table-cell table:formula="of:=SQRT([.F178]*(1-[.F178])/15000)" office:value-type="float" office:value="0.00024026590208289" calcext:value-type="float">
            <text:p>0.0002402659</text:p>
          </table:table-cell>
          <table:table-cell table:formula="of:=SQRT([.G178]*(1-[.G178])/15000)" office:value-type="float" office:value="0.0039615431336791" calcext:value-type="float">
            <text:p>0.0039615431</text:p>
          </table:table-cell>
          <table:table-cell table:formula="of:=SQRT(([.H178]/[.F178])^2+([.I178]/[.G178])^2)/3" office:value-type="float" office:value="0.00348329156818882" calcext:value-type="float">
            <text:p>0.0034832916</text:p>
          </table:table-cell>
          <table:table-cell/>
          <table:table-cell table:formula="of:=[.A178]" office:value-type="float" office:value="11.96" calcext:value-type="float">
            <text:p>11.96</text:p>
          </table:table-cell>
          <table:table-cell table:formula="of:=[.B178]" office:value-type="float" office:value="0.32294148872064" calcext:value-type="float">
            <text:p>0.3229414887</text:p>
          </table:table-cell>
          <table:table-cell office:value-type="float" office:value="0" calcext:value-type="float">
            <text:p>0</text:p>
          </table:table-cell>
          <table:table-cell table:formula="of:=[.J178]" office:value-type="float" office:value="0.00348329156818882" calcext:value-type="float">
            <text:p>0.0034832916</text:p>
          </table:table-cell>
          <table:table-cell/>
          <table:table-cell office:value-type="float" office:value="11.96" calcext:value-type="float">
            <text:p>11.96</text:p>
          </table:table-cell>
          <table:table-cell table:formula="of:=LN([.S178]/[.T178])/3" office:value-type="float" office:value="0.370572079899382" calcext:value-type="float">
            <text:p>0.3705720799</text:p>
          </table:table-cell>
          <table:table-cell office:value-type="float" office:value="9909" calcext:value-type="float">
            <text:p>9909</text:p>
          </table:table-cell>
          <table:table-cell office:value-type="float" office:value="3260" calcext:value-type="float">
            <text:p>3260</text:p>
          </table:table-cell>
          <table:table-cell/>
          <table:table-cell table:formula="of:=[.S178]/15000" office:value-type="float" office:value="0.6606" calcext:value-type="float">
            <text:p>0.6606</text:p>
          </table:table-cell>
          <table:table-cell table:formula="of:=[.T178]/15000" office:value-type="float" office:value="0.217333333333333" calcext:value-type="float">
            <text:p>0.2173333333</text:p>
          </table:table-cell>
          <table:table-cell table:formula="of:=SQRT([.V178]*(1-[.V178])/15000)" office:value-type="float" office:value="0.00386615778260536" calcext:value-type="float">
            <text:p>0.0038661578</text:p>
          </table:table-cell>
          <table:table-cell table:formula="of:=SQRT([.W178]*(1-[.W178])/15000)" office:value-type="float" office:value="0.00336748724873167" calcext:value-type="float">
            <text:p>0.0033674872</text:p>
          </table:table-cell>
          <table:table-cell table:formula="of:=SQRT(([.X178]/[.V178])^2+([.Y178]/[.W178])^2)/3" office:value-type="float" office:value="0.00552100524233971" calcext:value-type="float">
            <text:p>0.0055210052</text:p>
          </table:table-cell>
          <table:table-cell/>
          <table:table-cell table:formula="of:=[.Q178]" office:value-type="float" office:value="11.96" calcext:value-type="float">
            <text:p>11.96</text:p>
          </table:table-cell>
          <table:table-cell table:formula="of:=[.R178]" office:value-type="float" office:value="0.370572079899382" calcext:value-type="float">
            <text:p>0.3705720799</text:p>
          </table:table-cell>
          <table:table-cell office:value-type="float" office:value="0" calcext:value-type="float">
            <text:p>0</text:p>
          </table:table-cell>
          <table:table-cell table:formula="of:=[.Z178]" office:value-type="float" office:value="0.00552100524233971" calcext:value-type="float">
            <text:p>0.0055210052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table:formula="of:=LN([.C179]/[.D179])/3" office:value-type="float" office:value="0.321293231565984" calcext:value-type="float">
            <text:p>0.3212932316</text:p>
          </table:table-cell>
          <table:table-cell office:value-type="float" office:value="14976" calcext:value-type="float">
            <text:p>14976</text:p>
          </table:table-cell>
          <table:table-cell office:value-type="float" office:value="5712" calcext:value-type="float">
            <text:p>5712</text:p>
          </table:table-cell>
          <table:table-cell/>
          <table:table-cell table:formula="of:=[.C179]/15000" office:value-type="float" office:value="0.9984" calcext:value-type="float">
            <text:p>0.9984</text:p>
          </table:table-cell>
          <table:table-cell table:formula="of:=[.D179]/15000" office:value-type="float" office:value="0.3808" calcext:value-type="float">
            <text:p>0.3808</text:p>
          </table:table-cell>
          <table:table-cell table:formula="of:=SQRT([.F179]*(1-[.F179])/15000)" office:value-type="float" office:value="0.000326337248869943" calcext:value-type="float">
            <text:p>0.0003263372</text:p>
          </table:table-cell>
          <table:table-cell table:formula="of:=SQRT([.G179]*(1-[.G179])/15000)" office:value-type="float" office:value="0.00396477288126319" calcext:value-type="float">
            <text:p>0.0039647729</text:p>
          </table:table-cell>
          <table:table-cell table:formula="of:=SQRT(([.H179]/[.F179])^2+([.I179]/[.G179])^2)/3" office:value-type="float" office:value="0.00347227429394267" calcext:value-type="float">
            <text:p>0.0034722743</text:p>
          </table:table-cell>
          <table:table-cell/>
          <table:table-cell table:formula="of:=[.A179]" office:value-type="float" office:value="12.46" calcext:value-type="float">
            <text:p>12.46</text:p>
          </table:table-cell>
          <table:table-cell table:formula="of:=[.B179]" office:value-type="float" office:value="0.321293231565984" calcext:value-type="float">
            <text:p>0.3212932316</text:p>
          </table:table-cell>
          <table:table-cell office:value-type="float" office:value="0" calcext:value-type="float">
            <text:p>0</text:p>
          </table:table-cell>
          <table:table-cell table:formula="of:=[.J179]" office:value-type="float" office:value="0.00347227429394267" calcext:value-type="float">
            <text:p>0.0034722743</text:p>
          </table:table-cell>
          <table:table-cell/>
          <table:table-cell office:value-type="float" office:value="12.46" calcext:value-type="float">
            <text:p>12.46</text:p>
          </table:table-cell>
          <table:table-cell table:formula="of:=LN([.S179]/[.T179])/3" office:value-type="float" office:value="0.367702685307215" calcext:value-type="float">
            <text:p>0.3677026853</text:p>
          </table:table-cell>
          <table:table-cell office:value-type="float" office:value="9809" calcext:value-type="float">
            <text:p>9809</text:p>
          </table:table-cell>
          <table:table-cell office:value-type="float" office:value="3255" calcext:value-type="float">
            <text:p>3255</text:p>
          </table:table-cell>
          <table:table-cell/>
          <table:table-cell table:formula="of:=[.S179]/15000" office:value-type="float" office:value="0.653933333333333" calcext:value-type="float">
            <text:p>0.6539333333</text:p>
          </table:table-cell>
          <table:table-cell table:formula="of:=[.T179]/15000" office:value-type="float" office:value="0.217" calcext:value-type="float">
            <text:p>0.217</text:p>
          </table:table-cell>
          <table:table-cell table:formula="of:=SQRT([.V179]*(1-[.V179])/15000)" office:value-type="float" office:value="0.00388419471610173" calcext:value-type="float">
            <text:p>0.0038841947</text:p>
          </table:table-cell>
          <table:table-cell table:formula="of:=SQRT([.W179]*(1-[.W179])/15000)" office:value-type="float" office:value="0.00336562029943961" calcext:value-type="float">
            <text:p>0.0033656203</text:p>
          </table:table-cell>
          <table:table-cell table:formula="of:=SQRT(([.X179]/[.V179])^2+([.Y179]/[.W179])^2)/3" office:value-type="float" office:value="0.00553607883774866" calcext:value-type="float">
            <text:p>0.0055360788</text:p>
          </table:table-cell>
          <table:table-cell/>
          <table:table-cell table:formula="of:=[.Q179]" office:value-type="float" office:value="12.46" calcext:value-type="float">
            <text:p>12.46</text:p>
          </table:table-cell>
          <table:table-cell table:formula="of:=[.R179]" office:value-type="float" office:value="0.367702685307215" calcext:value-type="float">
            <text:p>0.3677026853</text:p>
          </table:table-cell>
          <table:table-cell office:value-type="float" office:value="0" calcext:value-type="float">
            <text:p>0</text:p>
          </table:table-cell>
          <table:table-cell table:formula="of:=[.Z179]" office:value-type="float" office:value="0.00553607883774866" calcext:value-type="float">
            <text:p>0.0055360788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table:formula="of:=LN([.C180]/[.D180])/3" office:value-type="float" office:value="0.302330476241959" calcext:value-type="float">
            <text:p>0.3023304762</text:p>
          </table:table-cell>
          <table:table-cell office:value-type="float" office:value="14985" calcext:value-type="float">
            <text:p>14985</text:p>
          </table:table-cell>
          <table:table-cell office:value-type="float" office:value="6050" calcext:value-type="float">
            <text:p>6050</text:p>
          </table:table-cell>
          <table:table-cell/>
          <table:table-cell table:formula="of:=[.C180]/15000" office:value-type="float" office:value="0.999" calcext:value-type="float">
            <text:p>0.999</text:p>
          </table:table-cell>
          <table:table-cell table:formula="of:=[.D180]/15000" office:value-type="float" office:value="0.403333333333333" calcext:value-type="float">
            <text:p>0.4033333333</text:p>
          </table:table-cell>
          <table:table-cell table:formula="of:=SQRT([.F180]*(1-[.F180])/15000)" office:value-type="float" office:value="0.000258069758011279" calcext:value-type="float">
            <text:p>0.0002580698</text:p>
          </table:table-cell>
          <table:table-cell table:formula="of:=SQRT([.G180]*(1-[.G180])/15000)" office:value-type="float" office:value="0.00400545923755363" calcext:value-type="float">
            <text:p>0.0040054592</text:p>
          </table:table-cell>
          <table:table-cell table:formula="of:=SQRT(([.H180]/[.F180])^2+([.I180]/[.G180])^2)/3" office:value-type="float" office:value="0.00331141666447303" calcext:value-type="float">
            <text:p>0.0033114167</text:p>
          </table:table-cell>
          <table:table-cell/>
          <table:table-cell table:formula="of:=[.A180]" office:value-type="float" office:value="12.96" calcext:value-type="float">
            <text:p>12.96</text:p>
          </table:table-cell>
          <table:table-cell table:formula="of:=[.B180]" office:value-type="float" office:value="0.302330476241959" calcext:value-type="float">
            <text:p>0.3023304762</text:p>
          </table:table-cell>
          <table:table-cell office:value-type="float" office:value="0" calcext:value-type="float">
            <text:p>0</text:p>
          </table:table-cell>
          <table:table-cell table:formula="of:=[.J180]" office:value-type="float" office:value="0.00331141666447303" calcext:value-type="float">
            <text:p>0.0033114167</text:p>
          </table:table-cell>
          <table:table-cell/>
          <table:table-cell office:value-type="float" office:value="12.96" calcext:value-type="float">
            <text:p>12.96</text:p>
          </table:table-cell>
          <table:table-cell table:formula="of:=LN([.S180]/[.T180])/3" office:value-type="float" office:value="0.357781886355361" calcext:value-type="float">
            <text:p>0.3577818864</text:p>
          </table:table-cell>
          <table:table-cell office:value-type="float" office:value="9770" calcext:value-type="float">
            <text:p>977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S180]/15000" office:value-type="float" office:value="0.651333333333333" calcext:value-type="float">
            <text:p>0.6513333333</text:p>
          </table:table-cell>
          <table:table-cell table:formula="of:=[.T180]/15000" office:value-type="float" office:value="0.222666666666667" calcext:value-type="float">
            <text:p>0.2226666667</text:p>
          </table:table-cell>
          <table:table-cell table:formula="of:=SQRT([.V180]*(1-[.V180])/15000)" office:value-type="float" office:value="0.00389100006187117" calcext:value-type="float">
            <text:p>0.0038910001</text:p>
          </table:table-cell>
          <table:table-cell table:formula="of:=SQRT([.W180]*(1-[.W180])/15000)" office:value-type="float" office:value="0.00339692235434981" calcext:value-type="float">
            <text:p>0.0033969224</text:p>
          </table:table-cell>
          <table:table-cell table:formula="of:=SQRT(([.X180]/[.V180])^2+([.Y180]/[.W180])^2)/3" office:value-type="float" office:value="0.0054611965479121" calcext:value-type="float">
            <text:p>0.0054611965</text:p>
          </table:table-cell>
          <table:table-cell/>
          <table:table-cell table:formula="of:=[.Q180]" office:value-type="float" office:value="12.96" calcext:value-type="float">
            <text:p>12.96</text:p>
          </table:table-cell>
          <table:table-cell table:formula="of:=[.R180]" office:value-type="float" office:value="0.357781886355361" calcext:value-type="float">
            <text:p>0.3577818864</text:p>
          </table:table-cell>
          <table:table-cell office:value-type="float" office:value="0" calcext:value-type="float">
            <text:p>0</text:p>
          </table:table-cell>
          <table:table-cell table:formula="of:=[.Z180]" office:value-type="float" office:value="0.0054611965479121" calcext:value-type="float">
            <text:p>0.0054611965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table:formula="of:=LN([.C181]/[.D181])/3" office:value-type="float" office:value="0.308864451670002" calcext:value-type="float">
            <text:p>0.3088644517</text:p>
          </table:table-cell>
          <table:table-cell office:value-type="float" office:value="14976" calcext:value-type="float">
            <text:p>14976</text:p>
          </table:table-cell>
          <table:table-cell office:value-type="float" office:value="5929" calcext:value-type="float">
            <text:p>5929</text:p>
          </table:table-cell>
          <table:table-cell/>
          <table:table-cell table:formula="of:=[.C181]/15000" office:value-type="float" office:value="0.9984" calcext:value-type="float">
            <text:p>0.9984</text:p>
          </table:table-cell>
          <table:table-cell table:formula="of:=[.D181]/15000" office:value-type="float" office:value="0.395266666666667" calcext:value-type="float">
            <text:p>0.3952666667</text:p>
          </table:table-cell>
          <table:table-cell table:formula="of:=SQRT([.F181]*(1-[.F181])/15000)" office:value-type="float" office:value="0.000326337248869943" calcext:value-type="float">
            <text:p>0.0003263372</text:p>
          </table:table-cell>
          <table:table-cell table:formula="of:=SQRT([.G181]*(1-[.G181])/15000)" office:value-type="float" office:value="0.00399191623900844" calcext:value-type="float">
            <text:p>0.0039919162</text:p>
          </table:table-cell>
          <table:table-cell table:formula="of:=SQRT(([.H181]/[.F181])^2+([.I181]/[.G181])^2)/3" office:value-type="float" office:value="0.00336819564727689" calcext:value-type="float">
            <text:p>0.0033681956</text:p>
          </table:table-cell>
          <table:table-cell/>
          <table:table-cell table:formula="of:=[.A181]" office:value-type="float" office:value="13.46" calcext:value-type="float">
            <text:p>13.46</text:p>
          </table:table-cell>
          <table:table-cell table:formula="of:=[.B181]" office:value-type="float" office:value="0.308864451670002" calcext:value-type="float">
            <text:p>0.3088644517</text:p>
          </table:table-cell>
          <table:table-cell office:value-type="float" office:value="0" calcext:value-type="float">
            <text:p>0</text:p>
          </table:table-cell>
          <table:table-cell table:formula="of:=[.J181]" office:value-type="float" office:value="0.00336819564727689" calcext:value-type="float">
            <text:p>0.0033681956</text:p>
          </table:table-cell>
          <table:table-cell/>
          <table:table-cell office:value-type="float" office:value="13.46" calcext:value-type="float">
            <text:p>13.46</text:p>
          </table:table-cell>
          <table:table-cell table:formula="of:=LN([.S181]/[.T181])/3" office:value-type="float" office:value="0.37185825308487" calcext:value-type="float">
            <text:p>0.3718582531</text:p>
          </table:table-cell>
          <table:table-cell office:value-type="float" office:value="9929" calcext:value-type="float">
            <text:p>9929</text:p>
          </table:table-cell>
          <table:table-cell office:value-type="float" office:value="3254" calcext:value-type="float">
            <text:p>3254</text:p>
          </table:table-cell>
          <table:table-cell/>
          <table:table-cell table:formula="of:=[.S181]/15000" office:value-type="float" office:value="0.661933333333333" calcext:value-type="float">
            <text:p>0.6619333333</text:p>
          </table:table-cell>
          <table:table-cell table:formula="of:=[.T181]/15000" office:value-type="float" office:value="0.216933333333333" calcext:value-type="float">
            <text:p>0.2169333333</text:p>
          </table:table-cell>
          <table:table-cell table:formula="of:=SQRT([.V181]*(1-[.V181])/15000)" office:value-type="float" office:value="0.00386244823529978" calcext:value-type="float">
            <text:p>0.0038624482</text:p>
          </table:table-cell>
          <table:table-cell table:formula="of:=SQRT([.W181]*(1-[.W181])/15000)" office:value-type="float" office:value="0.00336524652115534" calcext:value-type="float">
            <text:p>0.0033652465</text:p>
          </table:table-cell>
          <table:table-cell table:formula="of:=SQRT(([.X181]/[.V181])^2+([.Y181]/[.W181])^2)/3" office:value-type="float" office:value="0.00552465000096371" calcext:value-type="float">
            <text:p>0.00552465</text:p>
          </table:table-cell>
          <table:table-cell/>
          <table:table-cell table:formula="of:=[.Q181]" office:value-type="float" office:value="13.46" calcext:value-type="float">
            <text:p>13.46</text:p>
          </table:table-cell>
          <table:table-cell table:formula="of:=[.R181]" office:value-type="float" office:value="0.37185825308487" calcext:value-type="float">
            <text:p>0.3718582531</text:p>
          </table:table-cell>
          <table:table-cell office:value-type="float" office:value="0" calcext:value-type="float">
            <text:p>0</text:p>
          </table:table-cell>
          <table:table-cell table:formula="of:=[.Z181]" office:value-type="float" office:value="0.00552465000096371" calcext:value-type="float">
            <text:p>0.00552465</text:p>
          </table:table-cell>
        </table:table-row>
        <table:table-row table:style-name="ro2">
          <table:table-cell/>
          <table:table-cell office:value-type="string" calcext:value-type="string">
            <text:p>run5</text:p>
          </table:table-cell>
          <table:table-cell table:number-columns-repeated="29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LN([.C183]/[.D183])/3" office:value-type="float" office:value="0.169778154908596" calcext:value-type="float">
            <text:p>0.1697781549</text:p>
          </table:table-cell>
          <table:table-cell office:value-type="float" office:value="14966" calcext:value-type="float">
            <text:p>14966</text:p>
          </table:table-cell>
          <table:table-cell office:value-type="float" office:value="8993" calcext:value-type="float">
            <text:p>8993</text:p>
          </table:table-cell>
          <table:table-cell/>
          <table:table-cell table:formula="of:=[.C183]/15000" office:value-type="float" office:value="0.997733333333333" calcext:value-type="float">
            <text:p>0.9977333333</text:p>
          </table:table-cell>
          <table:table-cell table:formula="of:=[.D183]/15000" office:value-type="float" office:value="0.599533333333333" calcext:value-type="float">
            <text:p>0.5995333333</text:p>
          </table:table-cell>
          <table:table-cell table:formula="of:=SQRT([.F183]*(1-[.F183])/15000)" office:value-type="float" office:value="0.00038828931557872" calcext:value-type="float">
            <text:p>0.0003882893</text:p>
          </table:table-cell>
          <table:table-cell table:formula="of:=SQRT([.G183]*(1-[.G183])/15000)" office:value-type="float" office:value="0.00400077588771275" calcext:value-type="float">
            <text:p>0.0040007759</text:p>
          </table:table-cell>
          <table:table-cell table:formula="of:=SQRT(([.H183]/[.F183])^2+([.I183]/[.G183])^2)/3" office:value-type="float" office:value="0.00222816281753432" calcext:value-type="float">
            <text:p>0.0022281628</text:p>
          </table:table-cell>
          <table:table-cell/>
          <table:table-cell table:formula="of:=[.A183]" office:value-type="float" office:value="0.46" calcext:value-type="float">
            <text:p>0.46</text:p>
          </table:table-cell>
          <table:table-cell table:formula="of:=[.B183]" office:value-type="float" office:value="0.169778154908596" calcext:value-type="float">
            <text:p>0.1697781549</text:p>
          </table:table-cell>
          <table:table-cell office:value-type="float" office:value="0" calcext:value-type="float">
            <text:p>0</text:p>
          </table:table-cell>
          <table:table-cell table:formula="of:=[.J183]" office:value-type="float" office:value="0.00222816281753432" calcext:value-type="float">
            <text:p>0.0022281628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LN([.S183]/[.T183])/3" office:value-type="float" office:value="0.342021873819232" calcext:value-type="float">
            <text:p>0.3420218738</text:p>
          </table:table-cell>
          <table:table-cell office:value-type="float" office:value="9157" calcext:value-type="float">
            <text:p>9157</text:p>
          </table:table-cell>
          <table:table-cell office:value-type="float" office:value="3282" calcext:value-type="float">
            <text:p>3282</text:p>
          </table:table-cell>
          <table:table-cell/>
          <table:table-cell table:formula="of:=[.S183]/15000" office:value-type="float" office:value="0.610466666666667" calcext:value-type="float">
            <text:p>0.6104666667</text:p>
          </table:table-cell>
          <table:table-cell table:formula="of:=[.T183]/15000" office:value-type="float" office:value="0.2188" calcext:value-type="float">
            <text:p>0.2188</text:p>
          </table:table-cell>
          <table:table-cell table:formula="of:=SQRT([.V183]*(1-[.V183])/15000)" office:value-type="float" office:value="0.0039816003110605" calcext:value-type="float">
            <text:p>0.0039816003</text:p>
          </table:table-cell>
          <table:table-cell table:formula="of:=SQRT([.W183]*(1-[.W183])/15000)" office:value-type="float" office:value="0.00337566349033786" calcext:value-type="float">
            <text:p>0.0033756635</text:p>
          </table:table-cell>
          <table:table-cell table:formula="of:=SQRT(([.X183]/[.V183])^2+([.Y183]/[.W183])^2)/3" office:value-type="float" office:value="0.00558335820234101" calcext:value-type="float">
            <text:p>0.0055833582</text:p>
          </table:table-cell>
          <table:table-cell/>
          <table:table-cell table:formula="of:=[.Q183]" office:value-type="float" office:value="0.46" calcext:value-type="float">
            <text:p>0.46</text:p>
          </table:table-cell>
          <table:table-cell table:formula="of:=[.R183]" office:value-type="float" office:value="0.342021873819232" calcext:value-type="float">
            <text:p>0.3420218738</text:p>
          </table:table-cell>
          <table:table-cell office:value-type="float" office:value="0" calcext:value-type="float">
            <text:p>0</text:p>
          </table:table-cell>
          <table:table-cell table:formula="of:=[.Z183]" office:value-type="float" office:value="0.00558335820234101" calcext:value-type="float">
            <text:p>0.00558335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LN([.C184]/[.D184])/3" office:value-type="float" office:value="0.24502377479423" calcext:value-type="float">
            <text:p>0.2450237748</text:p>
          </table:table-cell>
          <table:table-cell office:value-type="float" office:value="14979" calcext:value-type="float">
            <text:p>14979</text:p>
          </table:table-cell>
          <table:table-cell office:value-type="float" office:value="7182" calcext:value-type="float">
            <text:p>7182</text:p>
          </table:table-cell>
          <table:table-cell/>
          <table:table-cell table:formula="of:=[.C184]/15000" office:value-type="float" office:value="0.9986" calcext:value-type="float">
            <text:p>0.9986</text:p>
          </table:table-cell>
          <table:table-cell table:formula="of:=[.D184]/15000" office:value-type="float" office:value="0.4788" calcext:value-type="float">
            <text:p>0.4788</text:p>
          </table:table-cell>
          <table:table-cell table:formula="of:=SQRT([.F184]*(1-[.F184])/15000)" office:value-type="float" office:value="0.000305291117896777" calcext:value-type="float">
            <text:p>0.0003052911</text:p>
          </table:table-cell>
          <table:table-cell table:formula="of:=SQRT([.G184]*(1-[.G184])/15000)" office:value-type="float" office:value="0.00407881159162813" calcext:value-type="float">
            <text:p>0.0040788116</text:p>
          </table:table-cell>
          <table:table-cell table:formula="of:=SQRT(([.H184]/[.F184])^2+([.I184]/[.G184])^2)/3" office:value-type="float" office:value="0.00284143506111432" calcext:value-type="float">
            <text:p>0.0028414351</text:p>
          </table:table-cell>
          <table:table-cell/>
          <table:table-cell table:formula="of:=[.A184]" office:value-type="float" office:value="0.96" calcext:value-type="float">
            <text:p>0.96</text:p>
          </table:table-cell>
          <table:table-cell table:formula="of:=[.B184]" office:value-type="float" office:value="0.24502377479423" calcext:value-type="float">
            <text:p>0.2450237748</text:p>
          </table:table-cell>
          <table:table-cell office:value-type="float" office:value="0" calcext:value-type="float">
            <text:p>0</text:p>
          </table:table-cell>
          <table:table-cell table:formula="of:=[.J184]" office:value-type="float" office:value="0.00284143506111432" calcext:value-type="float">
            <text:p>0.0028414351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LN([.S184]/[.T184])/3" office:value-type="float" office:value="0.352489909984043" calcext:value-type="float">
            <text:p>0.35248991</text:p>
          </table:table-cell>
          <table:table-cell office:value-type="float" office:value="9357" calcext:value-type="float">
            <text:p>9357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S184]/15000" office:value-type="float" office:value="0.6238" calcext:value-type="float">
            <text:p>0.6238</text:p>
          </table:table-cell>
          <table:table-cell table:formula="of:=[.T184]/15000" office:value-type="float" office:value="0.216666666666667" calcext:value-type="float">
            <text:p>0.2166666667</text:p>
          </table:table-cell>
          <table:table-cell table:formula="of:=SQRT([.V184]*(1-[.V184])/15000)" office:value-type="float" office:value="0.00395536395291255" calcext:value-type="float">
            <text:p>0.003955364</text:p>
          </table:table-cell>
          <table:table-cell table:formula="of:=SQRT([.W184]*(1-[.W184])/15000)" office:value-type="float" office:value="0.0033637501118268" calcext:value-type="float">
            <text:p>0.0033637501</text:p>
          </table:table-cell>
          <table:table-cell table:formula="of:=SQRT(([.X184]/[.V184])^2+([.Y184]/[.W184])^2)/3" office:value-type="float" office:value="0.00558997947718423" calcext:value-type="float">
            <text:p>0.0055899795</text:p>
          </table:table-cell>
          <table:table-cell/>
          <table:table-cell table:formula="of:=[.Q184]" office:value-type="float" office:value="0.96" calcext:value-type="float">
            <text:p>0.96</text:p>
          </table:table-cell>
          <table:table-cell table:formula="of:=[.R184]" office:value-type="float" office:value="0.352489909984043" calcext:value-type="float">
            <text:p>0.35248991</text:p>
          </table:table-cell>
          <table:table-cell office:value-type="float" office:value="0" calcext:value-type="float">
            <text:p>0</text:p>
          </table:table-cell>
          <table:table-cell table:formula="of:=[.Z184]" office:value-type="float" office:value="0.00558997947718423" calcext:value-type="float">
            <text:p>0.0055899795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LN([.C185]/[.D185])/3" office:value-type="float" office:value="0.283947154668515" calcext:value-type="float">
            <text:p>0.2839471547</text:p>
          </table:table-cell>
          <table:table-cell office:value-type="float" office:value="14706" calcext:value-type="float">
            <text:p>14706</text:p>
          </table:table-cell>
          <table:table-cell office:value-type="float" office:value="6274" calcext:value-type="float">
            <text:p>6274</text:p>
          </table:table-cell>
          <table:table-cell/>
          <table:table-cell table:formula="of:=[.C185]/15000" office:value-type="float" office:value="0.9804" calcext:value-type="float">
            <text:p>0.9804</text:p>
          </table:table-cell>
          <table:table-cell table:formula="of:=[.D185]/15000" office:value-type="float" office:value="0.418266666666667" calcext:value-type="float">
            <text:p>0.4182666667</text:p>
          </table:table-cell>
          <table:table-cell table:formula="of:=SQRT([.F185]*(1-[.F185])/15000)" office:value-type="float" office:value="0.00113183744415883" calcext:value-type="float">
            <text:p>0.0011318374</text:p>
          </table:table-cell>
          <table:table-cell table:formula="of:=SQRT([.G185]*(1-[.G185])/15000)" office:value-type="float" office:value="0.00402756884668839" calcext:value-type="float">
            <text:p>0.0040275688</text:p>
          </table:table-cell>
          <table:table-cell table:formula="of:=SQRT(([.H185]/[.F185])^2+([.I185]/[.G185])^2)/3" office:value-type="float" office:value="0.0032327159709923" calcext:value-type="float">
            <text:p>0.003232716</text:p>
          </table:table-cell>
          <table:table-cell/>
          <table:table-cell table:formula="of:=[.A185]" office:value-type="float" office:value="1.46" calcext:value-type="float">
            <text:p>1.46</text:p>
          </table:table-cell>
          <table:table-cell table:formula="of:=[.B185]" office:value-type="float" office:value="0.283947154668515" calcext:value-type="float">
            <text:p>0.2839471547</text:p>
          </table:table-cell>
          <table:table-cell office:value-type="float" office:value="0" calcext:value-type="float">
            <text:p>0</text:p>
          </table:table-cell>
          <table:table-cell table:formula="of:=[.J185]" office:value-type="float" office:value="0.0032327159709923" calcext:value-type="float">
            <text:p>0.003232716</text:p>
          </table:table-cell>
          <table:table-cell/>
          <table:table-cell office:value-type="float" office:value="1.46" calcext:value-type="float">
            <text:p>1.46</text:p>
          </table:table-cell>
          <table:table-cell table:formula="of:=LN([.S185]/[.T185])/3" office:value-type="float" office:value="0.350556667800168" calcext:value-type="float">
            <text:p>0.3505566678</text:p>
          </table:table-cell>
          <table:table-cell office:value-type="float" office:value="9363" calcext:value-type="float">
            <text:p>9363</text:p>
          </table:table-cell>
          <table:table-cell office:value-type="float" office:value="3271" calcext:value-type="float">
            <text:p>3271</text:p>
          </table:table-cell>
          <table:table-cell/>
          <table:table-cell table:formula="of:=[.S185]/15000" office:value-type="float" office:value="0.6242" calcext:value-type="float">
            <text:p>0.6242</text:p>
          </table:table-cell>
          <table:table-cell table:formula="of:=[.T185]/15000" office:value-type="float" office:value="0.218066666666667" calcext:value-type="float">
            <text:p>0.2180666667</text:p>
          </table:table-cell>
          <table:table-cell table:formula="of:=SQRT([.V185]*(1-[.V185])/15000)" office:value-type="float" office:value="0.00395452786899608" calcext:value-type="float">
            <text:p>0.0039545279</text:p>
          </table:table-cell>
          <table:table-cell table:formula="of:=SQRT([.W185]*(1-[.W185])/15000)" office:value-type="float" office:value="0.00337158316478135" calcext:value-type="float">
            <text:p>0.0033715832</text:p>
          </table:table-cell>
          <table:table-cell table:formula="of:=SQRT(([.X185]/[.V185])^2+([.Y185]/[.W185])^2)/3" office:value-type="float" office:value="0.00556962942910753" calcext:value-type="float">
            <text:p>0.0055696294</text:p>
          </table:table-cell>
          <table:table-cell/>
          <table:table-cell table:formula="of:=[.Q185]" office:value-type="float" office:value="1.46" calcext:value-type="float">
            <text:p>1.46</text:p>
          </table:table-cell>
          <table:table-cell table:formula="of:=[.R185]" office:value-type="float" office:value="0.350556667800168" calcext:value-type="float">
            <text:p>0.3505566678</text:p>
          </table:table-cell>
          <table:table-cell office:value-type="float" office:value="0" calcext:value-type="float">
            <text:p>0</text:p>
          </table:table-cell>
          <table:table-cell table:formula="of:=[.Z185]" office:value-type="float" office:value="0.00556962942910753" calcext:value-type="float">
            <text:p>0.005569629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LN([.C186]/[.D186])/3" office:value-type="float" office:value="0.323093058131726" calcext:value-type="float">
            <text:p>0.3230930581</text:p>
          </table:table-cell>
          <table:table-cell office:value-type="float" office:value="14978" calcext:value-type="float">
            <text:p>14978</text:p>
          </table:table-cell>
          <table:table-cell office:value-type="float" office:value="5682" calcext:value-type="float">
            <text:p>5682</text:p>
          </table:table-cell>
          <table:table-cell/>
          <table:table-cell table:formula="of:=[.C186]/15000" office:value-type="float" office:value="0.998533333333333" calcext:value-type="float">
            <text:p>0.9985333333</text:p>
          </table:table-cell>
          <table:table-cell table:formula="of:=[.D186]/15000" office:value-type="float" office:value="0.3788" calcext:value-type="float">
            <text:p>0.3788</text:p>
          </table:table-cell>
          <table:table-cell table:formula="of:=SQRT([.F186]*(1-[.F186])/15000)" office:value-type="float" office:value="0.000312464990631538" calcext:value-type="float">
            <text:p>0.000312465</text:p>
          </table:table-cell>
          <table:table-cell table:formula="of:=SQRT([.G186]*(1-[.G186])/15000)" office:value-type="float" office:value="0.00396072855250984" calcext:value-type="float">
            <text:p>0.0039607286</text:p>
          </table:table-cell>
          <table:table-cell table:formula="of:=SQRT(([.H186]/[.F186])^2+([.I186]/[.G186])^2)/3" office:value-type="float" office:value="0.00348689009655972" calcext:value-type="float">
            <text:p>0.0034868901</text:p>
          </table:table-cell>
          <table:table-cell/>
          <table:table-cell table:formula="of:=[.A186]" office:value-type="float" office:value="1.96" calcext:value-type="float">
            <text:p>1.96</text:p>
          </table:table-cell>
          <table:table-cell table:formula="of:=[.B186]" office:value-type="float" office:value="0.323093058131726" calcext:value-type="float">
            <text:p>0.3230930581</text:p>
          </table:table-cell>
          <table:table-cell office:value-type="float" office:value="0" calcext:value-type="float">
            <text:p>0</text:p>
          </table:table-cell>
          <table:table-cell table:formula="of:=[.J186]" office:value-type="float" office:value="0.00348689009655972" calcext:value-type="float">
            <text:p>0.0034868901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LN([.S186]/[.T186])/3" office:value-type="float" office:value="0.357959244429233" calcext:value-type="float">
            <text:p>0.3579592444</text:p>
          </table:table-cell>
          <table:table-cell office:value-type="float" office:value="9304" calcext:value-type="float">
            <text:p>9304</text:p>
          </table:table-cell>
          <table:table-cell office:value-type="float" office:value="3179" calcext:value-type="float">
            <text:p>3179</text:p>
          </table:table-cell>
          <table:table-cell/>
          <table:table-cell table:formula="of:=[.S186]/15000" office:value-type="float" office:value="0.620266666666667" calcext:value-type="float">
            <text:p>0.6202666667</text:p>
          </table:table-cell>
          <table:table-cell table:formula="of:=[.T186]/15000" office:value-type="float" office:value="0.211933333333333" calcext:value-type="float">
            <text:p>0.2119333333</text:p>
          </table:table-cell>
          <table:table-cell table:formula="of:=SQRT([.V186]*(1-[.V186])/15000)" office:value-type="float" office:value="0.00396262479415592" calcext:value-type="float">
            <text:p>0.0039626248</text:p>
          </table:table-cell>
          <table:table-cell table:formula="of:=SQRT([.W186]*(1-[.W186])/15000)" office:value-type="float" office:value="0.00333684077689817" calcext:value-type="float">
            <text:p>0.0033368408</text:p>
          </table:table-cell>
          <table:table-cell table:formula="of:=SQRT(([.X186]/[.V186])^2+([.Y186]/[.W186])^2)/3" office:value-type="float" office:value="0.00566383898619811" calcext:value-type="float">
            <text:p>0.005663839</text:p>
          </table:table-cell>
          <table:table-cell/>
          <table:table-cell table:formula="of:=[.Q186]" office:value-type="float" office:value="1.96" calcext:value-type="float">
            <text:p>1.96</text:p>
          </table:table-cell>
          <table:table-cell table:formula="of:=[.R186]" office:value-type="float" office:value="0.357959244429233" calcext:value-type="float">
            <text:p>0.3579592444</text:p>
          </table:table-cell>
          <table:table-cell office:value-type="float" office:value="0" calcext:value-type="float">
            <text:p>0</text:p>
          </table:table-cell>
          <table:table-cell table:formula="of:=[.Z186]" office:value-type="float" office:value="0.00566383898619811" calcext:value-type="float">
            <text:p>0.00566383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formula="of:=LN([.C187]/[.D187])/3" office:value-type="float" office:value="0.342171212780184" calcext:value-type="float">
            <text:p>0.3421712128</text:p>
          </table:table-cell>
          <table:table-cell office:value-type="float" office:value="14981" calcext:value-type="float">
            <text:p>14981</text:p>
          </table:table-cell>
          <table:table-cell office:value-type="float" office:value="5367" calcext:value-type="float">
            <text:p>5367</text:p>
          </table:table-cell>
          <table:table-cell/>
          <table:table-cell table:formula="of:=[.C187]/15000" office:value-type="float" office:value="0.998733333333333" calcext:value-type="float">
            <text:p>0.9987333333</text:p>
          </table:table-cell>
          <table:table-cell table:formula="of:=[.D187]/15000" office:value-type="float" office:value="0.3578" calcext:value-type="float">
            <text:p>0.3578</text:p>
          </table:table-cell>
          <table:table-cell table:formula="of:=SQRT([.F187]*(1-[.F187])/15000)" office:value-type="float" office:value="0.000290409162185837" calcext:value-type="float">
            <text:p>0.0002904092</text:p>
          </table:table-cell>
          <table:table-cell table:formula="of:=SQRT([.G187]*(1-[.G187])/15000)" office:value-type="float" office:value="0.00391389967508962" calcext:value-type="float">
            <text:p>0.0039138997</text:p>
          </table:table-cell>
          <table:table-cell table:formula="of:=SQRT(([.H187]/[.F187])^2+([.I187]/[.G187])^2)/3" office:value-type="float" office:value="0.00364755192932893" calcext:value-type="float">
            <text:p>0.0036475519</text:p>
          </table:table-cell>
          <table:table-cell/>
          <table:table-cell table:formula="of:=[.A187]" office:value-type="float" office:value="2.46" calcext:value-type="float">
            <text:p>2.46</text:p>
          </table:table-cell>
          <table:table-cell table:formula="of:=[.B187]" office:value-type="float" office:value="0.342171212780184" calcext:value-type="float">
            <text:p>0.3421712128</text:p>
          </table:table-cell>
          <table:table-cell office:value-type="float" office:value="0" calcext:value-type="float">
            <text:p>0</text:p>
          </table:table-cell>
          <table:table-cell table:formula="of:=[.J187]" office:value-type="float" office:value="0.00364755192932893" calcext:value-type="float">
            <text:p>0.0036475519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LN([.S187]/[.T187])/3" office:value-type="float" office:value="0.357470594816663" calcext:value-type="float">
            <text:p>0.3574705948</text:p>
          </table:table-cell>
          <table:table-cell office:value-type="float" office:value="9229" calcext:value-type="float">
            <text:p>9229</text:p>
          </table:table-cell>
          <table:table-cell office:value-type="float" office:value="3158" calcext:value-type="float">
            <text:p>3158</text:p>
          </table:table-cell>
          <table:table-cell/>
          <table:table-cell table:formula="of:=[.S187]/15000" office:value-type="float" office:value="0.615266666666667" calcext:value-type="float">
            <text:p>0.6152666667</text:p>
          </table:table-cell>
          <table:table-cell table:formula="of:=[.T187]/15000" office:value-type="float" office:value="0.210533333333333" calcext:value-type="float">
            <text:p>0.2105333333</text:p>
          </table:table-cell>
          <table:table-cell table:formula="of:=SQRT([.V187]*(1-[.V187])/15000)" office:value-type="float" office:value="0.00397251889490413" calcext:value-type="float">
            <text:p>0.0039725189</text:p>
          </table:table-cell>
          <table:table-cell table:formula="of:=SQRT([.W187]*(1-[.W187])/15000)" office:value-type="float" office:value="0.00332875401002526" calcext:value-type="float">
            <text:p>0.003328754</text:p>
          </table:table-cell>
          <table:table-cell table:formula="of:=SQRT(([.X187]/[.V187])^2+([.Y187]/[.W187])^2)/3" office:value-type="float" office:value="0.00569285009007252" calcext:value-type="float">
            <text:p>0.0056928501</text:p>
          </table:table-cell>
          <table:table-cell/>
          <table:table-cell table:formula="of:=[.Q187]" office:value-type="float" office:value="2.46" calcext:value-type="float">
            <text:p>2.46</text:p>
          </table:table-cell>
          <table:table-cell table:formula="of:=[.R187]" office:value-type="float" office:value="0.357470594816663" calcext:value-type="float">
            <text:p>0.3574705948</text:p>
          </table:table-cell>
          <table:table-cell office:value-type="float" office:value="0" calcext:value-type="float">
            <text:p>0</text:p>
          </table:table-cell>
          <table:table-cell table:formula="of:=[.Z187]" office:value-type="float" office:value="0.00569285009007252" calcext:value-type="float">
            <text:p>0.005692850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table:formula="of:=LN([.C188]/[.D188])/3" office:value-type="float" office:value="0.35022361294761" calcext:value-type="float">
            <text:p>0.3502236129</text:p>
          </table:table-cell>
          <table:table-cell office:value-type="float" office:value="14987" calcext:value-type="float">
            <text:p>14987</text:p>
          </table:table-cell>
          <table:table-cell office:value-type="float" office:value="5241" calcext:value-type="float">
            <text:p>5241</text:p>
          </table:table-cell>
          <table:table-cell/>
          <table:table-cell table:formula="of:=[.C188]/15000" office:value-type="float" office:value="0.999133333333333" calcext:value-type="float">
            <text:p>0.9991333333</text:p>
          </table:table-cell>
          <table:table-cell table:formula="of:=[.D188]/15000" office:value-type="float" office:value="0.3494" calcext:value-type="float">
            <text:p>0.3494</text:p>
          </table:table-cell>
          <table:table-cell table:formula="of:=SQRT([.F188]*(1-[.F188])/15000)" office:value-type="float" office:value="0.00024026590208289" calcext:value-type="float">
            <text:p>0.0002402659</text:p>
          </table:table-cell>
          <table:table-cell table:formula="of:=SQRT([.G188]*(1-[.G188])/15000)" office:value-type="float" office:value="0.00389289643667368" calcext:value-type="float">
            <text:p>0.0038928964</text:p>
          </table:table-cell>
          <table:table-cell table:formula="of:=SQRT(([.H188]/[.F188])^2+([.I188]/[.G188])^2)/3" office:value-type="float" office:value="0.00371475201871714" calcext:value-type="float">
            <text:p>0.003714752</text:p>
          </table:table-cell>
          <table:table-cell/>
          <table:table-cell table:formula="of:=[.A188]" office:value-type="float" office:value="2.96" calcext:value-type="float">
            <text:p>2.96</text:p>
          </table:table-cell>
          <table:table-cell table:formula="of:=[.B188]" office:value-type="float" office:value="0.35022361294761" calcext:value-type="float">
            <text:p>0.3502236129</text:p>
          </table:table-cell>
          <table:table-cell office:value-type="float" office:value="0" calcext:value-type="float">
            <text:p>0</text:p>
          </table:table-cell>
          <table:table-cell table:formula="of:=[.J188]" office:value-type="float" office:value="0.00371475201871714" calcext:value-type="float">
            <text:p>0.003714752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LN([.S188]/[.T188])/3" office:value-type="float" office:value="0.356577103494052" calcext:value-type="float">
            <text:p>0.3565771035</text:p>
          </table:table-cell>
          <table:table-cell office:value-type="float" office:value="9385" calcext:value-type="float">
            <text:p>9385</text:p>
          </table:table-cell>
          <table:table-cell office:value-type="float" office:value="3220" calcext:value-type="float">
            <text:p>3220</text:p>
          </table:table-cell>
          <table:table-cell/>
          <table:table-cell table:formula="of:=[.S188]/15000" office:value-type="float" office:value="0.625666666666667" calcext:value-type="float">
            <text:p>0.6256666667</text:p>
          </table:table-cell>
          <table:table-cell table:formula="of:=[.T188]/15000" office:value-type="float" office:value="0.214666666666667" calcext:value-type="float">
            <text:p>0.2146666667</text:p>
          </table:table-cell>
          <table:table-cell table:formula="of:=SQRT([.V188]*(1-[.V188])/15000)" office:value-type="float" office:value="0.00395143761930506" calcext:value-type="float">
            <text:p>0.0039514376</text:p>
          </table:table-cell>
          <table:table-cell table:formula="of:=SQRT([.W188]*(1-[.W188])/15000)" office:value-type="float" office:value="0.00335246067726269" calcext:value-type="float">
            <text:p>0.0033524607</text:p>
          </table:table-cell>
          <table:table-cell table:formula="of:=SQRT(([.X188]/[.V188])^2+([.Y188]/[.W188])^2)/3" office:value-type="float" office:value="0.0056152439642299" calcext:value-type="float">
            <text:p>0.005615244</text:p>
          </table:table-cell>
          <table:table-cell/>
          <table:table-cell table:formula="of:=[.Q188]" office:value-type="float" office:value="2.96" calcext:value-type="float">
            <text:p>2.96</text:p>
          </table:table-cell>
          <table:table-cell table:formula="of:=[.R188]" office:value-type="float" office:value="0.356577103494052" calcext:value-type="float">
            <text:p>0.3565771035</text:p>
          </table:table-cell>
          <table:table-cell office:value-type="float" office:value="0" calcext:value-type="float">
            <text:p>0</text:p>
          </table:table-cell>
          <table:table-cell table:formula="of:=[.Z188]" office:value-type="float" office:value="0.0056152439642299" calcext:value-type="float">
            <text:p>0.005615244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LN([.C189]/[.D189])/3" office:value-type="float" office:value="0.356598800352872" calcext:value-type="float">
            <text:p>0.3565988004</text:p>
          </table:table-cell>
          <table:table-cell office:value-type="float" office:value="14982" calcext:value-type="float">
            <text:p>14982</text:p>
          </table:table-cell>
          <table:table-cell office:value-type="float" office:value="5140" calcext:value-type="float">
            <text:p>5140</text:p>
          </table:table-cell>
          <table:table-cell/>
          <table:table-cell table:formula="of:=[.C189]/15000" office:value-type="float" office:value="0.9988" calcext:value-type="float">
            <text:p>0.9988</text:p>
          </table:table-cell>
          <table:table-cell table:formula="of:=[.D189]/15000" office:value-type="float" office:value="0.342666666666667" calcext:value-type="float">
            <text:p>0.3426666667</text:p>
          </table:table-cell>
          <table:table-cell table:formula="of:=SQRT([.F189]*(1-[.F189])/15000)" office:value-type="float" office:value="0.000282672955904874" calcext:value-type="float">
            <text:p>0.000282673</text:p>
          </table:table-cell>
          <table:table-cell table:formula="of:=SQRT([.G189]*(1-[.G189])/15000)" office:value-type="float" office:value="0.00387510191024892" calcext:value-type="float">
            <text:p>0.0038751019</text:p>
          </table:table-cell>
          <table:table-cell table:formula="of:=SQRT(([.H189]/[.F189])^2+([.I189]/[.G189])^2)/3" office:value-type="float" office:value="0.00377073465626397" calcext:value-type="float">
            <text:p>0.0037707347</text:p>
          </table:table-cell>
          <table:table-cell/>
          <table:table-cell table:formula="of:=[.A189]" office:value-type="float" office:value="3.46" calcext:value-type="float">
            <text:p>3.46</text:p>
          </table:table-cell>
          <table:table-cell table:formula="of:=[.B189]" office:value-type="float" office:value="0.356598800352872" calcext:value-type="float">
            <text:p>0.3565988004</text:p>
          </table:table-cell>
          <table:table-cell office:value-type="float" office:value="0" calcext:value-type="float">
            <text:p>0</text:p>
          </table:table-cell>
          <table:table-cell table:formula="of:=[.J189]" office:value-type="float" office:value="0.00377073465626397" calcext:value-type="float">
            <text:p>0.0037707347</text:p>
          </table:table-cell>
          <table:table-cell/>
          <table:table-cell office:value-type="float" office:value="3.46" calcext:value-type="float">
            <text:p>3.46</text:p>
          </table:table-cell>
          <table:table-cell table:formula="of:=LN([.S189]/[.T189])/3" office:value-type="float" office:value="0.361012805861447" calcext:value-type="float">
            <text:p>0.3610128059</text:p>
          </table:table-cell>
          <table:table-cell office:value-type="float" office:value="9493" calcext:value-type="float">
            <text:p>9493</text:p>
          </table:table-cell>
          <table:table-cell office:value-type="float" office:value="3214" calcext:value-type="float">
            <text:p>3214</text:p>
          </table:table-cell>
          <table:table-cell/>
          <table:table-cell table:formula="of:=[.S189]/15000" office:value-type="float" office:value="0.632866666666667" calcext:value-type="float">
            <text:p>0.6328666667</text:p>
          </table:table-cell>
          <table:table-cell table:formula="of:=[.T189]/15000" office:value-type="float" office:value="0.214266666666667" calcext:value-type="float">
            <text:p>0.2142666667</text:p>
          </table:table-cell>
          <table:table-cell table:formula="of:=SQRT([.V189]*(1-[.V189])/15000)" office:value-type="float" office:value="0.00393570365490839" calcext:value-type="float">
            <text:p>0.0039357037</text:p>
          </table:table-cell>
          <table:table-cell table:formula="of:=SQRT([.W189]*(1-[.W189])/15000)" office:value-type="float" office:value="0.00335018867351499" calcext:value-type="float">
            <text:p>0.0033501887</text:p>
          </table:table-cell>
          <table:table-cell table:formula="of:=SQRT(([.X189]/[.V189])^2+([.Y189]/[.W189])^2)/3" office:value-type="float" office:value="0.00560898299329926" calcext:value-type="float">
            <text:p>0.005608983</text:p>
          </table:table-cell>
          <table:table-cell/>
          <table:table-cell table:formula="of:=[.Q189]" office:value-type="float" office:value="3.46" calcext:value-type="float">
            <text:p>3.46</text:p>
          </table:table-cell>
          <table:table-cell table:formula="of:=[.R189]" office:value-type="float" office:value="0.361012805861447" calcext:value-type="float">
            <text:p>0.3610128059</text:p>
          </table:table-cell>
          <table:table-cell office:value-type="float" office:value="0" calcext:value-type="float">
            <text:p>0</text:p>
          </table:table-cell>
          <table:table-cell table:formula="of:=[.Z189]" office:value-type="float" office:value="0.00560898299329926" calcext:value-type="float">
            <text:p>0.00560898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formula="of:=LN([.C190]/[.D190])/3" office:value-type="float" office:value="0.359616310062202" calcext:value-type="float">
            <text:p>0.3596163101</text:p>
          </table:table-cell>
          <table:table-cell office:value-type="float" office:value="14980" calcext:value-type="float">
            <text:p>14980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90]/15000" office:value-type="float" office:value="0.998666666666667" calcext:value-type="float">
            <text:p>0.9986666667</text:p>
          </table:table-cell>
          <table:table-cell table:formula="of:=[.D190]/15000" office:value-type="float" office:value="0.339533333333333" calcext:value-type="float">
            <text:p>0.3395333333</text:p>
          </table:table-cell>
          <table:table-cell table:formula="of:=SQRT([.F190]*(1-[.F190])/15000)" office:value-type="float" office:value="0.000297943569103896" calcext:value-type="float">
            <text:p>0.0002979436</text:p>
          </table:table-cell>
          <table:table-cell table:formula="of:=SQRT([.G190]*(1-[.G190])/15000)" office:value-type="float" office:value="0.00386652685570991" calcext:value-type="float">
            <text:p>0.0038665269</text:p>
          </table:table-cell>
          <table:table-cell table:formula="of:=SQRT(([.H190]/[.F190])^2+([.I190]/[.G190])^2)/3" office:value-type="float" office:value="0.00379722514810092" calcext:value-type="float">
            <text:p>0.0037972251</text:p>
          </table:table-cell>
          <table:table-cell/>
          <table:table-cell table:formula="of:=[.A190]" office:value-type="float" office:value="3.96" calcext:value-type="float">
            <text:p>3.96</text:p>
          </table:table-cell>
          <table:table-cell table:formula="of:=[.B190]" office:value-type="float" office:value="0.359616310062202" calcext:value-type="float">
            <text:p>0.3596163101</text:p>
          </table:table-cell>
          <table:table-cell office:value-type="float" office:value="0" calcext:value-type="float">
            <text:p>0</text:p>
          </table:table-cell>
          <table:table-cell table:formula="of:=[.J190]" office:value-type="float" office:value="0.00379722514810092" calcext:value-type="float">
            <text:p>0.0037972251</text:p>
          </table:table-cell>
          <table:table-cell/>
          <table:table-cell office:value-type="float" office:value="3.96" calcext:value-type="float">
            <text:p>3.96</text:p>
          </table:table-cell>
          <table:table-cell table:formula="of:=LN([.S190]/[.T190])/3" office:value-type="float" office:value="0.349395567059546" calcext:value-type="float">
            <text:p>0.3493955671</text:p>
          </table:table-cell>
          <table:table-cell office:value-type="float" office:value="9339" calcext:value-type="float">
            <text:p>9339</text:p>
          </table:table-cell>
          <table:table-cell office:value-type="float" office:value="3274" calcext:value-type="float">
            <text:p>3274</text:p>
          </table:table-cell>
          <table:table-cell/>
          <table:table-cell table:formula="of:=[.S190]/15000" office:value-type="float" office:value="0.6226" calcext:value-type="float">
            <text:p>0.6226</text:p>
          </table:table-cell>
          <table:table-cell table:formula="of:=[.T190]/15000" office:value-type="float" office:value="0.218266666666667" calcext:value-type="float">
            <text:p>0.2182666667</text:p>
          </table:table-cell>
          <table:table-cell table:formula="of:=SQRT([.V190]*(1-[.V190])/15000)" office:value-type="float" office:value="0.0039578549746043" calcext:value-type="float">
            <text:p>0.003957855</text:p>
          </table:table-cell>
          <table:table-cell table:formula="of:=SQRT([.W190]*(1-[.W190])/15000)" office:value-type="float" office:value="0.00337269752462218" calcext:value-type="float">
            <text:p>0.0033726975</text:p>
          </table:table-cell>
          <table:table-cell table:formula="of:=SQRT(([.X190]/[.V190])^2+([.Y190]/[.W190])^2)/3" office:value-type="float" office:value="0.00556957296236608" calcext:value-type="float">
            <text:p>0.005569573</text:p>
          </table:table-cell>
          <table:table-cell/>
          <table:table-cell table:formula="of:=[.Q190]" office:value-type="float" office:value="3.96" calcext:value-type="float">
            <text:p>3.96</text:p>
          </table:table-cell>
          <table:table-cell table:formula="of:=[.R190]" office:value-type="float" office:value="0.349395567059546" calcext:value-type="float">
            <text:p>0.3493955671</text:p>
          </table:table-cell>
          <table:table-cell office:value-type="float" office:value="0" calcext:value-type="float">
            <text:p>0</text:p>
          </table:table-cell>
          <table:table-cell table:formula="of:=[.Z190]" office:value-type="float" office:value="0.00556957296236608" calcext:value-type="float">
            <text:p>0.00556957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table:formula="of:=LN([.C191]/[.D191])/3" office:value-type="float" office:value="0.368370418767166" calcext:value-type="float">
            <text:p>0.3683704188</text:p>
          </table:table-cell>
          <table:table-cell office:value-type="float" office:value="14974" calcext:value-type="float">
            <text:p>14974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91]/15000" office:value-type="float" office:value="0.998266666666667" calcext:value-type="float">
            <text:p>0.9982666667</text:p>
          </table:table-cell>
          <table:table-cell table:formula="of:=[.D191]/15000" office:value-type="float" office:value="0.3306" calcext:value-type="float">
            <text:p>0.3306</text:p>
          </table:table-cell>
          <table:table-cell table:formula="of:=SQRT([.F191]*(1-[.F191])/15000)" office:value-type="float" office:value="0.000339639896448078" calcext:value-type="float">
            <text:p>0.0003396399</text:p>
          </table:table-cell>
          <table:table-cell table:formula="of:=SQRT([.G191]*(1-[.G191])/15000)" office:value-type="float" office:value="0.00384103840126599" calcext:value-type="float">
            <text:p>0.0038410384</text:p>
          </table:table-cell>
          <table:table-cell table:formula="of:=SQRT(([.H191]/[.F191])^2+([.I191]/[.G191])^2)/3" office:value-type="float" office:value="0.00387445549892409" calcext:value-type="float">
            <text:p>0.0038744555</text:p>
          </table:table-cell>
          <table:table-cell/>
          <table:table-cell table:formula="of:=[.A191]" office:value-type="float" office:value="4.46" calcext:value-type="float">
            <text:p>4.46</text:p>
          </table:table-cell>
          <table:table-cell table:formula="of:=[.B191]" office:value-type="float" office:value="0.368370418767166" calcext:value-type="float">
            <text:p>0.3683704188</text:p>
          </table:table-cell>
          <table:table-cell office:value-type="float" office:value="0" calcext:value-type="float">
            <text:p>0</text:p>
          </table:table-cell>
          <table:table-cell table:formula="of:=[.J191]" office:value-type="float" office:value="0.00387445549892409" calcext:value-type="float">
            <text:p>0.0038744555</text:p>
          </table:table-cell>
          <table:table-cell/>
          <table:table-cell office:value-type="float" office:value="4.46" calcext:value-type="float">
            <text:p>4.46</text:p>
          </table:table-cell>
          <table:table-cell table:formula="of:=LN([.S191]/[.T191])/3" office:value-type="float" office:value="0.366450605486839" calcext:value-type="float">
            <text:p>0.3664506055</text:p>
          </table:table-cell>
          <table:table-cell office:value-type="float" office:value="9469" calcext:value-type="float">
            <text:p>9469</text:p>
          </table:table-cell>
          <table:table-cell office:value-type="float" office:value="3154" calcext:value-type="float">
            <text:p>3154</text:p>
          </table:table-cell>
          <table:table-cell/>
          <table:table-cell table:formula="of:=[.S191]/15000" office:value-type="float" office:value="0.631266666666667" calcext:value-type="float">
            <text:p>0.6312666667</text:p>
          </table:table-cell>
          <table:table-cell table:formula="of:=[.T191]/15000" office:value-type="float" office:value="0.210266666666667" calcext:value-type="float">
            <text:p>0.2102666667</text:p>
          </table:table-cell>
          <table:table-cell table:formula="of:=SQRT([.V191]*(1-[.V191])/15000)" office:value-type="float" office:value="0.00393928134073735" calcext:value-type="float">
            <text:p>0.0039392813</text:p>
          </table:table-cell>
          <table:table-cell table:formula="of:=SQRT([.W191]*(1-[.W191])/15000)" office:value-type="float" office:value="0.00332720699241426" calcext:value-type="float">
            <text:p>0.003327207</text:p>
          </table:table-cell>
          <table:table-cell table:formula="of:=SQRT(([.X191]/[.V191])^2+([.Y191]/[.W191])^2)/3" office:value-type="float" office:value="0.00566992204434906" calcext:value-type="float">
            <text:p>0.005669922</text:p>
          </table:table-cell>
          <table:table-cell/>
          <table:table-cell table:formula="of:=[.Q191]" office:value-type="float" office:value="4.46" calcext:value-type="float">
            <text:p>4.46</text:p>
          </table:table-cell>
          <table:table-cell table:formula="of:=[.R191]" office:value-type="float" office:value="0.366450605486839" calcext:value-type="float">
            <text:p>0.3664506055</text:p>
          </table:table-cell>
          <table:table-cell office:value-type="float" office:value="0" calcext:value-type="float">
            <text:p>0</text:p>
          </table:table-cell>
          <table:table-cell table:formula="of:=[.Z191]" office:value-type="float" office:value="0.00566992204434906" calcext:value-type="float">
            <text:p>0.00566992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table:formula="of:=LN([.C192]/[.D192])/3" office:value-type="float" office:value="0.380730277244165" calcext:value-type="float">
            <text:p>0.3807302772</text:p>
          </table:table-cell>
          <table:table-cell office:value-type="float" office:value="14985" calcext:value-type="float">
            <text:p>14985</text:p>
          </table:table-cell>
          <table:table-cell office:value-type="float" office:value="4782" calcext:value-type="float">
            <text:p>4782</text:p>
          </table:table-cell>
          <table:table-cell/>
          <table:table-cell table:formula="of:=[.C192]/15000" office:value-type="float" office:value="0.999" calcext:value-type="float">
            <text:p>0.999</text:p>
          </table:table-cell>
          <table:table-cell table:formula="of:=[.D192]/15000" office:value-type="float" office:value="0.3188" calcext:value-type="float">
            <text:p>0.3188</text:p>
          </table:table-cell>
          <table:table-cell table:formula="of:=SQRT([.F192]*(1-[.F192])/15000)" office:value-type="float" office:value="0.000258069758011279" calcext:value-type="float">
            <text:p>0.0002580698</text:p>
          </table:table-cell>
          <table:table-cell table:formula="of:=SQRT([.G192]*(1-[.G192])/15000)" office:value-type="float" office:value="0.00380496657891586" calcext:value-type="float">
            <text:p>0.0038049666</text:p>
          </table:table-cell>
          <table:table-cell table:formula="of:=SQRT(([.H192]/[.F192])^2+([.I192]/[.G192])^2)/3" office:value-type="float" office:value="0.00397935772011731" calcext:value-type="float">
            <text:p>0.0039793577</text:p>
          </table:table-cell>
          <table:table-cell/>
          <table:table-cell table:formula="of:=[.A192]" office:value-type="float" office:value="4.96" calcext:value-type="float">
            <text:p>4.96</text:p>
          </table:table-cell>
          <table:table-cell table:formula="of:=[.B192]" office:value-type="float" office:value="0.380730277244165" calcext:value-type="float">
            <text:p>0.3807302772</text:p>
          </table:table-cell>
          <table:table-cell office:value-type="float" office:value="0" calcext:value-type="float">
            <text:p>0</text:p>
          </table:table-cell>
          <table:table-cell table:formula="of:=[.J192]" office:value-type="float" office:value="0.00397935772011731" calcext:value-type="float">
            <text:p>0.0039793577</text:p>
          </table:table-cell>
          <table:table-cell/>
          <table:table-cell office:value-type="float" office:value="4.96" calcext:value-type="float">
            <text:p>4.96</text:p>
          </table:table-cell>
          <table:table-cell table:formula="of:=LN([.S192]/[.T192])/3" office:value-type="float" office:value="0.368083833785545" calcext:value-type="float">
            <text:p>0.3680838338</text:p>
          </table:table-cell>
          <table:table-cell office:value-type="float" office:value="9425" calcext:value-type="float">
            <text:p>9425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[.S192]/15000" office:value-type="float" office:value="0.628333333333333" calcext:value-type="float">
            <text:p>0.6283333333</text:p>
          </table:table-cell>
          <table:table-cell table:formula="of:=[.T192]/15000" office:value-type="float" office:value="0.208266666666667" calcext:value-type="float">
            <text:p>0.2082666667</text:p>
          </table:table-cell>
          <table:table-cell table:formula="of:=SQRT([.V192]*(1-[.V192])/15000)" office:value-type="float" office:value="0.00394571966866676" calcext:value-type="float">
            <text:p>0.0039457197</text:p>
          </table:table-cell>
          <table:table-cell table:formula="of:=SQRT([.W192]*(1-[.W192])/15000)" office:value-type="float" office:value="0.00331553577593147" calcext:value-type="float">
            <text:p>0.0033155358</text:p>
          </table:table-cell>
          <table:table-cell table:formula="of:=SQRT(([.X192]/[.V192])^2+([.Y192]/[.W192])^2)/3" office:value-type="float" office:value="0.0057044806482967" calcext:value-type="float">
            <text:p>0.0057044806</text:p>
          </table:table-cell>
          <table:table-cell/>
          <table:table-cell table:formula="of:=[.Q192]" office:value-type="float" office:value="4.96" calcext:value-type="float">
            <text:p>4.96</text:p>
          </table:table-cell>
          <table:table-cell table:formula="of:=[.R192]" office:value-type="float" office:value="0.368083833785545" calcext:value-type="float">
            <text:p>0.3680838338</text:p>
          </table:table-cell>
          <table:table-cell office:value-type="float" office:value="0" calcext:value-type="float">
            <text:p>0</text:p>
          </table:table-cell>
          <table:table-cell table:formula="of:=[.Z192]" office:value-type="float" office:value="0.0057044806482967" calcext:value-type="float">
            <text:p>0.005704480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table:formula="of:=LN([.C193]/[.D193])/3" office:value-type="float" office:value="0.376503018413532" calcext:value-type="float">
            <text:p>0.3765030184</text:p>
          </table:table-cell>
          <table:table-cell office:value-type="float" office:value="14988" calcext:value-type="float">
            <text:p>14988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[.C193]/15000" office:value-type="float" office:value="0.9992" calcext:value-type="float">
            <text:p>0.9992</text:p>
          </table:table-cell>
          <table:table-cell table:formula="of:=[.D193]/15000" office:value-type="float" office:value="0.322933333333333" calcext:value-type="float">
            <text:p>0.3229333333</text:p>
          </table:table-cell>
          <table:table-cell table:formula="of:=SQRT([.F193]*(1-[.F193])/15000)" office:value-type="float" office:value="0.000230847713150181" calcext:value-type="float">
            <text:p>0.0002308477</text:p>
          </table:table-cell>
          <table:table-cell table:formula="of:=SQRT([.G193]*(1-[.G193])/15000)" office:value-type="float" office:value="0.00381791736906878" calcext:value-type="float">
            <text:p>0.0038179174</text:p>
          </table:table-cell>
          <table:table-cell table:formula="of:=SQRT(([.H193]/[.F193])^2+([.I193]/[.G193])^2)/3" office:value-type="float" office:value="0.00394162497868778" calcext:value-type="float">
            <text:p>0.003941625</text:p>
          </table:table-cell>
          <table:table-cell/>
          <table:table-cell table:formula="of:=[.A193]" office:value-type="float" office:value="5.46" calcext:value-type="float">
            <text:p>5.46</text:p>
          </table:table-cell>
          <table:table-cell table:formula="of:=[.B193]" office:value-type="float" office:value="0.376503018413532" calcext:value-type="float">
            <text:p>0.3765030184</text:p>
          </table:table-cell>
          <table:table-cell office:value-type="float" office:value="0" calcext:value-type="float">
            <text:p>0</text:p>
          </table:table-cell>
          <table:table-cell table:formula="of:=[.J193]" office:value-type="float" office:value="0.00394162497868778" calcext:value-type="float">
            <text:p>0.003941625</text:p>
          </table:table-cell>
          <table:table-cell/>
          <table:table-cell office:value-type="float" office:value="5.46" calcext:value-type="float">
            <text:p>5.46</text:p>
          </table:table-cell>
          <table:table-cell table:formula="of:=LN([.S193]/[.T193])/3" office:value-type="float" office:value="0.352669510099007" calcext:value-type="float">
            <text:p>0.3526695101</text:p>
          </table:table-cell>
          <table:table-cell office:value-type="float" office:value="9532" calcext:value-type="float">
            <text:p>9532</text:p>
          </table:table-cell>
          <table:table-cell office:value-type="float" office:value="3309" calcext:value-type="float">
            <text:p>3309</text:p>
          </table:table-cell>
          <table:table-cell/>
          <table:table-cell table:formula="of:=[.S193]/15000" office:value-type="float" office:value="0.635466666666667" calcext:value-type="float">
            <text:p>0.6354666667</text:p>
          </table:table-cell>
          <table:table-cell table:formula="of:=[.T193]/15000" office:value-type="float" office:value="0.2206" calcext:value-type="float">
            <text:p>0.2206</text:p>
          </table:table-cell>
          <table:table-cell table:formula="of:=SQRT([.V193]*(1-[.V193])/15000)" office:value-type="float" office:value="0.00392979034404485" calcext:value-type="float">
            <text:p>0.0039297903</text:p>
          </table:table-cell>
          <table:table-cell table:formula="of:=SQRT([.W193]*(1-[.W193])/15000)" office:value-type="float" office:value="0.00338561309071193" calcext:value-type="float">
            <text:p>0.0033856131</text:p>
          </table:table-cell>
          <table:table-cell table:formula="of:=SQRT(([.X193]/[.V193])^2+([.Y193]/[.W193])^2)/3" office:value-type="float" office:value="0.00551545856682481" calcext:value-type="float">
            <text:p>0.0055154586</text:p>
          </table:table-cell>
          <table:table-cell/>
          <table:table-cell table:formula="of:=[.Q193]" office:value-type="float" office:value="5.46" calcext:value-type="float">
            <text:p>5.46</text:p>
          </table:table-cell>
          <table:table-cell table:formula="of:=[.R193]" office:value-type="float" office:value="0.352669510099007" calcext:value-type="float">
            <text:p>0.3526695101</text:p>
          </table:table-cell>
          <table:table-cell office:value-type="float" office:value="0" calcext:value-type="float">
            <text:p>0</text:p>
          </table:table-cell>
          <table:table-cell table:formula="of:=[.Z193]" office:value-type="float" office:value="0.00551545856682481" calcext:value-type="float">
            <text:p>0.005515458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table:formula="of:=LN([.C194]/[.D194])/3" office:value-type="float" office:value="0.362840193907751" calcext:value-type="float">
            <text:p>0.3628401939</text:p>
          </table:table-cell>
          <table:table-cell office:value-type="float" office:value="14986" calcext:value-type="float">
            <text:p>14986</text:p>
          </table:table-cell>
          <table:table-cell office:value-type="float" office:value="5046" calcext:value-type="float">
            <text:p>5046</text:p>
          </table:table-cell>
          <table:table-cell/>
          <table:table-cell table:formula="of:=[.C194]/15000" office:value-type="float" office:value="0.999066666666667" calcext:value-type="float">
            <text:p>0.9990666667</text:p>
          </table:table-cell>
          <table:table-cell table:formula="of:=[.D194]/15000" office:value-type="float" office:value="0.3364" calcext:value-type="float">
            <text:p>0.3364</text:p>
          </table:table-cell>
          <table:table-cell table:formula="of:=SQRT([.F194]*(1-[.F194])/15000)" office:value-type="float" office:value="0.000249327391491887" calcext:value-type="float">
            <text:p>0.0002493274</text:p>
          </table:table-cell>
          <table:table-cell table:formula="of:=SQRT([.G194]*(1-[.G194])/15000)" office:value-type="float" office:value="0.00385776308240929" calcext:value-type="float">
            <text:p>0.0038577631</text:p>
          </table:table-cell>
          <table:table-cell table:formula="of:=SQRT(([.H194]/[.F194])^2+([.I194]/[.G194])^2)/3" office:value-type="float" office:value="0.00382350024869603" calcext:value-type="float">
            <text:p>0.0038235002</text:p>
          </table:table-cell>
          <table:table-cell/>
          <table:table-cell table:formula="of:=[.A194]" office:value-type="float" office:value="5.96" calcext:value-type="float">
            <text:p>5.96</text:p>
          </table:table-cell>
          <table:table-cell table:formula="of:=[.B194]" office:value-type="float" office:value="0.362840193907751" calcext:value-type="float">
            <text:p>0.3628401939</text:p>
          </table:table-cell>
          <table:table-cell office:value-type="float" office:value="0" calcext:value-type="float">
            <text:p>0</text:p>
          </table:table-cell>
          <table:table-cell table:formula="of:=[.J194]" office:value-type="float" office:value="0.00382350024869603" calcext:value-type="float">
            <text:p>0.0038235002</text:p>
          </table:table-cell>
          <table:table-cell/>
          <table:table-cell office:value-type="float" office:value="5.96" calcext:value-type="float">
            <text:p>5.96</text:p>
          </table:table-cell>
          <table:table-cell table:formula="of:=LN([.S194]/[.T194])/3" office:value-type="float" office:value="0.366238345730397" calcext:value-type="float">
            <text:p>0.3662383457</text:p>
          </table:table-cell>
          <table:table-cell office:value-type="float" office:value="9733" calcext:value-type="float">
            <text:p>9733</text:p>
          </table:table-cell>
          <table:table-cell office:value-type="float" office:value="3244" calcext:value-type="float">
            <text:p>3244</text:p>
          </table:table-cell>
          <table:table-cell/>
          <table:table-cell table:formula="of:=[.S194]/15000" office:value-type="float" office:value="0.648866666666667" calcext:value-type="float">
            <text:p>0.6488666667</text:p>
          </table:table-cell>
          <table:table-cell table:formula="of:=[.T194]/15000" office:value-type="float" office:value="0.216266666666667" calcext:value-type="float">
            <text:p>0.2162666667</text:p>
          </table:table-cell>
          <table:table-cell table:formula="of:=SQRT([.V194]*(1-[.V194])/15000)" office:value-type="float" office:value="0.00389733854106924" calcext:value-type="float">
            <text:p>0.0038973385</text:p>
          </table:table-cell>
          <table:table-cell table:formula="of:=SQRT([.W194]*(1-[.W194])/15000)" office:value-type="float" office:value="0.00336150160449717" calcext:value-type="float">
            <text:p>0.0033615016</text:p>
          </table:table-cell>
          <table:table-cell table:formula="of:=SQRT(([.X194]/[.V194])^2+([.Y194]/[.W194])^2)/3" office:value-type="float" office:value="0.00555449084545652" calcext:value-type="float">
            <text:p>0.0055544908</text:p>
          </table:table-cell>
          <table:table-cell/>
          <table:table-cell table:formula="of:=[.Q194]" office:value-type="float" office:value="5.96" calcext:value-type="float">
            <text:p>5.96</text:p>
          </table:table-cell>
          <table:table-cell table:formula="of:=[.R194]" office:value-type="float" office:value="0.366238345730397" calcext:value-type="float">
            <text:p>0.3662383457</text:p>
          </table:table-cell>
          <table:table-cell office:value-type="float" office:value="0" calcext:value-type="float">
            <text:p>0</text:p>
          </table:table-cell>
          <table:table-cell table:formula="of:=[.Z194]" office:value-type="float" office:value="0.00555449084545652" calcext:value-type="float">
            <text:p>0.005554490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table:formula="of:=LN([.C195]/[.D195])/3" office:value-type="float" office:value="0.374128649444364" calcext:value-type="float">
            <text:p>0.3741286494</text:p>
          </table:table-cell>
          <table:table-cell office:value-type="float" office:value="14983" calcext:value-type="float">
            <text:p>14983</text:p>
          </table:table-cell>
          <table:table-cell office:value-type="float" office:value="4877" calcext:value-type="float">
            <text:p>4877</text:p>
          </table:table-cell>
          <table:table-cell/>
          <table:table-cell table:formula="of:=[.C195]/15000" office:value-type="float" office:value="0.998866666666667" calcext:value-type="float">
            <text:p>0.9988666667</text:p>
          </table:table-cell>
          <table:table-cell table:formula="of:=[.D195]/15000" office:value-type="float" office:value="0.325133333333333" calcext:value-type="float">
            <text:p>0.3251333333</text:p>
          </table:table-cell>
          <table:table-cell table:formula="of:=SQRT([.F195]*(1-[.F195])/15000)" office:value-type="float" office:value="0.000274717902448903" calcext:value-type="float">
            <text:p>0.0002747179</text:p>
          </table:table-cell>
          <table:table-cell table:formula="of:=SQRT([.G195]*(1-[.G195])/15000)" office:value-type="float" office:value="0.00382467121801678" calcext:value-type="float">
            <text:p>0.0038246712</text:p>
          </table:table-cell>
          <table:table-cell table:formula="of:=SQRT(([.H195]/[.F195])^2+([.I195]/[.G195])^2)/3" office:value-type="float" office:value="0.00392220259964331" calcext:value-type="float">
            <text:p>0.0039222026</text:p>
          </table:table-cell>
          <table:table-cell/>
          <table:table-cell table:formula="of:=[.A195]" office:value-type="float" office:value="6.46" calcext:value-type="float">
            <text:p>6.46</text:p>
          </table:table-cell>
          <table:table-cell table:formula="of:=[.B195]" office:value-type="float" office:value="0.374128649444364" calcext:value-type="float">
            <text:p>0.3741286494</text:p>
          </table:table-cell>
          <table:table-cell office:value-type="float" office:value="0" calcext:value-type="float">
            <text:p>0</text:p>
          </table:table-cell>
          <table:table-cell table:formula="of:=[.J195]" office:value-type="float" office:value="0.00392220259964331" calcext:value-type="float">
            <text:p>0.0039222026</text:p>
          </table:table-cell>
          <table:table-cell/>
          <table:table-cell office:value-type="float" office:value="6.46" calcext:value-type="float">
            <text:p>6.46</text:p>
          </table:table-cell>
          <table:table-cell table:formula="of:=LN([.S195]/[.T195])/3" office:value-type="float" office:value="0.361641287335844" calcext:value-type="float">
            <text:p>0.3616412873</text:p>
          </table:table-cell>
          <table:table-cell office:value-type="float" office:value="9795" calcext:value-type="float">
            <text:p>9795</text:p>
          </table:table-cell>
          <table:table-cell office:value-type="float" office:value="3310" calcext:value-type="float">
            <text:p>3310</text:p>
          </table:table-cell>
          <table:table-cell/>
          <table:table-cell table:formula="of:=[.S195]/15000" office:value-type="float" office:value="0.653" calcext:value-type="float">
            <text:p>0.653</text:p>
          </table:table-cell>
          <table:table-cell table:formula="of:=[.T195]/15000" office:value-type="float" office:value="0.220666666666667" calcext:value-type="float">
            <text:p>0.2206666667</text:p>
          </table:table-cell>
          <table:table-cell table:formula="of:=SQRT([.V195]*(1-[.V195])/15000)" office:value-type="float" office:value="0.00388665237275816" calcext:value-type="float">
            <text:p>0.0038866524</text:p>
          </table:table-cell>
          <table:table-cell table:formula="of:=SQRT([.W195]*(1-[.W195])/15000)" office:value-type="float" office:value="0.00338597980786349" calcext:value-type="float">
            <text:p>0.0033859798</text:p>
          </table:table-cell>
          <table:table-cell table:formula="of:=SQRT(([.X195]/[.V195])^2+([.Y195]/[.W195])^2)/3" office:value-type="float" office:value="0.00548608719940399" calcext:value-type="float">
            <text:p>0.0054860872</text:p>
          </table:table-cell>
          <table:table-cell/>
          <table:table-cell table:formula="of:=[.Q195]" office:value-type="float" office:value="6.46" calcext:value-type="float">
            <text:p>6.46</text:p>
          </table:table-cell>
          <table:table-cell table:formula="of:=[.R195]" office:value-type="float" office:value="0.361641287335844" calcext:value-type="float">
            <text:p>0.3616412873</text:p>
          </table:table-cell>
          <table:table-cell office:value-type="float" office:value="0" calcext:value-type="float">
            <text:p>0</text:p>
          </table:table-cell>
          <table:table-cell table:formula="of:=[.Z195]" office:value-type="float" office:value="0.00548608719940399" calcext:value-type="float">
            <text:p>0.0054860872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table:formula="of:=LN([.C196]/[.D196])/3" office:value-type="float" office:value="0.378232717625869" calcext:value-type="float">
            <text:p>0.3782327176</text:p>
          </table:table-cell>
          <table:table-cell office:value-type="float" office:value="14982" calcext:value-type="float">
            <text:p>14982</text:p>
          </table:table-cell>
          <table:table-cell office:value-type="float" office:value="4817" calcext:value-type="float">
            <text:p>4817</text:p>
          </table:table-cell>
          <table:table-cell/>
          <table:table-cell table:formula="of:=[.C196]/15000" office:value-type="float" office:value="0.9988" calcext:value-type="float">
            <text:p>0.9988</text:p>
          </table:table-cell>
          <table:table-cell table:formula="of:=[.D196]/15000" office:value-type="float" office:value="0.321133333333333" calcext:value-type="float">
            <text:p>0.3211333333</text:p>
          </table:table-cell>
          <table:table-cell table:formula="of:=SQRT([.F196]*(1-[.F196])/15000)" office:value-type="float" office:value="0.000282672955904874" calcext:value-type="float">
            <text:p>0.000282673</text:p>
          </table:table-cell>
          <table:table-cell table:formula="of:=SQRT([.G196]*(1-[.G196])/15000)" office:value-type="float" office:value="0.00381231963993538" calcext:value-type="float">
            <text:p>0.0038123196</text:p>
          </table:table-cell>
          <table:table-cell table:formula="of:=SQRT(([.H196]/[.F196])^2+([.I196]/[.G196])^2)/3" office:value-type="float" office:value="0.00395827571251034" calcext:value-type="float">
            <text:p>0.0039582757</text:p>
          </table:table-cell>
          <table:table-cell/>
          <table:table-cell table:formula="of:=[.A196]" office:value-type="float" office:value="6.96" calcext:value-type="float">
            <text:p>6.96</text:p>
          </table:table-cell>
          <table:table-cell table:formula="of:=[.B196]" office:value-type="float" office:value="0.378232717625869" calcext:value-type="float">
            <text:p>0.3782327176</text:p>
          </table:table-cell>
          <table:table-cell office:value-type="float" office:value="0" calcext:value-type="float">
            <text:p>0</text:p>
          </table:table-cell>
          <table:table-cell table:formula="of:=[.J196]" office:value-type="float" office:value="0.00395827571251034" calcext:value-type="float">
            <text:p>0.0039582757</text:p>
          </table:table-cell>
          <table:table-cell/>
          <table:table-cell office:value-type="float" office:value="6.96" calcext:value-type="float">
            <text:p>6.96</text:p>
          </table:table-cell>
          <table:table-cell table:formula="of:=LN([.S196]/[.T196])/3" office:value-type="float" office:value="0.365320012600639" calcext:value-type="float">
            <text:p>0.3653200126</text:p>
          </table:table-cell>
          <table:table-cell office:value-type="float" office:value="9790" calcext:value-type="float">
            <text:p>9790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S196]/15000" office:value-type="float" office:value="0.652666666666667" calcext:value-type="float">
            <text:p>0.6526666667</text:p>
          </table:table-cell>
          <table:table-cell table:formula="of:=[.T196]/15000" office:value-type="float" office:value="0.218133333333333" calcext:value-type="float">
            <text:p>0.2181333333</text:p>
          </table:table-cell>
          <table:table-cell table:formula="of:=SQRT([.V196]*(1-[.V196])/15000)" office:value-type="float" office:value="0.00388752611042797" calcext:value-type="float">
            <text:p>0.0038875261</text:p>
          </table:table-cell>
          <table:table-cell table:formula="of:=SQRT([.W196]*(1-[.W196])/15000)" office:value-type="float" office:value="0.00337195474685157" calcext:value-type="float">
            <text:p>0.0033719547</text:p>
          </table:table-cell>
          <table:table-cell table:formula="of:=SQRT(([.X196]/[.V196])^2+([.Y196]/[.W196])^2)/3" office:value-type="float" office:value="0.00552202845695289" calcext:value-type="float">
            <text:p>0.0055220285</text:p>
          </table:table-cell>
          <table:table-cell/>
          <table:table-cell table:formula="of:=[.Q196]" office:value-type="float" office:value="6.96" calcext:value-type="float">
            <text:p>6.96</text:p>
          </table:table-cell>
          <table:table-cell table:formula="of:=[.R196]" office:value-type="float" office:value="0.365320012600639" calcext:value-type="float">
            <text:p>0.3653200126</text:p>
          </table:table-cell>
          <table:table-cell office:value-type="float" office:value="0" calcext:value-type="float">
            <text:p>0</text:p>
          </table:table-cell>
          <table:table-cell table:formula="of:=[.Z196]" office:value-type="float" office:value="0.00552202845695289" calcext:value-type="float">
            <text:p>0.005522028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LN([.C197]/[.D197])/3" office:value-type="float" office:value="0.386086876345901" calcext:value-type="float">
            <text:p>0.3860868763</text:p>
          </table:table-cell>
          <table:table-cell office:value-type="float" office:value="14973" calcext:value-type="float">
            <text:p>14973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97]/15000" office:value-type="float" office:value="0.9982" calcext:value-type="float">
            <text:p>0.9982</text:p>
          </table:table-cell>
          <table:table-cell table:formula="of:=[.D197]/15000" office:value-type="float" office:value="0.313466666666667" calcext:value-type="float">
            <text:p>0.3134666667</text:p>
          </table:table-cell>
          <table:table-cell table:formula="of:=SQRT([.F197]*(1-[.F197])/15000)" office:value-type="float" office:value="0.000346098251945891" calcext:value-type="float">
            <text:p>0.0003460983</text:p>
          </table:table-cell>
          <table:table-cell table:formula="of:=SQRT([.G197]*(1-[.G197])/15000)" office:value-type="float" office:value="0.00378774616850668" calcext:value-type="float">
            <text:p>0.0037877462</text:p>
          </table:table-cell>
          <table:table-cell table:formula="of:=SQRT(([.H197]/[.F197])^2+([.I197]/[.G197])^2)/3" office:value-type="float" office:value="0.00402946104715793" calcext:value-type="float">
            <text:p>0.004029461</text:p>
          </table:table-cell>
          <table:table-cell/>
          <table:table-cell table:formula="of:=[.A197]" office:value-type="float" office:value="7.46" calcext:value-type="float">
            <text:p>7.46</text:p>
          </table:table-cell>
          <table:table-cell table:formula="of:=[.B197]" office:value-type="float" office:value="0.386086876345901" calcext:value-type="float">
            <text:p>0.3860868763</text:p>
          </table:table-cell>
          <table:table-cell office:value-type="float" office:value="0" calcext:value-type="float">
            <text:p>0</text:p>
          </table:table-cell>
          <table:table-cell table:formula="of:=[.J197]" office:value-type="float" office:value="0.00402946104715793" calcext:value-type="float">
            <text:p>0.004029461</text:p>
          </table:table-cell>
          <table:table-cell/>
          <table:table-cell office:value-type="float" office:value="7.46" calcext:value-type="float">
            <text:p>7.46</text:p>
          </table:table-cell>
          <table:table-cell table:formula="of:=LN([.S197]/[.T197])/3" office:value-type="float" office:value="0.363901733929009" calcext:value-type="float">
            <text:p>0.3639017339</text:p>
          </table:table-cell>
          <table:table-cell office:value-type="float" office:value="9811" calcext:value-type="float">
            <text:p>9811</text:p>
          </table:table-cell>
          <table:table-cell office:value-type="float" office:value="3293" calcext:value-type="float">
            <text:p>3293</text:p>
          </table:table-cell>
          <table:table-cell/>
          <table:table-cell table:formula="of:=[.S197]/15000" office:value-type="float" office:value="0.654066666666667" calcext:value-type="float">
            <text:p>0.6540666667</text:p>
          </table:table-cell>
          <table:table-cell table:formula="of:=[.T197]/15000" office:value-type="float" office:value="0.219533333333333" calcext:value-type="float">
            <text:p>0.2195333333</text:p>
          </table:table-cell>
          <table:table-cell table:formula="of:=SQRT([.V197]*(1-[.V197])/15000)" office:value-type="float" office:value="0.00388384227470875" calcext:value-type="float">
            <text:p>0.0038838423</text:p>
          </table:table-cell>
          <table:table-cell table:formula="of:=SQRT([.W197]*(1-[.W197])/15000)" office:value-type="float" office:value="0.00337972828186812" calcext:value-type="float">
            <text:p>0.0033797283</text:p>
          </table:table-cell>
          <table:table-cell table:formula="of:=SQRT(([.X197]/[.V197])^2+([.Y197]/[.W197])^2)/3" office:value-type="float" office:value="0.00550017713631019" calcext:value-type="float">
            <text:p>0.0055001771</text:p>
          </table:table-cell>
          <table:table-cell/>
          <table:table-cell table:formula="of:=[.Q197]" office:value-type="float" office:value="7.46" calcext:value-type="float">
            <text:p>7.46</text:p>
          </table:table-cell>
          <table:table-cell table:formula="of:=[.R197]" office:value-type="float" office:value="0.363901733929009" calcext:value-type="float">
            <text:p>0.3639017339</text:p>
          </table:table-cell>
          <table:table-cell office:value-type="float" office:value="0" calcext:value-type="float">
            <text:p>0</text:p>
          </table:table-cell>
          <table:table-cell table:formula="of:=[.Z197]" office:value-type="float" office:value="0.00550017713631019" calcext:value-type="float">
            <text:p>0.0055001771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table:formula="of:=LN([.C198]/[.D198])/3" office:value-type="float" office:value="0.388095509423203" calcext:value-type="float">
            <text:p>0.3880955094</text:p>
          </table:table-cell>
          <table:table-cell office:value-type="float" office:value="14977" calcext:value-type="float">
            <text:p>14977</text:p>
          </table:table-cell>
          <table:table-cell office:value-type="float" office:value="4675" calcext:value-type="float">
            <text:p>4675</text:p>
          </table:table-cell>
          <table:table-cell/>
          <table:table-cell table:formula="of:=[.C198]/15000" office:value-type="float" office:value="0.998466666666667" calcext:value-type="float">
            <text:p>0.9984666667</text:p>
          </table:table-cell>
          <table:table-cell table:formula="of:=[.D198]/15000" office:value-type="float" office:value="0.311666666666667" calcext:value-type="float">
            <text:p>0.3116666667</text:p>
          </table:table-cell>
          <table:table-cell table:formula="of:=SQRT([.F198]*(1-[.F198])/15000)" office:value-type="float" office:value="0.000319476887241448" calcext:value-type="float">
            <text:p>0.0003194769</text:p>
          </table:table-cell>
          <table:table-cell table:formula="of:=SQRT([.G198]*(1-[.G198])/15000)" office:value-type="float" office:value="0.00378180341068081" calcext:value-type="float">
            <text:p>0.0037818034</text:p>
          </table:table-cell>
          <table:table-cell table:formula="of:=SQRT(([.H198]/[.F198])^2+([.I198]/[.G198])^2)/3" office:value-type="float" office:value="0.00404611550135174" calcext:value-type="float">
            <text:p>0.0040461155</text:p>
          </table:table-cell>
          <table:table-cell/>
          <table:table-cell table:formula="of:=[.A198]" office:value-type="float" office:value="7.96" calcext:value-type="float">
            <text:p>7.96</text:p>
          </table:table-cell>
          <table:table-cell table:formula="of:=[.B198]" office:value-type="float" office:value="0.388095509423203" calcext:value-type="float">
            <text:p>0.3880955094</text:p>
          </table:table-cell>
          <table:table-cell office:value-type="float" office:value="0" calcext:value-type="float">
            <text:p>0</text:p>
          </table:table-cell>
          <table:table-cell table:formula="of:=[.J198]" office:value-type="float" office:value="0.00404611550135174" calcext:value-type="float">
            <text:p>0.0040461155</text:p>
          </table:table-cell>
          <table:table-cell/>
          <table:table-cell office:value-type="float" office:value="7.96" calcext:value-type="float">
            <text:p>7.96</text:p>
          </table:table-cell>
          <table:table-cell table:formula="of:=LN([.S198]/[.T198])/3" office:value-type="float" office:value="0.379505164627924" calcext:value-type="float">
            <text:p>0.3795051646</text:p>
          </table:table-cell>
          <table:table-cell office:value-type="float" office:value="9791" calcext:value-type="float">
            <text:p>9791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[.S198]/15000" office:value-type="float" office:value="0.652733333333333" calcext:value-type="float">
            <text:p>0.6527333333</text:p>
          </table:table-cell>
          <table:table-cell table:formula="of:=[.T198]/15000" office:value-type="float" office:value="0.209066666666667" calcext:value-type="float">
            <text:p>0.2090666667</text:p>
          </table:table-cell>
          <table:table-cell table:formula="of:=SQRT([.V198]*(1-[.V198])/15000)" office:value-type="float" office:value="0.00388735153104603" calcext:value-type="float">
            <text:p>0.0038873515</text:p>
          </table:table-cell>
          <table:table-cell table:formula="of:=SQRT([.W198]*(1-[.W198])/15000)" office:value-type="float" office:value="0.00332021882366766" calcext:value-type="float">
            <text:p>0.0033202188</text:p>
          </table:table-cell>
          <table:table-cell table:formula="of:=SQRT(([.X198]/[.V198])^2+([.Y198]/[.W198])^2)/3" office:value-type="float" office:value="0.00565369919322801" calcext:value-type="float">
            <text:p>0.0056536992</text:p>
          </table:table-cell>
          <table:table-cell/>
          <table:table-cell table:formula="of:=[.Q198]" office:value-type="float" office:value="7.96" calcext:value-type="float">
            <text:p>7.96</text:p>
          </table:table-cell>
          <table:table-cell table:formula="of:=[.R198]" office:value-type="float" office:value="0.379505164627924" calcext:value-type="float">
            <text:p>0.3795051646</text:p>
          </table:table-cell>
          <table:table-cell office:value-type="float" office:value="0" calcext:value-type="float">
            <text:p>0</text:p>
          </table:table-cell>
          <table:table-cell table:formula="of:=[.Z198]" office:value-type="float" office:value="0.00565369919322801" calcext:value-type="float">
            <text:p>0.0056536992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table:formula="of:=LN([.C199]/[.D199])/3" office:value-type="float" office:value="0.387552258310931" calcext:value-type="float">
            <text:p>0.3875522583</text:p>
          </table:table-cell>
          <table:table-cell office:value-type="float" office:value="14975" calcext:value-type="float">
            <text:p>14975</text:p>
          </table:table-cell>
          <table:table-cell office:value-type="float" office:value="4682" calcext:value-type="float">
            <text:p>4682</text:p>
          </table:table-cell>
          <table:table-cell/>
          <table:table-cell table:formula="of:=[.C199]/15000" office:value-type="float" office:value="0.998333333333333" calcext:value-type="float">
            <text:p>0.9983333333</text:p>
          </table:table-cell>
          <table:table-cell table:formula="of:=[.D199]/15000" office:value-type="float" office:value="0.312133333333333" calcext:value-type="float">
            <text:p>0.3121333333</text:p>
          </table:table-cell>
          <table:table-cell table:formula="of:=SQRT([.F199]*(1-[.F199])/15000)" office:value-type="float" office:value="0.000333055439718267" calcext:value-type="float">
            <text:p>0.0003330554</text:p>
          </table:table-cell>
          <table:table-cell table:formula="of:=SQRT([.G199]*(1-[.G199])/15000)" office:value-type="float" office:value="0.00378335050412158" calcext:value-type="float">
            <text:p>0.0037833505</text:p>
          </table:table-cell>
          <table:table-cell table:formula="of:=SQRT(([.H199]/[.F199])^2+([.I199]/[.G199])^2)/3" office:value-type="float" office:value="0.00404184457926786" calcext:value-type="float">
            <text:p>0.0040418446</text:p>
          </table:table-cell>
          <table:table-cell/>
          <table:table-cell table:formula="of:=[.A199]" office:value-type="float" office:value="8.46" calcext:value-type="float">
            <text:p>8.46</text:p>
          </table:table-cell>
          <table:table-cell table:formula="of:=[.B199]" office:value-type="float" office:value="0.387552258310931" calcext:value-type="float">
            <text:p>0.3875522583</text:p>
          </table:table-cell>
          <table:table-cell office:value-type="float" office:value="0" calcext:value-type="float">
            <text:p>0</text:p>
          </table:table-cell>
          <table:table-cell table:formula="of:=[.J199]" office:value-type="float" office:value="0.00404184457926786" calcext:value-type="float">
            <text:p>0.0040418446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LN([.S199]/[.T199])/3" office:value-type="float" office:value="0.374812896076003" calcext:value-type="float">
            <text:p>0.3748128961</text:p>
          </table:table-cell>
          <table:table-cell office:value-type="float" office:value="9531" calcext:value-type="float">
            <text:p>9531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S199]/15000" office:value-type="float" office:value="0.6354" calcext:value-type="float">
            <text:p>0.6354</text:p>
          </table:table-cell>
          <table:table-cell table:formula="of:=[.T199]/15000" office:value-type="float" office:value="0.2064" calcext:value-type="float">
            <text:p>0.2064</text:p>
          </table:table-cell>
          <table:table-cell table:formula="of:=SQRT([.V199]*(1-[.V199])/15000)" office:value-type="float" office:value="0.0039299435110444" calcext:value-type="float">
            <text:p>0.0039299435</text:p>
          </table:table-cell>
          <table:table-cell table:formula="of:=SQRT([.W199]*(1-[.W199])/15000)" office:value-type="float" office:value="0.00330453264471695" calcext:value-type="float">
            <text:p>0.0033045326</text:p>
          </table:table-cell>
          <table:table-cell table:formula="of:=SQRT(([.X199]/[.V199])^2+([.Y199]/[.W199])^2)/3" office:value-type="float" office:value="0.00572115826943003" calcext:value-type="float">
            <text:p>0.0057211583</text:p>
          </table:table-cell>
          <table:table-cell/>
          <table:table-cell table:formula="of:=[.Q199]" office:value-type="float" office:value="8.46" calcext:value-type="float">
            <text:p>8.46</text:p>
          </table:table-cell>
          <table:table-cell table:formula="of:=[.R199]" office:value-type="float" office:value="0.374812896076003" calcext:value-type="float">
            <text:p>0.3748128961</text:p>
          </table:table-cell>
          <table:table-cell office:value-type="float" office:value="0" calcext:value-type="float">
            <text:p>0</text:p>
          </table:table-cell>
          <table:table-cell table:formula="of:=[.Z199]" office:value-type="float" office:value="0.00572115826943003" calcext:value-type="float">
            <text:p>0.0057211583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table:formula="of:=LN([.C200]/[.D200])/3" office:value-type="float" office:value="0.390937573572473" calcext:value-type="float">
            <text:p>0.3909375736</text:p>
          </table:table-cell>
          <table:table-cell office:value-type="float" office:value="14976" calcext:value-type="float">
            <text:p>14976</text:p>
          </table:table-cell>
          <table:table-cell office:value-type="float" office:value="4635" calcext:value-type="float">
            <text:p>4635</text:p>
          </table:table-cell>
          <table:table-cell/>
          <table:table-cell table:formula="of:=[.C200]/15000" office:value-type="float" office:value="0.9984" calcext:value-type="float">
            <text:p>0.9984</text:p>
          </table:table-cell>
          <table:table-cell table:formula="of:=[.D200]/15000" office:value-type="float" office:value="0.309" calcext:value-type="float">
            <text:p>0.309</text:p>
          </table:table-cell>
          <table:table-cell table:formula="of:=SQRT([.F200]*(1-[.F200])/15000)" office:value-type="float" office:value="0.000326337248869943" calcext:value-type="float">
            <text:p>0.0003263372</text:p>
          </table:table-cell>
          <table:table-cell table:formula="of:=SQRT([.G200]*(1-[.G200])/15000)" office:value-type="float" office:value="0.0037728768864091" calcext:value-type="float">
            <text:p>0.0037728769</text:p>
          </table:table-cell>
          <table:table-cell table:formula="of:=SQRT(([.H200]/[.F200])^2+([.I200]/[.G200])^2)/3" office:value-type="float" office:value="0.00407144393241251" calcext:value-type="float">
            <text:p>0.0040714439</text:p>
          </table:table-cell>
          <table:table-cell/>
          <table:table-cell table:formula="of:=[.A200]" office:value-type="float" office:value="8.96" calcext:value-type="float">
            <text:p>8.96</text:p>
          </table:table-cell>
          <table:table-cell table:formula="of:=[.B200]" office:value-type="float" office:value="0.390937573572473" calcext:value-type="float">
            <text:p>0.3909375736</text:p>
          </table:table-cell>
          <table:table-cell office:value-type="float" office:value="0" calcext:value-type="float">
            <text:p>0</text:p>
          </table:table-cell>
          <table:table-cell table:formula="of:=[.J200]" office:value-type="float" office:value="0.00407144393241251" calcext:value-type="float">
            <text:p>0.0040714439</text:p>
          </table:table-cell>
          <table:table-cell/>
          <table:table-cell office:value-type="float" office:value="8.96" calcext:value-type="float">
            <text:p>8.96</text:p>
          </table:table-cell>
          <table:table-cell table:formula="of:=LN([.S200]/[.T200])/3" office:value-type="float" office:value="0.382516083572231" calcext:value-type="float">
            <text:p>0.3825160836</text:p>
          </table:table-cell>
          <table:table-cell office:value-type="float" office:value="9946" calcext:value-type="float">
            <text:p>9946</text:p>
          </table:table-cell>
          <table:table-cell office:value-type="float" office:value="3157" calcext:value-type="float">
            <text:p>3157</text:p>
          </table:table-cell>
          <table:table-cell/>
          <table:table-cell table:formula="of:=[.S200]/15000" office:value-type="float" office:value="0.663066666666667" calcext:value-type="float">
            <text:p>0.6630666667</text:p>
          </table:table-cell>
          <table:table-cell table:formula="of:=[.T200]/15000" office:value-type="float" office:value="0.210466666666667" calcext:value-type="float">
            <text:p>0.2104666667</text:p>
          </table:table-cell>
          <table:table-cell table:formula="of:=SQRT([.V200]*(1-[.V200])/15000)" office:value-type="float" office:value="0.00385926817088613" calcext:value-type="float">
            <text:p>0.0038592682</text:p>
          </table:table-cell>
          <table:table-cell table:formula="of:=SQRT([.W200]*(1-[.W200])/15000)" office:value-type="float" office:value="0.00332836745656574" calcext:value-type="float">
            <text:p>0.0033283675</text:p>
          </table:table-cell>
          <table:table-cell table:formula="of:=SQRT(([.X200]/[.V200])^2+([.Y200]/[.W200])^2)/3" office:value-type="float" office:value="0.00561709704400521" calcext:value-type="float">
            <text:p>0.005617097</text:p>
          </table:table-cell>
          <table:table-cell/>
          <table:table-cell table:formula="of:=[.Q200]" office:value-type="float" office:value="8.96" calcext:value-type="float">
            <text:p>8.96</text:p>
          </table:table-cell>
          <table:table-cell table:formula="of:=[.R200]" office:value-type="float" office:value="0.382516083572231" calcext:value-type="float">
            <text:p>0.3825160836</text:p>
          </table:table-cell>
          <table:table-cell office:value-type="float" office:value="0" calcext:value-type="float">
            <text:p>0</text:p>
          </table:table-cell>
          <table:table-cell table:formula="of:=[.Z200]" office:value-type="float" office:value="0.00561709704400521" calcext:value-type="float">
            <text:p>0.005617097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table:formula="of:=LN([.C201]/[.D201])/3" office:value-type="float" office:value="0.39225142238559" calcext:value-type="float">
            <text:p>0.3922514224</text:p>
          </table:table-cell>
          <table:table-cell office:value-type="float" office:value="14980" calcext:value-type="float">
            <text:p>14980</text:p>
          </table:table-cell>
          <table:table-cell office:value-type="float" office:value="4618" calcext:value-type="float">
            <text:p>4618</text:p>
          </table:table-cell>
          <table:table-cell/>
          <table:table-cell table:formula="of:=[.C201]/15000" office:value-type="float" office:value="0.998666666666667" calcext:value-type="float">
            <text:p>0.9986666667</text:p>
          </table:table-cell>
          <table:table-cell table:formula="of:=[.D201]/15000" office:value-type="float" office:value="0.307866666666667" calcext:value-type="float">
            <text:p>0.3078666667</text:p>
          </table:table-cell>
          <table:table-cell table:formula="of:=SQRT([.F201]*(1-[.F201])/15000)" office:value-type="float" office:value="0.000297943569103896" calcext:value-type="float">
            <text:p>0.0002979436</text:p>
          </table:table-cell>
          <table:table-cell table:formula="of:=SQRT([.G201]*(1-[.G201])/15000)" office:value-type="float" office:value="0.00376903862385996" calcext:value-type="float">
            <text:p>0.0037690386</text:p>
          </table:table-cell>
          <table:table-cell table:formula="of:=SQRT(([.H201]/[.F201])^2+([.I201]/[.G201])^2)/3" office:value-type="float" office:value="0.00408202427074466" calcext:value-type="float">
            <text:p>0.0040820243</text:p>
          </table:table-cell>
          <table:table-cell/>
          <table:table-cell table:formula="of:=[.A201]" office:value-type="float" office:value="9.46" calcext:value-type="float">
            <text:p>9.46</text:p>
          </table:table-cell>
          <table:table-cell table:formula="of:=[.B201]" office:value-type="float" office:value="0.39225142238559" calcext:value-type="float">
            <text:p>0.3922514224</text:p>
          </table:table-cell>
          <table:table-cell office:value-type="float" office:value="0" calcext:value-type="float">
            <text:p>0</text:p>
          </table:table-cell>
          <table:table-cell table:formula="of:=[.J201]" office:value-type="float" office:value="0.00408202427074466" calcext:value-type="float">
            <text:p>0.0040820243</text:p>
          </table:table-cell>
          <table:table-cell/>
          <table:table-cell office:value-type="float" office:value="9.46" calcext:value-type="float">
            <text:p>9.46</text:p>
          </table:table-cell>
          <table:table-cell table:formula="of:=LN([.S201]/[.T201])/3" office:value-type="float" office:value="0.379673942335329" calcext:value-type="float">
            <text:p>0.3796739423</text:p>
          </table:table-cell>
          <table:table-cell office:value-type="float" office:value="9999" calcext:value-type="float">
            <text:p>9999</text:p>
          </table:table-cell>
          <table:table-cell office:value-type="float" office:value="3201" calcext:value-type="float">
            <text:p>3201</text:p>
          </table:table-cell>
          <table:table-cell/>
          <table:table-cell table:formula="of:=[.S201]/15000" office:value-type="float" office:value="0.6666" calcext:value-type="float">
            <text:p>0.6666</text:p>
          </table:table-cell>
          <table:table-cell table:formula="of:=[.T201]/15000" office:value-type="float" office:value="0.2134" calcext:value-type="float">
            <text:p>0.2134</text:p>
          </table:table-cell>
          <table:table-cell table:formula="of:=SQRT([.V201]*(1-[.V201])/15000)" office:value-type="float" office:value="0.00384919420138813" calcext:value-type="float">
            <text:p>0.0038491942</text:p>
          </table:table-cell>
          <table:table-cell table:formula="of:=SQRT([.W201]*(1-[.W201])/15000)" office:value-type="float" office:value="0.0033452497664599" calcext:value-type="float">
            <text:p>0.0033452498</text:p>
          </table:table-cell>
          <table:table-cell table:formula="of:=SQRT(([.X201]/[.V201])^2+([.Y201]/[.W201])^2)/3" office:value-type="float" office:value="0.00556855299302163" calcext:value-type="float">
            <text:p>0.005568553</text:p>
          </table:table-cell>
          <table:table-cell/>
          <table:table-cell table:formula="of:=[.Q201]" office:value-type="float" office:value="9.46" calcext:value-type="float">
            <text:p>9.46</text:p>
          </table:table-cell>
          <table:table-cell table:formula="of:=[.R201]" office:value-type="float" office:value="0.379673942335329" calcext:value-type="float">
            <text:p>0.3796739423</text:p>
          </table:table-cell>
          <table:table-cell office:value-type="float" office:value="0" calcext:value-type="float">
            <text:p>0</text:p>
          </table:table-cell>
          <table:table-cell table:formula="of:=[.Z201]" office:value-type="float" office:value="0.00556855299302163" calcext:value-type="float">
            <text:p>0.00556855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table:formula="of:=LN([.C202]/[.D202])/3" office:value-type="float" office:value="0.38077774516594" calcext:value-type="float">
            <text:p>0.3807777452</text:p>
          </table:table-cell>
          <table:table-cell office:value-type="float" office:value="14984" calcext:value-type="float">
            <text:p>14984</text:p>
          </table:table-cell>
          <table:table-cell office:value-type="float" office:value="4781" calcext:value-type="float">
            <text:p>4781</text:p>
          </table:table-cell>
          <table:table-cell/>
          <table:table-cell table:formula="of:=[.C202]/15000" office:value-type="float" office:value="0.998933333333333" calcext:value-type="float">
            <text:p>0.9989333333</text:p>
          </table:table-cell>
          <table:table-cell table:formula="of:=[.D202]/15000" office:value-type="float" office:value="0.318733333333333" calcext:value-type="float">
            <text:p>0.3187333333</text:p>
          </table:table-cell>
          <table:table-cell table:formula="of:=SQRT([.F202]*(1-[.F202])/15000)" office:value-type="float" office:value="0.000266524406498277" calcext:value-type="float">
            <text:p>0.0002665244</text:p>
          </table:table-cell>
          <table:table-cell table:formula="of:=SQRT([.G202]*(1-[.G202])/15000)" office:value-type="float" office:value="0.00380475488089623" calcext:value-type="float">
            <text:p>0.0038047549</text:p>
          </table:table-cell>
          <table:table-cell table:formula="of:=SQRT(([.H202]/[.F202])^2+([.I202]/[.G202])^2)/3" office:value-type="float" office:value="0.00398003048161585" calcext:value-type="float">
            <text:p>0.0039800305</text:p>
          </table:table-cell>
          <table:table-cell/>
          <table:table-cell table:formula="of:=[.A202]" office:value-type="float" office:value="9.96" calcext:value-type="float">
            <text:p>9.96</text:p>
          </table:table-cell>
          <table:table-cell table:formula="of:=[.B202]" office:value-type="float" office:value="0.38077774516594" calcext:value-type="float">
            <text:p>0.3807777452</text:p>
          </table:table-cell>
          <table:table-cell office:value-type="float" office:value="0" calcext:value-type="float">
            <text:p>0</text:p>
          </table:table-cell>
          <table:table-cell table:formula="of:=[.J202]" office:value-type="float" office:value="0.00398003048161585" calcext:value-type="float">
            <text:p>0.0039800305</text:p>
          </table:table-cell>
          <table:table-cell/>
          <table:table-cell office:value-type="float" office:value="9.96" calcext:value-type="float">
            <text:p>9.96</text:p>
          </table:table-cell>
          <table:table-cell table:formula="of:=LN([.S202]/[.T202])/3" office:value-type="float" office:value="0.383967024741179" calcext:value-type="float">
            <text:p>0.3839670247</text:p>
          </table:table-cell>
          <table:table-cell office:value-type="float" office:value="10059" calcext:value-type="float">
            <text:p>10059</text:p>
          </table:table-cell>
          <table:table-cell office:value-type="float" office:value="3179" calcext:value-type="float">
            <text:p>3179</text:p>
          </table:table-cell>
          <table:table-cell/>
          <table:table-cell table:formula="of:=[.S202]/15000" office:value-type="float" office:value="0.6706" calcext:value-type="float">
            <text:p>0.6706</text:p>
          </table:table-cell>
          <table:table-cell table:formula="of:=[.T202]/15000" office:value-type="float" office:value="0.211933333333333" calcext:value-type="float">
            <text:p>0.2119333333</text:p>
          </table:table-cell>
          <table:table-cell table:formula="of:=SQRT([.V202]*(1-[.V202])/15000)" office:value-type="float" office:value="0.0038374960586299" calcext:value-type="float">
            <text:p>0.0038374961</text:p>
          </table:table-cell>
          <table:table-cell table:formula="of:=SQRT([.W202]*(1-[.W202])/15000)" office:value-type="float" office:value="0.00333684077689817" calcext:value-type="float">
            <text:p>0.0033368408</text:p>
          </table:table-cell>
          <table:table-cell table:formula="of:=SQRT(([.X202]/[.V202])^2+([.Y202]/[.W202])^2)/3" office:value-type="float" office:value="0.00558414875293738" calcext:value-type="float">
            <text:p>0.0055841488</text:p>
          </table:table-cell>
          <table:table-cell/>
          <table:table-cell table:formula="of:=[.Q202]" office:value-type="float" office:value="9.96" calcext:value-type="float">
            <text:p>9.96</text:p>
          </table:table-cell>
          <table:table-cell table:formula="of:=[.R202]" office:value-type="float" office:value="0.383967024741179" calcext:value-type="float">
            <text:p>0.3839670247</text:p>
          </table:table-cell>
          <table:table-cell office:value-type="float" office:value="0" calcext:value-type="float">
            <text:p>0</text:p>
          </table:table-cell>
          <table:table-cell table:formula="of:=[.Z202]" office:value-type="float" office:value="0.00558414875293738" calcext:value-type="float">
            <text:p>0.0055841488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table:formula="of:=LN([.C203]/[.D203])/3" office:value-type="float" office:value="0.378087080423733" calcext:value-type="float">
            <text:p>0.3780870804</text:p>
          </table:table-cell>
          <table:table-cell office:value-type="float" office:value="14991" calcext:value-type="float">
            <text:p>14991</text:p>
          </table:table-cell>
          <table:table-cell office:value-type="float" office:value="4822" calcext:value-type="float">
            <text:p>4822</text:p>
          </table:table-cell>
          <table:table-cell/>
          <table:table-cell table:formula="of:=[.C203]/15000" office:value-type="float" office:value="0.9994" calcext:value-type="float">
            <text:p>0.9994</text:p>
          </table:table-cell>
          <table:table-cell table:formula="of:=[.D203]/15000" office:value-type="float" office:value="0.321466666666667" calcext:value-type="float">
            <text:p>0.3214666667</text:p>
          </table:table-cell>
          <table:table-cell table:formula="of:=SQRT([.F203]*(1-[.F203])/15000)" office:value-type="float" office:value="0.000199939990997306" calcext:value-type="float">
            <text:p>0.00019994</text:p>
          </table:table-cell>
          <table:table-cell table:formula="of:=SQRT([.G203]*(1-[.G203])/15000)" office:value-type="float" office:value="0.0038133611498597" calcext:value-type="float">
            <text:p>0.0038133611</text:p>
          </table:table-cell>
          <table:table-cell table:formula="of:=SQRT(([.H203]/[.F203])^2+([.I203]/[.G203])^2)/3" office:value-type="float" office:value="0.00395469040858132" calcext:value-type="float">
            <text:p>0.0039546904</text:p>
          </table:table-cell>
          <table:table-cell/>
          <table:table-cell table:formula="of:=[.A203]" office:value-type="float" office:value="10.46" calcext:value-type="float">
            <text:p>10.46</text:p>
          </table:table-cell>
          <table:table-cell table:formula="of:=[.B203]" office:value-type="float" office:value="0.378087080423733" calcext:value-type="float">
            <text:p>0.3780870804</text:p>
          </table:table-cell>
          <table:table-cell office:value-type="float" office:value="0" calcext:value-type="float">
            <text:p>0</text:p>
          </table:table-cell>
          <table:table-cell table:formula="of:=[.J203]" office:value-type="float" office:value="0.00395469040858132" calcext:value-type="float">
            <text:p>0.0039546904</text:p>
          </table:table-cell>
          <table:table-cell/>
          <table:table-cell office:value-type="float" office:value="10.46" calcext:value-type="float">
            <text:p>10.46</text:p>
          </table:table-cell>
          <table:table-cell table:formula="of:=LN([.S203]/[.T203])/3" office:value-type="float" office:value="0.384002225199484" calcext:value-type="float">
            <text:p>0.3840022252</text:p>
          </table:table-cell>
          <table:table-cell office:value-type="float" office:value="9905" calcext:value-type="float">
            <text:p>9905</text:p>
          </table:table-cell>
          <table:table-cell office:value-type="float" office:value="3130" calcext:value-type="float">
            <text:p>3130</text:p>
          </table:table-cell>
          <table:table-cell/>
          <table:table-cell table:formula="of:=[.S203]/15000" office:value-type="float" office:value="0.660333333333333" calcext:value-type="float">
            <text:p>0.6603333333</text:p>
          </table:table-cell>
          <table:table-cell table:formula="of:=[.T203]/15000" office:value-type="float" office:value="0.208666666666667" calcext:value-type="float">
            <text:p>0.2086666667</text:p>
          </table:table-cell>
          <table:table-cell table:formula="of:=SQRT([.V203]*(1-[.V203])/15000)" office:value-type="float" office:value="0.00386689558709328" calcext:value-type="float">
            <text:p>0.0038668956</text:p>
          </table:table-cell>
          <table:table-cell table:formula="of:=SQRT([.W203]*(1-[.W203])/15000)" office:value-type="float" office:value="0.00331787973349335" calcext:value-type="float">
            <text:p>0.0033178797</text:p>
          </table:table-cell>
          <table:table-cell table:formula="of:=SQRT(([.X203]/[.V203])^2+([.Y203]/[.W203])^2)/3" office:value-type="float" office:value="0.0056481520686746" calcext:value-type="float">
            <text:p>0.0056481521</text:p>
          </table:table-cell>
          <table:table-cell/>
          <table:table-cell table:formula="of:=[.Q203]" office:value-type="float" office:value="10.46" calcext:value-type="float">
            <text:p>10.46</text:p>
          </table:table-cell>
          <table:table-cell table:formula="of:=[.R203]" office:value-type="float" office:value="0.384002225199484" calcext:value-type="float">
            <text:p>0.3840022252</text:p>
          </table:table-cell>
          <table:table-cell office:value-type="float" office:value="0" calcext:value-type="float">
            <text:p>0</text:p>
          </table:table-cell>
          <table:table-cell table:formula="of:=[.Z203]" office:value-type="float" office:value="0.0056481520686746" calcext:value-type="float">
            <text:p>0.0056481521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table:formula="of:=LN([.C204]/[.D204])/3" office:value-type="float" office:value="0.379183320009371" calcext:value-type="float">
            <text:p>0.37918332</text:p>
          </table:table-cell>
          <table:table-cell office:value-type="float" office:value="14978" calcext:value-type="float">
            <text:p>14978</text:p>
          </table:table-cell>
          <table:table-cell office:value-type="float" office:value="4802" calcext:value-type="float">
            <text:p>4802</text:p>
          </table:table-cell>
          <table:table-cell/>
          <table:table-cell table:formula="of:=[.C204]/15000" office:value-type="float" office:value="0.998533333333333" calcext:value-type="float">
            <text:p>0.9985333333</text:p>
          </table:table-cell>
          <table:table-cell table:formula="of:=[.D204]/15000" office:value-type="float" office:value="0.320133333333333" calcext:value-type="float">
            <text:p>0.3201333333</text:p>
          </table:table-cell>
          <table:table-cell table:formula="of:=SQRT([.F204]*(1-[.F204])/15000)" office:value-type="float" office:value="0.000312464990631538" calcext:value-type="float">
            <text:p>0.000312465</text:p>
          </table:table-cell>
          <table:table-cell table:formula="of:=SQRT([.G204]*(1-[.G204])/15000)" office:value-type="float" office:value="0.00380918173384803" calcext:value-type="float">
            <text:p>0.0038091817</text:p>
          </table:table-cell>
          <table:table-cell table:formula="of:=SQRT(([.H204]/[.F204])^2+([.I204]/[.G204])^2)/3" office:value-type="float" office:value="0.00396761639415984" calcext:value-type="float">
            <text:p>0.0039676164</text:p>
          </table:table-cell>
          <table:table-cell/>
          <table:table-cell table:formula="of:=[.A204]" office:value-type="float" office:value="10.96" calcext:value-type="float">
            <text:p>10.96</text:p>
          </table:table-cell>
          <table:table-cell table:formula="of:=[.B204]" office:value-type="float" office:value="0.379183320009371" calcext:value-type="float">
            <text:p>0.37918332</text:p>
          </table:table-cell>
          <table:table-cell office:value-type="float" office:value="0" calcext:value-type="float">
            <text:p>0</text:p>
          </table:table-cell>
          <table:table-cell table:formula="of:=[.J204]" office:value-type="float" office:value="0.00396761639415984" calcext:value-type="float">
            <text:p>0.0039676164</text:p>
          </table:table-cell>
          <table:table-cell/>
          <table:table-cell office:value-type="float" office:value="10.96" calcext:value-type="float">
            <text:p>10.96</text:p>
          </table:table-cell>
          <table:table-cell table:formula="of:=LN([.S204]/[.T204])/3" office:value-type="float" office:value="0.382667497227196" calcext:value-type="float">
            <text:p>0.3826674972</text:p>
          </table:table-cell>
          <table:table-cell office:value-type="float" office:value="9919" calcext:value-type="float">
            <text:p>9919</text:p>
          </table:table-cell>
          <table:table-cell office:value-type="float" office:value="3147" calcext:value-type="float">
            <text:p>3147</text:p>
          </table:table-cell>
          <table:table-cell/>
          <table:table-cell table:formula="of:=[.S204]/15000" office:value-type="float" office:value="0.661266666666667" calcext:value-type="float">
            <text:p>0.6612666667</text:p>
          </table:table-cell>
          <table:table-cell table:formula="of:=[.T204]/15000" office:value-type="float" office:value="0.2098" calcext:value-type="float">
            <text:p>0.2098</text:p>
          </table:table-cell>
          <table:table-cell table:formula="of:=SQRT([.V204]*(1-[.V204])/15000)" office:value-type="float" office:value="0.00386430728783502" calcext:value-type="float">
            <text:p>0.0038643073</text:p>
          </table:table-cell>
          <table:table-cell table:formula="of:=SQRT([.W204]*(1-[.W204])/15000)" office:value-type="float" office:value="0.00332449454804787" calcext:value-type="float">
            <text:p>0.0033244945</text:p>
          </table:table-cell>
          <table:table-cell table:formula="of:=SQRT(([.X204]/[.V204])^2+([.Y204]/[.W204])^2)/3" office:value-type="float" office:value="0.00562974471579223" calcext:value-type="float">
            <text:p>0.0056297447</text:p>
          </table:table-cell>
          <table:table-cell/>
          <table:table-cell table:formula="of:=[.Q204]" office:value-type="float" office:value="10.96" calcext:value-type="float">
            <text:p>10.96</text:p>
          </table:table-cell>
          <table:table-cell table:formula="of:=[.R204]" office:value-type="float" office:value="0.382667497227196" calcext:value-type="float">
            <text:p>0.3826674972</text:p>
          </table:table-cell>
          <table:table-cell office:value-type="float" office:value="0" calcext:value-type="float">
            <text:p>0</text:p>
          </table:table-cell>
          <table:table-cell table:formula="of:=[.Z204]" office:value-type="float" office:value="0.00562974471579223" calcext:value-type="float">
            <text:p>0.0056297447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table:formula="of:=LN([.C205]/[.D205])/3" office:value-type="float" office:value="0.37517405581688" calcext:value-type="float">
            <text:p>0.3751740558</text:p>
          </table:table-cell>
          <table:table-cell office:value-type="float" office:value="14990" calcext:value-type="float">
            <text:p>14990</text:p>
          </table:table-cell>
          <table:table-cell office:value-type="float" office:value="4864" calcext:value-type="float">
            <text:p>4864</text:p>
          </table:table-cell>
          <table:table-cell/>
          <table:table-cell table:formula="of:=[.C205]/15000" office:value-type="float" office:value="0.999333333333333" calcext:value-type="float">
            <text:p>0.9993333333</text:p>
          </table:table-cell>
          <table:table-cell table:formula="of:=[.D205]/15000" office:value-type="float" office:value="0.324266666666667" calcext:value-type="float">
            <text:p>0.3242666667</text:p>
          </table:table-cell>
          <table:table-cell table:formula="of:=SQRT([.F205]*(1-[.F205])/15000)" office:value-type="float" office:value="0.00021074822612496" calcext:value-type="float">
            <text:p>0.0002107482</text:p>
          </table:table-cell>
          <table:table-cell table:formula="of:=SQRT([.G205]*(1-[.G205])/15000)" office:value-type="float" office:value="0.00382202211362481" calcext:value-type="float">
            <text:p>0.0038220221</text:p>
          </table:table-cell>
          <table:table-cell table:formula="of:=SQRT(([.H205]/[.F205])^2+([.I205]/[.G205])^2)/3" office:value-type="float" office:value="0.00392951668911545" calcext:value-type="float">
            <text:p>0.0039295167</text:p>
          </table:table-cell>
          <table:table-cell/>
          <table:table-cell table:formula="of:=[.A205]" office:value-type="float" office:value="11.46" calcext:value-type="float">
            <text:p>11.46</text:p>
          </table:table-cell>
          <table:table-cell table:formula="of:=[.B205]" office:value-type="float" office:value="0.37517405581688" calcext:value-type="float">
            <text:p>0.3751740558</text:p>
          </table:table-cell>
          <table:table-cell office:value-type="float" office:value="0" calcext:value-type="float">
            <text:p>0</text:p>
          </table:table-cell>
          <table:table-cell table:formula="of:=[.J205]" office:value-type="float" office:value="0.00392951668911545" calcext:value-type="float">
            <text:p>0.0039295167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LN([.S205]/[.T205])/3" office:value-type="float" office:value="0.386796549454784" calcext:value-type="float">
            <text:p>0.3867965495</text:p>
          </table:table-cell>
          <table:table-cell office:value-type="float" office:value="9982" calcext:value-type="float">
            <text:p>9982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S205]/15000" office:value-type="float" office:value="0.665466666666667" calcext:value-type="float">
            <text:p>0.6654666667</text:p>
          </table:table-cell>
          <table:table-cell table:formula="of:=[.T205]/15000" office:value-type="float" office:value="0.208533333333333" calcext:value-type="float">
            <text:p>0.2085333333</text:p>
          </table:table-cell>
          <table:table-cell table:formula="of:=SQRT([.V205]*(1-[.V205])/15000)" office:value-type="float" office:value="0.0038524518791909" calcext:value-type="float">
            <text:p>0.0038524519</text:p>
          </table:table-cell>
          <table:table-cell table:formula="of:=SQRT([.W205]*(1-[.W205])/15000)" office:value-type="float" office:value="0.00331709895563601" calcext:value-type="float">
            <text:p>0.003317099</text:p>
          </table:table-cell>
          <table:table-cell table:formula="of:=SQRT(([.X205]/[.V205])^2+([.Y205]/[.W205])^2)/3" office:value-type="float" office:value="0.00564249832255254" calcext:value-type="float">
            <text:p>0.0056424983</text:p>
          </table:table-cell>
          <table:table-cell/>
          <table:table-cell table:formula="of:=[.Q205]" office:value-type="float" office:value="11.46" calcext:value-type="float">
            <text:p>11.46</text:p>
          </table:table-cell>
          <table:table-cell table:formula="of:=[.R205]" office:value-type="float" office:value="0.386796549454784" calcext:value-type="float">
            <text:p>0.3867965495</text:p>
          </table:table-cell>
          <table:table-cell office:value-type="float" office:value="0" calcext:value-type="float">
            <text:p>0</text:p>
          </table:table-cell>
          <table:table-cell table:formula="of:=[.Z205]" office:value-type="float" office:value="0.00564249832255254" calcext:value-type="float">
            <text:p>0.0056424983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formula="of:=LN([.C206]/[.D206])/3" office:value-type="float" office:value="0.389107982438535" calcext:value-type="float">
            <text:p>0.3891079824</text:p>
          </table:table-cell>
          <table:table-cell office:value-type="float" office:value="14984" calcext:value-type="float">
            <text:p>14984</text:p>
          </table:table-cell>
          <table:table-cell office:value-type="float" office:value="4663" calcext:value-type="float">
            <text:p>4663</text:p>
          </table:table-cell>
          <table:table-cell/>
          <table:table-cell table:formula="of:=[.C206]/15000" office:value-type="float" office:value="0.998933333333333" calcext:value-type="float">
            <text:p>0.9989333333</text:p>
          </table:table-cell>
          <table:table-cell table:formula="of:=[.D206]/15000" office:value-type="float" office:value="0.310866666666667" calcext:value-type="float">
            <text:p>0.3108666667</text:p>
          </table:table-cell>
          <table:table-cell table:formula="of:=SQRT([.F206]*(1-[.F206])/15000)" office:value-type="float" office:value="0.000266524406498277" calcext:value-type="float">
            <text:p>0.0002665244</text:p>
          </table:table-cell>
          <table:table-cell table:formula="of:=SQRT([.G206]*(1-[.G206])/15000)" office:value-type="float" office:value="0.00377914083906402" calcext:value-type="float">
            <text:p>0.0037791408</text:p>
          </table:table-cell>
          <table:table-cell table:formula="of:=SQRT(([.H206]/[.F206])^2+([.I206]/[.G206])^2)/3" office:value-type="float" office:value="0.0040532392313994" calcext:value-type="float">
            <text:p>0.0040532392</text:p>
          </table:table-cell>
          <table:table-cell/>
          <table:table-cell table:formula="of:=[.A206]" office:value-type="float" office:value="11.96" calcext:value-type="float">
            <text:p>11.96</text:p>
          </table:table-cell>
          <table:table-cell table:formula="of:=[.B206]" office:value-type="float" office:value="0.389107982438535" calcext:value-type="float">
            <text:p>0.3891079824</text:p>
          </table:table-cell>
          <table:table-cell office:value-type="float" office:value="0" calcext:value-type="float">
            <text:p>0</text:p>
          </table:table-cell>
          <table:table-cell table:formula="of:=[.J206]" office:value-type="float" office:value="0.0040532392313994" calcext:value-type="float">
            <text:p>0.0040532392</text:p>
          </table:table-cell>
          <table:table-cell/>
          <table:table-cell office:value-type="float" office:value="11.96" calcext:value-type="float">
            <text:p>11.96</text:p>
          </table:table-cell>
          <table:table-cell table:formula="of:=LN([.S206]/[.T206])/3" office:value-type="float" office:value="0.395813957549064" calcext:value-type="float">
            <text:p>0.3958139575</text:p>
          </table:table-cell>
          <table:table-cell office:value-type="float" office:value="10059" calcext:value-type="float">
            <text:p>10059</text:p>
          </table:table-cell>
          <table:table-cell office:value-type="float" office:value="3068" calcext:value-type="float">
            <text:p>3068</text:p>
          </table:table-cell>
          <table:table-cell/>
          <table:table-cell table:formula="of:=[.S206]/15000" office:value-type="float" office:value="0.6706" calcext:value-type="float">
            <text:p>0.6706</text:p>
          </table:table-cell>
          <table:table-cell table:formula="of:=[.T206]/15000" office:value-type="float" office:value="0.204533333333333" calcext:value-type="float">
            <text:p>0.2045333333</text:p>
          </table:table-cell>
          <table:table-cell table:formula="of:=SQRT([.V206]*(1-[.V206])/15000)" office:value-type="float" office:value="0.0038374960586299" calcext:value-type="float">
            <text:p>0.0038374961</text:p>
          </table:table-cell>
          <table:table-cell table:formula="of:=SQRT([.W206]*(1-[.W206])/15000)" office:value-type="float" office:value="0.00329342222102267" calcext:value-type="float">
            <text:p>0.0032934222</text:p>
          </table:table-cell>
          <table:table-cell table:formula="of:=SQRT(([.X206]/[.V206])^2+([.Y206]/[.W206])^2)/3" office:value-type="float" office:value="0.00569624992086615" calcext:value-type="float">
            <text:p>0.0056962499</text:p>
          </table:table-cell>
          <table:table-cell/>
          <table:table-cell table:formula="of:=[.Q206]" office:value-type="float" office:value="11.96" calcext:value-type="float">
            <text:p>11.96</text:p>
          </table:table-cell>
          <table:table-cell table:formula="of:=[.R206]" office:value-type="float" office:value="0.395813957549064" calcext:value-type="float">
            <text:p>0.3958139575</text:p>
          </table:table-cell>
          <table:table-cell office:value-type="float" office:value="0" calcext:value-type="float">
            <text:p>0</text:p>
          </table:table-cell>
          <table:table-cell table:formula="of:=[.Z206]" office:value-type="float" office:value="0.00569624992086615" calcext:value-type="float">
            <text:p>0.0056962499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table:formula="of:=LN([.C207]/[.D207])/3" office:value-type="float" office:value="0.392518020145007" calcext:value-type="float">
            <text:p>0.3925180201</text:p>
          </table:table-cell>
          <table:table-cell office:value-type="float" office:value="14979" calcext:value-type="float">
            <text:p>14979</text:p>
          </table:table-cell>
          <table:table-cell office:value-type="float" office:value="4614" calcext:value-type="float">
            <text:p>4614</text:p>
          </table:table-cell>
          <table:table-cell/>
          <table:table-cell table:formula="of:=[.C207]/15000" office:value-type="float" office:value="0.9986" calcext:value-type="float">
            <text:p>0.9986</text:p>
          </table:table-cell>
          <table:table-cell table:formula="of:=[.D207]/15000" office:value-type="float" office:value="0.3076" calcext:value-type="float">
            <text:p>0.3076</text:p>
          </table:table-cell>
          <table:table-cell table:formula="of:=SQRT([.F207]*(1-[.F207])/15000)" office:value-type="float" office:value="0.000305291117896777" calcext:value-type="float">
            <text:p>0.0003052911</text:p>
          </table:table-cell>
          <table:table-cell table:formula="of:=SQRT([.G207]*(1-[.G207])/15000)" office:value-type="float" office:value="0.00376813163252029" calcext:value-type="float">
            <text:p>0.0037681316</text:p>
          </table:table-cell>
          <table:table-cell table:formula="of:=SQRT(([.H207]/[.F207])^2+([.I207]/[.G207])^2)/3" office:value-type="float" office:value="0.00408463902510969" calcext:value-type="float">
            <text:p>0.004084639</text:p>
          </table:table-cell>
          <table:table-cell/>
          <table:table-cell table:formula="of:=[.A207]" office:value-type="float" office:value="12.46" calcext:value-type="float">
            <text:p>12.46</text:p>
          </table:table-cell>
          <table:table-cell table:formula="of:=[.B207]" office:value-type="float" office:value="0.392518020145007" calcext:value-type="float">
            <text:p>0.3925180201</text:p>
          </table:table-cell>
          <table:table-cell office:value-type="float" office:value="0" calcext:value-type="float">
            <text:p>0</text:p>
          </table:table-cell>
          <table:table-cell table:formula="of:=[.J207]" office:value-type="float" office:value="0.00408463902510969" calcext:value-type="float">
            <text:p>0.004084639</text:p>
          </table:table-cell>
          <table:table-cell/>
          <table:table-cell office:value-type="float" office:value="12.46" calcext:value-type="float">
            <text:p>12.46</text:p>
          </table:table-cell>
          <table:table-cell table:formula="of:=LN([.S207]/[.T207])/3" office:value-type="float" office:value="0.393507408998568" calcext:value-type="float">
            <text:p>0.393507409</text:p>
          </table:table-cell>
          <table:table-cell office:value-type="float" office:value="10185" calcext:value-type="float">
            <text:p>10185</text:p>
          </table:table-cell>
          <table:table-cell office:value-type="float" office:value="3128" calcext:value-type="float">
            <text:p>3128</text:p>
          </table:table-cell>
          <table:table-cell/>
          <table:table-cell table:formula="of:=[.S207]/15000" office:value-type="float" office:value="0.679" calcext:value-type="float">
            <text:p>0.679</text:p>
          </table:table-cell>
          <table:table-cell table:formula="of:=[.T207]/15000" office:value-type="float" office:value="0.208533333333333" calcext:value-type="float">
            <text:p>0.2085333333</text:p>
          </table:table-cell>
          <table:table-cell table:formula="of:=SQRT([.V207]*(1-[.V207])/15000)" office:value-type="float" office:value="0.00381190241218214" calcext:value-type="float">
            <text:p>0.0038119024</text:p>
          </table:table-cell>
          <table:table-cell table:formula="of:=SQRT([.W207]*(1-[.W207])/15000)" office:value-type="float" office:value="0.00331709895563601" calcext:value-type="float">
            <text:p>0.003317099</text:p>
          </table:table-cell>
          <table:table-cell table:formula="of:=SQRT(([.X207]/[.V207])^2+([.Y207]/[.W207])^2)/3" office:value-type="float" office:value="0.00562280440739183" calcext:value-type="float">
            <text:p>0.0056228044</text:p>
          </table:table-cell>
          <table:table-cell/>
          <table:table-cell table:formula="of:=[.Q207]" office:value-type="float" office:value="12.46" calcext:value-type="float">
            <text:p>12.46</text:p>
          </table:table-cell>
          <table:table-cell table:formula="of:=[.R207]" office:value-type="float" office:value="0.393507408998568" calcext:value-type="float">
            <text:p>0.393507409</text:p>
          </table:table-cell>
          <table:table-cell office:value-type="float" office:value="0" calcext:value-type="float">
            <text:p>0</text:p>
          </table:table-cell>
          <table:table-cell table:formula="of:=[.Z207]" office:value-type="float" office:value="0.00562280440739183" calcext:value-type="float">
            <text:p>0.0056228044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table:formula="of:=LN([.C208]/[.D208])/3" office:value-type="float" office:value="0.392423529957453" calcext:value-type="float">
            <text:p>0.39242353</text:p>
          </table:table-cell>
          <table:table-cell office:value-type="float" office:value="14978" calcext:value-type="float">
            <text:p>14978</text:p>
          </table:table-cell>
          <table:table-cell office:value-type="float" office:value="4615" calcext:value-type="float">
            <text:p>4615</text:p>
          </table:table-cell>
          <table:table-cell/>
          <table:table-cell table:formula="of:=[.C208]/15000" office:value-type="float" office:value="0.998533333333333" calcext:value-type="float">
            <text:p>0.9985333333</text:p>
          </table:table-cell>
          <table:table-cell table:formula="of:=[.D208]/15000" office:value-type="float" office:value="0.307666666666667" calcext:value-type="float">
            <text:p>0.3076666667</text:p>
          </table:table-cell>
          <table:table-cell table:formula="of:=SQRT([.F208]*(1-[.F208])/15000)" office:value-type="float" office:value="0.000312464990631538" calcext:value-type="float">
            <text:p>0.000312465</text:p>
          </table:table-cell>
          <table:table-cell table:formula="of:=SQRT([.G208]*(1-[.G208])/15000)" office:value-type="float" office:value="0.00376835851876197" calcext:value-type="float">
            <text:p>0.0037683585</text:p>
          </table:table-cell>
          <table:table-cell table:formula="of:=SQRT(([.H208]/[.F208])^2+([.I208]/[.G208])^2)/3" office:value-type="float" office:value="0.00408406086656319" calcext:value-type="float">
            <text:p>0.0040840609</text:p>
          </table:table-cell>
          <table:table-cell/>
          <table:table-cell table:formula="of:=[.A208]" office:value-type="float" office:value="12.96" calcext:value-type="float">
            <text:p>12.96</text:p>
          </table:table-cell>
          <table:table-cell table:formula="of:=[.B208]" office:value-type="float" office:value="0.392423529957453" calcext:value-type="float">
            <text:p>0.39242353</text:p>
          </table:table-cell>
          <table:table-cell office:value-type="float" office:value="0" calcext:value-type="float">
            <text:p>0</text:p>
          </table:table-cell>
          <table:table-cell table:formula="of:=[.J208]" office:value-type="float" office:value="0.00408406086656319" calcext:value-type="float">
            <text:p>0.0040840609</text:p>
          </table:table-cell>
          <table:table-cell/>
          <table:table-cell office:value-type="float" office:value="12.96" calcext:value-type="float">
            <text:p>12.96</text:p>
          </table:table-cell>
          <table:table-cell table:formula="of:=LN([.S208]/[.T208])/3" office:value-type="float" office:value="0.382363980681599" calcext:value-type="float">
            <text:p>0.3823639807</text:p>
          </table:table-cell>
          <table:table-cell office:value-type="float" office:value="10143" calcext:value-type="float">
            <text:p>10143</text:p>
          </table:table-cell>
          <table:table-cell office:value-type="float" office:value="3221" calcext:value-type="float">
            <text:p>3221</text:p>
          </table:table-cell>
          <table:table-cell/>
          <table:table-cell table:formula="of:=[.S208]/15000" office:value-type="float" office:value="0.6762" calcext:value-type="float">
            <text:p>0.6762</text:p>
          </table:table-cell>
          <table:table-cell table:formula="of:=[.T208]/15000" office:value-type="float" office:value="0.214733333333333" calcext:value-type="float">
            <text:p>0.2147333333</text:p>
          </table:table-cell>
          <table:table-cell table:formula="of:=SQRT([.V208]*(1-[.V208])/15000)" office:value-type="float" office:value="0.00382058948331275" calcext:value-type="float">
            <text:p>0.0038205895</text:p>
          </table:table-cell>
          <table:table-cell table:formula="of:=SQRT([.W208]*(1-[.W208])/15000)" office:value-type="float" office:value="0.00335283888557034" calcext:value-type="float">
            <text:p>0.0033528389</text:p>
          </table:table-cell>
          <table:table-cell table:formula="of:=SQRT(([.X208]/[.V208])^2+([.Y208]/[.W208])^2)/3" office:value-type="float" office:value="0.00553493367045093" calcext:value-type="float">
            <text:p>0.0055349337</text:p>
          </table:table-cell>
          <table:table-cell/>
          <table:table-cell table:formula="of:=[.Q208]" office:value-type="float" office:value="12.96" calcext:value-type="float">
            <text:p>12.96</text:p>
          </table:table-cell>
          <table:table-cell table:formula="of:=[.R208]" office:value-type="float" office:value="0.382363980681599" calcext:value-type="float">
            <text:p>0.3823639807</text:p>
          </table:table-cell>
          <table:table-cell office:value-type="float" office:value="0" calcext:value-type="float">
            <text:p>0</text:p>
          </table:table-cell>
          <table:table-cell table:formula="of:=[.Z208]" office:value-type="float" office:value="0.00553493367045093" calcext:value-type="float">
            <text:p>0.0055349337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table:formula="of:=LN([.C209]/[.D209])/3" office:value-type="float" office:value="0.390335464663843" calcext:value-type="float">
            <text:p>0.3903354647</text:p>
          </table:table-cell>
          <table:table-cell office:value-type="float" office:value="14978" calcext:value-type="float">
            <text:p>14978</text:p>
          </table:table-cell>
          <table:table-cell office:value-type="float" office:value="4644" calcext:value-type="float">
            <text:p>4644</text:p>
          </table:table-cell>
          <table:table-cell/>
          <table:table-cell table:formula="of:=[.C209]/15000" office:value-type="float" office:value="0.998533333333333" calcext:value-type="float">
            <text:p>0.9985333333</text:p>
          </table:table-cell>
          <table:table-cell table:formula="of:=[.D209]/15000" office:value-type="float" office:value="0.3096" calcext:value-type="float">
            <text:p>0.3096</text:p>
          </table:table-cell>
          <table:table-cell table:formula="of:=SQRT([.F209]*(1-[.F209])/15000)" office:value-type="float" office:value="0.000312464990631538" calcext:value-type="float">
            <text:p>0.000312465</text:p>
          </table:table-cell>
          <table:table-cell table:formula="of:=SQRT([.G209]*(1-[.G209])/15000)" office:value-type="float" office:value="0.00377489814432125" calcext:value-type="float">
            <text:p>0.0037748981</text:p>
          </table:table-cell>
          <table:table-cell table:formula="of:=SQRT(([.H209]/[.F209])^2+([.I209]/[.G209])^2)/3" office:value-type="float" office:value="0.00406561277887283" calcext:value-type="float">
            <text:p>0.0040656128</text:p>
          </table:table-cell>
          <table:table-cell/>
          <table:table-cell table:formula="of:=[.A209]" office:value-type="float" office:value="13.46" calcext:value-type="float">
            <text:p>13.46</text:p>
          </table:table-cell>
          <table:table-cell table:formula="of:=[.B209]" office:value-type="float" office:value="0.390335464663843" calcext:value-type="float">
            <text:p>0.3903354647</text:p>
          </table:table-cell>
          <table:table-cell office:value-type="float" office:value="0" calcext:value-type="float">
            <text:p>0</text:p>
          </table:table-cell>
          <table:table-cell table:formula="of:=[.J209]" office:value-type="float" office:value="0.00406561277887283" calcext:value-type="float">
            <text:p>0.0040656128</text:p>
          </table:table-cell>
          <table:table-cell/>
          <table:table-cell office:value-type="float" office:value="13.46" calcext:value-type="float">
            <text:p>13.46</text:p>
          </table:table-cell>
          <table:table-cell table:formula="of:=LN([.S209]/[.T209])/3" office:value-type="float" office:value="0.384220924932366" calcext:value-type="float">
            <text:p>0.3842209249</text:p>
          </table:table-cell>
          <table:table-cell office:value-type="float" office:value="9959" calcext:value-type="float">
            <text:p>9959</text:p>
          </table:table-cell>
          <table:table-cell office:value-type="float" office:value="3145" calcext:value-type="float">
            <text:p>3145</text:p>
          </table:table-cell>
          <table:table-cell/>
          <table:table-cell table:formula="of:=[.S209]/15000" office:value-type="float" office:value="0.663933333333333" calcext:value-type="float">
            <text:p>0.6639333333</text:p>
          </table:table-cell>
          <table:table-cell table:formula="of:=[.T209]/15000" office:value-type="float" office:value="0.209666666666667" calcext:value-type="float">
            <text:p>0.2096666667</text:p>
          </table:table-cell>
          <table:table-cell table:formula="of:=SQRT([.V209]*(1-[.V209])/15000)" office:value-type="float" office:value="0.00385681960707024" calcext:value-type="float">
            <text:p>0.0038568196</text:p>
          </table:table-cell>
          <table:table-cell table:formula="of:=SQRT([.W209]*(1-[.W209])/15000)" office:value-type="float" office:value="0.00332371835505112" calcext:value-type="float">
            <text:p>0.0033237184</text:p>
          </table:table-cell>
          <table:table-cell table:formula="of:=SQRT(([.X209]/[.V209])^2+([.Y209]/[.W209])^2)/3" office:value-type="float" office:value="0.00562774257520048" calcext:value-type="float">
            <text:p>0.0056277426</text:p>
          </table:table-cell>
          <table:table-cell/>
          <table:table-cell table:formula="of:=[.Q209]" office:value-type="float" office:value="13.46" calcext:value-type="float">
            <text:p>13.46</text:p>
          </table:table-cell>
          <table:table-cell table:formula="of:=[.R209]" office:value-type="float" office:value="0.384220924932366" calcext:value-type="float">
            <text:p>0.3842209249</text:p>
          </table:table-cell>
          <table:table-cell office:value-type="float" office:value="0" calcext:value-type="float">
            <text:p>0</text:p>
          </table:table-cell>
          <table:table-cell table:formula="of:=[.Z209]" office:value-type="float" office:value="0.00562774257520048" calcext:value-type="float">
            <text:p>0.0056277426</text:p>
          </table:table-cell>
        </table:table-row>
        <table:table-row table:style-name="ro1" table:number-rows-repeated="28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ain" table:style-name="ta1">
        <table:shapes>
          <draw:frame draw:z-index="0" draw:style-name="gr1" draw:text-style-name="P1" svg:width="6.2988in" svg:height="3.5429in" svg:x="10.5689in" svg:y="4.7976in">
            <draw:object draw:notify-on-update-of-ranges="Gain.A1:Gain.A3 Gain.B1:Gain.B3 Gain.A5:Gain.A7 Gain.B5:Gain.B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6.2988in" svg:height="3.5429in" svg:x="10.4248in" svg:y="6.2717in">
            <draw:object draw:notify-on-update-of-ranges="Gain.K9:Gain.K13 Gain.L9:Gain.L13 Gain.K15:Gain.K19 Gain.L15:Gain.L1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6.2988in" svg:height="3.5429in" svg:x="10.6406in" svg:y="8.3098in">
            <draw:object draw:notify-on-update-of-ranges="Gain.A49:Gain.A64 Gain.B49:Gain.B64 Gain.A49:Gain.A64 Gain.D49:Gain.D64 Gain.A49:Gain.A64 Gain.F49:Gain.F64 Gain.A49:Gain.A64 Gain.H49:Gain.H64 Gain.A49:Gain.A64 Gain.J49:Gain.J64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6.2988in" svg:height="3.5429in" svg:x="8.5445in" svg:y="19.3894in">
            <draw:object draw:notify-on-update-of-ranges="Gain.A134:Gain.A146 Gain.B134:Gain.B14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9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table:formula="of:=LN([.C1]/[.D1])/3" office:value-type="float" office:value="0.131338981629941" calcext:value-type="float">
            <text:p>0.1313389816</text:p>
          </table:table-cell>
          <table:table-cell office:value-type="float" office:value="12550" calcext:value-type="float">
            <text:p>12550</text:p>
          </table:table-cell>
          <table:table-cell office:value-type="float" office:value="8463" calcext:value-type="float">
            <text:p>8463</text:p>
          </table:table-cell>
          <table:table-cell table:formula="of:=[.C1]/15000" office:value-type="float" office:value="0.836666666666667" calcext:value-type="float">
            <text:p>0.8366666667</text:p>
          </table:table-cell>
          <table:table-cell table:formula="of:=[.D1]/15000" office:value-type="float" office:value="0.5642" calcext:value-type="float">
            <text:p>0.5642</text:p>
          </table:table-cell>
          <table:table-cell table:formula="of:=SQRT([.E1]*(1-[.E1])/15000)" office:value-type="float" office:value="0.00301833900852279" calcext:value-type="float">
            <text:p>0.003018339</text:p>
          </table:table-cell>
          <table:table-cell table:formula="of:=SQRT([.F1]*(1-[.F1])/15000)" office:value-type="float" office:value="0.00404868999389514" calcext:value-type="float">
            <text:p>0.00404869</text:p>
          </table:table-cell>
          <table:table-cell table:formula="of:=SQRT(([.G1]/[.E1])^2+([.H1]/[.F1])^2)/3" office:value-type="float" office:value="0.00267725709658752" calcext:value-type="float">
            <text:p>0.0026772571</text:p>
          </table:table-cell>
          <table:table-cell office:value-type="float" office:value="231" calcext:value-type="float">
            <text:p>231</text:p>
          </table:table-cell>
          <table:table-cell table:formula="of:=[.A1]" office:value-type="float" office:value="65" calcext:value-type="float">
            <text:p>65</text:p>
          </table:table-cell>
          <table:table-cell table:formula="of:=[.B1]" office:value-type="float" office:value="0.131338981629941" calcext:value-type="float">
            <text:p>0.1313389816</text:p>
          </table:table-cell>
          <table:table-cell office:value-type="float" office:value="0" calcext:value-type="float">
            <text:p>0</text:p>
          </table:table-cell>
          <table:table-cell table:formula="of:=[.I1]" office:value-type="float" office:value="0.00267725709658752" calcext:value-type="float">
            <text:p>0.0026772571</text:p>
          </table:table-cell>
          <table:table-cell table:number-columns-repeated="6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LN([.C2]/[.D2])/3" office:value-type="float" office:value="0.410730026540767" calcext:value-type="float">
            <text:p>0.4107300265</text:p>
          </table:table-cell>
          <table:table-cell office:value-type="float" office:value="9237" calcext:value-type="float">
            <text:p>9237</text:p>
          </table:table-cell>
          <table:table-cell office:value-type="float" office:value="2694" calcext:value-type="float">
            <text:p>2694</text:p>
          </table:table-cell>
          <table:table-cell table:formula="of:=[.C2]/15000" office:value-type="float" office:value="0.6158" calcext:value-type="float">
            <text:p>0.6158</text:p>
          </table:table-cell>
          <table:table-cell table:formula="of:=[.D2]/15000" office:value-type="float" office:value="0.1796" calcext:value-type="float">
            <text:p>0.1796</text:p>
          </table:table-cell>
          <table:table-cell table:formula="of:=SQRT([.E2]*(1-[.E2])/15000)" office:value-type="float" office:value="0.00397148469299161" calcext:value-type="float">
            <text:p>0.0039714847</text:p>
          </table:table-cell>
          <table:table-cell table:formula="of:=SQRT([.F2]*(1-[.F2])/15000)" office:value-type="float" office:value="0.00313415421871143" calcext:value-type="float">
            <text:p>0.0031341542</text:p>
          </table:table-cell>
          <table:table-cell table:formula="of:=SQRT(([.G2]/[.E2])^2+([.H2]/[.F2])^2)/3" office:value-type="float" office:value="0.00620145299306628" calcext:value-type="float">
            <text:p>0.006201453</text:p>
          </table:table-cell>
          <table:table-cell office:value-type="float" office:value="232" calcext:value-type="float">
            <text:p>232</text:p>
          </table:table-cell>
          <table:table-cell table:formula="of:=[.A2]" office:value-type="float" office:value="65.5" calcext:value-type="float">
            <text:p>65.5</text:p>
          </table:table-cell>
          <table:table-cell table:formula="of:=[.B2]" office:value-type="float" office:value="0.410730026540767" calcext:value-type="float">
            <text:p>0.4107300265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.00620145299306628" calcext:value-type="float">
            <text:p>0.00620145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N([.C3]/[.D3])/3" office:value-type="float" office:value="0.558474049094357" calcext:value-type="float">
            <text:p>0.5584740491</text:p>
          </table:table-cell>
          <table:table-cell office:value-type="float" office:value="6922" calcext:value-type="float">
            <text:p>6922</text:p>
          </table:table-cell>
          <table:table-cell office:value-type="float" office:value="1296" calcext:value-type="float">
            <text:p>1296</text:p>
          </table:table-cell>
          <table:table-cell table:formula="of:=[.C3]/15000" office:value-type="float" office:value="0.461466666666667" calcext:value-type="float">
            <text:p>0.4614666667</text:p>
          </table:table-cell>
          <table:table-cell table:formula="of:=[.D3]/15000" office:value-type="float" office:value="0.0864" calcext:value-type="float">
            <text:p>0.0864</text:p>
          </table:table-cell>
          <table:table-cell table:formula="of:=SQRT([.E3]*(1-[.E3])/15000)" office:value-type="float" office:value="0.00407034136342578" calcext:value-type="float">
            <text:p>0.0040703414</text:p>
          </table:table-cell>
          <table:table-cell table:formula="of:=SQRT([.F3]*(1-[.F3])/15000)" office:value-type="float" office:value="0.00229397820390692" calcext:value-type="float">
            <text:p>0.0022939782</text:p>
          </table:table-cell>
          <table:table-cell table:formula="of:=SQRT(([.G3]/[.E3])^2+([.H3]/[.F3])^2)/3" office:value-type="float" office:value="0.00932582151290027" calcext:value-type="float">
            <text:p>0.0093258215</text:p>
          </table:table-cell>
          <table:table-cell office:value-type="float" office:value="233" calcext:value-type="float">
            <text:p>233</text:p>
          </table:table-cell>
          <table:table-cell table:formula="of:=[.A3]" office:value-type="float" office:value="66" calcext:value-type="float">
            <text:p>66</text:p>
          </table:table-cell>
          <table:table-cell table:formula="of:=[.B3]" office:value-type="float" office:value="0.558474049094357" calcext:value-type="float">
            <text:p>0.5584740491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0.00932582151290027" calcext:value-type="float">
            <text:p>0.0093258215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N([.C5]/[.D5])/3" office:value-type="float" office:value="0.136657288630236" calcext:value-type="float">
            <text:p>0.1366572886</text:p>
          </table:table-cell>
          <table:table-cell office:value-type="float" office:value="12565" calcext:value-type="float">
            <text:p>12565</text:p>
          </table:table-cell>
          <table:table-cell office:value-type="float" office:value="8339" calcext:value-type="float">
            <text:p>8339</text:p>
          </table:table-cell>
          <table:table-cell table:formula="of:=[.C5]/15000" office:value-type="float" office:value="0.837666666666667" calcext:value-type="float">
            <text:p>0.8376666667</text:p>
          </table:table-cell>
          <table:table-cell table:formula="of:=[.D5]/15000" office:value-type="float" office:value="0.555933333333333" calcext:value-type="float">
            <text:p>0.5559333333</text:p>
          </table:table-cell>
          <table:table-cell table:formula="of:=SQRT([.E5]*(1-[.E5])/15000)" office:value-type="float" office:value="0.00301088273016649" calcext:value-type="float">
            <text:p>0.0030108827</text:p>
          </table:table-cell>
          <table:table-cell table:formula="of:=SQRT([.F5]*(1-[.F5])/15000)" office:value-type="float" office:value="0.00405685808002714" calcext:value-type="float">
            <text:p>0.0040568581</text:p>
          </table:table-cell>
          <table:table-cell table:formula="of:=SQRT(([.G5]/[.E5])^2+([.H5]/[.F5])^2)/3" office:value-type="float" office:value="0.00271152425617669" calcext:value-type="float">
            <text:p>0.0027115243</text:p>
          </table:table-cell>
          <table:table-cell office:value-type="float" office:value="234" calcext:value-type="float">
            <text:p>234</text:p>
          </table:table-cell>
          <table:table-cell table:formula="of:=[.A5]" office:value-type="float" office:value="65" calcext:value-type="float">
            <text:p>65</text:p>
          </table:table-cell>
          <table:table-cell table:formula="of:=[.B5]" office:value-type="float" office:value="0.136657288630236" calcext:value-type="float">
            <text:p>0.1366572886</text:p>
          </table:table-cell>
          <table:table-cell office:value-type="float" office:value="0" calcext:value-type="float">
            <text:p>0</text:p>
          </table:table-cell>
          <table:table-cell table:formula="of:=[.I5]" office:value-type="float" office:value="0.00271152425617669" calcext:value-type="float">
            <text:p>0.0027115243</text:p>
          </table:table-cell>
          <table:table-cell table:number-columns-repeated="6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LN([.C6]/[.D6])/3" office:value-type="float" office:value="0.396912058869126" calcext:value-type="float">
            <text:p>0.3969120589</text:p>
          </table:table-cell>
          <table:table-cell office:value-type="float" office:value="9181" calcext:value-type="float">
            <text:p>9181</text:p>
          </table:table-cell>
          <table:table-cell office:value-type="float" office:value="2791" calcext:value-type="float">
            <text:p>2791</text:p>
          </table:table-cell>
          <table:table-cell table:formula="of:=[.C6]/15000" office:value-type="float" office:value="0.612066666666667" calcext:value-type="float">
            <text:p>0.6120666667</text:p>
          </table:table-cell>
          <table:table-cell table:formula="of:=[.D6]/15000" office:value-type="float" office:value="0.186066666666667" calcext:value-type="float">
            <text:p>0.1860666667</text:p>
          </table:table-cell>
          <table:table-cell table:formula="of:=SQRT([.E6]*(1-[.E6])/15000)" office:value-type="float" office:value="0.00397861837176527" calcext:value-type="float">
            <text:p>0.0039786184</text:p>
          </table:table-cell>
          <table:table-cell table:formula="of:=SQRT([.F6]*(1-[.F6])/15000)" office:value-type="float" office:value="0.00317748183548149" calcext:value-type="float">
            <text:p>0.0031774818</text:p>
          </table:table-cell>
          <table:table-cell table:formula="of:=SQRT(([.G6]/[.E6])^2+([.H6]/[.F6])^2)/3" office:value-type="float" office:value="0.00609081076199047" calcext:value-type="float">
            <text:p>0.0060908108</text:p>
          </table:table-cell>
          <table:table-cell office:value-type="float" office:value="235" calcext:value-type="float">
            <text:p>235</text:p>
          </table:table-cell>
          <table:table-cell table:formula="of:=[.A6]" office:value-type="float" office:value="65.5" calcext:value-type="float">
            <text:p>65.5</text:p>
          </table:table-cell>
          <table:table-cell table:formula="of:=[.B6]" office:value-type="float" office:value="0.396912058869126" calcext:value-type="float">
            <text:p>0.3969120589</text:p>
          </table:table-cell>
          <table:table-cell office:value-type="float" office:value="0" calcext:value-type="float">
            <text:p>0</text:p>
          </table:table-cell>
          <table:table-cell table:formula="of:=[.I6]" office:value-type="float" office:value="0.00609081076199047" calcext:value-type="float">
            <text:p>0.0060908108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N([.C7]/[.D7])/3" office:value-type="float" office:value="0.560157895183617" calcext:value-type="float">
            <text:p>0.5601578952</text:p>
          </table:table-cell>
          <table:table-cell office:value-type="float" office:value="7000" calcext:value-type="float">
            <text:p>7000</text:p>
          </table:table-cell>
          <table:table-cell office:value-type="float" office:value="1304" calcext:value-type="float">
            <text:p>1304</text:p>
          </table:table-cell>
          <table:table-cell table:formula="of:=[.C7]/15000" office:value-type="float" office:value="0.466666666666667" calcext:value-type="float">
            <text:p>0.4666666667</text:p>
          </table:table-cell>
          <table:table-cell table:formula="of:=[.D7]/15000" office:value-type="float" office:value="0.0869333333333333" calcext:value-type="float">
            <text:p>0.0869333333</text:p>
          </table:table-cell>
          <table:table-cell table:formula="of:=SQRT([.E7]*(1-[.E7])/15000)" office:value-type="float" office:value="0.00407340061773852" calcext:value-type="float">
            <text:p>0.0040734006</text:p>
          </table:table-cell>
          <table:table-cell table:formula="of:=SQRT([.F7]*(1-[.F7])/15000)" office:value-type="float" office:value="0.00230037575030528" calcext:value-type="float">
            <text:p>0.0023003758</text:p>
          </table:table-cell>
          <table:table-cell table:formula="of:=SQRT(([.G7]/[.E7])^2+([.H7]/[.F7])^2)/3" office:value-type="float" office:value="0.0092879550145335" calcext:value-type="float">
            <text:p>0.009287955</text:p>
          </table:table-cell>
          <table:table-cell office:value-type="float" office:value="236" calcext:value-type="float">
            <text:p>236</text:p>
          </table:table-cell>
          <table:table-cell table:formula="of:=[.A7]" office:value-type="float" office:value="66" calcext:value-type="float">
            <text:p>66</text:p>
          </table:table-cell>
          <table:table-cell table:formula="of:=[.B7]" office:value-type="float" office:value="0.560157895183617" calcext:value-type="float">
            <text:p>0.5601578952</text:p>
          </table:table-cell>
          <table:table-cell office:value-type="float" office:value="0" calcext:value-type="float">
            <text:p>0</text:p>
          </table:table-cell>
          <table:table-cell table:formula="of:=[.I7]" office:value-type="float" office:value="0.0092879550145335" calcext:value-type="float">
            <text:p>0.009287955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float" office:value="67.44" calcext:value-type="float">
            <text:p>67.44</text:p>
          </table:table-cell>
          <table:table-cell table:formula="of:=LN([.C9]/[.D9])/3" office:value-type="float" office:value="0.00916537493346281" calcext:value-type="float">
            <text:p>0.0091653749</text:p>
          </table:table-cell>
          <table:table-cell office:value-type="float" office:value="14011" calcext:value-type="float">
            <text:p>14011</text:p>
          </table:table-cell>
          <table:table-cell office:value-type="float" office:value="13631" calcext:value-type="float">
            <text:p>13631</text:p>
          </table:table-cell>
          <table:table-cell table:formula="of:=[.C9]/15000" office:value-type="float" office:value="0.934066666666667" calcext:value-type="float">
            <text:p>0.9340666667</text:p>
          </table:table-cell>
          <table:table-cell table:formula="of:=[.D9]/15000" office:value-type="float" office:value="0.908733333333333" calcext:value-type="float">
            <text:p>0.9087333333</text:p>
          </table:table-cell>
          <table:table-cell table:formula="of:=SQRT([.E9]*(1-[.E9])/15000)" office:value-type="float" office:value="0.00202626304460352" calcext:value-type="float">
            <text:p>0.002026263</text:p>
          </table:table-cell>
          <table:table-cell table:formula="of:=SQRT([.F9]*(1-[.F9])/15000)" office:value-type="float" office:value="0.00235141180601814" calcext:value-type="float">
            <text:p>0.0023514118</text:p>
          </table:table-cell>
          <table:table-cell table:formula="of:=SQRT(([.G9]/[.E9])^2+([.H9]/[.F9])^2)/3" office:value-type="float" office:value="0.00112552944754271" calcext:value-type="float">
            <text:p>0.0011255294</text:p>
          </table:table-cell>
          <table:table-cell office:value-type="float" office:value="236" calcext:value-type="float">
            <text:p>236</text:p>
          </table:table-cell>
          <table:table-cell table:formula="of:=[.A9]" office:value-type="float" office:value="67.44" calcext:value-type="float">
            <text:p>67.44</text:p>
          </table:table-cell>
          <table:table-cell table:formula="of:=[.B9]" office:value-type="float" office:value="0.00916537493346281" calcext:value-type="float">
            <text:p>0.0091653749</text:p>
          </table:table-cell>
          <table:table-cell office:value-type="float" office:value="0" calcext:value-type="float">
            <text:p>0</text:p>
          </table:table-cell>
          <table:table-cell table:formula="of:=[.I9]" office:value-type="float" office:value="0.00112552944754271" calcext:value-type="float">
            <text:p>0.0011255294</text:p>
          </table:table-cell>
          <table:table-cell table:number-columns-repeated="6"/>
        </table:table-row>
        <table:table-row table:style-name="ro1">
          <table:table-cell office:value-type="float" office:value="67.94" calcext:value-type="float">
            <text:p>67.94</text:p>
          </table:table-cell>
          <table:table-cell table:formula="of:=LN([.C10]/[.D10])/3" office:value-type="float" office:value="0.0106683978148037" calcext:value-type="float">
            <text:p>0.0106683978</text:p>
          </table:table-cell>
          <table:table-cell office:value-type="float" office:value="13207" calcext:value-type="float">
            <text:p>13207</text:p>
          </table:table-cell>
          <table:table-cell office:value-type="float" office:value="12791" calcext:value-type="float">
            <text:p>12791</text:p>
          </table:table-cell>
          <table:table-cell table:formula="of:=[.C10]/15000" office:value-type="float" office:value="0.880466666666667" calcext:value-type="float">
            <text:p>0.8804666667</text:p>
          </table:table-cell>
          <table:table-cell table:formula="of:=[.D10]/15000" office:value-type="float" office:value="0.852733333333333" calcext:value-type="float">
            <text:p>0.8527333333</text:p>
          </table:table-cell>
          <table:table-cell table:formula="of:=SQRT([.E10]*(1-[.E10])/15000)" office:value-type="float" office:value="0.00264883767661158" calcext:value-type="float">
            <text:p>0.0026488377</text:p>
          </table:table-cell>
          <table:table-cell table:formula="of:=SQRT([.F10]*(1-[.F10])/15000)" office:value-type="float" office:value="0.00289343159075351" calcext:value-type="float">
            <text:p>0.0028934316</text:p>
          </table:table-cell>
          <table:table-cell table:formula="of:=SQRT(([.G10]/[.E10])^2+([.H10]/[.F10])^2)/3" office:value-type="float" office:value="0.00151158708122781" calcext:value-type="float">
            <text:p>0.0015115871</text:p>
          </table:table-cell>
          <table:table-cell office:value-type="float" office:value="236" calcext:value-type="float">
            <text:p>236</text:p>
          </table:table-cell>
          <table:table-cell table:formula="of:=[.A10]" office:value-type="float" office:value="67.94" calcext:value-type="float">
            <text:p>67.94</text:p>
          </table:table-cell>
          <table:table-cell table:formula="of:=[.B10]" office:value-type="float" office:value="0.0106683978148037" calcext:value-type="float">
            <text:p>0.0106683978</text:p>
          </table:table-cell>
          <table:table-cell office:value-type="float" office:value="0" calcext:value-type="float">
            <text:p>0</text:p>
          </table:table-cell>
          <table:table-cell table:formula="of:=[.I10]" office:value-type="float" office:value="0.00151158708122781" calcext:value-type="float">
            <text:p>0.0015115871</text:p>
          </table:table-cell>
          <table:table-cell table:number-columns-repeated="6"/>
        </table:table-row>
        <table:table-row table:style-name="ro1">
          <table:table-cell office:value-type="float" office:value="68.44" calcext:value-type="float">
            <text:p>68.44</text:p>
          </table:table-cell>
          <table:table-cell table:formula="of:=LN([.C11]/[.D11])/3" office:value-type="float" office:value="0.012670813397902" calcext:value-type="float">
            <text:p>0.0126708134</text:p>
          </table:table-cell>
          <table:table-cell office:value-type="float" office:value="12440" calcext:value-type="float">
            <text:p>12440</text:p>
          </table:table-cell>
          <table:table-cell office:value-type="float" office:value="11976" calcext:value-type="float">
            <text:p>11976</text:p>
          </table:table-cell>
          <table:table-cell table:formula="of:=[.C11]/15000" office:value-type="float" office:value="0.829333333333333" calcext:value-type="float">
            <text:p>0.8293333333</text:p>
          </table:table-cell>
          <table:table-cell table:formula="of:=[.D11]/15000" office:value-type="float" office:value="0.7984" calcext:value-type="float">
            <text:p>0.7984</text:p>
          </table:table-cell>
          <table:table-cell table:formula="of:=SQRT([.E11]*(1-[.E11])/15000)" office:value-type="float" office:value="0.00307180246278474" calcext:value-type="float">
            <text:p>0.0030718025</text:p>
          </table:table-cell>
          <table:table-cell table:formula="of:=SQRT([.F11]*(1-[.F11])/15000)" office:value-type="float" office:value="0.00327574357970828" calcext:value-type="float">
            <text:p>0.0032757436</text:p>
          </table:table-cell>
          <table:table-cell table:formula="of:=SQRT(([.G11]/[.E11])^2+([.H11]/[.F11])^2)/3" office:value-type="float" office:value="0.00184248783376158" calcext:value-type="float">
            <text:p>0.0018424878</text:p>
          </table:table-cell>
          <table:table-cell office:value-type="float" office:value="236" calcext:value-type="float">
            <text:p>236</text:p>
          </table:table-cell>
          <table:table-cell table:formula="of:=[.A11]" office:value-type="float" office:value="68.44" calcext:value-type="float">
            <text:p>68.44</text:p>
          </table:table-cell>
          <table:table-cell table:formula="of:=[.B11]" office:value-type="float" office:value="0.012670813397902" calcext:value-type="float">
            <text:p>0.0126708134</text:p>
          </table:table-cell>
          <table:table-cell office:value-type="float" office:value="0" calcext:value-type="float">
            <text:p>0</text:p>
          </table:table-cell>
          <table:table-cell table:formula="of:=[.I11]" office:value-type="float" office:value="0.00184248783376158" calcext:value-type="float">
            <text:p>0.0018424878</text:p>
          </table:table-cell>
          <table:table-cell table:number-columns-repeated="6"/>
        </table:table-row>
        <table:table-row table:style-name="ro1">
          <table:table-cell office:value-type="float" office:value="68.94" calcext:value-type="float">
            <text:p>68.94</text:p>
          </table:table-cell>
          <table:table-cell table:formula="of:=LN([.C12]/[.D12])/3" office:value-type="float" office:value="0.0143090974011671" calcext:value-type="float">
            <text:p>0.0143090974</text:p>
          </table:table-cell>
          <table:table-cell office:value-type="float" office:value="11709" calcext:value-type="float">
            <text:p>11709</text:p>
          </table:table-cell>
          <table:table-cell office:value-type="float" office:value="11217" calcext:value-type="float">
            <text:p>11217</text:p>
          </table:table-cell>
          <table:table-cell table:formula="of:=[.C12]/15000" office:value-type="float" office:value="0.7806" calcext:value-type="float">
            <text:p>0.7806</text:p>
          </table:table-cell>
          <table:table-cell table:formula="of:=[.D12]/15000" office:value-type="float" office:value="0.7478" calcext:value-type="float">
            <text:p>0.7478</text:p>
          </table:table-cell>
          <table:table-cell table:formula="of:=SQRT([.E12]*(1-[.E12])/15000)" office:value-type="float" office:value="0.00337899038175607" calcext:value-type="float">
            <text:p>0.0033789904</text:p>
          </table:table-cell>
          <table:table-cell table:formula="of:=SQRT([.F12]*(1-[.F12])/15000)" office:value-type="float" office:value="0.00354584414021072" calcext:value-type="float">
            <text:p>0.0035458441</text:p>
          </table:table-cell>
          <table:table-cell table:formula="of:=SQRT(([.G12]/[.E12])^2+([.H12]/[.F12])^2)/3" office:value-type="float" office:value="0.00214013117904194" calcext:value-type="float">
            <text:p>0.0021401312</text:p>
          </table:table-cell>
          <table:table-cell office:value-type="float" office:value="236" calcext:value-type="float">
            <text:p>236</text:p>
          </table:table-cell>
          <table:table-cell table:formula="of:=[.A12]" office:value-type="float" office:value="68.94" calcext:value-type="float">
            <text:p>68.94</text:p>
          </table:table-cell>
          <table:table-cell table:formula="of:=[.B12]" office:value-type="float" office:value="0.0143090974011671" calcext:value-type="float">
            <text:p>0.0143090974</text:p>
          </table:table-cell>
          <table:table-cell office:value-type="float" office:value="0" calcext:value-type="float">
            <text:p>0</text:p>
          </table:table-cell>
          <table:table-cell table:formula="of:=[.I12]" office:value-type="float" office:value="0.00214013117904194" calcext:value-type="float">
            <text:p>0.0021401312</text:p>
          </table:table-cell>
          <table:table-cell table:number-columns-repeated="6"/>
        </table:table-row>
        <table:table-row table:style-name="ro1">
          <table:table-cell office:value-type="float" office:value="69.44" calcext:value-type="float">
            <text:p>69.44</text:p>
          </table:table-cell>
          <table:table-cell table:formula="of:=LN([.C13]/[.D13])/3" office:value-type="float" office:value="0.0122937202232355" calcext:value-type="float">
            <text:p>0.0122937202</text:p>
          </table:table-cell>
          <table:table-cell office:value-type="float" office:value="10605" calcext:value-type="float">
            <text:p>10605</text:p>
          </table:table-cell>
          <table:table-cell office:value-type="float" office:value="10221" calcext:value-type="float">
            <text:p>10221</text:p>
          </table:table-cell>
          <table:table-cell table:formula="of:=[.C13]/15000" office:value-type="float" office:value="0.707" calcext:value-type="float">
            <text:p>0.707</text:p>
          </table:table-cell>
          <table:table-cell table:formula="of:=[.D13]/15000" office:value-type="float" office:value="0.6814" calcext:value-type="float">
            <text:p>0.6814</text:p>
          </table:table-cell>
          <table:table-cell table:formula="of:=SQRT([.E13]*(1-[.E13])/15000)" office:value-type="float" office:value="0.00371618980498395" calcext:value-type="float">
            <text:p>0.0037161898</text:p>
          </table:table-cell>
          <table:table-cell table:formula="of:=SQRT([.F13]*(1-[.F13])/15000)" office:value-type="float" office:value="0.00380433121586436" calcext:value-type="float">
            <text:p>0.0038043312</text:p>
          </table:table-cell>
          <table:table-cell table:formula="of:=SQRT(([.G13]/[.E13])^2+([.H13]/[.F13])^2)/3" office:value-type="float" office:value="0.00255602980810539" calcext:value-type="float">
            <text:p>0.0025560298</text:p>
          </table:table-cell>
          <table:table-cell office:value-type="float" office:value="236" calcext:value-type="float">
            <text:p>236</text:p>
          </table:table-cell>
          <table:table-cell table:formula="of:=[.A13]" office:value-type="float" office:value="69.44" calcext:value-type="float">
            <text:p>69.44</text:p>
          </table:table-cell>
          <table:table-cell table:formula="of:=[.B13]" office:value-type="float" office:value="0.0122937202232355" calcext:value-type="float">
            <text:p>0.0122937202</text:p>
          </table:table-cell>
          <table:table-cell office:value-type="float" office:value="0" calcext:value-type="float">
            <text:p>0</text:p>
          </table:table-cell>
          <table:table-cell table:formula="of:=[.I13]" office:value-type="float" office:value="0.00255602980810539" calcext:value-type="float">
            <text:p>0.0025560298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float" office:value="67.44" calcext:value-type="float">
            <text:p>67.44</text:p>
          </table:table-cell>
          <table:table-cell table:formula="of:=LN([.C15]/[.D15])/3" office:value-type="float" office:value="-0.00128151188522274" calcext:value-type="float">
            <text:p>-0.0012815119</text:p>
          </table:table-cell>
          <table:table-cell office:value-type="float" office:value="10644" calcext:value-type="float">
            <text:p>10644</text:p>
          </table:table-cell>
          <table:table-cell office:value-type="float" office:value="10685" calcext:value-type="float">
            <text:p>10685</text:p>
          </table:table-cell>
          <table:table-cell table:formula="of:=[.C15]/15000" office:value-type="float" office:value="0.7096" calcext:value-type="float">
            <text:p>0.7096</text:p>
          </table:table-cell>
          <table:table-cell table:formula="of:=[.D15]/15000" office:value-type="float" office:value="0.712333333333333" calcext:value-type="float">
            <text:p>0.7123333333</text:p>
          </table:table-cell>
          <table:table-cell table:formula="of:=SQRT([.E15]*(1-[.E15])/15000)" office:value-type="float" office:value="0.00370646138520287" calcext:value-type="float">
            <text:p>0.0037064614</text:p>
          </table:table-cell>
          <table:table-cell table:formula="of:=SQRT([.F15]*(1-[.F15])/15000)" office:value-type="float" office:value="0.0036960749952308" calcext:value-type="float">
            <text:p>0.003696075</text:p>
          </table:table-cell>
          <table:table-cell table:formula="of:=SQRT(([.G15]/[.E15])^2+([.H15]/[.F15])^2)/3" office:value-type="float" office:value="0.00245414509480862" calcext:value-type="float">
            <text:p>0.0024541451</text:p>
          </table:table-cell>
          <table:table-cell office:value-type="float" office:value="236" calcext:value-type="float">
            <text:p>236</text:p>
          </table:table-cell>
          <table:table-cell table:formula="of:=[.A15]" office:value-type="float" office:value="67.44" calcext:value-type="float">
            <text:p>67.44</text:p>
          </table:table-cell>
          <table:table-cell table:formula="of:=[.B15]" office:value-type="float" office:value="-0.00128151188522274" calcext:value-type="float">
            <text:p>-0.0012815119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.00245414509480862" calcext:value-type="float">
            <text:p>0.0024541451</text:p>
          </table:table-cell>
          <table:table-cell table:number-columns-repeated="6"/>
        </table:table-row>
        <table:table-row table:style-name="ro1">
          <table:table-cell office:value-type="float" office:value="67.94" calcext:value-type="float">
            <text:p>67.94</text:p>
          </table:table-cell>
          <table:table-cell table:formula="of:=LN([.C16]/[.D16])/3" office:value-type="float" office:value="-0.00262168884967265" calcext:value-type="float">
            <text:p>-0.0026216888</text:p>
          </table:table-cell>
          <table:table-cell office:value-type="float" office:value="11778" calcext:value-type="float">
            <text:p>11778</text:p>
          </table:table-cell>
          <table:table-cell office:value-type="float" office:value="11871" calcext:value-type="float">
            <text:p>11871</text:p>
          </table:table-cell>
          <table:table-cell table:formula="of:=[.C16]/15000" office:value-type="float" office:value="0.7852" calcext:value-type="float">
            <text:p>0.7852</text:p>
          </table:table-cell>
          <table:table-cell table:formula="of:=[.D16]/15000" office:value-type="float" office:value="0.7914" calcext:value-type="float">
            <text:p>0.7914</text:p>
          </table:table-cell>
          <table:table-cell table:formula="of:=SQRT([.E16]*(1-[.E16])/15000)" office:value-type="float" office:value="0.0033532169628582" calcext:value-type="float">
            <text:p>0.003353217</text:p>
          </table:table-cell>
          <table:table-cell table:formula="of:=SQRT([.F16]*(1-[.F16])/15000)" office:value-type="float" office:value="0.00331748941219109" calcext:value-type="float">
            <text:p>0.0033174894</text:p>
          </table:table-cell>
          <table:table-cell table:formula="of:=SQRT(([.G16]/[.E16])^2+([.H16]/[.F16])^2)/3" office:value-type="float" office:value="0.00199470484047092" calcext:value-type="float">
            <text:p>0.0019947048</text:p>
          </table:table-cell>
          <table:table-cell office:value-type="float" office:value="236" calcext:value-type="float">
            <text:p>236</text:p>
          </table:table-cell>
          <table:table-cell table:formula="of:=[.A16]" office:value-type="float" office:value="67.94" calcext:value-type="float">
            <text:p>67.94</text:p>
          </table:table-cell>
          <table:table-cell table:formula="of:=[.B16]" office:value-type="float" office:value="-0.00262168884967265" calcext:value-type="float">
            <text:p>-0.0026216888</text:p>
          </table:table-cell>
          <table:table-cell office:value-type="float" office:value="0" calcext:value-type="float">
            <text:p>0</text:p>
          </table:table-cell>
          <table:table-cell table:formula="of:=[.I16]" office:value-type="float" office:value="0.00199470484047092" calcext:value-type="float">
            <text:p>0.0019947048</text:p>
          </table:table-cell>
          <table:table-cell table:number-columns-repeated="6"/>
        </table:table-row>
        <table:table-row table:style-name="ro1">
          <table:table-cell office:value-type="float" office:value="68.44" calcext:value-type="float">
            <text:p>68.44</text:p>
          </table:table-cell>
          <table:table-cell table:formula="of:=LN([.C17]/[.D17])/3" office:value-type="float" office:value="-0.00013414356224878" calcext:value-type="float">
            <text:p>-0.0001341436</text:p>
          </table:table-cell>
          <table:table-cell office:value-type="float" office:value="12422" calcext:value-type="float">
            <text:p>12422</text:p>
          </table:table-cell>
          <table:table-cell office:value-type="float" office:value="12427" calcext:value-type="float">
            <text:p>12427</text:p>
          </table:table-cell>
          <table:table-cell table:formula="of:=[.C17]/15000" office:value-type="float" office:value="0.828133333333333" calcext:value-type="float">
            <text:p>0.8281333333</text:p>
          </table:table-cell>
          <table:table-cell table:formula="of:=[.D17]/15000" office:value-type="float" office:value="0.828466666666667" calcext:value-type="float">
            <text:p>0.8284666667</text:p>
          </table:table-cell>
          <table:table-cell table:formula="of:=SQRT([.E17]*(1-[.E17])/15000)" office:value-type="float" office:value="0.00308035187985134" calcext:value-type="float">
            <text:p>0.0030803519</text:p>
          </table:table-cell>
          <table:table-cell table:formula="of:=SQRT([.F17]*(1-[.F17])/15000)" office:value-type="float" office:value="0.0030779825523535" calcext:value-type="float">
            <text:p>0.0030779826</text:p>
          </table:table-cell>
          <table:table-cell table:formula="of:=SQRT(([.G17]/[.E17])^2+([.H17]/[.F17])^2)/3" office:value-type="float" office:value="0.00175242516752919" calcext:value-type="float">
            <text:p>0.0017524252</text:p>
          </table:table-cell>
          <table:table-cell office:value-type="float" office:value="236" calcext:value-type="float">
            <text:p>236</text:p>
          </table:table-cell>
          <table:table-cell table:formula="of:=[.A17]" office:value-type="float" office:value="68.44" calcext:value-type="float">
            <text:p>68.44</text:p>
          </table:table-cell>
          <table:table-cell table:formula="of:=[.B17]" office:value-type="float" office:value="-0.00013414356224878" calcext:value-type="float">
            <text:p>-0.0001341436</text:p>
          </table:table-cell>
          <table:table-cell office:value-type="float" office:value="0" calcext:value-type="float">
            <text:p>0</text:p>
          </table:table-cell>
          <table:table-cell table:formula="of:=[.I17]" office:value-type="float" office:value="0.00175242516752919" calcext:value-type="float">
            <text:p>0.0017524252</text:p>
          </table:table-cell>
          <table:table-cell table:number-columns-repeated="6"/>
        </table:table-row>
        <table:table-row table:style-name="ro1">
          <table:table-cell office:value-type="float" office:value="68.94" calcext:value-type="float">
            <text:p>68.94</text:p>
          </table:table-cell>
          <table:table-cell table:formula="of:=LN([.C18]/[.D18])/3" office:value-type="float" office:value="0.0013571608885961" calcext:value-type="float">
            <text:p>0.0013571609</text:p>
          </table:table-cell>
          <table:table-cell office:value-type="float" office:value="13290" calcext:value-type="float">
            <text:p>13290</text:p>
          </table:table-cell>
          <table:table-cell office:value-type="float" office:value="13236" calcext:value-type="float">
            <text:p>13236</text:p>
          </table:table-cell>
          <table:table-cell table:formula="of:=[.C18]/15000" office:value-type="float" office:value="0.886" calcext:value-type="float">
            <text:p>0.886</text:p>
          </table:table-cell>
          <table:table-cell table:formula="of:=[.D18]/15000" office:value-type="float" office:value="0.8824" calcext:value-type="float">
            <text:p>0.8824</text:p>
          </table:table-cell>
          <table:table-cell table:formula="of:=SQRT([.E18]*(1-[.E18])/15000)" office:value-type="float" office:value="0.00259491811046129" calcext:value-type="float">
            <text:p>0.0025949181</text:p>
          </table:table-cell>
          <table:table-cell table:formula="of:=SQRT([.F18]*(1-[.F18])/15000)" office:value-type="float" office:value="0.00263021215874309" calcext:value-type="float">
            <text:p>0.0026302122</text:p>
          </table:table-cell>
          <table:table-cell table:formula="of:=SQRT(([.G18]/[.E18])^2+([.H18]/[.F18])^2)/3" office:value-type="float" office:value="0.0013929480160197" calcext:value-type="float">
            <text:p>0.001392948</text:p>
          </table:table-cell>
          <table:table-cell office:value-type="float" office:value="236" calcext:value-type="float">
            <text:p>236</text:p>
          </table:table-cell>
          <table:table-cell table:formula="of:=[.A18]" office:value-type="float" office:value="68.94" calcext:value-type="float">
            <text:p>68.94</text:p>
          </table:table-cell>
          <table:table-cell table:formula="of:=[.B18]" office:value-type="float" office:value="0.0013571608885961" calcext:value-type="float">
            <text:p>0.0013571609</text:p>
          </table:table-cell>
          <table:table-cell office:value-type="float" office:value="0" calcext:value-type="float">
            <text:p>0</text:p>
          </table:table-cell>
          <table:table-cell table:formula="of:=[.I18]" office:value-type="float" office:value="0.0013929480160197" calcext:value-type="float">
            <text:p>0.001392948</text:p>
          </table:table-cell>
          <table:table-cell table:number-columns-repeated="6"/>
        </table:table-row>
        <table:table-row table:style-name="ro1">
          <table:table-cell office:value-type="float" office:value="69.44" calcext:value-type="float">
            <text:p>69.44</text:p>
          </table:table-cell>
          <table:table-cell table:formula="of:=LN([.C19]/[.D19])/3" office:value-type="float" office:value="0.00205216960496182" calcext:value-type="float">
            <text:p>0.0020521696</text:p>
          </table:table-cell>
          <table:table-cell office:value-type="float" office:value="14012" calcext:value-type="float">
            <text:p>14012</text:p>
          </table:table-cell>
          <table:table-cell office:value-type="float" office:value="13926" calcext:value-type="float">
            <text:p>13926</text:p>
          </table:table-cell>
          <table:table-cell table:formula="of:=[.C19]/15000" office:value-type="float" office:value="0.934133333333333" calcext:value-type="float">
            <text:p>0.9341333333</text:p>
          </table:table-cell>
          <table:table-cell table:formula="of:=[.D19]/15000" office:value-type="float" office:value="0.9284" calcext:value-type="float">
            <text:p>0.9284</text:p>
          </table:table-cell>
          <table:table-cell table:formula="of:=SQRT([.E19]*(1-[.E19])/15000)" office:value-type="float" office:value="0.00202531065746943" calcext:value-type="float">
            <text:p>0.0020253107</text:p>
          </table:table-cell>
          <table:table-cell table:formula="of:=SQRT([.F19]*(1-[.F19])/15000)" office:value-type="float" office:value="0.00210512770792336" calcext:value-type="float">
            <text:p>0.0021051277</text:p>
          </table:table-cell>
          <table:table-cell table:formula="of:=SQRT(([.G19]/[.E19])^2+([.H19]/[.F19])^2)/3" office:value-type="float" office:value="0.00104574241138905" calcext:value-type="float">
            <text:p>0.0010457424</text:p>
          </table:table-cell>
          <table:table-cell office:value-type="float" office:value="236" calcext:value-type="float">
            <text:p>236</text:p>
          </table:table-cell>
          <table:table-cell table:formula="of:=[.A19]" office:value-type="float" office:value="69.44" calcext:value-type="float">
            <text:p>69.44</text:p>
          </table:table-cell>
          <table:table-cell table:formula="of:=[.B19]" office:value-type="float" office:value="0.00205216960496182" calcext:value-type="float">
            <text:p>0.0020521696</text:p>
          </table:table-cell>
          <table:table-cell office:value-type="float" office:value="0" calcext:value-type="float">
            <text:p>0</text:p>
          </table:table-cell>
          <table:table-cell table:formula="of:=[.I19]" office:value-type="float" office:value="0.00104574241138905" calcext:value-type="float">
            <text:p>0.0010457424</text:p>
          </table:table-cell>
          <table:table-cell table:number-columns-repeated="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gain=C*voltage</text:p>
          </table:table-cell>
          <table:table-cell table:number-columns-repeated="15"/>
        </table:table-row>
        <table:table-row table:style-name="ro1">
          <table:table-cell/>
          <table:table-cell table:formula="of:=SUM([.L9:.L13])/5*10^6" office:value-type="float" office:value="11821.4807541142" calcext:value-type="float">
            <text:p>11821.4807541142</text:p>
          </table:table-cell>
          <table:table-cell table:number-columns-repeated="2"/>
          <table:table-cell office:value-type="string" calcext:value-type="string">
            <text:p>&lt;PE&gt;=intensity*efficiency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Voltage affects the efficiency and gain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Any modification affects the intensity only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 calcext:value-type="string">
            <text:p>Quantify gain as a function of voltage and use it to correct for voltage changes due to temperatur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an scale the data to correct for efficiency differenc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9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style-name="ce2" office:value-type="float" office:value="-0.0153788" calcext:value-type="float">
            <text:p>-1.54E-002</text:p>
          </table:table-cell>
          <table:table-cell table:style-name="ce2" office:value-type="float" office:value="0.00179082" calcext:value-type="float">
            <text:p>1.79E-003</text:p>
          </table:table-cell>
          <table:table-cell table:style-name="ce2" office:value-type="float" office:value="-0.0296456" calcext:value-type="float">
            <text:p>-2.96E-002</text:p>
          </table:table-cell>
          <table:table-cell table:style-name="ce2" office:value-type="float" office:value="0.00284451" calcext:value-type="float">
            <text:p>2.84E-00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float" office:value="-0.0248368" calcext:value-type="float">
            <text:p>-2.48E-002</text:p>
          </table:table-cell>
          <table:table-cell table:style-name="ce2" office:value-type="float" office:value="0.00204565" calcext:value-type="float">
            <text:p>2.05E-003</text:p>
          </table:table-cell>
          <table:table-cell table:style-name="ce2" office:value-type="float" office:value="-0.0494041" calcext:value-type="float">
            <text:p>-4.94E-002</text:p>
          </table:table-cell>
          <table:table-cell table:style-name="ce2" office:value-type="float" office:value="0.00292633" calcext:value-type="float">
            <text:p>2.93E-003</text:p>
          </table:table-cell>
          <table:table-cell table:style-name="ce2" office:value-type="float" office:value="-0.0751551" calcext:value-type="float">
            <text:p>-7.52E-002</text:p>
          </table:table-cell>
          <table:table-cell table:style-name="ce2" office:value-type="float" office:value="0.00401863" calcext:value-type="float">
            <text:p>4.02E-003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9"/>
        </table:table-row>
        <table:table-row table:style-name="ro2">
          <table:table-cell office:value-type="float" office:value="65.1" calcext:value-type="float">
            <text:p>65.1</text:p>
          </table:table-cell>
          <table:table-cell table:number-columns-repeated="19"/>
        </table:table-row>
        <table:table-row table:style-name="ro2">
          <table:table-cell office:value-type="float" office:value="65.2" calcext:value-type="float">
            <text:p>65.2</text:p>
          </table:table-cell>
          <table:table-cell table:number-columns-repeated="1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get gain vs volt slop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=a*gain+b</text:p>
          </table:table-cell>
          <table:table-cell office:value-type="string" calcext:value-type="string">
            <text:p>b=BV</text:p>
          </table:table-cell>
          <table:table-cell office:value-type="string" calcext:value-type="string">
            <text:p>a=V/ga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 PE vs vol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=a*PE+b</text:p>
          </table:table-cell>
          <table:table-cell office:value-type="string" calcext:value-type="string">
            <text:p>b=BV</text:p>
          </table:table-cell>
          <table:table-cell office:value-type="string" calcext:value-type="string">
            <text:p>a=V/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asure gain of dat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ug into formula to find true voltag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easure PE of dat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 if consistent with formula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f not consistent, scale data with expectedPE/observedP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E1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float" office:value="-0.00622335" calcext:value-type="float">
            <text:p>-6.22E-003</text:p>
          </table:table-cell>
          <table:table-cell table:style-name="ce2" office:value-type="float" office:value="0.000806838" calcext:value-type="float">
            <text:p>8.07E-004</text:p>
          </table:table-cell>
          <table:table-cell table:number-columns-repeated="17"/>
        </table:table-row>
        <table:table-row table:style-name="ro1">
          <table:table-cell office:value-type="float" office:value="65.1" calcext:value-type="float">
            <text:p>65.1</text:p>
          </table:table-cell>
          <table:table-cell table:style-name="ce2" office:value-type="float" office:value="-0.00740727" calcext:value-type="float">
            <text:p>-7.41E-003</text:p>
          </table:table-cell>
          <table:table-cell table:style-name="ce2" office:value-type="float" office:value="0.0012279" calcext:value-type="float">
            <text:p>1.23E-003</text:p>
          </table:table-cell>
          <table:table-cell table:number-columns-repeated="17"/>
        </table:table-row>
        <table:table-row table:style-name="ro1">
          <table:table-cell office:value-type="float" office:value="65.2" calcext:value-type="float">
            <text:p>65.2</text:p>
          </table:table-cell>
          <table:table-cell table:style-name="ce2" office:value-type="float" office:value="-0.00895098" calcext:value-type="float">
            <text:p>-8.95E-003</text:p>
          </table:table-cell>
          <table:table-cell table:style-name="ce2" office:value-type="float" office:value="0.00164064" calcext:value-type="float">
            <text:p>1.64E-003</text:p>
          </table:table-cell>
          <table:table-cell table:style-name="ce2" office:value-type="float" office:value="-0.016979" calcext:value-type="float">
            <text:p>-1.70E-002</text:p>
          </table:table-cell>
          <table:table-cell table:style-name="ce2" office:value-type="float" office:value="0.00257069" calcext:value-type="float">
            <text:p>2.57E-003</text:p>
          </table:table-cell>
          <table:table-cell table:number-columns-repeated="15"/>
        </table:table-row>
        <table:table-row table:style-name="ro1">
          <table:table-cell office:value-type="float" office:value="65.3" calcext:value-type="float">
            <text:p>65.3</text:p>
          </table:table-cell>
          <table:table-cell table:style-name="ce2" office:value-type="float" office:value="-0.0108048" calcext:value-type="float">
            <text:p>-1.08E-002</text:p>
          </table:table-cell>
          <table:table-cell table:style-name="ce2" office:value-type="float" office:value="0.00182349" calcext:value-type="float">
            <text:p>1.82E-003</text:p>
          </table:table-cell>
          <table:table-cell table:style-name="ce2" office:value-type="float" office:value="-0.0210694" calcext:value-type="float">
            <text:p>-2.11E-002</text:p>
          </table:table-cell>
          <table:table-cell table:style-name="ce2" office:value-type="float" office:value="0.00241992" calcext:value-type="float">
            <text:p>2.42E-003</text:p>
          </table:table-cell>
          <table:table-cell table:number-columns-repeated="15"/>
        </table:table-row>
        <table:table-row table:style-name="ro1">
          <table:table-cell office:value-type="float" office:value="65.4" calcext:value-type="float">
            <text:p>65.4</text:p>
          </table:table-cell>
          <table:table-cell table:style-name="ce2" office:value-type="float" office:value="-0.0129385" calcext:value-type="float">
            <text:p>-1.29E-002</text:p>
          </table:table-cell>
          <table:table-cell table:style-name="ce2" office:value-type="float" office:value="0.00189229" calcext:value-type="float">
            <text:p>1.89E-003</text:p>
          </table:table-cell>
          <table:table-cell table:style-name="ce2" office:value-type="float" office:value="-0.0251613" calcext:value-type="float">
            <text:p>-2.52E-002</text:p>
          </table:table-cell>
          <table:table-cell table:style-name="ce2" office:value-type="float" office:value="0.00241587" calcext:value-type="float">
            <text:p>2.42E-003</text:p>
          </table:table-cell>
          <table:table-cell table:style-name="ce2" office:value-type="float" office:value="-0.0370368" calcext:value-type="float">
            <text:p>-3.70E-002</text:p>
          </table:table-cell>
          <table:table-cell table:style-name="ce2" office:value-type="float" office:value="0.00237659" calcext:value-type="float">
            <text:p>2.38E-003</text:p>
          </table:table-cell>
          <table:table-cell table:number-columns-repeated="13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style-name="ce2" office:value-type="float" office:value="-0.0147454" calcext:value-type="float">
            <text:p>-1.47E-002</text:p>
          </table:table-cell>
          <table:table-cell table:style-name="ce2" office:value-type="float" office:value="0.00181004" calcext:value-type="float">
            <text:p>1.81E-003</text:p>
          </table:table-cell>
          <table:table-cell table:style-name="ce2" office:value-type="float" office:value="-0.028938" calcext:value-type="float">
            <text:p>-2.89E-002</text:p>
          </table:table-cell>
          <table:table-cell table:style-name="ce2" office:value-type="float" office:value="0.00287143" calcext:value-type="float">
            <text:p>2.87E-003</text:p>
          </table:table-cell>
          <table:table-cell table:style-name="ce2" office:value-type="float" office:value="-0.04198" calcext:value-type="float">
            <text:p>-4.20E-002</text:p>
          </table:table-cell>
          <table:table-cell table:style-name="ce2" office:value-type="float" office:value="0.00426587" calcext:value-type="float">
            <text:p>4.27E-003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table:style-name="ce2" office:value-type="float" office:value="-0.0166562" calcext:value-type="float">
            <text:p>-1.67E-002</text:p>
          </table:table-cell>
          <table:table-cell table:style-name="ce2" office:value-type="float" office:value="0.00168878" calcext:value-type="float">
            <text:p>1.69E-003</text:p>
          </table:table-cell>
          <table:table-cell table:style-name="ce2" office:value-type="float" office:value="-0.0331004" calcext:value-type="float">
            <text:p>-3.31E-002</text:p>
          </table:table-cell>
          <table:table-cell table:style-name="ce2" office:value-type="float" office:value="0.00300623" calcext:value-type="float">
            <text:p>3.01E-003</text:p>
          </table:table-cell>
          <table:table-cell table:style-name="ce2" office:value-type="float" office:value="-0.048641" calcext:value-type="float">
            <text:p>-4.86E-002</text:p>
          </table:table-cell>
          <table:table-cell table:style-name="ce2" office:value-type="float" office:value="0.00273664" calcext:value-type="float">
            <text:p>2.74E-003</text:p>
          </table:table-cell>
          <table:table-cell table:number-columns-repeated="13"/>
        </table:table-row>
        <table:table-row table:style-name="ro1">
          <table:table-cell office:value-type="float" office:value="65.7" calcext:value-type="float">
            <text:p>65.7</text:p>
          </table:table-cell>
          <table:table-cell table:style-name="ce2" office:value-type="float" office:value="-0.0184862" calcext:value-type="float">
            <text:p>-1.85E-002</text:p>
          </table:table-cell>
          <table:table-cell table:style-name="ce2" office:value-type="float" office:value="0.00180404" calcext:value-type="float">
            <text:p>1.80E-003</text:p>
          </table:table-cell>
          <table:table-cell table:style-name="ce2" office:value-type="float" office:value="-0.0373572" calcext:value-type="float">
            <text:p>-3.74E-002</text:p>
          </table:table-cell>
          <table:table-cell table:style-name="ce2" office:value-type="float" office:value="0.00269095" calcext:value-type="float">
            <text:p>2.69E-003</text:p>
          </table:table-cell>
          <table:table-cell table:style-name="ce2" office:value-type="float" office:value="-0.0544744" calcext:value-type="float">
            <text:p>-5.45E-002</text:p>
          </table:table-cell>
          <table:table-cell table:style-name="ce2" office:value-type="float" office:value="0.00886877" calcext:value-type="float">
            <text:p>8.87E-003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table:style-name="ce2" office:value-type="float" office:value="-0.0196622" calcext:value-type="float">
            <text:p>-1.97E-002</text:p>
          </table:table-cell>
          <table:table-cell table:style-name="ce2" office:value-type="float" office:value="0.00180195" calcext:value-type="float">
            <text:p>1.80E-003</text:p>
          </table:table-cell>
          <table:table-cell table:style-name="ce2" office:value-type="float" office:value="-0.040067" calcext:value-type="float">
            <text:p>-4.01E-002</text:p>
          </table:table-cell>
          <table:table-cell table:style-name="ce2" office:value-type="float" office:value="0.00279387" calcext:value-type="float">
            <text:p>2.79E-003</text:p>
          </table:table-cell>
          <table:table-cell table:style-name="ce2" office:value-type="float" office:value="-0.0609691" calcext:value-type="float">
            <text:p>-6.10E-002</text:p>
          </table:table-cell>
          <table:table-cell table:style-name="ce2" office:value-type="float" office:value="0.00440128" calcext:value-type="float">
            <text:p>4.40E-003</text:p>
          </table:table-cell>
          <table:table-cell table:number-columns-repeated="13"/>
        </table:table-row>
        <table:table-row table:style-name="ro1">
          <table:table-cell office:value-type="float" office:value="65.8999999999999" calcext:value-type="float">
            <text:p>65.9</text:p>
          </table:table-cell>
          <table:table-cell table:style-name="ce2" office:value-type="float" office:value="-0.0213493" calcext:value-type="float">
            <text:p>-2.13E-002</text:p>
          </table:table-cell>
          <table:table-cell table:style-name="ce2" office:value-type="float" office:value="0.00185146" calcext:value-type="float">
            <text:p>1.85E-003</text:p>
          </table:table-cell>
          <table:table-cell table:style-name="ce2" office:value-type="float" office:value="-0.0436296" calcext:value-type="float">
            <text:p>-4.36E-002</text:p>
          </table:table-cell>
          <table:table-cell table:style-name="ce2" office:value-type="float" office:value="0.00276733" calcext:value-type="float">
            <text:p>2.77E-003</text:p>
          </table:table-cell>
          <table:table-cell table:style-name="ce2" office:value-type="float" office:value="-0.0678098" calcext:value-type="float">
            <text:p>-6.78E-002</text:p>
          </table:table-cell>
          <table:table-cell table:style-name="ce2" office:value-type="float" office:value="0.00351984" calcext:value-type="float">
            <text:p>3.52E-003</text:p>
          </table:table-cell>
          <table:table-cell table:number-columns-repeated="13"/>
        </table:table-row>
        <table:table-row table:style-name="ro1">
          <table:table-cell office:value-type="float" office:value="65.9999999999999" calcext:value-type="float">
            <text:p>66</text:p>
          </table:table-cell>
          <table:table-cell table:style-name="ce2" office:value-type="float" office:value="-0.023292" calcext:value-type="float">
            <text:p>-2.33E-002</text:p>
          </table:table-cell>
          <table:table-cell table:style-name="ce2" office:value-type="float" office:value="0.00195767" calcext:value-type="float">
            <text:p>1.96E-003</text:p>
          </table:table-cell>
          <table:table-cell table:style-name="ce2" office:value-type="float" office:value="-0.0475069" calcext:value-type="float">
            <text:p>-4.75E-002</text:p>
          </table:table-cell>
          <table:table-cell table:style-name="ce2" office:value-type="float" office:value="0.00326494" calcext:value-type="float">
            <text:p>3.26E-003</text:p>
          </table:table-cell>
          <table:table-cell table:style-name="ce2" office:value-type="float" office:value="-0.0732504" calcext:value-type="float">
            <text:p>-7.33E-002</text:p>
          </table:table-cell>
          <table:table-cell table:style-name="ce2" office:value-type="float" office:value="0.00410125" calcext:value-type="float">
            <text:p>4.10E-003</text:p>
          </table:table-cell>
          <table:table-cell table:number-columns-repeated="13"/>
        </table:table-row>
        <table:table-row table:style-name="ro1">
          <table:table-cell office:value-type="float" office:value="66.0999999999999" calcext:value-type="float">
            <text:p>66.1</text:p>
          </table:table-cell>
          <table:table-cell table:style-name="ce2" office:value-type="float" office:value="-0.0252275" calcext:value-type="float">
            <text:p>-2.52E-002</text:p>
          </table:table-cell>
          <table:table-cell table:style-name="ce2" office:value-type="float" office:value="0.00216412" calcext:value-type="float">
            <text:p>2.16E-003</text:p>
          </table:table-cell>
          <table:table-cell table:style-name="ce2" office:value-type="float" office:value="-0.0516432" calcext:value-type="float">
            <text:p>-5.16E-002</text:p>
          </table:table-cell>
          <table:table-cell table:style-name="ce2" office:value-type="float" office:value="0.00334848" calcext:value-type="float">
            <text:p>3.35E-003</text:p>
          </table:table-cell>
          <table:table-cell table:style-name="ce2" office:value-type="float" office:value="-0.0798384" calcext:value-type="float">
            <text:p>-7.98E-002</text:p>
          </table:table-cell>
          <table:table-cell table:style-name="ce2" office:value-type="float" office:value="0.00451296" calcext:value-type="float">
            <text:p>4.51E-003</text:p>
          </table:table-cell>
          <table:table-cell table:style-name="ce2" office:value-type="float" office:value="-0.106662" calcext:value-type="float">
            <text:p>-1.07E-001</text:p>
          </table:table-cell>
          <table:table-cell table:style-name="ce2" office:value-type="float" office:value="0.00451978" calcext:value-type="float">
            <text:p>4.52E-003</text:p>
          </table:table-cell>
          <table:table-cell table:number-columns-repeated="11"/>
        </table:table-row>
        <table:table-row table:style-name="ro1">
          <table:table-cell office:value-type="float" office:value="66.1999999999999" calcext:value-type="float">
            <text:p>66.2</text:p>
          </table:table-cell>
          <table:table-cell table:style-name="ce2" office:value-type="float" office:value="-0.0274351" calcext:value-type="float">
            <text:p>-2.74E-002</text:p>
          </table:table-cell>
          <table:table-cell table:style-name="ce2" office:value-type="float" office:value="0.00227951" calcext:value-type="float">
            <text:p>2.28E-003</text:p>
          </table:table-cell>
          <table:table-cell table:style-name="ce2" office:value-type="float" office:value="-0.0559098" calcext:value-type="float">
            <text:p>-5.59E-002</text:p>
          </table:table-cell>
          <table:table-cell table:style-name="ce2" office:value-type="float" office:value="0.00312939" calcext:value-type="float">
            <text:p>3.13E-003</text:p>
          </table:table-cell>
          <table:table-cell table:style-name="ce2" office:value-type="float" office:value="-0.0862214" calcext:value-type="float">
            <text:p>-8.62E-002</text:p>
          </table:table-cell>
          <table:table-cell table:style-name="ce2" office:value-type="float" office:value="0.00425488" calcext:value-type="float">
            <text:p>4.25E-003</text:p>
          </table:table-cell>
          <table:table-cell table:style-name="ce2" office:value-type="float" office:value="-0.116325" calcext:value-type="float">
            <text:p>-1.16E-001</text:p>
          </table:table-cell>
          <table:table-cell table:style-name="ce2" office:value-type="float" office:value="0.00487759" calcext:value-type="float">
            <text:p>4.88E-003</text:p>
          </table:table-cell>
          <table:table-cell table:number-columns-repeated="11"/>
        </table:table-row>
        <table:table-row table:style-name="ro1">
          <table:table-cell office:value-type="float" office:value="66.2999999999999" calcext:value-type="float">
            <text:p>66.3</text:p>
          </table:table-cell>
          <table:table-cell table:style-name="ce2" office:value-type="float" office:value="-0.0294542" calcext:value-type="float">
            <text:p>-2.95E-002</text:p>
          </table:table-cell>
          <table:table-cell table:style-name="ce2" office:value-type="float" office:value="0.00225576" calcext:value-type="float">
            <text:p>2.26E-003</text:p>
          </table:table-cell>
          <table:table-cell table:style-name="ce2" office:value-type="float" office:value="-0.0598236" calcext:value-type="float">
            <text:p>-5.98E-002</text:p>
          </table:table-cell>
          <table:table-cell table:style-name="ce2" office:value-type="float" office:value="0.00327416" calcext:value-type="float">
            <text:p>3.27E-003</text:p>
          </table:table-cell>
          <table:table-cell table:style-name="ce2" office:value-type="float" office:value="-0.0921907" calcext:value-type="float">
            <text:p>-9.22E-002</text:p>
          </table:table-cell>
          <table:table-cell table:style-name="ce2" office:value-type="float" office:value="0.00396952" calcext:value-type="float">
            <text:p>3.97E-003</text:p>
          </table:table-cell>
          <table:table-cell table:style-name="ce2" office:value-type="float" office:value="-0.124472" calcext:value-type="float">
            <text:p>-1.24E-001</text:p>
          </table:table-cell>
          <table:table-cell table:style-name="ce2" office:value-type="float" office:value="0.0038484" calcext:value-type="float">
            <text:p>3.85E-003</text:p>
          </table:table-cell>
          <table:table-cell table:style-name="ce2" office:value-type="float" office:value="-0.152994" calcext:value-type="float">
            <text:p>-1.53E-001</text:p>
          </table:table-cell>
          <table:table-cell table:style-name="ce2" office:value-type="float" office:value="0.00704285" calcext:value-type="float">
            <text:p>7.04E-003</text:p>
          </table:table-cell>
          <table:table-cell table:number-columns-repeated="9"/>
        </table:table-row>
        <table:table-row table:style-name="ro1">
          <table:table-cell office:value-type="float" office:value="66.3999999999999" calcext:value-type="float">
            <text:p>66.4</text:p>
          </table:table-cell>
          <table:table-cell table:style-name="ce2" office:value-type="float" office:value="-0.031197" calcext:value-type="float">
            <text:p>-3.12E-002</text:p>
          </table:table-cell>
          <table:table-cell table:style-name="ce2" office:value-type="float" office:value="0.00224091" calcext:value-type="float">
            <text:p>2.24E-003</text:p>
          </table:table-cell>
          <table:table-cell table:style-name="ce2" office:value-type="float" office:value="-0.0637737" calcext:value-type="float">
            <text:p>-6.38E-002</text:p>
          </table:table-cell>
          <table:table-cell table:style-name="ce2" office:value-type="float" office:value="0.00355992" calcext:value-type="float">
            <text:p>3.56E-003</text:p>
          </table:table-cell>
          <table:table-cell table:style-name="ce2" office:value-type="float" office:value="-0.0973909" calcext:value-type="float">
            <text:p>-9.74E-002</text:p>
          </table:table-cell>
          <table:table-cell table:style-name="ce2" office:value-type="float" office:value="0.00412814" calcext:value-type="float">
            <text:p>4.13E-003</text:p>
          </table:table-cell>
          <table:table-cell table:style-name="ce2" office:value-type="float" office:value="-0.130363" calcext:value-type="float">
            <text:p>-1.30E-001</text:p>
          </table:table-cell>
          <table:table-cell table:style-name="ce2" office:value-type="float" office:value="0.00520111" calcext:value-type="float">
            <text:p>5.20E-003</text:p>
          </table:table-cell>
          <table:table-cell table:style-name="ce2" office:value-type="float" office:value="-0.164565" calcext:value-type="float">
            <text:p>-1.65E-001</text:p>
          </table:table-cell>
          <table:table-cell table:style-name="ce2" office:value-type="float" office:value="0.0122828" calcext:value-type="float">
            <text:p>1.23E-002</text:p>
          </table:table-cell>
          <table:table-cell table:number-columns-repeated="9"/>
        </table:table-row>
        <table:table-row table:style-name="ro1">
          <table:table-cell office:value-type="float" office:value="66.4999999999999" calcext:value-type="float">
            <text:p>66.5</text:p>
          </table:table-cell>
          <table:table-cell table:style-name="ce2" office:value-type="float" office:value="-0.0330481" calcext:value-type="float">
            <text:p>-3.30E-002</text:p>
          </table:table-cell>
          <table:table-cell table:style-name="ce2" office:value-type="float" office:value="0.00236337" calcext:value-type="float">
            <text:p>2.36E-003</text:p>
          </table:table-cell>
          <table:table-cell table:style-name="ce2" office:value-type="float" office:value="-0.0679694" calcext:value-type="float">
            <text:p>-6.80E-002</text:p>
          </table:table-cell>
          <table:table-cell table:style-name="ce2" office:value-type="float" office:value="0.00331922" calcext:value-type="float">
            <text:p>3.32E-003</text:p>
          </table:table-cell>
          <table:table-cell table:style-name="ce2" office:value-type="float" office:value="-0.102758" calcext:value-type="float">
            <text:p>-1.03E-001</text:p>
          </table:table-cell>
          <table:table-cell table:style-name="ce2" office:value-type="float" office:value="0.00445139" calcext:value-type="float">
            <text:p>4.45E-003</text:p>
          </table:table-cell>
          <table:table-cell table:style-name="ce2" office:value-type="float" office:value="-0.139577" calcext:value-type="float">
            <text:p>-1.40E-001</text:p>
          </table:table-cell>
          <table:table-cell table:style-name="ce2" office:value-type="float" office:value="0.0046891" calcext:value-type="float">
            <text:p>4.69E-003</text:p>
          </table:table-cell>
          <table:table-cell table:style-name="ce2" office:value-type="float" office:value="-0.175714" calcext:value-type="float">
            <text:p>-1.76E-001</text:p>
          </table:table-cell>
          <table:table-cell table:style-name="ce2" office:value-type="float" office:value="0.0120399" calcext:value-type="float">
            <text:p>1.20E-002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float" office:value="-0.00622335" calcext:value-type="float">
            <text:p>-6.22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806838" calcext:value-type="float">
            <text:p>8.07E-004</text:p>
          </table:table-cell>
          <table:table-cell table:number-columns-repeated="16"/>
        </table:table-row>
        <table:table-row table:style-name="ro1">
          <table:table-cell office:value-type="float" office:value="65.1" calcext:value-type="float">
            <text:p>65.1</text:p>
          </table:table-cell>
          <table:table-cell table:style-name="ce2" office:value-type="float" office:value="-0.00740727" calcext:value-type="float">
            <text:p>-7.41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2279" calcext:value-type="float">
            <text:p>1.23E-003</text:p>
          </table:table-cell>
          <table:table-cell table:number-columns-repeated="16"/>
        </table:table-row>
        <table:table-row table:style-name="ro1">
          <table:table-cell office:value-type="float" office:value="65.2" calcext:value-type="float">
            <text:p>65.2</text:p>
          </table:table-cell>
          <table:table-cell table:style-name="ce2" office:value-type="float" office:value="-0.00895098" calcext:value-type="float">
            <text:p>-8.95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64064" calcext:value-type="float">
            <text:p>1.64E-003</text:p>
          </table:table-cell>
          <table:table-cell office:value-type="float" office:value="65.2" calcext:value-type="float">
            <text:p>65.2</text:p>
          </table:table-cell>
          <table:table-cell table:style-name="ce2" office:value-type="float" office:value="-0.016979" calcext:value-type="float">
            <text:p>-1.7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57069" calcext:value-type="float">
            <text:p>2.57E-003</text:p>
          </table:table-cell>
          <table:table-cell table:number-columns-repeated="12"/>
        </table:table-row>
        <table:table-row table:style-name="ro1">
          <table:table-cell office:value-type="float" office:value="65.3" calcext:value-type="float">
            <text:p>65.3</text:p>
          </table:table-cell>
          <table:table-cell table:style-name="ce2" office:value-type="float" office:value="-0.0108048" calcext:value-type="float">
            <text:p>-1.0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2349" calcext:value-type="float">
            <text:p>1.82E-003</text:p>
          </table:table-cell>
          <table:table-cell office:value-type="float" office:value="65.3" calcext:value-type="float">
            <text:p>65.3</text:p>
          </table:table-cell>
          <table:table-cell table:style-name="ce2" office:value-type="float" office:value="-0.0210694" calcext:value-type="float">
            <text:p>-2.11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41992" calcext:value-type="float">
            <text:p>2.42E-003</text:p>
          </table:table-cell>
          <table:table-cell table:number-columns-repeated="12"/>
        </table:table-row>
        <table:table-row table:style-name="ro1">
          <table:table-cell office:value-type="float" office:value="65.4" calcext:value-type="float">
            <text:p>65.4</text:p>
          </table:table-cell>
          <table:table-cell table:style-name="ce2" office:value-type="float" office:value="-0.0129385" calcext:value-type="float">
            <text:p>-1.29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9229" calcext:value-type="float">
            <text:p>1.89E-003</text:p>
          </table:table-cell>
          <table:table-cell office:value-type="float" office:value="65.4" calcext:value-type="float">
            <text:p>65.4</text:p>
          </table:table-cell>
          <table:table-cell table:style-name="ce2" office:value-type="float" office:value="-0.0251613" calcext:value-type="float">
            <text:p>-2.52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41587" calcext:value-type="float">
            <text:p>2.42E-003</text:p>
          </table:table-cell>
          <table:table-cell office:value-type="float" office:value="65.4" calcext:value-type="float">
            <text:p>65.4</text:p>
          </table:table-cell>
          <table:table-cell table:style-name="ce2" office:value-type="float" office:value="-0.0370368" calcext:value-type="float">
            <text:p>-3.7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37659" calcext:value-type="float">
            <text:p>2.38E-003</text:p>
          </table:table-cell>
          <table:table-cell table:number-columns-repeated="8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style-name="ce2" office:value-type="float" office:value="-0.0147454" calcext:value-type="float">
            <text:p>-1.47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1004" calcext:value-type="float">
            <text:p>1.81E-003</text:p>
          </table:table-cell>
          <table:table-cell office:value-type="float" office:value="65.5" calcext:value-type="float">
            <text:p>65.5</text:p>
          </table:table-cell>
          <table:table-cell table:style-name="ce2" office:value-type="float" office:value="-0.028938" calcext:value-type="float">
            <text:p>-2.89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87143" calcext:value-type="float">
            <text:p>2.87E-003</text:p>
          </table:table-cell>
          <table:table-cell office:value-type="float" office:value="65.5" calcext:value-type="float">
            <text:p>65.5</text:p>
          </table:table-cell>
          <table:table-cell table:style-name="ce2" office:value-type="float" office:value="-0.04198" calcext:value-type="float">
            <text:p>-4.2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26587" calcext:value-type="float">
            <text:p>4.27E-003</text:p>
          </table:table-cell>
          <table:table-cell table:number-columns-repeated="8"/>
        </table:table-row>
        <table:table-row table:style-name="ro1">
          <table:table-cell office:value-type="float" office:value="65.6" calcext:value-type="float">
            <text:p>65.6</text:p>
          </table:table-cell>
          <table:table-cell table:style-name="ce2" office:value-type="float" office:value="-0.0166562" calcext:value-type="float">
            <text:p>-1.67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68878" calcext:value-type="float">
            <text:p>1.69E-003</text:p>
          </table:table-cell>
          <table:table-cell office:value-type="float" office:value="65.6" calcext:value-type="float">
            <text:p>65.6</text:p>
          </table:table-cell>
          <table:table-cell table:style-name="ce2" office:value-type="float" office:value="-0.0331004" calcext:value-type="float">
            <text:p>-3.31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00623" calcext:value-type="float">
            <text:p>3.01E-003</text:p>
          </table:table-cell>
          <table:table-cell office:value-type="float" office:value="65.6" calcext:value-type="float">
            <text:p>65.6</text:p>
          </table:table-cell>
          <table:table-cell table:style-name="ce2" office:value-type="float" office:value="-0.048641" calcext:value-type="float">
            <text:p>-4.86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73664" calcext:value-type="float">
            <text:p>2.74E-003</text:p>
          </table:table-cell>
          <table:table-cell table:number-columns-repeated="8"/>
        </table:table-row>
        <table:table-row table:style-name="ro1">
          <table:table-cell office:value-type="float" office:value="65.7" calcext:value-type="float">
            <text:p>65.7</text:p>
          </table:table-cell>
          <table:table-cell table:style-name="ce2" office:value-type="float" office:value="-0.0184862" calcext:value-type="float">
            <text:p>-1.85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0404" calcext:value-type="float">
            <text:p>1.80E-003</text:p>
          </table:table-cell>
          <table:table-cell office:value-type="float" office:value="65.7" calcext:value-type="float">
            <text:p>65.7</text:p>
          </table:table-cell>
          <table:table-cell table:style-name="ce2" office:value-type="float" office:value="-0.0373572" calcext:value-type="float">
            <text:p>-3.74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69095" calcext:value-type="float">
            <text:p>2.69E-003</text:p>
          </table:table-cell>
          <table:table-cell office:value-type="float" office:value="65.7" calcext:value-type="float">
            <text:p>65.7</text:p>
          </table:table-cell>
          <table:table-cell table:style-name="ce2" office:value-type="float" office:value="-0.0544744" calcext:value-type="float">
            <text:p>-5.45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886877" calcext:value-type="float">
            <text:p>8.87E-003</text:p>
          </table:table-cell>
          <table:table-cell table:number-columns-repeated="8"/>
        </table:table-row>
        <table:table-row table:style-name="ro1">
          <table:table-cell office:value-type="float" office:value="65.8" calcext:value-type="float">
            <text:p>65.8</text:p>
          </table:table-cell>
          <table:table-cell table:style-name="ce2" office:value-type="float" office:value="-0.0196622" calcext:value-type="float">
            <text:p>-1.97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0195" calcext:value-type="float">
            <text:p>1.80E-003</text:p>
          </table:table-cell>
          <table:table-cell office:value-type="float" office:value="65.8" calcext:value-type="float">
            <text:p>65.8</text:p>
          </table:table-cell>
          <table:table-cell table:style-name="ce2" office:value-type="float" office:value="-0.040067" calcext:value-type="float">
            <text:p>-4.01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79387" calcext:value-type="float">
            <text:p>2.79E-003</text:p>
          </table:table-cell>
          <table:table-cell office:value-type="float" office:value="65.8" calcext:value-type="float">
            <text:p>65.8</text:p>
          </table:table-cell>
          <table:table-cell table:style-name="ce2" office:value-type="float" office:value="-0.0609691" calcext:value-type="float">
            <text:p>-6.1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40128" calcext:value-type="float">
            <text:p>4.40E-003</text:p>
          </table:table-cell>
          <table:table-cell table:number-columns-repeated="8"/>
        </table:table-row>
        <table:table-row table:style-name="ro1">
          <table:table-cell office:value-type="float" office:value="65.8999999999999" calcext:value-type="float">
            <text:p>65.9</text:p>
          </table:table-cell>
          <table:table-cell table:style-name="ce2" office:value-type="float" office:value="-0.0213493" calcext:value-type="float">
            <text:p>-2.13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5146" calcext:value-type="float">
            <text:p>1.85E-003</text:p>
          </table:table-cell>
          <table:table-cell office:value-type="float" office:value="65.8999999999999" calcext:value-type="float">
            <text:p>65.9</text:p>
          </table:table-cell>
          <table:table-cell table:style-name="ce2" office:value-type="float" office:value="-0.0436296" calcext:value-type="float">
            <text:p>-4.36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76733" calcext:value-type="float">
            <text:p>2.77E-003</text:p>
          </table:table-cell>
          <table:table-cell office:value-type="float" office:value="65.8999999999999" calcext:value-type="float">
            <text:p>65.9</text:p>
          </table:table-cell>
          <table:table-cell table:style-name="ce2" office:value-type="float" office:value="-0.0678098" calcext:value-type="float">
            <text:p>-6.7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51984" calcext:value-type="float">
            <text:p>3.52E-003</text:p>
          </table:table-cell>
          <table:table-cell table:number-columns-repeated="8"/>
        </table:table-row>
        <table:table-row table:style-name="ro1">
          <table:table-cell office:value-type="float" office:value="65.9999999999999" calcext:value-type="float">
            <text:p>66</text:p>
          </table:table-cell>
          <table:table-cell table:style-name="ce2" office:value-type="float" office:value="-0.023292" calcext:value-type="float">
            <text:p>-2.33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95767" calcext:value-type="float">
            <text:p>1.96E-003</text:p>
          </table:table-cell>
          <table:table-cell office:value-type="float" office:value="65.9999999999999" calcext:value-type="float">
            <text:p>66</text:p>
          </table:table-cell>
          <table:table-cell table:style-name="ce2" office:value-type="float" office:value="-0.0475069" calcext:value-type="float">
            <text:p>-4.75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26494" calcext:value-type="float">
            <text:p>3.26E-003</text:p>
          </table:table-cell>
          <table:table-cell office:value-type="float" office:value="65.9999999999999" calcext:value-type="float">
            <text:p>66</text:p>
          </table:table-cell>
          <table:table-cell table:style-name="ce2" office:value-type="float" office:value="-0.0732504" calcext:value-type="float">
            <text:p>-7.33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10125" calcext:value-type="float">
            <text:p>4.10E-003</text:p>
          </table:table-cell>
          <table:table-cell table:number-columns-repeated="8"/>
        </table:table-row>
        <table:table-row table:style-name="ro1">
          <table:table-cell office:value-type="float" office:value="66.0999999999999" calcext:value-type="float">
            <text:p>66.1</text:p>
          </table:table-cell>
          <table:table-cell table:style-name="ce2" office:value-type="float" office:value="-0.0252275" calcext:value-type="float">
            <text:p>-2.52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16412" calcext:value-type="float">
            <text:p>2.16E-003</text:p>
          </table:table-cell>
          <table:table-cell office:value-type="float" office:value="66.0999999999999" calcext:value-type="float">
            <text:p>66.1</text:p>
          </table:table-cell>
          <table:table-cell table:style-name="ce2" office:value-type="float" office:value="-0.0516432" calcext:value-type="float">
            <text:p>-5.16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34848" calcext:value-type="float">
            <text:p>3.35E-003</text:p>
          </table:table-cell>
          <table:table-cell office:value-type="float" office:value="66.0999999999999" calcext:value-type="float">
            <text:p>66.1</text:p>
          </table:table-cell>
          <table:table-cell table:style-name="ce2" office:value-type="float" office:value="-0.0798384" calcext:value-type="float">
            <text:p>-7.9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51296" calcext:value-type="float">
            <text:p>4.51E-003</text:p>
          </table:table-cell>
          <table:table-cell office:value-type="float" office:value="66.0999999999999" calcext:value-type="float">
            <text:p>66.1</text:p>
          </table:table-cell>
          <table:table-cell table:style-name="ce2" office:value-type="float" office:value="-0.106662" calcext:value-type="float">
            <text:p>-1.07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51978" calcext:value-type="float">
            <text:p>4.52E-003</text:p>
          </table:table-cell>
          <table:table-cell table:number-columns-repeated="4"/>
        </table:table-row>
        <table:table-row table:style-name="ro1">
          <table:table-cell office:value-type="float" office:value="66.1999999999999" calcext:value-type="float">
            <text:p>66.2</text:p>
          </table:table-cell>
          <table:table-cell table:style-name="ce2" office:value-type="float" office:value="-0.0274351" calcext:value-type="float">
            <text:p>-2.74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27951" calcext:value-type="float">
            <text:p>2.28E-003</text:p>
          </table:table-cell>
          <table:table-cell office:value-type="float" office:value="66.1999999999999" calcext:value-type="float">
            <text:p>66.2</text:p>
          </table:table-cell>
          <table:table-cell table:style-name="ce2" office:value-type="float" office:value="-0.0559098" calcext:value-type="float">
            <text:p>-5.59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12939" calcext:value-type="float">
            <text:p>3.13E-003</text:p>
          </table:table-cell>
          <table:table-cell office:value-type="float" office:value="66.1999999999999" calcext:value-type="float">
            <text:p>66.2</text:p>
          </table:table-cell>
          <table:table-cell table:style-name="ce2" office:value-type="float" office:value="-0.0862214" calcext:value-type="float">
            <text:p>-8.62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25488" calcext:value-type="float">
            <text:p>4.25E-003</text:p>
          </table:table-cell>
          <table:table-cell office:value-type="float" office:value="66.1999999999999" calcext:value-type="float">
            <text:p>66.2</text:p>
          </table:table-cell>
          <table:table-cell table:style-name="ce2" office:value-type="float" office:value="-0.116325" calcext:value-type="float">
            <text:p>-1.16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87759" calcext:value-type="float">
            <text:p>4.88E-003</text:p>
          </table:table-cell>
          <table:table-cell table:number-columns-repeated="4"/>
        </table:table-row>
        <table:table-row table:style-name="ro1">
          <table:table-cell office:value-type="float" office:value="66.2999999999999" calcext:value-type="float">
            <text:p>66.3</text:p>
          </table:table-cell>
          <table:table-cell table:style-name="ce2" office:value-type="float" office:value="-0.0294542" calcext:value-type="float">
            <text:p>-2.95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25576" calcext:value-type="float">
            <text:p>2.26E-003</text:p>
          </table:table-cell>
          <table:table-cell office:value-type="float" office:value="66.2999999999999" calcext:value-type="float">
            <text:p>66.3</text:p>
          </table:table-cell>
          <table:table-cell table:style-name="ce2" office:value-type="float" office:value="-0.0598236" calcext:value-type="float">
            <text:p>-5.9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27416" calcext:value-type="float">
            <text:p>3.27E-003</text:p>
          </table:table-cell>
          <table:table-cell office:value-type="float" office:value="66.2999999999999" calcext:value-type="float">
            <text:p>66.3</text:p>
          </table:table-cell>
          <table:table-cell table:style-name="ce2" office:value-type="float" office:value="-0.0921907" calcext:value-type="float">
            <text:p>-9.22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96952" calcext:value-type="float">
            <text:p>3.97E-003</text:p>
          </table:table-cell>
          <table:table-cell office:value-type="float" office:value="66.2999999999999" calcext:value-type="float">
            <text:p>66.3</text:p>
          </table:table-cell>
          <table:table-cell table:style-name="ce2" office:value-type="float" office:value="-0.124472" calcext:value-type="float">
            <text:p>-1.24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8484" calcext:value-type="float">
            <text:p>3.85E-003</text:p>
          </table:table-cell>
          <table:table-cell office:value-type="float" office:value="66.2999999999999" calcext:value-type="float">
            <text:p>66.3</text:p>
          </table:table-cell>
          <table:table-cell table:style-name="ce2" office:value-type="float" office:value="-0.152994" calcext:value-type="float">
            <text:p>-1.53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704285" calcext:value-type="float">
            <text:p>7.04E-003</text:p>
          </table:table-cell>
        </table:table-row>
        <table:table-row table:style-name="ro1">
          <table:table-cell office:value-type="float" office:value="66.3999999999999" calcext:value-type="float">
            <text:p>66.4</text:p>
          </table:table-cell>
          <table:table-cell table:style-name="ce2" office:value-type="float" office:value="-0.031197" calcext:value-type="float">
            <text:p>-3.12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24091" calcext:value-type="float">
            <text:p>2.24E-003</text:p>
          </table:table-cell>
          <table:table-cell office:value-type="float" office:value="66.3999999999999" calcext:value-type="float">
            <text:p>66.4</text:p>
          </table:table-cell>
          <table:table-cell table:style-name="ce2" office:value-type="float" office:value="-0.0637737" calcext:value-type="float">
            <text:p>-6.3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55992" calcext:value-type="float">
            <text:p>3.56E-003</text:p>
          </table:table-cell>
          <table:table-cell office:value-type="float" office:value="66.3999999999999" calcext:value-type="float">
            <text:p>66.4</text:p>
          </table:table-cell>
          <table:table-cell table:style-name="ce2" office:value-type="float" office:value="-0.0973909" calcext:value-type="float">
            <text:p>-9.74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12814" calcext:value-type="float">
            <text:p>4.13E-003</text:p>
          </table:table-cell>
          <table:table-cell office:value-type="float" office:value="66.3999999999999" calcext:value-type="float">
            <text:p>66.4</text:p>
          </table:table-cell>
          <table:table-cell table:style-name="ce2" office:value-type="float" office:value="-0.130363" calcext:value-type="float">
            <text:p>-1.30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520111" calcext:value-type="float">
            <text:p>5.20E-003</text:p>
          </table:table-cell>
          <table:table-cell office:value-type="float" office:value="66.3999999999999" calcext:value-type="float">
            <text:p>66.4</text:p>
          </table:table-cell>
          <table:table-cell table:style-name="ce2" office:value-type="float" office:value="-0.164565" calcext:value-type="float">
            <text:p>-1.65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22828" calcext:value-type="float">
            <text:p>1.23E-002</text:p>
          </table:table-cell>
        </table:table-row>
        <table:table-row table:style-name="ro1">
          <table:table-cell office:value-type="float" office:value="66.4999999999999" calcext:value-type="float">
            <text:p>66.5</text:p>
          </table:table-cell>
          <table:table-cell table:style-name="ce2" office:value-type="float" office:value="-0.0330481" calcext:value-type="float">
            <text:p>-3.3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36337" calcext:value-type="float">
            <text:p>2.36E-003</text:p>
          </table:table-cell>
          <table:table-cell office:value-type="float" office:value="66.4999999999999" calcext:value-type="float">
            <text:p>66.5</text:p>
          </table:table-cell>
          <table:table-cell table:style-name="ce2" office:value-type="float" office:value="-0.0679694" calcext:value-type="float">
            <text:p>-6.80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31922" calcext:value-type="float">
            <text:p>3.32E-003</text:p>
          </table:table-cell>
          <table:table-cell office:value-type="float" office:value="66.4999999999999" calcext:value-type="float">
            <text:p>66.5</text:p>
          </table:table-cell>
          <table:table-cell table:style-name="ce2" office:value-type="float" office:value="-0.102758" calcext:value-type="float">
            <text:p>-1.03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45139" calcext:value-type="float">
            <text:p>4.45E-003</text:p>
          </table:table-cell>
          <table:table-cell office:value-type="float" office:value="66.4999999999999" calcext:value-type="float">
            <text:p>66.5</text:p>
          </table:table-cell>
          <table:table-cell table:style-name="ce2" office:value-type="float" office:value="-0.139577" calcext:value-type="float">
            <text:p>-1.40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46891" calcext:value-type="float">
            <text:p>4.69E-003</text:p>
          </table:table-cell>
          <table:table-cell office:value-type="float" office:value="66.4999999999999" calcext:value-type="float">
            <text:p>66.5</text:p>
          </table:table-cell>
          <table:table-cell table:style-name="ce2" office:value-type="float" office:value="-0.175714" calcext:value-type="float">
            <text:p>-1.76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20399" calcext:value-type="float">
            <text:p>1.20E-002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Chi2</text:p>
          </table:table-cell>
          <table:table-cell office:value-type="float" office:value="0.703358" calcext:value-type="float">
            <text:p>0.703358</text:p>
          </table:table-cell>
          <table:table-cell/>
          <table:table-cell office:value-type="float" office:value="0.29302" calcext:value-type="float">
            <text:p>0.29302</text:p>
          </table:table-cell>
          <table:table-cell/>
          <table:table-cell office:value-type="float" office:value="0.188619" calcext:value-type="float">
            <text:p>0.188619</text:p>
          </table:table-cell>
          <table:table-cell/>
          <table:table-cell office:value-type="float" office:value="0.133455" calcext:value-type="float">
            <text:p>0.133455</text:p>
          </table:table-cell>
          <table:table-cell/>
          <table:table-cell office:value-type="float" office:value="0.001252" calcext:value-type="float">
            <text:p>0.001252</text:p>
          </table:table-cell>
          <table:table-cell/>
          <table:table-cell office:value-type="string" calcext:value-type="string">
            <text:p>Gain vs OV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Df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1.14889" calcext:value-type="float">
            <text:p>1.14889</text:p>
          </table:table-cell>
          <table:table-cell office:value-type="float" office:value="0.0567717" calcext:value-type="float">
            <text:p>0.0567717</text:p>
          </table:table-cell>
          <table:table-cell office:value-type="float" office:value="2.50144" calcext:value-type="float">
            <text:p>2.50144</text:p>
          </table:table-cell>
          <table:table-cell office:value-type="float" office:value="0.127813" calcext:value-type="float">
            <text:p>0.127813</text:p>
          </table:table-cell>
          <table:table-cell office:value-type="float" office:value="3.95537" calcext:value-type="float">
            <text:p>3.95537</text:p>
          </table:table-cell>
          <table:table-cell office:value-type="float" office:value="0.194599" calcext:value-type="float">
            <text:p>0.194599</text:p>
          </table:table-cell>
          <table:table-cell office:value-type="float" office:value="5.20641" calcext:value-type="float">
            <text:p>5.20641</text:p>
          </table:table-cell>
          <table:table-cell office:value-type="float" office:value="0.98173" calcext:value-type="float">
            <text:p>0.98173</text:p>
          </table:table-cell>
          <table:table-cell office:value-type="float" office:value="7.51063" calcext:value-type="float">
            <text:p>7.51063</text:p>
          </table:table-cell>
          <table:table-cell office:value-type="float" office:value="4.48114" calcext:value-type="float">
            <text:p>4.48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-0.0177657" calcext:value-type="float">
            <text:p>-0.0177657</text:p>
          </table:table-cell>
          <table:table-cell office:value-type="float" office:value="0.000866759" calcext:value-type="float">
            <text:p>0.000866759</text:p>
          </table:table-cell>
          <table:table-cell office:value-type="float" office:value="-0.0386303" calcext:value-type="float">
            <text:p>-0.0386303</text:p>
          </table:table-cell>
          <table:table-cell office:value-type="float" office:value="0.00194347" calcext:value-type="float">
            <text:p>0.00194347</text:p>
          </table:table-cell>
          <table:table-cell office:value-type="float" office:value="-0.0610413" calcext:value-type="float">
            <text:p>-0.0610413</text:p>
          </table:table-cell>
          <table:table-cell office:value-type="float" office:value="0.00295504" calcext:value-type="float">
            <text:p>0.00295504</text:p>
          </table:table-cell>
          <table:table-cell office:value-type="float" office:value="-0.0803907" calcext:value-type="float">
            <text:p>-0.0803907</text:p>
          </table:table-cell>
          <table:table-cell office:value-type="float" office:value="0.0148085" calcext:value-type="float">
            <text:p>0.0148085</text:p>
          </table:table-cell>
          <table:table-cell office:value-type="float" office:value="-0.115591" calcext:value-type="float">
            <text:p>-0.115591</text:p>
          </table:table-cell>
          <table:table-cell office:value-type="float" office:value="0.0675269" calcext:value-type="float">
            <text:p>0.0675269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1">
          <table:table-cell table:style-name="ce5" table:formula="of:=[.B66]*-1" office:value-type="float" office:value="0.00622335" calcext:value-type="float">
            <text:p>0.0062</text:p>
          </table:table-cell>
          <table:table-cell table:style-name="ce5" office:value-type="float" office:value="65" calcext:value-type="float">
            <text:p>65.0000</text:p>
          </table:table-cell>
          <table:table-cell table:style-name="ce5" office:value-type="float" office:value="0.000806838" calcext:value-type="float">
            <text:p>0.000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16"/>
        </table:table-row>
        <table:table-row table:style-name="ro1">
          <table:table-cell table:style-name="ce5" table:formula="of:=[.B67]*-1" office:value-type="float" office:value="0.00740727" calcext:value-type="float">
            <text:p>0.0074</text:p>
          </table:table-cell>
          <table:table-cell table:style-name="ce5" office:value-type="float" office:value="65.1" calcext:value-type="float">
            <text:p>65.1000</text:p>
          </table:table-cell>
          <table:table-cell table:style-name="ce5" office:value-type="float" office:value="0.0012279" calcext:value-type="float">
            <text:p>0.0012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16"/>
        </table:table-row>
        <table:table-row table:style-name="ro1">
          <table:table-cell table:style-name="ce5" table:formula="of:=[.B68]*-1" office:value-type="float" office:value="0.00895098" calcext:value-type="float">
            <text:p>0.0090</text:p>
          </table:table-cell>
          <table:table-cell table:style-name="ce5" office:value-type="float" office:value="65.2" calcext:value-type="float">
            <text:p>65.2000</text:p>
          </table:table-cell>
          <table:table-cell table:style-name="ce5" office:value-type="float" office:value="0.00164064" calcext:value-type="float">
            <text:p>0.0016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68]*-1" office:value-type="float" office:value="0.016979" calcext:value-type="float">
            <text:p>0.0170</text:p>
          </table:table-cell>
          <table:table-cell table:style-name="ce5" office:value-type="float" office:value="65.2" calcext:value-type="float">
            <text:p>65.2000</text:p>
          </table:table-cell>
          <table:table-cell table:style-name="ce5" office:value-type="float" office:value="0.00257069" calcext:value-type="float">
            <text:p>0.0026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12"/>
        </table:table-row>
        <table:table-row table:style-name="ro1">
          <table:table-cell table:style-name="ce5" table:formula="of:=[.B69]*-1" office:value-type="float" office:value="0.0108048" calcext:value-type="float">
            <text:p>0.0108</text:p>
          </table:table-cell>
          <table:table-cell table:style-name="ce5" office:value-type="float" office:value="65.3" calcext:value-type="float">
            <text:p>65.3000</text:p>
          </table:table-cell>
          <table:table-cell table:style-name="ce5" office:value-type="float" office:value="0.00182349" calcext:value-type="float">
            <text:p>0.001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69]*-1" office:value-type="float" office:value="0.0210694" calcext:value-type="float">
            <text:p>0.0211</text:p>
          </table:table-cell>
          <table:table-cell table:style-name="ce5" office:value-type="float" office:value="65.3" calcext:value-type="float">
            <text:p>65.3000</text:p>
          </table:table-cell>
          <table:table-cell table:style-name="ce5" office:value-type="float" office:value="0.00241992" calcext:value-type="float">
            <text:p>0.0024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12"/>
        </table:table-row>
        <table:table-row table:style-name="ro1">
          <table:table-cell table:style-name="ce5" table:formula="of:=[.B70]*-1" office:value-type="float" office:value="0.0129385" calcext:value-type="float">
            <text:p>0.0129</text:p>
          </table:table-cell>
          <table:table-cell table:style-name="ce5" office:value-type="float" office:value="65.4" calcext:value-type="float">
            <text:p>65.4000</text:p>
          </table:table-cell>
          <table:table-cell table:style-name="ce5" office:value-type="float" office:value="0.00189229" calcext:value-type="float">
            <text:p>0.0019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0]*-1" office:value-type="float" office:value="0.0251613" calcext:value-type="float">
            <text:p>0.0252</text:p>
          </table:table-cell>
          <table:table-cell table:style-name="ce5" office:value-type="float" office:value="65.4" calcext:value-type="float">
            <text:p>65.4000</text:p>
          </table:table-cell>
          <table:table-cell table:style-name="ce5" office:value-type="float" office:value="0.00241587" calcext:value-type="float">
            <text:p>0.0024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0]*-1" office:value-type="float" office:value="0.0370368" calcext:value-type="float">
            <text:p>0.0370</text:p>
          </table:table-cell>
          <table:table-cell table:style-name="ce5" office:value-type="float" office:value="65.4" calcext:value-type="float">
            <text:p>65.4000</text:p>
          </table:table-cell>
          <table:table-cell table:style-name="ce5" office:value-type="float" office:value="0.00237659" calcext:value-type="float">
            <text:p>0.0024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1]*-1" office:value-type="float" office:value="0.0147454" calcext:value-type="float">
            <text:p>0.0147</text:p>
          </table:table-cell>
          <table:table-cell table:style-name="ce5" office:value-type="float" office:value="65.5" calcext:value-type="float">
            <text:p>65.5000</text:p>
          </table:table-cell>
          <table:table-cell table:style-name="ce5" office:value-type="float" office:value="0.00181004" calcext:value-type="float">
            <text:p>0.001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1]*-1" office:value-type="float" office:value="0.028938" calcext:value-type="float">
            <text:p>0.0289</text:p>
          </table:table-cell>
          <table:table-cell table:style-name="ce5" office:value-type="float" office:value="65.5" calcext:value-type="float">
            <text:p>65.5000</text:p>
          </table:table-cell>
          <table:table-cell table:style-name="ce5" office:value-type="float" office:value="0.00287143" calcext:value-type="float">
            <text:p>0.0029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1]*-1" office:value-type="float" office:value="0.04198" calcext:value-type="float">
            <text:p>0.0420</text:p>
          </table:table-cell>
          <table:table-cell table:style-name="ce5" office:value-type="float" office:value="65.5" calcext:value-type="float">
            <text:p>65.5000</text:p>
          </table:table-cell>
          <table:table-cell table:style-name="ce5" office:value-type="float" office:value="0.00426587" calcext:value-type="float">
            <text:p>0.004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2]*-1" office:value-type="float" office:value="0.0166562" calcext:value-type="float">
            <text:p>0.0167</text:p>
          </table:table-cell>
          <table:table-cell table:style-name="ce5" office:value-type="float" office:value="65.6" calcext:value-type="float">
            <text:p>65.6000</text:p>
          </table:table-cell>
          <table:table-cell table:style-name="ce5" office:value-type="float" office:value="0.00168878" calcext:value-type="float">
            <text:p>0.0017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2]*-1" office:value-type="float" office:value="0.0331004" calcext:value-type="float">
            <text:p>0.0331</text:p>
          </table:table-cell>
          <table:table-cell table:style-name="ce5" office:value-type="float" office:value="65.6" calcext:value-type="float">
            <text:p>65.6000</text:p>
          </table:table-cell>
          <table:table-cell table:style-name="ce5" office:value-type="float" office:value="0.00300623" calcext:value-type="float">
            <text:p>0.003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2]*-1" office:value-type="float" office:value="0.048641" calcext:value-type="float">
            <text:p>0.0486</text:p>
          </table:table-cell>
          <table:table-cell table:style-name="ce5" office:value-type="float" office:value="65.6" calcext:value-type="float">
            <text:p>65.6000</text:p>
          </table:table-cell>
          <table:table-cell table:style-name="ce5" office:value-type="float" office:value="0.00273664" calcext:value-type="float">
            <text:p>0.0027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3]*-1" office:value-type="float" office:value="0.0184862" calcext:value-type="float">
            <text:p>0.0185</text:p>
          </table:table-cell>
          <table:table-cell table:style-name="ce5" office:value-type="float" office:value="65.7" calcext:value-type="float">
            <text:p>65.7000</text:p>
          </table:table-cell>
          <table:table-cell table:style-name="ce5" office:value-type="float" office:value="0.00180404" calcext:value-type="float">
            <text:p>0.001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3]*-1" office:value-type="float" office:value="0.0373572" calcext:value-type="float">
            <text:p>0.0374</text:p>
          </table:table-cell>
          <table:table-cell table:style-name="ce5" office:value-type="float" office:value="65.7" calcext:value-type="float">
            <text:p>65.7000</text:p>
          </table:table-cell>
          <table:table-cell table:style-name="ce5" office:value-type="float" office:value="0.00269095" calcext:value-type="float">
            <text:p>0.0027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3]*-1" office:value-type="float" office:value="0.0544744" calcext:value-type="float">
            <text:p>0.0545</text:p>
          </table:table-cell>
          <table:table-cell table:style-name="ce5" office:value-type="float" office:value="65.7" calcext:value-type="float">
            <text:p>65.7000</text:p>
          </table:table-cell>
          <table:table-cell table:style-name="ce5" office:value-type="float" office:value="0.00886877" calcext:value-type="float">
            <text:p>0.0089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4]*-1" office:value-type="float" office:value="0.0196622" calcext:value-type="float">
            <text:p>0.0197</text:p>
          </table:table-cell>
          <table:table-cell table:style-name="ce5" office:value-type="float" office:value="65.8" calcext:value-type="float">
            <text:p>65.8000</text:p>
          </table:table-cell>
          <table:table-cell table:style-name="ce5" office:value-type="float" office:value="0.00180195" calcext:value-type="float">
            <text:p>0.001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4]*-1" office:value-type="float" office:value="0.040067" calcext:value-type="float">
            <text:p>0.0401</text:p>
          </table:table-cell>
          <table:table-cell table:style-name="ce5" office:value-type="float" office:value="65.8" calcext:value-type="float">
            <text:p>65.8000</text:p>
          </table:table-cell>
          <table:table-cell table:style-name="ce5" office:value-type="float" office:value="0.00279387" calcext:value-type="float">
            <text:p>0.002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4]*-1" office:value-type="float" office:value="0.0609691" calcext:value-type="float">
            <text:p>0.0610</text:p>
          </table:table-cell>
          <table:table-cell table:style-name="ce5" office:value-type="float" office:value="65.8" calcext:value-type="float">
            <text:p>65.8000</text:p>
          </table:table-cell>
          <table:table-cell table:style-name="ce5" office:value-type="float" office:value="0.00440128" calcext:value-type="float">
            <text:p>0.0044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5]*-1" office:value-type="float" office:value="0.0213493" calcext:value-type="float">
            <text:p>0.0213</text:p>
          </table:table-cell>
          <table:table-cell table:style-name="ce5" office:value-type="float" office:value="65.8999999999999" calcext:value-type="float">
            <text:p>65.9000</text:p>
          </table:table-cell>
          <table:table-cell table:style-name="ce5" office:value-type="float" office:value="0.00185146" calcext:value-type="float">
            <text:p>0.0019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5]*-1" office:value-type="float" office:value="0.0436296" calcext:value-type="float">
            <text:p>0.0436</text:p>
          </table:table-cell>
          <table:table-cell table:style-name="ce5" office:value-type="float" office:value="65.8999999999999" calcext:value-type="float">
            <text:p>65.9000</text:p>
          </table:table-cell>
          <table:table-cell table:style-name="ce5" office:value-type="float" office:value="0.00276733" calcext:value-type="float">
            <text:p>0.002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5]*-1" office:value-type="float" office:value="0.0678098" calcext:value-type="float">
            <text:p>0.0678</text:p>
          </table:table-cell>
          <table:table-cell table:style-name="ce5" office:value-type="float" office:value="65.8999999999999" calcext:value-type="float">
            <text:p>65.9000</text:p>
          </table:table-cell>
          <table:table-cell table:style-name="ce5" office:value-type="float" office:value="0.00351984" calcext:value-type="float">
            <text:p>0.0035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6]*-1" office:value-type="float" office:value="0.023292" calcext:value-type="float">
            <text:p>0.0233</text:p>
          </table:table-cell>
          <table:table-cell table:style-name="ce5" office:value-type="float" office:value="65.9999999999999" calcext:value-type="float">
            <text:p>66.0000</text:p>
          </table:table-cell>
          <table:table-cell table:style-name="ce5" office:value-type="float" office:value="0.00195767" calcext:value-type="float">
            <text:p>0.002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6]*-1" office:value-type="float" office:value="0.0475069" calcext:value-type="float">
            <text:p>0.0475</text:p>
          </table:table-cell>
          <table:table-cell table:style-name="ce5" office:value-type="float" office:value="65.9999999999999" calcext:value-type="float">
            <text:p>66.0000</text:p>
          </table:table-cell>
          <table:table-cell table:style-name="ce5" office:value-type="float" office:value="0.00326494" calcext:value-type="float">
            <text:p>0.003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6]*-1" office:value-type="float" office:value="0.0732504" calcext:value-type="float">
            <text:p>0.0733</text:p>
          </table:table-cell>
          <table:table-cell table:style-name="ce5" office:value-type="float" office:value="65.9999999999999" calcext:value-type="float">
            <text:p>66.0000</text:p>
          </table:table-cell>
          <table:table-cell table:style-name="ce5" office:value-type="float" office:value="0.00410125" calcext:value-type="float">
            <text:p>0.0041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8"/>
        </table:table-row>
        <table:table-row table:style-name="ro1">
          <table:table-cell table:style-name="ce5" table:formula="of:=[.B77]*-1" office:value-type="float" office:value="0.0252275" calcext:value-type="float">
            <text:p>0.0252</text:p>
          </table:table-cell>
          <table:table-cell table:style-name="ce5" office:value-type="float" office:value="66.0999999999999" calcext:value-type="float">
            <text:p>66.1000</text:p>
          </table:table-cell>
          <table:table-cell table:style-name="ce5" office:value-type="float" office:value="0.00216412" calcext:value-type="float">
            <text:p>0.0022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7]*-1" office:value-type="float" office:value="0.0516432" calcext:value-type="float">
            <text:p>0.0516</text:p>
          </table:table-cell>
          <table:table-cell table:style-name="ce5" office:value-type="float" office:value="66.0999999999999" calcext:value-type="float">
            <text:p>66.1000</text:p>
          </table:table-cell>
          <table:table-cell table:style-name="ce5" office:value-type="float" office:value="0.00334848" calcext:value-type="float">
            <text:p>0.003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7]*-1" office:value-type="float" office:value="0.0798384" calcext:value-type="float">
            <text:p>0.0798</text:p>
          </table:table-cell>
          <table:table-cell table:style-name="ce5" office:value-type="float" office:value="66.0999999999999" calcext:value-type="float">
            <text:p>66.1000</text:p>
          </table:table-cell>
          <table:table-cell table:style-name="ce5" office:value-type="float" office:value="0.00451296" calcext:value-type="float">
            <text:p>0.0045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N77]*-1" office:value-type="float" office:value="0.106662" calcext:value-type="float">
            <text:p>0.1067</text:p>
          </table:table-cell>
          <table:table-cell table:style-name="ce5" office:value-type="float" office:value="66.0999999999999" calcext:value-type="float">
            <text:p>66.1000</text:p>
          </table:table-cell>
          <table:table-cell table:style-name="ce5" office:value-type="float" office:value="0.00451978" calcext:value-type="float">
            <text:p>0.0045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4"/>
        </table:table-row>
        <table:table-row table:style-name="ro1">
          <table:table-cell table:style-name="ce5" table:formula="of:=[.B78]*-1" office:value-type="float" office:value="0.0274351" calcext:value-type="float">
            <text:p>0.0274</text:p>
          </table:table-cell>
          <table:table-cell table:style-name="ce5" office:value-type="float" office:value="66.1999999999999" calcext:value-type="float">
            <text:p>66.2000</text:p>
          </table:table-cell>
          <table:table-cell table:style-name="ce5" office:value-type="float" office:value="0.00227951" calcext:value-type="float">
            <text:p>0.002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8]*-1" office:value-type="float" office:value="0.0559098" calcext:value-type="float">
            <text:p>0.0559</text:p>
          </table:table-cell>
          <table:table-cell table:style-name="ce5" office:value-type="float" office:value="66.1999999999999" calcext:value-type="float">
            <text:p>66.2000</text:p>
          </table:table-cell>
          <table:table-cell table:style-name="ce5" office:value-type="float" office:value="0.00312939" calcext:value-type="float">
            <text:p>0.0031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8]*-1" office:value-type="float" office:value="0.0862214" calcext:value-type="float">
            <text:p>0.0862</text:p>
          </table:table-cell>
          <table:table-cell table:style-name="ce5" office:value-type="float" office:value="66.1999999999999" calcext:value-type="float">
            <text:p>66.2000</text:p>
          </table:table-cell>
          <table:table-cell table:style-name="ce5" office:value-type="float" office:value="0.00425488" calcext:value-type="float">
            <text:p>0.004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N78]*-1" office:value-type="float" office:value="0.116325" calcext:value-type="float">
            <text:p>0.1163</text:p>
          </table:table-cell>
          <table:table-cell table:style-name="ce5" office:value-type="float" office:value="66.1999999999999" calcext:value-type="float">
            <text:p>66.2000</text:p>
          </table:table-cell>
          <table:table-cell table:style-name="ce5" office:value-type="float" office:value="0.00487759" calcext:value-type="float">
            <text:p>0.0049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number-columns-repeated="4"/>
        </table:table-row>
        <table:table-row table:style-name="ro1">
          <table:table-cell table:style-name="ce5" table:formula="of:=[.B79]*-1" office:value-type="float" office:value="0.0294542" calcext:value-type="float">
            <text:p>0.0295</text:p>
          </table:table-cell>
          <table:table-cell table:style-name="ce5" office:value-type="float" office:value="66.2999999999999" calcext:value-type="float">
            <text:p>66.3000</text:p>
          </table:table-cell>
          <table:table-cell table:style-name="ce5" office:value-type="float" office:value="0.00225576" calcext:value-type="float">
            <text:p>0.002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79]*-1" office:value-type="float" office:value="0.0598236" calcext:value-type="float">
            <text:p>0.0598</text:p>
          </table:table-cell>
          <table:table-cell table:style-name="ce5" office:value-type="float" office:value="66.2999999999999" calcext:value-type="float">
            <text:p>66.3000</text:p>
          </table:table-cell>
          <table:table-cell table:style-name="ce5" office:value-type="float" office:value="0.00327416" calcext:value-type="float">
            <text:p>0.003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79]*-1" office:value-type="float" office:value="0.0921907" calcext:value-type="float">
            <text:p>0.0922</text:p>
          </table:table-cell>
          <table:table-cell table:style-name="ce5" office:value-type="float" office:value="66.2999999999999" calcext:value-type="float">
            <text:p>66.3000</text:p>
          </table:table-cell>
          <table:table-cell table:style-name="ce5" office:value-type="float" office:value="0.00396952" calcext:value-type="float">
            <text:p>0.0040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N79]*-1" office:value-type="float" office:value="0.124472" calcext:value-type="float">
            <text:p>0.1245</text:p>
          </table:table-cell>
          <table:table-cell table:style-name="ce5" office:value-type="float" office:value="66.2999999999999" calcext:value-type="float">
            <text:p>66.3000</text:p>
          </table:table-cell>
          <table:table-cell table:style-name="ce5" office:value-type="float" office:value="0.0038484" calcext:value-type="float">
            <text:p>0.0038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R79]*-1" office:value-type="float" office:value="0.152994" calcext:value-type="float">
            <text:p>0.1530</text:p>
          </table:table-cell>
          <table:table-cell table:style-name="ce5" office:value-type="float" office:value="66.2999999999999" calcext:value-type="float">
            <text:p>66.3000</text:p>
          </table:table-cell>
          <table:table-cell table:style-name="ce5" office:value-type="float" office:value="0.00704285" calcext:value-type="float">
            <text:p>0.007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table:style-name="ce5" table:formula="of:=[.B80]*-1" office:value-type="float" office:value="0.031197" calcext:value-type="float">
            <text:p>0.0312</text:p>
          </table:table-cell>
          <table:table-cell table:style-name="ce5" office:value-type="float" office:value="66.3999999999999" calcext:value-type="float">
            <text:p>66.4000</text:p>
          </table:table-cell>
          <table:table-cell table:style-name="ce5" office:value-type="float" office:value="0.00224091" calcext:value-type="float">
            <text:p>0.0022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80]*-1" office:value-type="float" office:value="0.0637737" calcext:value-type="float">
            <text:p>0.0638</text:p>
          </table:table-cell>
          <table:table-cell table:style-name="ce5" office:value-type="float" office:value="66.3999999999999" calcext:value-type="float">
            <text:p>66.4000</text:p>
          </table:table-cell>
          <table:table-cell table:style-name="ce5" office:value-type="float" office:value="0.00355992" calcext:value-type="float">
            <text:p>0.0036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80]*-1" office:value-type="float" office:value="0.0973909" calcext:value-type="float">
            <text:p>0.0974</text:p>
          </table:table-cell>
          <table:table-cell table:style-name="ce5" office:value-type="float" office:value="66.3999999999999" calcext:value-type="float">
            <text:p>66.4000</text:p>
          </table:table-cell>
          <table:table-cell table:style-name="ce5" office:value-type="float" office:value="0.00412814" calcext:value-type="float">
            <text:p>0.0041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N80]*-1" office:value-type="float" office:value="0.130363" calcext:value-type="float">
            <text:p>0.1304</text:p>
          </table:table-cell>
          <table:table-cell table:style-name="ce5" office:value-type="float" office:value="66.3999999999999" calcext:value-type="float">
            <text:p>66.4000</text:p>
          </table:table-cell>
          <table:table-cell table:style-name="ce5" office:value-type="float" office:value="0.00520111" calcext:value-type="float">
            <text:p>0.0052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R80]*-1" office:value-type="float" office:value="0.164565" calcext:value-type="float">
            <text:p>0.1646</text:p>
          </table:table-cell>
          <table:table-cell table:style-name="ce5" office:value-type="float" office:value="66.3999999999999" calcext:value-type="float">
            <text:p>66.4000</text:p>
          </table:table-cell>
          <table:table-cell table:style-name="ce5" office:value-type="float" office:value="0.0122828" calcext:value-type="float">
            <text:p>0.0123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table:style-name="ce5" table:formula="of:=[.B81]*-1" office:value-type="float" office:value="0.0330481" calcext:value-type="float">
            <text:p>0.0330</text:p>
          </table:table-cell>
          <table:table-cell table:style-name="ce5" office:value-type="float" office:value="66.4999999999999" calcext:value-type="float">
            <text:p>66.5000</text:p>
          </table:table-cell>
          <table:table-cell table:style-name="ce5" office:value-type="float" office:value="0.00236337" calcext:value-type="float">
            <text:p>0.0024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F81]*-1" office:value-type="float" office:value="0.0679694" calcext:value-type="float">
            <text:p>0.0680</text:p>
          </table:table-cell>
          <table:table-cell table:style-name="ce5" office:value-type="float" office:value="66.4999999999999" calcext:value-type="float">
            <text:p>66.5000</text:p>
          </table:table-cell>
          <table:table-cell table:style-name="ce5" office:value-type="float" office:value="0.00331922" calcext:value-type="float">
            <text:p>0.0033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J81]*-1" office:value-type="float" office:value="0.102758" calcext:value-type="float">
            <text:p>0.1028</text:p>
          </table:table-cell>
          <table:table-cell table:style-name="ce5" office:value-type="float" office:value="66.4999999999999" calcext:value-type="float">
            <text:p>66.5000</text:p>
          </table:table-cell>
          <table:table-cell table:style-name="ce5" office:value-type="float" office:value="0.00445139" calcext:value-type="float">
            <text:p>0.0045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N81]*-1" office:value-type="float" office:value="0.139577" calcext:value-type="float">
            <text:p>0.1396</text:p>
          </table:table-cell>
          <table:table-cell table:style-name="ce5" office:value-type="float" office:value="66.4999999999999" calcext:value-type="float">
            <text:p>66.5000</text:p>
          </table:table-cell>
          <table:table-cell table:style-name="ce5" office:value-type="float" office:value="0.0046891" calcext:value-type="float">
            <text:p>0.0047</text:p>
          </table:table-cell>
          <table:table-cell table:style-name="ce5" office:value-type="float" office:value="0" calcext:value-type="float">
            <text:p>0.0000</text:p>
          </table:table-cell>
          <table:table-cell table:style-name="ce5" table:formula="of:=[.R81]*-1" office:value-type="float" office:value="0.175714" calcext:value-type="float">
            <text:p>0.1757</text:p>
          </table:table-cell>
          <table:table-cell table:style-name="ce5" office:value-type="float" office:value="66.4999999999999" calcext:value-type="float">
            <text:p>66.5000</text:p>
          </table:table-cell>
          <table:table-cell table:style-name="ce5" office:value-type="float" office:value="0.0120399" calcext:value-type="float">
            <text:p>0.0120</text:p>
          </table:table-cell>
          <table:table-cell table:style-name="ce5" office:value-type="float" office:value="0" calcext:value-type="float">
            <text:p>0.000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float" office:value="64.6689" calcext:value-type="float">
            <text:p>6.47E+001</text:p>
          </table:table-cell>
          <table:table-cell table:style-name="ce2" office:value-type="float" office:value="0.0465196" calcext:value-type="float">
            <text:p>4.65E-002</text:p>
          </table:table-cell>
          <table:table-cell table:style-name="ce2" office:value-type="float" office:value="64.7534" calcext:value-type="float">
            <text:p>6.48E+001</text:p>
          </table:table-cell>
          <table:table-cell table:style-name="ce2" office:value-type="float" office:value="0.0546367" calcext:value-type="float">
            <text:p>5.46E-002</text:p>
          </table:table-cell>
          <table:table-cell table:style-name="ce2" office:value-type="float" office:value="64.7982" calcext:value-type="float">
            <text:p>6.48E+001</text:p>
          </table:table-cell>
          <table:table-cell table:style-name="ce2" office:value-type="float" office:value="0.0540213" calcext:value-type="float">
            <text:p>5.40E-002</text:p>
          </table:table-cell>
          <table:table-cell table:style-name="ce2" office:value-type="float" office:value="64.7639" calcext:value-type="float">
            <text:p>6.48E+001</text:p>
          </table:table-cell>
          <table:table-cell table:style-name="ce2" office:value-type="float" office:value="0.282056" calcext:value-type="float">
            <text:p>2.82E-001</text:p>
          </table:table-cell>
          <table:table-cell table:style-name="ce2" office:value-type="float" office:value="64.9757" calcext:value-type="float">
            <text:p>6.50E+001</text:p>
          </table:table-cell>
          <table:table-cell table:style-name="ce2" office:value-type="float" office:value="0.797688" calcext:value-type="float">
            <text:p>7.98E-001</text:p>
          </table:table-cell>
          <table:table-cell table:number-columns-repeated="10"/>
        </table:table-row>
        <table:table-row table:style-name="ro1">
          <table:table-cell table:style-name="ce2" office:value-type="float" office:value="56.2881" calcext:value-type="float">
            <text:p>5.63E+001</text:p>
          </table:table-cell>
          <table:table-cell table:style-name="ce2" office:value-type="float" office:value="2.74568" calcext:value-type="float">
            <text:p>2.75E+000</text:p>
          </table:table-cell>
          <table:table-cell table:style-name="ce2" office:value-type="float" office:value="25.8864" calcext:value-type="float">
            <text:p>2.59E+001</text:p>
          </table:table-cell>
          <table:table-cell table:style-name="ce2" office:value-type="float" office:value="1.30187" calcext:value-type="float">
            <text:p>1.30E+000</text:p>
          </table:table-cell>
          <table:table-cell table:style-name="ce2" office:value-type="float" office:value="16.3823" calcext:value-type="float">
            <text:p>1.64E+001</text:p>
          </table:table-cell>
          <table:table-cell table:style-name="ce2" office:value-type="float" office:value="0.792796" calcext:value-type="float">
            <text:p>7.93E-001</text:p>
          </table:table-cell>
          <table:table-cell table:style-name="ce2" office:value-type="float" office:value="12.439" calcext:value-type="float">
            <text:p>1.24E+001</text:p>
          </table:table-cell>
          <table:table-cell table:style-name="ce2" office:value-type="float" office:value="2.28223" calcext:value-type="float">
            <text:p>2.28E+000</text:p>
          </table:table-cell>
          <table:table-cell table:style-name="ce2" office:value-type="float" office:value="8.65196" calcext:value-type="float">
            <text:p>8.65E+000</text:p>
          </table:table-cell>
          <table:table-cell table:style-name="ce2" office:value-type="float" office:value="4.97452" calcext:value-type="float">
            <text:p>4.97E+000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float" office:value="64.6689" calcext:value-type="float">
            <text:p>64.6689</text:p>
          </table:table-cell>
          <table:table-cell table:style-name="ce5" office:value-type="float" office:value="0.0465196" calcext:value-type="float">
            <text:p>0.0465</text:p>
          </table:table-cell>
          <table:table-cell table:style-name="ce5" office:value-type="float" office:value="56.2881" calcext:value-type="float">
            <text:p>56.2881</text:p>
          </table:table-cell>
          <table:table-cell table:style-name="ce5" office:value-type="float" office:value="2.74568" calcext:value-type="float">
            <text:p>2.7457</text:p>
          </table:table-cell>
          <table:table-cell table:formula="of:=[.C108]*1" office:value-type="float" office:value="56.2881" calcext:value-type="float">
            <text:p>56.2881</text:p>
          </table:table-cell>
          <table:table-cell table:formula="of:=[.D108]*1" office:value-type="float" office:value="2.74568" calcext:value-type="float">
            <text:p>2.74568</text:p>
          </table:table-cell>
          <table:table-cell table:number-columns-repeated="14"/>
        </table:table-row>
        <table:table-row table:style-name="ro1">
          <table:table-cell table:style-name="ce5" office:value-type="float" office:value="64.7534" calcext:value-type="float">
            <text:p>64.7534</text:p>
          </table:table-cell>
          <table:table-cell table:style-name="ce5" office:value-type="float" office:value="0.0546367" calcext:value-type="float">
            <text:p>0.0546</text:p>
          </table:table-cell>
          <table:table-cell table:style-name="ce5" office:value-type="float" office:value="25.8864" calcext:value-type="float">
            <text:p>25.8864</text:p>
          </table:table-cell>
          <table:table-cell table:style-name="ce5" office:value-type="float" office:value="1.30187" calcext:value-type="float">
            <text:p>1.3019</text:p>
          </table:table-cell>
          <table:table-cell table:formula="of:=[.C109]*2" office:value-type="float" office:value="51.7728" calcext:value-type="float">
            <text:p>51.7728</text:p>
          </table:table-cell>
          <table:table-cell table:formula="of:=[.D109]*2" office:value-type="float" office:value="2.60374" calcext:value-type="float">
            <text:p>2.60374</text:p>
          </table:table-cell>
          <table:table-cell table:number-columns-repeated="14"/>
        </table:table-row>
        <table:table-row table:style-name="ro1">
          <table:table-cell table:style-name="ce5" office:value-type="float" office:value="64.7982" calcext:value-type="float">
            <text:p>64.7982</text:p>
          </table:table-cell>
          <table:table-cell table:style-name="ce5" office:value-type="float" office:value="0.0540213" calcext:value-type="float">
            <text:p>0.0540</text:p>
          </table:table-cell>
          <table:table-cell table:style-name="ce5" office:value-type="float" office:value="16.3823" calcext:value-type="float">
            <text:p>16.3823</text:p>
          </table:table-cell>
          <table:table-cell table:style-name="ce5" office:value-type="float" office:value="0.792796" calcext:value-type="float">
            <text:p>0.7928</text:p>
          </table:table-cell>
          <table:table-cell table:formula="of:=[.C110]*3" office:value-type="float" office:value="49.1469" calcext:value-type="float">
            <text:p>49.1469</text:p>
          </table:table-cell>
          <table:table-cell table:formula="of:=[.D110]*3" office:value-type="float" office:value="2.378388" calcext:value-type="float">
            <text:p>2.378388</text:p>
          </table:table-cell>
          <table:table-cell table:number-columns-repeated="14"/>
        </table:table-row>
        <table:table-row table:style-name="ro1">
          <table:table-cell table:style-name="ce5" office:value-type="float" office:value="64.7639" calcext:value-type="float">
            <text:p>64.7639</text:p>
          </table:table-cell>
          <table:table-cell table:style-name="ce5" office:value-type="float" office:value="0.282056" calcext:value-type="float">
            <text:p>0.2821</text:p>
          </table:table-cell>
          <table:table-cell table:style-name="ce5" office:value-type="float" office:value="12.439" calcext:value-type="float">
            <text:p>12.4390</text:p>
          </table:table-cell>
          <table:table-cell table:style-name="ce5" office:value-type="float" office:value="2.28223" calcext:value-type="float">
            <text:p>2.2822</text:p>
          </table:table-cell>
          <table:table-cell table:formula="of:=[.C111]*4" office:value-type="float" office:value="49.756" calcext:value-type="float">
            <text:p>49.756</text:p>
          </table:table-cell>
          <table:table-cell table:formula="of:=[.D111]*4" office:value-type="float" office:value="9.12892" calcext:value-type="float">
            <text:p>9.12892</text:p>
          </table:table-cell>
          <table:table-cell table:number-columns-repeated="14"/>
        </table:table-row>
        <table:table-row table:style-name="ro1">
          <table:table-cell table:style-name="ce5" office:value-type="float" office:value="64.9757" calcext:value-type="float">
            <text:p>64.9757</text:p>
          </table:table-cell>
          <table:table-cell table:style-name="ce5" office:value-type="float" office:value="0.797688" calcext:value-type="float">
            <text:p>0.7977</text:p>
          </table:table-cell>
          <table:table-cell table:style-name="ce5" office:value-type="float" office:value="8.65196" calcext:value-type="float">
            <text:p>8.6520</text:p>
          </table:table-cell>
          <table:table-cell table:style-name="ce5" office:value-type="float" office:value="4.97452" calcext:value-type="float">
            <text:p>4.9745</text:p>
          </table:table-cell>
          <table:table-cell table:formula="of:=[.C112]*5" office:value-type="float" office:value="43.2598" calcext:value-type="float">
            <text:p>43.2598</text:p>
          </table:table-cell>
          <table:table-cell table:formula="of:=[.D112]*5" office:value-type="float" office:value="24.8726" calcext:value-type="float">
            <text:p>24.8726</text:p>
          </table:table-cell>
          <table:table-cell table:number-columns-repeated="14"/>
        </table:table-row>
        <table:table-row table:style-name="ro1">
          <table:table-cell table:style-name="ce5" table:formula="of:=AVERAGE([.A108:.A112])" office:value-type="float" office:value="64.79202" calcext:value-type="float">
            <text:p>64.7920</text:p>
          </table:table-cell>
          <table:table-cell table:style-name="ce5" table:number-columns-repeated="3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float" office:value="0.0130177" calcext:value-type="float">
            <text:p>1.30E-002</text:p>
          </table:table-cell>
          <table:table-cell table:style-name="ce2" office:value-type="float" office:value="0.00123314" calcext:value-type="float">
            <text:p>1.23E-003</text:p>
          </table:table-cell>
          <table:table-cell table:formula="of:=[.A115]*[.C108]+[.A108]" office:value-type="float" office:value="65.40164159937" calcext:value-type="float">
            <text:p>65.4016415994</text:p>
          </table:table-cell>
          <table:table-cell table:formula="of:=[.B115]*[.D108]" office:value-type="float" office:value="0.0033858078352" calcext:value-type="float">
            <text:p>0.0033858078</text:p>
          </table:table-cell>
          <table:table-cell table:number-columns-repeated="16"/>
        </table:table-row>
        <table:table-row table:style-name="ro1">
          <table:table-cell table:style-name="ce2" office:value-type="float" office:value="0.0259612" calcext:value-type="float">
            <text:p>2.60E-002</text:p>
          </table:table-cell>
          <table:table-cell table:style-name="ce2" office:value-type="float" office:value="0.00170767" calcext:value-type="float">
            <text:p>1.71E-003</text:p>
          </table:table-cell>
          <table:table-cell table:formula="of:=[.A116]*[.C109]+[.A109]" office:value-type="float" office:value="65.42544200768" calcext:value-type="float">
            <text:p>65.4254420077</text:p>
          </table:table-cell>
          <table:table-cell table:formula="of:=[.B116]*[.D109]" office:value-type="float" office:value="0.0022231643429" calcext:value-type="float">
            <text:p>0.0022231643</text:p>
          </table:table-cell>
          <table:table-cell table:number-columns-repeated="16"/>
        </table:table-row>
        <table:table-row table:style-name="ro1">
          <table:table-cell table:style-name="ce2" office:value-type="float" office:value="0.0397782" calcext:value-type="float">
            <text:p>3.98E-002</text:p>
          </table:table-cell>
          <table:table-cell table:style-name="ce2" office:value-type="float" office:value="0.00269761" calcext:value-type="float">
            <text:p>2.70E-003</text:p>
          </table:table-cell>
          <table:table-cell table:formula="of:=[.A117]*[.C110]+[.A110]" office:value-type="float" office:value="65.44985840586" calcext:value-type="float">
            <text:p>65.4498584059</text:p>
          </table:table-cell>
          <table:table-cell table:formula="of:=[.B117]*[.D110]" office:value-type="float" office:value="0.00213865441756" calcext:value-type="float">
            <text:p>0.002138654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AVERAGE([.C115:.C117])" office:value-type="float" office:value="65.4256473376367" calcext:value-type="float">
            <text:p>65.4256473376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5.74" calcext:value-type="float">
            <text:p>45.74</text:p>
          </table:table-cell>
          <table:table-cell table:style-name="ce2" office:value-type="float" office:value="0.0187719" calcext:value-type="float">
            <text:p>1.88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27987" calcext:value-type="float">
            <text:p>1.28E-003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float" office:value="46.74" calcext:value-type="float">
            <text:p>46.74</text:p>
          </table:table-cell>
          <table:table-cell table:style-name="ce2" office:value-type="float" office:value="0.0343269" calcext:value-type="float">
            <text:p>3.43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2116" calcext:value-type="float">
            <text:p>1.82E-003</text:p>
          </table:table-cell>
          <table:table-cell table:number-columns-repeated="16"/>
        </table:table-row>
        <table:table-row table:style-name="ro1">
          <table:table-cell office:value-type="float" office:value="47.74" calcext:value-type="float">
            <text:p>47.74</text:p>
          </table:table-cell>
          <table:table-cell table:style-name="ce2" office:value-type="float" office:value="0.0510614" calcext:value-type="float">
            <text:p>5.11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84798" calcext:value-type="float">
            <text:p>1.85E-003</text:p>
          </table:table-cell>
          <table:table-cell table:style-name="ce6" office:value-type="float" office:value="-0.103554" calcext:value-type="float">
            <text:p>-0.103554</text:p>
          </table:table-cell>
          <table:table-cell table:style-name="ce6" office:value-type="float" office:value="0.00406838" calcext:value-type="float">
            <text:p>0.00406838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48.74" calcext:value-type="float">
            <text:p>48.74</text:p>
          </table:table-cell>
          <table:table-cell table:style-name="ce2" office:value-type="float" office:value="0.0675962" calcext:value-type="float">
            <text:p>6.76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16273" calcext:value-type="float">
            <text:p>2.16E-003</text:p>
          </table:table-cell>
          <table:table-cell table:style-name="ce6" office:value-type="float" office:value="-0.138611" calcext:value-type="float">
            <text:p>-0.138611</text:p>
          </table:table-cell>
          <table:table-cell table:style-name="ce6" office:value-type="float" office:value="0.00432684" calcext:value-type="float">
            <text:p>0.00432684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49.74" calcext:value-type="float">
            <text:p>49.74</text:p>
          </table:table-cell>
          <table:table-cell table:style-name="ce2" office:value-type="float" office:value="0.0857149" calcext:value-type="float">
            <text:p>8.57E-00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26496" calcext:value-type="float">
            <text:p>2.26E-003</text:p>
          </table:table-cell>
          <table:table-cell table:style-name="ce6" office:value-type="float" office:value="-0.175104" calcext:value-type="float">
            <text:p>-0.175104</text:p>
          </table:table-cell>
          <table:table-cell table:style-name="ce6" office:value-type="float" office:value="0.00434122" calcext:value-type="float">
            <text:p>0.00434122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50.74" calcext:value-type="float">
            <text:p>50.74</text:p>
          </table:table-cell>
          <table:table-cell table:style-name="ce2" office:value-type="float" office:value="0.102358" calcext:value-type="float">
            <text:p>1.02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42067" calcext:value-type="float">
            <text:p>2.42E-003</text:p>
          </table:table-cell>
          <table:table-cell table:style-name="ce6" table:number-columns-repeated="4"/>
          <table:table-cell table:number-columns-repeated="12"/>
        </table:table-row>
        <table:table-row table:style-name="ro1">
          <table:table-cell office:value-type="float" office:value="51.74" calcext:value-type="float">
            <text:p>51.74</text:p>
          </table:table-cell>
          <table:table-cell table:style-name="ce2" office:value-type="float" office:value="0.119011" calcext:value-type="float">
            <text:p>1.19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250997" calcext:value-type="float">
            <text:p>2.51E-003</text:p>
          </table:table-cell>
          <table:table-cell table:style-name="ce6" table:number-columns-repeated="4"/>
          <table:table-cell table:number-columns-repeated="12"/>
        </table:table-row>
        <table:table-row table:style-name="ro1">
          <table:table-cell office:value-type="float" office:value="52.74" calcext:value-type="float">
            <text:p>52.74</text:p>
          </table:table-cell>
          <table:table-cell table:style-name="ce2" office:value-type="float" office:value="0.137247" calcext:value-type="float">
            <text:p>1.37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361868" calcext:value-type="float">
            <text:p>3.62E-003</text:p>
          </table:table-cell>
          <table:table-cell table:style-name="ce6" table:number-columns-repeated="4"/>
          <table:table-cell table:number-columns-repeated="12"/>
        </table:table-row>
        <table:table-row table:style-name="ro1">
          <table:table-cell office:value-type="float" office:value="53.74" calcext:value-type="float">
            <text:p>53.74</text:p>
          </table:table-cell>
          <table:table-cell table:style-name="ce2" office:value-type="float" office:value="0.151365" calcext:value-type="float">
            <text:p>1.51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595183" calcext:value-type="float">
            <text:p>5.95E-003</text:p>
          </table:table-cell>
          <table:table-cell table:style-name="ce6" office:value-type="float" office:value="-0.329767" calcext:value-type="float">
            <text:p>-0.329767</text:p>
          </table:table-cell>
          <table:table-cell table:style-name="ce6" office:value-type="float" office:value="0.014758" calcext:value-type="float">
            <text:p>0.014758</text:p>
          </table:table-cell>
          <table:table-cell table:style-name="ce6" office:value-type="float" office:value="-0.461776" calcext:value-type="float">
            <text:p>-0.461776</text:p>
          </table:table-cell>
          <table:table-cell table:style-name="ce6" office:value-type="float" office:value="0.0535032" calcext:value-type="float">
            <text:p>0.0535032</text:p>
          </table:table-cell>
          <table:table-cell table:number-columns-repeated="12"/>
        </table:table-row>
        <table:table-row table:style-name="ro1">
          <table:table-cell office:value-type="float" office:value="54.74" calcext:value-type="float">
            <text:p>54.74</text:p>
          </table:table-cell>
          <table:table-cell table:style-name="ce2" office:value-type="float" office:value="0.169544" calcext:value-type="float">
            <text:p>1.70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532232" calcext:value-type="float">
            <text:p>5.32E-003</text:p>
          </table:table-cell>
          <table:table-cell table:style-name="ce6" office:value-type="float" office:value="-0.361405" calcext:value-type="float">
            <text:p>-0.361405</text:p>
          </table:table-cell>
          <table:table-cell table:style-name="ce6" office:value-type="float" office:value="0.0113261" calcext:value-type="float">
            <text:p>0.0113261</text:p>
          </table:table-cell>
          <table:table-cell table:style-name="ce6" table:number-columns-repeated="2"/>
          <table:table-cell table:number-columns-repeated="12"/>
        </table:table-row>
        <table:table-row table:style-name="ro1">
          <table:table-cell office:value-type="float" office:value="55.74" calcext:value-type="float">
            <text:p>55.74</text:p>
          </table:table-cell>
          <table:table-cell table:style-name="ce2" office:value-type="float" office:value="0.188976" calcext:value-type="float">
            <text:p>1.89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543832" calcext:value-type="float">
            <text:p>5.44E-003</text:p>
          </table:table-cell>
          <table:table-cell table:number-columns-repeated="16"/>
        </table:table-row>
        <table:table-row table:style-name="ro1">
          <table:table-cell office:value-type="float" office:value="56.74" calcext:value-type="float">
            <text:p>56.74</text:p>
          </table:table-cell>
          <table:table-cell table:style-name="ce2" office:value-type="float" office:value="0.206907" calcext:value-type="float">
            <text:p>2.07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556533" calcext:value-type="float">
            <text:p>5.57E-003</text:p>
          </table:table-cell>
          <table:table-cell table:number-columns-repeated="16"/>
        </table:table-row>
        <table:table-row table:style-name="ro1">
          <table:table-cell office:value-type="float" office:value="57.74" calcext:value-type="float">
            <text:p>57.74</text:p>
          </table:table-cell>
          <table:table-cell table:style-name="ce2" office:value-type="float" office:value="0.216512" calcext:value-type="float">
            <text:p>2.17E-00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11522" calcext:value-type="float">
            <text:p>1.15E-0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formula="of:=[.B120]" office:value-type="float" office:value="0.0187719" calcext:value-type="float">
            <text:p>1.88E-002</text:p>
          </table:table-cell>
          <table:table-cell office:value-type="float" office:value="45.74" calcext:value-type="float">
            <text:p>45.74</text:p>
          </table:table-cell>
          <table:table-cell table:style-name="ce2" office:value-type="float" office:value="0.00127987" calcext:value-type="float">
            <text:p>1.28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1]" office:value-type="float" office:value="0.0343269" calcext:value-type="float">
            <text:p>3.43E-002</text:p>
          </table:table-cell>
          <table:table-cell office:value-type="float" office:value="46.74" calcext:value-type="float">
            <text:p>46.74</text:p>
          </table:table-cell>
          <table:table-cell table:style-name="ce2" office:value-type="float" office:value="0.00182116" calcext:value-type="float">
            <text:p>1.82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2]" office:value-type="float" office:value="0.0510614" calcext:value-type="float">
            <text:p>5.11E-002</text:p>
          </table:table-cell>
          <table:table-cell office:value-type="float" office:value="47.74" calcext:value-type="float">
            <text:p>47.74</text:p>
          </table:table-cell>
          <table:table-cell table:style-name="ce2" office:value-type="float" office:value="0.00184798" calcext:value-type="float">
            <text:p>1.85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3]" office:value-type="float" office:value="0.0675962" calcext:value-type="float">
            <text:p>6.76E-002</text:p>
          </table:table-cell>
          <table:table-cell office:value-type="float" office:value="48.74" calcext:value-type="float">
            <text:p>48.74</text:p>
          </table:table-cell>
          <table:table-cell table:style-name="ce2" office:value-type="float" office:value="0.00216273" calcext:value-type="float">
            <text:p>2.16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4]" office:value-type="float" office:value="0.0857149" calcext:value-type="float">
            <text:p>8.57E-002</text:p>
          </table:table-cell>
          <table:table-cell office:value-type="float" office:value="49.74" calcext:value-type="float">
            <text:p>49.74</text:p>
          </table:table-cell>
          <table:table-cell table:style-name="ce2" office:value-type="float" office:value="0.00226496" calcext:value-type="float">
            <text:p>2.26E-003</text:p>
          </table:table-cell>
          <table:table-cell table:style-name="ce2" office:value-type="float" office:value="0" calcext:value-type="float">
            <text:p>0.00E+000</text:p>
          </table:table-cell>
          <table:table-cell office:value-type="string" calcext:value-type="string">
            <text:p>VUV3</text:p>
          </table:table-cell>
          <table:table-cell table:number-columns-repeated="15"/>
        </table:table-row>
        <table:table-row table:style-name="ro1">
          <table:table-cell table:style-name="ce2" table:formula="of:=[.B125]" office:value-type="float" office:value="0.102358" calcext:value-type="float">
            <text:p>1.02E-001</text:p>
          </table:table-cell>
          <table:table-cell office:value-type="float" office:value="50.74" calcext:value-type="float">
            <text:p>50.74</text:p>
          </table:table-cell>
          <table:table-cell table:style-name="ce2" office:value-type="float" office:value="0.00242067" calcext:value-type="float">
            <text:p>2.42E-003</text:p>
          </table:table-cell>
          <table:table-cell table:style-name="ce2" office:value-type="float" office:value="0" calcext:value-type="float">
            <text:p>0.00E+000</text:p>
          </table:table-cell>
          <table:table-cell office:value-type="string" calcext:value-type="string">
            <text:p>p0</text:p>
          </table:table-cell>
          <table:table-cell table:style-name="ce6" office:value-type="float" office:value="44.6735" calcext:value-type="float">
            <text:p>44.6735</text:p>
          </table:table-cell>
          <table:table-cell table:style-name="ce6" office:value-type="float" office:value="0.0687029" calcext:value-type="float">
            <text:p>0.0687029</text:p>
          </table:table-cell>
          <table:table-cell table:number-columns-repeated="13"/>
        </table:table-row>
        <table:table-row table:style-name="ro1">
          <table:table-cell table:style-name="ce2" table:formula="of:=[.B126]" office:value-type="float" office:value="0.119011" calcext:value-type="float">
            <text:p>1.19E-001</text:p>
          </table:table-cell>
          <table:table-cell office:value-type="float" office:value="51.74" calcext:value-type="float">
            <text:p>51.74</text:p>
          </table:table-cell>
          <table:table-cell table:style-name="ce2" office:value-type="float" office:value="0.00250997" calcext:value-type="float">
            <text:p>2.51E-003</text:p>
          </table:table-cell>
          <table:table-cell table:style-name="ce2" office:value-type="float" office:value="0" calcext:value-type="float">
            <text:p>0.00E+000</text:p>
          </table:table-cell>
          <table:table-cell office:value-type="string" calcext:value-type="string">
            <text:p>p1</text:p>
          </table:table-cell>
          <table:table-cell table:style-name="ce6" office:value-type="float" office:value="59.2502" calcext:value-type="float">
            <text:p>59.2502</text:p>
          </table:table-cell>
          <table:table-cell table:style-name="ce6" office:value-type="float" office:value="0.858536" calcext:value-type="float">
            <text:p>0.858536</text:p>
          </table:table-cell>
          <table:table-cell table:number-columns-repeated="13"/>
        </table:table-row>
        <table:table-row table:style-name="ro1">
          <table:table-cell table:style-name="ce2" table:formula="of:=[.B127]" office:value-type="float" office:value="0.137247" calcext:value-type="float">
            <text:p>1.37E-001</text:p>
          </table:table-cell>
          <table:table-cell office:value-type="float" office:value="52.74" calcext:value-type="float">
            <text:p>52.74</text:p>
          </table:table-cell>
          <table:table-cell table:style-name="ce2" office:value-type="float" office:value="0.00361868" calcext:value-type="float">
            <text:p>3.62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8]" office:value-type="float" office:value="0.151365" calcext:value-type="float">
            <text:p>1.51E-001</text:p>
          </table:table-cell>
          <table:table-cell office:value-type="float" office:value="53.74" calcext:value-type="float">
            <text:p>53.74</text:p>
          </table:table-cell>
          <table:table-cell table:style-name="ce2" office:value-type="float" office:value="0.00595183" calcext:value-type="float">
            <text:p>5.95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29]" office:value-type="float" office:value="0.169544" calcext:value-type="float">
            <text:p>1.70E-001</text:p>
          </table:table-cell>
          <table:table-cell office:value-type="float" office:value="54.74" calcext:value-type="float">
            <text:p>54.74</text:p>
          </table:table-cell>
          <table:table-cell table:style-name="ce2" office:value-type="float" office:value="0.00532232" calcext:value-type="float">
            <text:p>5.32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30]" office:value-type="float" office:value="0.188976" calcext:value-type="float">
            <text:p>1.89E-001</text:p>
          </table:table-cell>
          <table:table-cell office:value-type="float" office:value="55.74" calcext:value-type="float">
            <text:p>55.74</text:p>
          </table:table-cell>
          <table:table-cell table:style-name="ce2" office:value-type="float" office:value="0.00543832" calcext:value-type="float">
            <text:p>5.44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31]" office:value-type="float" office:value="0.206907" calcext:value-type="float">
            <text:p>2.07E-001</text:p>
          </table:table-cell>
          <table:table-cell office:value-type="float" office:value="56.74" calcext:value-type="float">
            <text:p>56.74</text:p>
          </table:table-cell>
          <table:table-cell table:style-name="ce2" office:value-type="float" office:value="0.00556533" calcext:value-type="float">
            <text:p>5.57E-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1">
          <table:table-cell table:style-name="ce2" table:formula="of:=[.B132]" office:value-type="float" office:value="0.216512" calcext:value-type="float">
            <text:p>2.17E-001</text:p>
          </table:table-cell>
          <table:table-cell office:value-type="float" office:value="57.74" calcext:value-type="float">
            <text:p>57.74</text:p>
          </table:table-cell>
          <table:table-cell table:style-name="ce2" office:value-type="float" office:value="0.011522" calcext:value-type="float">
            <text:p>1.15E-002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6"/>
        </table:table-row>
        <table:table-row table:style-name="ro2" table:number-rows-repeated="2">
          <table:table-cell table:number-columns-repeated="20"/>
        </table:table-row>
        <table:table-row table:style-name="ro1">
          <table:table-cell table:style-name="ce2" office:value-type="float" office:value="0.00632524" calcext:value-type="float">
            <text:p>6.33E-003</text:p>
          </table:table-cell>
          <table:table-cell office:value-type="float" office:value="64.1" calcext:value-type="float">
            <text:p>64.1</text:p>
          </table:table-cell>
          <table:table-cell table:style-name="ce2" office:value-type="float" office:value="0.000634881" calcext:value-type="float">
            <text:p>6.35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ated 1</text:p>
          </table:table-cell>
          <table:table-cell office:value-type="float" office:value="-100" calcext:value-type="float">
            <text:p>-100</text:p>
          </table:table-cell>
          <table:table-cell table:number-columns-repeated="7"/>
          <table:table-cell table:style-name="ce6" table:formula="of:=[.B149]" office:value-type="float" office:value="64.1" calcext:value-type="float">
            <text:p>64.1</text:p>
          </table:table-cell>
          <table:table-cell table:style-name="ce6" table:formula="of:=[.A149]" office:value-type="float" office:value="0.00632524" calcext:value-type="float">
            <text:p>0.00632524</text:p>
          </table:table-cell>
          <table:table-cell table:style-name="ce6" table:formula="of:=[.D149]" office:value-type="float" office:value="0" calcext:value-type="float">
            <text:p>0</text:p>
          </table:table-cell>
          <table:table-cell table:style-name="ce6" table:formula="of:=[.C149]" office:value-type="float" office:value="0.000634881" calcext:value-type="float">
            <text:p>0.000634881</text:p>
          </table:table-cell>
          <table:table-cell/>
        </table:table-row>
        <table:table-row table:style-name="ro1">
          <table:table-cell table:style-name="ce2" office:value-type="float" office:value="0.00745638" calcext:value-type="float">
            <text:p>7.46E-003</text:p>
          </table:table-cell>
          <table:table-cell office:value-type="float" office:value="64.6" calcext:value-type="float">
            <text:p>64.6</text:p>
          </table:table-cell>
          <table:table-cell table:style-name="ce2" office:value-type="float" office:value="0.00115924" calcext:value-type="float">
            <text:p>1.16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139356" calcext:value-type="float">
            <text:p>-1.39E-002</text:p>
          </table:table-cell>
          <table:table-cell table:style-name="ce2" office:value-type="float" office:value="0.00131567" calcext:value-type="float">
            <text:p>1.32E-003</text:p>
          </table:table-cell>
          <table:table-cell table:number-columns-repeated="9"/>
          <table:table-cell table:style-name="ce6" table:formula="of:=[.B150]" office:value-type="float" office:value="64.6" calcext:value-type="float">
            <text:p>64.6</text:p>
          </table:table-cell>
          <table:table-cell table:style-name="ce6" table:formula="of:=[.A150]" office:value-type="float" office:value="0.00745638" calcext:value-type="float">
            <text:p>0.00745638</text:p>
          </table:table-cell>
          <table:table-cell table:style-name="ce6" table:formula="of:=[.D150]" office:value-type="float" office:value="0" calcext:value-type="float">
            <text:p>0</text:p>
          </table:table-cell>
          <table:table-cell table:style-name="ce6" table:formula="of:=[.C150]" office:value-type="float" office:value="0.00115924" calcext:value-type="float">
            <text:p>0.00115924</text:p>
          </table:table-cell>
          <table:table-cell/>
        </table:table-row>
        <table:table-row table:style-name="ro1">
          <table:table-cell table:style-name="ce2" office:value-type="float" office:value="0.0102265" calcext:value-type="float">
            <text:p>1.02E-002</text:p>
          </table:table-cell>
          <table:table-cell office:value-type="float" office:value="65.1" calcext:value-type="float">
            <text:p>65.1</text:p>
          </table:table-cell>
          <table:table-cell table:style-name="ce2" office:value-type="float" office:value="0.000966269" calcext:value-type="float">
            <text:p>9.66E-00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187587" calcext:value-type="float">
            <text:p>-1.88E-002</text:p>
          </table:table-cell>
          <table:table-cell table:style-name="ce2" office:value-type="float" office:value="0.00136887" calcext:value-type="float">
            <text:p>1.37E-003</text:p>
          </table:table-cell>
          <table:table-cell table:style-name="ce2" office:value-type="float" office:value="-0.0270215" calcext:value-type="float">
            <text:p>-2.70E-002</text:p>
          </table:table-cell>
          <table:table-cell table:style-name="ce2" office:value-type="float" office:value="0.00197432" calcext:value-type="float">
            <text:p>1.97E-003</text:p>
          </table:table-cell>
          <table:table-cell table:number-columns-repeated="3"/>
          <table:table-cell office:value-type="string" calcext:value-type="string">
            <text:p>p0</text:p>
          </table:table-cell>
          <table:table-cell table:style-name="ce6" office:value-type="float" office:value="62.6099" calcext:value-type="float">
            <text:p>62.6099</text:p>
          </table:table-cell>
          <table:table-cell table:style-name="ce6" office:value-type="float" office:value="0.335743" calcext:value-type="float">
            <text:p>0.335743</text:p>
          </table:table-cell>
          <table:table-cell/>
          <table:table-cell table:style-name="ce6" table:formula="of:=[.B151]" office:value-type="float" office:value="65.1" calcext:value-type="float">
            <text:p>65.1</text:p>
          </table:table-cell>
          <table:table-cell table:style-name="ce6" table:formula="of:=[.A151]" office:value-type="float" office:value="0.0102265" calcext:value-type="float">
            <text:p>0.0102265</text:p>
          </table:table-cell>
          <table:table-cell table:style-name="ce6" table:formula="of:=[.D151]" office:value-type="float" office:value="0" calcext:value-type="float">
            <text:p>0</text:p>
          </table:table-cell>
          <table:table-cell table:style-name="ce6" table:formula="of:=[.C151]" office:value-type="float" office:value="0.000966269" calcext:value-type="float">
            <text:p>0.000966269</text:p>
          </table:table-cell>
          <table:table-cell/>
        </table:table-row>
        <table:table-row table:style-name="ro1">
          <table:table-cell table:style-name="ce2" office:value-type="float" office:value="0.0123932" calcext:value-type="float">
            <text:p>1.24E-002</text:p>
          </table:table-cell>
          <table:table-cell office:value-type="float" office:value="65.6" calcext:value-type="float">
            <text:p>65.6</text:p>
          </table:table-cell>
          <table:table-cell table:style-name="ce2" office:value-type="float" office:value="0.00123809" calcext:value-type="float">
            <text:p>1.24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233255" calcext:value-type="float">
            <text:p>-2.33E-002</text:p>
          </table:table-cell>
          <table:table-cell table:style-name="ce2" office:value-type="float" office:value="0.00160119" calcext:value-type="float">
            <text:p>1.60E-003</text:p>
          </table:table-cell>
          <table:table-cell table:style-name="ce2" office:value-type="float" office:value="-0.0347746" calcext:value-type="float">
            <text:p>-3.48E-002</text:p>
          </table:table-cell>
          <table:table-cell table:style-name="ce2" office:value-type="float" office:value="0.00208061" calcext:value-type="float">
            <text:p>2.08E-003</text:p>
          </table:table-cell>
          <table:table-cell table:style-name="ce2" office:value-type="float" office:value="-0.0454389" calcext:value-type="float">
            <text:p>-4.54E-002</text:p>
          </table:table-cell>
          <table:table-cell table:style-name="ce2" office:value-type="float" office:value="0.00321127" calcext:value-type="float">
            <text:p>3.21E-003</text:p>
          </table:table-cell>
          <table:table-cell/>
          <table:table-cell office:value-type="string" calcext:value-type="string">
            <text:p>p1</text:p>
          </table:table-cell>
          <table:table-cell table:style-name="ce6" office:value-type="float" office:value="242.337" calcext:value-type="float">
            <text:p>242.337</text:p>
          </table:table-cell>
          <table:table-cell table:style-name="ce6" office:value-type="float" office:value="36.5245" calcext:value-type="float">
            <text:p>36.5245</text:p>
          </table:table-cell>
          <table:table-cell/>
          <table:table-cell table:style-name="ce6" table:formula="of:=[.B152]" office:value-type="float" office:value="65.6" calcext:value-type="float">
            <text:p>65.6</text:p>
          </table:table-cell>
          <table:table-cell table:style-name="ce6" table:formula="of:=[.A152]" office:value-type="float" office:value="0.0123932" calcext:value-type="float">
            <text:p>0.0123932</text:p>
          </table:table-cell>
          <table:table-cell table:style-name="ce6" table:formula="of:=[.D152]" office:value-type="float" office:value="0" calcext:value-type="float">
            <text:p>0</text:p>
          </table:table-cell>
          <table:table-cell table:style-name="ce6" table:formula="of:=[.C152]" office:value-type="float" office:value="0.00123809" calcext:value-type="float">
            <text:p>0.00123809</text:p>
          </table:table-cell>
          <table:table-cell/>
        </table:table-row>
        <table:table-row table:style-name="ro1">
          <table:table-cell table:style-name="ce2" office:value-type="float" office:value="0.0146646" calcext:value-type="float">
            <text:p>1.47E-002</text:p>
          </table:table-cell>
          <table:table-cell office:value-type="float" office:value="66.1" calcext:value-type="float">
            <text:p>66.1</text:p>
          </table:table-cell>
          <table:table-cell table:style-name="ce2" office:value-type="float" office:value="0.00140882" calcext:value-type="float">
            <text:p>1.41E-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270698" calcext:value-type="float">
            <text:p>-2.71E-002</text:p>
          </table:table-cell>
          <table:table-cell table:style-name="ce2" office:value-type="float" office:value="0.00216102" calcext:value-type="float">
            <text:p>2.16E-003</text:p>
          </table:table-cell>
          <table:table-cell table:style-name="ce2" office:value-type="float" office:value="-0.0409376" calcext:value-type="float">
            <text:p>-4.09E-002</text:p>
          </table:table-cell>
          <table:table-cell table:style-name="ce2" office:value-type="float" office:value="0.00357155" calcext:value-type="float">
            <text:p>3.57E-003</text:p>
          </table:table-cell>
          <table:table-cell table:number-columns-repeated="7"/>
          <table:table-cell table:style-name="ce6" table:formula="of:=[.B153]" office:value-type="float" office:value="66.1" calcext:value-type="float">
            <text:p>66.1</text:p>
          </table:table-cell>
          <table:table-cell table:style-name="ce6" table:formula="of:=[.A153]" office:value-type="float" office:value="0.0146646" calcext:value-type="float">
            <text:p>0.0146646</text:p>
          </table:table-cell>
          <table:table-cell table:style-name="ce6" table:formula="of:=[.D153]" office:value-type="float" office:value="0" calcext:value-type="float">
            <text:p>0</text:p>
          </table:table-cell>
          <table:table-cell table:style-name="ce6" table:formula="of:=[.C153]" office:value-type="float" office:value="0.00140882" calcext:value-type="float">
            <text:p>0.00140882</text:p>
          </table:table-cell>
          <table:table-cell/>
        </table:table-row>
        <table:table-row table:style-name="ro1" table:number-rows-repeated="2">
          <table:table-cell table:number-columns-repeated="15"/>
          <table:table-cell table:style-name="ce6" table:number-columns-repeated="4"/>
          <table:table-cell/>
        </table:table-row>
        <table:table-row table:style-name="ro1">
          <table:table-cell table:style-name="ce2" office:value-type="float" office:value="0.0117143" calcext:value-type="float">
            <text:p>1.17E-002</text:p>
          </table:table-cell>
          <table:table-cell office:value-type="float" office:value="63.72" calcext:value-type="float">
            <text:p>63.72</text:p>
          </table:table-cell>
          <table:table-cell table:style-name="ce2" office:value-type="float" office:value="0.000701113" calcext:value-type="float">
            <text:p>7.01E-00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56]" office:value-type="float" office:value="63.72" calcext:value-type="float">
            <text:p>63.72</text:p>
          </table:table-cell>
          <table:table-cell table:style-name="ce6" table:formula="of:=[.A156]" office:value-type="float" office:value="0.0117143" calcext:value-type="float">
            <text:p>0.0117143</text:p>
          </table:table-cell>
          <table:table-cell table:style-name="ce6" table:formula="of:=[.D156]" office:value-type="float" office:value="0" calcext:value-type="float">
            <text:p>0</text:p>
          </table:table-cell>
          <table:table-cell table:style-name="ce6" table:formula="of:=[.C156]" office:value-type="float" office:value="0.000701113" calcext:value-type="float">
            <text:p>0.000701113</text:p>
          </table:table-cell>
          <table:table-cell/>
        </table:table-row>
        <table:table-row table:style-name="ro1">
          <table:table-cell table:style-name="ce2" office:value-type="float" office:value="0.0182032" calcext:value-type="float">
            <text:p>1.82E-002</text:p>
          </table:table-cell>
          <table:table-cell office:value-type="float" office:value="64.22" calcext:value-type="float">
            <text:p>64.22</text:p>
          </table:table-cell>
          <table:table-cell table:style-name="ce2" office:value-type="float" office:value="0.000971364" calcext:value-type="float">
            <text:p>9.71E-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ted2</text:p>
          </table:table-cell>
          <table:table-cell office:value-type="float" office:value="-100" calcext:value-type="float">
            <text:p>-100</text:p>
          </table:table-cell>
          <table:table-cell table:number-columns-repeated="9"/>
          <table:table-cell table:style-name="ce6" table:formula="of:=[.B157]" office:value-type="float" office:value="64.22" calcext:value-type="float">
            <text:p>64.22</text:p>
          </table:table-cell>
          <table:table-cell table:style-name="ce6" table:formula="of:=[.A157]" office:value-type="float" office:value="0.0182032" calcext:value-type="float">
            <text:p>0.0182032</text:p>
          </table:table-cell>
          <table:table-cell table:style-name="ce6" table:formula="of:=[.D157]" office:value-type="float" office:value="0" calcext:value-type="float">
            <text:p>0</text:p>
          </table:table-cell>
          <table:table-cell table:style-name="ce6" table:formula="of:=[.C157]" office:value-type="float" office:value="0.000971364" calcext:value-type="float">
            <text:p>0.000971364</text:p>
          </table:table-cell>
          <table:table-cell/>
        </table:table-row>
        <table:table-row table:style-name="ro1">
          <table:table-cell table:style-name="ce2" office:value-type="float" office:value="0.0246406" calcext:value-type="float">
            <text:p>2.46E-002</text:p>
          </table:table-cell>
          <table:table-cell office:value-type="float" office:value="64.72" calcext:value-type="float">
            <text:p>64.72</text:p>
          </table:table-cell>
          <table:table-cell table:style-name="ce2" office:value-type="float" office:value="0.00127489" calcext:value-type="float">
            <text:p>1.27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</text:p>
          </table:table-cell>
          <table:table-cell table:style-name="ce6" office:value-type="float" office:value="62.837" calcext:value-type="float">
            <text:p>62.837</text:p>
          </table:table-cell>
          <table:table-cell table:style-name="ce6" office:value-type="float" office:value="0.0933849" calcext:value-type="float">
            <text:p>0.0933849</text:p>
          </table:table-cell>
          <table:table-cell table:number-columns-repeated="8"/>
          <table:table-cell table:style-name="ce6" table:formula="of:=[.B158]" office:value-type="float" office:value="64.72" calcext:value-type="float">
            <text:p>64.72</text:p>
          </table:table-cell>
          <table:table-cell table:style-name="ce6" table:formula="of:=[.A158]" office:value-type="float" office:value="0.0246406" calcext:value-type="float">
            <text:p>0.0246406</text:p>
          </table:table-cell>
          <table:table-cell table:style-name="ce6" table:formula="of:=[.D158]" office:value-type="float" office:value="0" calcext:value-type="float">
            <text:p>0</text:p>
          </table:table-cell>
          <table:table-cell table:style-name="ce6" table:formula="of:=[.C158]" office:value-type="float" office:value="0.00127489" calcext:value-type="float">
            <text:p>0.00127489</text:p>
          </table:table-cell>
          <table:table-cell/>
        </table:table-row>
        <table:table-row table:style-name="ro1">
          <table:table-cell table:style-name="ce2" office:value-type="float" office:value="0.0314292" calcext:value-type="float">
            <text:p>3.14E-002</text:p>
          </table:table-cell>
          <table:table-cell office:value-type="float" office:value="65.22" calcext:value-type="float">
            <text:p>65.22</text:p>
          </table:table-cell>
          <table:table-cell table:style-name="ce2" office:value-type="float" office:value="0.00166577" calcext:value-type="float">
            <text:p>1.67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6" office:value-type="float" office:value="75.8153" calcext:value-type="float">
            <text:p>75.8153</text:p>
          </table:table-cell>
          <table:table-cell table:style-name="ce6" office:value-type="float" office:value="4.75234" calcext:value-type="float">
            <text:p>4.75234</text:p>
          </table:table-cell>
          <table:table-cell table:number-columns-repeated="8"/>
          <table:table-cell table:style-name="ce6" table:formula="of:=[.B159]" office:value-type="float" office:value="65.22" calcext:value-type="float">
            <text:p>65.22</text:p>
          </table:table-cell>
          <table:table-cell table:style-name="ce6" table:formula="of:=[.A159]" office:value-type="float" office:value="0.0314292" calcext:value-type="float">
            <text:p>0.0314292</text:p>
          </table:table-cell>
          <table:table-cell table:style-name="ce6" table:formula="of:=[.D159]" office:value-type="float" office:value="0" calcext:value-type="float">
            <text:p>0</text:p>
          </table:table-cell>
          <table:table-cell table:style-name="ce6" table:formula="of:=[.C159]" office:value-type="float" office:value="0.00166577" calcext:value-type="float">
            <text:p>0.00166577</text:p>
          </table:table-cell>
          <table:table-cell/>
        </table:table-row>
        <table:table-row table:style-name="ro1">
          <table:table-cell table:style-name="ce2" office:value-type="float" office:value="0.0384814" calcext:value-type="float">
            <text:p>3.85E-002</text:p>
          </table:table-cell>
          <table:table-cell office:value-type="float" office:value="65.72" calcext:value-type="float">
            <text:p>65.72</text:p>
          </table:table-cell>
          <table:table-cell table:style-name="ce2" office:value-type="float" office:value="0.00225999" calcext:value-type="float">
            <text:p>2.26E-003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60]" office:value-type="float" office:value="65.72" calcext:value-type="float">
            <text:p>65.72</text:p>
          </table:table-cell>
          <table:table-cell table:style-name="ce6" table:formula="of:=[.A160]" office:value-type="float" office:value="0.0384814" calcext:value-type="float">
            <text:p>0.0384814</text:p>
          </table:table-cell>
          <table:table-cell table:style-name="ce6" table:formula="of:=[.D160]" office:value-type="float" office:value="0" calcext:value-type="float">
            <text:p>0</text:p>
          </table:table-cell>
          <table:table-cell table:style-name="ce6" table:formula="of:=[.C160]" office:value-type="float" office:value="0.00225999" calcext:value-type="float">
            <text:p>0.00225999</text:p>
          </table:table-cell>
          <table:table-cell/>
        </table:table-row>
        <table:table-row table:style-name="ro1" table:number-rows-repeated="2">
          <table:table-cell table:number-columns-repeated="15"/>
          <table:table-cell table:style-name="ce6" table:number-columns-repeated="4"/>
          <table:table-cell/>
        </table:table-row>
        <table:table-row table:style-name="ro1">
          <table:table-cell table:style-name="ce2" office:value-type="float" office:value="0.00775665" calcext:value-type="float">
            <text:p>7.76E-003</text:p>
          </table:table-cell>
          <table:table-cell office:value-type="float" office:value="68.5" calcext:value-type="float">
            <text:p>68.5</text:p>
          </table:table-cell>
          <table:table-cell table:style-name="ce2" office:value-type="float" office:value="0.000864807" calcext:value-type="float">
            <text:p>8.65E-00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63]" office:value-type="float" office:value="68.5" calcext:value-type="float">
            <text:p>68.5</text:p>
          </table:table-cell>
          <table:table-cell table:style-name="ce6" table:formula="of:=[.A163]" office:value-type="float" office:value="0.00775665" calcext:value-type="float">
            <text:p>0.00775665</text:p>
          </table:table-cell>
          <table:table-cell table:style-name="ce6" table:formula="of:=[.D163]" office:value-type="float" office:value="0" calcext:value-type="float">
            <text:p>0</text:p>
          </table:table-cell>
          <table:table-cell table:style-name="ce6" table:formula="of:=[.C163]" office:value-type="float" office:value="0.000864807" calcext:value-type="float">
            <text:p>0.000864807</text:p>
          </table:table-cell>
          <table:table-cell/>
        </table:table-row>
        <table:table-row table:style-name="ro1">
          <table:table-cell table:style-name="ce2" office:value-type="float" office:value="0.0105467" calcext:value-type="float">
            <text:p>1.05E-002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0.00101501" calcext:value-type="float">
            <text:p>1.02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ted4</text:p>
          </table:table-cell>
          <table:table-cell office:value-type="float" office:value="-20" calcext:value-type="float">
            <text:p>-20</text:p>
          </table:table-cell>
          <table:table-cell table:number-columns-repeated="9"/>
          <table:table-cell table:style-name="ce6" table:formula="of:=[.B164]" office:value-type="float" office:value="69" calcext:value-type="float">
            <text:p>69</text:p>
          </table:table-cell>
          <table:table-cell table:style-name="ce6" table:formula="of:=[.A164]" office:value-type="float" office:value="0.0105467" calcext:value-type="float">
            <text:p>0.0105467</text:p>
          </table:table-cell>
          <table:table-cell table:style-name="ce6" table:formula="of:=[.D164]" office:value-type="float" office:value="0" calcext:value-type="float">
            <text:p>0</text:p>
          </table:table-cell>
          <table:table-cell table:style-name="ce6" table:formula="of:=[.C164]" office:value-type="float" office:value="0.00101501" calcext:value-type="float">
            <text:p>0.00101501</text:p>
          </table:table-cell>
          <table:table-cell/>
        </table:table-row>
        <table:table-row table:style-name="ro1">
          <table:table-cell table:style-name="ce2" office:value-type="float" office:value="0.0136135" calcext:value-type="float">
            <text:p>1.36E-002</text:p>
          </table:table-cell>
          <table:table-cell office:value-type="float" office:value="69.5" calcext:value-type="float">
            <text:p>69.5</text:p>
          </table:table-cell>
          <table:table-cell table:style-name="ce2" office:value-type="float" office:value="0.00144602" calcext:value-type="float">
            <text:p>1.45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</text:p>
          </table:table-cell>
          <table:table-cell table:style-name="ce6" office:value-type="float" office:value="67.2298" calcext:value-type="float">
            <text:p>67.2298</text:p>
          </table:table-cell>
          <table:table-cell table:style-name="ce6" office:value-type="float" office:value="0.369593" calcext:value-type="float">
            <text:p>0.369593</text:p>
          </table:table-cell>
          <table:table-cell table:number-columns-repeated="8"/>
          <table:table-cell table:style-name="ce6" table:formula="of:=[.B165]" office:value-type="float" office:value="69.5" calcext:value-type="float">
            <text:p>69.5</text:p>
          </table:table-cell>
          <table:table-cell table:style-name="ce6" table:formula="of:=[.A165]" office:value-type="float" office:value="0.0136135" calcext:value-type="float">
            <text:p>0.0136135</text:p>
          </table:table-cell>
          <table:table-cell table:style-name="ce6" table:formula="of:=[.D165]" office:value-type="float" office:value="0" calcext:value-type="float">
            <text:p>0</text:p>
          </table:table-cell>
          <table:table-cell table:style-name="ce6" table:formula="of:=[.C165]" office:value-type="float" office:value="0.00144602" calcext:value-type="float">
            <text:p>0.00144602</text:p>
          </table:table-cell>
          <table:table-cell/>
        </table:table-row>
        <table:table-row table:style-name="ro1">
          <table:table-cell table:style-name="ce2" office:value-type="float" office:value="0.0171564" calcext:value-type="float">
            <text:p>1.72E-002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0.00236274" calcext:value-type="float">
            <text:p>2.36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6" office:value-type="float" office:value="165.764" calcext:value-type="float">
            <text:p>165.764</text:p>
          </table:table-cell>
          <table:table-cell table:style-name="ce6" office:value-type="float" office:value="34.9758" calcext:value-type="float">
            <text:p>34.9758</text:p>
          </table:table-cell>
          <table:table-cell table:number-columns-repeated="8"/>
          <table:table-cell table:style-name="ce6" table:formula="of:=[.B166]" office:value-type="float" office:value="70" calcext:value-type="float">
            <text:p>70</text:p>
          </table:table-cell>
          <table:table-cell table:style-name="ce6" table:formula="of:=[.A166]" office:value-type="float" office:value="0.0171564" calcext:value-type="float">
            <text:p>0.0171564</text:p>
          </table:table-cell>
          <table:table-cell table:style-name="ce6" table:formula="of:=[.D166]" office:value-type="float" office:value="0" calcext:value-type="float">
            <text:p>0</text:p>
          </table:table-cell>
          <table:table-cell table:style-name="ce6" table:formula="of:=[.C166]" office:value-type="float" office:value="0.00236274" calcext:value-type="float">
            <text:p>0.00236274</text:p>
          </table:table-cell>
          <table:table-cell/>
        </table:table-row>
        <table:table-row table:style-name="ro1">
          <table:table-cell table:number-columns-repeated="15"/>
          <table:table-cell table:style-name="ce6" table:number-columns-repeated="4"/>
          <table:table-cell/>
        </table:table-row>
        <table:table-row table:style-name="ro1">
          <table:table-cell table:style-name="ce2" office:value-type="float" office:value="0.00616849" calcext:value-type="float">
            <text:p>6.17E-003</text:p>
          </table:table-cell>
          <table:table-cell office:value-type="float" office:value="68.3" calcext:value-type="float">
            <text:p>68.3</text:p>
          </table:table-cell>
          <table:table-cell table:style-name="ce2" office:value-type="float" office:value="0.000376767" calcext:value-type="float">
            <text:p>3.77E-00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68]" office:value-type="float" office:value="68.3" calcext:value-type="float">
            <text:p>68.3</text:p>
          </table:table-cell>
          <table:table-cell table:style-name="ce6" table:formula="of:=[.A168]" office:value-type="float" office:value="0.00616849" calcext:value-type="float">
            <text:p>0.00616849</text:p>
          </table:table-cell>
          <table:table-cell table:style-name="ce6" table:formula="of:=[.D168]" office:value-type="float" office:value="0" calcext:value-type="float">
            <text:p>0</text:p>
          </table:table-cell>
          <table:table-cell table:style-name="ce6" table:formula="of:=[.C168]" office:value-type="float" office:value="0.000376767" calcext:value-type="float">
            <text:p>0.000376767</text:p>
          </table:table-cell>
          <table:table-cell/>
        </table:table-row>
        <table:table-row table:style-name="ro1">
          <table:table-cell table:style-name="ce2" office:value-type="float" office:value="0.00875813" calcext:value-type="float">
            <text:p>8.76E-003</text:p>
          </table:table-cell>
          <table:table-cell office:value-type="float" office:value="68.8" calcext:value-type="float">
            <text:p>68.8</text:p>
          </table:table-cell>
          <table:table-cell table:style-name="ce2" office:value-type="float" office:value="0.00086917" calcext:value-type="float">
            <text:p>8.69E-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ted5</text:p>
          </table:table-cell>
          <table:table-cell office:value-type="float" office:value="-20" calcext:value-type="float">
            <text:p>-20</text:p>
          </table:table-cell>
          <table:table-cell table:number-columns-repeated="9"/>
          <table:table-cell table:style-name="ce6" table:formula="of:=[.B169]" office:value-type="float" office:value="68.8" calcext:value-type="float">
            <text:p>68.8</text:p>
          </table:table-cell>
          <table:table-cell table:style-name="ce6" table:formula="of:=[.A169]" office:value-type="float" office:value="0.00875813" calcext:value-type="float">
            <text:p>0.00875813</text:p>
          </table:table-cell>
          <table:table-cell table:style-name="ce6" table:formula="of:=[.D169]" office:value-type="float" office:value="0" calcext:value-type="float">
            <text:p>0</text:p>
          </table:table-cell>
          <table:table-cell table:style-name="ce6" table:formula="of:=[.C169]" office:value-type="float" office:value="0.00086917" calcext:value-type="float">
            <text:p>0.00086917</text:p>
          </table:table-cell>
          <table:table-cell/>
        </table:table-row>
        <table:table-row table:style-name="ro1">
          <table:table-cell table:style-name="ce2" office:value-type="float" office:value="0.0110414" calcext:value-type="float">
            <text:p>1.10E-002</text:p>
          </table:table-cell>
          <table:table-cell office:value-type="float" office:value="69.3" calcext:value-type="float">
            <text:p>69.3</text:p>
          </table:table-cell>
          <table:table-cell table:style-name="ce2" office:value-type="float" office:value="0.00105499" calcext:value-type="float">
            <text:p>1.05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</text:p>
          </table:table-cell>
          <table:table-cell table:style-name="ce6" office:value-type="float" office:value="67.1322" calcext:value-type="float">
            <text:p>67.1322</text:p>
          </table:table-cell>
          <table:table-cell table:style-name="ce6" office:value-type="float" office:value="0.218928" calcext:value-type="float">
            <text:p>0.218928</text:p>
          </table:table-cell>
          <table:table-cell table:number-columns-repeated="8"/>
          <table:table-cell table:style-name="ce6" table:formula="of:=[.B170]" office:value-type="float" office:value="69.3" calcext:value-type="float">
            <text:p>69.3</text:p>
          </table:table-cell>
          <table:table-cell table:style-name="ce6" table:formula="of:=[.A170]" office:value-type="float" office:value="0.0110414" calcext:value-type="float">
            <text:p>0.0110414</text:p>
          </table:table-cell>
          <table:table-cell table:style-name="ce6" table:formula="of:=[.D170]" office:value-type="float" office:value="0" calcext:value-type="float">
            <text:p>0</text:p>
          </table:table-cell>
          <table:table-cell table:style-name="ce6" table:formula="of:=[.C170]" office:value-type="float" office:value="0.00105499" calcext:value-type="float">
            <text:p>0.00105499</text:p>
          </table:table-cell>
          <table:table-cell/>
        </table:table-row>
        <table:table-row table:style-name="ro1">
          <table:table-cell table:style-name="ce2" office:value-type="float" office:value="0.0148173" calcext:value-type="float">
            <text:p>1.48E-002</text:p>
          </table:table-cell>
          <table:table-cell office:value-type="float" office:value="69.8" calcext:value-type="float">
            <text:p>69.8</text:p>
          </table:table-cell>
          <table:table-cell table:style-name="ce2" office:value-type="float" office:value="0.00170431" calcext:value-type="float">
            <text:p>1.70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6" office:value-type="float" office:value="189.917" calcext:value-type="float">
            <text:p>189.917</text:p>
          </table:table-cell>
          <table:table-cell table:style-name="ce6" office:value-type="float" office:value="28.7577" calcext:value-type="float">
            <text:p>28.7577</text:p>
          </table:table-cell>
          <table:table-cell table:number-columns-repeated="8"/>
          <table:table-cell table:style-name="ce6" table:formula="of:=[.B171]" office:value-type="float" office:value="69.8" calcext:value-type="float">
            <text:p>69.8</text:p>
          </table:table-cell>
          <table:table-cell table:style-name="ce6" table:formula="of:=[.A171]" office:value-type="float" office:value="0.0148173" calcext:value-type="float">
            <text:p>0.0148173</text:p>
          </table:table-cell>
          <table:table-cell table:style-name="ce6" table:formula="of:=[.D171]" office:value-type="float" office:value="0" calcext:value-type="float">
            <text:p>0</text:p>
          </table:table-cell>
          <table:table-cell table:style-name="ce6" table:formula="of:=[.C171]" office:value-type="float" office:value="0.00170431" calcext:value-type="float">
            <text:p>0.00170431</text:p>
          </table:table-cell>
          <table:table-cell/>
        </table:table-row>
        <table:table-row table:style-name="ro1">
          <table:table-cell table:number-columns-repeated="15"/>
          <table:table-cell table:style-name="ce6" table:number-columns-repeated="4"/>
          <table:table-cell/>
        </table:table-row>
        <table:table-row table:style-name="ro1">
          <table:table-cell table:style-name="ce2" office:value-type="float" office:value="0.00677348" calcext:value-type="float">
            <text:p>6.77E-003</text:p>
          </table:table-cell>
          <table:table-cell office:value-type="float" office:value="68.4" calcext:value-type="float">
            <text:p>68.4</text:p>
          </table:table-cell>
          <table:table-cell table:style-name="ce2" office:value-type="float" office:value="0.000665372" calcext:value-type="float">
            <text:p>6.65E-00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73]" office:value-type="float" office:value="68.4" calcext:value-type="float">
            <text:p>68.4</text:p>
          </table:table-cell>
          <table:table-cell table:style-name="ce6" table:formula="of:=[.A173]" office:value-type="float" office:value="0.00677348" calcext:value-type="float">
            <text:p>0.00677348</text:p>
          </table:table-cell>
          <table:table-cell table:style-name="ce6" table:formula="of:=[.D173]" office:value-type="float" office:value="0" calcext:value-type="float">
            <text:p>0</text:p>
          </table:table-cell>
          <table:table-cell table:style-name="ce6" table:formula="of:=[.C173]" office:value-type="float" office:value="0.000665372" calcext:value-type="float">
            <text:p>0.000665372</text:p>
          </table:table-cell>
          <table:table-cell/>
        </table:table-row>
        <table:table-row table:style-name="ro1">
          <table:table-cell table:style-name="ce2" office:value-type="float" office:value="0.0097254" calcext:value-type="float">
            <text:p>9.73E-003</text:p>
          </table:table-cell>
          <table:table-cell office:value-type="float" office:value="68.9" calcext:value-type="float">
            <text:p>68.9</text:p>
          </table:table-cell>
          <table:table-cell table:style-name="ce2" office:value-type="float" office:value="0.000875923" calcext:value-type="float">
            <text:p>8.76E-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ted6</text:p>
          </table:table-cell>
          <table:table-cell office:value-type="float" office:value="-20" calcext:value-type="float">
            <text:p>-20</text:p>
          </table:table-cell>
          <table:table-cell table:number-columns-repeated="9"/>
          <table:table-cell table:style-name="ce6" table:formula="of:=[.B174]" office:value-type="float" office:value="68.9" calcext:value-type="float">
            <text:p>68.9</text:p>
          </table:table-cell>
          <table:table-cell table:style-name="ce6" table:formula="of:=[.A174]" office:value-type="float" office:value="0.0097254" calcext:value-type="float">
            <text:p>0.0097254</text:p>
          </table:table-cell>
          <table:table-cell table:style-name="ce6" table:formula="of:=[.D174]" office:value-type="float" office:value="0" calcext:value-type="float">
            <text:p>0</text:p>
          </table:table-cell>
          <table:table-cell table:style-name="ce6" table:formula="of:=[.C174]" office:value-type="float" office:value="0.000875923" calcext:value-type="float">
            <text:p>0.000875923</text:p>
          </table:table-cell>
          <table:table-cell/>
        </table:table-row>
        <table:table-row table:style-name="ro1">
          <table:table-cell table:style-name="ce2" office:value-type="float" office:value="0.0125838" calcext:value-type="float">
            <text:p>1.26E-002</text:p>
          </table:table-cell>
          <table:table-cell office:value-type="float" office:value="69.4" calcext:value-type="float">
            <text:p>69.4</text:p>
          </table:table-cell>
          <table:table-cell table:style-name="ce2" office:value-type="float" office:value="0.00123495" calcext:value-type="float">
            <text:p>1.23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</text:p>
          </table:table-cell>
          <table:table-cell table:style-name="ce6" office:value-type="float" office:value="67.2129" calcext:value-type="float">
            <text:p>67.2129</text:p>
          </table:table-cell>
          <table:table-cell table:style-name="ce6" office:value-type="float" office:value="0.290373" calcext:value-type="float">
            <text:p>0.290373</text:p>
          </table:table-cell>
          <table:table-cell table:number-columns-repeated="8"/>
          <table:table-cell table:style-name="ce6" table:formula="of:=[.B175]" office:value-type="float" office:value="69.4" calcext:value-type="float">
            <text:p>69.4</text:p>
          </table:table-cell>
          <table:table-cell table:style-name="ce6" table:formula="of:=[.A175]" office:value-type="float" office:value="0.0125838" calcext:value-type="float">
            <text:p>0.0125838</text:p>
          </table:table-cell>
          <table:table-cell table:style-name="ce6" table:formula="of:=[.D175]" office:value-type="float" office:value="0" calcext:value-type="float">
            <text:p>0</text:p>
          </table:table-cell>
          <table:table-cell table:style-name="ce6" table:formula="of:=[.C175]" office:value-type="float" office:value="0.00123495" calcext:value-type="float">
            <text:p>0.00123495</text:p>
          </table:table-cell>
          <table:table-cell/>
        </table:table-row>
        <table:table-row table:style-name="ro1">
          <table:table-cell table:style-name="ce2" office:value-type="float" office:value="0.0152204" calcext:value-type="float">
            <text:p>1.52E-002</text:p>
          </table:table-cell>
          <table:table-cell office:value-type="float" office:value="69.9" calcext:value-type="float">
            <text:p>69.9</text:p>
          </table:table-cell>
          <table:table-cell table:style-name="ce2" office:value-type="float" office:value="0.00183406" calcext:value-type="float">
            <text:p>1.83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6" office:value-type="float" office:value="174.541" calcext:value-type="float">
            <text:p>174.541</text:p>
          </table:table-cell>
          <table:table-cell table:style-name="ce6" office:value-type="float" office:value="30.764" calcext:value-type="float">
            <text:p>30.764</text:p>
          </table:table-cell>
          <table:table-cell table:number-columns-repeated="8"/>
          <table:table-cell table:style-name="ce6" table:formula="of:=[.B176]" office:value-type="float" office:value="69.9" calcext:value-type="float">
            <text:p>69.9</text:p>
          </table:table-cell>
          <table:table-cell table:style-name="ce6" table:formula="of:=[.A176]" office:value-type="float" office:value="0.0152204" calcext:value-type="float">
            <text:p>0.0152204</text:p>
          </table:table-cell>
          <table:table-cell table:style-name="ce6" table:formula="of:=[.D176]" office:value-type="float" office:value="0" calcext:value-type="float">
            <text:p>0</text:p>
          </table:table-cell>
          <table:table-cell table:style-name="ce6" table:formula="of:=[.C176]" office:value-type="float" office:value="0.00183406" calcext:value-type="float">
            <text:p>0.00183406</text:p>
          </table:table-cell>
          <table:table-cell/>
        </table:table-row>
        <table:table-row table:style-name="ro1">
          <table:table-cell table:number-columns-repeated="15"/>
          <table:table-cell table:style-name="ce6" table:number-columns-repeated="4"/>
          <table:table-cell/>
        </table:table-row>
        <table:table-row table:style-name="ro1">
          <table:table-cell table:style-name="ce2" office:value-type="float" office:value="0.00496115" calcext:value-type="float">
            <text:p>4.96E-003</text:p>
          </table:table-cell>
          <table:table-cell office:value-type="float" office:value="68.05" calcext:value-type="float">
            <text:p>68.05</text:p>
          </table:table-cell>
          <table:table-cell table:style-name="ce2" office:value-type="float" office:value="0.000325417" calcext:value-type="float">
            <text:p>3.25E-004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78]" office:value-type="float" office:value="68.05" calcext:value-type="float">
            <text:p>68.05</text:p>
          </table:table-cell>
          <table:table-cell table:style-name="ce6" table:formula="of:=[.A178]" office:value-type="float" office:value="0.00496115" calcext:value-type="float">
            <text:p>0.00496115</text:p>
          </table:table-cell>
          <table:table-cell table:style-name="ce6" table:formula="of:=[.D178]" office:value-type="float" office:value="0" calcext:value-type="float">
            <text:p>0</text:p>
          </table:table-cell>
          <table:table-cell table:style-name="ce6" table:formula="of:=[.C178]" office:value-type="float" office:value="0.000325417" calcext:value-type="float">
            <text:p>0.000325417</text:p>
          </table:table-cell>
          <table:table-cell/>
        </table:table-row>
        <table:table-row table:style-name="ro1">
          <table:table-cell table:style-name="ce2" office:value-type="float" office:value="0.00739557" calcext:value-type="float">
            <text:p>7.40E-003</text:p>
          </table:table-cell>
          <table:table-cell office:value-type="float" office:value="68.55" calcext:value-type="float">
            <text:p>68.55</text:p>
          </table:table-cell>
          <table:table-cell table:style-name="ce2" office:value-type="float" office:value="0.000831208" calcext:value-type="float">
            <text:p>8.31E-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ted7</text:p>
          </table:table-cell>
          <table:table-cell office:value-type="float" office:value="-20" calcext:value-type="float">
            <text:p>-20</text:p>
          </table:table-cell>
          <table:table-cell table:number-columns-repeated="9"/>
          <table:table-cell table:style-name="ce6" table:formula="of:=[.B179]" office:value-type="float" office:value="68.55" calcext:value-type="float">
            <text:p>68.55</text:p>
          </table:table-cell>
          <table:table-cell table:style-name="ce6" table:formula="of:=[.A179]" office:value-type="float" office:value="0.00739557" calcext:value-type="float">
            <text:p>0.00739557</text:p>
          </table:table-cell>
          <table:table-cell table:style-name="ce6" table:formula="of:=[.D179]" office:value-type="float" office:value="0" calcext:value-type="float">
            <text:p>0</text:p>
          </table:table-cell>
          <table:table-cell table:style-name="ce6" table:formula="of:=[.C179]" office:value-type="float" office:value="0.000831208" calcext:value-type="float">
            <text:p>0.000831208</text:p>
          </table:table-cell>
          <table:table-cell/>
        </table:table-row>
        <table:table-row table:style-name="ro1">
          <table:table-cell table:style-name="ce2" office:value-type="float" office:value="0.0104945" calcext:value-type="float">
            <text:p>1.05E-002</text:p>
          </table:table-cell>
          <table:table-cell office:value-type="float" office:value="69.05" calcext:value-type="float">
            <text:p>69.05</text:p>
          </table:table-cell>
          <table:table-cell table:style-name="ce2" office:value-type="float" office:value="0.00087788" calcext:value-type="float">
            <text:p>8.78E-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0</text:p>
          </table:table-cell>
          <table:table-cell table:style-name="ce6" office:value-type="float" office:value="67.1549" calcext:value-type="float">
            <text:p>67.1549</text:p>
          </table:table-cell>
          <table:table-cell table:style-name="ce6" office:value-type="float" office:value="0.132214" calcext:value-type="float">
            <text:p>0.132214</text:p>
          </table:table-cell>
          <table:table-cell table:number-columns-repeated="8"/>
          <table:table-cell table:style-name="ce6" table:formula="of:=[.B180]" office:value-type="float" office:value="69.05" calcext:value-type="float">
            <text:p>69.05</text:p>
          </table:table-cell>
          <table:table-cell table:style-name="ce6" table:formula="of:=[.A180]" office:value-type="float" office:value="0.0104945" calcext:value-type="float">
            <text:p>0.0104945</text:p>
          </table:table-cell>
          <table:table-cell table:style-name="ce6" table:formula="of:=[.D180]" office:value-type="float" office:value="0" calcext:value-type="float">
            <text:p>0</text:p>
          </table:table-cell>
          <table:table-cell table:style-name="ce6" table:formula="of:=[.C180]" office:value-type="float" office:value="0.00087788" calcext:value-type="float">
            <text:p>0.00087788</text:p>
          </table:table-cell>
          <table:table-cell/>
        </table:table-row>
        <table:table-row table:style-name="ro1">
          <table:table-cell table:style-name="ce2" office:value-type="float" office:value="0.0131384" calcext:value-type="float">
            <text:p>1.31E-002</text:p>
          </table:table-cell>
          <table:table-cell office:value-type="float" office:value="69.55" calcext:value-type="float">
            <text:p>69.55</text:p>
          </table:table-cell>
          <table:table-cell table:style-name="ce2" office:value-type="float" office:value="0.00125216" calcext:value-type="float">
            <text:p>1.25E-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6" office:value-type="float" office:value="181.566" calcext:value-type="float">
            <text:p>181.566</text:p>
          </table:table-cell>
          <table:table-cell table:style-name="ce6" office:value-type="float" office:value="19.2978" calcext:value-type="float">
            <text:p>19.2978</text:p>
          </table:table-cell>
          <table:table-cell table:number-columns-repeated="8"/>
          <table:table-cell table:style-name="ce6" table:formula="of:=[.B181]" office:value-type="float" office:value="69.55" calcext:value-type="float">
            <text:p>69.55</text:p>
          </table:table-cell>
          <table:table-cell table:style-name="ce6" table:formula="of:=[.A181]" office:value-type="float" office:value="0.0131384" calcext:value-type="float">
            <text:p>0.0131384</text:p>
          </table:table-cell>
          <table:table-cell table:style-name="ce6" table:formula="of:=[.D181]" office:value-type="float" office:value="0" calcext:value-type="float">
            <text:p>0</text:p>
          </table:table-cell>
          <table:table-cell table:style-name="ce6" table:formula="of:=[.C181]" office:value-type="float" office:value="0.00125216" calcext:value-type="float">
            <text:p>0.00125216</text:p>
          </table:table-cell>
          <table:table-cell/>
        </table:table-row>
        <table:table-row table:style-name="ro1">
          <table:table-cell table:style-name="ce2" office:value-type="float" office:value="0.0166435" calcext:value-type="float">
            <text:p>1.66E-002</text:p>
          </table:table-cell>
          <table:table-cell office:value-type="float" office:value="70.05" calcext:value-type="float">
            <text:p>70.05</text:p>
          </table:table-cell>
          <table:table-cell table:style-name="ce2" office:value-type="float" office:value="0.00247971" calcext:value-type="float">
            <text:p>2.48E-003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6" table:formula="of:=[.B182]" office:value-type="float" office:value="70.05" calcext:value-type="float">
            <text:p>70.05</text:p>
          </table:table-cell>
          <table:table-cell table:style-name="ce6" table:formula="of:=[.A182]" office:value-type="float" office:value="0.0166435" calcext:value-type="float">
            <text:p>0.0166435</text:p>
          </table:table-cell>
          <table:table-cell table:style-name="ce6" table:formula="of:=[.D182]" office:value-type="float" office:value="0" calcext:value-type="float">
            <text:p>0</text:p>
          </table:table-cell>
          <table:table-cell table:style-name="ce6" table:formula="of:=[.C182]" office:value-type="float" office:value="0.00247971" calcext:value-type="float">
            <text:p>0.00247971</text:p>
          </table:table-cell>
          <table:table-cell/>
        </table:table-row>
      </table:table>
      <table:table table:name="Norm &lt;PE&gt;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Normalization Calibration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P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formula="of:=[.E3]-[Gain.$A$112]" office:value-type="float" office:value="0.0243000000000109" calcext:value-type="float">
            <text:p>0.0243</text:p>
          </table:table-cell>
          <table:table-cell table:style-name="Default" table:formula="of:=LN([.C3]/[.D3])/3" office:value-type="float" office:value="0.0100437495941848" calcext:value-type="float">
            <text:p>0.0100437496</text:p>
          </table:table-cell>
          <table:table-cell table:style-name="Default" office:value-type="float" office:value="14049" calcext:value-type="float">
            <text:p>14049</text:p>
          </table:table-cell>
          <table:table-cell office:value-type="float" office:value="13632" calcext:value-type="float">
            <text:p>13632</text:p>
          </table:table-cell>
          <table:table-cell office:value-type="float" office:value="65" calcext:value-type="float">
            <text:p>65</text:p>
          </table:table-cell>
          <table:table-cell table:formula="of:=[.C3]/15000" office:value-type="float" office:value="0.9366" calcext:value-type="float">
            <text:p>0.9366</text:p>
          </table:table-cell>
          <table:table-cell table:formula="of:=[.D3]/15000" office:value-type="float" office:value="0.9088" calcext:value-type="float">
            <text:p>0.9088</text:p>
          </table:table-cell>
          <table:table-cell table:formula="of:=SQRT([.F3]*(1-[.F3])/15000)" office:value-type="float" office:value="0.00198964720490845" calcext:value-type="float">
            <text:p>0.0019896472</text:p>
          </table:table-cell>
          <table:table-cell table:formula="of:=SQRT([.G3]*(1-[.G3])/15000)" office:value-type="float" office:value="0.00235063906204249" calcext:value-type="float">
            <text:p>0.0023506391</text:p>
          </table:table-cell>
          <table:table-cell table:formula="of:=SQRT(([.H3]/[.F3])^2+([.I3]/[.G3])^2)/3" office:value-type="float" office:value="0.00111569199030898" calcext:value-type="float">
            <text:p>0.001115692</text:p>
          </table:table-cell>
          <table:table-cell office:value-type="float" office:value="297" calcext:value-type="float">
            <text:p>297</text:p>
          </table:table-cell>
          <table:table-cell table:formula="of:=[.A3]" office:value-type="float" office:value="0.0243000000000109" calcext:value-type="float">
            <text:p>0.0243</text:p>
          </table:table-cell>
          <table:table-cell table:formula="of:=[.B3]" office:value-type="float" office:value="0.0100437495941848" calcext:value-type="float">
            <text:p>0.0100437496</text:p>
          </table:table-cell>
          <table:table-cell office:value-type="float" office:value="0" calcext:value-type="float">
            <text:p>0</text:p>
          </table:table-cell>
          <table:table-cell table:formula="of:=[.J3]" office:value-type="float" office:value="0.00111569199030898" calcext:value-type="float">
            <text:p>0.001115692</text:p>
          </table:table-cell>
        </table:table-row>
        <table:table-row table:style-name="ro1">
          <table:table-cell table:formula="of:=[.E4]-[Gain.$A$112]" office:value-type="float" office:value="0.124300000000005" calcext:value-type="float">
            <text:p>0.1243</text:p>
          </table:table-cell>
          <table:table-cell table:style-name="Default" table:formula="of:=LN([.C4]/[.D4])/3" office:value-type="float" office:value="0.0414781375780363" calcext:value-type="float">
            <text:p>0.0414781376</text:p>
          </table:table-cell>
          <table:table-cell table:style-name="Default" office:value-type="float" office:value="12803" calcext:value-type="float">
            <text:p>12803</text:p>
          </table:table-cell>
          <table:table-cell office:value-type="float" office:value="11305" calcext:value-type="float">
            <text:p>11305</text:p>
          </table:table-cell>
          <table:table-cell office:value-type="float" office:value="65.1" calcext:value-type="float">
            <text:p>65.1</text:p>
          </table:table-cell>
          <table:table-cell table:formula="of:=[.C4]/15000" office:value-type="float" office:value="0.853533333333333" calcext:value-type="float">
            <text:p>0.8535333333</text:p>
          </table:table-cell>
          <table:table-cell table:formula="of:=[.D4]/15000" office:value-type="float" office:value="0.753666666666667" calcext:value-type="float">
            <text:p>0.7536666667</text:p>
          </table:table-cell>
          <table:table-cell table:formula="of:=SQRT([.F4]*(1-[.F4])/15000)" office:value-type="float" office:value="0.00288691510349972" calcext:value-type="float">
            <text:p>0.0028869151</text:p>
          </table:table-cell>
          <table:table-cell table:formula="of:=SQRT([.G4]*(1-[.G4])/15000)" office:value-type="float" office:value="0.00351807923183681" calcext:value-type="float">
            <text:p>0.0035180792</text:p>
          </table:table-cell>
          <table:table-cell table:formula="of:=SQRT(([.H4]/[.F4])^2+([.I4]/[.G4])^2)/3" office:value-type="float" office:value="0.00192150969627708" calcext:value-type="float">
            <text:p>0.0019215097</text:p>
          </table:table-cell>
          <table:table-cell office:value-type="float" office:value="298" calcext:value-type="float">
            <text:p>298</text:p>
          </table:table-cell>
          <table:table-cell table:formula="of:=[.A4]" office:value-type="float" office:value="0.124300000000005" calcext:value-type="float">
            <text:p>0.1243</text:p>
          </table:table-cell>
          <table:table-cell table:formula="of:=[.B4]" office:value-type="float" office:value="0.0414781375780363" calcext:value-type="float">
            <text:p>0.0414781376</text:p>
          </table:table-cell>
          <table:table-cell office:value-type="float" office:value="0" calcext:value-type="float">
            <text:p>0</text:p>
          </table:table-cell>
          <table:table-cell table:formula="of:=[.J4]" office:value-type="float" office:value="0.00192150969627708" calcext:value-type="float">
            <text:p>0.0019215097</text:p>
          </table:table-cell>
        </table:table-row>
        <table:table-row table:style-name="ro1">
          <table:table-cell table:formula="of:=[.E5]-[Gain.$A$112]" office:value-type="float" office:value="0.224299999999999" calcext:value-type="float">
            <text:p>0.2243</text:p>
          </table:table-cell>
          <table:table-cell table:style-name="Default" table:formula="of:=LN([.C5]/[.D5])/3" office:value-type="float" office:value="0.0885602050073645" calcext:value-type="float">
            <text:p>0.088560205</text:p>
          </table:table-cell>
          <table:table-cell table:style-name="Default" office:value-type="float" office:value="11568" calcext:value-type="float">
            <text:p>11568</text:p>
          </table:table-cell>
          <table:table-cell office:value-type="float" office:value="8869" calcext:value-type="float">
            <text:p>8869</text:p>
          </table:table-cell>
          <table:table-cell office:value-type="float" office:value="65.2" calcext:value-type="float">
            <text:p>65.2</text:p>
          </table:table-cell>
          <table:table-cell table:formula="of:=[.C5]/15000" office:value-type="float" office:value="0.7712" calcext:value-type="float">
            <text:p>0.7712</text:p>
          </table:table-cell>
          <table:table-cell table:formula="of:=[.D5]/15000" office:value-type="float" office:value="0.591266666666667" calcext:value-type="float">
            <text:p>0.5912666667</text:p>
          </table:table-cell>
          <table:table-cell table:formula="of:=SQRT([.F5]*(1-[.F5])/15000)" office:value-type="float" office:value="0.0034297770578664" calcext:value-type="float">
            <text:p>0.0034297771</text:p>
          </table:table-cell>
          <table:table-cell table:formula="of:=SQRT([.G5]*(1-[.G5])/15000)" office:value-type="float" office:value="0.00401389582621469" calcext:value-type="float">
            <text:p>0.0040138958</text:p>
          </table:table-cell>
          <table:table-cell table:formula="of:=SQRT(([.H5]/[.F5])^2+([.I5]/[.G5])^2)/3" office:value-type="float" office:value="0.00270522778726172" calcext:value-type="float">
            <text:p>0.0027052278</text:p>
          </table:table-cell>
          <table:table-cell office:value-type="float" office:value="299" calcext:value-type="float">
            <text:p>299</text:p>
          </table:table-cell>
          <table:table-cell table:formula="of:=[.A5]" office:value-type="float" office:value="0.224299999999999" calcext:value-type="float">
            <text:p>0.2243</text:p>
          </table:table-cell>
          <table:table-cell table:formula="of:=[.B5]" office:value-type="float" office:value="0.0885602050073645" calcext:value-type="float">
            <text:p>0.088560205</text:p>
          </table:table-cell>
          <table:table-cell office:value-type="float" office:value="0" calcext:value-type="float">
            <text:p>0</text:p>
          </table:table-cell>
          <table:table-cell table:formula="of:=[.J5]" office:value-type="float" office:value="0.00270522778726172" calcext:value-type="float">
            <text:p>0.0027052278</text:p>
          </table:table-cell>
        </table:table-row>
        <table:table-row table:style-name="ro1">
          <table:table-cell table:formula="of:=[.E6]-[Gain.$A$112]" office:value-type="float" office:value="0.324299999999994" calcext:value-type="float">
            <text:p>0.3243</text:p>
          </table:table-cell>
          <table:table-cell table:style-name="Default" table:formula="of:=LN([.C6]/[.D6])/3" office:value-type="float" office:value="0.13032425945253" calcext:value-type="float">
            <text:p>0.1303242595</text:p>
          </table:table-cell>
          <table:table-cell table:style-name="Default" office:value-type="float" office:value="10618" calcext:value-type="float">
            <text:p>10618</text:p>
          </table:table-cell>
          <table:table-cell office:value-type="float" office:value="7182" calcext:value-type="float">
            <text:p>7182</text:p>
          </table:table-cell>
          <table:table-cell office:value-type="float" office:value="65.3" calcext:value-type="float">
            <text:p>65.3</text:p>
          </table:table-cell>
          <table:table-cell table:formula="of:=[.C6]/15000" office:value-type="float" office:value="0.707866666666667" calcext:value-type="float">
            <text:p>0.7078666667</text:p>
          </table:table-cell>
          <table:table-cell table:formula="of:=[.D6]/15000" office:value-type="float" office:value="0.4788" calcext:value-type="float">
            <text:p>0.4788</text:p>
          </table:table-cell>
          <table:table-cell table:formula="of:=SQRT([.F6]*(1-[.F6])/15000)" office:value-type="float" office:value="0.00371296331689294" calcext:value-type="float">
            <text:p>0.0037129633</text:p>
          </table:table-cell>
          <table:table-cell table:formula="of:=SQRT([.G6]*(1-[.G6])/15000)" office:value-type="float" office:value="0.00407881159162813" calcext:value-type="float">
            <text:p>0.0040788116</text:p>
          </table:table-cell>
          <table:table-cell table:formula="of:=SQRT(([.H6]/[.F6])^2+([.I6]/[.G6])^2)/3" office:value-type="float" office:value="0.00333472209181415" calcext:value-type="float">
            <text:p>0.0033347221</text:p>
          </table:table-cell>
          <table:table-cell office:value-type="float" office:value="300" calcext:value-type="float">
            <text:p>300</text:p>
          </table:table-cell>
          <table:table-cell table:formula="of:=[.A6]" office:value-type="float" office:value="0.324299999999994" calcext:value-type="float">
            <text:p>0.3243</text:p>
          </table:table-cell>
          <table:table-cell table:formula="of:=[.B6]" office:value-type="float" office:value="0.13032425945253" calcext:value-type="float">
            <text:p>0.1303242595</text:p>
          </table:table-cell>
          <table:table-cell office:value-type="float" office:value="0" calcext:value-type="float">
            <text:p>0</text:p>
          </table:table-cell>
          <table:table-cell table:formula="of:=[.J6]" office:value-type="float" office:value="0.00333472209181415" calcext:value-type="float">
            <text:p>0.0033347221</text:p>
          </table:table-cell>
        </table:table-row>
        <table:table-row table:style-name="ro1">
          <table:table-cell table:formula="of:=[.E7]-[Gain.$A$112]" office:value-type="float" office:value="0.424299999999988" calcext:value-type="float">
            <text:p>0.4243</text:p>
          </table:table-cell>
          <table:table-cell table:style-name="Default" table:formula="of:=LN([.C7]/[.D7])/3" office:value-type="float" office:value="0.162061544919489" calcext:value-type="float">
            <text:p>0.1620615449</text:p>
          </table:table-cell>
          <table:table-cell table:style-name="Default" office:value-type="float" office:value="9607" calcext:value-type="float">
            <text:p>9607</text:p>
          </table:table-cell>
          <table:table-cell office:value-type="float" office:value="5908" calcext:value-type="float">
            <text:p>5908</text:p>
          </table:table-cell>
          <table:table-cell office:value-type="float" office:value="65.4" calcext:value-type="float">
            <text:p>65.4</text:p>
          </table:table-cell>
          <table:table-cell table:formula="of:=[.C7]/15000" office:value-type="float" office:value="0.640466666666667" calcext:value-type="float">
            <text:p>0.6404666667</text:p>
          </table:table-cell>
          <table:table-cell table:formula="of:=[.D7]/15000" office:value-type="float" office:value="0.393866666666667" calcext:value-type="float">
            <text:p>0.3938666667</text:p>
          </table:table-cell>
          <table:table-cell table:formula="of:=SQRT([.F7]*(1-[.F7])/15000)" office:value-type="float" office:value="0.00391807023550757" calcext:value-type="float">
            <text:p>0.0039180702</text:p>
          </table:table-cell>
          <table:table-cell table:formula="of:=SQRT([.G7]*(1-[.G7])/15000)" office:value-type="float" office:value="0.00398945038449789" calcext:value-type="float">
            <text:p>0.0039894504</text:p>
          </table:table-cell>
          <table:table-cell table:formula="of:=SQRT(([.H7]/[.F7])^2+([.I7]/[.G7])^2)/3" office:value-type="float" office:value="0.0039443271700404" calcext:value-type="float">
            <text:p>0.0039443272</text:p>
          </table:table-cell>
          <table:table-cell office:value-type="float" office:value="301" calcext:value-type="float">
            <text:p>301</text:p>
          </table:table-cell>
          <table:table-cell table:formula="of:=[.A7]" office:value-type="float" office:value="0.424299999999988" calcext:value-type="float">
            <text:p>0.4243</text:p>
          </table:table-cell>
          <table:table-cell table:formula="of:=[.B7]" office:value-type="float" office:value="0.162061544919489" calcext:value-type="float">
            <text:p>0.1620615449</text:p>
          </table:table-cell>
          <table:table-cell office:value-type="float" office:value="0" calcext:value-type="float">
            <text:p>0</text:p>
          </table:table-cell>
          <table:table-cell table:formula="of:=[.J7]" office:value-type="float" office:value="0.0039443271700404" calcext:value-type="float">
            <text:p>0.0039443272</text:p>
          </table:table-cell>
        </table:table-row>
        <table:table-row table:style-name="ro1">
          <table:table-cell table:formula="of:=[.E8]-[Gain.$A$112]" office:value-type="float" office:value="0.524299999999982" calcext:value-type="float">
            <text:p>0.5243</text:p>
          </table:table-cell>
          <table:table-cell table:style-name="Default" table:formula="of:=LN([.C8]/[.D8])/3" office:value-type="float" office:value="0.197698872066262" calcext:value-type="float">
            <text:p>0.1976988721</text:p>
          </table:table-cell>
          <table:table-cell table:style-name="Default" office:value-type="float" office:value="8686" calcext:value-type="float">
            <text:p>8686</text:p>
          </table:table-cell>
          <table:table-cell office:value-type="float" office:value="4800" calcext:value-type="float">
            <text:p>4800</text:p>
          </table:table-cell>
          <table:table-cell office:value-type="float" office:value="65.5" calcext:value-type="float">
            <text:p>65.5</text:p>
          </table:table-cell>
          <table:table-cell table:formula="of:=[.C8]/15000" office:value-type="float" office:value="0.579066666666667" calcext:value-type="float">
            <text:p>0.5790666667</text:p>
          </table:table-cell>
          <table:table-cell table:formula="of:=[.D8]/15000" office:value-type="float" office:value="0.32" calcext:value-type="float">
            <text:p>0.32</text:p>
          </table:table-cell>
          <table:table-cell table:formula="of:=SQRT([.F8]*(1-[.F8])/15000)" office:value-type="float" office:value="0.00403111615827199" calcext:value-type="float">
            <text:p>0.0040311162</text:p>
          </table:table-cell>
          <table:table-cell table:formula="of:=SQRT([.G8]*(1-[.G8])/15000)" office:value-type="float" office:value="0.00380876182855619" calcext:value-type="float">
            <text:p>0.0038087618</text:p>
          </table:table-cell>
          <table:table-cell table:formula="of:=SQRT(([.H8]/[.F8])^2+([.I8]/[.G8])^2)/3" office:value-type="float" office:value="0.00459622782349169" calcext:value-type="float">
            <text:p>0.0045962278</text:p>
          </table:table-cell>
          <table:table-cell office:value-type="float" office:value="302" calcext:value-type="float">
            <text:p>302</text:p>
          </table:table-cell>
          <table:table-cell table:formula="of:=[.A8]" office:value-type="float" office:value="0.524299999999982" calcext:value-type="float">
            <text:p>0.5243</text:p>
          </table:table-cell>
          <table:table-cell table:formula="of:=[.B8]" office:value-type="float" office:value="0.197698872066262" calcext:value-type="float">
            <text:p>0.1976988721</text:p>
          </table:table-cell>
          <table:table-cell office:value-type="float" office:value="0" calcext:value-type="float">
            <text:p>0</text:p>
          </table:table-cell>
          <table:table-cell table:formula="of:=[.J8]" office:value-type="float" office:value="0.00459622782349169" calcext:value-type="float">
            <text:p>0.0045962278</text:p>
          </table:table-cell>
        </table:table-row>
        <table:table-row table:style-name="ro1">
          <table:table-cell table:formula="of:=[.E9]-[Gain.$A$112]" office:value-type="float" office:value="0.624299999999977" calcext:value-type="float">
            <text:p>0.6243</text:p>
          </table:table-cell>
          <table:table-cell table:style-name="Default" table:formula="of:=LN([.C9]/[.D9])/3" office:value-type="float" office:value="0.228369351652216" calcext:value-type="float">
            <text:p>0.2283693517</text:p>
          </table:table-cell>
          <table:table-cell table:style-name="Default" office:value-type="float" office:value="8053" calcext:value-type="float">
            <text:p>8053</text:p>
          </table:table-cell>
          <table:table-cell office:value-type="float" office:value="4059" calcext:value-type="float">
            <text:p>4059</text:p>
          </table:table-cell>
          <table:table-cell office:value-type="float" office:value="65.6" calcext:value-type="float">
            <text:p>65.6</text:p>
          </table:table-cell>
          <table:table-cell table:formula="of:=[.C9]/15000" office:value-type="float" office:value="0.536866666666667" calcext:value-type="float">
            <text:p>0.5368666667</text:p>
          </table:table-cell>
          <table:table-cell table:formula="of:=[.D9]/15000" office:value-type="float" office:value="0.2706" calcext:value-type="float">
            <text:p>0.2706</text:p>
          </table:table-cell>
          <table:table-cell table:formula="of:=SQRT([.F9]*(1-[.F9])/15000)" office:value-type="float" office:value="0.00407137035807265" calcext:value-type="float">
            <text:p>0.0040713704</text:p>
          </table:table-cell>
          <table:table-cell table:formula="of:=SQRT([.G9]*(1-[.G9])/15000)" office:value-type="float" office:value="0.00362744758749179" calcext:value-type="float">
            <text:p>0.0036274476</text:p>
          </table:table-cell>
          <table:table-cell table:formula="of:=SQRT(([.H9]/[.F9])^2+([.I9]/[.G9])^2)/3" office:value-type="float" office:value="0.00513387542496697" calcext:value-type="float">
            <text:p>0.0051338754</text:p>
          </table:table-cell>
          <table:table-cell office:value-type="float" office:value="303" calcext:value-type="float">
            <text:p>303</text:p>
          </table:table-cell>
          <table:table-cell table:formula="of:=[.A9]" office:value-type="float" office:value="0.624299999999977" calcext:value-type="float">
            <text:p>0.6243</text:p>
          </table:table-cell>
          <table:table-cell table:formula="of:=[.B9]" office:value-type="float" office:value="0.228369351652216" calcext:value-type="float">
            <text:p>0.2283693517</text:p>
          </table:table-cell>
          <table:table-cell office:value-type="float" office:value="0" calcext:value-type="float">
            <text:p>0</text:p>
          </table:table-cell>
          <table:table-cell table:formula="of:=[.J9]" office:value-type="float" office:value="0.00513387542496697" calcext:value-type="float">
            <text:p>0.0051338754</text:p>
          </table:table-cell>
        </table:table-row>
        <table:table-row table:style-name="ro1">
          <table:table-cell table:formula="of:=[.E10]-[Gain.$A$112]" office:value-type="float" office:value="0.724299999999971" calcext:value-type="float">
            <text:p>0.7243</text:p>
          </table:table-cell>
          <table:table-cell table:style-name="Default" table:formula="of:=LN([.C10]/[.D10])/3" office:value-type="float" office:value="0.254929205426122" calcext:value-type="float">
            <text:p>0.2549292054</text:p>
          </table:table-cell>
          <table:table-cell table:style-name="Default" office:value-type="float" office:value="7348" calcext:value-type="float">
            <text:p>7348</text:p>
          </table:table-cell>
          <table:table-cell office:value-type="float" office:value="3420" calcext:value-type="float">
            <text:p>3420</text:p>
          </table:table-cell>
          <table:table-cell office:value-type="float" office:value="65.7" calcext:value-type="float">
            <text:p>65.7</text:p>
          </table:table-cell>
          <table:table-cell table:formula="of:=[.C10]/15000" office:value-type="float" office:value="0.489866666666667" calcext:value-type="float">
            <text:p>0.4898666667</text:p>
          </table:table-cell>
          <table:table-cell table:formula="of:=[.D10]/15000" office:value-type="float" office:value="0.228" calcext:value-type="float">
            <text:p>0.228</text:p>
          </table:table-cell>
          <table:table-cell table:formula="of:=SQRT([.F10]*(1-[.F10])/15000)" office:value-type="float" office:value="0.00408164440355074" calcext:value-type="float">
            <text:p>0.0040816444</text:p>
          </table:table-cell>
          <table:table-cell table:formula="of:=SQRT([.G10]*(1-[.G10])/15000)" office:value-type="float" office:value="0.00342555105056106" calcext:value-type="float">
            <text:p>0.0034255511</text:p>
          </table:table-cell>
          <table:table-cell table:formula="of:=SQRT(([.H10]/[.F10])^2+([.I10]/[.G10])^2)/3" office:value-type="float" office:value="0.00572669946577824" calcext:value-type="float">
            <text:p>0.0057266995</text:p>
          </table:table-cell>
          <table:table-cell office:value-type="float" office:value="304" calcext:value-type="float">
            <text:p>304</text:p>
          </table:table-cell>
          <table:table-cell table:formula="of:=[.A10]" office:value-type="float" office:value="0.724299999999971" calcext:value-type="float">
            <text:p>0.7243</text:p>
          </table:table-cell>
          <table:table-cell table:formula="of:=[.B10]" office:value-type="float" office:value="0.254929205426122" calcext:value-type="float">
            <text:p>0.2549292054</text:p>
          </table:table-cell>
          <table:table-cell office:value-type="float" office:value="0" calcext:value-type="float">
            <text:p>0</text:p>
          </table:table-cell>
          <table:table-cell table:formula="of:=[.J10]" office:value-type="float" office:value="0.00572669946577824" calcext:value-type="float">
            <text:p>0.0057266995</text:p>
          </table:table-cell>
        </table:table-row>
        <table:table-row table:style-name="ro1">
          <table:table-cell table:formula="of:=[.E11]-[Gain.$A$112]" office:value-type="float" office:value="0.824299999999965" calcext:value-type="float">
            <text:p>0.8243</text:p>
          </table:table-cell>
          <table:table-cell table:style-name="Default" table:formula="of:=LN([.C11]/[.D11])/3" office:value-type="float" office:value="0.288734005008785" calcext:value-type="float">
            <text:p>0.288734005</text:p>
          </table:table-cell>
          <table:table-cell table:style-name="Default" office:value-type="float" office:value="6853" calcext:value-type="float">
            <text:p>6853</text:p>
          </table:table-cell>
          <table:table-cell office:value-type="float" office:value="2882" calcext:value-type="float">
            <text:p>2882</text:p>
          </table:table-cell>
          <table:table-cell office:value-type="float" office:value="65.8" calcext:value-type="float">
            <text:p>65.8</text:p>
          </table:table-cell>
          <table:table-cell table:formula="of:=[.C11]/15000" office:value-type="float" office:value="0.456866666666667" calcext:value-type="float">
            <text:p>0.4568666667</text:p>
          </table:table-cell>
          <table:table-cell table:formula="of:=[.D11]/15000" office:value-type="float" office:value="0.192133333333333" calcext:value-type="float">
            <text:p>0.1921333333</text:p>
          </table:table-cell>
          <table:table-cell table:formula="of:=SQRT([.F11]*(1-[.F11])/15000)" office:value-type="float" office:value="0.00406726374487448" calcext:value-type="float">
            <text:p>0.0040672637</text:p>
          </table:table-cell>
          <table:table-cell table:formula="of:=SQRT([.G11]*(1-[.G11])/15000)" office:value-type="float" office:value="0.00321681121149041" calcext:value-type="float">
            <text:p>0.0032168112</text:p>
          </table:table-cell>
          <table:table-cell table:formula="of:=SQRT(([.H11]/[.F11])^2+([.I11]/[.G11])^2)/3" office:value-type="float" office:value="0.00632077196335459" calcext:value-type="float">
            <text:p>0.006320772</text:p>
          </table:table-cell>
          <table:table-cell office:value-type="float" office:value="305" calcext:value-type="float">
            <text:p>305</text:p>
          </table:table-cell>
          <table:table-cell table:formula="of:=[.A11]" office:value-type="float" office:value="0.824299999999965" calcext:value-type="float">
            <text:p>0.8243</text:p>
          </table:table-cell>
          <table:table-cell table:formula="of:=[.B11]" office:value-type="float" office:value="0.288734005008785" calcext:value-type="float">
            <text:p>0.288734005</text:p>
          </table:table-cell>
          <table:table-cell office:value-type="float" office:value="0" calcext:value-type="float">
            <text:p>0</text:p>
          </table:table-cell>
          <table:table-cell table:formula="of:=[.J11]" office:value-type="float" office:value="0.00632077196335459" calcext:value-type="float">
            <text:p>0.006320772</text:p>
          </table:table-cell>
        </table:table-row>
        <table:table-row table:style-name="ro1">
          <table:table-cell table:formula="of:=[.E12]-[Gain.$A$112]" office:value-type="float" office:value="0.92429999999996" calcext:value-type="float">
            <text:p>0.9243</text:p>
          </table:table-cell>
          <table:table-cell table:style-name="Default" table:formula="of:=LN([.C12]/[.D12])/3" office:value-type="float" office:value="0.298891231635054" calcext:value-type="float">
            <text:p>0.2988912316</text:p>
          </table:table-cell>
          <table:table-cell table:style-name="Default" office:value-type="float" office:value="6234" calcext:value-type="float">
            <text:p>6234</text:p>
          </table:table-cell>
          <table:table-cell office:value-type="float" office:value="2543" calcext:value-type="float">
            <text:p>2543</text:p>
          </table:table-cell>
          <table:table-cell office:value-type="float" office:value="65.8999999999999" calcext:value-type="float">
            <text:p>65.9</text:p>
          </table:table-cell>
          <table:table-cell table:formula="of:=[.C12]/15000" office:value-type="float" office:value="0.4156" calcext:value-type="float">
            <text:p>0.4156</text:p>
          </table:table-cell>
          <table:table-cell table:formula="of:=[.D12]/15000" office:value-type="float" office:value="0.169533333333333" calcext:value-type="float">
            <text:p>0.1695333333</text:p>
          </table:table-cell>
          <table:table-cell table:formula="of:=SQRT([.F12]*(1-[.F12])/15000)" office:value-type="float" office:value="0.00402390059519367" calcext:value-type="float">
            <text:p>0.0040239006</text:p>
          </table:table-cell>
          <table:table-cell table:formula="of:=SQRT([.G12]*(1-[.G12])/15000)" office:value-type="float" office:value="0.00306367733529737" calcext:value-type="float">
            <text:p>0.0030636773</text:p>
          </table:table-cell>
          <table:table-cell table:formula="of:=SQRT(([.H12]/[.F12])^2+([.I12]/[.G12])^2)/3" office:value-type="float" office:value="0.0068338508175704" calcext:value-type="float">
            <text:p>0.0068338508</text:p>
          </table:table-cell>
          <table:table-cell office:value-type="float" office:value="306" calcext:value-type="float">
            <text:p>306</text:p>
          </table:table-cell>
          <table:table-cell table:formula="of:=[.A12]" office:value-type="float" office:value="0.92429999999996" calcext:value-type="float">
            <text:p>0.9243</text:p>
          </table:table-cell>
          <table:table-cell table:formula="of:=[.B12]" office:value-type="float" office:value="0.298891231635054" calcext:value-type="float">
            <text:p>0.2988912316</text:p>
          </table:table-cell>
          <table:table-cell office:value-type="float" office:value="0" calcext:value-type="float">
            <text:p>0</text:p>
          </table:table-cell>
          <table:table-cell table:formula="of:=[.J12]" office:value-type="float" office:value="0.0068338508175704" calcext:value-type="float">
            <text:p>0.0068338508</text:p>
          </table:table-cell>
        </table:table-row>
        <table:table-row table:style-name="ro1">
          <table:table-cell table:formula="of:=[.E13]-[Gain.$A$112]" office:value-type="float" office:value="1.02429999999995" calcext:value-type="float">
            <text:p>1.0243</text:p>
          </table:table-cell>
          <table:table-cell table:style-name="Default" table:formula="of:=LN([.C13]/[.D13])/3" office:value-type="float" office:value="0.319077810805015" calcext:value-type="float">
            <text:p>0.3190778108</text:p>
          </table:table-cell>
          <table:table-cell table:style-name="Default" office:value-type="float" office:value="5696" calcext:value-type="float">
            <text:p>5696</text:p>
          </table:table-cell>
          <table:table-cell office:value-type="float" office:value="2187" calcext:value-type="float">
            <text:p>2187</text:p>
          </table:table-cell>
          <table:table-cell office:value-type="float" office:value="65.9999999999999" calcext:value-type="float">
            <text:p>66</text:p>
          </table:table-cell>
          <table:table-cell table:formula="of:=[.C13]/15000" office:value-type="float" office:value="0.379733333333333" calcext:value-type="float">
            <text:p>0.3797333333</text:p>
          </table:table-cell>
          <table:table-cell table:formula="of:=[.D13]/15000" office:value-type="float" office:value="0.1458" calcext:value-type="float">
            <text:p>0.1458</text:p>
          </table:table-cell>
          <table:table-cell table:formula="of:=SQRT([.F13]*(1-[.F13])/15000)" office:value-type="float" office:value="0.00396262479415592" calcext:value-type="float">
            <text:p>0.0039626248</text:p>
          </table:table-cell>
          <table:table-cell table:formula="of:=SQRT([.G13]*(1-[.G13])/15000)" office:value-type="float" office:value="0.00288146212885056" calcext:value-type="float">
            <text:p>0.0028814621</text:p>
          </table:table-cell>
          <table:table-cell table:formula="of:=SQRT(([.H13]/[.F13])^2+([.I13]/[.G13])^2)/3" office:value-type="float" office:value="0.00744965200713797" calcext:value-type="float">
            <text:p>0.007449652</text:p>
          </table:table-cell>
          <table:table-cell office:value-type="float" office:value="307" calcext:value-type="float">
            <text:p>307</text:p>
          </table:table-cell>
          <table:table-cell table:formula="of:=[.A13]" office:value-type="float" office:value="1.02429999999995" calcext:value-type="float">
            <text:p>1.0243</text:p>
          </table:table-cell>
          <table:table-cell table:formula="of:=[.B13]" office:value-type="float" office:value="0.319077810805015" calcext:value-type="float">
            <text:p>0.3190778108</text:p>
          </table:table-cell>
          <table:table-cell office:value-type="float" office:value="0" calcext:value-type="float">
            <text:p>0</text:p>
          </table:table-cell>
          <table:table-cell table:formula="of:=[.J13]" office:value-type="float" office:value="0.00744965200713797" calcext:value-type="float">
            <text:p>0.007449652</text:p>
          </table:table-cell>
        </table:table-row>
        <table:table-row table:style-name="ro1">
          <table:table-cell table:formula="of:=[.E14]-[Gain.$A$112]" office:value-type="float" office:value="1.12429999999995" calcext:value-type="float">
            <text:p>1.1243</text:p>
          </table:table-cell>
          <table:table-cell table:style-name="Default" table:formula="of:=LN([.C14]/[.D14])/3" office:value-type="float" office:value="0.34706898200138" calcext:value-type="float">
            <text:p>0.347068982</text:p>
          </table:table-cell>
          <table:table-cell table:style-name="Default" office:value-type="float" office:value="5399" calcext:value-type="float">
            <text:p>5399</text:p>
          </table:table-cell>
          <table:table-cell office:value-type="float" office:value="1906" calcext:value-type="float">
            <text:p>1906</text:p>
          </table:table-cell>
          <table:table-cell office:value-type="float" office:value="66.0999999999999" calcext:value-type="float">
            <text:p>66.1</text:p>
          </table:table-cell>
          <table:table-cell table:formula="of:=[.C14]/15000" office:value-type="float" office:value="0.359933333333333" calcext:value-type="float">
            <text:p>0.3599333333</text:p>
          </table:table-cell>
          <table:table-cell table:formula="of:=[.D14]/15000" office:value-type="float" office:value="0.127066666666667" calcext:value-type="float">
            <text:p>0.1270666667</text:p>
          </table:table-cell>
          <table:table-cell table:formula="of:=SQRT([.F14]*(1-[.F14])/15000)" office:value-type="float" office:value="0.0039190247842109" calcext:value-type="float">
            <text:p>0.0039190248</text:p>
          </table:table-cell>
          <table:table-cell table:formula="of:=SQRT([.G14]*(1-[.G14])/15000)" office:value-type="float" office:value="0.00271932257359425" calcext:value-type="float">
            <text:p>0.0027193226</text:p>
          </table:table-cell>
          <table:table-cell table:formula="of:=SQRT(([.H14]/[.F14])^2+([.I14]/[.G14])^2)/3" office:value-type="float" office:value="0.00800378468410007" calcext:value-type="float">
            <text:p>0.0080037847</text:p>
          </table:table-cell>
          <table:table-cell office:value-type="float" office:value="308" calcext:value-type="float">
            <text:p>308</text:p>
          </table:table-cell>
          <table:table-cell table:formula="of:=[.A14]" office:value-type="float" office:value="1.12429999999995" calcext:value-type="float">
            <text:p>1.1243</text:p>
          </table:table-cell>
          <table:table-cell table:formula="of:=[.B14]" office:value-type="float" office:value="0.34706898200138" calcext:value-type="float">
            <text:p>0.347068982</text:p>
          </table:table-cell>
          <table:table-cell office:value-type="float" office:value="0" calcext:value-type="float">
            <text:p>0</text:p>
          </table:table-cell>
          <table:table-cell table:formula="of:=[.J14]" office:value-type="float" office:value="0.00800378468410007" calcext:value-type="float">
            <text:p>0.0080037847</text:p>
          </table:table-cell>
        </table:table-row>
        <table:table-row table:style-name="ro1">
          <table:table-cell table:formula="of:=[.E15]-[Gain.$A$112]" office:value-type="float" office:value="1.22429999999994" calcext:value-type="float">
            <text:p>1.2243</text:p>
          </table:table-cell>
          <table:table-cell table:style-name="Default" table:formula="of:=LN([.C15]/[.D15])/3" office:value-type="float" office:value="0.374896107685994" calcext:value-type="float">
            <text:p>0.3748961077</text:p>
          </table:table-cell>
          <table:table-cell table:style-name="Default" office:value-type="float" office:value="4973" calcext:value-type="float">
            <text:p>4973</text:p>
          </table:table-cell>
          <table:table-cell office:value-type="float" office:value="1615" calcext:value-type="float">
            <text:p>1615</text:p>
          </table:table-cell>
          <table:table-cell office:value-type="float" office:value="66.1999999999999" calcext:value-type="float">
            <text:p>66.2</text:p>
          </table:table-cell>
          <table:table-cell table:formula="of:=[.C15]/15000" office:value-type="float" office:value="0.331533333333333" calcext:value-type="float">
            <text:p>0.3315333333</text:p>
          </table:table-cell>
          <table:table-cell table:formula="of:=[.D15]/15000" office:value-type="float" office:value="0.107666666666667" calcext:value-type="float">
            <text:p>0.1076666667</text:p>
          </table:table-cell>
          <table:table-cell table:formula="of:=SQRT([.F15]*(1-[.F15])/15000)" office:value-type="float" office:value="0.00384377403274631" calcext:value-type="float">
            <text:p>0.003843774</text:p>
          </table:table-cell>
          <table:table-cell table:formula="of:=SQRT([.G15]*(1-[.G15])/15000)" office:value-type="float" office:value="0.00253080429317843" calcext:value-type="float">
            <text:p>0.0025308043</text:p>
          </table:table-cell>
          <table:table-cell table:formula="of:=SQRT(([.H15]/[.F15])^2+([.I15]/[.G15])^2)/3" office:value-type="float" office:value="0.00873656159653264" calcext:value-type="float">
            <text:p>0.0087365616</text:p>
          </table:table-cell>
          <table:table-cell office:value-type="float" office:value="309" calcext:value-type="float">
            <text:p>309</text:p>
          </table:table-cell>
          <table:table-cell table:formula="of:=[.A15]" office:value-type="float" office:value="1.22429999999994" calcext:value-type="float">
            <text:p>1.2243</text:p>
          </table:table-cell>
          <table:table-cell table:formula="of:=[.B15]" office:value-type="float" office:value="0.374896107685994" calcext:value-type="float">
            <text:p>0.3748961077</text:p>
          </table:table-cell>
          <table:table-cell office:value-type="float" office:value="0" calcext:value-type="float">
            <text:p>0</text:p>
          </table:table-cell>
          <table:table-cell table:formula="of:=[.J15]" office:value-type="float" office:value="0.00873656159653264" calcext:value-type="float">
            <text:p>0.0087365616</text:p>
          </table:table-cell>
        </table:table-row>
        <table:table-row table:style-name="ro1">
          <table:table-cell table:formula="of:=[.E16]-[Gain.$A$112]" office:value-type="float" office:value="1.32429999999994" calcext:value-type="float">
            <text:p>1.3243</text:p>
          </table:table-cell>
          <table:table-cell table:style-name="Default" table:formula="of:=LN([.C16]/[.D16])/3" office:value-type="float" office:value="0.399099565746081" calcext:value-type="float">
            <text:p>0.3990995657</text:p>
          </table:table-cell>
          <table:table-cell table:style-name="Default" office:value-type="float" office:value="4480" calcext:value-type="float">
            <text:p>4480</text:p>
          </table:table-cell>
          <table:table-cell office:value-type="float" office:value="1353" calcext:value-type="float">
            <text:p>1353</text:p>
          </table:table-cell>
          <table:table-cell office:value-type="float" office:value="66.2999999999999" calcext:value-type="float">
            <text:p>66.3</text:p>
          </table:table-cell>
          <table:table-cell table:formula="of:=[.C16]/15000" office:value-type="float" office:value="0.298666666666667" calcext:value-type="float">
            <text:p>0.2986666667</text:p>
          </table:table-cell>
          <table:table-cell table:formula="of:=[.D16]/15000" office:value-type="float" office:value="0.0902" calcext:value-type="float">
            <text:p>0.0902</text:p>
          </table:table-cell>
          <table:table-cell table:formula="of:=SQRT([.F16]*(1-[.F16])/15000)" office:value-type="float" office:value="0.00373688719737778" calcext:value-type="float">
            <text:p>0.0037368872</text:p>
          </table:table-cell>
          <table:table-cell table:formula="of:=SQRT([.G16]*(1-[.G16])/15000)" office:value-type="float" office:value="0.00233900206640923" calcext:value-type="float">
            <text:p>0.0023390021</text:p>
          </table:table-cell>
          <table:table-cell table:formula="of:=SQRT(([.H16]/[.F16])^2+([.I16]/[.G16])^2)/3" office:value-type="float" office:value="0.00959733326650263" calcext:value-type="float">
            <text:p>0.0095973333</text:p>
          </table:table-cell>
          <table:table-cell office:value-type="float" office:value="310" calcext:value-type="float">
            <text:p>310</text:p>
          </table:table-cell>
          <table:table-cell table:formula="of:=[.A16]" office:value-type="float" office:value="1.32429999999994" calcext:value-type="float">
            <text:p>1.3243</text:p>
          </table:table-cell>
          <table:table-cell table:formula="of:=[.B16]" office:value-type="float" office:value="0.399099565746081" calcext:value-type="float">
            <text:p>0.3990995657</text:p>
          </table:table-cell>
          <table:table-cell office:value-type="float" office:value="0" calcext:value-type="float">
            <text:p>0</text:p>
          </table:table-cell>
          <table:table-cell table:formula="of:=[.J16]" office:value-type="float" office:value="0.00959733326650263" calcext:value-type="float">
            <text:p>0.0095973333</text:p>
          </table:table-cell>
        </table:table-row>
        <table:table-row table:style-name="ro1">
          <table:table-cell table:formula="of:=[.E17]-[Gain.$A$112]" office:value-type="float" office:value="1.42429999999993" calcext:value-type="float">
            <text:p>1.4243</text:p>
          </table:table-cell>
          <table:table-cell table:style-name="Default" table:formula="of:=LN([.C17]/[.D17])/3" office:value-type="float" office:value="0.408347055188365" calcext:value-type="float">
            <text:p>0.4083470552</text:p>
          </table:table-cell>
          <table:table-cell table:style-name="Default" office:value-type="float" office:value="4269" calcext:value-type="float">
            <text:p>4269</text:p>
          </table:table-cell>
          <table:table-cell office:value-type="float" office:value="1254" calcext:value-type="float">
            <text:p>1254</text:p>
          </table:table-cell>
          <table:table-cell office:value-type="float" office:value="66.3999999999999" calcext:value-type="float">
            <text:p>66.4</text:p>
          </table:table-cell>
          <table:table-cell table:formula="of:=[.C17]/15000" office:value-type="float" office:value="0.2846" calcext:value-type="float">
            <text:p>0.2846</text:p>
          </table:table-cell>
          <table:table-cell table:formula="of:=[.D17]/15000" office:value-type="float" office:value="0.0836" calcext:value-type="float">
            <text:p>0.0836</text:p>
          </table:table-cell>
          <table:table-cell table:formula="of:=SQRT([.F17]*(1-[.F17])/15000)" office:value-type="float" office:value="0.0036842261964579" calcext:value-type="float">
            <text:p>0.0036842262</text:p>
          </table:table-cell>
          <table:table-cell table:formula="of:=SQRT([.G17]*(1-[.G17])/15000)" office:value-type="float" office:value="0.0022599563417612" calcext:value-type="float">
            <text:p>0.0022599563</text:p>
          </table:table-cell>
          <table:table-cell table:formula="of:=SQRT(([.H17]/[.F17])^2+([.I17]/[.G17])^2)/3" office:value-type="float" office:value="0.00999089434749079" calcext:value-type="float">
            <text:p>0.0099908943</text:p>
          </table:table-cell>
          <table:table-cell office:value-type="float" office:value="311" calcext:value-type="float">
            <text:p>311</text:p>
          </table:table-cell>
          <table:table-cell table:formula="of:=[.A17]" office:value-type="float" office:value="1.42429999999993" calcext:value-type="float">
            <text:p>1.4243</text:p>
          </table:table-cell>
          <table:table-cell table:formula="of:=[.B17]" office:value-type="float" office:value="0.408347055188365" calcext:value-type="float">
            <text:p>0.4083470552</text:p>
          </table:table-cell>
          <table:table-cell office:value-type="float" office:value="0" calcext:value-type="float">
            <text:p>0</text:p>
          </table:table-cell>
          <table:table-cell table:formula="of:=[.J17]" office:value-type="float" office:value="0.00999089434749079" calcext:value-type="float">
            <text:p>0.0099908943</text:p>
          </table:table-cell>
        </table:table-row>
        <table:table-row table:style-name="ro1">
          <table:table-cell table:formula="of:=[.E18]-[Gain.$A$112]" office:value-type="float" office:value="1.52429999999993" calcext:value-type="float">
            <text:p>1.5243</text:p>
          </table:table-cell>
          <table:table-cell table:style-name="Default" table:formula="of:=LN([.C18]/[.D18])/3" office:value-type="float" office:value="0.427599698136191" calcext:value-type="float">
            <text:p>0.4275996981</text:p>
          </table:table-cell>
          <table:table-cell table:style-name="Default" office:value-type="float" office:value="3971" calcext:value-type="float">
            <text:p>3971</text:p>
          </table:table-cell>
          <table:table-cell office:value-type="float" office:value="1101" calcext:value-type="float">
            <text:p>1101</text:p>
          </table:table-cell>
          <table:table-cell office:value-type="float" office:value="66.4999999999999" calcext:value-type="float">
            <text:p>66.5</text:p>
          </table:table-cell>
          <table:table-cell table:formula="of:=[.C18]/15000" office:value-type="float" office:value="0.264733333333333" calcext:value-type="float">
            <text:p>0.2647333333</text:p>
          </table:table-cell>
          <table:table-cell table:formula="of:=[.D18]/15000" office:value-type="float" office:value="0.0734" calcext:value-type="float">
            <text:p>0.0734</text:p>
          </table:table-cell>
          <table:table-cell table:formula="of:=SQRT([.F18]*(1-[.F18])/15000)" office:value-type="float" office:value="0.00360231032862297" calcext:value-type="float">
            <text:p>0.0036023103</text:p>
          </table:table-cell>
          <table:table-cell table:formula="of:=SQRT([.G18]*(1-[.G18])/15000)" office:value-type="float" office:value="0.00212935733653764" calcext:value-type="float">
            <text:p>0.0021293573</text:p>
          </table:table-cell>
          <table:table-cell table:formula="of:=SQRT(([.H18]/[.F18])^2+([.I18]/[.G18])^2)/3" office:value-type="float" office:value="0.0106810195970821" calcext:value-type="float">
            <text:p>0.0106810196</text:p>
          </table:table-cell>
          <table:table-cell office:value-type="float" office:value="312" calcext:value-type="float">
            <text:p>312</text:p>
          </table:table-cell>
          <table:table-cell table:formula="of:=[.A18]" office:value-type="float" office:value="1.52429999999993" calcext:value-type="float">
            <text:p>1.5243</text:p>
          </table:table-cell>
          <table:table-cell table:formula="of:=[.B18]" office:value-type="float" office:value="0.427599698136191" calcext:value-type="float">
            <text:p>0.4275996981</text:p>
          </table:table-cell>
          <table:table-cell office:value-type="float" office:value="0" calcext:value-type="float">
            <text:p>0</text:p>
          </table:table-cell>
          <table:table-cell table:formula="of:=[.J18]" office:value-type="float" office:value="0.0106810195970821" calcext:value-type="float">
            <text:p>0.010681019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VUV Norm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Gain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30244" calcext:value-type="float">
            <text:p>1.30E-002</text:p>
          </table:table-cell>
          <table:table-cell office:value-type="float" office:value="0.00117784" calcext:value-type="float">
            <text:p>1.18E-003</text:p>
          </table:table-cell>
          <table:table-cell table:style-name="ce2" office:value-type="float" office:value="0.0259711" calcext:value-type="float">
            <text:p>2.60E-002</text:p>
          </table:table-cell>
          <table:table-cell table:style-name="ce2" office:value-type="float" office:value="0.00173897" calcext:value-type="float">
            <text:p>1.74E-003</text:p>
          </table:table-cell>
          <table:table-cell table:style-name="ce2" office:value-type="float" office:value="0.0397552" calcext:value-type="float">
            <text:p>3.98E-002</text:p>
          </table:table-cell>
          <table:table-cell table:style-name="ce2" office:value-type="float" office:value="0.00253638" calcext:value-type="float">
            <text:p>2.54E-003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3206" calcext:value-type="float">
            <text:p>1.32E-002</text:p>
          </table:table-cell>
          <table:table-cell office:value-type="float" office:value="0.00114153" calcext:value-type="float">
            <text:p>1.14E-003</text:p>
          </table:table-cell>
          <table:table-cell table:style-name="ce2" office:value-type="float" office:value="0.0263227" calcext:value-type="float">
            <text:p>2.63E-002</text:p>
          </table:table-cell>
          <table:table-cell table:style-name="ce2" office:value-type="float" office:value="0.00193" calcext:value-type="float">
            <text:p>1.93E-00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34694" calcext:value-type="float">
            <text:p>1.35E-002</text:p>
          </table:table-cell>
          <table:table-cell office:value-type="float" office:value="0.0012729" calcext:value-type="float">
            <text:p>1.27E-003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36364" calcext:value-type="float">
            <text:p>1.36E-002</text:p>
          </table:table-cell>
          <table:table-cell office:value-type="float" office:value="0.00128819" calcext:value-type="float">
            <text:p>1.29E-003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38366" calcext:value-type="float">
            <text:p>1.38E-002</text:p>
          </table:table-cell>
          <table:table-cell office:value-type="float" office:value="0.00130506" calcext:value-type="float">
            <text:p>1.31E-003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40154" calcext:value-type="float">
            <text:p>1.40E-002</text:p>
          </table:table-cell>
          <table:table-cell office:value-type="float" office:value="0.00130688" calcext:value-type="float">
            <text:p>1.31E-003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41352" calcext:value-type="float">
            <text:p>1.41E-002</text:p>
          </table:table-cell>
          <table:table-cell office:value-type="float" office:value="0.0013156" calcext:value-type="float">
            <text:p>1.32E-003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43049" calcext:value-type="float">
            <text:p>1.43E-002</text:p>
          </table:table-cell>
          <table:table-cell office:value-type="float" office:value="0.00126904" calcext:value-type="float">
            <text:p>1.27E-003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4289" calcext:value-type="float">
            <text:p>1.44E-002</text:p>
          </table:table-cell>
          <table:table-cell office:value-type="float" office:value="0.0012637" calcext:value-type="float">
            <text:p>1.26E-003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45751" calcext:value-type="float">
            <text:p>1.46E-002</text:p>
          </table:table-cell>
          <table:table-cell office:value-type="float" office:value="0.0012555" calcext:value-type="float">
            <text:p>1.26E-003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47197" calcext:value-type="float">
            <text:p>1.47E-002</text:p>
          </table:table-cell>
          <table:table-cell office:value-type="float" office:value="0.00132924" calcext:value-type="float">
            <text:p>1.33E-00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48502" calcext:value-type="float">
            <text:p>1.49E-002</text:p>
          </table:table-cell>
          <table:table-cell office:value-type="float" office:value="0.00132066" calcext:value-type="float">
            <text:p>1.32E-00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49072" calcext:value-type="float">
            <text:p>1.49E-002</text:p>
          </table:table-cell>
          <table:table-cell office:value-type="float" office:value="0.0013142" calcext:value-type="float">
            <text:p>1.31E-00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50084" calcext:value-type="float">
            <text:p>1.50E-002</text:p>
          </table:table-cell>
          <table:table-cell office:value-type="float" office:value="0.00132359" calcext:value-type="float">
            <text:p>1.32E-00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5087" calcext:value-type="float">
            <text:p>1.51E-002</text:p>
          </table:table-cell>
          <table:table-cell office:value-type="float" office:value="0.00131895" calcext:value-type="float">
            <text:p>1.32E-00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51818" calcext:value-type="float">
            <text:p>1.52E-002</text:p>
          </table:table-cell>
          <table:table-cell office:value-type="float" office:value="0.0013338" calcext:value-type="float">
            <text:p>1.33E-003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52454" calcext:value-type="float">
            <text:p>1.52E-002</text:p>
          </table:table-cell>
          <table:table-cell office:value-type="float" office:value="0.00132608" calcext:value-type="float">
            <text:p>1.33E-00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53419" calcext:value-type="float">
            <text:p>1.53E-002</text:p>
          </table:table-cell>
          <table:table-cell office:value-type="float" office:value="0.00131797" calcext:value-type="float">
            <text:p>1.32E-003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4034" calcext:value-type="float">
            <text:p>1.54E-002</text:p>
          </table:table-cell>
          <table:table-cell office:value-type="float" office:value="0.00130151" calcext:value-type="float">
            <text:p>1.30E-003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55265" calcext:value-type="float">
            <text:p>1.55E-002</text:p>
          </table:table-cell>
          <table:table-cell office:value-type="float" office:value="0.00129445" calcext:value-type="float">
            <text:p>1.29E-003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55947" calcext:value-type="float">
            <text:p>1.56E-002</text:p>
          </table:table-cell>
          <table:table-cell office:value-type="float" office:value="0.00130022" calcext:value-type="float">
            <text:p>1.30E-003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56595" calcext:value-type="float">
            <text:p>1.57E-002</text:p>
          </table:table-cell>
          <table:table-cell office:value-type="float" office:value="0.001299" calcext:value-type="float">
            <text:p>1.30E-003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9" table:target-range-address="VUV3.A56:VUV3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0000-00-00T13:57:02.699979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6:43:56.554919143</meta:creation-date>
    <dc:date>2015-06-22T08:28:38.414063667</dc:date>
    <meta:editing-duration>P24DT23H16M48S</meta:editing-duration>
    <meta:editing-cycles>54</meta:editing-cycles>
    <meta:generator>LibreOffice/4.1.6.2$Linux_X86_64 LibreOffice_project/410m0$Build-2</meta:generator>
    <meta:document-statistic meta:table-count="12" meta:cell-count="756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952cm" style:legend-expansion="high" chart:style-name="ch2"/>
        <chart:plot-area chart:style-name="ch3" table:cell-range-address="Sheet1.E33:Sheet1.E39 Sheet1.G33:Sheet1.H39" svg:x="0.77cm" svg:y="0.855cm" svg:width="12.3cm" svg:height="7.545cm">
          <chartooo:coordinate-region svg:x="1.497cm" svg:y="1.055cm" svg:width="11.24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3:Sheet1.G39" chart:class="chart:scatter">
            <chart:domain table:cell-range-address="Sheet1.E33:Sheet1.E39"/>
            <chart:data-point chart:repeated="7"/>
          </chart:series>
          <chart:series chart:style-name="ch7" chart:values-cell-range-address="Sheet1.H33:Sheet1.H39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5">
                <text:p>61.5</text:p>
                <draw:g>
                  <svg:desc>Sheet1.E33:Sheet1.E39</svg:desc>
                </draw:g>
              </table:table-cell>
              <table:table-cell office:value-type="float" office:value="0.98997995991984">
                <text:p>0.98997995991984</text:p>
                <draw:g>
                  <svg:desc>Sheet1.G33:Sheet1.G39</svg:desc>
                </draw:g>
              </table:table-cell>
              <table:table-cell office:value-type="float" office:value="0.993">
                <text:p>0.993</text:p>
                <draw:g>
                  <svg:desc>Sheet1.H33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">
                <text:p>62.5</text:p>
              </table:table-cell>
              <table:table-cell office:value-type="float" office:value="0.836">
                <text:p>0.836</text:p>
              </table:table-cell>
              <table:table-cell office:value-type="float" office:value="0.981927710843373">
                <text:p>0.981927710843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0.399">
                <text:p>0.399</text:p>
              </table:table-cell>
              <table:table-cell office:value-type="float" office:value="0.988966900702106">
                <text:p>0.988966900702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  <table:table-cell office:value-type="float" office:value="0.768">
                <text:p>0.768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5">
                <text:p>63.5</text:p>
              </table:table-cell>
              <table:table-cell office:value-type="float" office:value="0.828">
                <text:p>0.828</text:p>
              </table:table-cell>
              <table:table-cell office:value-type="float" office:value="0.97289156626506">
                <text:p>0.9728915662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.815">
                <text:p>0.815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01">
                <text:p>0.801</text:p>
              </table:table-cell>
              <table:table-cell office:value-type="float" office:value="0.968">
                <text:p>0.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5.A1:Sheet5.B8" svg:x="0.77cm" svg:y="0.855cm" svg:width="12.327cm" svg:height="7.545cm">
          <chartooo:coordinate-region svg:x="1.682cm" svg:y="1.054cm" svg:width="11.3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8" chart:class="chart:scatter">
            <chart:domain table:cell-range-address="Sheet5.A1:Sheet5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1:Sheet5.A8</svg:desc>
                </draw:g>
              </table:table-cell>
              <table:table-cell office:value-type="float" office:value="0.0127269">
                <text:p>0.0127269</text:p>
                <draw:g>
                  <svg:desc>Sheet5.B1:Sheet5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38453">
                <text:p>0.138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98648">
                <text:p>0.198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32116">
                <text:p>0.23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3896">
                <text:p>0.23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68063">
                <text:p>0.268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75771">
                <text:p>0.275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309869">
                <text:p>0.3098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5.A10:Sheet5.B17" svg:x="0.77cm" svg:y="0.855cm" svg:width="12.327cm" svg:height="7.545cm">
          <chartooo:coordinate-region svg:x="1.603cm" svg:y="1.054cm" svg:width="11.40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0:Sheet5.B17" chart:class="chart:scatter">
            <chart:domain table:cell-range-address="Sheet5.A10:Sheet5.A17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10:Sheet5.A17</svg:desc>
                </draw:g>
              </table:table-cell>
              <table:table-cell office:value-type="float" office:value="-0.145034">
                <text:p>-0.145034</text:p>
                <draw:g>
                  <svg:desc>Sheet5.B10:Sheet5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48634">
                <text:p>0.0448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52065">
                <text:p>0.152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197877">
                <text:p>0.197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11805">
                <text:p>0.211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50079">
                <text:p>0.250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69734">
                <text:p>0.269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302351">
                <text:p>0.3023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6.A1:Sheet6.B7" svg:x="0.77cm" svg:y="0.855cm" svg:width="12.327cm" svg:height="7.545cm">
          <chartooo:coordinate-region svg:x="1.682cm" svg:y="1.055cm" svg:width="11.22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1:Sheet6.B7" chart:class="chart:scatter">
            <chart:domain table:cell-range-address="Sheet6.A1:Sheet6.A7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6.A1:Sheet6.A7</svg:desc>
                </draw:g>
              </table:table-cell>
              <table:table-cell office:value-type="float" office:value="0.129788">
                <text:p>0.129788</text:p>
                <draw:g>
                  <svg:desc>Sheet6.B1:Sheet6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286973">
                <text:p>0.286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136253">
                <text:p>0.136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0435573">
                <text:p>0.0435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0138716">
                <text:p>0.0138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0110203">
                <text:p>0.011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0187728">
                <text:p>0.01877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6.A9:Sheet6.B16" svg:x="0.77cm" svg:y="0.855cm" svg:width="12.327cm" svg:height="7.545cm">
          <chartooo:coordinate-region svg:x="1.682cm" svg:y="1.054cm" svg:width="11.22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9:Sheet6.B16" chart:class="chart:scatter">
            <chart:domain table:cell-range-address="Sheet6.A9:Sheet6.A1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6.A9:Sheet6.A16</svg:desc>
                </draw:g>
              </table:table-cell>
              <table:table-cell office:value-type="float" office:value="0.158578">
                <text:p>0.158578</text:p>
                <draw:g>
                  <svg:desc>Sheet6.B9:Sheet6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351209">
                <text:p>0.35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427112">
                <text:p>0.427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1581">
                <text:p>0.37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331084">
                <text:p>0.33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04674">
                <text:p>0.404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384004">
                <text:p>0.384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6.A17:Sheet6.B24" svg:x="0.77cm" svg:y="0.855cm" svg:width="12.327cm" svg:height="7.545cm">
          <chartooo:coordinate-region svg:x="1.497cm" svg:y="1.055cm" svg:width="11.41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17:Sheet6.B24" chart:class="chart:scatter">
            <chart:domain table:cell-range-address="Sheet6.A17:Sheet6.A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6.A17:Sheet6.A24</svg:desc>
                </draw:g>
              </table:table-cell>
              <table:table-cell office:value-type="float" office:value="0.121983">
                <text:p>0.121983</text:p>
                <draw:g>
                  <svg:desc>Sheet6.B17:Sheet6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.245822">
                <text:p>0.245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330635">
                <text:p>0.330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377012">
                <text:p>0.377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417276">
                <text:p>0.417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0.445245">
                <text:p>0.445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0.469203">
                <text:p>0.469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477012">
                <text:p>0.4770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71cm" svg:y="4.201cm" style:legend-expansion="high" chart:style-name="ch2"/>
        <chart:plot-area chart:style-name="ch3" table:cell-range-address="'&lt;DN&gt;'.K10:'&lt;DN&gt;'.K16 '&lt;DN&gt;'.G10:'&lt;DN&gt;'.G16" svg:x="0.77cm" svg:y="0.855cm" svg:width="12.3cm" svg:height="7.545cm">
          <chartooo:coordinate-region svg:x="1.101cm" svg:y="1.054cm" svg:width="11.78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&lt;DN&gt;'.G10:'&lt;DN&gt;'.G16" chart:class="chart:scatter">
            <chart:domain table:cell-range-address="'&lt;DN&gt;'.K10:'&lt;DN&gt;'.K16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&lt;DN&gt;'.K10:'&lt;DN&gt;'.K16</svg:desc>
                </draw:g>
              </table:table-cell>
              <table:table-cell office:value-type="float" office:value="0.698137388741207">
                <text:p>0.698137388741207</text:p>
                <draw:g>
                  <svg:desc>'&lt;DN&gt;'.G10:'&lt;DN&gt;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44580012590527">
                <text:p>0.24458001259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0360763285826901">
                <text:p>0.0360763285826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0.00739393455371242">
                <text:p>0.00739393455371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">
                <text:p>-60</text:p>
              </table:table-cell>
              <table:table-cell office:value-type="float" office:value="0.00123409451481356">
                <text:p>0.0012340945148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0.000666888987703768">
                <text:p>0.000666888987703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">
                <text:p>-100</text:p>
              </table:table-cell>
              <table:table-cell office:value-type="float" office:value="0.000333388901237618">
                <text:p>0.0003333889012376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VUV3.A70:VUV3.B95" svg:x="0.77cm" svg:y="0.855cm" svg:width="12.327cm" svg:height="7.545cm">
          <chartooo:coordinate-region svg:x="1.497cm" svg:y="1.054cm" svg:width="11.33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UV3.B70:VUV3.B95" chart:class="chart:scatter">
            <chart:domain table:cell-range-address="VUV3.A70:VUV3.A95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  <draw:g>
                  <svg:desc>VUV3.A70:VUV3.A95</svg:desc>
                </draw:g>
              </table:table-cell>
              <table:table-cell office:value-type="float" office:value="0.631638723139308">
                <text:p>0.631638723139308</text:p>
                <draw:g>
                  <svg:desc>VUV3.B70:VUV3.B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0.664702900524718">
                <text:p>0.664702900524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0.700930637790327">
                <text:p>0.700930637790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0.660740582290846">
                <text:p>0.660740582290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0.68353373139171">
                <text:p>0.68353373139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">
                <text:p>87</text:p>
              </table:table-cell>
              <table:table-cell office:value-type="float" office:value="0.710586037801355">
                <text:p>0.710586037801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02647441176156">
                <text:p>0.702647441176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0.706259071660802">
                <text:p>0.70625907166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29521035891655">
                <text:p>0.72952103589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0.732267815318401">
                <text:p>0.732267815318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  <table:table-cell office:value-type="float" office:value="0.727637740778913">
                <text:p>0.727637740778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0.757047176391609">
                <text:p>0.757047176391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0.782473636093267">
                <text:p>0.782473636093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0.793459001757792">
                <text:p>0.793459001757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0.781682154739791">
                <text:p>0.781682154739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0.81059823845579">
                <text:p>0.81059823845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0.803279385901949">
                <text:p>0.803279385901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0.847049093853311">
                <text:p>0.847049093853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845451239590974">
                <text:p>0.84545123959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0.829382538086391">
                <text:p>0.8293825380863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">
                <text:p>102</text:p>
              </table:table-cell>
              <table:table-cell office:value-type="float" office:value="0.846142458756648">
                <text:p>0.846142458756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  <table:table-cell office:value-type="float" office:value="0.836547132922504">
                <text:p>0.836547132922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0.824112749006892">
                <text:p>0.824112749006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0.839016126001548">
                <text:p>0.839016126001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0.85656849411993">
                <text:p>0.85656849411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0.858948907515099">
                <text:p>0.85894890751509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Gain.A1:Gain.B3 Gain.B5:Gain.B7" svg:x="0.77cm" svg:y="0.855cm" svg:width="12.327cm" svg:height="7.545cm">
          <chartooo:coordinate-region svg:x="1.497cm" svg:y="1.055cm" svg:width="11.26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in.B1:Gain.B3" chart:class="chart:scatter">
            <chart:domain table:cell-range-address="Gain.A1:Gain.A3"/>
            <chart:data-point chart:repeated="3"/>
          </chart:series>
          <chart:series chart:style-name="ch7" chart:values-cell-range-address="Gain.B5:Gain.B7" chart:class="chart:scatter">
            <chart:domain table:cell-range-address="Gain.A5:Gain.A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Gain.A1:Gain.A3</svg:desc>
                </draw:g>
              </table:table-cell>
              <table:table-cell office:value-type="float" office:value="0.131338981629941">
                <text:p>0.131338981629941</text:p>
                <draw:g>
                  <svg:desc>Gain.B1:Gain.B3</svg:desc>
                </draw:g>
              </table:table-cell>
              <table:table-cell office:value-type="float" office:value="65">
                <text:p>65</text:p>
                <draw:g>
                  <svg:desc>Gain.A5:Gain.A7</svg:desc>
                </draw:g>
              </table:table-cell>
              <table:table-cell office:value-type="float" office:value="0.136657288630236">
                <text:p>0.136657288630236</text:p>
                <draw:g>
                  <svg:desc>Gain.B5:Gain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5">
                <text:p>65.5</text:p>
              </table:table-cell>
              <table:table-cell office:value-type="float" office:value="0.410730026540767">
                <text:p>0.410730026540767</text:p>
              </table:table-cell>
              <table:table-cell office:value-type="float" office:value="65.5">
                <text:p>65.5</text:p>
              </table:table-cell>
              <table:table-cell office:value-type="float" office:value="0.396912058869126">
                <text:p>0.396912058869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0.558474049094357">
                <text:p>0.558474049094357</text:p>
              </table:table-cell>
              <table:table-cell office:value-type="float" office:value="66">
                <text:p>66</text:p>
              </table:table-cell>
              <table:table-cell office:value-type="float" office:value="0.560157895183617">
                <text:p>0.5601578951836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'&lt;PE&gt;'.K32:'&lt;PE&gt;'.L34" svg:x="0.77cm" svg:y="0.855cm" svg:width="12.38cm" svg:height="7.545cm">
          <chartooo:coordinate-region svg:x="1.868cm" svg:y="1.054cm" svg:width="11.04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&lt;PE&gt;'.L32:'&lt;PE&gt;'.L34" chart:class="chart:scatter">
            <chart:domain table:cell-range-address="'&lt;PE&gt;'.K32:'&lt;PE&gt;'.K3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&lt;PE&gt;'.K32:'&lt;PE&gt;'.K34</svg:desc>
                </draw:g>
              </table:table-cell>
              <table:table-cell office:value-type="float" office:value="0.00585397946897896">
                <text:p>0.00585397946897896</text:p>
                <draw:g>
                  <svg:desc>'&lt;PE&gt;'.L32:'&lt;PE&gt;'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55154756639259">
                <text:p>0.0155154756639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997688874872957">
                <text:p>0.0099768887487295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VUV3.A29:VUV3.B54" svg:x="0.77cm" svg:y="0.855cm" svg:width="12.327cm" svg:height="7.545cm">
          <chartooo:coordinate-region svg:x="1.497cm" svg:y="1.055cm" svg:width="11.41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UV3.B29:VUV3.B54" chart:class="chart:scatter">
            <chart:domain table:cell-range-address="VUV3.A29:VUV3.A54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VUV3.A29:VUV3.A54</svg:desc>
                </draw:g>
              </table:table-cell>
              <table:table-cell office:value-type="float" office:value="0.180982911816737">
                <text:p>0.180982911816737</text:p>
                <draw:g>
                  <svg:desc>VUV3.B29:VUV3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66381730442808">
                <text:p>0.266381730442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11430349887141">
                <text:p>0.311430349887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46185573889003">
                <text:p>0.346185573889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380426416084162">
                <text:p>0.380426416084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411733072668828">
                <text:p>0.411733072668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425646211464925">
                <text:p>0.425646211464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449086208572808">
                <text:p>0.449086208572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473684045449945">
                <text:p>0.47368404544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480315841659047">
                <text:p>0.48031584165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503232548136143">
                <text:p>0.503232548136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523816790590976">
                <text:p>0.523816790590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529891953410324">
                <text:p>0.529891953410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534836827345216">
                <text:p>0.534836827345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517683714548685">
                <text:p>0.517683714548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543062382436441">
                <text:p>0.543062382436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5403505030718">
                <text:p>0.5403505030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554247283752177">
                <text:p>0.554247283752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548296377556287">
                <text:p>0.548296377556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26702403733606">
                <text:p>0.526702403733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0.515489584118186">
                <text:p>0.515489584118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0.515774072387035">
                <text:p>0.515774072387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0.499097432635285">
                <text:p>0.499097432635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.498799236700682">
                <text:p>0.498799236700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0.512164535765912">
                <text:p>0.512164535765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494785730584331">
                <text:p>0.49478573058433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952cm" style:legend-expansion="high" chart:style-name="ch2"/>
        <chart:plot-area chart:style-name="ch3" table:cell-range-address="Sheet1.E26:Sheet1.E31 Sheet1.G26:Sheet1.H31" svg:x="0.77cm" svg:y="0.855cm" svg:width="12.3cm" svg:height="7.545cm">
          <chartooo:coordinate-region svg:x="1.497cm" svg:y="1.055cm" svg:width="11.24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6:Sheet1.G31" chart:class="chart:scatter">
            <chart:domain table:cell-range-address="Sheet1.E26:Sheet1.E31"/>
            <chart:data-point chart:repeated="6"/>
          </chart:series>
          <chart:series chart:style-name="ch7" chart:values-cell-range-address="Sheet1.H26:Sheet1.H3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5">
                <text:p>57.5</text:p>
                <draw:g>
                  <svg:desc>Sheet1.E26:Sheet1.E31</svg:desc>
                </draw:g>
              </table:table-cell>
              <table:table-cell office:value-type="float" office:value="0.516">
                <text:p>0.516</text:p>
                <draw:g>
                  <svg:desc>Sheet1.G26:Sheet1.G31</svg:desc>
                </draw:g>
              </table:table-cell>
              <table:table-cell office:value-type="float" office:value="1">
                <text:p>1</text:p>
                <draw:g>
                  <svg:desc>Sheet1.H26:Sheet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">
                <text:p>58.8</text:p>
              </table:table-cell>
              <table:table-cell office:value-type="float" office:value="0.875">
                <text:p>0.875</text:p>
              </table:table-cell>
              <table:table-cell office:value-type="float" office:value="0.793253536452666">
                <text:p>0.79325353645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0.403">
                <text:p>0.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5">
                <text:p>59.5</text:p>
              </table:table-cell>
              <table:table-cell office:value-type="float" office:value="0.836">
                <text:p>0.836</text:p>
              </table:table-cell>
              <table:table-cell office:value-type="float" office:value="0.469284994964753">
                <text:p>0.469284994964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0.865">
                <text:p>0.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43">
                <text:p>0.843</text:p>
              </table:table-cell>
              <table:table-cell office:value-type="float" office:value="0.987939698492462">
                <text:p>0.987939698492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3.952cm" style:legend-expansion="high" chart:style-name="ch2"/>
        <chart:plot-area chart:style-name="ch3" table:cell-range-address="Gain.K9:Gain.L13 Gain.L15:Gain.L19" svg:x="0.77cm" svg:y="0.855cm" svg:width="12.38cm" svg:height="7.545cm">
          <chartooo:coordinate-region svg:x="1.974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in.L9:Gain.L13" chart:class="chart:scatter">
            <chart:domain table:cell-range-address="Gain.K9:Gain.K13"/>
            <chart:data-point chart:repeated="5"/>
          </chart:series>
          <chart:series chart:style-name="ch7" chart:values-cell-range-address="Gain.L15:Gain.L19" chart:class="chart:scatter">
            <chart:domain table:cell-range-address="Gain.K15:Gain.K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.44">
                <text:p>67.44</text:p>
                <draw:g>
                  <svg:desc>Gain.K9:Gain.K13</svg:desc>
                </draw:g>
              </table:table-cell>
              <table:table-cell office:value-type="float" office:value="0.00916537493346281">
                <text:p>0.00916537493346281</text:p>
                <draw:g>
                  <svg:desc>Gain.L9:Gain.L13</svg:desc>
                </draw:g>
              </table:table-cell>
              <table:table-cell office:value-type="float" office:value="67.44">
                <text:p>67.44</text:p>
                <draw:g>
                  <svg:desc>Gain.K15:Gain.K19</svg:desc>
                </draw:g>
              </table:table-cell>
              <table:table-cell office:value-type="float" office:value="-0.00128151188522274">
                <text:p>-0.00128151188522274</text:p>
                <draw:g>
                  <svg:desc>Gain.L15:Gain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94">
                <text:p>67.94</text:p>
              </table:table-cell>
              <table:table-cell office:value-type="float" office:value="0.0106683978148037">
                <text:p>0.0106683978148037</text:p>
              </table:table-cell>
              <table:table-cell office:value-type="float" office:value="67.94">
                <text:p>67.94</text:p>
              </table:table-cell>
              <table:table-cell office:value-type="float" office:value="-0.00262168884967265">
                <text:p>-0.00262168884967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44">
                <text:p>68.44</text:p>
              </table:table-cell>
              <table:table-cell office:value-type="float" office:value="0.012670813397902">
                <text:p>0.012670813397902</text:p>
              </table:table-cell>
              <table:table-cell office:value-type="float" office:value="68.44">
                <text:p>68.44</text:p>
              </table:table-cell>
              <table:table-cell office:value-type="float" office:value="-0.00013414356224878">
                <text:p>-0.00013414356224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94">
                <text:p>68.94</text:p>
              </table:table-cell>
              <table:table-cell office:value-type="float" office:value="0.0143090974011671">
                <text:p>0.0143090974011671</text:p>
              </table:table-cell>
              <table:table-cell office:value-type="float" office:value="68.94">
                <text:p>68.94</text:p>
              </table:table-cell>
              <table:table-cell office:value-type="float" office:value="0.0013571608885961">
                <text:p>0.001357160888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44">
                <text:p>69.44</text:p>
              </table:table-cell>
              <table:table-cell office:value-type="float" office:value="0.0122937202232355">
                <text:p>0.0122937202232355</text:p>
              </table:table-cell>
              <table:table-cell office:value-type="float" office:value="69.44">
                <text:p>69.44</text:p>
              </table:table-cell>
              <table:table-cell office:value-type="float" office:value="0.00205216960496182">
                <text:p>0.002052169604961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205cm" style:legend-expansion="high" chart:style-name="ch2"/>
        <chart:plot-area chart:style-name="ch3" table:cell-range-address="Gain.A49:Gain.B64 Gain.D49:Gain.D64 Gain.F49:Gain.F64 Gain.H49:Gain.H64 Gain.J49:Gain.J64" svg:x="0.77cm" svg:y="0.855cm" svg:width="12.327cm" svg:height="7.545cm">
          <chartooo:coordinate-region svg:x="2.688cm" svg:y="1.054cm" svg:width="10.077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ain.B49:Gain.B64" chart:class="chart:scatter">
            <chart:domain table:cell-range-address="Gain.A49:Gain.A64"/>
            <chart:data-point chart:repeated="16"/>
          </chart:series>
          <chart:series chart:style-name="ch8" chart:values-cell-range-address="Gain.D49:Gain.D64" chart:class="chart:scatter">
            <chart:data-point chart:repeated="16"/>
          </chart:series>
          <chart:series chart:style-name="ch9" chart:values-cell-range-address="Gain.F49:Gain.F64" chart:class="chart:scatter">
            <chart:data-point chart:repeated="16"/>
          </chart:series>
          <chart:series chart:style-name="ch10" chart:values-cell-range-address="Gain.H49:Gain.H64" chart:class="chart:scatter">
            <chart:data-point chart:repeated="16"/>
          </chart:series>
          <chart:series chart:style-name="ch11" chart:values-cell-range-address="Gain.J49:Gain.J64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Gain.A49:Gain.A64</svg:desc>
                </draw:g>
              </table:table-cell>
              <table:table-cell office:value-type="float" office:value="-0.00622335">
                <text:p>-0.00622335</text:p>
                <draw:g>
                  <svg:desc>Gain.B49:Gain.B64</svg:desc>
                </draw:g>
              </table:table-cell>
              <table:table-cell office:value-type="float" office:value="NaN">
                <text:p>NaN</text:p>
                <draw:g>
                  <svg:desc>Gain.D49:Gain.D64</svg:desc>
                </draw:g>
              </table:table-cell>
              <table:table-cell office:value-type="float" office:value="NaN">
                <text:p>NaN</text:p>
                <draw:g>
                  <svg:desc>Gain.F49:Gain.F64</svg:desc>
                </draw:g>
              </table:table-cell>
              <table:table-cell office:value-type="float" office:value="NaN">
                <text:p>NaN</text:p>
                <draw:g>
                  <svg:desc>Gain.H49:Gain.H64</svg:desc>
                </draw:g>
              </table:table-cell>
              <table:table-cell office:value-type="float" office:value="NaN">
                <text:p>NaN</text:p>
                <draw:g>
                  <svg:desc>Gain.J49:Gain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1">
                <text:p>65.1</text:p>
              </table:table-cell>
              <table:table-cell office:value-type="float" office:value="-0.00740727">
                <text:p>-0.0074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2">
                <text:p>65.2</text:p>
              </table:table-cell>
              <table:table-cell office:value-type="float" office:value="-0.00895098">
                <text:p>-0.00895098</text:p>
              </table:table-cell>
              <table:table-cell office:value-type="float" office:value="-0.016979">
                <text:p>-0.01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3">
                <text:p>65.3</text:p>
              </table:table-cell>
              <table:table-cell office:value-type="float" office:value="-0.0108048">
                <text:p>-0.0108048</text:p>
              </table:table-cell>
              <table:table-cell office:value-type="float" office:value="-0.0210694">
                <text:p>-0.021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4">
                <text:p>65.4</text:p>
              </table:table-cell>
              <table:table-cell office:value-type="float" office:value="-0.0129385">
                <text:p>-0.0129385</text:p>
              </table:table-cell>
              <table:table-cell office:value-type="float" office:value="-0.0251613">
                <text:p>-0.0251613</text:p>
              </table:table-cell>
              <table:table-cell office:value-type="float" office:value="-0.0370368">
                <text:p>-0.037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5">
                <text:p>65.5</text:p>
              </table:table-cell>
              <table:table-cell office:value-type="float" office:value="-0.0147454">
                <text:p>-0.0147454</text:p>
              </table:table-cell>
              <table:table-cell office:value-type="float" office:value="-0.028938">
                <text:p>-0.028938</text:p>
              </table:table-cell>
              <table:table-cell office:value-type="float" office:value="-0.04198">
                <text:p>-0.0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6">
                <text:p>65.6</text:p>
              </table:table-cell>
              <table:table-cell office:value-type="float" office:value="-0.0166562">
                <text:p>-0.0166562</text:p>
              </table:table-cell>
              <table:table-cell office:value-type="float" office:value="-0.0331004">
                <text:p>-0.0331004</text:p>
              </table:table-cell>
              <table:table-cell office:value-type="float" office:value="-0.048641">
                <text:p>-0.04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7">
                <text:p>65.7</text:p>
              </table:table-cell>
              <table:table-cell office:value-type="float" office:value="-0.0184862">
                <text:p>-0.0184862</text:p>
              </table:table-cell>
              <table:table-cell office:value-type="float" office:value="-0.0373572">
                <text:p>-0.0373572</text:p>
              </table:table-cell>
              <table:table-cell office:value-type="float" office:value="-0.0544744">
                <text:p>-0.054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8">
                <text:p>65.8</text:p>
              </table:table-cell>
              <table:table-cell office:value-type="float" office:value="-0.0196622">
                <text:p>-0.0196622</text:p>
              </table:table-cell>
              <table:table-cell office:value-type="float" office:value="-0.040067">
                <text:p>-0.040067</text:p>
              </table:table-cell>
              <table:table-cell office:value-type="float" office:value="-0.0609691">
                <text:p>-0.06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8999999999999">
                <text:p>65.8999999999999</text:p>
              </table:table-cell>
              <table:table-cell office:value-type="float" office:value="-0.0213493">
                <text:p>-0.0213493</text:p>
              </table:table-cell>
              <table:table-cell office:value-type="float" office:value="-0.0436296">
                <text:p>-0.0436296</text:p>
              </table:table-cell>
              <table:table-cell office:value-type="float" office:value="-0.0678098">
                <text:p>-0.0678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9999999999999">
                <text:p>65.9999999999999</text:p>
              </table:table-cell>
              <table:table-cell office:value-type="float" office:value="-0.023292">
                <text:p>-0.023292</text:p>
              </table:table-cell>
              <table:table-cell office:value-type="float" office:value="-0.0475069">
                <text:p>-0.0475069</text:p>
              </table:table-cell>
              <table:table-cell office:value-type="float" office:value="-0.0732504">
                <text:p>-0.073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0999999999999">
                <text:p>66.0999999999999</text:p>
              </table:table-cell>
              <table:table-cell office:value-type="float" office:value="-0.0252275">
                <text:p>-0.0252275</text:p>
              </table:table-cell>
              <table:table-cell office:value-type="float" office:value="-0.0516432">
                <text:p>-0.0516432</text:p>
              </table:table-cell>
              <table:table-cell office:value-type="float" office:value="-0.0798384">
                <text:p>-0.0798384</text:p>
              </table:table-cell>
              <table:table-cell office:value-type="float" office:value="-0.106662">
                <text:p>-0.106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.1999999999999">
                <text:p>66.1999999999999</text:p>
              </table:table-cell>
              <table:table-cell office:value-type="float" office:value="-0.0274351">
                <text:p>-0.0274351</text:p>
              </table:table-cell>
              <table:table-cell office:value-type="float" office:value="-0.0559098">
                <text:p>-0.0559098</text:p>
              </table:table-cell>
              <table:table-cell office:value-type="float" office:value="-0.0862214">
                <text:p>-0.0862214</text:p>
              </table:table-cell>
              <table:table-cell office:value-type="float" office:value="-0.116325">
                <text:p>-0.116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2999999999999">
                <text:p>66.2999999999999</text:p>
              </table:table-cell>
              <table:table-cell office:value-type="float" office:value="-0.0294542">
                <text:p>-0.0294542</text:p>
              </table:table-cell>
              <table:table-cell office:value-type="float" office:value="-0.0598236">
                <text:p>-0.0598236</text:p>
              </table:table-cell>
              <table:table-cell office:value-type="float" office:value="-0.0921907">
                <text:p>-0.0921907</text:p>
              </table:table-cell>
              <table:table-cell office:value-type="float" office:value="-0.124472">
                <text:p>-0.124472</text:p>
              </table:table-cell>
              <table:table-cell office:value-type="float" office:value="-0.152994">
                <text:p>-0.152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3999999999999">
                <text:p>66.3999999999999</text:p>
              </table:table-cell>
              <table:table-cell office:value-type="float" office:value="-0.031197">
                <text:p>-0.031197</text:p>
              </table:table-cell>
              <table:table-cell office:value-type="float" office:value="-0.0637737">
                <text:p>-0.0637737</text:p>
              </table:table-cell>
              <table:table-cell office:value-type="float" office:value="-0.0973909">
                <text:p>-0.0973909</text:p>
              </table:table-cell>
              <table:table-cell office:value-type="float" office:value="-0.130363">
                <text:p>-0.130363</text:p>
              </table:table-cell>
              <table:table-cell office:value-type="float" office:value="-0.164565">
                <text:p>-0.164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4999999999999">
                <text:p>66.4999999999999</text:p>
              </table:table-cell>
              <table:table-cell office:value-type="float" office:value="-0.0330481">
                <text:p>-0.0330481</text:p>
              </table:table-cell>
              <table:table-cell office:value-type="float" office:value="-0.0679694">
                <text:p>-0.0679694</text:p>
              </table:table-cell>
              <table:table-cell office:value-type="float" office:value="-0.102758">
                <text:p>-0.102758</text:p>
              </table:table-cell>
              <table:table-cell office:value-type="float" office:value="-0.139577">
                <text:p>-0.139577</text:p>
              </table:table-cell>
              <table:table-cell office:value-type="float" office:value="-0.175714">
                <text:p>-0.17571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Gain.A134:Gain.B146" svg:x="0.77cm" svg:y="0.855cm" svg:width="10.494cm" svg:height="7.545cm">
          <chartooo:coordinate-region svg:x="1.604cm" svg:y="1.054cm" svg:width="8.87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ain.B134:Gain.B146" chart:class="chart:scatter">
            <chart:domain table:cell-range-address="Gain.A134:Gain.A146"/>
            <chart:regression-curve chart:style-name="ch8">
              <chart:equation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7719">
                <text:p>0.0187719</text:p>
                <draw:g>
                  <svg:desc>Gain.A134:Gain.A146</svg:desc>
                </draw:g>
              </table:table-cell>
              <table:table-cell office:value-type="float" office:value="45.74">
                <text:p>45.74</text:p>
                <draw:g>
                  <svg:desc>Gain.B134:Gain.B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3269">
                <text:p>0.0343269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10614">
                <text:p>0.0510614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75962">
                <text:p>0.0675962</text:p>
              </table:table-cell>
              <table:table-cell office:value-type="float" office:value="48.74">
                <text:p>48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7149">
                <text:p>0.0857149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358">
                <text:p>0.102358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9011">
                <text:p>0.119011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247">
                <text:p>0.137247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1365">
                <text:p>0.151365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9544">
                <text:p>0.16954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8976">
                <text:p>0.188976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6907">
                <text:p>0.206907</text:p>
              </table:table-cell>
              <table:table-cell office:value-type="float" office:value="56.74">
                <text:p>56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512">
                <text:p>0.216512</text:p>
              </table:table-cell>
              <table:table-cell office:value-type="float" office:value="57.74">
                <text:p>57.7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3.952cm" style:legend-expansion="high" chart:style-name="ch2"/>
        <chart:plot-area chart:style-name="ch3" table:cell-range-address="Sheet1.E41:Sheet1.E46 Sheet1.G41:Sheet1.H46" svg:x="0.77cm" svg:y="0.855cm" svg:width="12.3cm" svg:height="7.545cm">
          <chartooo:coordinate-region svg:x="1.498cm" svg:y="1.055cm" svg:width="11.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1:Sheet1.G46" chart:class="chart:scatter">
            <chart:domain table:cell-range-address="Sheet1.E41:Sheet1.E46"/>
            <chart:data-point chart:repeated="6"/>
          </chart:series>
          <chart:series chart:style-name="ch7" chart:values-cell-range-address="Sheet1.H41:Sheet1.H46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5">
                <text:p>60.5</text:p>
                <draw:g>
                  <svg:desc>Sheet1.E41:Sheet1.E46</svg:desc>
                </draw:g>
              </table:table-cell>
              <table:table-cell office:value-type="float" office:value="0.863">
                <text:p>0.863</text:p>
                <draw:g>
                  <svg:desc>Sheet1.G41:Sheet1.G46</svg:desc>
                </draw:g>
              </table:table-cell>
              <table:table-cell office:value-type="float" office:value="0.991983967935872">
                <text:p>0.991983967935872</text:p>
                <draw:g>
                  <svg:desc>Sheet1.H41:Sheet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5">
                <text:p>61.5</text:p>
              </table:table-cell>
              <table:table-cell office:value-type="float" office:value="0.720321931589537">
                <text:p>0.720321931589537</text:p>
              </table:table-cell>
              <table:table-cell office:value-type="float" office:value="0.985971943887776">
                <text:p>0.985971943887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0.312248995983936">
                <text:p>0.312248995983936</text:p>
              </table:table-cell>
              <table:table-cell office:value-type="float" office:value="0.990972918756269">
                <text:p>0.990972918756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5">
                <text:p>62.5</text:p>
              </table:table-cell>
              <table:table-cell office:value-type="float" office:value="0.812">
                <text:p>0.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  <table:table-cell office:value-type="float" office:value="0.698">
                <text:p>0.698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0.894">
                <text:p>0.894</text:p>
              </table:table-cell>
              <table:table-cell office:value-type="float" office:value="0.997975708502024">
                <text:p>0.997975708502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F1:Sheet2.G6" svg:x="0.77cm" svg:y="0.855cm" svg:width="12.3cm" svg:height="7.545cm">
          <chartooo:coordinate-region svg:x="1.682cm" svg:y="1.054cm" svg:width="11.2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1:Sheet2.G6" chart:class="chart:scatter">
            <chart:domain table:cell-range-address="Sheet2.F1:Sheet2.F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F1:Sheet2.F6</svg:desc>
                </draw:g>
              </table:table-cell>
              <table:table-cell office:value-type="float" office:value="0.217049187878705">
                <text:p>0.217049187878705</text:p>
                <draw:g>
                  <svg:desc>Sheet2.G1:Sheet2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872541192290238">
                <text:p>0.0872541192290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267669178646586">
                <text:p>0.267669178646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36971983228829">
                <text:p>0.23697198322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324187108895067">
                <text:p>0.324187108895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98209311128891">
                <text:p>0.2982093111288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_2.F1:Sheet2_2.G8" svg:x="0.77cm" svg:y="0.855cm" svg:width="12.3cm" svg:height="7.545cm">
          <chartooo:coordinate-region svg:x="1.603cm" svg:y="1.054cm" svg:width="11.37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G1:Sheet2_2.G8" chart:class="chart:scatter">
            <chart:domain table:cell-range-address="Sheet2_2.F1:Sheet2_2.F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_2.F1:Sheet2_2.F8</svg:desc>
                </draw:g>
              </table:table-cell>
              <table:table-cell office:value-type="float" office:value="-0.454196739962508">
                <text:p>-0.454196739962508</text:p>
                <draw:g>
                  <svg:desc>Sheet2_2.G1:Sheet2_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27822458883052">
                <text:p>0.227822458883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98629412635044">
                <text:p>0.298629412635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345971845146667">
                <text:p>0.34597184514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378235149541974">
                <text:p>0.378235149541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408129362470496">
                <text:p>0.4081293624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421484551265498">
                <text:p>0.421484551265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8000000000001">
                <text:p>3.58000000000001</text:p>
              </table:table-cell>
              <table:table-cell office:value-type="float" office:value="0.424606784892671">
                <text:p>0.4246067848926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F14:Sheet2.G18" svg:x="0.77cm" svg:y="0.855cm" svg:width="12.3cm" svg:height="7.545cm">
          <chartooo:coordinate-region svg:x="1.868cm" svg:y="1.054cm" svg:width="10.96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14:Sheet2.G18" chart:class="chart:scatter">
            <chart:domain table:cell-range-address="Sheet2.F14:Sheet2.F1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14:Sheet2.F18</svg:desc>
                </draw:g>
              </table:table-cell>
              <table:table-cell office:value-type="float" office:value="0.00953867235108944">
                <text:p>0.00953867235108944</text:p>
                <draw:g>
                  <svg:desc>Sheet2.G14:Sheet2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1384303795878">
                <text:p>0.011384303795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102357455985528">
                <text:p>0.010235745598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146028904997604">
                <text:p>0.0146028904997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0125458870478158">
                <text:p>0.01254588704781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F27:Sheet2.G29" svg:x="0.77cm" svg:y="0.855cm" svg:width="12.3cm" svg:height="7.545cm">
          <chartooo:coordinate-region svg:x="1.682cm" svg:y="1.055cm" svg:width="11.14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27:Sheet2.G29" chart:class="chart:scatter">
            <chart:domain table:cell-range-address="Sheet2.F27:Sheet2.F29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F27:Sheet2.F29</svg:desc>
                </draw:g>
              </table:table-cell>
              <table:table-cell office:value-type="float" office:value="0.200573747650645">
                <text:p>0.200573747650645</text:p>
                <draw:g>
                  <svg:desc>Sheet2.G27:Sheet2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9002057218364">
                <text:p>0.019002057218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63723997455023">
                <text:p>0.2637239974550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_2.F18:Sheet2_2.G23" svg:x="0.77cm" svg:y="0.855cm" svg:width="12.3cm" svg:height="7.545cm">
          <chartooo:coordinate-region svg:x="1.682cm" svg:y="1.054cm" svg:width="11.29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G18:Sheet2_2.G23" chart:class="chart:scatter">
            <chart:domain table:cell-range-address="Sheet2_2.F18:Sheet2_2.F2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_2.F18:Sheet2_2.F23</svg:desc>
                </draw:g>
              </table:table-cell>
              <table:table-cell office:value-type="float" office:value="0.230466760310026">
                <text:p>0.230466760310026</text:p>
                <draw:g>
                  <svg:desc>Sheet2_2.G18:Sheet2_2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6474875889618">
                <text:p>0.16474875889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33057920754457">
                <text:p>0.33305792075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88928068112605">
                <text:p>0.288928068112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384806122746382">
                <text:p>0.384806122746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373698885154847">
                <text:p>0.3736988851548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4.H1:Sheet4.I8 Sheet4.H18:Sheet4.H24" svg:x="0.77cm" svg:y="0.855cm" svg:width="12.327cm" svg:height="7.545cm">
          <chartooo:coordinate-region svg:x="1.682cm" svg:y="1.054cm" svg:width="11.3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1:Sheet4.I8" chart:class="chart:scatter">
            <chart:domain table:cell-range-address="Sheet4.H1:Sheet4.H8"/>
            <chart:data-point chart:repeated="8"/>
          </chart:series>
          <chart:series chart:style-name="ch7" chart:values-cell-range-address="Sheet4.H18:Sheet4.H24" chart:class="chart:scatter">
            <chart:domain table:cell-range-address="Sheet4.G18:Sheet4.G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H1:Sheet4.H8</svg:desc>
                </draw:g>
              </table:table-cell>
              <table:table-cell office:value-type="float" office:value="0.00490163038700511">
                <text:p>0.00490163038700511</text:p>
                <draw:g>
                  <svg:desc>Sheet4.I1:Sheet4.I8</svg:desc>
                </draw:g>
              </table:table-cell>
              <table:table-cell office:value-type="float" office:value="0.5">
                <text:p>0.5</text:p>
                <draw:g>
                  <svg:desc>Sheet4.G18:Sheet4.G24</svg:desc>
                </draw:g>
              </table:table-cell>
              <table:table-cell office:value-type="float" office:value="NaN">
                <text:p>NaN</text:p>
                <draw:g>
                  <svg:desc>Sheet4.H18:Sheet4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0083473426575">
                <text:p>0.20083473426575</text:p>
              </table:table-cell>
              <table:table-cell office:value-type="float" office:value="1">
                <text:p>1</text:p>
              </table:table-cell>
              <table:table-cell office:value-type="float" office:value="0.277861794030805">
                <text:p>0.277861794030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3028774804402">
                <text:p>0.283028774804402</text:p>
              </table:table-cell>
              <table:table-cell office:value-type="float" office:value="1.5">
                <text:p>1.5</text:p>
              </table:table-cell>
              <table:table-cell office:value-type="float" office:value="0.323325301917525">
                <text:p>0.3233253019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332402137690099">
                <text:p>0.332402137690099</text:p>
              </table:table-cell>
              <table:table-cell office:value-type="float" office:value="2">
                <text:p>2</text:p>
              </table:table-cell>
              <table:table-cell office:value-type="float" office:value="0.367025849818366">
                <text:p>0.367025849818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370801998751745">
                <text:p>0.370801998751745</text:p>
              </table:table-cell>
              <table:table-cell office:value-type="float" office:value="2.5">
                <text:p>2.5</text:p>
              </table:table-cell>
              <table:table-cell office:value-type="float" office:value="0.406148240111435">
                <text:p>0.406148240111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411890395458139">
                <text:p>0.411890395458139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413699267358286">
                <text:p>0.413699267358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433119130019501">
                <text:p>0.433119130019501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438634922117362">
                <text:p>0.438634922117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437219501853234">
                <text:p>0.437219501853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